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" table:style-name="ta1">
        <table:shapes>
          <draw:frame draw:z-index="0" draw:style-name="gr1" draw:text-style-name="P1" svg:width="453.51pt" svg:height="255.09pt" svg:x="34.07pt" svg:y="54.06pt">
            <draw:object draw:notify-on-update-of-ranges="source_1.D1:source_1.D1 source_1.D2:source_1.D484 source_1.E1:source_1.E1 source_1.E2:source_1.E48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6.62pt" svg:y="316.8pt">
            <draw:object draw:notify-on-update-of-ranges="source_1.H1:source_1.H1 source_1.H2:source_1.H484 source_1.I1:source_1.I1 source_1.I2:source_1.I48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2560.00019" calcext:value-type="float">
            <text:p>1443142560.00019</text:p>
          </table:table-cell>
          <table:table-cell office:value-type="float" office:value="4480" calcext:value-type="float">
            <text:p>44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2560.19608" calcext:value-type="float">
            <text:p>1443142560.19608</text:p>
          </table:table-cell>
          <table:table-cell table:formula="of:=[.G2]-[.$B$2]" office:value-type="float" office:value="0.195898294448853" calcext:value-type="float">
            <text:p>0.1958982944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5898294448853" calcext:value-type="float">
            <text:p>0.1958982944</text:p>
          </table:table-cell>
          <table:table-cell table:formula="of:=MAX([.J2:.J2001])" office:value-type="float" office:value="4.11556029319763" calcext:value-type="float">
            <text:p>4.1155602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2560.05634" calcext:value-type="float">
            <text:p>1443142560.05634</text:p>
          </table:table-cell>
          <table:table-cell office:value-type="float" office:value="4480" calcext:value-type="float">
            <text:p>4480</text:p>
          </table:table-cell>
          <table:table-cell table:formula="of:=[.B3]-[.$B$2]" office:value-type="float" office:value="0.056157112121582" calcext:value-type="float">
            <text:p>0.0561571121</text:p>
          </table:table-cell>
          <table:table-cell table:formula="of:=[.C3]/([.D3]-[.D2])" office:value-type="float" office:value="79776.182049758" calcext:value-type="float">
            <text:p>79776.182049758</text:p>
          </table:table-cell>
          <table:table-cell/>
          <table:table-cell office:value-type="float" office:value="1443142560.30802" calcext:value-type="float">
            <text:p>1443142560.30802</text:p>
          </table:table-cell>
          <table:table-cell table:formula="of:=[.G3]-[.$B$2]" office:value-type="float" office:value="0.307830095291138" calcext:value-type="float">
            <text:p>0.3078300953</text:p>
          </table:table-cell>
          <table:table-cell table:formula="of:=[.C3]/([.H3]-[.H2])" office:value-type="float" office:value="40024.3716824715" calcext:value-type="float">
            <text:p>40024.3716824715</text:p>
          </table:table-cell>
          <table:table-cell table:formula="of:=[.G3]-[.$B3]" office:value-type="float" office:value="0.251672983169556" calcext:value-type="float">
            <text:p>0.25167298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2560.11249" calcext:value-type="float">
            <text:p>1443142560.11249</text:p>
          </table:table-cell>
          <table:table-cell office:value-type="float" office:value="4480" calcext:value-type="float">
            <text:p>4480</text:p>
          </table:table-cell>
          <table:table-cell table:formula="of:=[.B4]-[.$B$2]" office:value-type="float" office:value="0.112302303314209" calcext:value-type="float">
            <text:p>0.1123023033</text:p>
          </table:table-cell>
          <table:table-cell table:formula="of:=[.C4]/([.D4]-[.D3])" office:value-type="float" office:value="79793.1203872776" calcext:value-type="float">
            <text:p>79793.1203872776</text:p>
          </table:table-cell>
          <table:table-cell/>
          <table:table-cell office:value-type="float" office:value="1443142560.36411" calcext:value-type="float">
            <text:p>1443142560.36411</text:p>
          </table:table-cell>
          <table:table-cell table:formula="of:=[.G4]-[.$B$2]" office:value-type="float" office:value="0.363922834396362" calcext:value-type="float">
            <text:p>0.3639228344</text:p>
          </table:table-cell>
          <table:table-cell table:formula="of:=[.C4]/([.H4]-[.H3])" office:value-type="float" office:value="79867.7346027968" calcext:value-type="float">
            <text:p>79867.7346027968</text:p>
          </table:table-cell>
          <table:table-cell table:formula="of:=[.G4]-[.$B4]" office:value-type="float" office:value="0.251620531082153" calcext:value-type="float">
            <text:p>0.25162053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2560.16863" calcext:value-type="float">
            <text:p>1443142560.16863</text:p>
          </table:table-cell>
          <table:table-cell office:value-type="float" office:value="4480" calcext:value-type="float">
            <text:p>4480</text:p>
          </table:table-cell>
          <table:table-cell table:formula="of:=[.B5]-[.$B$2]" office:value-type="float" office:value="0.168441772460938" calcext:value-type="float">
            <text:p>0.1684417725</text:p>
          </table:table-cell>
          <table:table-cell table:formula="of:=[.C5]/([.D5]-[.D4])" office:value-type="float" office:value="79801.2533444319" calcext:value-type="float">
            <text:p>79801.2533444319</text:p>
          </table:table-cell>
          <table:table-cell/>
          <table:table-cell office:value-type="float" office:value="1443142560.4203" calcext:value-type="float">
            <text:p>1443142560.4203</text:p>
          </table:table-cell>
          <table:table-cell table:formula="of:=[.G5]-[.$B$2]" office:value-type="float" office:value="0.42011833190918" calcext:value-type="float">
            <text:p>0.4201183319</text:p>
          </table:table-cell>
          <table:table-cell table:formula="of:=[.C5]/([.H5]-[.H4])" office:value-type="float" office:value="79721.6894285557" calcext:value-type="float">
            <text:p>79721.6894285557</text:p>
          </table:table-cell>
          <table:table-cell table:formula="of:=[.G5]-[.$B5]" office:value-type="float" office:value="0.251676559448242" calcext:value-type="float">
            <text:p>0.25167655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2560.2248" calcext:value-type="float">
            <text:p>1443142560.2248</text:p>
          </table:table-cell>
          <table:table-cell office:value-type="float" office:value="4480" calcext:value-type="float">
            <text:p>4480</text:p>
          </table:table-cell>
          <table:table-cell table:formula="of:=[.B6]-[.$B$2]" office:value-type="float" office:value="0.224611043930054" calcext:value-type="float">
            <text:p>0.2246110439</text:p>
          </table:table-cell>
          <table:table-cell table:formula="of:=[.C6]/([.D6]-[.D5])" office:value-type="float" office:value="79758.9123523394" calcext:value-type="float">
            <text:p>79758.9123523394</text:p>
          </table:table-cell>
          <table:table-cell/>
          <table:table-cell office:value-type="float" office:value="1443142560.47647" calcext:value-type="float">
            <text:p>1443142560.47647</text:p>
          </table:table-cell>
          <table:table-cell table:formula="of:=[.G6]-[.$B$2]" office:value-type="float" office:value="0.476284980773926" calcext:value-type="float">
            <text:p>0.4762849808</text:p>
          </table:table-cell>
          <table:table-cell table:formula="of:=[.C6]/([.H6]-[.H5])" office:value-type="float" office:value="79762.6365565838" calcext:value-type="float">
            <text:p>79762.6365565838</text:p>
          </table:table-cell>
          <table:table-cell table:formula="of:=[.G6]-[.$B6]" office:value-type="float" office:value="0.251673936843872" calcext:value-type="float">
            <text:p>0.251673936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2560.28095" calcext:value-type="float">
            <text:p>1443142560.28095</text:p>
          </table:table-cell>
          <table:table-cell office:value-type="float" office:value="4480" calcext:value-type="float">
            <text:p>4480</text:p>
          </table:table-cell>
          <table:table-cell table:formula="of:=[.B7]-[.$B$2]" office:value-type="float" office:value="0.28076171875" calcext:value-type="float">
            <text:p>0.2807617188</text:p>
          </table:table-cell>
          <table:table-cell table:formula="of:=[.C7]/([.D7]-[.D6])" office:value-type="float" office:value="79785.3278587594" calcext:value-type="float">
            <text:p>79785.3278587594</text:p>
          </table:table-cell>
          <table:table-cell/>
          <table:table-cell office:value-type="float" office:value="1443142560.53259" calcext:value-type="float">
            <text:p>1443142560.53259</text:p>
          </table:table-cell>
          <table:table-cell table:formula="of:=[.G7]-[.$B$2]" office:value-type="float" office:value="0.532403707504272" calcext:value-type="float">
            <text:p>0.5324037075</text:p>
          </table:table-cell>
          <table:table-cell table:formula="of:=[.C7]/([.H7]-[.H6])" office:value-type="float" office:value="79830.7492172199" calcext:value-type="float">
            <text:p>79830.7492172199</text:p>
          </table:table-cell>
          <table:table-cell table:formula="of:=[.G7]-[.$B7]" office:value-type="float" office:value="0.251641988754272" calcext:value-type="float">
            <text:p>0.251641988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2560.33709" calcext:value-type="float">
            <text:p>1443142560.33709</text:p>
          </table:table-cell>
          <table:table-cell office:value-type="float" office:value="4480" calcext:value-type="float">
            <text:p>4480</text:p>
          </table:table-cell>
          <table:table-cell table:formula="of:=[.B8]-[.$B$2]" office:value-type="float" office:value="0.336904764175415" calcext:value-type="float">
            <text:p>0.3369047642</text:p>
          </table:table-cell>
          <table:table-cell table:formula="of:=[.C8]/([.D8]-[.D7])" office:value-type="float" office:value="79796.1700519363" calcext:value-type="float">
            <text:p>79796.1700519363</text:p>
          </table:table-cell>
          <table:table-cell/>
          <table:table-cell office:value-type="float" office:value="1443142560.58868" calcext:value-type="float">
            <text:p>1443142560.58868</text:p>
          </table:table-cell>
          <table:table-cell table:formula="of:=[.G8]-[.$B$2]" office:value-type="float" office:value="0.588496685028076" calcext:value-type="float">
            <text:p>0.588496685</text:p>
          </table:table-cell>
          <table:table-cell table:formula="of:=[.C8]/([.H8]-[.H7])" office:value-type="float" office:value="79867.3951315717" calcext:value-type="float">
            <text:p>79867.3951315717</text:p>
          </table:table-cell>
          <table:table-cell table:formula="of:=[.G8]-[.$B8]" office:value-type="float" office:value="0.251591920852661" calcext:value-type="float">
            <text:p>0.25159192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2560.39323" calcext:value-type="float">
            <text:p>1443142560.39323</text:p>
          </table:table-cell>
          <table:table-cell office:value-type="float" office:value="4480" calcext:value-type="float">
            <text:p>4480</text:p>
          </table:table-cell>
          <table:table-cell table:formula="of:=[.B9]-[.$B$2]" office:value-type="float" office:value="0.393041372299194" calcext:value-type="float">
            <text:p>0.3930413723</text:p>
          </table:table-cell>
          <table:table-cell table:formula="of:=[.C9]/([.D9]-[.D8])" office:value-type="float" office:value="79805.3204447578" calcext:value-type="float">
            <text:p>79805.3204447578</text:p>
          </table:table-cell>
          <table:table-cell/>
          <table:table-cell office:value-type="float" office:value="1443142560.6448" calcext:value-type="float">
            <text:p>1443142560.6448</text:p>
          </table:table-cell>
          <table:table-cell table:formula="of:=[.G9]-[.$B$2]" office:value-type="float" office:value="0.644615173339844" calcext:value-type="float">
            <text:p>0.6446151733</text:p>
          </table:table-cell>
          <table:table-cell table:formula="of:=[.C9]/([.H9]-[.H8])" office:value-type="float" office:value="79831.0883769936" calcext:value-type="float">
            <text:p>79831.0883769936</text:p>
          </table:table-cell>
          <table:table-cell table:formula="of:=[.G9]-[.$B9]" office:value-type="float" office:value="0.251573801040649" calcext:value-type="float">
            <text:p>0.2515738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2560.44937" calcext:value-type="float">
            <text:p>1443142560.44937</text:p>
          </table:table-cell>
          <table:table-cell office:value-type="float" office:value="4480" calcext:value-type="float">
            <text:p>4480</text:p>
          </table:table-cell>
          <table:table-cell table:formula="of:=[.B10]-[.$B$2]" office:value-type="float" office:value="0.449181795120239" calcext:value-type="float">
            <text:p>0.4491817951</text:p>
          </table:table-cell>
          <table:table-cell table:formula="of:=[.C10]/([.D10]-[.D9])" office:value-type="float" office:value="79799.897736442" calcext:value-type="float">
            <text:p>79799.897736442</text:p>
          </table:table-cell>
          <table:table-cell/>
          <table:table-cell office:value-type="float" office:value="1443142560.70091" calcext:value-type="float">
            <text:p>1443142560.70091</text:p>
          </table:table-cell>
          <table:table-cell table:formula="of:=[.G10]-[.$B$2]" office:value-type="float" office:value="0.700720310211182" calcext:value-type="float">
            <text:p>0.7007203102</text:p>
          </table:table-cell>
          <table:table-cell table:formula="of:=[.C10]/([.H10]-[.H9])" office:value-type="float" office:value="79850.0859248179" calcext:value-type="float">
            <text:p>79850.0859248179</text:p>
          </table:table-cell>
          <table:table-cell table:formula="of:=[.G10]-[.$B10]" office:value-type="float" office:value="0.251538515090942" calcext:value-type="float">
            <text:p>0.251538515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2560.50551" calcext:value-type="float">
            <text:p>1443142560.50551</text:p>
          </table:table-cell>
          <table:table-cell office:value-type="float" office:value="4480" calcext:value-type="float">
            <text:p>4480</text:p>
          </table:table-cell>
          <table:table-cell table:formula="of:=[.B11]-[.$B$2]" office:value-type="float" office:value="0.50532603263855" calcext:value-type="float">
            <text:p>0.5053260326</text:p>
          </table:table-cell>
          <table:table-cell table:formula="of:=[.C11]/([.D11]-[.D10])" office:value-type="float" office:value="79794.4757650136" calcext:value-type="float">
            <text:p>79794.4757650136</text:p>
          </table:table-cell>
          <table:table-cell/>
          <table:table-cell office:value-type="float" office:value="1443142560.75715" calcext:value-type="float">
            <text:p>1443142560.75715</text:p>
          </table:table-cell>
          <table:table-cell table:formula="of:=[.G11]-[.$B$2]" office:value-type="float" office:value="0.756964683532715" calcext:value-type="float">
            <text:p>0.7569646835</text:p>
          </table:table-cell>
          <table:table-cell table:formula="of:=[.C11]/([.H11]-[.H10])" office:value-type="float" office:value="79652.4120624316" calcext:value-type="float">
            <text:p>79652.4120624316</text:p>
          </table:table-cell>
          <table:table-cell table:formula="of:=[.G11]-[.$B11]" office:value-type="float" office:value="0.251638650894165" calcext:value-type="float">
            <text:p>0.251638650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2560.56166" calcext:value-type="float">
            <text:p>1443142560.56166</text:p>
          </table:table-cell>
          <table:table-cell office:value-type="float" office:value="4480" calcext:value-type="float">
            <text:p>4480</text:p>
          </table:table-cell>
          <table:table-cell table:formula="of:=[.B12]-[.$B$2]" office:value-type="float" office:value="0.561477899551392" calcext:value-type="float">
            <text:p>0.5614778996</text:p>
          </table:table-cell>
          <table:table-cell table:formula="of:=[.C12]/([.D12]-[.D11])" office:value-type="float" office:value="79783.6340322183" calcext:value-type="float">
            <text:p>79783.6340322183</text:p>
          </table:table-cell>
          <table:table-cell/>
          <table:table-cell office:value-type="float" office:value="1443142560.81325" calcext:value-type="float">
            <text:p>1443142560.81325</text:p>
          </table:table-cell>
          <table:table-cell table:formula="of:=[.G12]-[.$B$2]" office:value-type="float" office:value="0.813065052032471" calcext:value-type="float">
            <text:p>0.813065052</text:p>
          </table:table-cell>
          <table:table-cell table:formula="of:=[.C12]/([.H12]-[.H11])" office:value-type="float" office:value="79856.872954756" calcext:value-type="float">
            <text:p>79856.872954756</text:p>
          </table:table-cell>
          <table:table-cell table:formula="of:=[.G12]-[.$B12]" office:value-type="float" office:value="0.251587152481079" calcext:value-type="float">
            <text:p>0.25158715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2560.6178" calcext:value-type="float">
            <text:p>1443142560.6178</text:p>
          </table:table-cell>
          <table:table-cell office:value-type="float" office:value="4480" calcext:value-type="float">
            <text:p>4480</text:p>
          </table:table-cell>
          <table:table-cell table:formula="of:=[.B13]-[.$B$2]" office:value-type="float" office:value="0.617612838745117" calcext:value-type="float">
            <text:p>0.6176128387</text:p>
          </table:table-cell>
          <table:table-cell table:formula="of:=[.C13]/([.D13]-[.D12])" office:value-type="float" office:value="79807.6931114009" calcext:value-type="float">
            <text:p>79807.6931114009</text:p>
          </table:table-cell>
          <table:table-cell/>
          <table:table-cell office:value-type="float" office:value="1443142560.86946" calcext:value-type="float">
            <text:p>1443142560.86946</text:p>
          </table:table-cell>
          <table:table-cell table:formula="of:=[.G13]-[.$B$2]" office:value-type="float" office:value="0.869272947311401" calcext:value-type="float">
            <text:p>0.8692729473</text:p>
          </table:table-cell>
          <table:table-cell table:formula="of:=[.C13]/([.H13]-[.H12])" office:value-type="float" office:value="79704.1052287776" calcext:value-type="float">
            <text:p>79704.1052287776</text:p>
          </table:table-cell>
          <table:table-cell table:formula="of:=[.G13]-[.$B13]" office:value-type="float" office:value="0.251660108566284" calcext:value-type="float">
            <text:p>0.251660108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2560.67394" calcext:value-type="float">
            <text:p>1443142560.67394</text:p>
          </table:table-cell>
          <table:table-cell office:value-type="float" office:value="4480" calcext:value-type="float">
            <text:p>4480</text:p>
          </table:table-cell>
          <table:table-cell table:formula="of:=[.B14]-[.$B$2]" office:value-type="float" office:value="0.673755407333374" calcext:value-type="float">
            <text:p>0.6737554073</text:p>
          </table:table-cell>
          <table:table-cell table:formula="of:=[.C14]/([.D14]-[.D13])" office:value-type="float" office:value="79796.8477868515" calcext:value-type="float">
            <text:p>79796.8477868515</text:p>
          </table:table-cell>
          <table:table-cell/>
          <table:table-cell office:value-type="float" office:value="1443142560.92556" calcext:value-type="float">
            <text:p>1443142560.92556</text:p>
          </table:table-cell>
          <table:table-cell table:formula="of:=[.G14]-[.$B$2]" office:value-type="float" office:value="0.925377607345581" calcext:value-type="float">
            <text:p>0.9253776073</text:p>
          </table:table-cell>
          <table:table-cell table:formula="of:=[.C14]/([.H14]-[.H13])" office:value-type="float" office:value="79850.7645758967" calcext:value-type="float">
            <text:p>79850.7645758967</text:p>
          </table:table-cell>
          <table:table-cell table:formula="of:=[.G14]-[.$B14]" office:value-type="float" office:value="0.251622200012207" calcext:value-type="float">
            <text:p>0.25162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2560.73008" calcext:value-type="float">
            <text:p>1443142560.73008</text:p>
          </table:table-cell>
          <table:table-cell office:value-type="float" office:value="4480" calcext:value-type="float">
            <text:p>4480</text:p>
          </table:table-cell>
          <table:table-cell table:formula="of:=[.B15]-[.$B$2]" office:value-type="float" office:value="0.729896783828735" calcext:value-type="float">
            <text:p>0.7298967838</text:p>
          </table:table-cell>
          <table:table-cell table:formula="of:=[.C15]/([.D15]-[.D14])" office:value-type="float" office:value="79798.5421745076" calcext:value-type="float">
            <text:p>79798.5421745076</text:p>
          </table:table-cell>
          <table:table-cell/>
          <table:table-cell office:value-type="float" office:value="1443142560.98173" calcext:value-type="float">
            <text:p>1443142560.98173</text:p>
          </table:table-cell>
          <table:table-cell table:formula="of:=[.G15]-[.$B$2]" office:value-type="float" office:value="0.981540679931641" calcext:value-type="float">
            <text:p>0.9815406799</text:p>
          </table:table-cell>
          <table:table-cell table:formula="of:=[.C15]/([.H15]-[.H14])" office:value-type="float" office:value="79767.7155774415" calcext:value-type="float">
            <text:p>79767.7155774415</text:p>
          </table:table-cell>
          <table:table-cell table:formula="of:=[.G15]-[.$B15]" office:value-type="float" office:value="0.251643896102905" calcext:value-type="float">
            <text:p>0.251643896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2560.78622" calcext:value-type="float">
            <text:p>1443142560.78622</text:p>
          </table:table-cell>
          <table:table-cell office:value-type="float" office:value="4480" calcext:value-type="float">
            <text:p>4480</text:p>
          </table:table-cell>
          <table:table-cell table:formula="of:=[.B16]-[.$B$2]" office:value-type="float" office:value="0.786034345626831" calcext:value-type="float">
            <text:p>0.7860343456</text:p>
          </table:table-cell>
          <table:table-cell table:formula="of:=[.C16]/([.D16]-[.D15])" office:value-type="float" office:value="79803.9646985874" calcext:value-type="float">
            <text:p>79803.9646985874</text:p>
          </table:table-cell>
          <table:table-cell/>
          <table:table-cell office:value-type="float" office:value="1443142561.03792" calcext:value-type="float">
            <text:p>1443142561.03792</text:p>
          </table:table-cell>
          <table:table-cell table:formula="of:=[.G16]-[.$B$2]" office:value-type="float" office:value="1.03773522377014" calcext:value-type="float">
            <text:p>1.0377352238</text:p>
          </table:table-cell>
          <table:table-cell table:formula="of:=[.C16]/([.H16]-[.H15])" office:value-type="float" office:value="79723.0423806837" calcext:value-type="float">
            <text:p>79723.0423806837</text:p>
          </table:table-cell>
          <table:table-cell table:formula="of:=[.G16]-[.$B16]" office:value-type="float" office:value="0.251700878143311" calcext:value-type="float">
            <text:p>0.251700878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2560.84236" calcext:value-type="float">
            <text:p>1443142560.84236</text:p>
          </table:table-cell>
          <table:table-cell office:value-type="float" office:value="4480" calcext:value-type="float">
            <text:p>4480</text:p>
          </table:table-cell>
          <table:table-cell table:formula="of:=[.B17]-[.$B$2]" office:value-type="float" office:value="0.842172145843506" calcext:value-type="float">
            <text:p>0.8421721458</text:p>
          </table:table-cell>
          <table:table-cell table:formula="of:=[.C17]/([.D17]-[.D16])" office:value-type="float" office:value="79803.6257692422" calcext:value-type="float">
            <text:p>79803.6257692422</text:p>
          </table:table-cell>
          <table:table-cell/>
          <table:table-cell office:value-type="float" office:value="1443142561.09396" calcext:value-type="float">
            <text:p>1443142561.09396</text:p>
          </table:table-cell>
          <table:table-cell table:formula="of:=[.G17]-[.$B$2]" office:value-type="float" office:value="1.0937716960907" calcext:value-type="float">
            <text:p>1.0937716961</text:p>
          </table:table-cell>
          <table:table-cell table:formula="of:=[.C17]/([.H17]-[.H16])" office:value-type="float" office:value="79947.9305972753" calcext:value-type="float">
            <text:p>79947.9305972753</text:p>
          </table:table-cell>
          <table:table-cell table:formula="of:=[.G17]-[.$B17]" office:value-type="float" office:value="0.251599550247192" calcext:value-type="float">
            <text:p>0.251599550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2560.89851" calcext:value-type="float">
            <text:p>1443142560.89851</text:p>
          </table:table-cell>
          <table:table-cell office:value-type="float" office:value="4480" calcext:value-type="float">
            <text:p>4480</text:p>
          </table:table-cell>
          <table:table-cell table:formula="of:=[.B18]-[.$B$2]" office:value-type="float" office:value="0.898326396942139" calcext:value-type="float">
            <text:p>0.8983263969</text:p>
          </table:table-cell>
          <table:table-cell table:formula="of:=[.C18]/([.D18]-[.D17])" office:value-type="float" office:value="79780.2465948847" calcext:value-type="float">
            <text:p>79780.2465948847</text:p>
          </table:table-cell>
          <table:table-cell/>
          <table:table-cell office:value-type="float" office:value="1443142561.15016" calcext:value-type="float">
            <text:p>1443142561.15016</text:p>
          </table:table-cell>
          <table:table-cell table:formula="of:=[.G18]-[.$B$2]" office:value-type="float" office:value="1.14997458457947" calcext:value-type="float">
            <text:p>1.1499745846</text:p>
          </table:table-cell>
          <table:table-cell table:formula="of:=[.C18]/([.H18]-[.H17])" office:value-type="float" office:value="79711.2056063666" calcext:value-type="float">
            <text:p>79711.2056063666</text:p>
          </table:table-cell>
          <table:table-cell table:formula="of:=[.G18]-[.$B18]" office:value-type="float" office:value="0.251648187637329" calcext:value-type="float">
            <text:p>0.251648187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2560.95466" calcext:value-type="float">
            <text:p>1443142560.95466</text:p>
          </table:table-cell>
          <table:table-cell office:value-type="float" office:value="4480" calcext:value-type="float">
            <text:p>4480</text:p>
          </table:table-cell>
          <table:table-cell table:formula="of:=[.B19]-[.$B$2]" office:value-type="float" office:value="0.954475164413452" calcext:value-type="float">
            <text:p>0.9544751644</text:p>
          </table:table-cell>
          <table:table-cell table:formula="of:=[.C19]/([.D19]-[.D18])" office:value-type="float" office:value="79788.0381308253" calcext:value-type="float">
            <text:p>79788.0381308253</text:p>
          </table:table-cell>
          <table:table-cell/>
          <table:table-cell office:value-type="float" office:value="1443142561.20568" calcext:value-type="float">
            <text:p>1443142561.20568</text:p>
          </table:table-cell>
          <table:table-cell table:formula="of:=[.G19]-[.$B$2]" office:value-type="float" office:value="1.20549130439758" calcext:value-type="float">
            <text:p>1.2054913044</text:p>
          </table:table-cell>
          <table:table-cell table:formula="of:=[.C19]/([.H19]-[.H18])" office:value-type="float" office:value="80696.4102828382" calcext:value-type="float">
            <text:p>80696.4102828382</text:p>
          </table:table-cell>
          <table:table-cell table:formula="of:=[.G19]-[.$B19]" office:value-type="float" office:value="0.251016139984131" calcext:value-type="float">
            <text:p>0.2510161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2561.01017" calcext:value-type="float">
            <text:p>1443142561.01017</text:p>
          </table:table-cell>
          <table:table-cell office:value-type="float" office:value="4480" calcext:value-type="float">
            <text:p>4480</text:p>
          </table:table-cell>
          <table:table-cell table:formula="of:=[.B20]-[.$B$2]" office:value-type="float" office:value="1.00998377799988" calcext:value-type="float">
            <text:p>1.009983778</text:p>
          </table:table-cell>
          <table:table-cell table:formula="of:=[.C20]/([.D20]-[.D19])" office:value-type="float" office:value="80708.194828623" calcext:value-type="float">
            <text:p>80708.194828623</text:p>
          </table:table-cell>
          <table:table-cell/>
          <table:table-cell office:value-type="float" office:value="1443142561.25859" calcext:value-type="float">
            <text:p>1443142561.25859</text:p>
          </table:table-cell>
          <table:table-cell table:formula="of:=[.G20]-[.$B$2]" office:value-type="float" office:value="1.2584056854248" calcext:value-type="float">
            <text:p>1.2584056854</text:p>
          </table:table-cell>
          <table:table-cell table:formula="of:=[.C20]/([.H20]-[.H19])" office:value-type="float" office:value="84665.0742771663" calcext:value-type="float">
            <text:p>84665.0742771663</text:p>
          </table:table-cell>
          <table:table-cell table:formula="of:=[.G20]-[.$B20]" office:value-type="float" office:value="0.248421907424927" calcext:value-type="float">
            <text:p>0.248421907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2561.06301" calcext:value-type="float">
            <text:p>1443142561.06301</text:p>
          </table:table-cell>
          <table:table-cell office:value-type="float" office:value="4480" calcext:value-type="float">
            <text:p>4480</text:p>
          </table:table-cell>
          <table:table-cell table:formula="of:=[.B21]-[.$B$2]" office:value-type="float" office:value="1.062824010849" calcext:value-type="float">
            <text:p>1.0628240108</text:p>
          </table:table-cell>
          <table:table-cell table:formula="of:=[.C21]/([.D21]-[.D20])" office:value-type="float" office:value="84783.880737091" calcext:value-type="float">
            <text:p>84783.880737091</text:p>
          </table:table-cell>
          <table:table-cell/>
          <table:table-cell office:value-type="float" office:value="1443142561.3115" calcext:value-type="float">
            <text:p>1443142561.3115</text:p>
          </table:table-cell>
          <table:table-cell table:formula="of:=[.G21]-[.$B$2]" office:value-type="float" office:value="1.31131887435913" calcext:value-type="float">
            <text:p>1.3113188744</text:p>
          </table:table-cell>
          <table:table-cell table:formula="of:=[.C21]/([.H21]-[.H20])" office:value-type="float" office:value="84666.9817152847" calcext:value-type="float">
            <text:p>84666.9817152847</text:p>
          </table:table-cell>
          <table:table-cell table:formula="of:=[.G21]-[.$B21]" office:value-type="float" office:value="0.248494863510132" calcext:value-type="float">
            <text:p>0.24849486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2561.11584" calcext:value-type="float">
            <text:p>1443142561.11584</text:p>
          </table:table-cell>
          <table:table-cell office:value-type="float" office:value="4480" calcext:value-type="float">
            <text:p>4480</text:p>
          </table:table-cell>
          <table:table-cell table:formula="of:=[.B22]-[.$B$2]" office:value-type="float" office:value="1.11565780639648" calcext:value-type="float">
            <text:p>1.1156578064</text:p>
          </table:table-cell>
          <table:table-cell table:formula="of:=[.C22]/([.D22]-[.D21])" office:value-type="float" office:value="84794.2108564492" calcext:value-type="float">
            <text:p>84794.2108564492</text:p>
          </table:table-cell>
          <table:table-cell/>
          <table:table-cell office:value-type="float" office:value="1443142561.36431" calcext:value-type="float">
            <text:p>1443142561.36431</text:p>
          </table:table-cell>
          <table:table-cell table:formula="of:=[.G22]-[.$B$2]" office:value-type="float" office:value="1.36412858963013" calcext:value-type="float">
            <text:p>1.3641285896</text:p>
          </table:table-cell>
          <table:table-cell table:formula="of:=[.C22]/([.H22]-[.H21])" office:value-type="float" office:value="84832.8754853273" calcext:value-type="float">
            <text:p>84832.8754853273</text:p>
          </table:table-cell>
          <table:table-cell table:formula="of:=[.G22]-[.$B22]" office:value-type="float" office:value="0.248470783233643" calcext:value-type="float">
            <text:p>0.24847078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2561.16869" calcext:value-type="float">
            <text:p>1443142561.16869</text:p>
          </table:table-cell>
          <table:table-cell office:value-type="float" office:value="4480" calcext:value-type="float">
            <text:p>4480</text:p>
          </table:table-cell>
          <table:table-cell table:formula="of:=[.B23]-[.$B$2]" office:value-type="float" office:value="1.16850757598877" calcext:value-type="float">
            <text:p>1.168507576</text:p>
          </table:table-cell>
          <table:table-cell table:formula="of:=[.C23]/([.D23]-[.D22])" office:value-type="float" office:value="84768.5814822166" calcext:value-type="float">
            <text:p>84768.5814822166</text:p>
          </table:table-cell>
          <table:table-cell/>
          <table:table-cell office:value-type="float" office:value="1443142561.41708" calcext:value-type="float">
            <text:p>1443142561.41708</text:p>
          </table:table-cell>
          <table:table-cell table:formula="of:=[.G23]-[.$B$2]" office:value-type="float" office:value="1.41689705848694" calcext:value-type="float">
            <text:p>1.4168970585</text:p>
          </table:table-cell>
          <table:table-cell table:formula="of:=[.C23]/([.H23]-[.H22])" office:value-type="float" office:value="84899.1850067999" calcext:value-type="float">
            <text:p>84899.1850067999</text:p>
          </table:table-cell>
          <table:table-cell table:formula="of:=[.G23]-[.$B23]" office:value-type="float" office:value="0.248389482498169" calcext:value-type="float">
            <text:p>0.24838948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2561.22154" calcext:value-type="float">
            <text:p>1443142561.22154</text:p>
          </table:table-cell>
          <table:table-cell office:value-type="float" office:value="4480" calcext:value-type="float">
            <text:p>4480</text:p>
          </table:table-cell>
          <table:table-cell table:formula="of:=[.B24]-[.$B$2]" office:value-type="float" office:value="1.22135734558105" calcext:value-type="float">
            <text:p>1.2213573456</text:p>
          </table:table-cell>
          <table:table-cell table:formula="of:=[.C24]/([.D24]-[.D23])" office:value-type="float" office:value="84768.5814822166" calcext:value-type="float">
            <text:p>84768.5814822166</text:p>
          </table:table-cell>
          <table:table-cell/>
          <table:table-cell office:value-type="float" office:value="1443142561.46994" calcext:value-type="float">
            <text:p>1443142561.46994</text:p>
          </table:table-cell>
          <table:table-cell table:formula="of:=[.G24]-[.$B$2]" office:value-type="float" office:value="1.46975517272949" calcext:value-type="float">
            <text:p>1.4697551727</text:p>
          </table:table-cell>
          <table:table-cell table:formula="of:=[.C24]/([.H24]-[.H23])" office:value-type="float" office:value="84755.199162844" calcext:value-type="float">
            <text:p>84755.199162844</text:p>
          </table:table-cell>
          <table:table-cell table:formula="of:=[.G24]-[.$B24]" office:value-type="float" office:value="0.248397827148437" calcext:value-type="float">
            <text:p>0.248397827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2561.27438" calcext:value-type="float">
            <text:p>1443142561.27438</text:p>
          </table:table-cell>
          <table:table-cell office:value-type="float" office:value="4480" calcext:value-type="float">
            <text:p>4480</text:p>
          </table:table-cell>
          <table:table-cell table:formula="of:=[.B25]-[.$B$2]" office:value-type="float" office:value="1.27419209480286" calcext:value-type="float">
            <text:p>1.2741920948</text:p>
          </table:table-cell>
          <table:table-cell table:formula="of:=[.C25]/([.D25]-[.D24])" office:value-type="float" office:value="84792.6803095598" calcext:value-type="float">
            <text:p>84792.6803095598</text:p>
          </table:table-cell>
          <table:table-cell/>
          <table:table-cell office:value-type="float" office:value="1443142561.52278" calcext:value-type="float">
            <text:p>1443142561.52278</text:p>
          </table:table-cell>
          <table:table-cell table:formula="of:=[.G25]-[.$B$2]" office:value-type="float" office:value="1.5225989818573" calcext:value-type="float">
            <text:p>1.5225989819</text:p>
          </table:table-cell>
          <table:table-cell table:formula="of:=[.C25]/([.H25]-[.H24])" office:value-type="float" office:value="84778.1428693891" calcext:value-type="float">
            <text:p>84778.1428693891</text:p>
          </table:table-cell>
          <table:table-cell table:formula="of:=[.G25]-[.$B25]" office:value-type="float" office:value="0.248406887054443" calcext:value-type="float">
            <text:p>0.248406887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2561.32723" calcext:value-type="float">
            <text:p>1443142561.32723</text:p>
          </table:table-cell>
          <table:table-cell office:value-type="float" office:value="4480" calcext:value-type="float">
            <text:p>4480</text:p>
          </table:table-cell>
          <table:table-cell table:formula="of:=[.B26]-[.$B$2]" office:value-type="float" office:value="1.32704067230225" calcext:value-type="float">
            <text:p>1.3270406723</text:p>
          </table:table-cell>
          <table:table-cell table:formula="of:=[.C26]/([.D26]-[.D25])" office:value-type="float" office:value="84770.493587112" calcext:value-type="float">
            <text:p>84770.493587112</text:p>
          </table:table-cell>
          <table:table-cell/>
          <table:table-cell office:value-type="float" office:value="1443142561.57563" calcext:value-type="float">
            <text:p>1443142561.57563</text:p>
          </table:table-cell>
          <table:table-cell table:formula="of:=[.G26]-[.$B$2]" office:value-type="float" office:value="1.57544636726379" calcext:value-type="float">
            <text:p>1.5754463673</text:p>
          </table:table-cell>
          <table:table-cell table:formula="of:=[.C26]/([.H26]-[.H25])" office:value-type="float" office:value="84772.405778271" calcext:value-type="float">
            <text:p>84772.405778271</text:p>
          </table:table-cell>
          <table:table-cell table:formula="of:=[.G26]-[.$B26]" office:value-type="float" office:value="0.248405694961548" calcext:value-type="float">
            <text:p>0.24840569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2561.38007" calcext:value-type="float">
            <text:p>1443142561.38007</text:p>
          </table:table-cell>
          <table:table-cell office:value-type="float" office:value="4480" calcext:value-type="float">
            <text:p>4480</text:p>
          </table:table-cell>
          <table:table-cell table:formula="of:=[.B27]-[.$B$2]" office:value-type="float" office:value="1.37988233566284" calcext:value-type="float">
            <text:p>1.3798823357</text:p>
          </table:table-cell>
          <table:table-cell table:formula="of:=[.C27]/([.D27]-[.D26])" office:value-type="float" office:value="84781.5854968101" calcext:value-type="float">
            <text:p>84781.5854968101</text:p>
          </table:table-cell>
          <table:table-cell/>
          <table:table-cell office:value-type="float" office:value="1443142561.62847" calcext:value-type="float">
            <text:p>1443142561.62847</text:p>
          </table:table-cell>
          <table:table-cell table:formula="of:=[.G27]-[.$B$2]" office:value-type="float" office:value="1.62828302383423" calcext:value-type="float">
            <text:p>1.6282830238</text:p>
          </table:table-cell>
          <table:table-cell table:formula="of:=[.C27]/([.H27]-[.H26])" office:value-type="float" office:value="84789.6193815345" calcext:value-type="float">
            <text:p>84789.6193815345</text:p>
          </table:table-cell>
          <table:table-cell table:formula="of:=[.G27]-[.$B27]" office:value-type="float" office:value="0.248400688171387" calcext:value-type="float">
            <text:p>0.248400688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2561.43291" calcext:value-type="float">
            <text:p>1443142561.43291</text:p>
          </table:table-cell>
          <table:table-cell office:value-type="float" office:value="4480" calcext:value-type="float">
            <text:p>4480</text:p>
          </table:table-cell>
          <table:table-cell table:formula="of:=[.B28]-[.$B$2]" office:value-type="float" office:value="1.43272948265076" calcext:value-type="float">
            <text:p>1.4327294827</text:p>
          </table:table-cell>
          <table:table-cell table:formula="of:=[.C28]/([.D28]-[.D27])" office:value-type="float" office:value="84772.788226855" calcext:value-type="float">
            <text:p>84772.788226855</text:p>
          </table:table-cell>
          <table:table-cell/>
          <table:table-cell office:value-type="float" office:value="1443142561.68136" calcext:value-type="float">
            <text:p>1443142561.68136</text:p>
          </table:table-cell>
          <table:table-cell table:formula="of:=[.G28]-[.$B$2]" office:value-type="float" office:value="1.68117904663086" calcext:value-type="float">
            <text:p>1.6811790466</text:p>
          </table:table-cell>
          <table:table-cell table:formula="of:=[.C28]/([.H28]-[.H27])" office:value-type="float" office:value="84694.4583569967" calcext:value-type="float">
            <text:p>84694.4583569967</text:p>
          </table:table-cell>
          <table:table-cell table:formula="of:=[.G28]-[.$B28]" office:value-type="float" office:value="0.248449563980103" calcext:value-type="float">
            <text:p>0.24844956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2561.48576" calcext:value-type="float">
            <text:p>1443142561.48576</text:p>
          </table:table-cell>
          <table:table-cell office:value-type="float" office:value="4480" calcext:value-type="float">
            <text:p>4480</text:p>
          </table:table-cell>
          <table:table-cell table:formula="of:=[.B29]-[.$B$2]" office:value-type="float" office:value="1.48557496070862" calcext:value-type="float">
            <text:p>1.4855749607</text:p>
          </table:table-cell>
          <table:table-cell table:formula="of:=[.C29]/([.D29]-[.D28])" office:value-type="float" office:value="84775.4654635687" calcext:value-type="float">
            <text:p>84775.4654635687</text:p>
          </table:table-cell>
          <table:table-cell/>
          <table:table-cell office:value-type="float" office:value="1443142561.73405" calcext:value-type="float">
            <text:p>1443142561.73405</text:p>
          </table:table-cell>
          <table:table-cell table:formula="of:=[.G29]-[.$B$2]" office:value-type="float" office:value="1.73386120796204" calcext:value-type="float">
            <text:p>1.733861208</text:p>
          </table:table-cell>
          <table:table-cell table:formula="of:=[.C29]/([.H29]-[.H28])" office:value-type="float" office:value="85038.272667617" calcext:value-type="float">
            <text:p>85038.272667617</text:p>
          </table:table-cell>
          <table:table-cell table:formula="of:=[.G29]-[.$B29]" office:value-type="float" office:value="0.248286247253418" calcext:value-type="float">
            <text:p>0.248286247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2561.53861" calcext:value-type="float">
            <text:p>1443142561.53861</text:p>
          </table:table-cell>
          <table:table-cell office:value-type="float" office:value="4480" calcext:value-type="float">
            <text:p>4480</text:p>
          </table:table-cell>
          <table:table-cell table:formula="of:=[.B30]-[.$B$2]" office:value-type="float" office:value="1.5384202003479" calcext:value-type="float">
            <text:p>1.5384202003</text:p>
          </table:table-cell>
          <table:table-cell table:formula="of:=[.C30]/([.D30]-[.D29])" office:value-type="float" office:value="84775.8479397606" calcext:value-type="float">
            <text:p>84775.8479397606</text:p>
          </table:table-cell>
          <table:table-cell/>
          <table:table-cell office:value-type="float" office:value="1443142561.78694" calcext:value-type="float">
            <text:p>1443142561.78694</text:p>
          </table:table-cell>
          <table:table-cell table:formula="of:=[.G30]-[.$B$2]" office:value-type="float" office:value="1.78675055503845" calcext:value-type="float">
            <text:p>1.786750555</text:p>
          </table:table-cell>
          <table:table-cell table:formula="of:=[.C30]/([.H30]-[.H29])" office:value-type="float" office:value="84705.1485344898" calcext:value-type="float">
            <text:p>84705.1485344898</text:p>
          </table:table-cell>
          <table:table-cell table:formula="of:=[.G30]-[.$B30]" office:value-type="float" office:value="0.248330354690552" calcext:value-type="float">
            <text:p>0.248330354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2561.59145" calcext:value-type="float">
            <text:p>1443142561.59145</text:p>
          </table:table-cell>
          <table:table-cell office:value-type="float" office:value="4480" calcext:value-type="float">
            <text:p>4480</text:p>
          </table:table-cell>
          <table:table-cell table:formula="of:=[.B31]-[.$B$2]" office:value-type="float" office:value="1.59126496315002" calcext:value-type="float">
            <text:p>1.5912649632</text:p>
          </table:table-cell>
          <table:table-cell table:formula="of:=[.C31]/([.D31]-[.D30])" office:value-type="float" office:value="84776.6129024981" calcext:value-type="float">
            <text:p>84776.6129024981</text:p>
          </table:table-cell>
          <table:table-cell/>
          <table:table-cell office:value-type="float" office:value="1443142561.83976" calcext:value-type="float">
            <text:p>1443142561.83976</text:p>
          </table:table-cell>
          <table:table-cell table:formula="of:=[.G31]-[.$B$2]" office:value-type="float" office:value="1.83957314491272" calcext:value-type="float">
            <text:p>1.8395731449</text:p>
          </table:table-cell>
          <table:table-cell table:formula="of:=[.C31]/([.H31]-[.H30])" office:value-type="float" office:value="84812.1989221589" calcext:value-type="float">
            <text:p>84812.1989221589</text:p>
          </table:table-cell>
          <table:table-cell table:formula="of:=[.G31]-[.$B31]" office:value-type="float" office:value="0.248308181762695" calcext:value-type="float">
            <text:p>0.24830818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2561.64428" calcext:value-type="float">
            <text:p>1443142561.64428</text:p>
          </table:table-cell>
          <table:table-cell office:value-type="float" office:value="4480" calcext:value-type="float">
            <text:p>4480</text:p>
          </table:table-cell>
          <table:table-cell table:formula="of:=[.B32]-[.$B$2]" office:value-type="float" office:value="1.64409470558167" calcext:value-type="float">
            <text:p>1.6440947056</text:p>
          </table:table-cell>
          <table:table-cell table:formula="of:=[.C32]/([.D32]-[.D31])" office:value-type="float" office:value="84800.7162972056" calcext:value-type="float">
            <text:p>84800.7162972056</text:p>
          </table:table-cell>
          <table:table-cell/>
          <table:table-cell office:value-type="float" office:value="1443142561.89265" calcext:value-type="float">
            <text:p>1443142561.89265</text:p>
          </table:table-cell>
          <table:table-cell table:formula="of:=[.G32]-[.$B$2]" office:value-type="float" office:value="1.89246296882629" calcext:value-type="float">
            <text:p>1.8924629688</text:p>
          </table:table-cell>
          <table:table-cell table:formula="of:=[.C32]/([.H32]-[.H31])" office:value-type="float" office:value="84704.3848608882" calcext:value-type="float">
            <text:p>84704.3848608882</text:p>
          </table:table-cell>
          <table:table-cell table:formula="of:=[.G32]-[.$B32]" office:value-type="float" office:value="0.248368263244629" calcext:value-type="float">
            <text:p>0.248368263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2561.69712" calcext:value-type="float">
            <text:p>1443142561.69712</text:p>
          </table:table-cell>
          <table:table-cell office:value-type="float" office:value="4480" calcext:value-type="float">
            <text:p>4480</text:p>
          </table:table-cell>
          <table:table-cell table:formula="of:=[.B33]-[.$B$2]" office:value-type="float" office:value="1.69693613052368" calcext:value-type="float">
            <text:p>1.6969361305</text:p>
          </table:table-cell>
          <table:table-cell table:formula="of:=[.C33]/([.D33]-[.D32])" office:value-type="float" office:value="84781.9680282268" calcext:value-type="float">
            <text:p>84781.9680282268</text:p>
          </table:table-cell>
          <table:table-cell/>
          <table:table-cell office:value-type="float" office:value="1443142561.94547" calcext:value-type="float">
            <text:p>1443142561.94547</text:p>
          </table:table-cell>
          <table:table-cell table:formula="of:=[.G33]-[.$B$2]" office:value-type="float" office:value="1.94528031349182" calcext:value-type="float">
            <text:p>1.9452803135</text:p>
          </table:table-cell>
          <table:table-cell table:formula="of:=[.C33]/([.H33]-[.H32])" office:value-type="float" office:value="84820.621490349" calcext:value-type="float">
            <text:p>84820.621490349</text:p>
          </table:table-cell>
          <table:table-cell table:formula="of:=[.G33]-[.$B33]" office:value-type="float" office:value="0.24834418296814" calcext:value-type="float">
            <text:p>0.24834418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2561.74997" calcext:value-type="float">
            <text:p>1443142561.74997</text:p>
          </table:table-cell>
          <table:table-cell office:value-type="float" office:value="4480" calcext:value-type="float">
            <text:p>4480</text:p>
          </table:table-cell>
          <table:table-cell table:formula="of:=[.B34]-[.$B$2]" office:value-type="float" office:value="1.74978470802307" calcext:value-type="float">
            <text:p>1.749784708</text:p>
          </table:table-cell>
          <table:table-cell table:formula="of:=[.C34]/([.D34]-[.D33])" office:value-type="float" office:value="84770.493587112" calcext:value-type="float">
            <text:p>84770.493587112</text:p>
          </table:table-cell>
          <table:table-cell/>
          <table:table-cell office:value-type="float" office:value="1443142561.99855" calcext:value-type="float">
            <text:p>1443142561.99855</text:p>
          </table:table-cell>
          <table:table-cell table:formula="of:=[.G34]-[.$B$2]" office:value-type="float" office:value="1.99836182594299" calcext:value-type="float">
            <text:p>1.9983618259</text:p>
          </table:table-cell>
          <table:table-cell table:formula="of:=[.C34]/([.H34]-[.H33])" office:value-type="float" office:value="84398.4994610133" calcext:value-type="float">
            <text:p>84398.4994610133</text:p>
          </table:table-cell>
          <table:table-cell table:formula="of:=[.G34]-[.$B34]" office:value-type="float" office:value="0.248577117919922" calcext:value-type="float">
            <text:p>0.248577117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2561.80281" calcext:value-type="float">
            <text:p>1443142561.80281</text:p>
          </table:table-cell>
          <table:table-cell office:value-type="float" office:value="4480" calcext:value-type="float">
            <text:p>4480</text:p>
          </table:table-cell>
          <table:table-cell table:formula="of:=[.B35]-[.$B$2]" office:value-type="float" office:value="1.80262565612793" calcext:value-type="float">
            <text:p>1.8026256561</text:p>
          </table:table-cell>
          <table:table-cell table:formula="of:=[.C35]/([.D35]-[.D34])" office:value-type="float" office:value="84782.7331014163" calcext:value-type="float">
            <text:p>84782.7331014163</text:p>
          </table:table-cell>
          <table:table-cell/>
          <table:table-cell office:value-type="float" office:value="1443142562.05113" calcext:value-type="float">
            <text:p>1443142562.05113</text:p>
          </table:table-cell>
          <table:table-cell table:formula="of:=[.G35]-[.$B$2]" office:value-type="float" office:value="2.05094933509827" calcext:value-type="float">
            <text:p>2.0509493351</text:p>
          </table:table-cell>
          <table:table-cell table:formula="of:=[.C35]/([.H35]-[.H34])" office:value-type="float" office:value="85191.3329222734" calcext:value-type="float">
            <text:p>85191.3329222734</text:p>
          </table:table-cell>
          <table:table-cell table:formula="of:=[.G35]-[.$B35]" office:value-type="float" office:value="0.248323678970337" calcext:value-type="float">
            <text:p>0.24832367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2561.85565" calcext:value-type="float">
            <text:p>1443142561.85565</text:p>
          </table:table-cell>
          <table:table-cell office:value-type="float" office:value="4480" calcext:value-type="float">
            <text:p>4480</text:p>
          </table:table-cell>
          <table:table-cell table:formula="of:=[.B36]-[.$B$2]" office:value-type="float" office:value="1.85546445846558" calcext:value-type="float">
            <text:p>1.8554644585</text:p>
          </table:table-cell>
          <table:table-cell table:formula="of:=[.C36]/([.D36]-[.D35])" office:value-type="float" office:value="84786.1761016506" calcext:value-type="float">
            <text:p>84786.1761016506</text:p>
          </table:table-cell>
          <table:table-cell/>
          <table:table-cell office:value-type="float" office:value="1443142562.10393" calcext:value-type="float">
            <text:p>1443142562.10393</text:p>
          </table:table-cell>
          <table:table-cell table:formula="of:=[.G36]-[.$B$2]" office:value-type="float" office:value="2.1037483215332" calcext:value-type="float">
            <text:p>2.1037483215</text:p>
          </table:table-cell>
          <table:table-cell table:formula="of:=[.C36]/([.H36]-[.H35])" office:value-type="float" office:value="84850.1136574022" calcext:value-type="float">
            <text:p>84850.1136574022</text:p>
          </table:table-cell>
          <table:table-cell table:formula="of:=[.G36]-[.$B36]" office:value-type="float" office:value="0.248283863067627" calcext:value-type="float">
            <text:p>0.248283863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2561.90851" calcext:value-type="float">
            <text:p>1443142561.90851</text:p>
          </table:table-cell>
          <table:table-cell office:value-type="float" office:value="4480" calcext:value-type="float">
            <text:p>4480</text:p>
          </table:table-cell>
          <table:table-cell table:formula="of:=[.B37]-[.$B$2]" office:value-type="float" office:value="1.90832591056824" calcext:value-type="float">
            <text:p>1.9083259106</text:p>
          </table:table-cell>
          <table:table-cell table:formula="of:=[.C37]/([.D37]-[.D36])" office:value-type="float" office:value="84749.8474181051" calcext:value-type="float">
            <text:p>84749.8474181051</text:p>
          </table:table-cell>
          <table:table-cell/>
          <table:table-cell office:value-type="float" office:value="1443142562.15686" calcext:value-type="float">
            <text:p>1443142562.15686</text:p>
          </table:table-cell>
          <table:table-cell table:formula="of:=[.G37]-[.$B$2]" office:value-type="float" office:value="2.1566743850708" calcext:value-type="float">
            <text:p>2.1566743851</text:p>
          </table:table-cell>
          <table:table-cell table:formula="of:=[.C37]/([.H37]-[.H36])" office:value-type="float" office:value="84646.385930771" calcext:value-type="float">
            <text:p>84646.385930771</text:p>
          </table:table-cell>
          <table:table-cell table:formula="of:=[.G37]-[.$B37]" office:value-type="float" office:value="0.248348474502563" calcext:value-type="float">
            <text:p>0.248348474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2561.96136" calcext:value-type="float">
            <text:p>1443142561.96136</text:p>
          </table:table-cell>
          <table:table-cell office:value-type="float" office:value="4480" calcext:value-type="float">
            <text:p>4480</text:p>
          </table:table-cell>
          <table:table-cell table:formula="of:=[.B38]-[.$B$2]" office:value-type="float" office:value="1.96117639541626" calcext:value-type="float">
            <text:p>1.9611763954</text:p>
          </table:table-cell>
          <table:table-cell table:formula="of:=[.C38]/([.D38]-[.D37])" office:value-type="float" office:value="84767.4342606836" calcext:value-type="float">
            <text:p>84767.4342606836</text:p>
          </table:table-cell>
          <table:table-cell/>
          <table:table-cell office:value-type="float" office:value="1443142562.20736" calcext:value-type="float">
            <text:p>1443142562.20736</text:p>
          </table:table-cell>
          <table:table-cell table:formula="of:=[.G38]-[.$B$2]" office:value-type="float" office:value="2.20717120170593" calcext:value-type="float">
            <text:p>2.2071712017</text:p>
          </table:table-cell>
          <table:table-cell table:formula="of:=[.C38]/([.H38]-[.H37])" office:value-type="float" office:value="88718.4638265525" calcext:value-type="float">
            <text:p>88718.4638265525</text:p>
          </table:table-cell>
          <table:table-cell table:formula="of:=[.G38]-[.$B38]" office:value-type="float" office:value="0.245994806289673" calcext:value-type="float">
            <text:p>0.245994806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2562.01184" calcext:value-type="float">
            <text:p>1443142562.01184</text:p>
          </table:table-cell>
          <table:table-cell office:value-type="float" office:value="4480" calcext:value-type="float">
            <text:p>4480</text:p>
          </table:table-cell>
          <table:table-cell table:formula="of:=[.B39]-[.$B$2]" office:value-type="float" office:value="2.01165437698364" calcext:value-type="float">
            <text:p>2.011654377</text:p>
          </table:table-cell>
          <table:table-cell table:formula="of:=[.C39]/([.D39]-[.D38])" office:value-type="float" office:value="88751.5677309654" calcext:value-type="float">
            <text:p>88751.5677309654</text:p>
          </table:table-cell>
          <table:table-cell/>
          <table:table-cell office:value-type="float" office:value="1443142562.25115" calcext:value-type="float">
            <text:p>1443142562.25115</text:p>
          </table:table-cell>
          <table:table-cell table:formula="of:=[.G39]-[.$B$2]" office:value-type="float" office:value="2.25096535682678" calcext:value-type="float">
            <text:p>2.2509653568</text:p>
          </table:table-cell>
          <table:table-cell table:formula="of:=[.C39]/([.H39]-[.H38])" office:value-type="float" office:value="102296.755985758" calcext:value-type="float">
            <text:p>102296.755985758</text:p>
          </table:table-cell>
          <table:table-cell table:formula="of:=[.G39]-[.$B39]" office:value-type="float" office:value="0.23931097984314" calcext:value-type="float">
            <text:p>0.239310979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2562.05579" calcext:value-type="float">
            <text:p>1443142562.05579</text:p>
          </table:table-cell>
          <table:table-cell office:value-type="float" office:value="4480" calcext:value-type="float">
            <text:p>4480</text:p>
          </table:table-cell>
          <table:table-cell table:formula="of:=[.B40]-[.$B$2]" office:value-type="float" office:value="2.05560255050659" calcext:value-type="float">
            <text:p>2.0556025505</text:p>
          </table:table-cell>
          <table:table-cell table:formula="of:=[.C40]/([.D40]-[.D39])" office:value-type="float" office:value="101938.252283922" calcext:value-type="float">
            <text:p>101938.252283922</text:p>
          </table:table-cell>
          <table:table-cell/>
          <table:table-cell office:value-type="float" office:value="1443142562.2951" calcext:value-type="float">
            <text:p>1443142562.2951</text:p>
          </table:table-cell>
          <table:table-cell table:formula="of:=[.G40]-[.$B$2]" office:value-type="float" office:value="2.29491114616394" calcext:value-type="float">
            <text:p>2.2949111462</text:p>
          </table:table-cell>
          <table:table-cell table:formula="of:=[.C40]/([.H40]-[.H39])" office:value-type="float" office:value="101943.782728052" calcext:value-type="float">
            <text:p>101943.782728052</text:p>
          </table:table-cell>
          <table:table-cell table:formula="of:=[.G40]-[.$B40]" office:value-type="float" office:value="0.239308595657349" calcext:value-type="float">
            <text:p>0.239308595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2562.09968" calcext:value-type="float">
            <text:p>1443142562.09968</text:p>
          </table:table-cell>
          <table:table-cell office:value-type="float" office:value="4480" calcext:value-type="float">
            <text:p>4480</text:p>
          </table:table-cell>
          <table:table-cell table:formula="of:=[.B41]-[.$B$2]" office:value-type="float" office:value="2.09948992729187" calcext:value-type="float">
            <text:p>2.0994899273</text:p>
          </table:table-cell>
          <table:table-cell table:formula="of:=[.C41]/([.D41]-[.D40])" office:value-type="float" office:value="102079.466310294" calcext:value-type="float">
            <text:p>102079.466310294</text:p>
          </table:table-cell>
          <table:table-cell/>
          <table:table-cell office:value-type="float" office:value="1443142562.33898" calcext:value-type="float">
            <text:p>1443142562.33898</text:p>
          </table:table-cell>
          <table:table-cell table:formula="of:=[.G41]-[.$B$2]" office:value-type="float" office:value="2.33879375457764" calcext:value-type="float">
            <text:p>2.3387937546</text:p>
          </table:table-cell>
          <table:table-cell table:formula="of:=[.C41]/([.H41]-[.H40])" office:value-type="float" office:value="102090.558468301" calcext:value-type="float">
            <text:p>102090.558468301</text:p>
          </table:table-cell>
          <table:table-cell table:formula="of:=[.G41]-[.$B41]" office:value-type="float" office:value="0.239303827285767" calcext:value-type="float">
            <text:p>0.239303827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2562.14356" calcext:value-type="float">
            <text:p>1443142562.14356</text:p>
          </table:table-cell>
          <table:table-cell office:value-type="float" office:value="4480" calcext:value-type="float">
            <text:p>4480</text:p>
          </table:table-cell>
          <table:table-cell table:formula="of:=[.B42]-[.$B$2]" office:value-type="float" office:value="2.14337658882141" calcext:value-type="float">
            <text:p>2.1433765888</text:p>
          </table:table-cell>
          <table:table-cell table:formula="of:=[.C42]/([.D42]-[.D41])" office:value-type="float" office:value="102081.129980334" calcext:value-type="float">
            <text:p>102081.129980334</text:p>
          </table:table-cell>
          <table:table-cell/>
          <table:table-cell office:value-type="float" office:value="1443142562.42689" calcext:value-type="float">
            <text:p>1443142562.42689</text:p>
          </table:table-cell>
          <table:table-cell table:formula="of:=[.G42]-[.$B$2]" office:value-type="float" office:value="2.42670774459839" calcext:value-type="float">
            <text:p>2.4267077446</text:p>
          </table:table-cell>
          <table:table-cell table:formula="of:=[.C42]/([.H42]-[.H41])" office:value-type="float" office:value="50958.8974285265" calcext:value-type="float">
            <text:p>50958.8974285265</text:p>
          </table:table-cell>
          <table:table-cell table:formula="of:=[.G42]-[.$B42]" office:value-type="float" office:value="0.283331155776978" calcext:value-type="float">
            <text:p>0.283331155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2562.18745" calcext:value-type="float">
            <text:p>1443142562.18745</text:p>
          </table:table-cell>
          <table:table-cell office:value-type="float" office:value="4480" calcext:value-type="float">
            <text:p>4480</text:p>
          </table:table-cell>
          <table:table-cell table:formula="of:=[.B43]-[.$B$2]" office:value-type="float" office:value="2.18726420402527" calcext:value-type="float">
            <text:p>2.187264204</text:p>
          </table:table-cell>
          <table:table-cell table:formula="of:=[.C43]/([.D43]-[.D42])" office:value-type="float" office:value="102078.911765665" calcext:value-type="float">
            <text:p>102078.911765665</text:p>
          </table:table-cell>
          <table:table-cell/>
          <table:table-cell office:value-type="float" office:value="1443142562.47072" calcext:value-type="float">
            <text:p>1443142562.47072</text:p>
          </table:table-cell>
          <table:table-cell table:formula="of:=[.G43]-[.$B$2]" office:value-type="float" office:value="2.47053027153015" calcext:value-type="float">
            <text:p>2.4705302715</text:p>
          </table:table-cell>
          <table:table-cell table:formula="of:=[.C43]/([.H43]-[.H42])" office:value-type="float" office:value="102230.526481869" calcext:value-type="float">
            <text:p>102230.526481869</text:p>
          </table:table-cell>
          <table:table-cell table:formula="of:=[.G43]-[.$B43]" office:value-type="float" office:value="0.283266067504883" calcext:value-type="float">
            <text:p>0.28326606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2562.23137" calcext:value-type="float">
            <text:p>1443142562.23137</text:p>
          </table:table-cell>
          <table:table-cell office:value-type="float" office:value="4480" calcext:value-type="float">
            <text:p>4480</text:p>
          </table:table-cell>
          <table:table-cell table:formula="of:=[.B44]-[.$B$2]" office:value-type="float" office:value="2.2311840057373" calcext:value-type="float">
            <text:p>2.2311840057</text:p>
          </table:table-cell>
          <table:table-cell table:formula="of:=[.C44]/([.D44]-[.D43])" office:value-type="float" office:value="102004.10351061" calcext:value-type="float">
            <text:p>102004.10351061</text:p>
          </table:table-cell>
          <table:table-cell/>
          <table:table-cell office:value-type="float" office:value="1443142562.5146" calcext:value-type="float">
            <text:p>1443142562.5146</text:p>
          </table:table-cell>
          <table:table-cell table:formula="of:=[.G44]-[.$B$2]" office:value-type="float" office:value="2.51441669464111" calcext:value-type="float">
            <text:p>2.5144166946</text:p>
          </table:table-cell>
          <table:table-cell table:formula="of:=[.C44]/([.H44]-[.H43])" office:value-type="float" office:value="102081.684549065" calcext:value-type="float">
            <text:p>102081.684549065</text:p>
          </table:table-cell>
          <table:table-cell table:formula="of:=[.G44]-[.$B44]" office:value-type="float" office:value="0.283232688903809" calcext:value-type="float">
            <text:p>0.283232688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2562.27524" calcext:value-type="float">
            <text:p>1443142562.27524</text:p>
          </table:table-cell>
          <table:table-cell office:value-type="float" office:value="4480" calcext:value-type="float">
            <text:p>4480</text:p>
          </table:table-cell>
          <table:table-cell table:formula="of:=[.B45]-[.$B$2]" office:value-type="float" office:value="2.27505445480347" calcext:value-type="float">
            <text:p>2.2750544548</text:p>
          </table:table-cell>
          <table:table-cell table:formula="of:=[.C45]/([.D45]-[.D44])" office:value-type="float" office:value="102118.854385183" calcext:value-type="float">
            <text:p>102118.854385183</text:p>
          </table:table-cell>
          <table:table-cell/>
          <table:table-cell office:value-type="float" office:value="1443142562.55846" calcext:value-type="float">
            <text:p>1443142562.55846</text:p>
          </table:table-cell>
          <table:table-cell table:formula="of:=[.G45]-[.$B$2]" office:value-type="float" office:value="2.55827236175537" calcext:value-type="float">
            <text:p>2.5582723618</text:p>
          </table:table-cell>
          <table:table-cell table:formula="of:=[.C45]/([.H45]-[.H44])" office:value-type="float" office:value="102153.27447484" calcext:value-type="float">
            <text:p>102153.27447484</text:p>
          </table:table-cell>
          <table:table-cell table:formula="of:=[.G45]-[.$B45]" office:value-type="float" office:value="0.283217906951904" calcext:value-type="float">
            <text:p>0.28321790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2562.31913" calcext:value-type="float">
            <text:p>1443142562.31913</text:p>
          </table:table-cell>
          <table:table-cell office:value-type="float" office:value="4480" calcext:value-type="float">
            <text:p>4480</text:p>
          </table:table-cell>
          <table:table-cell table:formula="of:=[.B46]-[.$B$2]" office:value-type="float" office:value="2.31894421577454" calcext:value-type="float">
            <text:p>2.3189442158</text:p>
          </table:table-cell>
          <table:table-cell table:formula="of:=[.C46]/([.D46]-[.D45])" office:value-type="float" office:value="102073.921135115" calcext:value-type="float">
            <text:p>102073.921135115</text:p>
          </table:table-cell>
          <table:table-cell/>
          <table:table-cell office:value-type="float" office:value="1443142562.60231" calcext:value-type="float">
            <text:p>1443142562.60231</text:p>
          </table:table-cell>
          <table:table-cell table:formula="of:=[.G46]-[.$B$2]" office:value-type="float" office:value="2.60212445259094" calcext:value-type="float">
            <text:p>2.6021244526</text:p>
          </table:table-cell>
          <table:table-cell table:formula="of:=[.C46]/([.H46]-[.H45])" office:value-type="float" office:value="102161.605402085" calcext:value-type="float">
            <text:p>102161.605402085</text:p>
          </table:table-cell>
          <table:table-cell table:formula="of:=[.G46]-[.$B46]" office:value-type="float" office:value="0.283180236816406" calcext:value-type="float">
            <text:p>0.283180236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2562.36301" calcext:value-type="float">
            <text:p>1443142562.36301</text:p>
          </table:table-cell>
          <table:table-cell office:value-type="float" office:value="4480" calcext:value-type="float">
            <text:p>4480</text:p>
          </table:table-cell>
          <table:table-cell table:formula="of:=[.B47]-[.$B$2]" office:value-type="float" office:value="2.36282873153687" calcext:value-type="float">
            <text:p>2.3628287315</text:p>
          </table:table-cell>
          <table:table-cell table:formula="of:=[.C47]/([.D47]-[.D46])" office:value-type="float" office:value="102086.12131584" calcext:value-type="float">
            <text:p>102086.12131584</text:p>
          </table:table-cell>
          <table:table-cell/>
          <table:table-cell office:value-type="float" office:value="1443142562.64627" calcext:value-type="float">
            <text:p>1443142562.64627</text:p>
          </table:table-cell>
          <table:table-cell table:formula="of:=[.G47]-[.$B$2]" office:value-type="float" office:value="2.64608383178711" calcext:value-type="float">
            <text:p>2.6460838318</text:p>
          </table:table-cell>
          <table:table-cell table:formula="of:=[.C47]/([.H47]-[.H46])" office:value-type="float" office:value="101912.267232169" calcext:value-type="float">
            <text:p>101912.267232169</text:p>
          </table:table-cell>
          <table:table-cell table:formula="of:=[.G47]-[.$B47]" office:value-type="float" office:value="0.283255100250244" calcext:value-type="float">
            <text:p>0.283255100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2562.40692" calcext:value-type="float">
            <text:p>1443142562.40692</text:p>
          </table:table-cell>
          <table:table-cell office:value-type="float" office:value="4480" calcext:value-type="float">
            <text:p>4480</text:p>
          </table:table-cell>
          <table:table-cell table:formula="of:=[.B48]-[.$B$2]" office:value-type="float" office:value="2.40673780441284" calcext:value-type="float">
            <text:p>2.4067378044</text:p>
          </table:table-cell>
          <table:table-cell table:formula="of:=[.C48]/([.D48]-[.D47])" office:value-type="float" office:value="102029.027409756" calcext:value-type="float">
            <text:p>102029.027409756</text:p>
          </table:table-cell>
          <table:table-cell/>
          <table:table-cell office:value-type="float" office:value="1443142562.69012" calcext:value-type="float">
            <text:p>1443142562.69012</text:p>
          </table:table-cell>
          <table:table-cell table:formula="of:=[.G48]-[.$B$2]" office:value-type="float" office:value="2.68993377685547" calcext:value-type="float">
            <text:p>2.6899337769</text:p>
          </table:table-cell>
          <table:table-cell table:formula="of:=[.C48]/([.H48]-[.H47])" office:value-type="float" office:value="102166.6046107" calcext:value-type="float">
            <text:p>102166.6046107</text:p>
          </table:table-cell>
          <table:table-cell table:formula="of:=[.G48]-[.$B48]" office:value-type="float" office:value="0.283195972442627" calcext:value-type="float">
            <text:p>0.283195972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2562.45082" calcext:value-type="float">
            <text:p>1443142562.45082</text:p>
          </table:table-cell>
          <table:table-cell office:value-type="float" office:value="4480" calcext:value-type="float">
            <text:p>4480</text:p>
          </table:table-cell>
          <table:table-cell table:formula="of:=[.B49]-[.$B$2]" office:value-type="float" office:value="2.45063591003418" calcext:value-type="float">
            <text:p>2.45063591</text:p>
          </table:table-cell>
          <table:table-cell table:formula="of:=[.C49]/([.D49]-[.D48])" office:value-type="float" office:value="102054.517765395" calcext:value-type="float">
            <text:p>102054.517765395</text:p>
          </table:table-cell>
          <table:table-cell/>
          <table:table-cell office:value-type="float" office:value="1443142562.73406" calcext:value-type="float">
            <text:p>1443142562.73406</text:p>
          </table:table-cell>
          <table:table-cell table:formula="of:=[.G49]-[.$B$2]" office:value-type="float" office:value="2.73387169837952" calcext:value-type="float">
            <text:p>2.7338716984</text:p>
          </table:table-cell>
          <table:table-cell table:formula="of:=[.C49]/([.H49]-[.H48])" office:value-type="float" office:value="101962.037452045" calcext:value-type="float">
            <text:p>101962.037452045</text:p>
          </table:table-cell>
          <table:table-cell table:formula="of:=[.G49]-[.$B49]" office:value-type="float" office:value="0.283235788345337" calcext:value-type="float">
            <text:p>0.283235788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2562.4947" calcext:value-type="float">
            <text:p>1443142562.4947</text:p>
          </table:table-cell>
          <table:table-cell office:value-type="float" office:value="4480" calcext:value-type="float">
            <text:p>4480</text:p>
          </table:table-cell>
          <table:table-cell table:formula="of:=[.B50]-[.$B$2]" office:value-type="float" office:value="2.49451756477356" calcext:value-type="float">
            <text:p>2.4945175648</text:p>
          </table:table-cell>
          <table:table-cell table:formula="of:=[.C50]/([.D50]-[.D49])" office:value-type="float" office:value="102092.777189179" calcext:value-type="float">
            <text:p>102092.777189179</text:p>
          </table:table-cell>
          <table:table-cell/>
          <table:table-cell office:value-type="float" office:value="1443142562.77792" calcext:value-type="float">
            <text:p>1443142562.77792</text:p>
          </table:table-cell>
          <table:table-cell table:formula="of:=[.G50]-[.$B$2]" office:value-type="float" office:value="2.77773237228394" calcext:value-type="float">
            <text:p>2.7777323723</text:p>
          </table:table-cell>
          <table:table-cell table:formula="of:=[.C50]/([.H50]-[.H49])" office:value-type="float" office:value="102141.613459082" calcext:value-type="float">
            <text:p>102141.613459082</text:p>
          </table:table-cell>
          <table:table-cell table:formula="of:=[.G50]-[.$B50]" office:value-type="float" office:value="0.283214807510376" calcext:value-type="float">
            <text:p>0.283214807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2562.5386" calcext:value-type="float">
            <text:p>1443142562.5386</text:p>
          </table:table-cell>
          <table:table-cell office:value-type="float" office:value="4480" calcext:value-type="float">
            <text:p>4480</text:p>
          </table:table-cell>
          <table:table-cell table:formula="of:=[.B51]-[.$B$2]" office:value-type="float" office:value="2.53841280937195" calcext:value-type="float">
            <text:p>2.5384128094</text:p>
          </table:table-cell>
          <table:table-cell table:formula="of:=[.C51]/([.D51]-[.D50])" office:value-type="float" office:value="102061.169518223" calcext:value-type="float">
            <text:p>102061.169518223</text:p>
          </table:table-cell>
          <table:table-cell/>
          <table:table-cell office:value-type="float" office:value="1443142562.82183" calcext:value-type="float">
            <text:p>1443142562.82183</text:p>
          </table:table-cell>
          <table:table-cell table:formula="of:=[.G51]-[.$B$2]" office:value-type="float" office:value="2.82164072990417" calcext:value-type="float">
            <text:p>2.8216407299</text:p>
          </table:table-cell>
          <table:table-cell table:formula="of:=[.C51]/([.H51]-[.H50])" office:value-type="float" office:value="102030.689436104" calcext:value-type="float">
            <text:p>102030.689436104</text:p>
          </table:table-cell>
          <table:table-cell table:formula="of:=[.G51]-[.$B51]" office:value-type="float" office:value="0.283227920532227" calcext:value-type="float">
            <text:p>0.283227920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2562.58248" calcext:value-type="float">
            <text:p>1443142562.58248</text:p>
          </table:table-cell>
          <table:table-cell office:value-type="float" office:value="4480" calcext:value-type="float">
            <text:p>4480</text:p>
          </table:table-cell>
          <table:table-cell table:formula="of:=[.B52]-[.$B$2]" office:value-type="float" office:value="2.58229875564575" calcext:value-type="float">
            <text:p>2.5822987556</text:p>
          </table:table-cell>
          <table:table-cell table:formula="of:=[.C52]/([.D52]-[.D51])" office:value-type="float" office:value="102082.793704603" calcext:value-type="float">
            <text:p>102082.793704603</text:p>
          </table:table-cell>
          <table:table-cell/>
          <table:table-cell office:value-type="float" office:value="1443142562.8657" calcext:value-type="float">
            <text:p>1443142562.8657</text:p>
          </table:table-cell>
          <table:table-cell table:formula="of:=[.G52]-[.$B$2]" office:value-type="float" office:value="2.86551356315613" calcext:value-type="float">
            <text:p>2.8655135632</text:p>
          </table:table-cell>
          <table:table-cell table:formula="of:=[.C52]/([.H52]-[.H51])" office:value-type="float" office:value="102113.304930006" calcext:value-type="float">
            <text:p>102113.304930006</text:p>
          </table:table-cell>
          <table:table-cell table:formula="of:=[.G52]-[.$B52]" office:value-type="float" office:value="0.283214807510376" calcext:value-type="float">
            <text:p>0.283214807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2562.62637" calcext:value-type="float">
            <text:p>1443142562.62637</text:p>
          </table:table-cell>
          <table:table-cell office:value-type="float" office:value="4480" calcext:value-type="float">
            <text:p>4480</text:p>
          </table:table-cell>
          <table:table-cell table:formula="of:=[.B53]-[.$B$2]" office:value-type="float" office:value="2.62618637084961" calcext:value-type="float">
            <text:p>2.6261863708</text:p>
          </table:table-cell>
          <table:table-cell table:formula="of:=[.C53]/([.D53]-[.D52])" office:value-type="float" office:value="102078.911765665" calcext:value-type="float">
            <text:p>102078.911765665</text:p>
          </table:table-cell>
          <table:table-cell/>
          <table:table-cell office:value-type="float" office:value="1443142562.90953" calcext:value-type="float">
            <text:p>1443142562.90953</text:p>
          </table:table-cell>
          <table:table-cell table:formula="of:=[.G53]-[.$B$2]" office:value-type="float" office:value="2.90934038162231" calcext:value-type="float">
            <text:p>2.9093403816</text:p>
          </table:table-cell>
          <table:table-cell table:formula="of:=[.C53]/([.H53]-[.H52])" office:value-type="float" office:value="102220.516039886" calcext:value-type="float">
            <text:p>102220.516039886</text:p>
          </table:table-cell>
          <table:table-cell table:formula="of:=[.G53]-[.$B53]" office:value-type="float" office:value="0.283154010772705" calcext:value-type="float">
            <text:p>0.283154010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2562.67026" calcext:value-type="float">
            <text:p>1443142562.67026</text:p>
          </table:table-cell>
          <table:table-cell office:value-type="float" office:value="4480" calcext:value-type="float">
            <text:p>4480</text:p>
          </table:table-cell>
          <table:table-cell table:formula="of:=[.B54]-[.$B$2]" office:value-type="float" office:value="2.67007374763489" calcext:value-type="float">
            <text:p>2.6700737476</text:p>
          </table:table-cell>
          <table:table-cell table:formula="of:=[.C54]/([.D54]-[.D53])" office:value-type="float" office:value="102079.466310294" calcext:value-type="float">
            <text:p>102079.466310294</text:p>
          </table:table-cell>
          <table:table-cell/>
          <table:table-cell office:value-type="float" office:value="1443142562.95345" calcext:value-type="float">
            <text:p>1443142562.95345</text:p>
          </table:table-cell>
          <table:table-cell table:formula="of:=[.G54]-[.$B$2]" office:value-type="float" office:value="2.9532687664032" calcext:value-type="float">
            <text:p>2.9532687664</text:p>
          </table:table-cell>
          <table:table-cell table:formula="of:=[.C54]/([.H54]-[.H53])" office:value-type="float" office:value="101984.173156978" calcext:value-type="float">
            <text:p>101984.173156978</text:p>
          </table:table-cell>
          <table:table-cell table:formula="of:=[.G54]-[.$B54]" office:value-type="float" office:value="0.283195018768311" calcext:value-type="float">
            <text:p>0.283195018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2562.71415" calcext:value-type="float">
            <text:p>1443142562.71415</text:p>
          </table:table-cell>
          <table:table-cell office:value-type="float" office:value="4480" calcext:value-type="float">
            <text:p>4480</text:p>
          </table:table-cell>
          <table:table-cell table:formula="of:=[.B55]-[.$B$2]" office:value-type="float" office:value="2.71396088600159" calcext:value-type="float">
            <text:p>2.713960886</text:p>
          </table:table-cell>
          <table:table-cell table:formula="of:=[.C55]/([.D55]-[.D54])" office:value-type="float" office:value="102080.020860949" calcext:value-type="float">
            <text:p>102080.020860949</text:p>
          </table:table-cell>
          <table:table-cell/>
          <table:table-cell office:value-type="float" office:value="1443142562.99734" calcext:value-type="float">
            <text:p>1443142562.99734</text:p>
          </table:table-cell>
          <table:table-cell table:formula="of:=[.G55]-[.$B$2]" office:value-type="float" office:value="2.99715447425842" calcext:value-type="float">
            <text:p>2.9971544743</text:p>
          </table:table-cell>
          <table:table-cell table:formula="of:=[.C55]/([.H55]-[.H54])" office:value-type="float" office:value="102083.348291411" calcext:value-type="float">
            <text:p>102083.348291411</text:p>
          </table:table-cell>
          <table:table-cell table:formula="of:=[.G55]-[.$B55]" office:value-type="float" office:value="0.283193588256836" calcext:value-type="float">
            <text:p>0.283193588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2562.75802" calcext:value-type="float">
            <text:p>1443142562.75802</text:p>
          </table:table-cell>
          <table:table-cell office:value-type="float" office:value="4480" calcext:value-type="float">
            <text:p>4480</text:p>
          </table:table-cell>
          <table:table-cell table:formula="of:=[.B56]-[.$B$2]" office:value-type="float" office:value="2.75783801078796" calcext:value-type="float">
            <text:p>2.7578380108</text:p>
          </table:table-cell>
          <table:table-cell table:formula="of:=[.C56]/([.D56]-[.D55])" office:value-type="float" office:value="102103.317430475" calcext:value-type="float">
            <text:p>102103.317430475</text:p>
          </table:table-cell>
          <table:table-cell/>
          <table:table-cell office:value-type="float" office:value="1443142563.01255" calcext:value-type="float">
            <text:p>1443142563.01255</text:p>
          </table:table-cell>
          <table:table-cell table:formula="of:=[.G56]-[.$B$2]" office:value-type="float" office:value="3.01236438751221" calcext:value-type="float">
            <text:p>3.0123643875</text:p>
          </table:table-cell>
          <table:table-cell table:formula="of:=[.C56]/([.H56]-[.H55])" office:value-type="float" office:value="294544.743631946" calcext:value-type="float">
            <text:p>294544.743631946</text:p>
          </table:table-cell>
          <table:table-cell table:formula="of:=[.G56]-[.$B56]" office:value-type="float" office:value="0.254526376724243" calcext:value-type="float">
            <text:p>0.254526376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2562.80193" calcext:value-type="float">
            <text:p>1443142562.80193</text:p>
          </table:table-cell>
          <table:table-cell office:value-type="float" office:value="4480" calcext:value-type="float">
            <text:p>4480</text:p>
          </table:table-cell>
          <table:table-cell table:formula="of:=[.B57]-[.$B$2]" office:value-type="float" office:value="2.80174231529236" calcext:value-type="float">
            <text:p>2.8017423153</text:p>
          </table:table-cell>
          <table:table-cell table:formula="of:=[.C57]/([.D57]-[.D56])" office:value-type="float" office:value="102040.108608293" calcext:value-type="float">
            <text:p>102040.108608293</text:p>
          </table:table-cell>
          <table:table-cell/>
          <table:table-cell office:value-type="float" office:value="1443142563.04127" calcext:value-type="float">
            <text:p>1443142563.04127</text:p>
          </table:table-cell>
          <table:table-cell table:formula="of:=[.G57]-[.$B$2]" office:value-type="float" office:value="3.04108500480652" calcext:value-type="float">
            <text:p>3.0410850048</text:p>
          </table:table-cell>
          <table:table-cell table:formula="of:=[.C57]/([.H57]-[.H56])" office:value-type="float" office:value="155985.505258876" calcext:value-type="float">
            <text:p>155985.505258876</text:p>
          </table:table-cell>
          <table:table-cell table:formula="of:=[.G57]-[.$B57]" office:value-type="float" office:value="0.23934268951416" calcext:value-type="float">
            <text:p>0.239342689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2562.84581" calcext:value-type="float">
            <text:p>1443142562.84581</text:p>
          </table:table-cell>
          <table:table-cell office:value-type="float" office:value="4480" calcext:value-type="float">
            <text:p>4480</text:p>
          </table:table-cell>
          <table:table-cell table:formula="of:=[.B58]-[.$B$2]" office:value-type="float" office:value="2.84562611579895" calcext:value-type="float">
            <text:p>2.8456261158</text:p>
          </table:table-cell>
          <table:table-cell table:formula="of:=[.C58]/([.D58]-[.D57])" office:value-type="float" office:value="102087.785202812" calcext:value-type="float">
            <text:p>102087.785202812</text:p>
          </table:table-cell>
          <table:table-cell/>
          <table:table-cell office:value-type="float" office:value="1443142563.08506" calcext:value-type="float">
            <text:p>1443142563.08506</text:p>
          </table:table-cell>
          <table:table-cell table:formula="of:=[.G58]-[.$B$2]" office:value-type="float" office:value="3.08487462997437" calcext:value-type="float">
            <text:p>3.08487463</text:p>
          </table:table-cell>
          <table:table-cell table:formula="of:=[.C58]/([.H58]-[.H57])" office:value-type="float" office:value="102307.338389586" calcext:value-type="float">
            <text:p>102307.338389586</text:p>
          </table:table-cell>
          <table:table-cell table:formula="of:=[.G58]-[.$B58]" office:value-type="float" office:value="0.239248514175415" calcext:value-type="float">
            <text:p>0.239248514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2562.88973" calcext:value-type="float">
            <text:p>1443142562.88973</text:p>
          </table:table-cell>
          <table:table-cell office:value-type="float" office:value="4480" calcext:value-type="float">
            <text:p>4480</text:p>
          </table:table-cell>
          <table:table-cell table:formula="of:=[.B59]-[.$B$2]" office:value-type="float" office:value="2.88954615592957" calcext:value-type="float">
            <text:p>2.8895461559</text:p>
          </table:table-cell>
          <table:table-cell table:formula="of:=[.C59]/([.D59]-[.D58])" office:value-type="float" office:value="102003.54978449" calcext:value-type="float">
            <text:p>102003.54978449</text:p>
          </table:table-cell>
          <table:table-cell/>
          <table:table-cell office:value-type="float" office:value="1443142563.12898" calcext:value-type="float">
            <text:p>1443142563.12898</text:p>
          </table:table-cell>
          <table:table-cell table:formula="of:=[.G59]-[.$B$2]" office:value-type="float" office:value="3.12879681587219" calcext:value-type="float">
            <text:p>3.1287968159</text:p>
          </table:table-cell>
          <table:table-cell table:formula="of:=[.C59]/([.H59]-[.H58])" office:value-type="float" office:value="101998.566519924" calcext:value-type="float">
            <text:p>101998.566519924</text:p>
          </table:table-cell>
          <table:table-cell table:formula="of:=[.G59]-[.$B59]" office:value-type="float" office:value="0.239250659942627" calcext:value-type="float">
            <text:p>0.239250659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2562.93362" calcext:value-type="float">
            <text:p>1443142562.93362</text:p>
          </table:table-cell>
          <table:table-cell office:value-type="float" office:value="4480" calcext:value-type="float">
            <text:p>4480</text:p>
          </table:table-cell>
          <table:table-cell table:formula="of:=[.B60]-[.$B$2]" office:value-type="float" office:value="2.93343544006348" calcext:value-type="float">
            <text:p>2.9334354401</text:p>
          </table:table-cell>
          <table:table-cell table:formula="of:=[.C60]/([.D60]-[.D59])" office:value-type="float" office:value="102075.030121955" calcext:value-type="float">
            <text:p>102075.030121955</text:p>
          </table:table-cell>
          <table:table-cell/>
          <table:table-cell office:value-type="float" office:value="1443142563.1729" calcext:value-type="float">
            <text:p>1443142563.1729</text:p>
          </table:table-cell>
          <table:table-cell table:formula="of:=[.G60]-[.$B$2]" office:value-type="float" office:value="3.17271137237549" calcext:value-type="float">
            <text:p>3.1727113724</text:p>
          </table:table-cell>
          <table:table-cell table:formula="of:=[.C60]/([.H60]-[.H59])" office:value-type="float" office:value="102016.287006423" calcext:value-type="float">
            <text:p>102016.287006423</text:p>
          </table:table-cell>
          <table:table-cell table:formula="of:=[.G60]-[.$B60]" office:value-type="float" office:value="0.239275932312012" calcext:value-type="float">
            <text:p>0.239275932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2562.97752" calcext:value-type="float">
            <text:p>1443142562.97752</text:p>
          </table:table-cell>
          <table:table-cell office:value-type="float" office:value="4480" calcext:value-type="float">
            <text:p>4480</text:p>
          </table:table-cell>
          <table:table-cell table:formula="of:=[.B61]-[.$B$2]" office:value-type="float" office:value="2.97733473777771" calcext:value-type="float">
            <text:p>2.9773347378</text:p>
          </table:table-cell>
          <table:table-cell table:formula="of:=[.C61]/([.D61]-[.D60])" office:value-type="float" office:value="102051.746457608" calcext:value-type="float">
            <text:p>102051.746457608</text:p>
          </table:table-cell>
          <table:table-cell/>
          <table:table-cell office:value-type="float" office:value="1443142563.21726" calcext:value-type="float">
            <text:p>1443142563.21726</text:p>
          </table:table-cell>
          <table:table-cell table:formula="of:=[.G61]-[.$B$2]" office:value-type="float" office:value="3.2170741558075" calcext:value-type="float">
            <text:p>3.2170741558</text:p>
          </table:table-cell>
          <table:table-cell table:formula="of:=[.C61]/([.H61]-[.H60])" office:value-type="float" office:value="100985.548097232" calcext:value-type="float">
            <text:p>100985.548097232</text:p>
          </table:table-cell>
          <table:table-cell table:formula="of:=[.G61]-[.$B61]" office:value-type="float" office:value="0.239739418029785" calcext:value-type="float">
            <text:p>0.2397394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2563.02193" calcext:value-type="float">
            <text:p>1443142563.02193</text:p>
          </table:table-cell>
          <table:table-cell office:value-type="float" office:value="4480" calcext:value-type="float">
            <text:p>4480</text:p>
          </table:table-cell>
          <table:table-cell table:formula="of:=[.B62]-[.$B$2]" office:value-type="float" office:value="3.02174735069275" calcext:value-type="float">
            <text:p>3.0217473507</text:p>
          </table:table-cell>
          <table:table-cell table:formula="of:=[.C62]/([.D62]-[.D61])" office:value-type="float" office:value="100872.245651707" calcext:value-type="float">
            <text:p>100872.245651707</text:p>
          </table:table-cell>
          <table:table-cell/>
          <table:table-cell office:value-type="float" office:value="1443142563.26221" calcext:value-type="float">
            <text:p>1443142563.26221</text:p>
          </table:table-cell>
          <table:table-cell table:formula="of:=[.G62]-[.$B$2]" office:value-type="float" office:value="3.26202726364136" calcext:value-type="float">
            <text:p>3.2620272636</text:p>
          </table:table-cell>
          <table:table-cell table:formula="of:=[.C62]/([.H62]-[.H61])" office:value-type="float" office:value="99659.4054532822" calcext:value-type="float">
            <text:p>99659.4054532822</text:p>
          </table:table-cell>
          <table:table-cell table:formula="of:=[.G62]-[.$B62]" office:value-type="float" office:value="0.240279912948608" calcext:value-type="float">
            <text:p>0.240279912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2563.06689" calcext:value-type="float">
            <text:p>1443142563.06689</text:p>
          </table:table-cell>
          <table:table-cell office:value-type="float" office:value="4480" calcext:value-type="float">
            <text:p>4480</text:p>
          </table:table-cell>
          <table:table-cell table:formula="of:=[.B63]-[.$B$2]" office:value-type="float" office:value="3.06669998168945" calcext:value-type="float">
            <text:p>3.0666999817</text:p>
          </table:table-cell>
          <table:table-cell table:formula="of:=[.C63]/([.D63]-[.D62])" office:value-type="float" office:value="99660.4625951365" calcext:value-type="float">
            <text:p>99660.4625951365</text:p>
          </table:table-cell>
          <table:table-cell/>
          <table:table-cell office:value-type="float" office:value="1443142563.30714" calcext:value-type="float">
            <text:p>1443142563.30714</text:p>
          </table:table-cell>
          <table:table-cell table:formula="of:=[.G63]-[.$B$2]" office:value-type="float" office:value="3.30695343017578" calcext:value-type="float">
            <text:p>3.3069534302</text:p>
          </table:table-cell>
          <table:table-cell table:formula="of:=[.C63]/([.H63]-[.H62])" office:value-type="float" office:value="99719.1691520639" calcext:value-type="float">
            <text:p>99719.1691520639</text:p>
          </table:table-cell>
          <table:table-cell table:formula="of:=[.G63]-[.$B63]" office:value-type="float" office:value="0.240253448486328" calcext:value-type="float">
            <text:p>0.240253448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2563.11182" calcext:value-type="float">
            <text:p>1443142563.11182</text:p>
          </table:table-cell>
          <table:table-cell office:value-type="float" office:value="4480" calcext:value-type="float">
            <text:p>4480</text:p>
          </table:table-cell>
          <table:table-cell table:formula="of:=[.B64]-[.$B$2]" office:value-type="float" office:value="3.11163830757141" calcext:value-type="float">
            <text:p>3.1116383076</text:p>
          </table:table-cell>
          <table:table-cell table:formula="of:=[.C64]/([.D64]-[.D63])" office:value-type="float" office:value="99692.1872828077" calcext:value-type="float">
            <text:p>99692.1872828077</text:p>
          </table:table-cell>
          <table:table-cell/>
          <table:table-cell office:value-type="float" office:value="1443142563.35203" calcext:value-type="float">
            <text:p>1443142563.35203</text:p>
          </table:table-cell>
          <table:table-cell table:formula="of:=[.G64]-[.$B$2]" office:value-type="float" office:value="3.35184788703918" calcext:value-type="float">
            <text:p>3.351847887</text:p>
          </table:table-cell>
          <table:table-cell table:formula="of:=[.C64]/([.H64]-[.H63])" office:value-type="float" office:value="99789.6023919151" calcext:value-type="float">
            <text:p>99789.6023919151</text:p>
          </table:table-cell>
          <table:table-cell table:formula="of:=[.G64]-[.$B64]" office:value-type="float" office:value="0.240209579467773" calcext:value-type="float">
            <text:p>0.240209579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2563.15678" calcext:value-type="float">
            <text:p>1443142563.15678</text:p>
          </table:table-cell>
          <table:table-cell office:value-type="float" office:value="4480" calcext:value-type="float">
            <text:p>4480</text:p>
          </table:table-cell>
          <table:table-cell table:formula="of:=[.B65]-[.$B$2]" office:value-type="float" office:value="3.15659165382385" calcext:value-type="float">
            <text:p>3.1565916538</text:p>
          </table:table-cell>
          <table:table-cell table:formula="of:=[.C65]/([.D65]-[.D64])" office:value-type="float" office:value="99658.8768907652" calcext:value-type="float">
            <text:p>99658.8768907652</text:p>
          </table:table-cell>
          <table:table-cell/>
          <table:table-cell office:value-type="float" office:value="1443142563.39704" calcext:value-type="float">
            <text:p>1443142563.39704</text:p>
          </table:table-cell>
          <table:table-cell table:formula="of:=[.G65]-[.$B$2]" office:value-type="float" office:value="3.39685797691345" calcext:value-type="float">
            <text:p>3.3968579769</text:p>
          </table:table-cell>
          <table:table-cell table:formula="of:=[.C65]/([.H65]-[.H64])" office:value-type="float" office:value="99533.238269787" calcext:value-type="float">
            <text:p>99533.238269787</text:p>
          </table:table-cell>
          <table:table-cell table:formula="of:=[.G65]-[.$B65]" office:value-type="float" office:value="0.2402663230896" calcext:value-type="float">
            <text:p>0.240266323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2563.20173" calcext:value-type="float">
            <text:p>1443142563.20173</text:p>
          </table:table-cell>
          <table:table-cell office:value-type="float" office:value="4480" calcext:value-type="float">
            <text:p>4480</text:p>
          </table:table-cell>
          <table:table-cell table:formula="of:=[.B66]-[.$B$2]" office:value-type="float" office:value="3.20154857635498" calcext:value-type="float">
            <text:p>3.2015485764</text:p>
          </table:table-cell>
          <table:table-cell table:formula="of:=[.C66]/([.D66]-[.D65])" office:value-type="float" office:value="99650.9491257564" calcext:value-type="float">
            <text:p>99650.9491257564</text:p>
          </table:table-cell>
          <table:table-cell/>
          <table:table-cell office:value-type="float" office:value="1443142563.44198" calcext:value-type="float">
            <text:p>1443142563.44198</text:p>
          </table:table-cell>
          <table:table-cell table:formula="of:=[.G66]-[.$B$2]" office:value-type="float" office:value="3.44179224967957" calcext:value-type="float">
            <text:p>3.4417922497</text:p>
          </table:table-cell>
          <table:table-cell table:formula="of:=[.C66]/([.H66]-[.H65])" office:value-type="float" office:value="99701.1796166989" calcext:value-type="float">
            <text:p>99701.1796166989</text:p>
          </table:table-cell>
          <table:table-cell table:formula="of:=[.G66]-[.$B66]" office:value-type="float" office:value="0.240243673324585" calcext:value-type="float">
            <text:p>0.24024367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2563.24667" calcext:value-type="float">
            <text:p>1443142563.24667</text:p>
          </table:table-cell>
          <table:table-cell office:value-type="float" office:value="4480" calcext:value-type="float">
            <text:p>4480</text:p>
          </table:table-cell>
          <table:table-cell table:formula="of:=[.B67]-[.$B$2]" office:value-type="float" office:value="3.24648642539978" calcext:value-type="float">
            <text:p>3.2464864254</text:p>
          </table:table-cell>
          <table:table-cell table:formula="of:=[.C67]/([.D67]-[.D66])" office:value-type="float" office:value="99693.2451202496" calcext:value-type="float">
            <text:p>99693.2451202496</text:p>
          </table:table-cell>
          <table:table-cell/>
          <table:table-cell office:value-type="float" office:value="1443142563.48689" calcext:value-type="float">
            <text:p>1443142563.48689</text:p>
          </table:table-cell>
          <table:table-cell table:formula="of:=[.G67]-[.$B$2]" office:value-type="float" office:value="3.48670196533203" calcext:value-type="float">
            <text:p>3.4867019653</text:p>
          </table:table-cell>
          <table:table-cell table:formula="of:=[.C67]/([.H67]-[.H66])" office:value-type="float" office:value="99755.6972898362" calcext:value-type="float">
            <text:p>99755.6972898362</text:p>
          </table:table-cell>
          <table:table-cell table:formula="of:=[.G67]-[.$B67]" office:value-type="float" office:value="0.240215539932251" calcext:value-type="float">
            <text:p>0.240215539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2563.29161" calcext:value-type="float">
            <text:p>1443142563.29161</text:p>
          </table:table-cell>
          <table:table-cell office:value-type="float" office:value="4480" calcext:value-type="float">
            <text:p>4480</text:p>
          </table:table-cell>
          <table:table-cell table:formula="of:=[.B68]-[.$B$2]" office:value-type="float" office:value="3.29142212867737" calcext:value-type="float">
            <text:p>3.2914221287</text:p>
          </table:table-cell>
          <table:table-cell table:formula="of:=[.C68]/([.D68]-[.D67])" office:value-type="float" office:value="99698.0056665641" calcext:value-type="float">
            <text:p>99698.0056665641</text:p>
          </table:table-cell>
          <table:table-cell/>
          <table:table-cell office:value-type="float" office:value="1443142563.53194" calcext:value-type="float">
            <text:p>1443142563.53194</text:p>
          </table:table-cell>
          <table:table-cell table:formula="of:=[.G68]-[.$B$2]" office:value-type="float" office:value="3.53174996376038" calcext:value-type="float">
            <text:p>3.5317499638</text:p>
          </table:table-cell>
          <table:table-cell table:formula="of:=[.C68]/([.H68]-[.H67])" office:value-type="float" office:value="99449.4795840059" calcext:value-type="float">
            <text:p>99449.4795840059</text:p>
          </table:table-cell>
          <table:table-cell table:formula="of:=[.G68]-[.$B68]" office:value-type="float" office:value="0.240327835083008" calcext:value-type="float">
            <text:p>0.240327835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2563.33655" calcext:value-type="float">
            <text:p>1443142563.33655</text:p>
          </table:table-cell>
          <table:table-cell office:value-type="float" office:value="4480" calcext:value-type="float">
            <text:p>4480</text:p>
          </table:table-cell>
          <table:table-cell table:formula="of:=[.B69]-[.$B$2]" office:value-type="float" office:value="3.3363618850708" calcext:value-type="float">
            <text:p>3.3363618851</text:p>
          </table:table-cell>
          <table:table-cell table:formula="of:=[.C69]/([.D69]-[.D68])" office:value-type="float" office:value="99689.0139051732" calcext:value-type="float">
            <text:p>99689.0139051732</text:p>
          </table:table-cell>
          <table:table-cell/>
          <table:table-cell office:value-type="float" office:value="1443142563.57679" calcext:value-type="float">
            <text:p>1443142563.57679</text:p>
          </table:table-cell>
          <table:table-cell table:formula="of:=[.G69]-[.$B$2]" office:value-type="float" office:value="3.5766019821167" calcext:value-type="float">
            <text:p>3.5766019821</text:p>
          </table:table-cell>
          <table:table-cell table:formula="of:=[.C69]/([.H69]-[.H68])" office:value-type="float" office:value="99884.0222620307" calcext:value-type="float">
            <text:p>99884.0222620307</text:p>
          </table:table-cell>
          <table:table-cell table:formula="of:=[.G69]-[.$B69]" office:value-type="float" office:value="0.240240097045898" calcext:value-type="float">
            <text:p>0.24024009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2563.38149" calcext:value-type="float">
            <text:p>1443142563.38149</text:p>
          </table:table-cell>
          <table:table-cell office:value-type="float" office:value="4480" calcext:value-type="float">
            <text:p>4480</text:p>
          </table:table-cell>
          <table:table-cell table:formula="of:=[.B70]-[.$B$2]" office:value-type="float" office:value="3.38130164146423" calcext:value-type="float">
            <text:p>3.3813016415</text:p>
          </table:table-cell>
          <table:table-cell table:formula="of:=[.C70]/([.D70]-[.D69])" office:value-type="float" office:value="99689.0139051732" calcext:value-type="float">
            <text:p>99689.0139051732</text:p>
          </table:table-cell>
          <table:table-cell/>
          <table:table-cell office:value-type="float" office:value="1443142563.62171" calcext:value-type="float">
            <text:p>1443142563.62171</text:p>
          </table:table-cell>
          <table:table-cell table:formula="of:=[.G70]-[.$B$2]" office:value-type="float" office:value="3.62152719497681" calcext:value-type="float">
            <text:p>3.621527195</text:p>
          </table:table-cell>
          <table:table-cell table:formula="of:=[.C70]/([.H70]-[.H69])" office:value-type="float" office:value="99721.2859947991" calcext:value-type="float">
            <text:p>99721.2859947991</text:p>
          </table:table-cell>
          <table:table-cell table:formula="of:=[.G70]-[.$B70]" office:value-type="float" office:value="0.240225553512573" calcext:value-type="float">
            <text:p>0.240225553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2563.42643" calcext:value-type="float">
            <text:p>1443142563.42643</text:p>
          </table:table-cell>
          <table:table-cell office:value-type="float" office:value="4480" calcext:value-type="float">
            <text:p>4480</text:p>
          </table:table-cell>
          <table:table-cell table:formula="of:=[.B71]-[.$B$2]" office:value-type="float" office:value="3.42624640464783" calcext:value-type="float">
            <text:p>3.4262464046</text:p>
          </table:table-cell>
          <table:table-cell table:formula="of:=[.C71]/([.D71]-[.D70])" office:value-type="float" office:value="99677.9086742489" calcext:value-type="float">
            <text:p>99677.9086742489</text:p>
          </table:table-cell>
          <table:table-cell/>
          <table:table-cell office:value-type="float" office:value="1443142563.66655" calcext:value-type="float">
            <text:p>1443142563.66655</text:p>
          </table:table-cell>
          <table:table-cell table:formula="of:=[.G71]-[.$B$2]" office:value-type="float" office:value="3.66636824607849" calcext:value-type="float">
            <text:p>3.6663682461</text:p>
          </table:table-cell>
          <table:table-cell table:formula="of:=[.C71]/([.H71]-[.H70])" office:value-type="float" office:value="99908.4519638233" calcext:value-type="float">
            <text:p>99908.4519638233</text:p>
          </table:table-cell>
          <table:table-cell table:formula="of:=[.G71]-[.$B71]" office:value-type="float" office:value="0.240121841430664" calcext:value-type="float">
            <text:p>0.240121841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2563.47138" calcext:value-type="float">
            <text:p>1443142563.47138</text:p>
          </table:table-cell>
          <table:table-cell office:value-type="float" office:value="4480" calcext:value-type="float">
            <text:p>4480</text:p>
          </table:table-cell>
          <table:table-cell table:formula="of:=[.B72]-[.$B$2]" office:value-type="float" office:value="3.47119307518005" calcext:value-type="float">
            <text:p>3.4711930752</text:p>
          </table:table-cell>
          <table:table-cell table:formula="of:=[.C72]/([.D72]-[.D71])" office:value-type="float" office:value="99673.6787608742" calcext:value-type="float">
            <text:p>99673.6787608742</text:p>
          </table:table-cell>
          <table:table-cell/>
          <table:table-cell office:value-type="float" office:value="1443142563.71152" calcext:value-type="float">
            <text:p>1443142563.71152</text:p>
          </table:table-cell>
          <table:table-cell table:formula="of:=[.G72]-[.$B$2]" office:value-type="float" office:value="3.71133351325989" calcext:value-type="float">
            <text:p>3.7113335133</text:p>
          </table:table-cell>
          <table:table-cell table:formula="of:=[.C72]/([.H72]-[.H71])" office:value-type="float" office:value="99632.4559115155" calcext:value-type="float">
            <text:p>99632.4559115155</text:p>
          </table:table-cell>
          <table:table-cell table:formula="of:=[.G72]-[.$B72]" office:value-type="float" office:value="0.240140438079834" calcext:value-type="float">
            <text:p>0.240140438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2563.51632" calcext:value-type="float">
            <text:p>1443142563.51632</text:p>
          </table:table-cell>
          <table:table-cell office:value-type="float" office:value="4480" calcext:value-type="float">
            <text:p>4480</text:p>
          </table:table-cell>
          <table:table-cell table:formula="of:=[.B73]-[.$B$2]" office:value-type="float" office:value="3.51613688468933" calcext:value-type="float">
            <text:p>3.5161368847</text:p>
          </table:table-cell>
          <table:table-cell table:formula="of:=[.C73]/([.D73]-[.D72])" office:value-type="float" office:value="99680.0237655696" calcext:value-type="float">
            <text:p>99680.0237655696</text:p>
          </table:table-cell>
          <table:table-cell/>
          <table:table-cell office:value-type="float" office:value="1443142563.75649" calcext:value-type="float">
            <text:p>1443142563.75649</text:p>
          </table:table-cell>
          <table:table-cell table:formula="of:=[.G73]-[.$B$2]" office:value-type="float" office:value="3.75630283355713" calcext:value-type="float">
            <text:p>3.7563028336</text:p>
          </table:table-cell>
          <table:table-cell table:formula="of:=[.C73]/([.H73]-[.H72])" office:value-type="float" office:value="99623.4759695676" calcext:value-type="float">
            <text:p>99623.4759695676</text:p>
          </table:table-cell>
          <table:table-cell table:formula="of:=[.G73]-[.$B73]" office:value-type="float" office:value="0.240165948867798" calcext:value-type="float">
            <text:p>0.240165948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2563.56127" calcext:value-type="float">
            <text:p>1443142563.56127</text:p>
          </table:table-cell>
          <table:table-cell office:value-type="float" office:value="4480" calcext:value-type="float">
            <text:p>4480</text:p>
          </table:table-cell>
          <table:table-cell table:formula="of:=[.B74]-[.$B$2]" office:value-type="float" office:value="3.56108021736145" calcext:value-type="float">
            <text:p>3.5610802174</text:p>
          </table:table-cell>
          <table:table-cell table:formula="of:=[.C74]/([.D74]-[.D73])" office:value-type="float" office:value="99681.0813448909" calcext:value-type="float">
            <text:p>99681.0813448909</text:p>
          </table:table-cell>
          <table:table-cell/>
          <table:table-cell office:value-type="float" office:value="1443142563.80147" calcext:value-type="float">
            <text:p>1443142563.80147</text:p>
          </table:table-cell>
          <table:table-cell table:formula="of:=[.G74]-[.$B$2]" office:value-type="float" office:value="3.80128622055054" calcext:value-type="float">
            <text:p>3.8012862206</text:p>
          </table:table-cell>
          <table:table-cell table:formula="of:=[.C74]/([.H74]-[.H73])" office:value-type="float" office:value="99592.322842575" calcext:value-type="float">
            <text:p>99592.322842575</text:p>
          </table:table-cell>
          <table:table-cell table:formula="of:=[.G74]-[.$B74]" office:value-type="float" office:value="0.240206003189087" calcext:value-type="float">
            <text:p>0.240206003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2563.60621" calcext:value-type="float">
            <text:p>1443142563.60621</text:p>
          </table:table-cell>
          <table:table-cell office:value-type="float" office:value="4480" calcext:value-type="float">
            <text:p>4480</text:p>
          </table:table-cell>
          <table:table-cell table:formula="of:=[.B75]-[.$B$2]" office:value-type="float" office:value="3.60602426528931" calcext:value-type="float">
            <text:p>3.6060242653</text:p>
          </table:table-cell>
          <table:table-cell table:formula="of:=[.C75]/([.D75]-[.D74])" office:value-type="float" office:value="99679.4949843244" calcext:value-type="float">
            <text:p>99679.4949843244</text:p>
          </table:table-cell>
          <table:table-cell/>
          <table:table-cell office:value-type="float" office:value="1443142563.84634" calcext:value-type="float">
            <text:p>1443142563.84634</text:p>
          </table:table-cell>
          <table:table-cell table:formula="of:=[.G75]-[.$B$2]" office:value-type="float" office:value="3.84615015983582" calcext:value-type="float">
            <text:p>3.8461501598</text:p>
          </table:table-cell>
          <table:table-cell table:formula="of:=[.C75]/([.H75]-[.H74])" office:value-type="float" office:value="99857.4817853783" calcext:value-type="float">
            <text:p>99857.4817853783</text:p>
          </table:table-cell>
          <table:table-cell table:formula="of:=[.G75]-[.$B75]" office:value-type="float" office:value="0.240125894546509" calcext:value-type="float">
            <text:p>0.240125894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2563.65115" calcext:value-type="float">
            <text:p>1443142563.65115</text:p>
          </table:table-cell>
          <table:table-cell office:value-type="float" office:value="4480" calcext:value-type="float">
            <text:p>4480</text:p>
          </table:table-cell>
          <table:table-cell table:formula="of:=[.B76]-[.$B$2]" office:value-type="float" office:value="3.65096068382263" calcext:value-type="float">
            <text:p>3.6509606838</text:p>
          </table:table-cell>
          <table:table-cell table:formula="of:=[.C76]/([.D76]-[.D75])" office:value-type="float" office:value="99696.4187672766" calcext:value-type="float">
            <text:p>99696.4187672766</text:p>
          </table:table-cell>
          <table:table-cell/>
          <table:table-cell office:value-type="float" office:value="1443142563.89126" calcext:value-type="float">
            <text:p>1443142563.89126</text:p>
          </table:table-cell>
          <table:table-cell table:formula="of:=[.G76]-[.$B$2]" office:value-type="float" office:value="3.89107513427734" calcext:value-type="float">
            <text:p>3.8910751343</text:p>
          </table:table-cell>
          <table:table-cell table:formula="of:=[.C76]/([.H76]-[.H75])" office:value-type="float" office:value="99721.8152195257" calcext:value-type="float">
            <text:p>99721.8152195257</text:p>
          </table:table-cell>
          <table:table-cell table:formula="of:=[.G76]-[.$B76]" office:value-type="float" office:value="0.240114450454712" calcext:value-type="float">
            <text:p>0.240114450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2563.69608" calcext:value-type="float">
            <text:p>1443142563.69608</text:p>
          </table:table-cell>
          <table:table-cell office:value-type="float" office:value="4480" calcext:value-type="float">
            <text:p>4480</text:p>
          </table:table-cell>
          <table:table-cell table:formula="of:=[.B77]-[.$B$2]" office:value-type="float" office:value="3.69589710235596" calcext:value-type="float">
            <text:p>3.6958971024</text:p>
          </table:table-cell>
          <table:table-cell table:formula="of:=[.C77]/([.D77]-[.D76])" office:value-type="float" office:value="99696.4187672766" calcext:value-type="float">
            <text:p>99696.4187672766</text:p>
          </table:table-cell>
          <table:table-cell/>
          <table:table-cell office:value-type="float" office:value="1443142563.93628" calcext:value-type="float">
            <text:p>1443142563.93628</text:p>
          </table:table-cell>
          <table:table-cell table:formula="of:=[.G77]-[.$B$2]" office:value-type="float" office:value="3.9360933303833" calcext:value-type="float">
            <text:p>3.9360933304</text:p>
          </table:table-cell>
          <table:table-cell table:formula="of:=[.C77]/([.H77]-[.H76])" office:value-type="float" office:value="99515.3157504502" calcext:value-type="float">
            <text:p>99515.3157504502</text:p>
          </table:table-cell>
          <table:table-cell table:formula="of:=[.G77]-[.$B77]" office:value-type="float" office:value="0.240196228027344" calcext:value-type="float">
            <text:p>0.24019622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2563.74102" calcext:value-type="float">
            <text:p>1443142563.74102</text:p>
          </table:table-cell>
          <table:table-cell office:value-type="float" office:value="4480" calcext:value-type="float">
            <text:p>4480</text:p>
          </table:table-cell>
          <table:table-cell table:formula="of:=[.B78]-[.$B$2]" office:value-type="float" office:value="3.74083185195923" calcext:value-type="float">
            <text:p>3.740831852</text:p>
          </table:table-cell>
          <table:table-cell table:formula="of:=[.C78]/([.D78]-[.D77])" office:value-type="float" office:value="99700.1216108665" calcext:value-type="float">
            <text:p>99700.1216108665</text:p>
          </table:table-cell>
          <table:table-cell/>
          <table:table-cell office:value-type="float" office:value="1443142563.98126" calcext:value-type="float">
            <text:p>1443142563.98126</text:p>
          </table:table-cell>
          <table:table-cell table:formula="of:=[.G78]-[.$B$2]" office:value-type="float" office:value="3.98107671737671" calcext:value-type="float">
            <text:p>3.9810767174</text:p>
          </table:table-cell>
          <table:table-cell table:formula="of:=[.C78]/([.H78]-[.H77])" office:value-type="float" office:value="99592.322842575" calcext:value-type="float">
            <text:p>99592.322842575</text:p>
          </table:table-cell>
          <table:table-cell table:formula="of:=[.G78]-[.$B78]" office:value-type="float" office:value="0.24024486541748" calcext:value-type="float">
            <text:p>0.240244865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2563.78595" calcext:value-type="float">
            <text:p>1443142563.78595</text:p>
          </table:table-cell>
          <table:table-cell office:value-type="float" office:value="4480" calcext:value-type="float">
            <text:p>4480</text:p>
          </table:table-cell>
          <table:table-cell table:formula="of:=[.B79]-[.$B$2]" office:value-type="float" office:value="3.78576707839966" calcext:value-type="float">
            <text:p>3.7857670784</text:p>
          </table:table-cell>
          <table:table-cell table:formula="of:=[.C79]/([.D79]-[.D78])" office:value-type="float" office:value="99699.0636274884" calcext:value-type="float">
            <text:p>99699.0636274884</text:p>
          </table:table-cell>
          <table:table-cell/>
          <table:table-cell office:value-type="float" office:value="1443142564.02609" calcext:value-type="float">
            <text:p>1443142564.02609</text:p>
          </table:table-cell>
          <table:table-cell table:formula="of:=[.G79]-[.$B$2]" office:value-type="float" office:value="4.02590894699097" calcext:value-type="float">
            <text:p>4.025908947</text:p>
          </table:table-cell>
          <table:table-cell table:formula="of:=[.C79]/([.H79]-[.H78])" office:value-type="float" office:value="99928.1106147628" calcext:value-type="float">
            <text:p>99928.1106147628</text:p>
          </table:table-cell>
          <table:table-cell table:formula="of:=[.G79]-[.$B79]" office:value-type="float" office:value="0.240141868591309" calcext:value-type="float">
            <text:p>0.240141868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2563.8309" calcext:value-type="float">
            <text:p>1443142563.8309</text:p>
          </table:table-cell>
          <table:table-cell office:value-type="float" office:value="4480" calcext:value-type="float">
            <text:p>4480</text:p>
          </table:table-cell>
          <table:table-cell table:formula="of:=[.B80]-[.$B$2]" office:value-type="float" office:value="3.83071875572205" calcext:value-type="float">
            <text:p>3.8307187557</text:p>
          </table:table-cell>
          <table:table-cell table:formula="of:=[.C80]/([.D80]-[.D79])" office:value-type="float" office:value="99662.5769461284" calcext:value-type="float">
            <text:p>99662.5769461284</text:p>
          </table:table-cell>
          <table:table-cell/>
          <table:table-cell office:value-type="float" office:value="1443142564.07107" calcext:value-type="float">
            <text:p>1443142564.07107</text:p>
          </table:table-cell>
          <table:table-cell table:formula="of:=[.G80]-[.$B$2]" office:value-type="float" office:value="4.07088398933411" calcext:value-type="float">
            <text:p>4.0708839893</text:p>
          </table:table-cell>
          <table:table-cell table:formula="of:=[.C80]/([.H80]-[.H79])" office:value-type="float" office:value="99610.8011598874" calcext:value-type="float">
            <text:p>99610.8011598874</text:p>
          </table:table-cell>
          <table:table-cell table:formula="of:=[.G80]-[.$B80]" office:value-type="float" office:value="0.240165233612061" calcext:value-type="float">
            <text:p>0.240165233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2563.87587" calcext:value-type="float">
            <text:p>1443142563.87587</text:p>
          </table:table-cell>
          <table:table-cell office:value-type="float" office:value="4480" calcext:value-type="float">
            <text:p>4480</text:p>
          </table:table-cell>
          <table:table-cell table:formula="of:=[.B81]-[.$B$2]" office:value-type="float" office:value="3.87568688392639" calcext:value-type="float">
            <text:p>3.8756868839</text:p>
          </table:table-cell>
          <table:table-cell table:formula="of:=[.C81]/([.D81]-[.D80])" office:value-type="float" office:value="99626.1169609247" calcext:value-type="float">
            <text:p>99626.1169609247</text:p>
          </table:table-cell>
          <table:table-cell/>
          <table:table-cell office:value-type="float" office:value="1443142564.11619" calcext:value-type="float">
            <text:p>1443142564.11619</text:p>
          </table:table-cell>
          <table:table-cell table:formula="of:=[.G81]-[.$B$2]" office:value-type="float" office:value="4.11600637435913" calcext:value-type="float">
            <text:p>4.1160063744</text:p>
          </table:table-cell>
          <table:table-cell table:formula="of:=[.C81]/([.H81]-[.H80])" office:value-type="float" office:value="99285.5319486201" calcext:value-type="float">
            <text:p>99285.5319486201</text:p>
          </table:table-cell>
          <table:table-cell table:formula="of:=[.G81]-[.$B81]" office:value-type="float" office:value="0.240319490432739" calcext:value-type="float">
            <text:p>0.240319490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2563.92087" calcext:value-type="float">
            <text:p>1443142563.92087</text:p>
          </table:table-cell>
          <table:table-cell office:value-type="float" office:value="4480" calcext:value-type="float">
            <text:p>4480</text:p>
          </table:table-cell>
          <table:table-cell table:formula="of:=[.B82]-[.$B$2]" office:value-type="float" office:value="3.92068123817444" calcext:value-type="float">
            <text:p>3.9206812382</text:p>
          </table:table-cell>
          <table:table-cell table:formula="of:=[.C82]/([.D82]-[.D81])" office:value-type="float" office:value="99568.0474777448" calcext:value-type="float">
            <text:p>99568.0474777448</text:p>
          </table:table-cell>
          <table:table-cell/>
          <table:table-cell office:value-type="float" office:value="1443142564.16092" calcext:value-type="float">
            <text:p>1443142564.16092</text:p>
          </table:table-cell>
          <table:table-cell table:formula="of:=[.G82]-[.$B$2]" office:value-type="float" office:value="4.16073822975159" calcext:value-type="float">
            <text:p>4.1607382298</text:p>
          </table:table-cell>
          <table:table-cell table:formula="of:=[.C82]/([.H82]-[.H81])" office:value-type="float" office:value="100152.340221406" calcext:value-type="float">
            <text:p>100152.340221406</text:p>
          </table:table-cell>
          <table:table-cell table:formula="of:=[.G82]-[.$B82]" office:value-type="float" office:value="0.240056991577148" calcext:value-type="float">
            <text:p>0.240056991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2563.96586" calcext:value-type="float">
            <text:p>1443142563.96586</text:p>
          </table:table-cell>
          <table:table-cell office:value-type="float" office:value="4480" calcext:value-type="float">
            <text:p>4480</text:p>
          </table:table-cell>
          <table:table-cell table:formula="of:=[.B83]-[.$B$2]" office:value-type="float" office:value="3.96567869186401" calcext:value-type="float">
            <text:p>3.9656786919</text:p>
          </table:table-cell>
          <table:table-cell table:formula="of:=[.C83]/([.D83]-[.D82])" office:value-type="float" office:value="99561.1891931989" calcext:value-type="float">
            <text:p>99561.1891931989</text:p>
          </table:table-cell>
          <table:table-cell/>
          <table:table-cell office:value-type="float" office:value="1443142564.2058" calcext:value-type="float">
            <text:p>1443142564.2058</text:p>
          </table:table-cell>
          <table:table-cell table:formula="of:=[.G83]-[.$B$2]" office:value-type="float" office:value="4.20561957359314" calcext:value-type="float">
            <text:p>4.2056195736</text:p>
          </table:table-cell>
          <table:table-cell table:formula="of:=[.C83]/([.H83]-[.H82])" office:value-type="float" office:value="99818.7580081383" calcext:value-type="float">
            <text:p>99818.7580081383</text:p>
          </table:table-cell>
          <table:table-cell table:formula="of:=[.G83]-[.$B83]" office:value-type="float" office:value="0.239940881729126" calcext:value-type="float">
            <text:p>0.239940881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2564.01078" calcext:value-type="float">
            <text:p>1443142564.01078</text:p>
          </table:table-cell>
          <table:table-cell office:value-type="float" office:value="4480" calcext:value-type="float">
            <text:p>4480</text:p>
          </table:table-cell>
          <table:table-cell table:formula="of:=[.B84]-[.$B$2]" office:value-type="float" office:value="4.01059865951538" calcext:value-type="float">
            <text:p>4.0105986595</text:p>
          </table:table-cell>
          <table:table-cell table:formula="of:=[.C84]/([.D84]-[.D83])" office:value-type="float" office:value="99732.930236508" calcext:value-type="float">
            <text:p>99732.930236508</text:p>
          </table:table-cell>
          <table:table-cell/>
          <table:table-cell office:value-type="float" office:value="1443142564.25051" calcext:value-type="float">
            <text:p>1443142564.25051</text:p>
          </table:table-cell>
          <table:table-cell table:formula="of:=[.G84]-[.$B$2]" office:value-type="float" office:value="4.25032329559326" calcext:value-type="float">
            <text:p>4.2503232956</text:p>
          </table:table-cell>
          <table:table-cell table:formula="of:=[.C84]/([.H84]-[.H83])" office:value-type="float" office:value="100215.369091365" calcext:value-type="float">
            <text:p>100215.369091365</text:p>
          </table:table-cell>
          <table:table-cell table:formula="of:=[.G84]-[.$B84]" office:value-type="float" office:value="0.239724636077881" calcext:value-type="float">
            <text:p>0.239724636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2564.05551" calcext:value-type="float">
            <text:p>1443142564.05551</text:p>
          </table:table-cell>
          <table:table-cell office:value-type="float" office:value="4480" calcext:value-type="float">
            <text:p>4480</text:p>
          </table:table-cell>
          <table:table-cell table:formula="of:=[.B85]-[.$B$2]" office:value-type="float" office:value="4.05532741546631" calcext:value-type="float">
            <text:p>4.0553274155</text:p>
          </table:table-cell>
          <table:table-cell table:formula="of:=[.C85]/([.D85]-[.D84])" office:value-type="float" office:value="100159.280193597" calcext:value-type="float">
            <text:p>100159.280193597</text:p>
          </table:table-cell>
          <table:table-cell/>
          <table:table-cell office:value-type="float" office:value="1443142564.29524" calcext:value-type="float">
            <text:p>1443142564.29524</text:p>
          </table:table-cell>
          <table:table-cell table:formula="of:=[.G85]-[.$B$2]" office:value-type="float" office:value="4.29505825042725" calcext:value-type="float">
            <text:p>4.2950582504</text:p>
          </table:table-cell>
          <table:table-cell table:formula="of:=[.C85]/([.H85]-[.H84])" office:value-type="float" office:value="100145.401210881" calcext:value-type="float">
            <text:p>100145.401210881</text:p>
          </table:table-cell>
          <table:table-cell table:formula="of:=[.G85]-[.$B85]" office:value-type="float" office:value="0.239730834960937" calcext:value-type="float">
            <text:p>0.23973083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2564.10023" calcext:value-type="float">
            <text:p>1443142564.10023</text:p>
          </table:table-cell>
          <table:table-cell office:value-type="float" office:value="4480" calcext:value-type="float">
            <text:p>4480</text:p>
          </table:table-cell>
          <table:table-cell table:formula="of:=[.B86]-[.$B$2]" office:value-type="float" office:value="4.10004830360413" calcext:value-type="float">
            <text:p>4.1000483036</text:p>
          </table:table-cell>
          <table:table-cell table:formula="of:=[.C86]/([.D86]-[.D85])" office:value-type="float" office:value="100176.901366401" calcext:value-type="float">
            <text:p>100176.901366401</text:p>
          </table:table-cell>
          <table:table-cell/>
          <table:table-cell office:value-type="float" office:value="1443142564.33997" calcext:value-type="float">
            <text:p>1443142564.33997</text:p>
          </table:table-cell>
          <table:table-cell table:formula="of:=[.G86]-[.$B$2]" office:value-type="float" office:value="4.33978247642517" calcext:value-type="float">
            <text:p>4.3397824764</text:p>
          </table:table-cell>
          <table:table-cell table:formula="of:=[.C86]/([.H86]-[.H85])" office:value-type="float" office:value="100169.424960152" calcext:value-type="float">
            <text:p>100169.424960152</text:p>
          </table:table-cell>
          <table:table-cell table:formula="of:=[.G86]-[.$B86]" office:value-type="float" office:value="0.239734172821045" calcext:value-type="float">
            <text:p>0.239734172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2564.14494" calcext:value-type="float">
            <text:p>1443142564.14494</text:p>
          </table:table-cell>
          <table:table-cell office:value-type="float" office:value="4480" calcext:value-type="float">
            <text:p>4480</text:p>
          </table:table-cell>
          <table:table-cell table:formula="of:=[.B87]-[.$B$2]" office:value-type="float" office:value="4.1447548866272" calcext:value-type="float">
            <text:p>4.1447548866</text:p>
          </table:table-cell>
          <table:table-cell table:formula="of:=[.C87]/([.D87]-[.D86])" office:value-type="float" office:value="100208.955752401" calcext:value-type="float">
            <text:p>100208.955752401</text:p>
          </table:table-cell>
          <table:table-cell/>
          <table:table-cell office:value-type="float" office:value="1443142564.38467" calcext:value-type="float">
            <text:p>1443142564.38467</text:p>
          </table:table-cell>
          <table:table-cell table:formula="of:=[.G87]-[.$B$2]" office:value-type="float" office:value="4.38448023796082" calcext:value-type="float">
            <text:p>4.384480238</text:p>
          </table:table-cell>
          <table:table-cell table:formula="of:=[.C87]/([.H87]-[.H86])" office:value-type="float" office:value="100228.732851138" calcext:value-type="float">
            <text:p>100228.732851138</text:p>
          </table:table-cell>
          <table:table-cell table:formula="of:=[.G87]-[.$B87]" office:value-type="float" office:value="0.239725351333618" calcext:value-type="float">
            <text:p>0.239725351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2564.18966" calcext:value-type="float">
            <text:p>1443142564.18966</text:p>
          </table:table-cell>
          <table:table-cell office:value-type="float" office:value="4480" calcext:value-type="float">
            <text:p>4480</text:p>
          </table:table-cell>
          <table:table-cell table:formula="of:=[.B88]-[.$B$2]" office:value-type="float" office:value="4.18947219848633" calcext:value-type="float">
            <text:p>4.1894721985</text:p>
          </table:table-cell>
          <table:table-cell table:formula="of:=[.C88]/([.D88]-[.D87])" office:value-type="float" office:value="100184.913040233" calcext:value-type="float">
            <text:p>100184.913040233</text:p>
          </table:table-cell>
          <table:table-cell/>
          <table:table-cell office:value-type="float" office:value="1443142564.47413" calcext:value-type="float">
            <text:p>1443142564.47413</text:p>
          </table:table-cell>
          <table:table-cell table:formula="of:=[.G88]-[.$B$2]" office:value-type="float" office:value="4.47394227981567" calcext:value-type="float">
            <text:p>4.4739422798</text:p>
          </table:table-cell>
          <table:table-cell table:formula="of:=[.C88]/([.H88]-[.H87])" office:value-type="float" office:value="50077.1042904238" calcext:value-type="float">
            <text:p>50077.1042904238</text:p>
          </table:table-cell>
          <table:table-cell table:formula="of:=[.G88]-[.$B88]" office:value-type="float" office:value="0.284470081329346" calcext:value-type="float">
            <text:p>0.284470081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2564.23437" calcext:value-type="float">
            <text:p>1443142564.23437</text:p>
          </table:table-cell>
          <table:table-cell office:value-type="float" office:value="4480" calcext:value-type="float">
            <text:p>4480</text:p>
          </table:table-cell>
          <table:table-cell table:formula="of:=[.B89]-[.$B$2]" office:value-type="float" office:value="4.23418402671814" calcext:value-type="float">
            <text:p>4.2341840267</text:p>
          </table:table-cell>
          <table:table-cell table:formula="of:=[.C89]/([.D89]-[.D88])" office:value-type="float" office:value="100197.200095982" calcext:value-type="float">
            <text:p>100197.200095982</text:p>
          </table:table-cell>
          <table:table-cell/>
          <table:table-cell office:value-type="float" office:value="1443142564.51889" calcext:value-type="float">
            <text:p>1443142564.51889</text:p>
          </table:table-cell>
          <table:table-cell table:formula="of:=[.G89]-[.$B$2]" office:value-type="float" office:value="4.5187029838562" calcext:value-type="float">
            <text:p>4.5187029839</text:p>
          </table:table-cell>
          <table:table-cell table:formula="of:=[.C89]/([.H89]-[.H88])" office:value-type="float" office:value="100087.791200597" calcext:value-type="float">
            <text:p>100087.791200597</text:p>
          </table:table-cell>
          <table:table-cell table:formula="of:=[.G89]-[.$B89]" office:value-type="float" office:value="0.284518957138062" calcext:value-type="float">
            <text:p>0.284518957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2564.27908" calcext:value-type="float">
            <text:p>1443142564.27908</text:p>
          </table:table-cell>
          <table:table-cell office:value-type="float" office:value="4480" calcext:value-type="float">
            <text:p>4480</text:p>
          </table:table-cell>
          <table:table-cell table:formula="of:=[.B90]-[.$B$2]" office:value-type="float" office:value="4.27889561653137" calcext:value-type="float">
            <text:p>4.2788956165</text:p>
          </table:table-cell>
          <table:table-cell table:formula="of:=[.C90]/([.D90]-[.D89])" office:value-type="float" office:value="100197.734384165" calcext:value-type="float">
            <text:p>100197.734384165</text:p>
          </table:table-cell>
          <table:table-cell/>
          <table:table-cell office:value-type="float" office:value="1443142564.56357" calcext:value-type="float">
            <text:p>1443142564.56357</text:p>
          </table:table-cell>
          <table:table-cell table:formula="of:=[.G90]-[.$B$2]" office:value-type="float" office:value="4.56338429450989" calcext:value-type="float">
            <text:p>4.5633842945</text:p>
          </table:table-cell>
          <table:table-cell table:formula="of:=[.C90]/([.H90]-[.H89])" office:value-type="float" office:value="100265.635328456" calcext:value-type="float">
            <text:p>100265.635328456</text:p>
          </table:table-cell>
          <table:table-cell table:formula="of:=[.G90]-[.$B90]" office:value-type="float" office:value="0.284488677978516" calcext:value-type="float">
            <text:p>0.28448867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2564.3238" calcext:value-type="float">
            <text:p>1443142564.3238</text:p>
          </table:table-cell>
          <table:table-cell office:value-type="float" office:value="4480" calcext:value-type="float">
            <text:p>4480</text:p>
          </table:table-cell>
          <table:table-cell table:formula="of:=[.B91]-[.$B$2]" office:value-type="float" office:value="4.32361054420471" calcext:value-type="float">
            <text:p>4.3236105442</text:p>
          </table:table-cell>
          <table:table-cell table:formula="of:=[.C91]/([.D91]-[.D90])" office:value-type="float" office:value="100190.254868087" calcext:value-type="float">
            <text:p>100190.254868087</text:p>
          </table:table-cell>
          <table:table-cell/>
          <table:table-cell office:value-type="float" office:value="1443142564.60824" calcext:value-type="float">
            <text:p>1443142564.60824</text:p>
          </table:table-cell>
          <table:table-cell table:formula="of:=[.G91]-[.$B$2]" office:value-type="float" office:value="4.60805153846741" calcext:value-type="float">
            <text:p>4.6080515385</text:p>
          </table:table-cell>
          <table:table-cell table:formula="of:=[.C91]/([.H91]-[.H90])" office:value-type="float" office:value="100297.211179196" calcext:value-type="float">
            <text:p>100297.211179196</text:p>
          </table:table-cell>
          <table:table-cell table:formula="of:=[.G91]-[.$B91]" office:value-type="float" office:value="0.284440994262695" calcext:value-type="float">
            <text:p>0.284440994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2564.36851" calcext:value-type="float">
            <text:p>1443142564.36851</text:p>
          </table:table-cell>
          <table:table-cell office:value-type="float" office:value="4480" calcext:value-type="float">
            <text:p>4480</text:p>
          </table:table-cell>
          <table:table-cell table:formula="of:=[.B92]-[.$B$2]" office:value-type="float" office:value="4.36832427978516" calcext:value-type="float">
            <text:p>4.3683242798</text:p>
          </table:table-cell>
          <table:table-cell table:formula="of:=[.C92]/([.D92]-[.D91])" office:value-type="float" office:value="100192.925995638" calcext:value-type="float">
            <text:p>100192.925995638</text:p>
          </table:table-cell>
          <table:table-cell/>
          <table:table-cell office:value-type="float" office:value="1443142564.65297" calcext:value-type="float">
            <text:p>1443142564.65297</text:p>
          </table:table-cell>
          <table:table-cell table:formula="of:=[.G92]-[.$B$2]" office:value-type="float" office:value="4.65278029441834" calcext:value-type="float">
            <text:p>4.6527802944</text:p>
          </table:table-cell>
          <table:table-cell table:formula="of:=[.C92]/([.H92]-[.H91])" office:value-type="float" office:value="100159.280193597" calcext:value-type="float">
            <text:p>100159.280193597</text:p>
          </table:table-cell>
          <table:table-cell table:formula="of:=[.G92]-[.$B92]" office:value-type="float" office:value="0.284456014633179" calcext:value-type="float">
            <text:p>0.284456014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2564.41322" calcext:value-type="float">
            <text:p>1443142564.41322</text:p>
          </table:table-cell>
          <table:table-cell office:value-type="float" office:value="4480" calcext:value-type="float">
            <text:p>4480</text:p>
          </table:table-cell>
          <table:table-cell table:formula="of:=[.B93]-[.$B$2]" office:value-type="float" office:value="4.41303706169128" calcext:value-type="float">
            <text:p>4.4130370617</text:p>
          </table:table-cell>
          <table:table-cell table:formula="of:=[.C93]/([.D93]-[.D92])" office:value-type="float" office:value="100195.063000229" calcext:value-type="float">
            <text:p>100195.063000229</text:p>
          </table:table-cell>
          <table:table-cell/>
          <table:table-cell office:value-type="float" office:value="1443142564.69767" calcext:value-type="float">
            <text:p>1443142564.69767</text:p>
          </table:table-cell>
          <table:table-cell table:formula="of:=[.G93]-[.$B$2]" office:value-type="float" office:value="4.69748520851135" calcext:value-type="float">
            <text:p>4.6974852085</text:p>
          </table:table-cell>
          <table:table-cell table:formula="of:=[.C93]/([.H93]-[.H92])" office:value-type="float" office:value="100212.696767037" calcext:value-type="float">
            <text:p>100212.696767037</text:p>
          </table:table-cell>
          <table:table-cell table:formula="of:=[.G93]-[.$B93]" office:value-type="float" office:value="0.284448146820068" calcext:value-type="float">
            <text:p>0.284448146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2564.45793" calcext:value-type="float">
            <text:p>1443142564.45793</text:p>
          </table:table-cell>
          <table:table-cell office:value-type="float" office:value="4480" calcext:value-type="float">
            <text:p>4480</text:p>
          </table:table-cell>
          <table:table-cell table:formula="of:=[.B94]-[.$B$2]" office:value-type="float" office:value="4.45774030685425" calcext:value-type="float">
            <text:p>4.4577403069</text:p>
          </table:table-cell>
          <table:table-cell table:formula="of:=[.C94]/([.D94]-[.D93])" office:value-type="float" office:value="100216.438061003" calcext:value-type="float">
            <text:p>100216.438061003</text:p>
          </table:table-cell>
          <table:table-cell/>
          <table:table-cell office:value-type="float" office:value="1443142564.74239" calcext:value-type="float">
            <text:p>1443142564.74239</text:p>
          </table:table-cell>
          <table:table-cell table:formula="of:=[.G94]-[.$B$2]" office:value-type="float" office:value="4.74220609664917" calcext:value-type="float">
            <text:p>4.7422060966</text:p>
          </table:table-cell>
          <table:table-cell table:formula="of:=[.C94]/([.H94]-[.H93])" office:value-type="float" office:value="100176.901366401" calcext:value-type="float">
            <text:p>100176.901366401</text:p>
          </table:table-cell>
          <table:table-cell table:formula="of:=[.G94]-[.$B94]" office:value-type="float" office:value="0.284465789794922" calcext:value-type="float">
            <text:p>0.284465789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2564.50263" calcext:value-type="float">
            <text:p>1443142564.50263</text:p>
          </table:table-cell>
          <table:table-cell office:value-type="float" office:value="4480" calcext:value-type="float">
            <text:p>4480</text:p>
          </table:table-cell>
          <table:table-cell table:formula="of:=[.B95]-[.$B$2]" office:value-type="float" office:value="4.50244760513306" calcext:value-type="float">
            <text:p>4.5024476051</text:p>
          </table:table-cell>
          <table:table-cell table:formula="of:=[.C95]/([.D95]-[.D94])" office:value-type="float" office:value="100207.352545916" calcext:value-type="float">
            <text:p>100207.352545916</text:p>
          </table:table-cell>
          <table:table-cell/>
          <table:table-cell office:value-type="float" office:value="1443142564.78706" calcext:value-type="float">
            <text:p>1443142564.78706</text:p>
          </table:table-cell>
          <table:table-cell table:formula="of:=[.G95]-[.$B$2]" office:value-type="float" office:value="4.78687810897827" calcext:value-type="float">
            <text:p>4.786878109</text:p>
          </table:table-cell>
          <table:table-cell table:formula="of:=[.C95]/([.H95]-[.H94])" office:value-type="float" office:value="100286.505273046" calcext:value-type="float">
            <text:p>100286.505273046</text:p>
          </table:table-cell>
          <table:table-cell table:formula="of:=[.G95]-[.$B95]" office:value-type="float" office:value="0.284430503845215" calcext:value-type="float">
            <text:p>0.284430503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2564.54734" calcext:value-type="float">
            <text:p>1443142564.54734</text:p>
          </table:table-cell>
          <table:table-cell office:value-type="float" office:value="4480" calcext:value-type="float">
            <text:p>4480</text:p>
          </table:table-cell>
          <table:table-cell table:formula="of:=[.B96]-[.$B$2]" office:value-type="float" office:value="4.54715275764465" calcext:value-type="float">
            <text:p>4.5471527576</text:p>
          </table:table-cell>
          <table:table-cell table:formula="of:=[.C96]/([.D96]-[.D95])" office:value-type="float" office:value="100212.162319273" calcext:value-type="float">
            <text:p>100212.162319273</text:p>
          </table:table-cell>
          <table:table-cell/>
          <table:table-cell office:value-type="float" office:value="1443142564.83181" calcext:value-type="float">
            <text:p>1443142564.83181</text:p>
          </table:table-cell>
          <table:table-cell table:formula="of:=[.G96]-[.$B$2]" office:value-type="float" office:value="4.83162188529968" calcext:value-type="float">
            <text:p>4.8316218853</text:p>
          </table:table-cell>
          <table:table-cell table:formula="of:=[.C96]/([.H96]-[.H95])" office:value-type="float" office:value="100125.656981174" calcext:value-type="float">
            <text:p>100125.656981174</text:p>
          </table:table-cell>
          <table:table-cell table:formula="of:=[.G96]-[.$B96]" office:value-type="float" office:value="0.284469127655029" calcext:value-type="float">
            <text:p>0.284469127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2564.59205" calcext:value-type="float">
            <text:p>1443142564.59205</text:p>
          </table:table-cell>
          <table:table-cell office:value-type="float" office:value="4480" calcext:value-type="float">
            <text:p>4480</text:p>
          </table:table-cell>
          <table:table-cell table:formula="of:=[.B97]-[.$B$2]" office:value-type="float" office:value="4.59186720848084" calcext:value-type="float">
            <text:p>4.5918672085</text:p>
          </table:table-cell>
          <table:table-cell table:formula="of:=[.C97]/([.D97]-[.D96])" office:value-type="float" office:value="100191.323302017" calcext:value-type="float">
            <text:p>100191.323302017</text:p>
          </table:table-cell>
          <table:table-cell/>
          <table:table-cell office:value-type="float" office:value="1443142564.87654" calcext:value-type="float">
            <text:p>1443142564.87654</text:p>
          </table:table-cell>
          <table:table-cell table:formula="of:=[.G97]-[.$B$2]" office:value-type="float" office:value="4.87635087966919" calcext:value-type="float">
            <text:p>4.8763508797</text:p>
          </table:table-cell>
          <table:table-cell table:formula="of:=[.C97]/([.H97]-[.H96])" office:value-type="float" office:value="100158.746315436" calcext:value-type="float">
            <text:p>100158.746315436</text:p>
          </table:table-cell>
          <table:table-cell table:formula="of:=[.G97]-[.$B97]" office:value-type="float" office:value="0.284483671188354" calcext:value-type="float">
            <text:p>0.284483671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2564.63678" calcext:value-type="float">
            <text:p>1443142564.63678</text:p>
          </table:table-cell>
          <table:table-cell office:value-type="float" office:value="4480" calcext:value-type="float">
            <text:p>4480</text:p>
          </table:table-cell>
          <table:table-cell table:formula="of:=[.B98]-[.$B$2]" office:value-type="float" office:value="4.63659143447876" calcext:value-type="float">
            <text:p>4.6365914345</text:p>
          </table:table-cell>
          <table:table-cell table:formula="of:=[.C98]/([.D98]-[.D97])" office:value-type="float" office:value="100169.424960152" calcext:value-type="float">
            <text:p>100169.424960152</text:p>
          </table:table-cell>
          <table:table-cell/>
          <table:table-cell office:value-type="float" office:value="1443142564.92121" calcext:value-type="float">
            <text:p>1443142564.92121</text:p>
          </table:table-cell>
          <table:table-cell table:formula="of:=[.G98]-[.$B$2]" office:value-type="float" office:value="4.92102527618408" calcext:value-type="float">
            <text:p>4.9210252762</text:p>
          </table:table-cell>
          <table:table-cell table:formula="of:=[.C98]/([.H98]-[.H97])" office:value-type="float" office:value="100281.153177001" calcext:value-type="float">
            <text:p>100281.153177001</text:p>
          </table:table-cell>
          <table:table-cell table:formula="of:=[.G98]-[.$B98]" office:value-type="float" office:value="0.284433841705322" calcext:value-type="float">
            <text:p>0.284433841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2564.68149" calcext:value-type="float">
            <text:p>1443142564.68149</text:p>
          </table:table-cell>
          <table:table-cell office:value-type="float" office:value="4480" calcext:value-type="float">
            <text:p>4480</text:p>
          </table:table-cell>
          <table:table-cell table:formula="of:=[.B99]-[.$B$2]" office:value-type="float" office:value="4.68130421638489" calcext:value-type="float">
            <text:p>4.6813042164</text:p>
          </table:table-cell>
          <table:table-cell table:formula="of:=[.C99]/([.D99]-[.D98])" office:value-type="float" office:value="100195.063000229" calcext:value-type="float">
            <text:p>100195.063000229</text:p>
          </table:table-cell>
          <table:table-cell/>
          <table:table-cell office:value-type="float" office:value="1443142565.01079" calcext:value-type="float">
            <text:p>1443142565.01079</text:p>
          </table:table-cell>
          <table:table-cell table:formula="of:=[.G99]-[.$B$2]" office:value-type="float" office:value="5.01060652732849" calcext:value-type="float">
            <text:p>5.0106065273</text:p>
          </table:table-cell>
          <table:table-cell table:formula="of:=[.C99]/([.H99]-[.H98])" office:value-type="float" office:value="50010.464720771" calcext:value-type="float">
            <text:p>50010.464720771</text:p>
          </table:table-cell>
          <table:table-cell table:formula="of:=[.G99]-[.$B99]" office:value-type="float" office:value="0.329302310943604" calcext:value-type="float">
            <text:p>0.329302310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2564.72621" calcext:value-type="float">
            <text:p>1443142564.72621</text:p>
          </table:table-cell>
          <table:table-cell office:value-type="float" office:value="4480" calcext:value-type="float">
            <text:p>4480</text:p>
          </table:table-cell>
          <table:table-cell table:formula="of:=[.B100]-[.$B$2]" office:value-type="float" office:value="4.72602415084839" calcext:value-type="float">
            <text:p>4.7260241508</text:p>
          </table:table-cell>
          <table:table-cell table:formula="of:=[.C100]/([.D100]-[.D99])" office:value-type="float" office:value="100179.037687464" calcext:value-type="float">
            <text:p>100179.037687464</text:p>
          </table:table-cell>
          <table:table-cell/>
          <table:table-cell office:value-type="float" office:value="1443142565.02442" calcext:value-type="float">
            <text:p>1443142565.02442</text:p>
          </table:table-cell>
          <table:table-cell table:formula="of:=[.G100]-[.$B$2]" office:value-type="float" office:value="5.02423405647278" calcext:value-type="float">
            <text:p>5.0242340565</text:p>
          </table:table-cell>
          <table:table-cell table:formula="of:=[.C100]/([.H100]-[.H99])" office:value-type="float" office:value="328746.315826306" calcext:value-type="float">
            <text:p>328746.315826306</text:p>
          </table:table-cell>
          <table:table-cell table:formula="of:=[.G100]-[.$B100]" office:value-type="float" office:value="0.29820990562439" calcext:value-type="float">
            <text:p>0.29820990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2564.77092" calcext:value-type="float">
            <text:p>1443142564.77092</text:p>
          </table:table-cell>
          <table:table-cell office:value-type="float" office:value="4480" calcext:value-type="float">
            <text:p>4480</text:p>
          </table:table-cell>
          <table:table-cell table:formula="of:=[.B101]-[.$B$2]" office:value-type="float" office:value="4.77073574066162" calcext:value-type="float">
            <text:p>4.7707357407</text:p>
          </table:table-cell>
          <table:table-cell table:formula="of:=[.C101]/([.D101]-[.D100])" office:value-type="float" office:value="100197.734384165" calcext:value-type="float">
            <text:p>100197.734384165</text:p>
          </table:table-cell>
          <table:table-cell/>
          <table:table-cell office:value-type="float" office:value="1443142565.1001" calcext:value-type="float">
            <text:p>1443142565.1001</text:p>
          </table:table-cell>
          <table:table-cell table:formula="of:=[.G101]-[.$B$2]" office:value-type="float" office:value="5.09991717338562" calcext:value-type="float">
            <text:p>5.0999171734</text:p>
          </table:table-cell>
          <table:table-cell table:formula="of:=[.C101]/([.H101]-[.H100])" office:value-type="float" office:value="59194.1793988117" calcext:value-type="float">
            <text:p>59194.1793988117</text:p>
          </table:table-cell>
          <table:table-cell table:formula="of:=[.G101]-[.$B101]" office:value-type="float" office:value="0.329181432723999" calcext:value-type="float">
            <text:p>0.329181432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2564.81565" calcext:value-type="float">
            <text:p>1443142564.81565</text:p>
          </table:table-cell>
          <table:table-cell office:value-type="float" office:value="4480" calcext:value-type="float">
            <text:p>4480</text:p>
          </table:table-cell>
          <table:table-cell table:formula="of:=[.B102]-[.$B$2]" office:value-type="float" office:value="4.81545972824097" calcext:value-type="float">
            <text:p>4.8154597282</text:p>
          </table:table-cell>
          <table:table-cell table:formula="of:=[.C102]/([.D102]-[.D101])" office:value-type="float" office:value="100169.958952161" calcext:value-type="float">
            <text:p>100169.958952161</text:p>
          </table:table-cell>
          <table:table-cell/>
          <table:table-cell office:value-type="float" office:value="1443142565.11373" calcext:value-type="float">
            <text:p>1443142565.11373</text:p>
          </table:table-cell>
          <table:table-cell table:formula="of:=[.G102]-[.$B$2]" office:value-type="float" office:value="5.11354827880859" calcext:value-type="float">
            <text:p>5.1135482788</text:p>
          </table:table-cell>
          <table:table-cell table:formula="of:=[.C102]/([.H102]-[.H101])" office:value-type="float" office:value="328660.065415493" calcext:value-type="float">
            <text:p>328660.065415493</text:p>
          </table:table-cell>
          <table:table-cell table:formula="of:=[.G102]-[.$B102]" office:value-type="float" office:value="0.298088550567627" calcext:value-type="float">
            <text:p>0.298088550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2564.86037" calcext:value-type="float">
            <text:p>1443142564.86037</text:p>
          </table:table-cell>
          <table:table-cell office:value-type="float" office:value="4480" calcext:value-type="float">
            <text:p>4480</text:p>
          </table:table-cell>
          <table:table-cell table:formula="of:=[.B103]-[.$B$2]" office:value-type="float" office:value="4.86018204689026" calcext:value-type="float">
            <text:p>4.8601820469</text:p>
          </table:table-cell>
          <table:table-cell table:formula="of:=[.C103]/([.D103]-[.D102])" office:value-type="float" office:value="100173.697055641" calcext:value-type="float">
            <text:p>100173.697055641</text:p>
          </table:table-cell>
          <table:table-cell/>
          <table:table-cell office:value-type="float" office:value="1443142565.14488" calcext:value-type="float">
            <text:p>1443142565.14488</text:p>
          </table:table-cell>
          <table:table-cell table:formula="of:=[.G103]-[.$B$2]" office:value-type="float" office:value="5.14469766616821" calcext:value-type="float">
            <text:p>5.1446976662</text:p>
          </table:table-cell>
          <table:table-cell table:formula="of:=[.C103]/([.H103]-[.H102])" office:value-type="float" office:value="143823.053348641" calcext:value-type="float">
            <text:p>143823.053348641</text:p>
          </table:table-cell>
          <table:table-cell table:formula="of:=[.G103]-[.$B103]" office:value-type="float" office:value="0.284515619277954" calcext:value-type="float">
            <text:p>0.284515619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2564.90511" calcext:value-type="float">
            <text:p>1443142564.90511</text:p>
          </table:table-cell>
          <table:table-cell office:value-type="float" office:value="4480" calcext:value-type="float">
            <text:p>4480</text:p>
          </table:table-cell>
          <table:table-cell table:formula="of:=[.B104]-[.$B$2]" office:value-type="float" office:value="4.90492129325867" calcext:value-type="float">
            <text:p>4.9049212933</text:p>
          </table:table-cell>
          <table:table-cell table:formula="of:=[.C104]/([.D104]-[.D103])" office:value-type="float" office:value="100135.794937383" calcext:value-type="float">
            <text:p>100135.794937383</text:p>
          </table:table-cell>
          <table:table-cell/>
          <table:table-cell office:value-type="float" office:value="1443142565.18957" calcext:value-type="float">
            <text:p>1443142565.18957</text:p>
          </table:table-cell>
          <table:table-cell table:formula="of:=[.G104]-[.$B$2]" office:value-type="float" office:value="5.18938612937927" calcext:value-type="float">
            <text:p>5.1893861294</text:p>
          </table:table-cell>
          <table:table-cell table:formula="of:=[.C104]/([.H104]-[.H103])" office:value-type="float" office:value="100249.587434711" calcext:value-type="float">
            <text:p>100249.587434711</text:p>
          </table:table-cell>
          <table:table-cell table:formula="of:=[.G104]-[.$B104]" office:value-type="float" office:value="0.284464836120605" calcext:value-type="float">
            <text:p>0.284464836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2564.94982" calcext:value-type="float">
            <text:p>1443142564.94982</text:p>
          </table:table-cell>
          <table:table-cell office:value-type="float" office:value="4480" calcext:value-type="float">
            <text:p>4480</text:p>
          </table:table-cell>
          <table:table-cell table:formula="of:=[.B105]-[.$B$2]" office:value-type="float" office:value="4.94963765144348" calcext:value-type="float">
            <text:p>4.9496376514</text:p>
          </table:table-cell>
          <table:table-cell table:formula="of:=[.C105]/([.D105]-[.D104])" office:value-type="float" office:value="100187.049703019" calcext:value-type="float">
            <text:p>100187.049703019</text:p>
          </table:table-cell>
          <table:table-cell/>
          <table:table-cell office:value-type="float" office:value="1443142565.23274" calcext:value-type="float">
            <text:p>1443142565.23274</text:p>
          </table:table-cell>
          <table:table-cell table:formula="of:=[.G105]-[.$B$2]" office:value-type="float" office:value="5.23255276679993" calcext:value-type="float">
            <text:p>5.2325527668</text:p>
          </table:table-cell>
          <table:table-cell table:formula="of:=[.C105]/([.H105]-[.H104])" office:value-type="float" office:value="103783.854098777" calcext:value-type="float">
            <text:p>103783.854098777</text:p>
          </table:table-cell>
          <table:table-cell table:formula="of:=[.G105]-[.$B105]" office:value-type="float" office:value="0.282915115356445" calcext:value-type="float">
            <text:p>0.282915115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2564.99454" calcext:value-type="float">
            <text:p>1443142564.99454</text:p>
          </table:table-cell>
          <table:table-cell office:value-type="float" office:value="4480" calcext:value-type="float">
            <text:p>4480</text:p>
          </table:table-cell>
          <table:table-cell table:formula="of:=[.B106]-[.$B$2]" office:value-type="float" office:value="4.99435043334961" calcext:value-type="float">
            <text:p>4.9943504333</text:p>
          </table:table-cell>
          <table:table-cell table:formula="of:=[.C106]/([.D106]-[.D105])" office:value-type="float" office:value="100195.063000229" calcext:value-type="float">
            <text:p>100195.063000229</text:p>
          </table:table-cell>
          <table:table-cell/>
          <table:table-cell office:value-type="float" office:value="1443142565.24636" calcext:value-type="float">
            <text:p>1443142565.24636</text:p>
          </table:table-cell>
          <table:table-cell table:formula="of:=[.G106]-[.$B$2]" office:value-type="float" office:value="5.24617385864258" calcext:value-type="float">
            <text:p>5.2461738586</text:p>
          </table:table-cell>
          <table:table-cell table:formula="of:=[.C106]/([.H106]-[.H105])" office:value-type="float" office:value="328901.680698745" calcext:value-type="float">
            <text:p>328901.680698745</text:p>
          </table:table-cell>
          <table:table-cell table:formula="of:=[.G106]-[.$B106]" office:value-type="float" office:value="0.251823425292969" calcext:value-type="float">
            <text:p>0.251823425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2565.03758" calcext:value-type="float">
            <text:p>1443142565.03758</text:p>
          </table:table-cell>
          <table:table-cell office:value-type="float" office:value="4480" calcext:value-type="float">
            <text:p>4480</text:p>
          </table:table-cell>
          <table:table-cell table:formula="of:=[.B107]-[.$B$2]" office:value-type="float" office:value="5.03739786148071" calcext:value-type="float">
            <text:p>5.0373978615</text:p>
          </table:table-cell>
          <table:table-cell table:formula="of:=[.C107]/([.D107]-[.D106])" office:value-type="float" office:value="104071.258016992" calcext:value-type="float">
            <text:p>104071.258016992</text:p>
          </table:table-cell>
          <table:table-cell/>
          <table:table-cell office:value-type="float" office:value="1443142565.27553" calcext:value-type="float">
            <text:p>1443142565.27553</text:p>
          </table:table-cell>
          <table:table-cell table:formula="of:=[.G107]-[.$B$2]" office:value-type="float" office:value="5.27534365653992" calcext:value-type="float">
            <text:p>5.2753436565</text:p>
          </table:table-cell>
          <table:table-cell table:formula="of:=[.C107]/([.H107]-[.H106])" office:value-type="float" office:value="153583.511814756" calcext:value-type="float">
            <text:p>153583.511814756</text:p>
          </table:table-cell>
          <table:table-cell table:formula="of:=[.G107]-[.$B107]" office:value-type="float" office:value="0.237945795059204" calcext:value-type="float">
            <text:p>0.237945795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2565.08039" calcext:value-type="float">
            <text:p>1443142565.08039</text:p>
          </table:table-cell>
          <table:table-cell office:value-type="float" office:value="4480" calcext:value-type="float">
            <text:p>4480</text:p>
          </table:table-cell>
          <table:table-cell table:formula="of:=[.B108]-[.$B$2]" office:value-type="float" office:value="5.08020853996277" calcext:value-type="float">
            <text:p>5.08020854</text:p>
          </table:table-cell>
          <table:table-cell table:formula="of:=[.C108]/([.D108]-[.D107])" office:value-type="float" office:value="104646.788111004" calcext:value-type="float">
            <text:p>104646.788111004</text:p>
          </table:table-cell>
          <table:table-cell/>
          <table:table-cell office:value-type="float" office:value="1443142565.31829" calcext:value-type="float">
            <text:p>1443142565.31829</text:p>
          </table:table-cell>
          <table:table-cell table:formula="of:=[.G108]-[.$B$2]" office:value-type="float" office:value="5.31810903549194" calcext:value-type="float">
            <text:p>5.3181090355</text:p>
          </table:table-cell>
          <table:table-cell table:formula="of:=[.C108]/([.H108]-[.H107])" office:value-type="float" office:value="104757.63596122" calcext:value-type="float">
            <text:p>104757.63596122</text:p>
          </table:table-cell>
          <table:table-cell table:formula="of:=[.G108]-[.$B108]" office:value-type="float" office:value="0.237900495529175" calcext:value-type="float">
            <text:p>0.237900495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2565.1232" calcext:value-type="float">
            <text:p>1443142565.1232</text:p>
          </table:table-cell>
          <table:table-cell office:value-type="float" office:value="4480" calcext:value-type="float">
            <text:p>4480</text:p>
          </table:table-cell>
          <table:table-cell table:formula="of:=[.B109]-[.$B$2]" office:value-type="float" office:value="5.12301778793335" calcext:value-type="float">
            <text:p>5.1230177879</text:p>
          </table:table-cell>
          <table:table-cell table:formula="of:=[.C109]/([.D109]-[.D108])" office:value-type="float" office:value="104650.284982317" calcext:value-type="float">
            <text:p>104650.284982317</text:p>
          </table:table-cell>
          <table:table-cell/>
          <table:table-cell office:value-type="float" office:value="1443142565.36103" calcext:value-type="float">
            <text:p>1443142565.36103</text:p>
          </table:table-cell>
          <table:table-cell table:formula="of:=[.G109]-[.$B$2]" office:value-type="float" office:value="5.36084461212158" calcext:value-type="float">
            <text:p>5.3608446121</text:p>
          </table:table-cell>
          <table:table-cell table:formula="of:=[.C109]/([.H109]-[.H108])" office:value-type="float" office:value="104830.690336186" calcext:value-type="float">
            <text:p>104830.690336186</text:p>
          </table:table-cell>
          <table:table-cell table:formula="of:=[.G109]-[.$B109]" office:value-type="float" office:value="0.237826824188232" calcext:value-type="float">
            <text:p>0.237826824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2565.166" calcext:value-type="float">
            <text:p>1443142565.166</text:p>
          </table:table-cell>
          <table:table-cell office:value-type="float" office:value="4480" calcext:value-type="float">
            <text:p>4480</text:p>
          </table:table-cell>
          <table:table-cell table:formula="of:=[.B110]-[.$B$2]" office:value-type="float" office:value="5.16581583023071" calcext:value-type="float">
            <text:p>5.1658158302</text:p>
          </table:table-cell>
          <table:table-cell table:formula="of:=[.C110]/([.D110]-[.D109])" office:value-type="float" office:value="104677.685228514" calcext:value-type="float">
            <text:p>104677.685228514</text:p>
          </table:table-cell>
          <table:table-cell/>
          <table:table-cell office:value-type="float" office:value="1443142565.40393" calcext:value-type="float">
            <text:p>1443142565.40393</text:p>
          </table:table-cell>
          <table:table-cell table:formula="of:=[.G110]-[.$B$2]" office:value-type="float" office:value="5.40374708175659" calcext:value-type="float">
            <text:p>5.4037470818</text:p>
          </table:table-cell>
          <table:table-cell table:formula="of:=[.C110]/([.H110]-[.H109])" office:value-type="float" office:value="104422.893090149" calcext:value-type="float">
            <text:p>104422.893090149</text:p>
          </table:table-cell>
          <table:table-cell table:formula="of:=[.G110]-[.$B110]" office:value-type="float" office:value="0.237931251525879" calcext:value-type="float">
            <text:p>0.23793125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2565.2088" calcext:value-type="float">
            <text:p>1443142565.2088</text:p>
          </table:table-cell>
          <table:table-cell office:value-type="float" office:value="4480" calcext:value-type="float">
            <text:p>4480</text:p>
          </table:table-cell>
          <table:table-cell table:formula="of:=[.B111]-[.$B$2]" office:value-type="float" office:value="5.20861744880676" calcext:value-type="float">
            <text:p>5.2086174488</text:p>
          </table:table-cell>
          <table:table-cell table:formula="of:=[.C111]/([.D111]-[.D110])" office:value-type="float" office:value="104668.938910335" calcext:value-type="float">
            <text:p>104668.938910335</text:p>
          </table:table-cell>
          <table:table-cell/>
          <table:table-cell office:value-type="float" office:value="1443142565.44671" calcext:value-type="float">
            <text:p>1443142565.44671</text:p>
          </table:table-cell>
          <table:table-cell table:formula="of:=[.G111]-[.$B$2]" office:value-type="float" office:value="5.4465217590332" calcext:value-type="float">
            <text:p>5.446521759</text:p>
          </table:table-cell>
          <table:table-cell table:formula="of:=[.C111]/([.H111]-[.H110])" office:value-type="float" office:value="104734.863831448" calcext:value-type="float">
            <text:p>104734.863831448</text:p>
          </table:table-cell>
          <table:table-cell table:formula="of:=[.G111]-[.$B111]" office:value-type="float" office:value="0.23790431022644" calcext:value-type="float">
            <text:p>0.237904310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2565.25161" calcext:value-type="float">
            <text:p>1443142565.25161</text:p>
          </table:table-cell>
          <table:table-cell office:value-type="float" office:value="4480" calcext:value-type="float">
            <text:p>4480</text:p>
          </table:table-cell>
          <table:table-cell table:formula="of:=[.B112]-[.$B$2]" office:value-type="float" office:value="5.25142669677734" calcext:value-type="float">
            <text:p>5.2514266968</text:p>
          </table:table-cell>
          <table:table-cell table:formula="of:=[.C112]/([.D112]-[.D111])" office:value-type="float" office:value="104650.284982317" calcext:value-type="float">
            <text:p>104650.284982317</text:p>
          </table:table-cell>
          <table:table-cell/>
          <table:table-cell office:value-type="float" office:value="1443142565.48949" calcext:value-type="float">
            <text:p>1443142565.48949</text:p>
          </table:table-cell>
          <table:table-cell table:formula="of:=[.G112]-[.$B$2]" office:value-type="float" office:value="5.48930549621582" calcext:value-type="float">
            <text:p>5.4893054962</text:p>
          </table:table-cell>
          <table:table-cell table:formula="of:=[.C112]/([.H112]-[.H111])" office:value-type="float" office:value="104712.685123267" calcext:value-type="float">
            <text:p>104712.685123267</text:p>
          </table:table-cell>
          <table:table-cell table:formula="of:=[.G112]-[.$B112]" office:value-type="float" office:value="0.237878799438477" calcext:value-type="float">
            <text:p>0.237878799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2565.29441" calcext:value-type="float">
            <text:p>1443142565.29441</text:p>
          </table:table-cell>
          <table:table-cell office:value-type="float" office:value="4480" calcext:value-type="float">
            <text:p>4480</text:p>
          </table:table-cell>
          <table:table-cell table:formula="of:=[.B113]-[.$B$2]" office:value-type="float" office:value="5.29422831535339" calcext:value-type="float">
            <text:p>5.2942283154</text:p>
          </table:table-cell>
          <table:table-cell table:formula="of:=[.C113]/([.D113]-[.D112])" office:value-type="float" office:value="104668.938910335" calcext:value-type="float">
            <text:p>104668.938910335</text:p>
          </table:table-cell>
          <table:table-cell/>
          <table:table-cell office:value-type="float" office:value="1443142565.53228" calcext:value-type="float">
            <text:p>1443142565.53228</text:p>
          </table:table-cell>
          <table:table-cell table:formula="of:=[.G113]-[.$B$2]" office:value-type="float" office:value="5.53209400177002" calcext:value-type="float">
            <text:p>5.5320940018</text:p>
          </table:table-cell>
          <table:table-cell table:formula="of:=[.C113]/([.H113]-[.H112])" office:value-type="float" office:value="104701.015891412" calcext:value-type="float">
            <text:p>104701.015891412</text:p>
          </table:table-cell>
          <table:table-cell table:formula="of:=[.G113]-[.$B113]" office:value-type="float" office:value="0.237865686416626" calcext:value-type="float">
            <text:p>0.237865686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2565.33722" calcext:value-type="float">
            <text:p>1443142565.33722</text:p>
          </table:table-cell>
          <table:table-cell office:value-type="float" office:value="4480" calcext:value-type="float">
            <text:p>4480</text:p>
          </table:table-cell>
          <table:table-cell table:formula="of:=[.B114]-[.$B$2]" office:value-type="float" office:value="5.33703756332397" calcext:value-type="float">
            <text:p>5.3370375633</text:p>
          </table:table-cell>
          <table:table-cell table:formula="of:=[.C114]/([.D114]-[.D113])" office:value-type="float" office:value="104650.284982317" calcext:value-type="float">
            <text:p>104650.284982317</text:p>
          </table:table-cell>
          <table:table-cell/>
          <table:table-cell office:value-type="float" office:value="1443142565.5751" calcext:value-type="float">
            <text:p>1443142565.5751</text:p>
          </table:table-cell>
          <table:table-cell table:formula="of:=[.G114]-[.$B$2]" office:value-type="float" office:value="5.57491517066956" calcext:value-type="float">
            <text:p>5.5749151707</text:p>
          </table:table-cell>
          <table:table-cell table:formula="of:=[.C114]/([.H114]-[.H113])" office:value-type="float" office:value="104621.151526962" calcext:value-type="float">
            <text:p>104621.151526962</text:p>
          </table:table-cell>
          <table:table-cell table:formula="of:=[.G114]-[.$B114]" office:value-type="float" office:value="0.237877607345581" calcext:value-type="float">
            <text:p>0.237877607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2565.38003" calcext:value-type="float">
            <text:p>1443142565.38003</text:p>
          </table:table-cell>
          <table:table-cell office:value-type="float" office:value="4480" calcext:value-type="float">
            <text:p>4480</text:p>
          </table:table-cell>
          <table:table-cell table:formula="of:=[.B115]-[.$B$2]" office:value-type="float" office:value="5.37984323501587" calcext:value-type="float">
            <text:p>5.379843235</text:p>
          </table:table-cell>
          <table:table-cell table:formula="of:=[.C115]/([.D115]-[.D114])" office:value-type="float" office:value="104659.028183135" calcext:value-type="float">
            <text:p>104659.028183135</text:p>
          </table:table-cell>
          <table:table-cell/>
          <table:table-cell office:value-type="float" office:value="1443142565.618" calcext:value-type="float">
            <text:p>1443142565.618</text:p>
          </table:table-cell>
          <table:table-cell table:formula="of:=[.G115]-[.$B$2]" office:value-type="float" office:value="5.61781930923462" calcext:value-type="float">
            <text:p>5.6178193092</text:p>
          </table:table-cell>
          <table:table-cell table:formula="of:=[.C115]/([.H115]-[.H114])" office:value-type="float" office:value="104418.831139242" calcext:value-type="float">
            <text:p>104418.831139242</text:p>
          </table:table-cell>
          <table:table-cell table:formula="of:=[.G115]-[.$B115]" office:value-type="float" office:value="0.23797607421875" calcext:value-type="float">
            <text:p>0.237976074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2565.42282" calcext:value-type="float">
            <text:p>1443142565.42282</text:p>
          </table:table-cell>
          <table:table-cell office:value-type="float" office:value="4480" calcext:value-type="float">
            <text:p>4480</text:p>
          </table:table-cell>
          <table:table-cell table:formula="of:=[.B116]-[.$B$2]" office:value-type="float" office:value="5.42263126373291" calcext:value-type="float">
            <text:p>5.4226312637</text:p>
          </table:table-cell>
          <table:table-cell table:formula="of:=[.C116]/([.D116]-[.D115])" office:value-type="float" office:value="104702.182697558" calcext:value-type="float">
            <text:p>104702.182697558</text:p>
          </table:table-cell>
          <table:table-cell/>
          <table:table-cell office:value-type="float" office:value="1443142565.66072" calcext:value-type="float">
            <text:p>1443142565.66072</text:p>
          </table:table-cell>
          <table:table-cell table:formula="of:=[.G116]-[.$B$2]" office:value-type="float" office:value="5.66053748130798" calcext:value-type="float">
            <text:p>5.6605374813</text:p>
          </table:table-cell>
          <table:table-cell table:formula="of:=[.C116]/([.H116]-[.H115])" office:value-type="float" office:value="104873.40123791" calcext:value-type="float">
            <text:p>104873.40123791</text:p>
          </table:table-cell>
          <table:table-cell table:formula="of:=[.G116]-[.$B116]" office:value-type="float" office:value="0.237906217575073" calcext:value-type="float">
            <text:p>0.237906217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2565.46562" calcext:value-type="float">
            <text:p>1443142565.46562</text:p>
          </table:table-cell>
          <table:table-cell office:value-type="float" office:value="4480" calcext:value-type="float">
            <text:p>4480</text:p>
          </table:table-cell>
          <table:table-cell table:formula="of:=[.B117]-[.$B$2]" office:value-type="float" office:value="5.46543502807617" calcext:value-type="float">
            <text:p>5.4654350281</text:p>
          </table:table-cell>
          <table:table-cell table:formula="of:=[.C117]/([.D117]-[.D116])" office:value-type="float" office:value="104663.691820957" calcext:value-type="float">
            <text:p>104663.691820957</text:p>
          </table:table-cell>
          <table:table-cell/>
          <table:table-cell office:value-type="float" office:value="1443142565.70355" calcext:value-type="float">
            <text:p>1443142565.70355</text:p>
          </table:table-cell>
          <table:table-cell table:formula="of:=[.G117]-[.$B$2]" office:value-type="float" office:value="5.70336127281189" calcext:value-type="float">
            <text:p>5.7033612728</text:p>
          </table:table-cell>
          <table:table-cell table:formula="of:=[.C117]/([.H117]-[.H116])" office:value-type="float" office:value="104614.744343488" calcext:value-type="float">
            <text:p>104614.744343488</text:p>
          </table:table-cell>
          <table:table-cell table:formula="of:=[.G117]-[.$B117]" office:value-type="float" office:value="0.237926244735718" calcext:value-type="float">
            <text:p>0.237926244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2565.50842" calcext:value-type="float">
            <text:p>1443142565.50842</text:p>
          </table:table-cell>
          <table:table-cell office:value-type="float" office:value="4480" calcext:value-type="float">
            <text:p>4480</text:p>
          </table:table-cell>
          <table:table-cell table:formula="of:=[.B118]-[.$B$2]" office:value-type="float" office:value="5.50823783874512" calcext:value-type="float">
            <text:p>5.5082378387</text:p>
          </table:table-cell>
          <table:table-cell table:formula="of:=[.C118]/([.D118]-[.D117])" office:value-type="float" office:value="104666.023795731" calcext:value-type="float">
            <text:p>104666.023795731</text:p>
          </table:table-cell>
          <table:table-cell/>
          <table:table-cell office:value-type="float" office:value="1443142565.74642" calcext:value-type="float">
            <text:p>1443142565.74642</text:p>
          </table:table-cell>
          <table:table-cell table:formula="of:=[.G118]-[.$B$2]" office:value-type="float" office:value="5.74623131752014" calcext:value-type="float">
            <text:p>5.7462313175</text:p>
          </table:table-cell>
          <table:table-cell table:formula="of:=[.C118]/([.H118]-[.H117])" office:value-type="float" office:value="104501.873755631" calcext:value-type="float">
            <text:p>104501.873755631</text:p>
          </table:table-cell>
          <table:table-cell table:formula="of:=[.G118]-[.$B118]" office:value-type="float" office:value="0.237993478775024" calcext:value-type="float">
            <text:p>0.237993478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2565.55121" calcext:value-type="float">
            <text:p>1443142565.55121</text:p>
          </table:table-cell>
          <table:table-cell office:value-type="float" office:value="4480" calcext:value-type="float">
            <text:p>4480</text:p>
          </table:table-cell>
          <table:table-cell table:formula="of:=[.B119]-[.$B$2]" office:value-type="float" office:value="5.55102372169495" calcext:value-type="float">
            <text:p>5.5510237217</text:p>
          </table:table-cell>
          <table:table-cell table:formula="of:=[.C119]/([.D119]-[.D118])" office:value-type="float" office:value="104707.433647058" calcext:value-type="float">
            <text:p>104707.433647058</text:p>
          </table:table-cell>
          <table:table-cell/>
          <table:table-cell office:value-type="float" office:value="1443142565.78921" calcext:value-type="float">
            <text:p>1443142565.78921</text:p>
          </table:table-cell>
          <table:table-cell table:formula="of:=[.G119]-[.$B$2]" office:value-type="float" office:value="5.78902888298035" calcext:value-type="float">
            <text:p>5.789028883</text:p>
          </table:table-cell>
          <table:table-cell table:formula="of:=[.C119]/([.H119]-[.H118])" office:value-type="float" office:value="104678.851514713" calcext:value-type="float">
            <text:p>104678.851514713</text:p>
          </table:table-cell>
          <table:table-cell table:formula="of:=[.G119]-[.$B119]" office:value-type="float" office:value="0.2380051612854" calcext:value-type="float">
            <text:p>0.238005161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2565.59401" calcext:value-type="float">
            <text:p>1443142565.59401</text:p>
          </table:table-cell>
          <table:table-cell office:value-type="float" office:value="4480" calcext:value-type="float">
            <text:p>4480</text:p>
          </table:table-cell>
          <table:table-cell table:formula="of:=[.B120]-[.$B$2]" office:value-type="float" office:value="5.59382557868958" calcext:value-type="float">
            <text:p>5.5938255787</text:p>
          </table:table-cell>
          <table:table-cell table:formula="of:=[.C120]/([.D120]-[.D119])" office:value-type="float" office:value="104668.355874423" calcext:value-type="float">
            <text:p>104668.355874423</text:p>
          </table:table-cell>
          <table:table-cell/>
          <table:table-cell office:value-type="float" office:value="1443142565.83195" calcext:value-type="float">
            <text:p>1443142565.83195</text:p>
          </table:table-cell>
          <table:table-cell table:formula="of:=[.G120]-[.$B$2]" office:value-type="float" office:value="5.83176207542419" calcext:value-type="float">
            <text:p>5.8317620754</text:p>
          </table:table-cell>
          <table:table-cell table:formula="of:=[.C120]/([.H120]-[.H119])" office:value-type="float" office:value="104836.53908813" calcext:value-type="float">
            <text:p>104836.53908813</text:p>
          </table:table-cell>
          <table:table-cell table:formula="of:=[.G120]-[.$B120]" office:value-type="float" office:value="0.237936496734619" calcext:value-type="float">
            <text:p>0.237936496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2565.63683" calcext:value-type="float">
            <text:p>1443142565.63683</text:p>
          </table:table-cell>
          <table:table-cell office:value-type="float" office:value="4480" calcext:value-type="float">
            <text:p>4480</text:p>
          </table:table-cell>
          <table:table-cell table:formula="of:=[.B121]-[.$B$2]" office:value-type="float" office:value="5.63664364814758" calcext:value-type="float">
            <text:p>5.6366436481</text:p>
          </table:table-cell>
          <table:table-cell table:formula="of:=[.C121]/([.D121]-[.D120])" office:value-type="float" office:value="104628.724664796" calcext:value-type="float">
            <text:p>104628.724664796</text:p>
          </table:table-cell>
          <table:table-cell/>
          <table:table-cell office:value-type="float" office:value="1443142565.87472" calcext:value-type="float">
            <text:p>1443142565.87472</text:p>
          </table:table-cell>
          <table:table-cell table:formula="of:=[.G121]-[.$B$2]" office:value-type="float" office:value="5.87453746795654" calcext:value-type="float">
            <text:p>5.874537468</text:p>
          </table:table-cell>
          <table:table-cell table:formula="of:=[.C121]/([.H121]-[.H120])" office:value-type="float" office:value="104733.112539225" calcext:value-type="float">
            <text:p>104733.112539225</text:p>
          </table:table-cell>
          <table:table-cell table:formula="of:=[.G121]-[.$B121]" office:value-type="float" office:value="0.23789381980896" calcext:value-type="float">
            <text:p>0.237893819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2565.67962" calcext:value-type="float">
            <text:p>1443142565.67962</text:p>
          </table:table-cell>
          <table:table-cell office:value-type="float" office:value="4480" calcext:value-type="float">
            <text:p>4480</text:p>
          </table:table-cell>
          <table:table-cell table:formula="of:=[.B122]-[.$B$2]" office:value-type="float" office:value="5.67943692207336" calcext:value-type="float">
            <text:p>5.6794369221</text:p>
          </table:table-cell>
          <table:table-cell table:formula="of:=[.C122]/([.D122]-[.D121])" office:value-type="float" office:value="104689.349260118" calcext:value-type="float">
            <text:p>104689.349260118</text:p>
          </table:table-cell>
          <table:table-cell/>
          <table:table-cell office:value-type="float" office:value="1443142565.91761" calcext:value-type="float">
            <text:p>1443142565.91761</text:p>
          </table:table-cell>
          <table:table-cell table:formula="of:=[.G122]-[.$B$2]" office:value-type="float" office:value="5.91742300987244" calcext:value-type="float">
            <text:p>5.9174230099</text:p>
          </table:table-cell>
          <table:table-cell table:formula="of:=[.C122]/([.H122]-[.H121])" office:value-type="float" office:value="104464.110743572" calcext:value-type="float">
            <text:p>104464.110743572</text:p>
          </table:table-cell>
          <table:table-cell table:formula="of:=[.G122]-[.$B122]" office:value-type="float" office:value="0.237986087799072" calcext:value-type="float">
            <text:p>0.237986087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2565.72247" calcext:value-type="float">
            <text:p>1443142565.72247</text:p>
          </table:table-cell>
          <table:table-cell office:value-type="float" office:value="4480" calcext:value-type="float">
            <text:p>4480</text:p>
          </table:table-cell>
          <table:table-cell table:formula="of:=[.B123]-[.$B$2]" office:value-type="float" office:value="5.72228503227234" calcext:value-type="float">
            <text:p>5.7222850323</text:p>
          </table:table-cell>
          <table:table-cell table:formula="of:=[.C123]/([.D123]-[.D122])" office:value-type="float" office:value="104555.36963465" calcext:value-type="float">
            <text:p>104555.36963465</text:p>
          </table:table-cell>
          <table:table-cell/>
          <table:table-cell office:value-type="float" office:value="1443142565.96039" calcext:value-type="float">
            <text:p>1443142565.96039</text:p>
          </table:table-cell>
          <table:table-cell table:formula="of:=[.G123]-[.$B$2]" office:value-type="float" office:value="5.96020555496216" calcext:value-type="float">
            <text:p>5.960205555</text:p>
          </table:table-cell>
          <table:table-cell table:formula="of:=[.C123]/([.H123]-[.H122])" office:value-type="float" office:value="104715.60283767" calcext:value-type="float">
            <text:p>104715.60283767</text:p>
          </table:table-cell>
          <table:table-cell table:formula="of:=[.G123]-[.$B123]" office:value-type="float" office:value="0.237920522689819" calcext:value-type="float">
            <text:p>0.237920522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2565.76528" calcext:value-type="float">
            <text:p>1443142565.76528</text:p>
          </table:table-cell>
          <table:table-cell office:value-type="float" office:value="4480" calcext:value-type="float">
            <text:p>4480</text:p>
          </table:table-cell>
          <table:table-cell table:formula="of:=[.B124]-[.$B$2]" office:value-type="float" office:value="5.76509356498718" calcext:value-type="float">
            <text:p>5.765093565</text:p>
          </table:table-cell>
          <table:table-cell table:formula="of:=[.C124]/([.D124]-[.D123])" office:value-type="float" office:value="104652.033505614" calcext:value-type="float">
            <text:p>104652.033505614</text:p>
          </table:table-cell>
          <table:table-cell/>
          <table:table-cell office:value-type="float" office:value="1443142566.00324" calcext:value-type="float">
            <text:p>1443142566.00324</text:p>
          </table:table-cell>
          <table:table-cell table:formula="of:=[.G124]-[.$B$2]" office:value-type="float" office:value="6.00304985046387" calcext:value-type="float">
            <text:p>6.0030498505</text:p>
          </table:table-cell>
          <table:table-cell table:formula="of:=[.C124]/([.H124]-[.H123])" office:value-type="float" office:value="104564.678857219" calcext:value-type="float">
            <text:p>104564.678857219</text:p>
          </table:table-cell>
          <table:table-cell table:formula="of:=[.G124]-[.$B124]" office:value-type="float" office:value="0.237956285476685" calcext:value-type="float">
            <text:p>0.237956285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2565.80808" calcext:value-type="float">
            <text:p>1443142565.80808</text:p>
          </table:table-cell>
          <table:table-cell office:value-type="float" office:value="4480" calcext:value-type="float">
            <text:p>4480</text:p>
          </table:table-cell>
          <table:table-cell table:formula="of:=[.B125]-[.$B$2]" office:value-type="float" office:value="5.8078978061676" calcext:value-type="float">
            <text:p>5.8078978062</text:p>
          </table:table-cell>
          <table:table-cell table:formula="of:=[.C125]/([.D125]-[.D124])" office:value-type="float" office:value="104662.525872537" calcext:value-type="float">
            <text:p>104662.525872537</text:p>
          </table:table-cell>
          <table:table-cell/>
          <table:table-cell office:value-type="float" office:value="1443142566.04602" calcext:value-type="float">
            <text:p>1443142566.04602</text:p>
          </table:table-cell>
          <table:table-cell table:formula="of:=[.G125]-[.$B$2]" office:value-type="float" office:value="6.04583621025085" calcext:value-type="float">
            <text:p>6.0458362103</text:p>
          </table:table-cell>
          <table:table-cell table:formula="of:=[.C125]/([.H125]-[.H124])" office:value-type="float" office:value="104706.266723876" calcext:value-type="float">
            <text:p>104706.266723876</text:p>
          </table:table-cell>
          <table:table-cell table:formula="of:=[.G125]-[.$B125]" office:value-type="float" office:value="0.237938404083252" calcext:value-type="float">
            <text:p>0.237938404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2565.85089" calcext:value-type="float">
            <text:p>1443142565.85089</text:p>
          </table:table-cell>
          <table:table-cell office:value-type="float" office:value="4480" calcext:value-type="float">
            <text:p>4480</text:p>
          </table:table-cell>
          <table:table-cell table:formula="of:=[.B126]-[.$B$2]" office:value-type="float" office:value="5.85070610046387" calcext:value-type="float">
            <text:p>5.8507061005</text:p>
          </table:table-cell>
          <table:table-cell table:formula="of:=[.C126]/([.D126]-[.D125])" office:value-type="float" office:value="104652.616359697" calcext:value-type="float">
            <text:p>104652.616359697</text:p>
          </table:table-cell>
          <table:table-cell/>
          <table:table-cell office:value-type="float" office:value="1443142566.08891" calcext:value-type="float">
            <text:p>1443142566.08891</text:p>
          </table:table-cell>
          <table:table-cell table:formula="of:=[.G126]-[.$B$2]" office:value-type="float" office:value="6.0887291431427" calcext:value-type="float">
            <text:p>6.0887291431</text:p>
          </table:table-cell>
          <table:table-cell table:formula="of:=[.C126]/([.H126]-[.H125])" office:value-type="float" office:value="104446.110302047" calcext:value-type="float">
            <text:p>104446.110302047</text:p>
          </table:table-cell>
          <table:table-cell table:formula="of:=[.G126]-[.$B126]" office:value-type="float" office:value="0.238023042678833" calcext:value-type="float">
            <text:p>0.238023042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2565.89375" calcext:value-type="float">
            <text:p>1443142565.89375</text:p>
          </table:table-cell>
          <table:table-cell office:value-type="float" office:value="4480" calcext:value-type="float">
            <text:p>4480</text:p>
          </table:table-cell>
          <table:table-cell table:formula="of:=[.B127]-[.$B$2]" office:value-type="float" office:value="5.8935694694519" calcext:value-type="float">
            <text:p>5.8935694695</text:p>
          </table:table-cell>
          <table:table-cell table:formula="of:=[.C127]/([.D127]-[.D126])" office:value-type="float" office:value="104518.149314169" calcext:value-type="float">
            <text:p>104518.149314169</text:p>
          </table:table-cell>
          <table:table-cell/>
          <table:table-cell office:value-type="float" office:value="1443142566.13159" calcext:value-type="float">
            <text:p>1443142566.13159</text:p>
          </table:table-cell>
          <table:table-cell table:formula="of:=[.G127]-[.$B$2]" office:value-type="float" office:value="6.13140344619751" calcext:value-type="float">
            <text:p>6.1314034462</text:p>
          </table:table-cell>
          <table:table-cell table:formula="of:=[.C127]/([.H127]-[.H126])" office:value-type="float" office:value="104981.210688925" calcext:value-type="float">
            <text:p>104981.210688925</text:p>
          </table:table-cell>
          <table:table-cell table:formula="of:=[.G127]-[.$B127]" office:value-type="float" office:value="0.237833976745605" calcext:value-type="float">
            <text:p>0.237833976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2565.93656" calcext:value-type="float">
            <text:p>1443142565.93656</text:p>
          </table:table-cell>
          <table:table-cell office:value-type="float" office:value="4480" calcext:value-type="float">
            <text:p>4480</text:p>
          </table:table-cell>
          <table:table-cell table:formula="of:=[.B128]-[.$B$2]" office:value-type="float" office:value="5.93637728691101" calcext:value-type="float">
            <text:p>5.9363772869</text:p>
          </table:table-cell>
          <table:table-cell table:formula="of:=[.C128]/([.D128]-[.D127])" office:value-type="float" office:value="104653.782087341" calcext:value-type="float">
            <text:p>104653.782087341</text:p>
          </table:table-cell>
          <table:table-cell/>
          <table:table-cell office:value-type="float" office:value="1443142566.17444" calcext:value-type="float">
            <text:p>1443142566.17444</text:p>
          </table:table-cell>
          <table:table-cell table:formula="of:=[.G128]-[.$B$2]" office:value-type="float" office:value="6.17425179481506" calcext:value-type="float">
            <text:p>6.1742517948</text:p>
          </table:table-cell>
          <table:table-cell table:formula="of:=[.C128]/([.H128]-[.H127])" office:value-type="float" office:value="104554.787863275" calcext:value-type="float">
            <text:p>104554.787863275</text:p>
          </table:table-cell>
          <table:table-cell table:formula="of:=[.G128]-[.$B128]" office:value-type="float" office:value="0.237874507904053" calcext:value-type="float">
            <text:p>0.237874507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2565.97938" calcext:value-type="float">
            <text:p>1443142565.97938</text:p>
          </table:table-cell>
          <table:table-cell office:value-type="float" office:value="4480" calcext:value-type="float">
            <text:p>4480</text:p>
          </table:table-cell>
          <table:table-cell table:formula="of:=[.B129]-[.$B$2]" office:value-type="float" office:value="5.97919297218323" calcext:value-type="float">
            <text:p>5.9791929722</text:p>
          </table:table-cell>
          <table:table-cell table:formula="of:=[.C129]/([.D129]-[.D128])" office:value-type="float" office:value="104634.550901538" calcext:value-type="float">
            <text:p>104634.550901538</text:p>
          </table:table-cell>
          <table:table-cell/>
          <table:table-cell office:value-type="float" office:value="1443142566.21647" calcext:value-type="float">
            <text:p>1443142566.21647</text:p>
          </table:table-cell>
          <table:table-cell table:formula="of:=[.G129]-[.$B$2]" office:value-type="float" office:value="6.21628284454346" calcext:value-type="float">
            <text:p>6.2162828445</text:p>
          </table:table-cell>
          <table:table-cell table:formula="of:=[.C129]/([.H129]-[.H128])" office:value-type="float" office:value="106587.868467477" calcext:value-type="float">
            <text:p>106587.868467477</text:p>
          </table:table-cell>
          <table:table-cell table:formula="of:=[.G129]-[.$B129]" office:value-type="float" office:value="0.237089872360229" calcext:value-type="float">
            <text:p>0.237089872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2566.02118" calcext:value-type="float">
            <text:p>1443142566.02118</text:p>
          </table:table-cell>
          <table:table-cell office:value-type="float" office:value="4480" calcext:value-type="float">
            <text:p>4480</text:p>
          </table:table-cell>
          <table:table-cell table:formula="of:=[.B130]-[.$B$2]" office:value-type="float" office:value="6.02099800109863" calcext:value-type="float">
            <text:p>6.0209980011</text:p>
          </table:table-cell>
          <table:table-cell table:formula="of:=[.C130]/([.D130]-[.D129])" office:value-type="float" office:value="107164.140684259" calcext:value-type="float">
            <text:p>107164.140684259</text:p>
          </table:table-cell>
          <table:table-cell/>
          <table:table-cell office:value-type="float" office:value="1443142566.25716" calcext:value-type="float">
            <text:p>1443142566.25716</text:p>
          </table:table-cell>
          <table:table-cell table:formula="of:=[.G130]-[.$B$2]" office:value-type="float" office:value="6.25697207450867" calcext:value-type="float">
            <text:p>6.2569720745</text:p>
          </table:table-cell>
          <table:table-cell table:formula="of:=[.C130]/([.H130]-[.H129])" office:value-type="float" office:value="110102.845490821" calcext:value-type="float">
            <text:p>110102.845490821</text:p>
          </table:table-cell>
          <table:table-cell table:formula="of:=[.G130]-[.$B130]" office:value-type="float" office:value="0.235974073410034" calcext:value-type="float">
            <text:p>0.235974073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2566.06205" calcext:value-type="float">
            <text:p>1443142566.06205</text:p>
          </table:table-cell>
          <table:table-cell office:value-type="float" office:value="4480" calcext:value-type="float">
            <text:p>4480</text:p>
          </table:table-cell>
          <table:table-cell table:formula="of:=[.B131]-[.$B$2]" office:value-type="float" office:value="6.06186652183533" calcext:value-type="float">
            <text:p>6.0618665218</text:p>
          </table:table-cell>
          <table:table-cell table:formula="of:=[.C131]/([.D131]-[.D130])" office:value-type="float" office:value="109619.822769303" calcext:value-type="float">
            <text:p>109619.822769303</text:p>
          </table:table-cell>
          <table:table-cell/>
          <table:table-cell office:value-type="float" office:value="1443142566.29801" calcext:value-type="float">
            <text:p>1443142566.29801</text:p>
          </table:table-cell>
          <table:table-cell table:formula="of:=[.G131]-[.$B$2]" office:value-type="float" office:value="6.29782032966614" calcext:value-type="float">
            <text:p>6.2978203297</text:p>
          </table:table-cell>
          <table:table-cell table:formula="of:=[.C131]/([.H131]-[.H130])" office:value-type="float" office:value="109674.207202475" calcext:value-type="float">
            <text:p>109674.207202475</text:p>
          </table:table-cell>
          <table:table-cell table:formula="of:=[.G131]-[.$B131]" office:value-type="float" office:value="0.235953807830811" calcext:value-type="float">
            <text:p>0.235953807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2566.10292" calcext:value-type="float">
            <text:p>1443142566.10292</text:p>
          </table:table-cell>
          <table:table-cell office:value-type="float" office:value="4480" calcext:value-type="float">
            <text:p>4480</text:p>
          </table:table-cell>
          <table:table-cell table:formula="of:=[.B132]-[.$B$2]" office:value-type="float" office:value="6.10273504257202" calcext:value-type="float">
            <text:p>6.1027350426</text:p>
          </table:table-cell>
          <table:table-cell table:formula="of:=[.C132]/([.D132]-[.D131])" office:value-type="float" office:value="109619.822769303" calcext:value-type="float">
            <text:p>109619.822769303</text:p>
          </table:table-cell>
          <table:table-cell/>
          <table:table-cell office:value-type="float" office:value="1443142566.33892" calcext:value-type="float">
            <text:p>1443142566.33892</text:p>
          </table:table-cell>
          <table:table-cell table:formula="of:=[.G132]-[.$B$2]" office:value-type="float" office:value="6.33873057365418" calcext:value-type="float">
            <text:p>6.3387305737</text:p>
          </table:table-cell>
          <table:table-cell table:formula="of:=[.C132]/([.H132]-[.H131])" office:value-type="float" office:value="109508.024476951" calcext:value-type="float">
            <text:p>109508.024476951</text:p>
          </table:table-cell>
          <table:table-cell table:formula="of:=[.G132]-[.$B132]" office:value-type="float" office:value="0.235995531082153" calcext:value-type="float">
            <text:p>0.235995531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2566.14378" calcext:value-type="float">
            <text:p>1443142566.14378</text:p>
          </table:table-cell>
          <table:table-cell office:value-type="float" office:value="4480" calcext:value-type="float">
            <text:p>4480</text:p>
          </table:table-cell>
          <table:table-cell table:formula="of:=[.B133]-[.$B$2]" office:value-type="float" office:value="6.14359903335571" calcext:value-type="float">
            <text:p>6.1435990334</text:p>
          </table:table-cell>
          <table:table-cell table:formula="of:=[.C133]/([.D133]-[.D132])" office:value-type="float" office:value="109631.974608509" calcext:value-type="float">
            <text:p>109631.974608509</text:p>
          </table:table-cell>
          <table:table-cell/>
          <table:table-cell office:value-type="float" office:value="1443142566.37975" calcext:value-type="float">
            <text:p>1443142566.37975</text:p>
          </table:table-cell>
          <table:table-cell table:formula="of:=[.G133]-[.$B$2]" office:value-type="float" office:value="6.37956476211548" calcext:value-type="float">
            <text:p>6.3795647621</text:p>
          </table:table-cell>
          <table:table-cell table:formula="of:=[.C133]/([.H133]-[.H132])" office:value-type="float" office:value="109711.988135761" calcext:value-type="float">
            <text:p>109711.988135761</text:p>
          </table:table-cell>
          <table:table-cell table:formula="of:=[.G133]-[.$B133]" office:value-type="float" office:value="0.235965728759766" calcext:value-type="float">
            <text:p>0.235965728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2566.18465" calcext:value-type="float">
            <text:p>1443142566.18465</text:p>
          </table:table-cell>
          <table:table-cell office:value-type="float" office:value="4480" calcext:value-type="float">
            <text:p>4480</text:p>
          </table:table-cell>
          <table:table-cell table:formula="of:=[.B134]-[.$B$2]" office:value-type="float" office:value="6.18446207046509" calcext:value-type="float">
            <text:p>6.1844620705</text:p>
          </table:table-cell>
          <table:table-cell table:formula="of:=[.C134]/([.D134]-[.D133])" office:value-type="float" office:value="109634.533233757" calcext:value-type="float">
            <text:p>109634.533233757</text:p>
          </table:table-cell>
          <table:table-cell/>
          <table:table-cell office:value-type="float" office:value="1443142566.42056" calcext:value-type="float">
            <text:p>1443142566.42056</text:p>
          </table:table-cell>
          <table:table-cell table:formula="of:=[.G134]-[.$B$2]" office:value-type="float" office:value="6.42037272453308" calcext:value-type="float">
            <text:p>6.4203727245</text:p>
          </table:table-cell>
          <table:table-cell table:formula="of:=[.C134]/([.H134]-[.H133])" office:value-type="float" office:value="109782.496713621" calcext:value-type="float">
            <text:p>109782.496713621</text:p>
          </table:table-cell>
          <table:table-cell table:formula="of:=[.G134]-[.$B134]" office:value-type="float" office:value="0.235910654067993" calcext:value-type="float">
            <text:p>0.235910654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2566.22551" calcext:value-type="float">
            <text:p>1443142566.22551</text:p>
          </table:table-cell>
          <table:table-cell office:value-type="float" office:value="4480" calcext:value-type="float">
            <text:p>4480</text:p>
          </table:table-cell>
          <table:table-cell table:formula="of:=[.B135]-[.$B$2]" office:value-type="float" office:value="6.22532463073731" calcext:value-type="float">
            <text:p>6.2253246307</text:p>
          </table:table-cell>
          <table:table-cell table:formula="of:=[.C135]/([.D135]-[.D134])" office:value-type="float" office:value="109635.812591166" calcext:value-type="float">
            <text:p>109635.812591166</text:p>
          </table:table-cell>
          <table:table-cell/>
          <table:table-cell office:value-type="float" office:value="1443142566.46139" calcext:value-type="float">
            <text:p>1443142566.46139</text:p>
          </table:table-cell>
          <table:table-cell table:formula="of:=[.G135]-[.$B$2]" office:value-type="float" office:value="6.46120810508728" calcext:value-type="float">
            <text:p>6.4612081051</text:p>
          </table:table-cell>
          <table:table-cell table:formula="of:=[.C135]/([.H135]-[.H134])" office:value-type="float" office:value="109708.785352297" calcext:value-type="float">
            <text:p>109708.785352297</text:p>
          </table:table-cell>
          <table:table-cell table:formula="of:=[.G135]-[.$B135]" office:value-type="float" office:value="0.235883474349976" calcext:value-type="float">
            <text:p>0.235883474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2566.26637" calcext:value-type="float">
            <text:p>1443142566.26637</text:p>
          </table:table-cell>
          <table:table-cell office:value-type="float" office:value="4480" calcext:value-type="float">
            <text:p>4480</text:p>
          </table:table-cell>
          <table:table-cell table:formula="of:=[.B136]-[.$B$2]" office:value-type="float" office:value="6.26618838310242" calcext:value-type="float">
            <text:p>6.2661883831</text:p>
          </table:table-cell>
          <table:table-cell table:formula="of:=[.C136]/([.D136]-[.D135])" office:value-type="float" office:value="109632.614253625" calcext:value-type="float">
            <text:p>109632.614253625</text:p>
          </table:table-cell>
          <table:table-cell/>
          <table:table-cell office:value-type="float" office:value="1443142566.50219" calcext:value-type="float">
            <text:p>1443142566.50219</text:p>
          </table:table-cell>
          <table:table-cell table:formula="of:=[.G136]-[.$B$2]" office:value-type="float" office:value="6.50200438499451" calcext:value-type="float">
            <text:p>6.502004385</text:p>
          </table:table-cell>
          <table:table-cell table:formula="of:=[.C136]/([.H136]-[.H135])" office:value-type="float" office:value="109813.934265277" calcext:value-type="float">
            <text:p>109813.934265277</text:p>
          </table:table-cell>
          <table:table-cell table:formula="of:=[.G136]-[.$B136]" office:value-type="float" office:value="0.23581600189209" calcext:value-type="float">
            <text:p>0.235816001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2566.30724" calcext:value-type="float">
            <text:p>1443142566.30724</text:p>
          </table:table-cell>
          <table:table-cell office:value-type="float" office:value="4480" calcext:value-type="float">
            <text:p>4480</text:p>
          </table:table-cell>
          <table:table-cell table:formula="of:=[.B137]-[.$B$2]" office:value-type="float" office:value="6.30704998970032" calcext:value-type="float">
            <text:p>6.3070499897</text:p>
          </table:table-cell>
          <table:table-cell table:formula="of:=[.C137]/([.D137]-[.D136])" office:value-type="float" office:value="109638.371395563" calcext:value-type="float">
            <text:p>109638.371395563</text:p>
          </table:table-cell>
          <table:table-cell/>
          <table:table-cell office:value-type="float" office:value="1443142566.5431" calcext:value-type="float">
            <text:p>1443142566.5431</text:p>
          </table:table-cell>
          <table:table-cell table:formula="of:=[.G137]-[.$B$2]" office:value-type="float" office:value="6.54291486740112" calcext:value-type="float">
            <text:p>6.5429148674</text:p>
          </table:table-cell>
          <table:table-cell table:formula="of:=[.C137]/([.H137]-[.H136])" office:value-type="float" office:value="109507.386284828" calcext:value-type="float">
            <text:p>109507.386284828</text:p>
          </table:table-cell>
          <table:table-cell table:formula="of:=[.G137]-[.$B137]" office:value-type="float" office:value="0.235864877700806" calcext:value-type="float">
            <text:p>0.235864877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2566.34811" calcext:value-type="float">
            <text:p>1443142566.34811</text:p>
          </table:table-cell>
          <table:table-cell office:value-type="float" office:value="4480" calcext:value-type="float">
            <text:p>4480</text:p>
          </table:table-cell>
          <table:table-cell table:formula="of:=[.B138]-[.$B$2]" office:value-type="float" office:value="6.34792256355286" calcext:value-type="float">
            <text:p>6.3479225636</text:p>
          </table:table-cell>
          <table:table-cell table:formula="of:=[.C138]/([.D138]-[.D137])" office:value-type="float" office:value="109608.952354286" calcext:value-type="float">
            <text:p>109608.952354286</text:p>
          </table:table-cell>
          <table:table-cell/>
          <table:table-cell office:value-type="float" office:value="1443142566.58396" calcext:value-type="float">
            <text:p>1443142566.58396</text:p>
          </table:table-cell>
          <table:table-cell table:formula="of:=[.G138]-[.$B$2]" office:value-type="float" office:value="6.5837721824646" calcext:value-type="float">
            <text:p>6.5837721825</text:p>
          </table:table-cell>
          <table:table-cell table:formula="of:=[.C138]/([.H138]-[.H137])" office:value-type="float" office:value="109649.887493581" calcext:value-type="float">
            <text:p>109649.887493581</text:p>
          </table:table-cell>
          <table:table-cell table:formula="of:=[.G138]-[.$B138]" office:value-type="float" office:value="0.235849618911743" calcext:value-type="float">
            <text:p>0.235849618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2566.38898" calcext:value-type="float">
            <text:p>1443142566.38898</text:p>
          </table:table-cell>
          <table:table-cell office:value-type="float" office:value="4480" calcext:value-type="float">
            <text:p>4480</text:p>
          </table:table-cell>
          <table:table-cell table:formula="of:=[.B139]-[.$B$2]" office:value-type="float" office:value="6.38879632949829" calcext:value-type="float">
            <text:p>6.3887963295</text:p>
          </table:table-cell>
          <table:table-cell table:formula="of:=[.C139]/([.D139]-[.D138])" office:value-type="float" office:value="109605.755583684" calcext:value-type="float">
            <text:p>109605.755583684</text:p>
          </table:table-cell>
          <table:table-cell/>
          <table:table-cell office:value-type="float" office:value="1443142566.62485" calcext:value-type="float">
            <text:p>1443142566.62485</text:p>
          </table:table-cell>
          <table:table-cell table:formula="of:=[.G139]-[.$B$2]" office:value-type="float" office:value="6.62466883659363" calcext:value-type="float">
            <text:p>6.6246688366</text:p>
          </table:table-cell>
          <table:table-cell table:formula="of:=[.C139]/([.H139]-[.H138])" office:value-type="float" office:value="109544.413727971" calcext:value-type="float">
            <text:p>109544.413727971</text:p>
          </table:table-cell>
          <table:table-cell table:formula="of:=[.G139]-[.$B139]" office:value-type="float" office:value="0.235872507095337" calcext:value-type="float">
            <text:p>0.235872507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2566.42986" calcext:value-type="float">
            <text:p>1443142566.42986</text:p>
          </table:table-cell>
          <table:table-cell office:value-type="float" office:value="4480" calcext:value-type="float">
            <text:p>4480</text:p>
          </table:table-cell>
          <table:table-cell table:formula="of:=[.B140]-[.$B$2]" office:value-type="float" office:value="6.42966961860657" calcext:value-type="float">
            <text:p>6.4296696186</text:p>
          </table:table-cell>
          <table:table-cell table:formula="of:=[.C140]/([.D140]-[.D139])" office:value-type="float" office:value="109607.034269548" calcext:value-type="float">
            <text:p>109607.034269548</text:p>
          </table:table-cell>
          <table:table-cell/>
          <table:table-cell office:value-type="float" office:value="1443142566.66577" calcext:value-type="float">
            <text:p>1443142566.66577</text:p>
          </table:table-cell>
          <table:table-cell table:formula="of:=[.G140]-[.$B$2]" office:value-type="float" office:value="6.66558575630188" calcext:value-type="float">
            <text:p>6.6655857563</text:p>
          </table:table-cell>
          <table:table-cell table:formula="of:=[.C140]/([.H140]-[.H139])" office:value-type="float" office:value="109490.157908844" calcext:value-type="float">
            <text:p>109490.157908844</text:p>
          </table:table-cell>
          <table:table-cell table:formula="of:=[.G140]-[.$B140]" office:value-type="float" office:value="0.235916137695312" calcext:value-type="float">
            <text:p>0.235916137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2566.47074" calcext:value-type="float">
            <text:p>1443142566.47074</text:p>
          </table:table-cell>
          <table:table-cell office:value-type="float" office:value="4480" calcext:value-type="float">
            <text:p>4480</text:p>
          </table:table-cell>
          <table:table-cell table:formula="of:=[.B141]-[.$B$2]" office:value-type="float" office:value="6.47055268287659" calcext:value-type="float">
            <text:p>6.4705526829</text:p>
          </table:table-cell>
          <table:table-cell table:formula="of:=[.C141]/([.D141]-[.D140])" office:value-type="float" office:value="109580.827171149" calcext:value-type="float">
            <text:p>109580.827171149</text:p>
          </table:table-cell>
          <table:table-cell/>
          <table:table-cell office:value-type="float" office:value="1443142566.70667" calcext:value-type="float">
            <text:p>1443142566.70667</text:p>
          </table:table-cell>
          <table:table-cell table:formula="of:=[.G141]-[.$B$2]" office:value-type="float" office:value="6.70648002624512" calcext:value-type="float">
            <text:p>6.7064800262</text:p>
          </table:table-cell>
          <table:table-cell table:formula="of:=[.C141]/([.H141]-[.H140])" office:value-type="float" office:value="109550.800300834" calcext:value-type="float">
            <text:p>109550.800300834</text:p>
          </table:table-cell>
          <table:table-cell table:formula="of:=[.G141]-[.$B141]" office:value-type="float" office:value="0.23592734336853" calcext:value-type="float">
            <text:p>0.235927343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2566.51161" calcext:value-type="float">
            <text:p>1443142566.51161</text:p>
          </table:table-cell>
          <table:table-cell office:value-type="float" office:value="4480" calcext:value-type="float">
            <text:p>4480</text:p>
          </table:table-cell>
          <table:table-cell table:formula="of:=[.B142]-[.$B$2]" office:value-type="float" office:value="6.51142287254334" calcext:value-type="float">
            <text:p>6.5114228725</text:p>
          </table:table-cell>
          <table:table-cell table:formula="of:=[.C142]/([.D142]-[.D141])" office:value-type="float" office:value="109615.346454947" calcext:value-type="float">
            <text:p>109615.346454947</text:p>
          </table:table-cell>
          <table:table-cell/>
          <table:table-cell office:value-type="float" office:value="1443142566.74763" calcext:value-type="float">
            <text:p>1443142566.74763</text:p>
          </table:table-cell>
          <table:table-cell table:formula="of:=[.G142]-[.$B$2]" office:value-type="float" office:value="6.74744081497192" calcext:value-type="float">
            <text:p>6.747440815</text:p>
          </table:table-cell>
          <table:table-cell table:formula="of:=[.C142]/([.H142]-[.H141])" office:value-type="float" office:value="109372.89391276" calcext:value-type="float">
            <text:p>109372.89391276</text:p>
          </table:table-cell>
          <table:table-cell table:formula="of:=[.G142]-[.$B142]" office:value-type="float" office:value="0.236017942428589" calcext:value-type="float">
            <text:p>0.236017942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2566.55247" calcext:value-type="float">
            <text:p>1443142566.55247</text:p>
          </table:table-cell>
          <table:table-cell office:value-type="float" office:value="4480" calcext:value-type="float">
            <text:p>4480</text:p>
          </table:table-cell>
          <table:table-cell table:formula="of:=[.B143]-[.$B$2]" office:value-type="float" office:value="6.55228781700134" calcext:value-type="float">
            <text:p>6.552287817</text:p>
          </table:table-cell>
          <table:table-cell table:formula="of:=[.C143]/([.D143]-[.D142])" office:value-type="float" office:value="109629.416102684" calcext:value-type="float">
            <text:p>109629.416102684</text:p>
          </table:table-cell>
          <table:table-cell/>
          <table:table-cell office:value-type="float" office:value="1443142566.78852" calcext:value-type="float">
            <text:p>1443142566.78852</text:p>
          </table:table-cell>
          <table:table-cell table:formula="of:=[.G143]-[.$B$2]" office:value-type="float" office:value="6.788334608078" calcext:value-type="float">
            <text:p>6.7883346081</text:p>
          </table:table-cell>
          <table:table-cell table:formula="of:=[.C143]/([.H143]-[.H142])" office:value-type="float" office:value="109552.077704771" calcext:value-type="float">
            <text:p>109552.077704771</text:p>
          </table:table-cell>
          <table:table-cell table:formula="of:=[.G143]-[.$B143]" office:value-type="float" office:value="0.23604679107666" calcext:value-type="float">
            <text:p>0.236046791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2566.59334" calcext:value-type="float">
            <text:p>1443142566.59334</text:p>
          </table:table-cell>
          <table:table-cell office:value-type="float" office:value="4480" calcext:value-type="float">
            <text:p>4480</text:p>
          </table:table-cell>
          <table:table-cell table:formula="of:=[.B144]-[.$B$2]" office:value-type="float" office:value="6.59315085411072" calcext:value-type="float">
            <text:p>6.5931508541</text:p>
          </table:table-cell>
          <table:table-cell table:formula="of:=[.C144]/([.D144]-[.D143])" office:value-type="float" office:value="109634.533233757" calcext:value-type="float">
            <text:p>109634.533233757</text:p>
          </table:table-cell>
          <table:table-cell/>
          <table:table-cell office:value-type="float" office:value="1443142566.82937" calcext:value-type="float">
            <text:p>1443142566.82937</text:p>
          </table:table-cell>
          <table:table-cell table:formula="of:=[.G144]-[.$B$2]" office:value-type="float" office:value="6.82918477058411" calcext:value-type="float">
            <text:p>6.8291847706</text:p>
          </table:table-cell>
          <table:table-cell table:formula="of:=[.C144]/([.H144]-[.H143])" office:value-type="float" office:value="109669.086367297" calcext:value-type="float">
            <text:p>109669.086367297</text:p>
          </table:table-cell>
          <table:table-cell table:formula="of:=[.G144]-[.$B144]" office:value-type="float" office:value="0.236033916473389" calcext:value-type="float">
            <text:p>0.236033916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2566.6342" calcext:value-type="float">
            <text:p>1443142566.6342</text:p>
          </table:table-cell>
          <table:table-cell office:value-type="float" office:value="4480" calcext:value-type="float">
            <text:p>4480</text:p>
          </table:table-cell>
          <table:table-cell table:formula="of:=[.B145]-[.$B$2]" office:value-type="float" office:value="6.63401365280151" calcext:value-type="float">
            <text:p>6.6340136528</text:p>
          </table:table-cell>
          <table:table-cell table:formula="of:=[.C145]/([.D145]-[.D144])" office:value-type="float" office:value="109635.172908729" calcext:value-type="float">
            <text:p>109635.172908729</text:p>
          </table:table-cell>
          <table:table-cell/>
          <table:table-cell office:value-type="float" office:value="1443142566.87016" calcext:value-type="float">
            <text:p>1443142566.87016</text:p>
          </table:table-cell>
          <table:table-cell table:formula="of:=[.G145]-[.$B$2]" office:value-type="float" office:value="6.86997532844543" calcext:value-type="float">
            <text:p>6.8699753284</text:p>
          </table:table-cell>
          <table:table-cell table:formula="of:=[.C145]/([.H145]-[.H144])" office:value-type="float" office:value="109829.338819789" calcext:value-type="float">
            <text:p>109829.338819789</text:p>
          </table:table-cell>
          <table:table-cell table:formula="of:=[.G145]-[.$B145]" office:value-type="float" office:value="0.235961675643921" calcext:value-type="float">
            <text:p>0.235961675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2566.67506" calcext:value-type="float">
            <text:p>1443142566.67506</text:p>
          </table:table-cell>
          <table:table-cell office:value-type="float" office:value="4480" calcext:value-type="float">
            <text:p>4480</text:p>
          </table:table-cell>
          <table:table-cell table:formula="of:=[.B146]-[.$B$2]" office:value-type="float" office:value="6.67487573623657" calcext:value-type="float">
            <text:p>6.6748757362</text:p>
          </table:table-cell>
          <table:table-cell table:formula="of:=[.C146]/([.D146]-[.D145])" office:value-type="float" office:value="109637.091978435" calcext:value-type="float">
            <text:p>109637.091978435</text:p>
          </table:table-cell>
          <table:table-cell/>
          <table:table-cell office:value-type="float" office:value="1443142566.91101" calcext:value-type="float">
            <text:p>1443142566.91101</text:p>
          </table:table-cell>
          <table:table-cell table:formula="of:=[.G146]-[.$B$2]" office:value-type="float" office:value="6.91082835197449" calcext:value-type="float">
            <text:p>6.910828352</text:p>
          </table:table-cell>
          <table:table-cell table:formula="of:=[.C146]/([.H146]-[.H145])" office:value-type="float" office:value="109661.406011088" calcext:value-type="float">
            <text:p>109661.406011088</text:p>
          </table:table-cell>
          <table:table-cell table:formula="of:=[.G146]-[.$B146]" office:value-type="float" office:value="0.235952615737915" calcext:value-type="float">
            <text:p>0.235952615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2566.71594" calcext:value-type="float">
            <text:p>1443142566.71594</text:p>
          </table:table-cell>
          <table:table-cell office:value-type="float" office:value="4480" calcext:value-type="float">
            <text:p>4480</text:p>
          </table:table-cell>
          <table:table-cell table:formula="of:=[.B147]-[.$B$2]" office:value-type="float" office:value="6.7157506942749" calcext:value-type="float">
            <text:p>6.7157506943</text:p>
          </table:table-cell>
          <table:table-cell table:formula="of:=[.C147]/([.D147]-[.D146])" office:value-type="float" office:value="109602.558999545" calcext:value-type="float">
            <text:p>109602.558999545</text:p>
          </table:table-cell>
          <table:table-cell/>
          <table:table-cell office:value-type="float" office:value="1443142566.95197" calcext:value-type="float">
            <text:p>1443142566.95197</text:p>
          </table:table-cell>
          <table:table-cell table:formula="of:=[.G147]-[.$B$2]" office:value-type="float" office:value="6.95178461074829" calcext:value-type="float">
            <text:p>6.9517846107</text:p>
          </table:table-cell>
          <table:table-cell table:formula="of:=[.C147]/([.H147]-[.H146])" office:value-type="float" office:value="109384.991064308" calcext:value-type="float">
            <text:p>109384.991064308</text:p>
          </table:table-cell>
          <table:table-cell table:formula="of:=[.G147]-[.$B147]" office:value-type="float" office:value="0.236033916473389" calcext:value-type="float">
            <text:p>0.236033916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2566.7568" calcext:value-type="float">
            <text:p>1443142566.7568</text:p>
          </table:table-cell>
          <table:table-cell office:value-type="float" office:value="4480" calcext:value-type="float">
            <text:p>4480</text:p>
          </table:table-cell>
          <table:table-cell table:formula="of:=[.B148]-[.$B$2]" office:value-type="float" office:value="6.75661706924439" calcext:value-type="float">
            <text:p>6.7566170692</text:p>
          </table:table-cell>
          <table:table-cell table:formula="of:=[.C148]/([.D148]-[.D147])" office:value-type="float" office:value="109625.578567845" calcext:value-type="float">
            <text:p>109625.578567845</text:p>
          </table:table-cell>
          <table:table-cell/>
          <table:table-cell office:value-type="float" office:value="1443142566.99274" calcext:value-type="float">
            <text:p>1443142566.99274</text:p>
          </table:table-cell>
          <table:table-cell table:formula="of:=[.G148]-[.$B$2]" office:value-type="float" office:value="6.99255323410034" calcext:value-type="float">
            <text:p>6.9925532341</text:p>
          </table:table-cell>
          <table:table-cell table:formula="of:=[.C148]/([.H148]-[.H147])" office:value-type="float" office:value="109888.42967087" calcext:value-type="float">
            <text:p>109888.42967087</text:p>
          </table:table-cell>
          <table:table-cell table:formula="of:=[.G148]-[.$B148]" office:value-type="float" office:value="0.235936164855957" calcext:value-type="float">
            <text:p>0.235936164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2566.79766" calcext:value-type="float">
            <text:p>1443142566.79766</text:p>
          </table:table-cell>
          <table:table-cell office:value-type="float" office:value="4480" calcext:value-type="float">
            <text:p>4480</text:p>
          </table:table-cell>
          <table:table-cell table:formula="of:=[.B149]-[.$B$2]" office:value-type="float" office:value="6.79747867584229" calcext:value-type="float">
            <text:p>6.7974786758</text:p>
          </table:table-cell>
          <table:table-cell table:formula="of:=[.C149]/([.D149]-[.D148])" office:value-type="float" office:value="109638.371395563" calcext:value-type="float">
            <text:p>109638.371395563</text:p>
          </table:table-cell>
          <table:table-cell/>
          <table:table-cell office:value-type="float" office:value="1443142570.00796" calcext:value-type="float">
            <text:p>1443142570.00796</text:p>
          </table:table-cell>
          <table:table-cell table:formula="of:=[.G149]-[.$B$2]" office:value-type="float" office:value="10.0077764987946" calcext:value-type="float">
            <text:p>10.0077764988</text:p>
          </table:table-cell>
          <table:table-cell table:formula="of:=[.C149]/([.H149]-[.H148])" office:value-type="float" office:value="1485.79378928822" calcext:value-type="float">
            <text:p>1485.7937892882</text:p>
          </table:table-cell>
          <table:table-cell table:formula="of:=[.G149]-[.$B149]" office:value-type="float" office:value="3.21029782295227" calcext:value-type="float">
            <text:p>3.21029782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2566.83853" calcext:value-type="float">
            <text:p>1443142566.83853</text:p>
          </table:table-cell>
          <table:table-cell office:value-type="float" office:value="4480" calcext:value-type="float">
            <text:p>4480</text:p>
          </table:table-cell>
          <table:table-cell table:formula="of:=[.B150]-[.$B$2]" office:value-type="float" office:value="6.83834028244019" calcext:value-type="float">
            <text:p>6.8383402824</text:p>
          </table:table-cell>
          <table:table-cell table:formula="of:=[.C150]/([.D150]-[.D149])" office:value-type="float" office:value="109638.371395563" calcext:value-type="float">
            <text:p>109638.371395563</text:p>
          </table:table-cell>
          <table:table-cell/>
          <table:table-cell office:value-type="float" office:value="1443142570.0268" calcext:value-type="float">
            <text:p>1443142570.0268</text:p>
          </table:table-cell>
          <table:table-cell table:formula="of:=[.G150]-[.$B$2]" office:value-type="float" office:value="10.0266110897064" calcext:value-type="float">
            <text:p>10.0266110897</text:p>
          </table:table-cell>
          <table:table-cell table:formula="of:=[.C150]/([.H150]-[.H149])" office:value-type="float" office:value="237860.223296792" calcext:value-type="float">
            <text:p>237860.223296792</text:p>
          </table:table-cell>
          <table:table-cell table:formula="of:=[.G150]-[.$B150]" office:value-type="float" office:value="3.18827080726624" calcext:value-type="float">
            <text:p>3.188270807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2566.87939" calcext:value-type="float">
            <text:p>1443142566.87939</text:p>
          </table:table-cell>
          <table:table-cell office:value-type="float" office:value="4480" calcext:value-type="float">
            <text:p>4480</text:p>
          </table:table-cell>
          <table:table-cell table:formula="of:=[.B151]-[.$B$2]" office:value-type="float" office:value="6.87920165061951" calcext:value-type="float">
            <text:p>6.8792016506</text:p>
          </table:table-cell>
          <table:table-cell table:formula="of:=[.C151]/([.D151]-[.D150])" office:value-type="float" office:value="109639.011115325" calcext:value-type="float">
            <text:p>109639.011115325</text:p>
          </table:table-cell>
          <table:table-cell/>
          <table:table-cell office:value-type="float" office:value="1443142570.99495" calcext:value-type="float">
            <text:p>1443142570.99495</text:p>
          </table:table-cell>
          <table:table-cell table:formula="of:=[.G151]-[.$B$2]" office:value-type="float" office:value="10.9947619438171" calcext:value-type="float">
            <text:p>10.9947619438</text:p>
          </table:table-cell>
          <table:table-cell table:formula="of:=[.C151]/([.H151]-[.H150])" office:value-type="float" office:value="4627.37803822427" calcext:value-type="float">
            <text:p>4627.3780382243</text:p>
          </table:table-cell>
          <table:table-cell table:formula="of:=[.G151]-[.$B151]" office:value-type="float" office:value="4.11556029319763" calcext:value-type="float">
            <text:p>4.115560293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2566.92027" calcext:value-type="float">
            <text:p>1443142566.92027</text:p>
          </table:table-cell>
          <table:table-cell office:value-type="float" office:value="4480" calcext:value-type="float">
            <text:p>4480</text:p>
          </table:table-cell>
          <table:table-cell table:formula="of:=[.B152]-[.$B$2]" office:value-type="float" office:value="6.920086145401" calcext:value-type="float">
            <text:p>6.9200861454</text:p>
          </table:table-cell>
          <table:table-cell table:formula="of:=[.C152]/([.D152]-[.D151])" office:value-type="float" office:value="109576.99303717" calcext:value-type="float">
            <text:p>109576.99303717</text:p>
          </table:table-cell>
          <table:table-cell/>
          <table:table-cell office:value-type="float" office:value="1443142571.01331" calcext:value-type="float">
            <text:p>1443142571.01331</text:p>
          </table:table-cell>
          <table:table-cell table:formula="of:=[.G152]-[.$B$2]" office:value-type="float" office:value="11.0131270885468" calcext:value-type="float">
            <text:p>11.0131270885</text:p>
          </table:table-cell>
          <table:table-cell table:formula="of:=[.C152]/([.H152]-[.H151])" office:value-type="float" office:value="243940.359085539" calcext:value-type="float">
            <text:p>243940.359085539</text:p>
          </table:table-cell>
          <table:table-cell table:formula="of:=[.G152]-[.$B152]" office:value-type="float" office:value="4.09304094314575" calcext:value-type="float">
            <text:p>4.093040943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2566.96113" calcext:value-type="float">
            <text:p>1443142566.96113</text:p>
          </table:table-cell>
          <table:table-cell office:value-type="float" office:value="4480" calcext:value-type="float">
            <text:p>4480</text:p>
          </table:table-cell>
          <table:table-cell table:formula="of:=[.B153]-[.$B$2]" office:value-type="float" office:value="6.96094918251038" calcext:value-type="float">
            <text:p>6.9609491825</text:p>
          </table:table-cell>
          <table:table-cell table:formula="of:=[.C153]/([.D153]-[.D152])" office:value-type="float" office:value="109634.533233757" calcext:value-type="float">
            <text:p>109634.533233757</text:p>
          </table:table-cell>
          <table:table-cell/>
          <table:table-cell office:value-type="float" office:value="1443142571.03152" calcext:value-type="float">
            <text:p>1443142571.03152</text:p>
          </table:table-cell>
          <table:table-cell table:formula="of:=[.G153]-[.$B$2]" office:value-type="float" office:value="11.0313320159912" calcext:value-type="float">
            <text:p>11.031332016</text:p>
          </table:table-cell>
          <table:table-cell table:formula="of:=[.C153]/([.H153]-[.H152])" office:value-type="float" office:value="246087.220818" calcext:value-type="float">
            <text:p>246087.220818</text:p>
          </table:table-cell>
          <table:table-cell table:formula="of:=[.G153]-[.$B153]" office:value-type="float" office:value="4.07038283348084" calcext:value-type="float">
            <text:p>4.070382833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2580.00268" calcext:value-type="float">
            <text:p>1443142580.00268</text:p>
          </table:table-cell>
          <table:table-cell office:value-type="float" office:value="4480" calcext:value-type="float">
            <text:p>4480</text:p>
          </table:table-cell>
          <table:table-cell table:formula="of:=[.B154]-[.$B$2]" office:value-type="float" office:value="20.0024969577789" calcext:value-type="float">
            <text:p>20.0024969578</text:p>
          </table:table-cell>
          <table:table-cell table:formula="of:=[.C154]/([.D154]-[.D153])" office:value-type="float" office:value="343.51750859631" calcext:value-type="float">
            <text:p>343.5175085963</text:p>
          </table:table-cell>
          <table:table-cell/>
          <table:table-cell office:value-type="float" office:value="1443142580.19842" calcext:value-type="float">
            <text:p>1443142580.19842</text:p>
          </table:table-cell>
          <table:table-cell table:formula="of:=[.G154]-[.$B$2]" office:value-type="float" office:value="20.198237657547" calcext:value-type="float">
            <text:p>20.1982376575</text:p>
          </table:table-cell>
          <table:table-cell table:formula="of:=[.C154]/([.H154]-[.H153])" office:value-type="float" office:value="488.714531945336" calcext:value-type="float">
            <text:p>488.7145319453</text:p>
          </table:table-cell>
          <table:table-cell table:formula="of:=[.G154]-[.$B154]" office:value-type="float" office:value="0.195740699768066" calcext:value-type="float">
            <text:p>0.195740699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2580.05884" calcext:value-type="float">
            <text:p>1443142580.05884</text:p>
          </table:table-cell>
          <table:table-cell office:value-type="float" office:value="4480" calcext:value-type="float">
            <text:p>4480</text:p>
          </table:table-cell>
          <table:table-cell table:formula="of:=[.B155]-[.$B$2]" office:value-type="float" office:value="20.0586562156677" calcext:value-type="float">
            <text:p>20.0586562157</text:p>
          </table:table-cell>
          <table:table-cell table:formula="of:=[.C155]/([.D155]-[.D154])" office:value-type="float" office:value="79773.1339126891" calcext:value-type="float">
            <text:p>79773.1339126891</text:p>
          </table:table-cell>
          <table:table-cell/>
          <table:table-cell office:value-type="float" office:value="1443142580.30988" calcext:value-type="float">
            <text:p>1443142580.30988</text:p>
          </table:table-cell>
          <table:table-cell table:formula="of:=[.G155]-[.$B$2]" office:value-type="float" office:value="20.3096976280212" calcext:value-type="float">
            <text:p>20.309697628</text:p>
          </table:table-cell>
          <table:table-cell table:formula="of:=[.C155]/([.H155]-[.H154])" office:value-type="float" office:value="40193.8021420458" calcext:value-type="float">
            <text:p>40193.8021420458</text:p>
          </table:table-cell>
          <table:table-cell table:formula="of:=[.G155]-[.$B155]" office:value-type="float" office:value="0.251041412353516" calcext:value-type="float">
            <text:p>0.251041412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2580.11499" calcext:value-type="float">
            <text:p>1443142580.11499</text:p>
          </table:table-cell>
          <table:table-cell office:value-type="float" office:value="4480" calcext:value-type="float">
            <text:p>4480</text:p>
          </table:table-cell>
          <table:table-cell table:formula="of:=[.B156]-[.$B$2]" office:value-type="float" office:value="20.1148028373718" calcext:value-type="float">
            <text:p>20.1148028374</text:p>
          </table:table-cell>
          <table:table-cell table:formula="of:=[.C156]/([.D156]-[.D155])" office:value-type="float" office:value="79791.0874070048" calcext:value-type="float">
            <text:p>79791.0874070048</text:p>
          </table:table-cell>
          <table:table-cell/>
          <table:table-cell office:value-type="float" office:value="1443142580.36615" calcext:value-type="float">
            <text:p>1443142580.36615</text:p>
          </table:table-cell>
          <table:table-cell table:formula="of:=[.G156]-[.$B$2]" office:value-type="float" office:value="20.3659598827362" calcext:value-type="float">
            <text:p>20.3659598827</text:p>
          </table:table-cell>
          <table:table-cell table:formula="of:=[.C156]/([.H156]-[.H155])" office:value-type="float" office:value="79627.0967577898" calcext:value-type="float">
            <text:p>79627.0967577898</text:p>
          </table:table-cell>
          <table:table-cell table:formula="of:=[.G156]-[.$B156]" office:value-type="float" office:value="0.25115704536438" calcext:value-type="float">
            <text:p>0.251157045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2580.17113" calcext:value-type="float">
            <text:p>1443142580.17113</text:p>
          </table:table-cell>
          <table:table-cell office:value-type="float" office:value="4480" calcext:value-type="float">
            <text:p>4480</text:p>
          </table:table-cell>
          <table:table-cell table:formula="of:=[.B157]-[.$B$2]" office:value-type="float" office:value="20.1709454059601" calcext:value-type="float">
            <text:p>20.170945406</text:p>
          </table:table-cell>
          <table:table-cell table:formula="of:=[.C157]/([.D157]-[.D156])" office:value-type="float" office:value="79796.8477868515" calcext:value-type="float">
            <text:p>79796.8477868515</text:p>
          </table:table-cell>
          <table:table-cell/>
          <table:table-cell office:value-type="float" office:value="1443142580.42214" calcext:value-type="float">
            <text:p>1443142580.42214</text:p>
          </table:table-cell>
          <table:table-cell table:formula="of:=[.G157]-[.$B$2]" office:value-type="float" office:value="20.4219555854797" calcext:value-type="float">
            <text:p>20.4219555855</text:p>
          </table:table-cell>
          <table:table-cell table:formula="of:=[.C157]/([.H157]-[.H156])" office:value-type="float" office:value="80006.139408932" calcext:value-type="float">
            <text:p>80006.139408932</text:p>
          </table:table-cell>
          <table:table-cell table:formula="of:=[.G157]-[.$B157]" office:value-type="float" office:value="0.251010179519653" calcext:value-type="float">
            <text:p>0.251010179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2580.22731" calcext:value-type="float">
            <text:p>1443142580.22731</text:p>
          </table:table-cell>
          <table:table-cell office:value-type="float" office:value="4480" calcext:value-type="float">
            <text:p>4480</text:p>
          </table:table-cell>
          <table:table-cell table:formula="of:=[.B158]-[.$B$2]" office:value-type="float" office:value="20.2271196842194" calcext:value-type="float">
            <text:p>20.2271196842</text:p>
          </table:table-cell>
          <table:table-cell table:formula="of:=[.C158]/([.D158]-[.D157])" office:value-type="float" office:value="79751.8034735073" calcext:value-type="float">
            <text:p>79751.8034735073</text:p>
          </table:table-cell>
          <table:table-cell/>
          <table:table-cell office:value-type="float" office:value="1443142580.47832" calcext:value-type="float">
            <text:p>1443142580.47832</text:p>
          </table:table-cell>
          <table:table-cell table:formula="of:=[.G158]-[.$B$2]" office:value-type="float" office:value="20.4781336784363" calcext:value-type="float">
            <text:p>20.4781336784</text:p>
          </table:table-cell>
          <table:table-cell table:formula="of:=[.C158]/([.H158]-[.H157])" office:value-type="float" office:value="79746.3880353778" calcext:value-type="float">
            <text:p>79746.3880353778</text:p>
          </table:table-cell>
          <table:table-cell table:formula="of:=[.G158]-[.$B158]" office:value-type="float" office:value="0.251013994216919" calcext:value-type="float">
            <text:p>0.251013994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2580.28346" calcext:value-type="float">
            <text:p>1443142580.28346</text:p>
          </table:table-cell>
          <table:table-cell office:value-type="float" office:value="4480" calcext:value-type="float">
            <text:p>4480</text:p>
          </table:table-cell>
          <table:table-cell table:formula="of:=[.B159]-[.$B$2]" office:value-type="float" office:value="20.2832787036896" calcext:value-type="float">
            <text:p>20.2832787037</text:p>
          </table:table-cell>
          <table:table-cell table:formula="of:=[.C159]/([.D159]-[.D158])" office:value-type="float" office:value="79773.4725830829" calcext:value-type="float">
            <text:p>79773.4725830829</text:p>
          </table:table-cell>
          <table:table-cell/>
          <table:table-cell office:value-type="float" office:value="1443142580.53443" calcext:value-type="float">
            <text:p>1443142580.53443</text:p>
          </table:table-cell>
          <table:table-cell table:formula="of:=[.G159]-[.$B$2]" office:value-type="float" office:value="20.5342478752136" calcext:value-type="float">
            <text:p>20.5342478752</text:p>
          </table:table-cell>
          <table:table-cell table:formula="of:=[.C159]/([.H159]-[.H158])" office:value-type="float" office:value="79837.1937457512" calcext:value-type="float">
            <text:p>79837.1937457512</text:p>
          </table:table-cell>
          <table:table-cell table:formula="of:=[.G159]-[.$B159]" office:value-type="float" office:value="0.250969171524048" calcext:value-type="float">
            <text:p>0.250969171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2580.33958" calcext:value-type="float">
            <text:p>1443142580.33958</text:p>
          </table:table-cell>
          <table:table-cell office:value-type="float" office:value="4480" calcext:value-type="float">
            <text:p>4480</text:p>
          </table:table-cell>
          <table:table-cell table:formula="of:=[.B160]-[.$B$2]" office:value-type="float" office:value="20.3393957614899" calcext:value-type="float">
            <text:p>20.3393957615</text:p>
          </table:table-cell>
          <table:table-cell table:formula="of:=[.C160]/([.D160]-[.D159])" office:value-type="float" office:value="79833.1233961559" calcext:value-type="float">
            <text:p>79833.1233961559</text:p>
          </table:table-cell>
          <table:table-cell/>
          <table:table-cell office:value-type="float" office:value="1443142580.59058" calcext:value-type="float">
            <text:p>1443142580.59058</text:p>
          </table:table-cell>
          <table:table-cell table:formula="of:=[.G160]-[.$B$2]" office:value-type="float" office:value="20.5903899669647" calcext:value-type="float">
            <text:p>20.590389967</text:p>
          </table:table-cell>
          <table:table-cell table:formula="of:=[.C160]/([.H160]-[.H159])" office:value-type="float" office:value="79797.5255332793" calcext:value-type="float">
            <text:p>79797.5255332793</text:p>
          </table:table-cell>
          <table:table-cell table:formula="of:=[.G160]-[.$B160]" office:value-type="float" office:value="0.250994205474854" calcext:value-type="float">
            <text:p>0.250994205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2580.39572" calcext:value-type="float">
            <text:p>1443142580.39572</text:p>
          </table:table-cell>
          <table:table-cell office:value-type="float" office:value="4480" calcext:value-type="float">
            <text:p>4480</text:p>
          </table:table-cell>
          <table:table-cell table:formula="of:=[.B161]-[.$B$2]" office:value-type="float" office:value="20.395533323288" calcext:value-type="float">
            <text:p>20.3955333233</text:p>
          </table:table-cell>
          <table:table-cell table:formula="of:=[.C161]/([.D161]-[.D160])" office:value-type="float" office:value="79803.9646985874" calcext:value-type="float">
            <text:p>79803.9646985874</text:p>
          </table:table-cell>
          <table:table-cell/>
          <table:table-cell office:value-type="float" office:value="1443142580.64667" calcext:value-type="float">
            <text:p>1443142580.64667</text:p>
          </table:table-cell>
          <table:table-cell table:formula="of:=[.G161]-[.$B$2]" office:value-type="float" office:value="20.6464896202087" calcext:value-type="float">
            <text:p>20.6464896202</text:p>
          </table:table-cell>
          <table:table-cell table:formula="of:=[.C161]/([.H161]-[.H160])" office:value-type="float" office:value="79857.8911087595" calcext:value-type="float">
            <text:p>79857.8911087595</text:p>
          </table:table-cell>
          <table:table-cell table:formula="of:=[.G161]-[.$B161]" office:value-type="float" office:value="0.250956296920776" calcext:value-type="float">
            <text:p>0.250956296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2580.45186" calcext:value-type="float">
            <text:p>1443142580.45186</text:p>
          </table:table-cell>
          <table:table-cell office:value-type="float" office:value="4480" calcext:value-type="float">
            <text:p>4480</text:p>
          </table:table-cell>
          <table:table-cell table:formula="of:=[.B162]-[.$B$2]" office:value-type="float" office:value="20.4516732692718" calcext:value-type="float">
            <text:p>20.4516732693</text:p>
          </table:table-cell>
          <table:table-cell table:formula="of:=[.C162]/([.D162]-[.D161])" office:value-type="float" office:value="79800.5755346799" calcext:value-type="float">
            <text:p>79800.5755346799</text:p>
          </table:table-cell>
          <table:table-cell/>
          <table:table-cell office:value-type="float" office:value="1443142580.70282" calcext:value-type="float">
            <text:p>1443142580.70282</text:p>
          </table:table-cell>
          <table:table-cell table:formula="of:=[.G162]-[.$B$2]" office:value-type="float" office:value="20.7026336193085" calcext:value-type="float">
            <text:p>20.7026336193</text:p>
          </table:table-cell>
          <table:table-cell table:formula="of:=[.C162]/([.H162]-[.H161])" office:value-type="float" office:value="79794.8146166423" calcext:value-type="float">
            <text:p>79794.8146166423</text:p>
          </table:table-cell>
          <table:table-cell table:formula="of:=[.G162]-[.$B162]" office:value-type="float" office:value="0.250960350036621" calcext:value-type="float">
            <text:p>0.2509603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2580.508" calcext:value-type="float">
            <text:p>1443142580.508</text:p>
          </table:table-cell>
          <table:table-cell office:value-type="float" office:value="4480" calcext:value-type="float">
            <text:p>4480</text:p>
          </table:table-cell>
          <table:table-cell table:formula="of:=[.B163]-[.$B$2]" office:value-type="float" office:value="20.5078153610229" calcext:value-type="float">
            <text:p>20.507815361</text:p>
          </table:table-cell>
          <table:table-cell table:formula="of:=[.C163]/([.D163]-[.D162])" office:value-type="float" office:value="79797.5255332793" calcext:value-type="float">
            <text:p>79797.5255332793</text:p>
          </table:table-cell>
          <table:table-cell/>
          <table:table-cell office:value-type="float" office:value="1443142580.75898" calcext:value-type="float">
            <text:p>1443142580.75898</text:p>
          </table:table-cell>
          <table:table-cell table:formula="of:=[.G163]-[.$B$2]" office:value-type="float" office:value="20.758796453476" calcext:value-type="float">
            <text:p>20.7587964535</text:p>
          </table:table-cell>
          <table:table-cell table:formula="of:=[.C163]/([.H163]-[.H162])" office:value-type="float" office:value="79768.0542018305" calcext:value-type="float">
            <text:p>79768.0542018305</text:p>
          </table:table-cell>
          <table:table-cell table:formula="of:=[.G163]-[.$B163]" office:value-type="float" office:value="0.250981092453003" calcext:value-type="float">
            <text:p>0.250981092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2580.56414" calcext:value-type="float">
            <text:p>1443142580.56414</text:p>
          </table:table-cell>
          <table:table-cell office:value-type="float" office:value="4480" calcext:value-type="float">
            <text:p>4480</text:p>
          </table:table-cell>
          <table:table-cell table:formula="of:=[.B164]-[.$B$2]" office:value-type="float" office:value="20.5639503002167" calcext:value-type="float">
            <text:p>20.5639503002</text:p>
          </table:table-cell>
          <table:table-cell table:formula="of:=[.C164]/([.D164]-[.D163])" office:value-type="float" office:value="79807.6931114009" calcext:value-type="float">
            <text:p>79807.6931114009</text:p>
          </table:table-cell>
          <table:table-cell/>
          <table:table-cell office:value-type="float" office:value="1443142580.81513" calcext:value-type="float">
            <text:p>1443142580.81513</text:p>
          </table:table-cell>
          <table:table-cell table:formula="of:=[.G164]-[.$B$2]" office:value-type="float" office:value="20.81494140625" calcext:value-type="float">
            <text:p>20.8149414063</text:p>
          </table:table-cell>
          <table:table-cell table:formula="of:=[.C164]/([.H164]-[.H163])" office:value-type="float" office:value="79793.4592273949" calcext:value-type="float">
            <text:p>79793.4592273949</text:p>
          </table:table-cell>
          <table:table-cell table:formula="of:=[.G164]-[.$B164]" office:value-type="float" office:value="0.250991106033325" calcext:value-type="float">
            <text:p>0.25099110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2580.62027" calcext:value-type="float">
            <text:p>1443142580.62027</text:p>
          </table:table-cell>
          <table:table-cell office:value-type="float" office:value="4480" calcext:value-type="float">
            <text:p>4480</text:p>
          </table:table-cell>
          <table:table-cell table:formula="of:=[.B165]-[.$B$2]" office:value-type="float" office:value="20.6200892925262" calcext:value-type="float">
            <text:p>20.6200892925</text:p>
          </table:table-cell>
          <table:table-cell table:formula="of:=[.C165]/([.D165]-[.D164])" office:value-type="float" office:value="79801.9311656984" calcext:value-type="float">
            <text:p>79801.9311656984</text:p>
          </table:table-cell>
          <table:table-cell/>
          <table:table-cell office:value-type="float" office:value="1443142580.87117" calcext:value-type="float">
            <text:p>1443142580.87117</text:p>
          </table:table-cell>
          <table:table-cell table:formula="of:=[.G165]-[.$B$2]" office:value-type="float" office:value="20.8709893226624" calcext:value-type="float">
            <text:p>20.8709893227</text:p>
          </table:table-cell>
          <table:table-cell table:formula="of:=[.C165]/([.H165]-[.H164])" office:value-type="float" office:value="79931.6065032627" calcext:value-type="float">
            <text:p>79931.6065032627</text:p>
          </table:table-cell>
          <table:table-cell table:formula="of:=[.G165]-[.$B165]" office:value-type="float" office:value="0.250900030136108" calcext:value-type="float">
            <text:p>0.250900030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2580.67641" calcext:value-type="float">
            <text:p>1443142580.67641</text:p>
          </table:table-cell>
          <table:table-cell office:value-type="float" office:value="4480" calcext:value-type="float">
            <text:p>4480</text:p>
          </table:table-cell>
          <table:table-cell table:formula="of:=[.B166]-[.$B$2]" office:value-type="float" office:value="20.6762256622314" calcext:value-type="float">
            <text:p>20.6762256622</text:p>
          </table:table-cell>
          <table:table-cell table:formula="of:=[.C166]/([.D166]-[.D165])" office:value-type="float" office:value="79805.6593884979" calcext:value-type="float">
            <text:p>79805.6593884979</text:p>
          </table:table-cell>
          <table:table-cell/>
          <table:table-cell office:value-type="float" office:value="1443142580.92743" calcext:value-type="float">
            <text:p>1443142580.92743</text:p>
          </table:table-cell>
          <table:table-cell table:formula="of:=[.G166]-[.$B$2]" office:value-type="float" office:value="20.9272408485413" calcext:value-type="float">
            <text:p>20.9272408485</text:p>
          </table:table-cell>
          <table:table-cell table:formula="of:=[.C166]/([.H166]-[.H165])" office:value-type="float" office:value="79642.2840092228" calcext:value-type="float">
            <text:p>79642.2840092228</text:p>
          </table:table-cell>
          <table:table-cell table:formula="of:=[.G166]-[.$B166]" office:value-type="float" office:value="0.251015186309814" calcext:value-type="float">
            <text:p>0.251015186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2580.73255" calcext:value-type="float">
            <text:p>1443142580.73255</text:p>
          </table:table-cell>
          <table:table-cell office:value-type="float" office:value="4480" calcext:value-type="float">
            <text:p>4480</text:p>
          </table:table-cell>
          <table:table-cell table:formula="of:=[.B167]-[.$B$2]" office:value-type="float" office:value="20.7323677539825" calcext:value-type="float">
            <text:p>20.732367754</text:p>
          </table:table-cell>
          <table:table-cell table:formula="of:=[.C167]/([.D167]-[.D166])" office:value-type="float" office:value="79797.5255332793" calcext:value-type="float">
            <text:p>79797.5255332793</text:p>
          </table:table-cell>
          <table:table-cell/>
          <table:table-cell office:value-type="float" office:value="1443142580.98352" calcext:value-type="float">
            <text:p>1443142580.98352</text:p>
          </table:table-cell>
          <table:table-cell table:formula="of:=[.G167]-[.$B$2]" office:value-type="float" office:value="20.9833393096924" calcext:value-type="float">
            <text:p>20.9833393097</text:p>
          </table:table-cell>
          <table:table-cell table:formula="of:=[.C167]/([.H167]-[.H166])" office:value-type="float" office:value="79859.5880897941" calcext:value-type="float">
            <text:p>79859.5880897941</text:p>
          </table:table-cell>
          <table:table-cell table:formula="of:=[.G167]-[.$B167]" office:value-type="float" office:value="0.250971555709839" calcext:value-type="float">
            <text:p>0.250971555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2580.78869" calcext:value-type="float">
            <text:p>1443142580.78869</text:p>
          </table:table-cell>
          <table:table-cell office:value-type="float" office:value="4480" calcext:value-type="float">
            <text:p>4480</text:p>
          </table:table-cell>
          <table:table-cell table:formula="of:=[.B168]-[.$B$2]" office:value-type="float" office:value="20.7885026931763" calcext:value-type="float">
            <text:p>20.7885026932</text:p>
          </table:table-cell>
          <table:table-cell table:formula="of:=[.C168]/([.D168]-[.D167])" office:value-type="float" office:value="79807.6931114009" calcext:value-type="float">
            <text:p>79807.6931114009</text:p>
          </table:table-cell>
          <table:table-cell/>
          <table:table-cell office:value-type="float" office:value="1443142581.03976" calcext:value-type="float">
            <text:p>1443142581.03976</text:p>
          </table:table-cell>
          <table:table-cell table:formula="of:=[.G168]-[.$B$2]" office:value-type="float" office:value="21.039577960968" calcext:value-type="float">
            <text:p>21.039577961</text:p>
          </table:table-cell>
          <table:table-cell table:formula="of:=[.C168]/([.H168]-[.H167])" office:value-type="float" office:value="79660.5163598749" calcext:value-type="float">
            <text:p>79660.5163598749</text:p>
          </table:table-cell>
          <table:table-cell table:formula="of:=[.G168]-[.$B168]" office:value-type="float" office:value="0.251075267791748" calcext:value-type="float">
            <text:p>0.251075267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2580.84482" calcext:value-type="float">
            <text:p>1443142580.84482</text:p>
          </table:table-cell>
          <table:table-cell office:value-type="float" office:value="4480" calcext:value-type="float">
            <text:p>4480</text:p>
          </table:table-cell>
          <table:table-cell table:formula="of:=[.B169]-[.$B$2]" office:value-type="float" office:value="20.8446383476257" calcext:value-type="float">
            <text:p>20.8446383476</text:p>
          </table:table-cell>
          <table:table-cell table:formula="of:=[.C169]/([.D169]-[.D168])" office:value-type="float" office:value="79806.676236993" calcext:value-type="float">
            <text:p>79806.676236993</text:p>
          </table:table-cell>
          <table:table-cell/>
          <table:table-cell office:value-type="float" office:value="1443142581.09573" calcext:value-type="float">
            <text:p>1443142581.09573</text:p>
          </table:table-cell>
          <table:table-cell table:formula="of:=[.G169]-[.$B$2]" office:value-type="float" office:value="21.0955493450165" calcext:value-type="float">
            <text:p>21.095549345</text:p>
          </table:table-cell>
          <table:table-cell table:formula="of:=[.C169]/([.H169]-[.H168])" office:value-type="float" office:value="80040.900831058" calcext:value-type="float">
            <text:p>80040.900831058</text:p>
          </table:table-cell>
          <table:table-cell table:formula="of:=[.G169]-[.$B169]" office:value-type="float" office:value="0.250910997390747" calcext:value-type="float">
            <text:p>0.250910997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2580.90097" calcext:value-type="float">
            <text:p>1443142580.90097</text:p>
          </table:table-cell>
          <table:table-cell office:value-type="float" office:value="4480" calcext:value-type="float">
            <text:p>4480</text:p>
          </table:table-cell>
          <table:table-cell table:formula="of:=[.B170]-[.$B$2]" office:value-type="float" office:value="20.900787115097" calcext:value-type="float">
            <text:p>20.9007871151</text:p>
          </table:table-cell>
          <table:table-cell table:formula="of:=[.C170]/([.D170]-[.D169])" office:value-type="float" office:value="79788.0381308253" calcext:value-type="float">
            <text:p>79788.0381308253</text:p>
          </table:table-cell>
          <table:table-cell/>
          <table:table-cell office:value-type="float" office:value="1443142581.15204" calcext:value-type="float">
            <text:p>1443142581.15204</text:p>
          </table:table-cell>
          <table:table-cell table:formula="of:=[.G170]-[.$B$2]" office:value-type="float" office:value="21.1518545150757" calcext:value-type="float">
            <text:p>21.1518545151</text:p>
          </table:table-cell>
          <table:table-cell table:formula="of:=[.C170]/([.H170]-[.H169])" office:value-type="float" office:value="79566.4056300575" calcext:value-type="float">
            <text:p>79566.4056300575</text:p>
          </table:table-cell>
          <table:table-cell table:formula="of:=[.G170]-[.$B170]" office:value-type="float" office:value="0.251067399978638" calcext:value-type="float">
            <text:p>0.251067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2580.95711" calcext:value-type="float">
            <text:p>1443142580.95711</text:p>
          </table:table-cell>
          <table:table-cell office:value-type="float" office:value="4480" calcext:value-type="float">
            <text:p>4480</text:p>
          </table:table-cell>
          <table:table-cell table:formula="of:=[.B171]-[.$B$2]" office:value-type="float" office:value="20.956925868988" calcext:value-type="float">
            <text:p>20.956925869</text:p>
          </table:table-cell>
          <table:table-cell table:formula="of:=[.C171]/([.D171]-[.D170])" office:value-type="float" office:value="79802.2700806496" calcext:value-type="float">
            <text:p>79802.2700806496</text:p>
          </table:table-cell>
          <table:table-cell/>
          <table:table-cell office:value-type="float" office:value="1443142581.20746" calcext:value-type="float">
            <text:p>1443142581.20746</text:p>
          </table:table-cell>
          <table:table-cell table:formula="of:=[.G171]-[.$B$2]" office:value-type="float" office:value="21.2072701454163" calcext:value-type="float">
            <text:p>21.2072701454</text:p>
          </table:table-cell>
          <table:table-cell table:formula="of:=[.C171]/([.H171]-[.H170])" office:value-type="float" office:value="80843.617089016" calcext:value-type="float">
            <text:p>80843.617089016</text:p>
          </table:table-cell>
          <table:table-cell table:formula="of:=[.G171]-[.$B171]" office:value-type="float" office:value="0.250344276428223" calcext:value-type="float">
            <text:p>0.250344276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2581.01248" calcext:value-type="float">
            <text:p>1443142581.01248</text:p>
          </table:table-cell>
          <table:table-cell office:value-type="float" office:value="4480" calcext:value-type="float">
            <text:p>4480</text:p>
          </table:table-cell>
          <table:table-cell table:formula="of:=[.B172]-[.$B$2]" office:value-type="float" office:value="21.0122926235199" calcext:value-type="float">
            <text:p>21.0122926235</text:p>
          </table:table-cell>
          <table:table-cell table:formula="of:=[.C172]/([.D172]-[.D171])" office:value-type="float" office:value="80914.9829691032" calcext:value-type="float">
            <text:p>80914.9829691032</text:p>
          </table:table-cell>
          <table:table-cell/>
          <table:table-cell office:value-type="float" office:value="1443142581.26029" calcext:value-type="float">
            <text:p>1443142581.26029</text:p>
          </table:table-cell>
          <table:table-cell table:formula="of:=[.G172]-[.$B$2]" office:value-type="float" office:value="21.2601029872894" calcext:value-type="float">
            <text:p>21.2601029873</text:p>
          </table:table-cell>
          <table:table-cell table:formula="of:=[.C172]/([.H172]-[.H171])" office:value-type="float" office:value="84795.7414585938" calcext:value-type="float">
            <text:p>84795.7414585938</text:p>
          </table:table-cell>
          <table:table-cell table:formula="of:=[.G172]-[.$B172]" office:value-type="float" office:value="0.247810363769531" calcext:value-type="float">
            <text:p>0.247810363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2581.06535" calcext:value-type="float">
            <text:p>1443142581.06535</text:p>
          </table:table-cell>
          <table:table-cell office:value-type="float" office:value="4480" calcext:value-type="float">
            <text:p>4480</text:p>
          </table:table-cell>
          <table:table-cell table:formula="of:=[.B173]-[.$B$2]" office:value-type="float" office:value="21.0651617050171" calcext:value-type="float">
            <text:p>21.065161705</text:p>
          </table:table-cell>
          <table:table-cell table:formula="of:=[.C173]/([.D173]-[.D172])" office:value-type="float" office:value="84737.6173962453" calcext:value-type="float">
            <text:p>84737.6173962453</text:p>
          </table:table-cell>
          <table:table-cell/>
          <table:table-cell office:value-type="float" office:value="1443142581.31309" calcext:value-type="float">
            <text:p>1443142581.31309</text:p>
          </table:table-cell>
          <table:table-cell table:formula="of:=[.G173]-[.$B$2]" office:value-type="float" office:value="21.3129022121429" calcext:value-type="float">
            <text:p>21.3129022121</text:p>
          </table:table-cell>
          <table:table-cell table:formula="of:=[.C173]/([.H173]-[.H172])" office:value-type="float" office:value="84849.7305108012" calcext:value-type="float">
            <text:p>84849.7305108012</text:p>
          </table:table-cell>
          <table:table-cell table:formula="of:=[.G173]-[.$B173]" office:value-type="float" office:value="0.247740507125854" calcext:value-type="float">
            <text:p>0.247740507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2581.11819" calcext:value-type="float">
            <text:p>1443142581.11819</text:p>
          </table:table-cell>
          <table:table-cell office:value-type="float" office:value="4480" calcext:value-type="float">
            <text:p>4480</text:p>
          </table:table-cell>
          <table:table-cell table:formula="of:=[.B174]-[.$B$2]" office:value-type="float" office:value="21.1180045604706" calcext:value-type="float">
            <text:p>21.1180045605</text:p>
          </table:table-cell>
          <table:table-cell table:formula="of:=[.C174]/([.D174]-[.D173])" office:value-type="float" office:value="84779.6728915038" calcext:value-type="float">
            <text:p>84779.6728915038</text:p>
          </table:table-cell>
          <table:table-cell/>
          <table:table-cell office:value-type="float" office:value="1443142581.36591" calcext:value-type="float">
            <text:p>1443142581.36591</text:p>
          </table:table-cell>
          <table:table-cell table:formula="of:=[.G174]-[.$B$2]" office:value-type="float" office:value="21.3657212257385" calcext:value-type="float">
            <text:p>21.3657212257</text:p>
          </table:table-cell>
          <table:table-cell table:formula="of:=[.C174]/([.H174]-[.H173])" office:value-type="float" office:value="84817.9414008369" calcext:value-type="float">
            <text:p>84817.9414008369</text:p>
          </table:table-cell>
          <table:table-cell table:formula="of:=[.G174]-[.$B174]" office:value-type="float" office:value="0.247716665267944" calcext:value-type="float">
            <text:p>0.247716665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2581.17103" calcext:value-type="float">
            <text:p>1443142581.17103</text:p>
          </table:table-cell>
          <table:table-cell office:value-type="float" office:value="4480" calcext:value-type="float">
            <text:p>4480</text:p>
          </table:table-cell>
          <table:table-cell table:formula="of:=[.B175]-[.$B$2]" office:value-type="float" office:value="21.170848608017" calcext:value-type="float">
            <text:p>21.170848608</text:p>
          </table:table-cell>
          <table:table-cell table:formula="of:=[.C175]/([.D175]-[.D174])" office:value-type="float" office:value="84777.7603724892" calcext:value-type="float">
            <text:p>84777.7603724892</text:p>
          </table:table-cell>
          <table:table-cell/>
          <table:table-cell office:value-type="float" office:value="1443142581.41877" calcext:value-type="float">
            <text:p>1443142581.41877</text:p>
          </table:table-cell>
          <table:table-cell table:formula="of:=[.G175]-[.$B$2]" office:value-type="float" office:value="21.4185860157013" calcext:value-type="float">
            <text:p>21.4185860157</text:p>
          </table:table-cell>
          <table:table-cell table:formula="of:=[.C175]/([.H175]-[.H174])" office:value-type="float" office:value="84744.4963491799" calcext:value-type="float">
            <text:p>84744.4963491799</text:p>
          </table:table-cell>
          <table:table-cell table:formula="of:=[.G175]-[.$B175]" office:value-type="float" office:value="0.247737407684326" calcext:value-type="float">
            <text:p>0.247737407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2581.22388" calcext:value-type="float">
            <text:p>1443142581.22388</text:p>
          </table:table-cell>
          <table:table-cell office:value-type="float" office:value="4480" calcext:value-type="float">
            <text:p>4480</text:p>
          </table:table-cell>
          <table:table-cell table:formula="of:=[.B176]-[.$B$2]" office:value-type="float" office:value="21.2236971855164" calcext:value-type="float">
            <text:p>21.2236971855</text:p>
          </table:table-cell>
          <table:table-cell table:formula="of:=[.C176]/([.D176]-[.D175])" office:value-type="float" office:value="84770.493587112" calcext:value-type="float">
            <text:p>84770.493587112</text:p>
          </table:table-cell>
          <table:table-cell/>
          <table:table-cell office:value-type="float" office:value="1443142581.47163" calcext:value-type="float">
            <text:p>1443142581.47163</text:p>
          </table:table-cell>
          <table:table-cell table:formula="of:=[.G176]-[.$B$2]" office:value-type="float" office:value="21.4714484214783" calcext:value-type="float">
            <text:p>21.4714484215</text:p>
          </table:table-cell>
          <table:table-cell table:formula="of:=[.C176]/([.H176]-[.H175])" office:value-type="float" office:value="84748.3184723143" calcext:value-type="float">
            <text:p>84748.3184723143</text:p>
          </table:table-cell>
          <table:table-cell table:formula="of:=[.G176]-[.$B176]" office:value-type="float" office:value="0.247751235961914" calcext:value-type="float">
            <text:p>0.24775123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2581.27673" calcext:value-type="float">
            <text:p>1443142581.27673</text:p>
          </table:table-cell>
          <table:table-cell office:value-type="float" office:value="4480" calcext:value-type="float">
            <text:p>4480</text:p>
          </table:table-cell>
          <table:table-cell table:formula="of:=[.B177]-[.$B$2]" office:value-type="float" office:value="21.276540517807" calcext:value-type="float">
            <text:p>21.2765405178</text:p>
          </table:table-cell>
          <table:table-cell table:formula="of:=[.C177]/([.D177]-[.D176])" office:value-type="float" office:value="84778.9078735433" calcext:value-type="float">
            <text:p>84778.9078735433</text:p>
          </table:table-cell>
          <table:table-cell/>
          <table:table-cell office:value-type="float" office:value="1443142581.52444" calcext:value-type="float">
            <text:p>1443142581.52444</text:p>
          </table:table-cell>
          <table:table-cell table:formula="of:=[.G177]-[.$B$2]" office:value-type="float" office:value="21.5242524147034" calcext:value-type="float">
            <text:p>21.5242524147</text:p>
          </table:table-cell>
          <table:table-cell table:formula="of:=[.C177]/([.H177]-[.H176])" office:value-type="float" office:value="84842.0683053694" calcext:value-type="float">
            <text:p>84842.0683053694</text:p>
          </table:table-cell>
          <table:table-cell table:formula="of:=[.G177]-[.$B177]" office:value-type="float" office:value="0.247711896896362" calcext:value-type="float">
            <text:p>0.247711896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2581.32957" calcext:value-type="float">
            <text:p>1443142581.32957</text:p>
          </table:table-cell>
          <table:table-cell office:value-type="float" office:value="4480" calcext:value-type="float">
            <text:p>4480</text:p>
          </table:table-cell>
          <table:table-cell table:formula="of:=[.B178]-[.$B$2]" office:value-type="float" office:value="21.3293821811676" calcext:value-type="float">
            <text:p>21.3293821812</text:p>
          </table:table-cell>
          <table:table-cell table:formula="of:=[.C178]/([.D178]-[.D177])" office:value-type="float" office:value="84781.5854968101" calcext:value-type="float">
            <text:p>84781.5854968101</text:p>
          </table:table-cell>
          <table:table-cell/>
          <table:table-cell office:value-type="float" office:value="1443142581.57728" calcext:value-type="float">
            <text:p>1443142581.57728</text:p>
          </table:table-cell>
          <table:table-cell table:formula="of:=[.G178]-[.$B$2]" office:value-type="float" office:value="21.5770907402039" calcext:value-type="float">
            <text:p>21.5770907402</text:p>
          </table:table-cell>
          <table:table-cell table:formula="of:=[.C178]/([.H178]-[.H177])" office:value-type="float" office:value="84786.9412507896" calcext:value-type="float">
            <text:p>84786.9412507896</text:p>
          </table:table-cell>
          <table:table-cell table:formula="of:=[.G178]-[.$B178]" office:value-type="float" office:value="0.247708559036255" calcext:value-type="float">
            <text:p>0.24770855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2581.38241" calcext:value-type="float">
            <text:p>1443142581.38241</text:p>
          </table:table-cell>
          <table:table-cell office:value-type="float" office:value="4480" calcext:value-type="float">
            <text:p>4480</text:p>
          </table:table-cell>
          <table:table-cell table:formula="of:=[.B179]-[.$B$2]" office:value-type="float" office:value="21.382223367691" calcext:value-type="float">
            <text:p>21.3822233677</text:p>
          </table:table-cell>
          <table:table-cell table:formula="of:=[.C179]/([.D179]-[.D178])" office:value-type="float" office:value="84782.3505630956" calcext:value-type="float">
            <text:p>84782.3505630956</text:p>
          </table:table-cell>
          <table:table-cell/>
          <table:table-cell office:value-type="float" office:value="1443142581.63015" calcext:value-type="float">
            <text:p>1443142581.63015</text:p>
          </table:table-cell>
          <table:table-cell table:formula="of:=[.G179]-[.$B$2]" office:value-type="float" office:value="21.629962682724" calcext:value-type="float">
            <text:p>21.6299626827</text:p>
          </table:table-cell>
          <table:table-cell table:formula="of:=[.C179]/([.H179]-[.H178])" office:value-type="float" office:value="84733.0320480157" calcext:value-type="float">
            <text:p>84733.0320480157</text:p>
          </table:table-cell>
          <table:table-cell table:formula="of:=[.G179]-[.$B179]" office:value-type="float" office:value="0.247739315032959" calcext:value-type="float">
            <text:p>0.24773931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2581.43525" calcext:value-type="float">
            <text:p>1443142581.43525</text:p>
          </table:table-cell>
          <table:table-cell office:value-type="float" office:value="4480" calcext:value-type="float">
            <text:p>4480</text:p>
          </table:table-cell>
          <table:table-cell table:formula="of:=[.B180]-[.$B$2]" office:value-type="float" office:value="21.4350686073303" calcext:value-type="float">
            <text:p>21.4350686073</text:p>
          </table:table-cell>
          <table:table-cell table:formula="of:=[.C180]/([.D180]-[.D179])" office:value-type="float" office:value="84775.8479397606" calcext:value-type="float">
            <text:p>84775.8479397606</text:p>
          </table:table-cell>
          <table:table-cell/>
          <table:table-cell office:value-type="float" office:value="1443142581.683" calcext:value-type="float">
            <text:p>1443142581.683</text:p>
          </table:table-cell>
          <table:table-cell table:formula="of:=[.G180]-[.$B$2]" office:value-type="float" office:value="21.6828112602234" calcext:value-type="float">
            <text:p>21.6828112602</text:p>
          </table:table-cell>
          <table:table-cell table:formula="of:=[.C180]/([.H180]-[.H179])" office:value-type="float" office:value="84770.493587112" calcext:value-type="float">
            <text:p>84770.493587112</text:p>
          </table:table-cell>
          <table:table-cell table:formula="of:=[.G180]-[.$B180]" office:value-type="float" office:value="0.247742652893066" calcext:value-type="float">
            <text:p>0.247742652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2581.4881" calcext:value-type="float">
            <text:p>1443142581.4881</text:p>
          </table:table-cell>
          <table:table-cell office:value-type="float" office:value="4480" calcext:value-type="float">
            <text:p>4480</text:p>
          </table:table-cell>
          <table:table-cell table:formula="of:=[.B181]-[.$B$2]" office:value-type="float" office:value="21.487916469574" calcext:value-type="float">
            <text:p>21.4879164696</text:p>
          </table:table-cell>
          <table:table-cell table:formula="of:=[.C181]/([.D181]-[.D180])" office:value-type="float" office:value="84771.6408914554" calcext:value-type="float">
            <text:p>84771.6408914554</text:p>
          </table:table-cell>
          <table:table-cell/>
          <table:table-cell office:value-type="float" office:value="1443142581.73575" calcext:value-type="float">
            <text:p>1443142581.73575</text:p>
          </table:table-cell>
          <table:table-cell table:formula="of:=[.G181]-[.$B$2]" office:value-type="float" office:value="21.7355649471283" calcext:value-type="float">
            <text:p>21.7355649471</text:p>
          </table:table-cell>
          <table:table-cell table:formula="of:=[.C181]/([.H181]-[.H180])" office:value-type="float" office:value="84922.9743520213" calcext:value-type="float">
            <text:p>84922.9743520213</text:p>
          </table:table-cell>
          <table:table-cell table:formula="of:=[.G181]-[.$B181]" office:value-type="float" office:value="0.247648477554321" calcext:value-type="float">
            <text:p>0.247648477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2581.54095" calcext:value-type="float">
            <text:p>1443142581.54095</text:p>
          </table:table-cell>
          <table:table-cell office:value-type="float" office:value="4480" calcext:value-type="float">
            <text:p>4480</text:p>
          </table:table-cell>
          <table:table-cell table:formula="of:=[.B182]-[.$B$2]" office:value-type="float" office:value="21.5407631397247" calcext:value-type="float">
            <text:p>21.5407631397</text:p>
          </table:table-cell>
          <table:table-cell table:formula="of:=[.C182]/([.D182]-[.D181])" office:value-type="float" office:value="84773.5531343755" calcext:value-type="float">
            <text:p>84773.5531343755</text:p>
          </table:table-cell>
          <table:table-cell/>
          <table:table-cell office:value-type="float" office:value="1443142581.78864" calcext:value-type="float">
            <text:p>1443142581.78864</text:p>
          </table:table-cell>
          <table:table-cell table:formula="of:=[.G182]-[.$B$2]" office:value-type="float" office:value="21.7884504795074" calcext:value-type="float">
            <text:p>21.7884504795</text:p>
          </table:table-cell>
          <table:table-cell table:formula="of:=[.C182]/([.H182]-[.H181])" office:value-type="float" office:value="84711.2584190643" calcext:value-type="float">
            <text:p>84711.2584190643</text:p>
          </table:table-cell>
          <table:table-cell table:formula="of:=[.G182]-[.$B182]" office:value-type="float" office:value="0.247687339782715" calcext:value-type="float">
            <text:p>0.247687339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2581.59379" calcext:value-type="float">
            <text:p>1443142581.59379</text:p>
          </table:table-cell>
          <table:table-cell office:value-type="float" office:value="4480" calcext:value-type="float">
            <text:p>4480</text:p>
          </table:table-cell>
          <table:table-cell table:formula="of:=[.B183]-[.$B$2]" office:value-type="float" office:value="21.5936074256897" calcext:value-type="float">
            <text:p>21.5936074257</text:p>
          </table:table-cell>
          <table:table-cell table:formula="of:=[.C183]/([.D183]-[.D182])" office:value-type="float" office:value="84777.3778790408" calcext:value-type="float">
            <text:p>84777.3778790408</text:p>
          </table:table-cell>
          <table:table-cell/>
          <table:table-cell office:value-type="float" office:value="1443142581.84154" calcext:value-type="float">
            <text:p>1443142581.84154</text:p>
          </table:table-cell>
          <table:table-cell table:formula="of:=[.G183]-[.$B$2]" office:value-type="float" office:value="21.8413562774658" calcext:value-type="float">
            <text:p>21.8413562775</text:p>
          </table:table-cell>
          <table:table-cell table:formula="of:=[.C183]/([.H183]-[.H182])" office:value-type="float" office:value="84678.8097502062" calcext:value-type="float">
            <text:p>84678.8097502062</text:p>
          </table:table-cell>
          <table:table-cell table:formula="of:=[.G183]-[.$B183]" office:value-type="float" office:value="0.247748851776123" calcext:value-type="float">
            <text:p>0.247748851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2581.64664" calcext:value-type="float">
            <text:p>1443142581.64664</text:p>
          </table:table-cell>
          <table:table-cell office:value-type="float" office:value="4480" calcext:value-type="float">
            <text:p>4480</text:p>
          </table:table-cell>
          <table:table-cell table:formula="of:=[.B184]-[.$B$2]" office:value-type="float" office:value="21.6464512348175" calcext:value-type="float">
            <text:p>21.6464512348</text:p>
          </table:table-cell>
          <table:table-cell table:formula="of:=[.C184]/([.D184]-[.D183])" office:value-type="float" office:value="84778.1428693891" calcext:value-type="float">
            <text:p>84778.1428693891</text:p>
          </table:table-cell>
          <table:table-cell/>
          <table:table-cell office:value-type="float" office:value="1443142581.89439" calcext:value-type="float">
            <text:p>1443142581.89439</text:p>
          </table:table-cell>
          <table:table-cell table:formula="of:=[.G184]-[.$B$2]" office:value-type="float" office:value="21.8942050933838" calcext:value-type="float">
            <text:p>21.8942050934</text:p>
          </table:table-cell>
          <table:table-cell table:formula="of:=[.C184]/([.H184]-[.H183])" office:value-type="float" office:value="84770.111159232" calcext:value-type="float">
            <text:p>84770.111159232</text:p>
          </table:table-cell>
          <table:table-cell table:formula="of:=[.G184]-[.$B184]" office:value-type="float" office:value="0.247753858566284" calcext:value-type="float">
            <text:p>0.247753858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2581.69948" calcext:value-type="float">
            <text:p>1443142581.69948</text:p>
          </table:table-cell>
          <table:table-cell office:value-type="float" office:value="4480" calcext:value-type="float">
            <text:p>4480</text:p>
          </table:table-cell>
          <table:table-cell table:formula="of:=[.B185]-[.$B$2]" office:value-type="float" office:value="21.6992933750153" calcext:value-type="float">
            <text:p>21.699293375</text:p>
          </table:table-cell>
          <table:table-cell table:formula="of:=[.C185]/([.D185]-[.D184])" office:value-type="float" office:value="84780.8204443322" calcext:value-type="float">
            <text:p>84780.8204443322</text:p>
          </table:table-cell>
          <table:table-cell/>
          <table:table-cell office:value-type="float" office:value="1443142581.94724" calcext:value-type="float">
            <text:p>1443142581.94724</text:p>
          </table:table-cell>
          <table:table-cell table:formula="of:=[.G185]-[.$B$2]" office:value-type="float" office:value="21.9470512866974" calcext:value-type="float">
            <text:p>21.9470512867</text:p>
          </table:table-cell>
          <table:table-cell table:formula="of:=[.C185]/([.H185]-[.H184])" office:value-type="float" office:value="84774.3180556997" calcext:value-type="float">
            <text:p>84774.3180556997</text:p>
          </table:table-cell>
          <table:table-cell table:formula="of:=[.G185]-[.$B185]" office:value-type="float" office:value="0.247757911682129" calcext:value-type="float">
            <text:p>0.247757911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2581.75232" calcext:value-type="float">
            <text:p>1443142581.75232</text:p>
          </table:table-cell>
          <table:table-cell office:value-type="float" office:value="4480" calcext:value-type="float">
            <text:p>4480</text:p>
          </table:table-cell>
          <table:table-cell table:formula="of:=[.B186]-[.$B$2]" office:value-type="float" office:value="21.7521395683289" calcext:value-type="float">
            <text:p>21.7521395683</text:p>
          </table:table-cell>
          <table:table-cell table:formula="of:=[.C186]/([.D186]-[.D185])" office:value-type="float" office:value="84774.3180556997" calcext:value-type="float">
            <text:p>84774.3180556997</text:p>
          </table:table-cell>
          <table:table-cell/>
          <table:table-cell office:value-type="float" office:value="1443142581.99996" calcext:value-type="float">
            <text:p>1443142581.99996</text:p>
          </table:table-cell>
          <table:table-cell table:formula="of:=[.G186]-[.$B$2]" office:value-type="float" office:value="21.9997701644897" calcext:value-type="float">
            <text:p>21.9997701645</text:p>
          </table:table-cell>
          <table:table-cell table:formula="of:=[.C186]/([.H186]-[.H185])" office:value-type="float" office:value="84979.0471194244" calcext:value-type="float">
            <text:p>84979.0471194244</text:p>
          </table:table-cell>
          <table:table-cell table:formula="of:=[.G186]-[.$B186]" office:value-type="float" office:value="0.247630596160889" calcext:value-type="float">
            <text:p>0.247630596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2581.80517" calcext:value-type="float">
            <text:p>1443142581.80517</text:p>
          </table:table-cell>
          <table:table-cell office:value-type="float" office:value="4480" calcext:value-type="float">
            <text:p>4480</text:p>
          </table:table-cell>
          <table:table-cell table:formula="of:=[.B187]-[.$B$2]" office:value-type="float" office:value="21.804981470108" calcext:value-type="float">
            <text:p>21.8049814701</text:p>
          </table:table-cell>
          <table:table-cell table:formula="of:=[.C187]/([.D187]-[.D186])" office:value-type="float" office:value="84781.2029688452" calcext:value-type="float">
            <text:p>84781.2029688452</text:p>
          </table:table-cell>
          <table:table-cell/>
          <table:table-cell office:value-type="float" office:value="1443142582.05284" calcext:value-type="float">
            <text:p>1443142582.05284</text:p>
          </table:table-cell>
          <table:table-cell table:formula="of:=[.G187]-[.$B$2]" office:value-type="float" office:value="22.0526509284973" calcext:value-type="float">
            <text:p>22.0526509285</text:p>
          </table:table-cell>
          <table:table-cell table:formula="of:=[.C187]/([.H187]-[.H186])" office:value-type="float" office:value="84718.8970144005" calcext:value-type="float">
            <text:p>84718.8970144005</text:p>
          </table:table-cell>
          <table:table-cell table:formula="of:=[.G187]-[.$B187]" office:value-type="float" office:value="0.247669458389282" calcext:value-type="float">
            <text:p>0.247669458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2581.85801" calcext:value-type="float">
            <text:p>1443142581.85801</text:p>
          </table:table-cell>
          <table:table-cell office:value-type="float" office:value="4480" calcext:value-type="float">
            <text:p>4480</text:p>
          </table:table-cell>
          <table:table-cell table:formula="of:=[.B188]-[.$B$2]" office:value-type="float" office:value="21.8578226566315" calcext:value-type="float">
            <text:p>21.8578226566</text:p>
          </table:table-cell>
          <table:table-cell table:formula="of:=[.C188]/([.D188]-[.D187])" office:value-type="float" office:value="84782.3505630956" calcext:value-type="float">
            <text:p>84782.3505630956</text:p>
          </table:table-cell>
          <table:table-cell/>
          <table:table-cell office:value-type="float" office:value="1443142582.10582" calcext:value-type="float">
            <text:p>1443142582.10582</text:p>
          </table:table-cell>
          <table:table-cell table:formula="of:=[.G188]-[.$B$2]" office:value-type="float" office:value="22.1056370735168" calcext:value-type="float">
            <text:p>22.1056370735</text:p>
          </table:table-cell>
          <table:table-cell table:formula="of:=[.C188]/([.H188]-[.H187])" office:value-type="float" office:value="84550.4046076314" calcext:value-type="float">
            <text:p>84550.4046076314</text:p>
          </table:table-cell>
          <table:table-cell table:formula="of:=[.G188]-[.$B188]" office:value-type="float" office:value="0.247814416885376" calcext:value-type="float">
            <text:p>0.247814416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2581.91087" calcext:value-type="float">
            <text:p>1443142581.91087</text:p>
          </table:table-cell>
          <table:table-cell office:value-type="float" office:value="4480" calcext:value-type="float">
            <text:p>4480</text:p>
          </table:table-cell>
          <table:table-cell table:formula="of:=[.B189]-[.$B$2]" office:value-type="float" office:value="21.9106884002686" calcext:value-type="float">
            <text:p>21.9106884003</text:p>
          </table:table-cell>
          <table:table-cell table:formula="of:=[.C189]/([.D189]-[.D188])" office:value-type="float" office:value="84742.9675964552" calcext:value-type="float">
            <text:p>84742.9675964552</text:p>
          </table:table-cell>
          <table:table-cell/>
          <table:table-cell office:value-type="float" office:value="1443142582.15858" calcext:value-type="float">
            <text:p>1443142582.15858</text:p>
          </table:table-cell>
          <table:table-cell table:formula="of:=[.G189]-[.$B$2]" office:value-type="float" office:value="22.1583940982819" calcext:value-type="float">
            <text:p>22.1583940983</text:p>
          </table:table-cell>
          <table:table-cell table:formula="of:=[.C189]/([.H189]-[.H188])" office:value-type="float" office:value="84917.6013991387" calcext:value-type="float">
            <text:p>84917.6013991387</text:p>
          </table:table-cell>
          <table:table-cell table:formula="of:=[.G189]-[.$B189]" office:value-type="float" office:value="0.247705698013306" calcext:value-type="float">
            <text:p>0.24770569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2581.96372" calcext:value-type="float">
            <text:p>1443142581.96372</text:p>
          </table:table-cell>
          <table:table-cell office:value-type="float" office:value="4480" calcext:value-type="float">
            <text:p>4480</text:p>
          </table:table-cell>
          <table:table-cell table:formula="of:=[.B190]-[.$B$2]" office:value-type="float" office:value="21.9635384082794" calcext:value-type="float">
            <text:p>21.9635384083</text:p>
          </table:table-cell>
          <table:table-cell table:formula="of:=[.C190]/([.D190]-[.D189])" office:value-type="float" office:value="84768.1990715887" calcext:value-type="float">
            <text:p>84768.1990715887</text:p>
          </table:table-cell>
          <table:table-cell/>
          <table:table-cell office:value-type="float" office:value="1443142582.20865" calcext:value-type="float">
            <text:p>1443142582.20865</text:p>
          </table:table-cell>
          <table:table-cell table:formula="of:=[.G190]-[.$B$2]" office:value-type="float" office:value="22.2084693908691" calcext:value-type="float">
            <text:p>22.2084693909</text:p>
          </table:table-cell>
          <table:table-cell table:formula="of:=[.C190]/([.H190]-[.H189])" office:value-type="float" office:value="89465.2785541182" calcext:value-type="float">
            <text:p>89465.2785541182</text:p>
          </table:table-cell>
          <table:table-cell table:formula="of:=[.G190]-[.$B190]" office:value-type="float" office:value="0.244930982589722" calcext:value-type="float">
            <text:p>0.244930982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2582.01379" calcext:value-type="float">
            <text:p>1443142582.01379</text:p>
          </table:table-cell>
          <table:table-cell office:value-type="float" office:value="4480" calcext:value-type="float">
            <text:p>4480</text:p>
          </table:table-cell>
          <table:table-cell table:formula="of:=[.B191]-[.$B$2]" office:value-type="float" office:value="22.0136036872864" calcext:value-type="float">
            <text:p>22.0136036873</text:p>
          </table:table-cell>
          <table:table-cell table:formula="of:=[.C191]/([.D191]-[.D190])" office:value-type="float" office:value="89483.1725471334" calcext:value-type="float">
            <text:p>89483.1725471334</text:p>
          </table:table-cell>
          <table:table-cell/>
          <table:table-cell office:value-type="float" office:value="1443142582.25253" calcext:value-type="float">
            <text:p>1443142582.25253</text:p>
          </table:table-cell>
          <table:table-cell table:formula="of:=[.G191]-[.$B$2]" office:value-type="float" office:value="22.2523462772369" calcext:value-type="float">
            <text:p>22.2523462772</text:p>
          </table:table-cell>
          <table:table-cell table:formula="of:=[.C191]/([.H191]-[.H190])" office:value-type="float" office:value="102103.872240305" calcext:value-type="float">
            <text:p>102103.872240305</text:p>
          </table:table-cell>
          <table:table-cell table:formula="of:=[.G191]-[.$B191]" office:value-type="float" office:value="0.238742589950562" calcext:value-type="float">
            <text:p>0.2387425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2582.05767" calcext:value-type="float">
            <text:p>1443142582.05767</text:p>
          </table:table-cell>
          <table:table-cell office:value-type="float" office:value="4480" calcext:value-type="float">
            <text:p>4480</text:p>
          </table:table-cell>
          <table:table-cell table:formula="of:=[.B192]-[.$B$2]" office:value-type="float" office:value="22.0574886798859" calcext:value-type="float">
            <text:p>22.0574886799</text:p>
          </table:table-cell>
          <table:table-cell table:formula="of:=[.C192]/([.D192]-[.D191])" office:value-type="float" office:value="102085.01208799" calcext:value-type="float">
            <text:p>102085.01208799</text:p>
          </table:table-cell>
          <table:table-cell/>
          <table:table-cell office:value-type="float" office:value="1443142582.29638" calcext:value-type="float">
            <text:p>1443142582.29638</text:p>
          </table:table-cell>
          <table:table-cell table:formula="of:=[.G192]-[.$B$2]" office:value-type="float" office:value="22.2961947917938" calcext:value-type="float">
            <text:p>22.2961947918</text:p>
          </table:table-cell>
          <table:table-cell table:formula="of:=[.C192]/([.H192]-[.H191])" office:value-type="float" office:value="102169.937688267" calcext:value-type="float">
            <text:p>102169.937688267</text:p>
          </table:table-cell>
          <table:table-cell table:formula="of:=[.G192]-[.$B192]" office:value-type="float" office:value="0.238706111907959" calcext:value-type="float">
            <text:p>0.238706111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2582.10156" calcext:value-type="float">
            <text:p>1443142582.10156</text:p>
          </table:table-cell>
          <table:table-cell office:value-type="float" office:value="4480" calcext:value-type="float">
            <text:p>4480</text:p>
          </table:table-cell>
          <table:table-cell table:formula="of:=[.B193]-[.$B$2]" office:value-type="float" office:value="22.1013760566711" calcext:value-type="float">
            <text:p>22.1013760567</text:p>
          </table:table-cell>
          <table:table-cell table:formula="of:=[.C193]/([.D193]-[.D192])" office:value-type="float" office:value="102079.466310294" calcext:value-type="float">
            <text:p>102079.466310294</text:p>
          </table:table-cell>
          <table:table-cell/>
          <table:table-cell office:value-type="float" office:value="1443142582.34118" calcext:value-type="float">
            <text:p>1443142582.34118</text:p>
          </table:table-cell>
          <table:table-cell table:formula="of:=[.G193]-[.$B$2]" office:value-type="float" office:value="22.3409974575043" calcext:value-type="float">
            <text:p>22.3409974575</text:p>
          </table:table-cell>
          <table:table-cell table:formula="of:=[.C193]/([.H193]-[.H192])" office:value-type="float" office:value="99994.0501074948" calcext:value-type="float">
            <text:p>99994.0501074948</text:p>
          </table:table-cell>
          <table:table-cell table:formula="of:=[.G193]-[.$B193]" office:value-type="float" office:value="0.23962140083313" calcext:value-type="float">
            <text:p>0.239621400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2582.14546" calcext:value-type="float">
            <text:p>1443142582.14546</text:p>
          </table:table-cell>
          <table:table-cell office:value-type="float" office:value="4480" calcext:value-type="float">
            <text:p>4480</text:p>
          </table:table-cell>
          <table:table-cell table:formula="of:=[.B194]-[.$B$2]" office:value-type="float" office:value="22.1452698707581" calcext:value-type="float">
            <text:p>22.1452698708</text:p>
          </table:table-cell>
          <table:table-cell table:formula="of:=[.C194]/([.D194]-[.D193])" office:value-type="float" office:value="102064.495719811" calcext:value-type="float">
            <text:p>102064.495719811</text:p>
          </table:table-cell>
          <table:table-cell/>
          <table:table-cell office:value-type="float" office:value="1443142582.42807" calcext:value-type="float">
            <text:p>1443142582.42807</text:p>
          </table:table-cell>
          <table:table-cell table:formula="of:=[.G194]-[.$B$2]" office:value-type="float" office:value="22.4278814792633" calcext:value-type="float">
            <text:p>22.4278814793</text:p>
          </table:table-cell>
          <table:table-cell table:formula="of:=[.C194]/([.H194]-[.H193])" office:value-type="float" office:value="51562.9906316373" calcext:value-type="float">
            <text:p>51562.9906316373</text:p>
          </table:table-cell>
          <table:table-cell table:formula="of:=[.G194]-[.$B194]" office:value-type="float" office:value="0.282611608505249" calcext:value-type="float">
            <text:p>0.282611608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2582.18934" calcext:value-type="float">
            <text:p>1443142582.18934</text:p>
          </table:table-cell>
          <table:table-cell office:value-type="float" office:value="4480" calcext:value-type="float">
            <text:p>4480</text:p>
          </table:table-cell>
          <table:table-cell table:formula="of:=[.B195]-[.$B$2]" office:value-type="float" office:value="22.1891567707062" calcext:value-type="float">
            <text:p>22.1891567707</text:p>
          </table:table-cell>
          <table:table-cell table:formula="of:=[.C195]/([.D195]-[.D194])" office:value-type="float" office:value="102080.575417629" calcext:value-type="float">
            <text:p>102080.575417629</text:p>
          </table:table-cell>
          <table:table-cell/>
          <table:table-cell office:value-type="float" office:value="1443142582.47196" calcext:value-type="float">
            <text:p>1443142582.47196</text:p>
          </table:table-cell>
          <table:table-cell table:formula="of:=[.G195]-[.$B$2]" office:value-type="float" office:value="22.4717710018158" calcext:value-type="float">
            <text:p>22.4717710018</text:p>
          </table:table-cell>
          <table:table-cell table:formula="of:=[.C195]/([.H195]-[.H194])" office:value-type="float" office:value="102074.475625523" calcext:value-type="float">
            <text:p>102074.475625523</text:p>
          </table:table-cell>
          <table:table-cell table:formula="of:=[.G195]-[.$B195]" office:value-type="float" office:value="0.282614231109619" calcext:value-type="float">
            <text:p>0.282614231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2582.23323" calcext:value-type="float">
            <text:p>1443142582.23323</text:p>
          </table:table-cell>
          <table:table-cell office:value-type="float" office:value="4480" calcext:value-type="float">
            <text:p>4480</text:p>
          </table:table-cell>
          <table:table-cell table:formula="of:=[.B196]-[.$B$2]" office:value-type="float" office:value="22.2330424785614" calcext:value-type="float">
            <text:p>22.2330424786</text:p>
          </table:table-cell>
          <table:table-cell table:formula="of:=[.C196]/([.D196]-[.D195])" office:value-type="float" office:value="102083.348291411" calcext:value-type="float">
            <text:p>102083.348291411</text:p>
          </table:table-cell>
          <table:table-cell/>
          <table:table-cell office:value-type="float" office:value="1443142582.51586" calcext:value-type="float">
            <text:p>1443142582.51586</text:p>
          </table:table-cell>
          <table:table-cell table:formula="of:=[.G196]-[.$B$2]" office:value-type="float" office:value="22.5156729221344" calcext:value-type="float">
            <text:p>22.5156729221</text:p>
          </table:table-cell>
          <table:table-cell table:formula="of:=[.C196]/([.H196]-[.H195])" office:value-type="float" office:value="102045.650110243" calcext:value-type="float">
            <text:p>102045.650110243</text:p>
          </table:table-cell>
          <table:table-cell table:formula="of:=[.G196]-[.$B196]" office:value-type="float" office:value="0.282630443572998" calcext:value-type="float">
            <text:p>0.282630443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2582.27711" calcext:value-type="float">
            <text:p>1443142582.27711</text:p>
          </table:table-cell>
          <table:table-cell office:value-type="float" office:value="4480" calcext:value-type="float">
            <text:p>4480</text:p>
          </table:table-cell>
          <table:table-cell table:formula="of:=[.B197]-[.$B$2]" office:value-type="float" office:value="22.2769250869751" calcext:value-type="float">
            <text:p>22.276925087</text:p>
          </table:table-cell>
          <table:table-cell table:formula="of:=[.C197]/([.D197]-[.D196])" office:value-type="float" office:value="102090.558468301" calcext:value-type="float">
            <text:p>102090.558468301</text:p>
          </table:table-cell>
          <table:table-cell/>
          <table:table-cell office:value-type="float" office:value="1443142582.55978" calcext:value-type="float">
            <text:p>1443142582.55978</text:p>
          </table:table-cell>
          <table:table-cell table:formula="of:=[.G197]-[.$B$2]" office:value-type="float" office:value="22.5595984458923" calcext:value-type="float">
            <text:p>22.5595984459</text:p>
          </table:table-cell>
          <table:table-cell table:formula="of:=[.C197]/([.H197]-[.H196])" office:value-type="float" office:value="101990.815742766" calcext:value-type="float">
            <text:p>101990.815742766</text:p>
          </table:table-cell>
          <table:table-cell table:formula="of:=[.G197]-[.$B197]" office:value-type="float" office:value="0.282673358917236" calcext:value-type="float">
            <text:p>0.282673358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2582.321" calcext:value-type="float">
            <text:p>1443142582.321</text:p>
          </table:table-cell>
          <table:table-cell office:value-type="float" office:value="4480" calcext:value-type="float">
            <text:p>4480</text:p>
          </table:table-cell>
          <table:table-cell table:formula="of:=[.B198]-[.$B$2]" office:value-type="float" office:value="22.3208119869232" calcext:value-type="float">
            <text:p>22.3208119869</text:p>
          </table:table-cell>
          <table:table-cell table:formula="of:=[.C198]/([.D198]-[.D197])" office:value-type="float" office:value="102080.575417629" calcext:value-type="float">
            <text:p>102080.575417629</text:p>
          </table:table-cell>
          <table:table-cell/>
          <table:table-cell office:value-type="float" office:value="1443142582.60358" calcext:value-type="float">
            <text:p>1443142582.60358</text:p>
          </table:table-cell>
          <table:table-cell table:formula="of:=[.G198]-[.$B$2]" office:value-type="float" office:value="22.6033933162689" calcext:value-type="float">
            <text:p>22.6033933163</text:p>
          </table:table-cell>
          <table:table-cell table:formula="of:=[.C198]/([.H198]-[.H197])" office:value-type="float" office:value="102295.085280011" calcext:value-type="float">
            <text:p>102295.085280011</text:p>
          </table:table-cell>
          <table:table-cell table:formula="of:=[.G198]-[.$B198]" office:value-type="float" office:value="0.282581329345703" calcext:value-type="float">
            <text:p>0.282581329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2582.36489" calcext:value-type="float">
            <text:p>1443142582.36489</text:p>
          </table:table-cell>
          <table:table-cell office:value-type="float" office:value="4480" calcext:value-type="float">
            <text:p>4480</text:p>
          </table:table-cell>
          <table:table-cell table:formula="of:=[.B199]-[.$B$2]" office:value-type="float" office:value="22.3647043704987" calcext:value-type="float">
            <text:p>22.3647043705</text:p>
          </table:table-cell>
          <table:table-cell table:formula="of:=[.C199]/([.D199]-[.D198])" office:value-type="float" office:value="102067.822138209" calcext:value-type="float">
            <text:p>102067.822138209</text:p>
          </table:table-cell>
          <table:table-cell/>
          <table:table-cell office:value-type="float" office:value="1443142582.64754" calcext:value-type="float">
            <text:p>1443142582.64754</text:p>
          </table:table-cell>
          <table:table-cell table:formula="of:=[.G199]-[.$B$2]" office:value-type="float" office:value="22.6473524570465" calcext:value-type="float">
            <text:p>22.647352457</text:p>
          </table:table-cell>
          <table:table-cell table:formula="of:=[.C199]/([.H199]-[.H198])" office:value-type="float" office:value="101912.819967675" calcext:value-type="float">
            <text:p>101912.819967675</text:p>
          </table:table-cell>
          <table:table-cell table:formula="of:=[.G199]-[.$B199]" office:value-type="float" office:value="0.282648086547852" calcext:value-type="float">
            <text:p>0.282648086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2582.40878" calcext:value-type="float">
            <text:p>1443142582.40878</text:p>
          </table:table-cell>
          <table:table-cell office:value-type="float" office:value="4480" calcext:value-type="float">
            <text:p>4480</text:p>
          </table:table-cell>
          <table:table-cell table:formula="of:=[.B200]-[.$B$2]" office:value-type="float" office:value="22.4085903167725" calcext:value-type="float">
            <text:p>22.4085903168</text:p>
          </table:table-cell>
          <table:table-cell table:formula="of:=[.C200]/([.D200]-[.D199])" office:value-type="float" office:value="102082.793704603" calcext:value-type="float">
            <text:p>102082.793704603</text:p>
          </table:table-cell>
          <table:table-cell/>
          <table:table-cell office:value-type="float" office:value="1443142582.69146" calcext:value-type="float">
            <text:p>1443142582.69146</text:p>
          </table:table-cell>
          <table:table-cell table:formula="of:=[.G200]-[.$B$2]" office:value-type="float" office:value="22.6912760734558" calcext:value-type="float">
            <text:p>22.6912760735</text:p>
          </table:table-cell>
          <table:table-cell table:formula="of:=[.C200]/([.H200]-[.H199])" office:value-type="float" office:value="101995.24461404" calcext:value-type="float">
            <text:p>101995.24461404</text:p>
          </table:table-cell>
          <table:table-cell table:formula="of:=[.G200]-[.$B200]" office:value-type="float" office:value="0.28268575668335" calcext:value-type="float">
            <text:p>0.282685756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2582.45267" calcext:value-type="float">
            <text:p>1443142582.45267</text:p>
          </table:table-cell>
          <table:table-cell office:value-type="float" office:value="4480" calcext:value-type="float">
            <text:p>4480</text:p>
          </table:table-cell>
          <table:table-cell table:formula="of:=[.B201]-[.$B$2]" office:value-type="float" office:value="22.4524824619293" calcext:value-type="float">
            <text:p>22.4524824619</text:p>
          </table:table-cell>
          <table:table-cell table:formula="of:=[.C201]/([.D201]-[.D200])" office:value-type="float" office:value="102068.376562356" calcext:value-type="float">
            <text:p>102068.376562356</text:p>
          </table:table-cell>
          <table:table-cell/>
          <table:table-cell office:value-type="float" office:value="1443142582.73522" calcext:value-type="float">
            <text:p>1443142582.73522</text:p>
          </table:table-cell>
          <table:table-cell table:formula="of:=[.G201]-[.$B$2]" office:value-type="float" office:value="22.7350311279297" calcext:value-type="float">
            <text:p>22.7350311279</text:p>
          </table:table-cell>
          <table:table-cell table:formula="of:=[.C201]/([.H201]-[.H200])" office:value-type="float" office:value="102388.17100947" calcext:value-type="float">
            <text:p>102388.17100947</text:p>
          </table:table-cell>
          <table:table-cell table:formula="of:=[.G201]-[.$B201]" office:value-type="float" office:value="0.282548666000366" calcext:value-type="float">
            <text:p>0.28254866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2582.49656" calcext:value-type="float">
            <text:p>1443142582.49656</text:p>
          </table:table-cell>
          <table:table-cell office:value-type="float" office:value="4480" calcext:value-type="float">
            <text:p>4480</text:p>
          </table:table-cell>
          <table:table-cell table:formula="of:=[.B202]-[.$B$2]" office:value-type="float" office:value="22.4963729381561" calcext:value-type="float">
            <text:p>22.4963729382</text:p>
          </table:table-cell>
          <table:table-cell table:formula="of:=[.C202]/([.D202]-[.D201])" office:value-type="float" office:value="102072.257700038" calcext:value-type="float">
            <text:p>102072.257700038</text:p>
          </table:table-cell>
          <table:table-cell/>
          <table:table-cell office:value-type="float" office:value="1443142582.77925" calcext:value-type="float">
            <text:p>1443142582.77925</text:p>
          </table:table-cell>
          <table:table-cell table:formula="of:=[.G202]-[.$B$2]" office:value-type="float" office:value="22.7790658473968" calcext:value-type="float">
            <text:p>22.7790658474</text:p>
          </table:table-cell>
          <table:table-cell table:formula="of:=[.C202]/([.H202]-[.H201])" office:value-type="float" office:value="101737.902596172" calcext:value-type="float">
            <text:p>101737.902596172</text:p>
          </table:table-cell>
          <table:table-cell table:formula="of:=[.G202]-[.$B202]" office:value-type="float" office:value="0.282692909240723" calcext:value-type="float">
            <text:p>0.282692909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2582.54045" calcext:value-type="float">
            <text:p>1443142582.54045</text:p>
          </table:table-cell>
          <table:table-cell office:value-type="float" office:value="4480" calcext:value-type="float">
            <text:p>4480</text:p>
          </table:table-cell>
          <table:table-cell table:formula="of:=[.B203]-[.$B$2]" office:value-type="float" office:value="22.5402688980103" calcext:value-type="float">
            <text:p>22.540268898</text:p>
          </table:table-cell>
          <table:table-cell table:formula="of:=[.C203]/([.D203]-[.D202])" office:value-type="float" office:value="102059.506498726" calcext:value-type="float">
            <text:p>102059.506498726</text:p>
          </table:table-cell>
          <table:table-cell/>
          <table:table-cell office:value-type="float" office:value="1443142582.82302" calcext:value-type="float">
            <text:p>1443142582.82302</text:p>
          </table:table-cell>
          <table:table-cell table:formula="of:=[.G203]-[.$B$2]" office:value-type="float" office:value="22.8228323459625" calcext:value-type="float">
            <text:p>22.822832346</text:p>
          </table:table-cell>
          <table:table-cell table:formula="of:=[.C203]/([.H203]-[.H202])" office:value-type="float" office:value="102361.398485591" calcext:value-type="float">
            <text:p>102361.398485591</text:p>
          </table:table-cell>
          <table:table-cell table:formula="of:=[.G203]-[.$B203]" office:value-type="float" office:value="0.282563447952271" calcext:value-type="float">
            <text:p>0.28256344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2582.58434" calcext:value-type="float">
            <text:p>1443142582.58434</text:p>
          </table:table-cell>
          <table:table-cell office:value-type="float" office:value="4480" calcext:value-type="float">
            <text:p>4480</text:p>
          </table:table-cell>
          <table:table-cell table:formula="of:=[.B204]-[.$B$2]" office:value-type="float" office:value="22.5841557979584" calcext:value-type="float">
            <text:p>22.584155798</text:p>
          </table:table-cell>
          <table:table-cell table:formula="of:=[.C204]/([.D204]-[.D203])" office:value-type="float" office:value="102080.575417629" calcext:value-type="float">
            <text:p>102080.575417629</text:p>
          </table:table-cell>
          <table:table-cell/>
          <table:table-cell office:value-type="float" office:value="1443142582.86692" calcext:value-type="float">
            <text:p>1443142582.86692</text:p>
          </table:table-cell>
          <table:table-cell table:formula="of:=[.G204]-[.$B$2]" office:value-type="float" office:value="22.8667342662811" calcext:value-type="float">
            <text:p>22.8667342663</text:p>
          </table:table-cell>
          <table:table-cell table:formula="of:=[.C204]/([.H204]-[.H203])" office:value-type="float" office:value="102045.650110243" calcext:value-type="float">
            <text:p>102045.650110243</text:p>
          </table:table-cell>
          <table:table-cell table:formula="of:=[.G204]-[.$B204]" office:value-type="float" office:value="0.282578468322754" calcext:value-type="float">
            <text:p>0.282578468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2582.62823" calcext:value-type="float">
            <text:p>1443142582.62823</text:p>
          </table:table-cell>
          <table:table-cell office:value-type="float" office:value="4480" calcext:value-type="float">
            <text:p>4480</text:p>
          </table:table-cell>
          <table:table-cell table:formula="of:=[.B205]-[.$B$2]" office:value-type="float" office:value="22.628044128418" calcext:value-type="float">
            <text:p>22.6280441284</text:p>
          </table:table-cell>
          <table:table-cell table:formula="of:=[.C205]/([.D205]-[.D204])" office:value-type="float" office:value="102077.248167926" calcext:value-type="float">
            <text:p>102077.248167926</text:p>
          </table:table-cell>
          <table:table-cell/>
          <table:table-cell office:value-type="float" office:value="1443142582.91088" calcext:value-type="float">
            <text:p>1443142582.91088</text:p>
          </table:table-cell>
          <table:table-cell table:formula="of:=[.G205]-[.$B$2]" office:value-type="float" office:value="22.9106979370117" calcext:value-type="float">
            <text:p>22.910697937</text:p>
          </table:table-cell>
          <table:table-cell table:formula="of:=[.C205]/([.H205]-[.H204])" office:value-type="float" office:value="101902.319018205" calcext:value-type="float">
            <text:p>101902.319018205</text:p>
          </table:table-cell>
          <table:table-cell table:formula="of:=[.G205]-[.$B205]" office:value-type="float" office:value="0.28265380859375" calcext:value-type="float">
            <text:p>0.282653808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2582.67215" calcext:value-type="float">
            <text:p>1443142582.67215</text:p>
          </table:table-cell>
          <table:table-cell office:value-type="float" office:value="4480" calcext:value-type="float">
            <text:p>4480</text:p>
          </table:table-cell>
          <table:table-cell table:formula="of:=[.B206]-[.$B$2]" office:value-type="float" office:value="22.67196393013" calcext:value-type="float">
            <text:p>22.6719639301</text:p>
          </table:table-cell>
          <table:table-cell table:formula="of:=[.C206]/([.D206]-[.D205])" office:value-type="float" office:value="102004.10351061" calcext:value-type="float">
            <text:p>102004.10351061</text:p>
          </table:table-cell>
          <table:table-cell/>
          <table:table-cell office:value-type="float" office:value="1443142582.9547" calcext:value-type="float">
            <text:p>1443142582.9547</text:p>
          </table:table-cell>
          <table:table-cell table:formula="of:=[.G206]-[.$B$2]" office:value-type="float" office:value="22.954517364502" calcext:value-type="float">
            <text:p>22.9545173645</text:p>
          </table:table-cell>
          <table:table-cell table:formula="of:=[.C206]/([.H206]-[.H205])" office:value-type="float" office:value="102237.75746496" calcext:value-type="float">
            <text:p>102237.75746496</text:p>
          </table:table-cell>
          <table:table-cell table:formula="of:=[.G206]-[.$B206]" office:value-type="float" office:value="0.282553434371948" calcext:value-type="float">
            <text:p>0.282553434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2582.71607" calcext:value-type="float">
            <text:p>1443142582.71607</text:p>
          </table:table-cell>
          <table:table-cell office:value-type="float" office:value="4480" calcext:value-type="float">
            <text:p>4480</text:p>
          </table:table-cell>
          <table:table-cell table:formula="of:=[.B207]-[.$B$2]" office:value-type="float" office:value="22.7158832550049" calcext:value-type="float">
            <text:p>22.715883255</text:p>
          </table:table-cell>
          <table:table-cell table:formula="of:=[.C207]/([.D207]-[.D206])" office:value-type="float" office:value="102005.210980886" calcext:value-type="float">
            <text:p>102005.210980886</text:p>
          </table:table-cell>
          <table:table-cell/>
          <table:table-cell office:value-type="float" office:value="1443142582.99859" calcext:value-type="float">
            <text:p>1443142582.99859</text:p>
          </table:table-cell>
          <table:table-cell table:formula="of:=[.G207]-[.$B$2]" office:value-type="float" office:value="22.9984021186829" calcext:value-type="float">
            <text:p>22.9984021187</text:p>
          </table:table-cell>
          <table:table-cell table:formula="of:=[.C207]/([.H207]-[.H206])" office:value-type="float" office:value="102085.566698901" calcext:value-type="float">
            <text:p>102085.566698901</text:p>
          </table:table-cell>
          <table:table-cell table:formula="of:=[.G207]-[.$B207]" office:value-type="float" office:value="0.282518863677979" calcext:value-type="float">
            <text:p>0.282518863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2582.75997" calcext:value-type="float">
            <text:p>1443142582.75997</text:p>
          </table:table-cell>
          <table:table-cell office:value-type="float" office:value="4480" calcext:value-type="float">
            <text:p>4480</text:p>
          </table:table-cell>
          <table:table-cell table:formula="of:=[.B208]-[.$B$2]" office:value-type="float" office:value="22.7597830295563" calcext:value-type="float">
            <text:p>22.7597830296</text:p>
          </table:table-cell>
          <table:table-cell table:formula="of:=[.C208]/([.D208]-[.D207])" office:value-type="float" office:value="102050.637976636" calcext:value-type="float">
            <text:p>102050.637976636</text:p>
          </table:table-cell>
          <table:table-cell/>
          <table:table-cell office:value-type="float" office:value="1443142583.01368" calcext:value-type="float">
            <text:p>1443142583.01368</text:p>
          </table:table-cell>
          <table:table-cell table:formula="of:=[.G208]-[.$B$2]" office:value-type="float" office:value="23.0134928226471" calcext:value-type="float">
            <text:p>23.0134928226</text:p>
          </table:table-cell>
          <table:table-cell table:formula="of:=[.C208]/([.H208]-[.H207])" office:value-type="float" office:value="296871.505174184" calcext:value-type="float">
            <text:p>296871.505174184</text:p>
          </table:table-cell>
          <table:table-cell table:formula="of:=[.G208]-[.$B208]" office:value-type="float" office:value="0.25370979309082" calcext:value-type="float">
            <text:p>0.253709793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2582.80386" calcext:value-type="float">
            <text:p>1443142582.80386</text:p>
          </table:table-cell>
          <table:table-cell office:value-type="float" office:value="4480" calcext:value-type="float">
            <text:p>4480</text:p>
          </table:table-cell>
          <table:table-cell table:formula="of:=[.B209]-[.$B$2]" office:value-type="float" office:value="22.8036723136902" calcext:value-type="float">
            <text:p>22.8036723137</text:p>
          </table:table-cell>
          <table:table-cell table:formula="of:=[.C209]/([.D209]-[.D208])" office:value-type="float" office:value="102075.030121955" calcext:value-type="float">
            <text:p>102075.030121955</text:p>
          </table:table-cell>
          <table:table-cell/>
          <table:table-cell office:value-type="float" office:value="1443142583.04269" calcext:value-type="float">
            <text:p>1443142583.04269</text:p>
          </table:table-cell>
          <table:table-cell table:formula="of:=[.G209]-[.$B$2]" office:value-type="float" office:value="23.0425012111664" calcext:value-type="float">
            <text:p>23.0425012112</text:p>
          </table:table-cell>
          <table:table-cell table:formula="of:=[.C209]/([.H209]-[.H208])" office:value-type="float" office:value="154438.085970247" calcext:value-type="float">
            <text:p>154438.085970247</text:p>
          </table:table-cell>
          <table:table-cell table:formula="of:=[.G209]-[.$B209]" office:value-type="float" office:value="0.238828897476196" calcext:value-type="float">
            <text:p>0.238828897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2582.84772" calcext:value-type="float">
            <text:p>1443142582.84772</text:p>
          </table:table-cell>
          <table:table-cell office:value-type="float" office:value="4480" calcext:value-type="float">
            <text:p>4480</text:p>
          </table:table-cell>
          <table:table-cell table:formula="of:=[.B210]-[.$B$2]" office:value-type="float" office:value="22.8475377559662" calcext:value-type="float">
            <text:p>22.847537756</text:p>
          </table:table-cell>
          <table:table-cell table:formula="of:=[.C210]/([.D210]-[.D209])" office:value-type="float" office:value="102130.510204636" calcext:value-type="float">
            <text:p>102130.510204636</text:p>
          </table:table-cell>
          <table:table-cell/>
          <table:table-cell office:value-type="float" office:value="1443142583.08638" calcext:value-type="float">
            <text:p>1443142583.08638</text:p>
          </table:table-cell>
          <table:table-cell table:formula="of:=[.G210]-[.$B$2]" office:value-type="float" office:value="23.0861949920654" calcext:value-type="float">
            <text:p>23.0861949921</text:p>
          </table:table-cell>
          <table:table-cell table:formula="of:=[.C210]/([.H210]-[.H209])" office:value-type="float" office:value="102531.754126538" calcext:value-type="float">
            <text:p>102531.754126538</text:p>
          </table:table-cell>
          <table:table-cell table:formula="of:=[.G210]-[.$B210]" office:value-type="float" office:value="0.238657236099243" calcext:value-type="float">
            <text:p>0.238657236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2582.89162" calcext:value-type="float">
            <text:p>1443142582.89162</text:p>
          </table:table-cell>
          <table:table-cell office:value-type="float" office:value="4480" calcext:value-type="float">
            <text:p>4480</text:p>
          </table:table-cell>
          <table:table-cell table:formula="of:=[.B211]-[.$B$2]" office:value-type="float" office:value="22.8914387226105" calcext:value-type="float">
            <text:p>22.8914387226</text:p>
          </table:table-cell>
          <table:table-cell table:formula="of:=[.C211]/([.D211]-[.D210])" office:value-type="float" office:value="102047.866879555" calcext:value-type="float">
            <text:p>102047.866879555</text:p>
          </table:table-cell>
          <table:table-cell/>
          <table:table-cell office:value-type="float" office:value="1443142583.13033" calcext:value-type="float">
            <text:p>1443142583.13033</text:p>
          </table:table-cell>
          <table:table-cell table:formula="of:=[.G211]-[.$B$2]" office:value-type="float" office:value="23.1301488876343" calcext:value-type="float">
            <text:p>23.1301488876</text:p>
          </table:table-cell>
          <table:table-cell table:formula="of:=[.C211]/([.H211]-[.H210])" office:value-type="float" office:value="101924.981665907" calcext:value-type="float">
            <text:p>101924.981665907</text:p>
          </table:table-cell>
          <table:table-cell table:formula="of:=[.G211]-[.$B211]" office:value-type="float" office:value="0.238710165023804" calcext:value-type="float">
            <text:p>0.23871016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2582.93551" calcext:value-type="float">
            <text:p>1443142582.93551</text:p>
          </table:table-cell>
          <table:table-cell office:value-type="float" office:value="4480" calcext:value-type="float">
            <text:p>4480</text:p>
          </table:table-cell>
          <table:table-cell table:formula="of:=[.B212]-[.$B$2]" office:value-type="float" office:value="22.9353294372559" calcext:value-type="float">
            <text:p>22.9353294373</text:p>
          </table:table-cell>
          <table:table-cell table:formula="of:=[.C212]/([.D212]-[.D211])" office:value-type="float" office:value="102071.703233727" calcext:value-type="float">
            <text:p>102071.703233727</text:p>
          </table:table-cell>
          <table:table-cell/>
          <table:table-cell office:value-type="float" office:value="1443142583.1742" calcext:value-type="float">
            <text:p>1443142583.1742</text:p>
          </table:table-cell>
          <table:table-cell table:formula="of:=[.G212]-[.$B$2]" office:value-type="float" office:value="23.1740117073059" calcext:value-type="float">
            <text:p>23.1740117073</text:p>
          </table:table-cell>
          <table:table-cell table:formula="of:=[.C212]/([.H212]-[.H211])" office:value-type="float" office:value="102136.616695837" calcext:value-type="float">
            <text:p>102136.616695837</text:p>
          </table:table-cell>
          <table:table-cell table:formula="of:=[.G212]-[.$B212]" office:value-type="float" office:value="0.238682270050049" calcext:value-type="float">
            <text:p>0.238682270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2582.9794" calcext:value-type="float">
            <text:p>1443142582.9794</text:p>
          </table:table-cell>
          <table:table-cell office:value-type="float" office:value="4480" calcext:value-type="float">
            <text:p>4480</text:p>
          </table:table-cell>
          <table:table-cell table:formula="of:=[.B213]-[.$B$2]" office:value-type="float" office:value="22.979216337204" calcext:value-type="float">
            <text:p>22.9792163372</text:p>
          </table:table-cell>
          <table:table-cell table:formula="of:=[.C213]/([.D213]-[.D212])" office:value-type="float" office:value="102080.575417629" calcext:value-type="float">
            <text:p>102080.575417629</text:p>
          </table:table-cell>
          <table:table-cell/>
          <table:table-cell office:value-type="float" office:value="1443142583.21854" calcext:value-type="float">
            <text:p>1443142583.21854</text:p>
          </table:table-cell>
          <table:table-cell table:formula="of:=[.G213]-[.$B$2]" office:value-type="float" office:value="23.2183554172516" calcext:value-type="float">
            <text:p>23.2183554173</text:p>
          </table:table-cell>
          <table:table-cell table:formula="of:=[.C213]/([.H213]-[.H212])" office:value-type="float" office:value="101028.984843353" calcext:value-type="float">
            <text:p>101028.984843353</text:p>
          </table:table-cell>
          <table:table-cell table:formula="of:=[.G213]-[.$B213]" office:value-type="float" office:value="0.239139080047607" calcext:value-type="float">
            <text:p>0.2391390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2583.02386" calcext:value-type="float">
            <text:p>1443142583.02386</text:p>
          </table:table-cell>
          <table:table-cell office:value-type="float" office:value="4480" calcext:value-type="float">
            <text:p>4480</text:p>
          </table:table-cell>
          <table:table-cell table:formula="of:=[.B214]-[.$B$2]" office:value-type="float" office:value="23.0236754417419" calcext:value-type="float">
            <text:p>23.0236754417</text:p>
          </table:table-cell>
          <table:table-cell table:formula="of:=[.C214]/([.D214]-[.D213])" office:value-type="float" office:value="100766.761871565" calcext:value-type="float">
            <text:p>100766.761871565</text:p>
          </table:table-cell>
          <table:table-cell/>
          <table:table-cell office:value-type="float" office:value="1443142583.26348" calcext:value-type="float">
            <text:p>1443142583.26348</text:p>
          </table:table-cell>
          <table:table-cell table:formula="of:=[.G214]-[.$B$2]" office:value-type="float" office:value="23.2632977962494" calcext:value-type="float">
            <text:p>23.2632977962</text:p>
          </table:table-cell>
          <table:table-cell table:formula="of:=[.C214]/([.H214]-[.H213])" office:value-type="float" office:value="99683.1965708587" calcext:value-type="float">
            <text:p>99683.1965708587</text:p>
          </table:table-cell>
          <table:table-cell table:formula="of:=[.G214]-[.$B214]" office:value-type="float" office:value="0.239622354507446" calcext:value-type="float">
            <text:p>0.239622354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2583.0688" calcext:value-type="float">
            <text:p>1443142583.0688</text:p>
          </table:table-cell>
          <table:table-cell office:value-type="float" office:value="4480" calcext:value-type="float">
            <text:p>4480</text:p>
          </table:table-cell>
          <table:table-cell table:formula="of:=[.B215]-[.$B$2]" office:value-type="float" office:value="23.0686166286468" calcext:value-type="float">
            <text:p>23.0686166286</text:p>
          </table:table-cell>
          <table:table-cell table:formula="of:=[.C215]/([.D215]-[.D214])" office:value-type="float" office:value="99685.8407295607" calcext:value-type="float">
            <text:p>99685.8407295607</text:p>
          </table:table-cell>
          <table:table-cell/>
          <table:table-cell office:value-type="float" office:value="1443142583.30852" calcext:value-type="float">
            <text:p>1443142583.30852</text:p>
          </table:table-cell>
          <table:table-cell table:formula="of:=[.G215]-[.$B$2]" office:value-type="float" office:value="23.3083300590515" calcext:value-type="float">
            <text:p>23.3083300591</text:p>
          </table:table-cell>
          <table:table-cell table:formula="of:=[.C215]/([.H215]-[.H214])" office:value-type="float" office:value="99484.2302214645" calcext:value-type="float">
            <text:p>99484.2302214645</text:p>
          </table:table-cell>
          <table:table-cell table:formula="of:=[.G215]-[.$B215]" office:value-type="float" office:value="0.239713430404663" calcext:value-type="float">
            <text:p>0.239713430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2583.11379" calcext:value-type="float">
            <text:p>1443142583.11379</text:p>
          </table:table-cell>
          <table:table-cell office:value-type="float" office:value="4480" calcext:value-type="float">
            <text:p>4480</text:p>
          </table:table-cell>
          <table:table-cell table:formula="of:=[.B216]-[.$B$2]" office:value-type="float" office:value="23.1136071681976" calcext:value-type="float">
            <text:p>23.1136071682</text:p>
          </table:table-cell>
          <table:table-cell table:formula="of:=[.C216]/([.D216]-[.D215])" office:value-type="float" office:value="99576.489740546" calcext:value-type="float">
            <text:p>99576.489740546</text:p>
          </table:table-cell>
          <table:table-cell/>
          <table:table-cell office:value-type="float" office:value="1443142583.35361" calcext:value-type="float">
            <text:p>1443142583.35361</text:p>
          </table:table-cell>
          <table:table-cell table:formula="of:=[.G216]-[.$B$2]" office:value-type="float" office:value="23.3534243106842" calcext:value-type="float">
            <text:p>23.3534243107</text:p>
          </table:table-cell>
          <table:table-cell table:formula="of:=[.C216]/([.H216]-[.H215])" office:value-type="float" office:value="99347.4741856518" calcext:value-type="float">
            <text:p>99347.4741856518</text:p>
          </table:table-cell>
          <table:table-cell table:formula="of:=[.G216]-[.$B216]" office:value-type="float" office:value="0.239817142486572" calcext:value-type="float">
            <text:p>0.239817142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2583.15873" calcext:value-type="float">
            <text:p>1443142583.15873</text:p>
          </table:table-cell>
          <table:table-cell office:value-type="float" office:value="4480" calcext:value-type="float">
            <text:p>4480</text:p>
          </table:table-cell>
          <table:table-cell table:formula="of:=[.B217]-[.$B$2]" office:value-type="float" office:value="23.1585445404053" calcext:value-type="float">
            <text:p>23.1585445404</text:p>
          </table:table-cell>
          <table:table-cell table:formula="of:=[.C217]/([.D217]-[.D216])" office:value-type="float" office:value="99694.3029801412" calcext:value-type="float">
            <text:p>99694.3029801412</text:p>
          </table:table-cell>
          <table:table-cell/>
          <table:table-cell office:value-type="float" office:value="1443142583.39845" calcext:value-type="float">
            <text:p>1443142583.39845</text:p>
          </table:table-cell>
          <table:table-cell table:formula="of:=[.G217]-[.$B$2]" office:value-type="float" office:value="23.3982646465302" calcext:value-type="float">
            <text:p>23.3982646465</text:p>
          </table:table-cell>
          <table:table-cell table:formula="of:=[.C217]/([.H217]-[.H216])" office:value-type="float" office:value="99910.0456203409" calcext:value-type="float">
            <text:p>99910.0456203409</text:p>
          </table:table-cell>
          <table:table-cell table:formula="of:=[.G217]-[.$B217]" office:value-type="float" office:value="0.239720106124878" calcext:value-type="float">
            <text:p>0.239720106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2583.20366" calcext:value-type="float">
            <text:p>1443142583.20366</text:p>
          </table:table-cell>
          <table:table-cell office:value-type="float" office:value="4480" calcext:value-type="float">
            <text:p>4480</text:p>
          </table:table-cell>
          <table:table-cell table:formula="of:=[.B218]-[.$B$2]" office:value-type="float" office:value="23.20347905159" calcext:value-type="float">
            <text:p>23.2034790516</text:p>
          </table:table-cell>
          <table:table-cell table:formula="of:=[.C218]/([.D218]-[.D217])" office:value-type="float" office:value="99700.6506109758" calcext:value-type="float">
            <text:p>99700.6506109758</text:p>
          </table:table-cell>
          <table:table-cell/>
          <table:table-cell office:value-type="float" office:value="1443142583.44333" calcext:value-type="float">
            <text:p>1443142583.44333</text:p>
          </table:table-cell>
          <table:table-cell table:formula="of:=[.G218]-[.$B$2]" office:value-type="float" office:value="23.4431450366974" calcext:value-type="float">
            <text:p>23.4431450367</text:p>
          </table:table-cell>
          <table:table-cell table:formula="of:=[.C218]/([.H218]-[.H217])" office:value-type="float" office:value="99820.8790811827" calcext:value-type="float">
            <text:p>99820.8790811827</text:p>
          </table:table-cell>
          <table:table-cell table:formula="of:=[.G218]-[.$B218]" office:value-type="float" office:value="0.239665985107422" calcext:value-type="float">
            <text:p>0.239665985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2583.2486" calcext:value-type="float">
            <text:p>1443142583.2486</text:p>
          </table:table-cell>
          <table:table-cell office:value-type="float" office:value="4480" calcext:value-type="float">
            <text:p>4480</text:p>
          </table:table-cell>
          <table:table-cell table:formula="of:=[.B219]-[.$B$2]" office:value-type="float" office:value="23.2484188079834" calcext:value-type="float">
            <text:p>23.248418808</text:p>
          </table:table-cell>
          <table:table-cell table:formula="of:=[.C219]/([.D219]-[.D218])" office:value-type="float" office:value="99689.0139051732" calcext:value-type="float">
            <text:p>99689.0139051732</text:p>
          </table:table-cell>
          <table:table-cell/>
          <table:table-cell office:value-type="float" office:value="1443142583.48821" calcext:value-type="float">
            <text:p>1443142583.48821</text:p>
          </table:table-cell>
          <table:table-cell table:formula="of:=[.G219]-[.$B$2]" office:value-type="float" office:value="23.4880278110504" calcext:value-type="float">
            <text:p>23.4880278111</text:p>
          </table:table-cell>
          <table:table-cell table:formula="of:=[.C219]/([.H219]-[.H218])" office:value-type="float" office:value="99815.5765675796" calcext:value-type="float">
            <text:p>99815.5765675796</text:p>
          </table:table-cell>
          <table:table-cell table:formula="of:=[.G219]-[.$B219]" office:value-type="float" office:value="0.239609003067017" calcext:value-type="float">
            <text:p>0.239609003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2583.29356" calcext:value-type="float">
            <text:p>1443142583.29356</text:p>
          </table:table-cell>
          <table:table-cell office:value-type="float" office:value="4480" calcext:value-type="float">
            <text:p>4480</text:p>
          </table:table-cell>
          <table:table-cell table:formula="of:=[.B220]-[.$B$2]" office:value-type="float" office:value="23.2933712005615" calcext:value-type="float">
            <text:p>23.2933712006</text:p>
          </table:table-cell>
          <table:table-cell table:formula="of:=[.C220]/([.D220]-[.D219])" office:value-type="float" office:value="99660.9911744739" calcext:value-type="float">
            <text:p>99660.9911744739</text:p>
          </table:table-cell>
          <table:table-cell/>
          <table:table-cell office:value-type="float" office:value="1443142583.53326" calcext:value-type="float">
            <text:p>1443142583.53326</text:p>
          </table:table-cell>
          <table:table-cell table:formula="of:=[.G220]-[.$B$2]" office:value-type="float" office:value="23.5330736637115" calcext:value-type="float">
            <text:p>23.5330736637</text:p>
          </table:table-cell>
          <table:table-cell table:formula="of:=[.C220]/([.H220]-[.H219])" office:value-type="float" office:value="99454.2168776729" calcext:value-type="float">
            <text:p>99454.2168776729</text:p>
          </table:table-cell>
          <table:table-cell table:formula="of:=[.G220]-[.$B220]" office:value-type="float" office:value="0.239702463150024" calcext:value-type="float">
            <text:p>0.239702463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2583.33854" calcext:value-type="float">
            <text:p>1443142583.33854</text:p>
          </table:table-cell>
          <table:table-cell office:value-type="float" office:value="4480" calcext:value-type="float">
            <text:p>4480</text:p>
          </table:table-cell>
          <table:table-cell table:formula="of:=[.B221]-[.$B$2]" office:value-type="float" office:value="23.3383538722992" calcext:value-type="float">
            <text:p>23.3383538723</text:p>
          </table:table-cell>
          <table:table-cell table:formula="of:=[.C221]/([.D221]-[.D220])" office:value-type="float" office:value="99593.906429711" calcext:value-type="float">
            <text:p>99593.906429711</text:p>
          </table:table-cell>
          <table:table-cell/>
          <table:table-cell office:value-type="float" office:value="1443142583.57808" calcext:value-type="float">
            <text:p>1443142583.57808</text:p>
          </table:table-cell>
          <table:table-cell table:formula="of:=[.G221]-[.$B$2]" office:value-type="float" office:value="23.577894449234" calcext:value-type="float">
            <text:p>23.5778944492</text:p>
          </table:table-cell>
          <table:table-cell table:formula="of:=[.C221]/([.H221]-[.H220])" office:value-type="float" office:value="99953.6252606494" calcext:value-type="float">
            <text:p>99953.6252606494</text:p>
          </table:table-cell>
          <table:table-cell table:formula="of:=[.G221]-[.$B221]" office:value-type="float" office:value="0.239540576934814" calcext:value-type="float">
            <text:p>0.239540576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2583.38348" calcext:value-type="float">
            <text:p>1443142583.38348</text:p>
          </table:table-cell>
          <table:table-cell office:value-type="float" office:value="4480" calcext:value-type="float">
            <text:p>4480</text:p>
          </table:table-cell>
          <table:table-cell table:formula="of:=[.B222]-[.$B$2]" office:value-type="float" office:value="23.3832921981812" calcext:value-type="float">
            <text:p>23.3832921982</text:p>
          </table:table-cell>
          <table:table-cell table:formula="of:=[.C222]/([.D222]-[.D221])" office:value-type="float" office:value="99692.1872828077" calcext:value-type="float">
            <text:p>99692.1872828077</text:p>
          </table:table-cell>
          <table:table-cell/>
          <table:table-cell office:value-type="float" office:value="1443142583.62305" calcext:value-type="float">
            <text:p>1443142583.62305</text:p>
          </table:table-cell>
          <table:table-cell table:formula="of:=[.G222]-[.$B$2]" office:value-type="float" office:value="23.6228618621826" calcext:value-type="float">
            <text:p>23.6228618622</text:p>
          </table:table-cell>
          <table:table-cell table:formula="of:=[.C222]/([.H222]-[.H221])" office:value-type="float" office:value="99627.7016229514" calcext:value-type="float">
            <text:p>99627.7016229514</text:p>
          </table:table-cell>
          <table:table-cell table:formula="of:=[.G222]-[.$B222]" office:value-type="float" office:value="0.239569664001465" calcext:value-type="float">
            <text:p>0.23956966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2583.42843" calcext:value-type="float">
            <text:p>1443142583.42843</text:p>
          </table:table-cell>
          <table:table-cell office:value-type="float" office:value="4480" calcext:value-type="float">
            <text:p>4480</text:p>
          </table:table-cell>
          <table:table-cell table:formula="of:=[.B223]-[.$B$2]" office:value-type="float" office:value="23.4282448291779" calcext:value-type="float">
            <text:p>23.4282448292</text:p>
          </table:table-cell>
          <table:table-cell table:formula="of:=[.C223]/([.D223]-[.D222])" office:value-type="float" office:value="99660.4625951365" calcext:value-type="float">
            <text:p>99660.4625951365</text:p>
          </table:table-cell>
          <table:table-cell/>
          <table:table-cell office:value-type="float" office:value="1443142583.66792" calcext:value-type="float">
            <text:p>1443142583.66792</text:p>
          </table:table-cell>
          <table:table-cell table:formula="of:=[.G223]-[.$B$2]" office:value-type="float" office:value="23.667738199234" calcext:value-type="float">
            <text:p>23.6677381992</text:p>
          </table:table-cell>
          <table:table-cell table:formula="of:=[.C223]/([.H223]-[.H222])" office:value-type="float" office:value="99829.8946473635" calcext:value-type="float">
            <text:p>99829.8946473635</text:p>
          </table:table-cell>
          <table:table-cell table:formula="of:=[.G223]-[.$B223]" office:value-type="float" office:value="0.239493370056152" calcext:value-type="float">
            <text:p>0.239493370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2583.47337" calcext:value-type="float">
            <text:p>1443142583.47337</text:p>
          </table:table-cell>
          <table:table-cell office:value-type="float" office:value="4480" calcext:value-type="float">
            <text:p>4480</text:p>
          </table:table-cell>
          <table:table-cell table:formula="of:=[.B224]-[.$B$2]" office:value-type="float" office:value="23.4731872081757" calcext:value-type="float">
            <text:p>23.4731872082</text:p>
          </table:table-cell>
          <table:table-cell table:formula="of:=[.C224]/([.D224]-[.D223])" office:value-type="float" office:value="99683.1965708587" calcext:value-type="float">
            <text:p>99683.1965708587</text:p>
          </table:table-cell>
          <table:table-cell/>
          <table:table-cell office:value-type="float" office:value="1443142583.71292" calcext:value-type="float">
            <text:p>1443142583.71292</text:p>
          </table:table-cell>
          <table:table-cell table:formula="of:=[.G224]-[.$B$2]" office:value-type="float" office:value="23.7127335071564" calcext:value-type="float">
            <text:p>23.7127335072</text:p>
          </table:table-cell>
          <table:table-cell table:formula="of:=[.C224]/([.H224]-[.H223])" office:value-type="float" office:value="99565.9371357114" calcext:value-type="float">
            <text:p>99565.9371357114</text:p>
          </table:table-cell>
          <table:table-cell table:formula="of:=[.G224]-[.$B224]" office:value-type="float" office:value="0.239546298980713" calcext:value-type="float">
            <text:p>0.23954629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2583.51831" calcext:value-type="float">
            <text:p>1443142583.51831</text:p>
          </table:table-cell>
          <table:table-cell office:value-type="float" office:value="4480" calcext:value-type="float">
            <text:p>4480</text:p>
          </table:table-cell>
          <table:table-cell table:formula="of:=[.B225]-[.$B$2]" office:value-type="float" office:value="23.5181221961975" calcext:value-type="float">
            <text:p>23.5181221962</text:p>
          </table:table-cell>
          <table:table-cell table:formula="of:=[.C225]/([.D225]-[.D224])" office:value-type="float" office:value="99699.5926163707" calcext:value-type="float">
            <text:p>99699.5926163707</text:p>
          </table:table-cell>
          <table:table-cell/>
          <table:table-cell office:value-type="float" office:value="1443142583.72786" calcext:value-type="float">
            <text:p>1443142583.72786</text:p>
          </table:table-cell>
          <table:table-cell table:formula="of:=[.G225]-[.$B$2]" office:value-type="float" office:value="23.7276792526245" calcext:value-type="float">
            <text:p>23.7276792526</text:p>
          </table:table-cell>
          <table:table-cell table:formula="of:=[.C225]/([.H225]-[.H224])" office:value-type="float" office:value="299750.856158374" calcext:value-type="float">
            <text:p>299750.856158374</text:p>
          </table:table-cell>
          <table:table-cell table:formula="of:=[.G225]-[.$B225]" office:value-type="float" office:value="0.209557056427002" calcext:value-type="float">
            <text:p>0.209557056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2583.56324" calcext:value-type="float">
            <text:p>1443142583.56324</text:p>
          </table:table-cell>
          <table:table-cell office:value-type="float" office:value="4480" calcext:value-type="float">
            <text:p>4480</text:p>
          </table:table-cell>
          <table:table-cell table:formula="of:=[.B226]-[.$B$2]" office:value-type="float" office:value="23.5630574226379" calcext:value-type="float">
            <text:p>23.5630574226</text:p>
          </table:table-cell>
          <table:table-cell table:formula="of:=[.C226]/([.D226]-[.D225])" office:value-type="float" office:value="99699.0636274884" calcext:value-type="float">
            <text:p>99699.0636274884</text:p>
          </table:table-cell>
          <table:table-cell/>
          <table:table-cell office:value-type="float" office:value="1443142583.80278" calcext:value-type="float">
            <text:p>1443142583.80278</text:p>
          </table:table-cell>
          <table:table-cell table:formula="of:=[.G226]-[.$B$2]" office:value-type="float" office:value="23.8025915622711" calcext:value-type="float">
            <text:p>23.8025915623</text:p>
          </table:table-cell>
          <table:table-cell table:formula="of:=[.C226]/([.H226]-[.H225])" office:value-type="float" office:value="59803.2555815471" calcext:value-type="float">
            <text:p>59803.2555815471</text:p>
          </table:table-cell>
          <table:table-cell table:formula="of:=[.G226]-[.$B226]" office:value-type="float" office:value="0.239534139633179" calcext:value-type="float">
            <text:p>0.239534139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2583.60818" calcext:value-type="float">
            <text:p>1443142583.60818</text:p>
          </table:table-cell>
          <table:table-cell office:value-type="float" office:value="4480" calcext:value-type="float">
            <text:p>4480</text:p>
          </table:table-cell>
          <table:table-cell table:formula="of:=[.B227]-[.$B$2]" office:value-type="float" office:value="23.607994556427" calcext:value-type="float">
            <text:p>23.6079945564</text:p>
          </table:table-cell>
          <table:table-cell table:formula="of:=[.C227]/([.D227]-[.D226])" office:value-type="float" office:value="99694.8319185059" calcext:value-type="float">
            <text:p>99694.8319185059</text:p>
          </table:table-cell>
          <table:table-cell/>
          <table:table-cell office:value-type="float" office:value="1443142583.84775" calcext:value-type="float">
            <text:p>1443142583.84775</text:p>
          </table:table-cell>
          <table:table-cell table:formula="of:=[.G227]-[.$B$2]" office:value-type="float" office:value="23.8475625514984" calcext:value-type="float">
            <text:p>23.8475625515</text:p>
          </table:table-cell>
          <table:table-cell table:formula="of:=[.C227]/([.H227]-[.H226])" office:value-type="float" office:value="99619.778816893" calcext:value-type="float">
            <text:p>99619.778816893</text:p>
          </table:table-cell>
          <table:table-cell table:formula="of:=[.G227]-[.$B227]" office:value-type="float" office:value="0.239567995071411" calcext:value-type="float">
            <text:p>0.239567995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2583.65313" calcext:value-type="float">
            <text:p>1443142583.65313</text:p>
          </table:table-cell>
          <table:table-cell office:value-type="float" office:value="4480" calcext:value-type="float">
            <text:p>4480</text:p>
          </table:table-cell>
          <table:table-cell table:formula="of:=[.B228]-[.$B$2]" office:value-type="float" office:value="23.6529412269592" calcext:value-type="float">
            <text:p>23.652941227</text:p>
          </table:table-cell>
          <table:table-cell table:formula="of:=[.C228]/([.D228]-[.D227])" office:value-type="float" office:value="99673.6787608742" calcext:value-type="float">
            <text:p>99673.6787608742</text:p>
          </table:table-cell>
          <table:table-cell/>
          <table:table-cell office:value-type="float" office:value="1443142583.89269" calcext:value-type="float">
            <text:p>1443142583.89269</text:p>
          </table:table-cell>
          <table:table-cell table:formula="of:=[.G228]-[.$B$2]" office:value-type="float" office:value="23.8925008773804" calcext:value-type="float">
            <text:p>23.8925008774</text:p>
          </table:table-cell>
          <table:table-cell table:formula="of:=[.C228]/([.H228]-[.H227])" office:value-type="float" office:value="99692.1872828077" calcext:value-type="float">
            <text:p>99692.1872828077</text:p>
          </table:table-cell>
          <table:table-cell table:formula="of:=[.G228]-[.$B228]" office:value-type="float" office:value="0.239559650421143" calcext:value-type="float">
            <text:p>0.239559650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2583.69806" calcext:value-type="float">
            <text:p>1443142583.69806</text:p>
          </table:table-cell>
          <table:table-cell office:value-type="float" office:value="4480" calcext:value-type="float">
            <text:p>4480</text:p>
          </table:table-cell>
          <table:table-cell table:formula="of:=[.B229]-[.$B$2]" office:value-type="float" office:value="23.6978771686554" calcext:value-type="float">
            <text:p>23.6978771687</text:p>
          </table:table-cell>
          <table:table-cell table:formula="of:=[.C229]/([.D229]-[.D228])" office:value-type="float" office:value="99697.4766945218" calcext:value-type="float">
            <text:p>99697.4766945218</text:p>
          </table:table-cell>
          <table:table-cell/>
          <table:table-cell office:value-type="float" office:value="1443142583.93767" calcext:value-type="float">
            <text:p>1443142583.93767</text:p>
          </table:table-cell>
          <table:table-cell table:formula="of:=[.G229]-[.$B$2]" office:value-type="float" office:value="23.9374837875366" calcext:value-type="float">
            <text:p>23.9374837875</text:p>
          </table:table-cell>
          <table:table-cell table:formula="of:=[.C229]/([.H229]-[.H228])" office:value-type="float" office:value="99593.3785617368" calcext:value-type="float">
            <text:p>99593.3785617368</text:p>
          </table:table-cell>
          <table:table-cell table:formula="of:=[.G229]-[.$B229]" office:value-type="float" office:value="0.239606618881226" calcext:value-type="float">
            <text:p>0.239606618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2583.74301" calcext:value-type="float">
            <text:p>1443142583.74301</text:p>
          </table:table-cell>
          <table:table-cell office:value-type="float" office:value="4480" calcext:value-type="float">
            <text:p>4480</text:p>
          </table:table-cell>
          <table:table-cell table:formula="of:=[.B230]-[.$B$2]" office:value-type="float" office:value="23.7428252696991" calcext:value-type="float">
            <text:p>23.7428252697</text:p>
          </table:table-cell>
          <table:table-cell table:formula="of:=[.C230]/([.D230]-[.D229])" office:value-type="float" office:value="99670.5065614292" calcext:value-type="float">
            <text:p>99670.5065614292</text:p>
          </table:table-cell>
          <table:table-cell/>
          <table:table-cell office:value-type="float" office:value="1443142583.98253" calcext:value-type="float">
            <text:p>1443142583.98253</text:p>
          </table:table-cell>
          <table:table-cell table:formula="of:=[.G230]-[.$B$2]" office:value-type="float" office:value="23.9823403358459" calcext:value-type="float">
            <text:p>23.9823403358</text:p>
          </table:table-cell>
          <table:table-cell table:formula="of:=[.C230]/([.H230]-[.H229])" office:value-type="float" office:value="99873.935219143" calcext:value-type="float">
            <text:p>99873.935219143</text:p>
          </table:table-cell>
          <table:table-cell table:formula="of:=[.G230]-[.$B230]" office:value-type="float" office:value="0.239515066146851" calcext:value-type="float">
            <text:p>0.239515066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2583.78795" calcext:value-type="float">
            <text:p>1443142583.78795</text:p>
          </table:table-cell>
          <table:table-cell office:value-type="float" office:value="4480" calcext:value-type="float">
            <text:p>4480</text:p>
          </table:table-cell>
          <table:table-cell table:formula="of:=[.B231]-[.$B$2]" office:value-type="float" office:value="23.7877607345581" calcext:value-type="float">
            <text:p>23.7877607346</text:p>
          </table:table-cell>
          <table:table-cell table:formula="of:=[.C231]/([.D231]-[.D230])" office:value-type="float" office:value="99698.5346442196" calcext:value-type="float">
            <text:p>99698.5346442196</text:p>
          </table:table-cell>
          <table:table-cell/>
          <table:table-cell office:value-type="float" office:value="1443142584.02758" calcext:value-type="float">
            <text:p>1443142584.02758</text:p>
          </table:table-cell>
          <table:table-cell table:formula="of:=[.G231]-[.$B$2]" office:value-type="float" office:value="24.0273902416229" calcext:value-type="float">
            <text:p>24.0273902416</text:p>
          </table:table-cell>
          <table:table-cell table:formula="of:=[.C231]/([.H231]-[.H230])" office:value-type="float" office:value="99445.2690351569" calcext:value-type="float">
            <text:p>99445.2690351569</text:p>
          </table:table-cell>
          <table:table-cell table:formula="of:=[.G231]-[.$B231]" office:value-type="float" office:value="0.239629507064819" calcext:value-type="float">
            <text:p>0.239629507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2583.83288" calcext:value-type="float">
            <text:p>1443142583.83288</text:p>
          </table:table-cell>
          <table:table-cell office:value-type="float" office:value="4480" calcext:value-type="float">
            <text:p>4480</text:p>
          </table:table-cell>
          <table:table-cell table:formula="of:=[.B232]-[.$B$2]" office:value-type="float" office:value="23.8326964378357" calcext:value-type="float">
            <text:p>23.8326964378</text:p>
          </table:table-cell>
          <table:table-cell table:formula="of:=[.C232]/([.D232]-[.D231])" office:value-type="float" office:value="99698.0056665641" calcext:value-type="float">
            <text:p>99698.0056665641</text:p>
          </table:table-cell>
          <table:table-cell/>
          <table:table-cell office:value-type="float" office:value="1443142584.07241" calcext:value-type="float">
            <text:p>1443142584.07241</text:p>
          </table:table-cell>
          <table:table-cell table:formula="of:=[.G232]-[.$B$2]" office:value-type="float" office:value="24.0722260475159" calcext:value-type="float">
            <text:p>24.0722260475</text:p>
          </table:table-cell>
          <table:table-cell table:formula="of:=[.C232]/([.H232]-[.H231])" office:value-type="float" office:value="99920.1399590545" calcext:value-type="float">
            <text:p>99920.1399590545</text:p>
          </table:table-cell>
          <table:table-cell table:formula="of:=[.G232]-[.$B232]" office:value-type="float" office:value="0.239529609680176" calcext:value-type="float">
            <text:p>0.239529609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2583.87782" calcext:value-type="float">
            <text:p>1443142583.87782</text:p>
          </table:table-cell>
          <table:table-cell office:value-type="float" office:value="4480" calcext:value-type="float">
            <text:p>4480</text:p>
          </table:table-cell>
          <table:table-cell table:formula="of:=[.B233]-[.$B$2]" office:value-type="float" office:value="23.877631187439" calcext:value-type="float">
            <text:p>23.8776311874</text:p>
          </table:table-cell>
          <table:table-cell table:formula="of:=[.C233]/([.D233]-[.D232])" office:value-type="float" office:value="99700.1216108665" calcext:value-type="float">
            <text:p>99700.1216108665</text:p>
          </table:table-cell>
          <table:table-cell/>
          <table:table-cell office:value-type="float" office:value="1443142584.1174" calcext:value-type="float">
            <text:p>1443142584.1174</text:p>
          </table:table-cell>
          <table:table-cell table:formula="of:=[.G233]-[.$B$2]" office:value-type="float" office:value="24.1172139644623" calcext:value-type="float">
            <text:p>24.1172139645</text:p>
          </table:table-cell>
          <table:table-cell table:formula="of:=[.C233]/([.H233]-[.H232])" office:value-type="float" office:value="99582.2946267217" calcext:value-type="float">
            <text:p>99582.2946267217</text:p>
          </table:table-cell>
          <table:table-cell table:formula="of:=[.G233]-[.$B233]" office:value-type="float" office:value="0.239582777023315" calcext:value-type="float">
            <text:p>0.23958277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2583.92276" calcext:value-type="float">
            <text:p>1443142583.92276</text:p>
          </table:table-cell>
          <table:table-cell office:value-type="float" office:value="4480" calcext:value-type="float">
            <text:p>4480</text:p>
          </table:table-cell>
          <table:table-cell table:formula="of:=[.B234]-[.$B$2]" office:value-type="float" office:value="23.9225771427155" calcext:value-type="float">
            <text:p>23.9225771427</text:p>
          </table:table-cell>
          <table:table-cell table:formula="of:=[.C234]/([.D234]-[.D233])" office:value-type="float" office:value="99675.2649363187" calcext:value-type="float">
            <text:p>99675.2649363187</text:p>
          </table:table-cell>
          <table:table-cell/>
          <table:table-cell office:value-type="float" office:value="1443142584.16231" calcext:value-type="float">
            <text:p>1443142584.16231</text:p>
          </table:table-cell>
          <table:table-cell table:formula="of:=[.G234]-[.$B$2]" office:value-type="float" office:value="24.1621286869049" calcext:value-type="float">
            <text:p>24.1621286869</text:p>
          </table:table-cell>
          <table:table-cell table:formula="of:=[.C234]/([.H234]-[.H233])" office:value-type="float" office:value="99744.577197881" calcext:value-type="float">
            <text:p>99744.577197881</text:p>
          </table:table-cell>
          <table:table-cell table:formula="of:=[.G234]-[.$B234]" office:value-type="float" office:value="0.239551544189453" calcext:value-type="float">
            <text:p>0.239551544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2583.9677" calcext:value-type="float">
            <text:p>1443142583.9677</text:p>
          </table:table-cell>
          <table:table-cell office:value-type="float" office:value="4480" calcext:value-type="float">
            <text:p>4480</text:p>
          </table:table-cell>
          <table:table-cell table:formula="of:=[.B235]-[.$B$2]" office:value-type="float" office:value="23.9675147533417" calcext:value-type="float">
            <text:p>23.9675147533</text:p>
          </table:table-cell>
          <table:table-cell table:formula="of:=[.C235]/([.D235]-[.D234])" office:value-type="float" office:value="99693.7740473891" calcext:value-type="float">
            <text:p>99693.7740473891</text:p>
          </table:table-cell>
          <table:table-cell/>
          <table:table-cell office:value-type="float" office:value="1443142584.20715" calcext:value-type="float">
            <text:p>1443142584.20715</text:p>
          </table:table-cell>
          <table:table-cell table:formula="of:=[.G235]-[.$B$2]" office:value-type="float" office:value="24.2069661617279" calcext:value-type="float">
            <text:p>24.2069661617</text:p>
          </table:table-cell>
          <table:table-cell table:formula="of:=[.C235]/([.H235]-[.H234])" office:value-type="float" office:value="99916.4207548574" calcext:value-type="float">
            <text:p>99916.4207548574</text:p>
          </table:table-cell>
          <table:table-cell table:formula="of:=[.G235]-[.$B235]" office:value-type="float" office:value="0.23945140838623" calcext:value-type="float">
            <text:p>0.239451408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2584.01255" calcext:value-type="float">
            <text:p>1443142584.01255</text:p>
          </table:table-cell>
          <table:table-cell office:value-type="float" office:value="4480" calcext:value-type="float">
            <text:p>4480</text:p>
          </table:table-cell>
          <table:table-cell table:formula="of:=[.B236]-[.$B$2]" office:value-type="float" office:value="24.0123684406281" calcext:value-type="float">
            <text:p>24.0123684406</text:p>
          </table:table-cell>
          <table:table-cell table:formula="of:=[.C236]/([.D236]-[.D235])" office:value-type="float" office:value="99880.3057460267" calcext:value-type="float">
            <text:p>99880.3057460267</text:p>
          </table:table-cell>
          <table:table-cell/>
          <table:table-cell office:value-type="float" office:value="1443142584.25191" calcext:value-type="float">
            <text:p>1443142584.25191</text:p>
          </table:table-cell>
          <table:table-cell table:formula="of:=[.G236]-[.$B$2]" office:value-type="float" office:value="24.2517204284668" calcext:value-type="float">
            <text:p>24.2517204285</text:p>
          </table:table-cell>
          <table:table-cell table:formula="of:=[.C236]/([.H236]-[.H235])" office:value-type="float" office:value="100102.187488347" calcext:value-type="float">
            <text:p>100102.187488347</text:p>
          </table:table-cell>
          <table:table-cell table:formula="of:=[.G236]-[.$B236]" office:value-type="float" office:value="0.239351987838745" calcext:value-type="float">
            <text:p>0.239351987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2584.05729" calcext:value-type="float">
            <text:p>1443142584.05729</text:p>
          </table:table-cell>
          <table:table-cell office:value-type="float" office:value="4480" calcext:value-type="float">
            <text:p>4480</text:p>
          </table:table-cell>
          <table:table-cell table:formula="of:=[.B237]-[.$B$2]" office:value-type="float" office:value="24.057101726532" calcext:value-type="float">
            <text:p>24.0571017265</text:p>
          </table:table-cell>
          <table:table-cell table:formula="of:=[.C237]/([.D237]-[.D236])" office:value-type="float" office:value="100149.137481679" calcext:value-type="float">
            <text:p>100149.137481679</text:p>
          </table:table-cell>
          <table:table-cell/>
          <table:table-cell office:value-type="float" office:value="1443142584.29656" calcext:value-type="float">
            <text:p>1443142584.29656</text:p>
          </table:table-cell>
          <table:table-cell table:formula="of:=[.G237]-[.$B$2]" office:value-type="float" office:value="24.2963733673096" calcext:value-type="float">
            <text:p>24.2963733673</text:p>
          </table:table-cell>
          <table:table-cell table:formula="of:=[.C237]/([.H237]-[.H236])" office:value-type="float" office:value="100329.342616719" calcext:value-type="float">
            <text:p>100329.342616719</text:p>
          </table:table-cell>
          <table:table-cell table:formula="of:=[.G237]-[.$B237]" office:value-type="float" office:value="0.239271640777588" calcext:value-type="float">
            <text:p>0.239271640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2584.10201" calcext:value-type="float">
            <text:p>1443142584.10201</text:p>
          </table:table-cell>
          <table:table-cell office:value-type="float" office:value="4480" calcext:value-type="float">
            <text:p>4480</text:p>
          </table:table-cell>
          <table:table-cell table:formula="of:=[.B238]-[.$B$2]" office:value-type="float" office:value="24.1018261909485" calcext:value-type="float">
            <text:p>24.1018261909</text:p>
          </table:table-cell>
          <table:table-cell table:formula="of:=[.C238]/([.D238]-[.D237])" office:value-type="float" office:value="100168.890973836" calcext:value-type="float">
            <text:p>100168.890973836</text:p>
          </table:table-cell>
          <table:table-cell/>
          <table:table-cell office:value-type="float" office:value="1443142584.34133" calcext:value-type="float">
            <text:p>1443142584.34133</text:p>
          </table:table-cell>
          <table:table-cell table:formula="of:=[.G238]-[.$B$2]" office:value-type="float" office:value="24.3411452770233" calcext:value-type="float">
            <text:p>24.341145277</text:p>
          </table:table-cell>
          <table:table-cell table:formula="of:=[.C238]/([.H238]-[.H237])" office:value-type="float" office:value="100062.740871306" calcext:value-type="float">
            <text:p>100062.740871306</text:p>
          </table:table-cell>
          <table:table-cell table:formula="of:=[.G238]-[.$B238]" office:value-type="float" office:value="0.239319086074829" calcext:value-type="float">
            <text:p>0.239319086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2584.14673" calcext:value-type="float">
            <text:p>1443142584.14673</text:p>
          </table:table-cell>
          <table:table-cell office:value-type="float" office:value="4480" calcext:value-type="float">
            <text:p>4480</text:p>
          </table:table-cell>
          <table:table-cell table:formula="of:=[.B239]-[.$B$2]" office:value-type="float" office:value="24.1465396881104" calcext:value-type="float">
            <text:p>24.1465396881</text:p>
          </table:table-cell>
          <table:table-cell table:formula="of:=[.C239]/([.D239]-[.D238])" office:value-type="float" office:value="100193.46023824" calcext:value-type="float">
            <text:p>100193.46023824</text:p>
          </table:table-cell>
          <table:table-cell/>
          <table:table-cell office:value-type="float" office:value="1443142584.38599" calcext:value-type="float">
            <text:p>1443142584.38599</text:p>
          </table:table-cell>
          <table:table-cell table:formula="of:=[.G239]-[.$B$2]" office:value-type="float" office:value="24.3858008384705" calcext:value-type="float">
            <text:p>24.3858008385</text:p>
          </table:table-cell>
          <table:table-cell table:formula="of:=[.C239]/([.H239]-[.H238])" office:value-type="float" office:value="100323.450312068" calcext:value-type="float">
            <text:p>100323.450312068</text:p>
          </table:table-cell>
          <table:table-cell table:formula="of:=[.G239]-[.$B239]" office:value-type="float" office:value="0.239261150360107" calcext:value-type="float">
            <text:p>0.239261150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2584.19149" calcext:value-type="float">
            <text:p>1443142584.19149</text:p>
          </table:table-cell>
          <table:table-cell office:value-type="float" office:value="4480" calcext:value-type="float">
            <text:p>4480</text:p>
          </table:table-cell>
          <table:table-cell table:formula="of:=[.B240]-[.$B$2]" office:value-type="float" office:value="24.1913044452667" calcext:value-type="float">
            <text:p>24.1913044453</text:p>
          </table:table-cell>
          <table:table-cell table:formula="of:=[.C240]/([.D240]-[.D239])" office:value-type="float" office:value="100078.728995457" calcext:value-type="float">
            <text:p>100078.728995457</text:p>
          </table:table-cell>
          <table:table-cell/>
          <table:table-cell office:value-type="float" office:value="1443142584.43183" calcext:value-type="float">
            <text:p>1443142584.43183</text:p>
          </table:table-cell>
          <table:table-cell table:formula="of:=[.G240]-[.$B$2]" office:value-type="float" office:value="24.4316439628601" calcext:value-type="float">
            <text:p>24.4316439629</text:p>
          </table:table-cell>
          <table:table-cell table:formula="of:=[.C240]/([.H240]-[.H239])" office:value-type="float" office:value="97724.5783232785" calcext:value-type="float">
            <text:p>97724.5783232785</text:p>
          </table:table-cell>
          <table:table-cell table:formula="of:=[.G240]-[.$B240]" office:value-type="float" office:value="0.240339517593384" calcext:value-type="float">
            <text:p>0.240339517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2584.2362" calcext:value-type="float">
            <text:p>1443142584.2362</text:p>
          </table:table-cell>
          <table:table-cell office:value-type="float" office:value="4480" calcext:value-type="float">
            <text:p>4480</text:p>
          </table:table-cell>
          <table:table-cell table:formula="of:=[.B241]-[.$B$2]" office:value-type="float" office:value="24.2360179424286" calcext:value-type="float">
            <text:p>24.2360179424</text:p>
          </table:table-cell>
          <table:table-cell table:formula="of:=[.C241]/([.D241]-[.D240])" office:value-type="float" office:value="100193.46023824" calcext:value-type="float">
            <text:p>100193.46023824</text:p>
          </table:table-cell>
          <table:table-cell/>
          <table:table-cell office:value-type="float" office:value="1443142584.52013" calcext:value-type="float">
            <text:p>1443142584.52013</text:p>
          </table:table-cell>
          <table:table-cell table:formula="of:=[.G241]-[.$B$2]" office:value-type="float" office:value="24.5199422836304" calcext:value-type="float">
            <text:p>24.5199422836</text:p>
          </table:table-cell>
          <table:table-cell table:formula="of:=[.C241]/([.H241]-[.H240])" office:value-type="float" office:value="50737.0917240448" calcext:value-type="float">
            <text:p>50737.0917240448</text:p>
          </table:table-cell>
          <table:table-cell table:formula="of:=[.G241]-[.$B241]" office:value-type="float" office:value="0.283924341201782" calcext:value-type="float">
            <text:p>0.283924341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2584.28093" calcext:value-type="float">
            <text:p>1443142584.28093</text:p>
          </table:table-cell>
          <table:table-cell office:value-type="float" office:value="4480" calcext:value-type="float">
            <text:p>4480</text:p>
          </table:table-cell>
          <table:table-cell table:formula="of:=[.B242]-[.$B$2]" office:value-type="float" office:value="24.2807464599609" calcext:value-type="float">
            <text:p>24.28074646</text:p>
          </table:table-cell>
          <table:table-cell table:formula="of:=[.C242]/([.D242]-[.D241])" office:value-type="float" office:value="100159.81407745" calcext:value-type="float">
            <text:p>100159.81407745</text:p>
          </table:table-cell>
          <table:table-cell/>
          <table:table-cell office:value-type="float" office:value="1443142584.56489" calcext:value-type="float">
            <text:p>1443142584.56489</text:p>
          </table:table-cell>
          <table:table-cell table:formula="of:=[.G242]-[.$B$2]" office:value-type="float" office:value="24.5647008419037" calcext:value-type="float">
            <text:p>24.5647008419</text:p>
          </table:table-cell>
          <table:table-cell table:formula="of:=[.C242]/([.H242]-[.H241])" office:value-type="float" office:value="100092.589503066" calcext:value-type="float">
            <text:p>100092.589503066</text:p>
          </table:table-cell>
          <table:table-cell table:formula="of:=[.G242]-[.$B242]" office:value-type="float" office:value="0.283954381942749" calcext:value-type="float">
            <text:p>0.283954381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2584.32565" calcext:value-type="float">
            <text:p>1443142584.32565</text:p>
          </table:table-cell>
          <table:table-cell office:value-type="float" office:value="4480" calcext:value-type="float">
            <text:p>4480</text:p>
          </table:table-cell>
          <table:table-cell table:formula="of:=[.B243]-[.$B$2]" office:value-type="float" office:value="24.3254680633545" calcext:value-type="float">
            <text:p>24.3254680634</text:p>
          </table:table-cell>
          <table:table-cell table:formula="of:=[.C243]/([.D243]-[.D242])" office:value-type="float" office:value="100175.299185397" calcext:value-type="float">
            <text:p>100175.299185397</text:p>
          </table:table-cell>
          <table:table-cell/>
          <table:table-cell office:value-type="float" office:value="1443142584.60951" calcext:value-type="float">
            <text:p>1443142584.60951</text:p>
          </table:table-cell>
          <table:table-cell table:formula="of:=[.G243]-[.$B$2]" office:value-type="float" office:value="24.6093277931213" calcext:value-type="float">
            <text:p>24.6093277931</text:p>
          </table:table-cell>
          <table:table-cell table:formula="of:=[.C243]/([.H243]-[.H242])" office:value-type="float" office:value="100387.767431176" calcext:value-type="float">
            <text:p>100387.767431176</text:p>
          </table:table-cell>
          <table:table-cell table:formula="of:=[.G243]-[.$B243]" office:value-type="float" office:value="0.283859729766846" calcext:value-type="float">
            <text:p>0.283859729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2584.37036" calcext:value-type="float">
            <text:p>1443142584.37036</text:p>
          </table:table-cell>
          <table:table-cell office:value-type="float" office:value="4480" calcext:value-type="float">
            <text:p>4480</text:p>
          </table:table-cell>
          <table:table-cell table:formula="of:=[.B244]-[.$B$2]" office:value-type="float" office:value="24.3701751232147" calcext:value-type="float">
            <text:p>24.3701751232</text:p>
          </table:table-cell>
          <table:table-cell table:formula="of:=[.C244]/([.D244]-[.D243])" office:value-type="float" office:value="100207.886942378" calcext:value-type="float">
            <text:p>100207.886942378</text:p>
          </table:table-cell>
          <table:table-cell/>
          <table:table-cell office:value-type="float" office:value="1443142584.65429" calcext:value-type="float">
            <text:p>1443142584.65429</text:p>
          </table:table-cell>
          <table:table-cell table:formula="of:=[.G244]-[.$B$2]" office:value-type="float" office:value="24.6541004180908" calcext:value-type="float">
            <text:p>24.6541004181</text:p>
          </table:table-cell>
          <table:table-cell table:formula="of:=[.C244]/([.H244]-[.H243])" office:value-type="float" office:value="100061.142339848" calcext:value-type="float">
            <text:p>100061.142339848</text:p>
          </table:table-cell>
          <table:table-cell table:formula="of:=[.G244]-[.$B244]" office:value-type="float" office:value="0.283925294876099" calcext:value-type="float">
            <text:p>0.283925294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2584.41508" calcext:value-type="float">
            <text:p>1443142584.41508</text:p>
          </table:table-cell>
          <table:table-cell office:value-type="float" office:value="4480" calcext:value-type="float">
            <text:p>4480</text:p>
          </table:table-cell>
          <table:table-cell table:formula="of:=[.B245]-[.$B$2]" office:value-type="float" office:value="24.4148950576782" calcext:value-type="float">
            <text:p>24.4148950577</text:p>
          </table:table-cell>
          <table:table-cell table:formula="of:=[.C245]/([.D245]-[.D244])" office:value-type="float" office:value="100179.037687464" calcext:value-type="float">
            <text:p>100179.037687464</text:p>
          </table:table-cell>
          <table:table-cell/>
          <table:table-cell office:value-type="float" office:value="1443142584.69896" calcext:value-type="float">
            <text:p>1443142584.69896</text:p>
          </table:table-cell>
          <table:table-cell table:formula="of:=[.G245]-[.$B$2]" office:value-type="float" office:value="24.6987752914429" calcext:value-type="float">
            <text:p>24.6987752914</text:p>
          </table:table-cell>
          <table:table-cell table:formula="of:=[.C245]/([.H245]-[.H244])" office:value-type="float" office:value="100280.082826342" calcext:value-type="float">
            <text:p>100280.082826342</text:p>
          </table:table-cell>
          <table:table-cell table:formula="of:=[.G245]-[.$B245]" office:value-type="float" office:value="0.283880233764648" calcext:value-type="float">
            <text:p>0.283880233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2584.45983" calcext:value-type="float">
            <text:p>1443142584.45983</text:p>
          </table:table-cell>
          <table:table-cell office:value-type="float" office:value="4480" calcext:value-type="float">
            <text:p>4480</text:p>
          </table:table-cell>
          <table:table-cell table:formula="of:=[.B246]-[.$B$2]" office:value-type="float" office:value="24.4596400260925" calcext:value-type="float">
            <text:p>24.4596400261</text:p>
          </table:table-cell>
          <table:table-cell table:formula="of:=[.C246]/([.D246]-[.D245])" office:value-type="float" office:value="100122.989439134" calcext:value-type="float">
            <text:p>100122.989439134</text:p>
          </table:table-cell>
          <table:table-cell/>
          <table:table-cell office:value-type="float" office:value="1443142584.74367" calcext:value-type="float">
            <text:p>1443142584.74367</text:p>
          </table:table-cell>
          <table:table-cell table:formula="of:=[.G246]-[.$B$2]" office:value-type="float" office:value="24.7434844970703" calcext:value-type="float">
            <text:p>24.7434844971</text:p>
          </table:table-cell>
          <table:table-cell table:formula="of:=[.C246]/([.H246]-[.H245])" office:value-type="float" office:value="100203.077579403" calcext:value-type="float">
            <text:p>100203.077579403</text:p>
          </table:table-cell>
          <table:table-cell table:formula="of:=[.G246]-[.$B246]" office:value-type="float" office:value="0.283844470977783" calcext:value-type="float">
            <text:p>0.28384447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2584.50454" calcext:value-type="float">
            <text:p>1443142584.50454</text:p>
          </table:table-cell>
          <table:table-cell office:value-type="float" office:value="4480" calcext:value-type="float">
            <text:p>4480</text:p>
          </table:table-cell>
          <table:table-cell table:formula="of:=[.B247]-[.$B$2]" office:value-type="float" office:value="24.5043568611145" calcext:value-type="float">
            <text:p>24.5043568611</text:p>
          </table:table-cell>
          <table:table-cell table:formula="of:=[.C247]/([.D247]-[.D246])" office:value-type="float" office:value="100185.981360234" calcext:value-type="float">
            <text:p>100185.981360234</text:p>
          </table:table-cell>
          <table:table-cell/>
          <table:table-cell office:value-type="float" office:value="1443142584.78858" calcext:value-type="float">
            <text:p>1443142584.78858</text:p>
          </table:table-cell>
          <table:table-cell table:formula="of:=[.G247]-[.$B$2]" office:value-type="float" office:value="24.7883973121643" calcext:value-type="float">
            <text:p>24.7883973122</text:p>
          </table:table-cell>
          <table:table-cell table:formula="of:=[.C247]/([.H247]-[.H246])" office:value-type="float" office:value="99748.813131045" calcext:value-type="float">
            <text:p>99748.813131045</text:p>
          </table:table-cell>
          <table:table-cell table:formula="of:=[.G247]-[.$B247]" office:value-type="float" office:value="0.284040451049805" calcext:value-type="float">
            <text:p>0.28404045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2584.54925" calcext:value-type="float">
            <text:p>1443142584.54925</text:p>
          </table:table-cell>
          <table:table-cell office:value-type="float" office:value="4480" calcext:value-type="float">
            <text:p>4480</text:p>
          </table:table-cell>
          <table:table-cell table:formula="of:=[.B248]-[.$B$2]" office:value-type="float" office:value="24.5490674972534" calcext:value-type="float">
            <text:p>24.5490674973</text:p>
          </table:table-cell>
          <table:table-cell table:formula="of:=[.C248]/([.D248]-[.D247])" office:value-type="float" office:value="100199.871593878" calcext:value-type="float">
            <text:p>100199.871593878</text:p>
          </table:table-cell>
          <table:table-cell/>
          <table:table-cell office:value-type="float" office:value="1443142584.83313" calcext:value-type="float">
            <text:p>1443142584.83313</text:p>
          </table:table-cell>
          <table:table-cell table:formula="of:=[.G248]-[.$B$2]" office:value-type="float" office:value="24.8329408168793" calcext:value-type="float">
            <text:p>24.8329408169</text:p>
          </table:table-cell>
          <table:table-cell table:formula="of:=[.C248]/([.H248]-[.H247])" office:value-type="float" office:value="100575.830947016" calcext:value-type="float">
            <text:p>100575.830947016</text:p>
          </table:table-cell>
          <table:table-cell table:formula="of:=[.G248]-[.$B248]" office:value-type="float" office:value="0.283873319625854" calcext:value-type="float">
            <text:p>0.283873319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2584.59397" calcext:value-type="float">
            <text:p>1443142584.59397</text:p>
          </table:table-cell>
          <table:table-cell office:value-type="float" office:value="4480" calcext:value-type="float">
            <text:p>4480</text:p>
          </table:table-cell>
          <table:table-cell table:formula="of:=[.B249]-[.$B$2]" office:value-type="float" office:value="24.593780040741" calcext:value-type="float">
            <text:p>24.5937800407</text:p>
          </table:table-cell>
          <table:table-cell table:formula="of:=[.C249]/([.D249]-[.D248])" office:value-type="float" office:value="100195.597265621" calcext:value-type="float">
            <text:p>100195.597265621</text:p>
          </table:table-cell>
          <table:table-cell/>
          <table:table-cell office:value-type="float" office:value="1443142584.87785" calcext:value-type="float">
            <text:p>1443142584.87785</text:p>
          </table:table-cell>
          <table:table-cell table:formula="of:=[.G249]-[.$B$2]" office:value-type="float" office:value="24.8776667118072" calcext:value-type="float">
            <text:p>24.8776667118</text:p>
          </table:table-cell>
          <table:table-cell table:formula="of:=[.C249]/([.H249]-[.H248])" office:value-type="float" office:value="100165.687175496" calcext:value-type="float">
            <text:p>100165.687175496</text:p>
          </table:table-cell>
          <table:table-cell table:formula="of:=[.G249]-[.$B249]" office:value-type="float" office:value="0.283886671066284" calcext:value-type="float">
            <text:p>0.283886671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2584.63868" calcext:value-type="float">
            <text:p>1443142584.63868</text:p>
          </table:table-cell>
          <table:table-cell office:value-type="float" office:value="4480" calcext:value-type="float">
            <text:p>4480</text:p>
          </table:table-cell>
          <table:table-cell table:formula="of:=[.B250]-[.$B$2]" office:value-type="float" office:value="24.6384937763214" calcext:value-type="float">
            <text:p>24.6384937763</text:p>
          </table:table-cell>
          <table:table-cell table:formula="of:=[.C250]/([.D250]-[.D249])" office:value-type="float" office:value="100192.925995638" calcext:value-type="float">
            <text:p>100192.925995638</text:p>
          </table:table-cell>
          <table:table-cell/>
          <table:table-cell office:value-type="float" office:value="1443142584.92261" calcext:value-type="float">
            <text:p>1443142584.92261</text:p>
          </table:table-cell>
          <table:table-cell table:formula="of:=[.G250]-[.$B$2]" office:value-type="float" office:value="24.9224269390106" calcext:value-type="float">
            <text:p>24.922426939</text:p>
          </table:table-cell>
          <table:table-cell table:formula="of:=[.C250]/([.H250]-[.H249])" office:value-type="float" office:value="100088.857450276" calcext:value-type="float">
            <text:p>100088.857450276</text:p>
          </table:table-cell>
          <table:table-cell table:formula="of:=[.G250]-[.$B250]" office:value-type="float" office:value="0.283933162689209" calcext:value-type="float">
            <text:p>0.283933162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2584.68339" calcext:value-type="float">
            <text:p>1443142584.68339</text:p>
          </table:table-cell>
          <table:table-cell office:value-type="float" office:value="4480" calcext:value-type="float">
            <text:p>4480</text:p>
          </table:table-cell>
          <table:table-cell table:formula="of:=[.B251]-[.$B$2]" office:value-type="float" office:value="24.6832089424133" calcext:value-type="float">
            <text:p>24.6832089424</text:p>
          </table:table-cell>
          <table:table-cell table:formula="of:=[.C251]/([.D251]-[.D250])" office:value-type="float" office:value="100189.720659668" calcext:value-type="float">
            <text:p>100189.720659668</text:p>
          </table:table-cell>
          <table:table-cell/>
          <table:table-cell office:value-type="float" office:value="1443142584.9685" calcext:value-type="float">
            <text:p>1443142584.9685</text:p>
          </table:table-cell>
          <table:table-cell table:formula="of:=[.G251]-[.$B$2]" office:value-type="float" office:value="24.9683134555817" calcext:value-type="float">
            <text:p>24.9683134556</text:p>
          </table:table-cell>
          <table:table-cell table:formula="of:=[.C251]/([.H251]-[.H250])" office:value-type="float" office:value="97632.1659340545" calcext:value-type="float">
            <text:p>97632.1659340545</text:p>
          </table:table-cell>
          <table:table-cell table:formula="of:=[.G251]-[.$B251]" office:value-type="float" office:value="0.285104513168335" calcext:value-type="float">
            <text:p>0.285104513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2584.72811" calcext:value-type="float">
            <text:p>1443142584.72811</text:p>
          </table:table-cell>
          <table:table-cell office:value-type="float" office:value="4480" calcext:value-type="float">
            <text:p>4480</text:p>
          </table:table-cell>
          <table:table-cell table:formula="of:=[.B252]-[.$B$2]" office:value-type="float" office:value="24.7279243469238" calcext:value-type="float">
            <text:p>24.7279243469</text:p>
          </table:table-cell>
          <table:table-cell table:formula="of:=[.C252]/([.D252]-[.D251])" office:value-type="float" office:value="100189.186456945" calcext:value-type="float">
            <text:p>100189.186456945</text:p>
          </table:table-cell>
          <table:table-cell/>
          <table:table-cell office:value-type="float" office:value="1443142585.01211" calcext:value-type="float">
            <text:p>1443142585.01211</text:p>
          </table:table-cell>
          <table:table-cell table:formula="of:=[.G252]-[.$B$2]" office:value-type="float" office:value="25.0119252204895" calcext:value-type="float">
            <text:p>25.0119252205</text:p>
          </table:table-cell>
          <table:table-cell table:formula="of:=[.C252]/([.H252]-[.H251])" office:value-type="float" office:value="102724.574652446" calcext:value-type="float">
            <text:p>102724.574652446</text:p>
          </table:table-cell>
          <table:table-cell table:formula="of:=[.G252]-[.$B252]" office:value-type="float" office:value="0.284000873565674" calcext:value-type="float">
            <text:p>0.284000873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2584.77281" calcext:value-type="float">
            <text:p>1443142584.77281</text:p>
          </table:table-cell>
          <table:table-cell office:value-type="float" office:value="4480" calcext:value-type="float">
            <text:p>4480</text:p>
          </table:table-cell>
          <table:table-cell table:formula="of:=[.B253]-[.$B$2]" office:value-type="float" office:value="24.7726285457611" calcext:value-type="float">
            <text:p>24.7726285458</text:p>
          </table:table-cell>
          <table:table-cell table:formula="of:=[.C253]/([.D253]-[.D252])" office:value-type="float" office:value="100214.300144531" calcext:value-type="float">
            <text:p>100214.300144531</text:p>
          </table:table-cell>
          <table:table-cell/>
          <table:table-cell office:value-type="float" office:value="1443142585.0258" calcext:value-type="float">
            <text:p>1443142585.0258</text:p>
          </table:table-cell>
          <table:table-cell table:formula="of:=[.G253]-[.$B$2]" office:value-type="float" office:value="25.0256145000458" calcext:value-type="float">
            <text:p>25.0256145</text:p>
          </table:table-cell>
          <table:table-cell table:formula="of:=[.C253]/([.H253]-[.H252])" office:value-type="float" office:value="327263.387498476" calcext:value-type="float">
            <text:p>327263.387498476</text:p>
          </table:table-cell>
          <table:table-cell table:formula="of:=[.G253]-[.$B253]" office:value-type="float" office:value="0.252985954284668" calcext:value-type="float">
            <text:p>0.252985954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2584.81753" calcext:value-type="float">
            <text:p>1443142584.81753</text:p>
          </table:table-cell>
          <table:table-cell office:value-type="float" office:value="4480" calcext:value-type="float">
            <text:p>4480</text:p>
          </table:table-cell>
          <table:table-cell table:formula="of:=[.B254]-[.$B$2]" office:value-type="float" office:value="24.8173408508301" calcext:value-type="float">
            <text:p>24.8173408508</text:p>
          </table:table-cell>
          <table:table-cell table:formula="of:=[.C254]/([.D254]-[.D253])" office:value-type="float" office:value="100196.13153671" calcext:value-type="float">
            <text:p>100196.13153671</text:p>
          </table:table-cell>
          <table:table-cell/>
          <table:table-cell office:value-type="float" office:value="1443142585.1015" calcext:value-type="float">
            <text:p>1443142585.1015</text:p>
          </table:table-cell>
          <table:table-cell table:formula="of:=[.G254]-[.$B$2]" office:value-type="float" office:value="25.1013121604919" calcext:value-type="float">
            <text:p>25.1013121605</text:p>
          </table:table-cell>
          <table:table-cell table:formula="of:=[.C254]/([.H254]-[.H253])" office:value-type="float" office:value="59182.806623013" calcext:value-type="float">
            <text:p>59182.806623013</text:p>
          </table:table-cell>
          <table:table-cell table:formula="of:=[.G254]-[.$B254]" office:value-type="float" office:value="0.283971309661865" calcext:value-type="float">
            <text:p>0.283971309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2584.86224" calcext:value-type="float">
            <text:p>1443142584.86224</text:p>
          </table:table-cell>
          <table:table-cell office:value-type="float" office:value="4480" calcext:value-type="float">
            <text:p>4480</text:p>
          </table:table-cell>
          <table:table-cell table:formula="of:=[.B255]-[.$B$2]" office:value-type="float" office:value="24.8620536327362" calcext:value-type="float">
            <text:p>24.8620536327</text:p>
          </table:table-cell>
          <table:table-cell table:formula="of:=[.C255]/([.D255]-[.D254])" office:value-type="float" office:value="100195.063000229" calcext:value-type="float">
            <text:p>100195.063000229</text:p>
          </table:table-cell>
          <table:table-cell/>
          <table:table-cell office:value-type="float" office:value="1443142585.14616" calcext:value-type="float">
            <text:p>1443142585.14616</text:p>
          </table:table-cell>
          <table:table-cell table:formula="of:=[.G255]-[.$B$2]" office:value-type="float" office:value="25.145975112915" calcext:value-type="float">
            <text:p>25.1459751129</text:p>
          </table:table-cell>
          <table:table-cell table:formula="of:=[.C255]/([.H255]-[.H254])" office:value-type="float" office:value="100306.848449261" calcext:value-type="float">
            <text:p>100306.848449261</text:p>
          </table:table-cell>
          <table:table-cell table:formula="of:=[.G255]-[.$B255]" office:value-type="float" office:value="0.283921480178833" calcext:value-type="float">
            <text:p>0.283921480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2584.90696" calcext:value-type="float">
            <text:p>1443142584.90696</text:p>
          </table:table-cell>
          <table:table-cell office:value-type="float" office:value="4480" calcext:value-type="float">
            <text:p>4480</text:p>
          </table:table-cell>
          <table:table-cell table:formula="of:=[.B256]-[.$B$2]" office:value-type="float" office:value="24.9067761898041" calcext:value-type="float">
            <text:p>24.9067761898</text:p>
          </table:table-cell>
          <table:table-cell table:formula="of:=[.C256]/([.D256]-[.D255])" office:value-type="float" office:value="100173.163023777" calcext:value-type="float">
            <text:p>100173.163023777</text:p>
          </table:table-cell>
          <table:table-cell/>
          <table:table-cell office:value-type="float" office:value="1443142585.19092" calcext:value-type="float">
            <text:p>1443142585.19092</text:p>
          </table:table-cell>
          <table:table-cell table:formula="of:=[.G256]-[.$B$2]" office:value-type="float" office:value="25.1907334327698" calcext:value-type="float">
            <text:p>25.1907334328</text:p>
          </table:table-cell>
          <table:table-cell table:formula="of:=[.C256]/([.H256]-[.H255])" office:value-type="float" office:value="100093.122676184" calcext:value-type="float">
            <text:p>100093.122676184</text:p>
          </table:table-cell>
          <table:table-cell table:formula="of:=[.G256]-[.$B256]" office:value-type="float" office:value="0.283957242965698" calcext:value-type="float">
            <text:p>0.28395724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2584.95168" calcext:value-type="float">
            <text:p>1443142584.95168</text:p>
          </table:table-cell>
          <table:table-cell office:value-type="float" office:value="4480" calcext:value-type="float">
            <text:p>4480</text:p>
          </table:table-cell>
          <table:table-cell table:formula="of:=[.B257]-[.$B$2]" office:value-type="float" office:value="24.9514908790588" calcext:value-type="float">
            <text:p>24.9514908791</text:p>
          </table:table-cell>
          <table:table-cell table:formula="of:=[.C257]/([.D257]-[.D256])" office:value-type="float" office:value="100190.789082203" calcext:value-type="float">
            <text:p>100190.789082203</text:p>
          </table:table-cell>
          <table:table-cell/>
          <table:table-cell office:value-type="float" office:value="1443142585.23393" calcext:value-type="float">
            <text:p>1443142585.23393</text:p>
          </table:table-cell>
          <table:table-cell table:formula="of:=[.G257]-[.$B$2]" office:value-type="float" office:value="25.2337427139282" calcext:value-type="float">
            <text:p>25.2337427139</text:p>
          </table:table-cell>
          <table:table-cell table:formula="of:=[.C257]/([.H257]-[.H256])" office:value-type="float" office:value="104163.563754892" calcext:value-type="float">
            <text:p>104163.563754892</text:p>
          </table:table-cell>
          <table:table-cell table:formula="of:=[.G257]-[.$B257]" office:value-type="float" office:value="0.282251834869385" calcext:value-type="float">
            <text:p>0.282251834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2584.9964" calcext:value-type="float">
            <text:p>1443142584.9964</text:p>
          </table:table-cell>
          <table:table-cell office:value-type="float" office:value="4480" calcext:value-type="float">
            <text:p>4480</text:p>
          </table:table-cell>
          <table:table-cell table:formula="of:=[.B258]-[.$B$2]" office:value-type="float" office:value="24.996212720871" calcext:value-type="float">
            <text:p>24.9962127209</text:p>
          </table:table-cell>
          <table:table-cell table:formula="of:=[.C258]/([.D258]-[.D257])" office:value-type="float" office:value="100174.765136451" calcext:value-type="float">
            <text:p>100174.765136451</text:p>
          </table:table-cell>
          <table:table-cell/>
          <table:table-cell office:value-type="float" office:value="1443142585.24756" calcext:value-type="float">
            <text:p>1443142585.24756</text:p>
          </table:table-cell>
          <table:table-cell table:formula="of:=[.G258]-[.$B$2]" office:value-type="float" office:value="25.2473742961884" calcext:value-type="float">
            <text:p>25.2473742962</text:p>
          </table:table-cell>
          <table:table-cell table:formula="of:=[.C258]/([.H258]-[.H257])" office:value-type="float" office:value="328648.568780061" calcext:value-type="float">
            <text:p>328648.568780061</text:p>
          </table:table-cell>
          <table:table-cell table:formula="of:=[.G258]-[.$B258]" office:value-type="float" office:value="0.251161575317383" calcext:value-type="float">
            <text:p>0.251161575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2585.03936" calcext:value-type="float">
            <text:p>1443142585.03936</text:p>
          </table:table-cell>
          <table:table-cell office:value-type="float" office:value="4480" calcext:value-type="float">
            <text:p>4480</text:p>
          </table:table-cell>
          <table:table-cell table:formula="of:=[.B259]-[.$B$2]" office:value-type="float" office:value="25.0391707420349" calcext:value-type="float">
            <text:p>25.039170742</text:p>
          </table:table-cell>
          <table:table-cell table:formula="of:=[.C259]/([.D259]-[.D258])" office:value-type="float" office:value="104287.857741468" calcext:value-type="float">
            <text:p>104287.857741468</text:p>
          </table:table-cell>
          <table:table-cell/>
          <table:table-cell office:value-type="float" office:value="1443142585.2767" calcext:value-type="float">
            <text:p>1443142585.2767</text:p>
          </table:table-cell>
          <table:table-cell table:formula="of:=[.G259]-[.$B$2]" office:value-type="float" office:value="25.2765188217163" calcext:value-type="float">
            <text:p>25.2765188217</text:p>
          </table:table-cell>
          <table:table-cell table:formula="of:=[.C259]/([.H259]-[.H258])" office:value-type="float" office:value="153716.690144878" calcext:value-type="float">
            <text:p>153716.690144878</text:p>
          </table:table-cell>
          <table:table-cell table:formula="of:=[.G259]-[.$B259]" office:value-type="float" office:value="0.237348079681396" calcext:value-type="float">
            <text:p>0.237348079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2585.08216" calcext:value-type="float">
            <text:p>1443142585.08216</text:p>
          </table:table-cell>
          <table:table-cell office:value-type="float" office:value="4480" calcext:value-type="float">
            <text:p>4480</text:p>
          </table:table-cell>
          <table:table-cell table:formula="of:=[.B260]-[.$B$2]" office:value-type="float" office:value="25.0819745063782" calcext:value-type="float">
            <text:p>25.0819745064</text:p>
          </table:table-cell>
          <table:table-cell table:formula="of:=[.C260]/([.D260]-[.D259])" office:value-type="float" office:value="104663.691820957" calcext:value-type="float">
            <text:p>104663.691820957</text:p>
          </table:table-cell>
          <table:table-cell/>
          <table:table-cell office:value-type="float" office:value="1443142585.31966" calcext:value-type="float">
            <text:p>1443142585.31966</text:p>
          </table:table-cell>
          <table:table-cell table:formula="of:=[.G260]-[.$B$2]" office:value-type="float" office:value="25.3194787502289" calcext:value-type="float">
            <text:p>25.3194787502</text:p>
          </table:table-cell>
          <table:table-cell table:formula="of:=[.C260]/([.H260]-[.H259])" office:value-type="float" office:value="104283.227535838" calcext:value-type="float">
            <text:p>104283.227535838</text:p>
          </table:table-cell>
          <table:table-cell table:formula="of:=[.G260]-[.$B260]" office:value-type="float" office:value="0.237504243850708" calcext:value-type="float">
            <text:p>0.237504243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2585.12497" calcext:value-type="float">
            <text:p>1443142585.12497</text:p>
          </table:table-cell>
          <table:table-cell office:value-type="float" office:value="4480" calcext:value-type="float">
            <text:p>4480</text:p>
          </table:table-cell>
          <table:table-cell table:formula="of:=[.B261]-[.$B$2]" office:value-type="float" office:value="25.1247887611389" calcext:value-type="float">
            <text:p>25.1247887611</text:p>
          </table:table-cell>
          <table:table-cell table:formula="of:=[.C261]/([.D261]-[.D260])" office:value-type="float" office:value="104638.04695505" calcext:value-type="float">
            <text:p>104638.04695505</text:p>
          </table:table-cell>
          <table:table-cell/>
          <table:table-cell office:value-type="float" office:value="1443142585.3624" calcext:value-type="float">
            <text:p>1443142585.3624</text:p>
          </table:table-cell>
          <table:table-cell table:formula="of:=[.G261]-[.$B$2]" office:value-type="float" office:value="25.362211227417" calcext:value-type="float">
            <text:p>25.3622112274</text:p>
          </table:table-cell>
          <table:table-cell table:formula="of:=[.C261]/([.H261]-[.H260])" office:value-type="float" office:value="104838.293840978" calcext:value-type="float">
            <text:p>104838.293840978</text:p>
          </table:table-cell>
          <table:table-cell table:formula="of:=[.G261]-[.$B261]" office:value-type="float" office:value="0.237422466278076" calcext:value-type="float">
            <text:p>0.237422466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2585.1678" calcext:value-type="float">
            <text:p>1443142585.1678</text:p>
          </table:table-cell>
          <table:table-cell office:value-type="float" office:value="4480" calcext:value-type="float">
            <text:p>4480</text:p>
          </table:table-cell>
          <table:table-cell table:formula="of:=[.B262]-[.$B$2]" office:value-type="float" office:value="25.1676139831543" calcext:value-type="float">
            <text:p>25.1676139832</text:p>
          </table:table-cell>
          <table:table-cell table:formula="of:=[.C262]/([.D262]-[.D261])" office:value-type="float" office:value="104611.249846901" calcext:value-type="float">
            <text:p>104611.249846901</text:p>
          </table:table-cell>
          <table:table-cell/>
          <table:table-cell office:value-type="float" office:value="1443142585.40523" calcext:value-type="float">
            <text:p>1443142585.40523</text:p>
          </table:table-cell>
          <table:table-cell table:formula="of:=[.G262]-[.$B$2]" office:value-type="float" office:value="25.4050469398499" calcext:value-type="float">
            <text:p>25.4050469398</text:p>
          </table:table-cell>
          <table:table-cell table:formula="of:=[.C262]/([.H262]-[.H261])" office:value-type="float" office:value="104585.630670244" calcext:value-type="float">
            <text:p>104585.630670244</text:p>
          </table:table-cell>
          <table:table-cell table:formula="of:=[.G262]-[.$B262]" office:value-type="float" office:value="0.237432956695557" calcext:value-type="float">
            <text:p>0.237432956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2585.21062" calcext:value-type="float">
            <text:p>1443142585.21062</text:p>
          </table:table-cell>
          <table:table-cell office:value-type="float" office:value="4480" calcext:value-type="float">
            <text:p>4480</text:p>
          </table:table-cell>
          <table:table-cell table:formula="of:=[.B263]-[.$B$2]" office:value-type="float" office:value="25.2104296684265" calcext:value-type="float">
            <text:p>25.2104296684</text:p>
          </table:table-cell>
          <table:table-cell table:formula="of:=[.C263]/([.D263]-[.D262])" office:value-type="float" office:value="104634.550901538" calcext:value-type="float">
            <text:p>104634.550901538</text:p>
          </table:table-cell>
          <table:table-cell/>
          <table:table-cell office:value-type="float" office:value="1443142585.44802" calcext:value-type="float">
            <text:p>1443142585.44802</text:p>
          </table:table-cell>
          <table:table-cell table:formula="of:=[.G263]-[.$B$2]" office:value-type="float" office:value="25.4478313922882" calcext:value-type="float">
            <text:p>25.4478313923</text:p>
          </table:table-cell>
          <table:table-cell table:formula="of:=[.C263]/([.H263]-[.H262])" office:value-type="float" office:value="104710.934572669" calcext:value-type="float">
            <text:p>104710.934572669</text:p>
          </table:table-cell>
          <table:table-cell table:formula="of:=[.G263]-[.$B263]" office:value-type="float" office:value="0.237401723861694" calcext:value-type="float">
            <text:p>0.237401723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2585.25343" calcext:value-type="float">
            <text:p>1443142585.25343</text:p>
          </table:table-cell>
          <table:table-cell office:value-type="float" office:value="4480" calcext:value-type="float">
            <text:p>4480</text:p>
          </table:table-cell>
          <table:table-cell table:formula="of:=[.B264]-[.$B$2]" office:value-type="float" office:value="25.2532408237457" calcext:value-type="float">
            <text:p>25.2532408237</text:p>
          </table:table-cell>
          <table:table-cell table:formula="of:=[.C264]/([.D264]-[.D263])" office:value-type="float" office:value="104645.622539165" calcext:value-type="float">
            <text:p>104645.622539165</text:p>
          </table:table-cell>
          <table:table-cell/>
          <table:table-cell office:value-type="float" office:value="1443142585.49088" calcext:value-type="float">
            <text:p>1443142585.49088</text:p>
          </table:table-cell>
          <table:table-cell table:formula="of:=[.G264]-[.$B$2]" office:value-type="float" office:value="25.4906945228577" calcext:value-type="float">
            <text:p>25.4906945229</text:p>
          </table:table-cell>
          <table:table-cell table:formula="of:=[.C264]/([.H264]-[.H263])" office:value-type="float" office:value="104518.73067788" calcext:value-type="float">
            <text:p>104518.73067788</text:p>
          </table:table-cell>
          <table:table-cell table:formula="of:=[.G264]-[.$B264]" office:value-type="float" office:value="0.237453699111938" calcext:value-type="float">
            <text:p>0.237453699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2585.29623" calcext:value-type="float">
            <text:p>1443142585.29623</text:p>
          </table:table-cell>
          <table:table-cell office:value-type="float" office:value="4480" calcext:value-type="float">
            <text:p>4480</text:p>
          </table:table-cell>
          <table:table-cell table:formula="of:=[.B265]-[.$B$2]" office:value-type="float" office:value="25.2960481643677" calcext:value-type="float">
            <text:p>25.2960481644</text:p>
          </table:table-cell>
          <table:table-cell table:formula="of:=[.C265]/([.D265]-[.D264])" office:value-type="float" office:value="104654.947840955" calcext:value-type="float">
            <text:p>104654.947840955</text:p>
          </table:table-cell>
          <table:table-cell/>
          <table:table-cell office:value-type="float" office:value="1443142585.53354" calcext:value-type="float">
            <text:p>1443142585.53354</text:p>
          </table:table-cell>
          <table:table-cell table:formula="of:=[.G265]-[.$B$2]" office:value-type="float" office:value="25.533350944519" calcext:value-type="float">
            <text:p>25.5333509445</text:p>
          </table:table-cell>
          <table:table-cell table:formula="of:=[.C265]/([.H265]-[.H264])" office:value-type="float" office:value="105025.218373073" calcext:value-type="float">
            <text:p>105025.218373073</text:p>
          </table:table-cell>
          <table:table-cell table:formula="of:=[.G265]-[.$B265]" office:value-type="float" office:value="0.237302780151367" calcext:value-type="float">
            <text:p>0.237302780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2585.33907" calcext:value-type="float">
            <text:p>1443142585.33907</text:p>
          </table:table-cell>
          <table:table-cell office:value-type="float" office:value="4480" calcext:value-type="float">
            <text:p>4480</text:p>
          </table:table-cell>
          <table:table-cell table:formula="of:=[.B266]-[.$B$2]" office:value-type="float" office:value="25.338880777359" calcext:value-type="float">
            <text:p>25.3388807774</text:p>
          </table:table-cell>
          <table:table-cell table:formula="of:=[.C266]/([.D266]-[.D265])" office:value-type="float" office:value="104593.198666318" calcext:value-type="float">
            <text:p>104593.198666318</text:p>
          </table:table-cell>
          <table:table-cell/>
          <table:table-cell office:value-type="float" office:value="1443142585.57643" calcext:value-type="float">
            <text:p>1443142585.57643</text:p>
          </table:table-cell>
          <table:table-cell table:formula="of:=[.G266]-[.$B$2]" office:value-type="float" office:value="25.5762436389923" calcext:value-type="float">
            <text:p>25.576243639</text:p>
          </table:table-cell>
          <table:table-cell table:formula="of:=[.C266]/([.H266]-[.H265])" office:value-type="float" office:value="104446.690864623" calcext:value-type="float">
            <text:p>104446.690864623</text:p>
          </table:table-cell>
          <table:table-cell table:formula="of:=[.G266]-[.$B266]" office:value-type="float" office:value="0.237362861633301" calcext:value-type="float">
            <text:p>0.237362861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2585.38187" calcext:value-type="float">
            <text:p>1443142585.38187</text:p>
          </table:table-cell>
          <table:table-cell office:value-type="float" office:value="4480" calcext:value-type="float">
            <text:p>4480</text:p>
          </table:table-cell>
          <table:table-cell table:formula="of:=[.B267]-[.$B$2]" office:value-type="float" office:value="25.3816885948181" calcext:value-type="float">
            <text:p>25.3816885948</text:p>
          </table:table-cell>
          <table:table-cell table:formula="of:=[.C267]/([.D267]-[.D266])" office:value-type="float" office:value="104653.782087341" calcext:value-type="float">
            <text:p>104653.782087341</text:p>
          </table:table-cell>
          <table:table-cell/>
          <table:table-cell office:value-type="float" office:value="1443142585.61925" calcext:value-type="float">
            <text:p>1443142585.61925</text:p>
          </table:table-cell>
          <table:table-cell table:formula="of:=[.G267]-[.$B$2]" office:value-type="float" office:value="25.6190621852875" calcext:value-type="float">
            <text:p>25.6190621853</text:p>
          </table:table-cell>
          <table:table-cell table:formula="of:=[.C267]/([.H267]-[.H266])" office:value-type="float" office:value="104627.559495306" calcext:value-type="float">
            <text:p>104627.559495306</text:p>
          </table:table-cell>
          <table:table-cell table:formula="of:=[.G267]-[.$B267]" office:value-type="float" office:value="0.23737359046936" calcext:value-type="float">
            <text:p>0.237373590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2585.42471" calcext:value-type="float">
            <text:p>1443142585.42471</text:p>
          </table:table-cell>
          <table:table-cell office:value-type="float" office:value="4480" calcext:value-type="float">
            <text:p>4480</text:p>
          </table:table-cell>
          <table:table-cell table:formula="of:=[.B268]-[.$B$2]" office:value-type="float" office:value="25.4245274066925" calcext:value-type="float">
            <text:p>25.4245274067</text:p>
          </table:table-cell>
          <table:table-cell table:formula="of:=[.C268]/([.D268]-[.D267])" office:value-type="float" office:value="104578.063769277" calcext:value-type="float">
            <text:p>104578.063769277</text:p>
          </table:table-cell>
          <table:table-cell/>
          <table:table-cell office:value-type="float" office:value="1443142585.66203" calcext:value-type="float">
            <text:p>1443142585.66203</text:p>
          </table:table-cell>
          <table:table-cell table:formula="of:=[.G268]-[.$B$2]" office:value-type="float" office:value="25.6618480682373" calcext:value-type="float">
            <text:p>25.6618480682</text:p>
          </table:table-cell>
          <table:table-cell table:formula="of:=[.C268]/([.H268]-[.H267])" office:value-type="float" office:value="104707.433647058" calcext:value-type="float">
            <text:p>104707.433647058</text:p>
          </table:table-cell>
          <table:table-cell table:formula="of:=[.G268]-[.$B268]" office:value-type="float" office:value="0.2373206615448" calcext:value-type="float">
            <text:p>0.237320661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2585.46751" calcext:value-type="float">
            <text:p>1443142585.46751</text:p>
          </table:table-cell>
          <table:table-cell office:value-type="float" office:value="4480" calcext:value-type="float">
            <text:p>4480</text:p>
          </table:table-cell>
          <table:table-cell table:formula="of:=[.B269]-[.$B$2]" office:value-type="float" office:value="25.4673292636871" calcext:value-type="float">
            <text:p>25.4673292637</text:p>
          </table:table-cell>
          <table:table-cell table:formula="of:=[.C269]/([.D269]-[.D268])" office:value-type="float" office:value="104668.355874423" calcext:value-type="float">
            <text:p>104668.355874423</text:p>
          </table:table-cell>
          <table:table-cell/>
          <table:table-cell office:value-type="float" office:value="1443142585.70482" calcext:value-type="float">
            <text:p>1443142585.70482</text:p>
          </table:table-cell>
          <table:table-cell table:formula="of:=[.G269]-[.$B$2]" office:value-type="float" office:value="25.70463514328" calcext:value-type="float">
            <text:p>25.7046351433</text:p>
          </table:table-cell>
          <table:table-cell table:formula="of:=[.C269]/([.H269]-[.H268])" office:value-type="float" office:value="104704.51638787" calcext:value-type="float">
            <text:p>104704.51638787</text:p>
          </table:table-cell>
          <table:table-cell table:formula="of:=[.G269]-[.$B269]" office:value-type="float" office:value="0.237305879592895" calcext:value-type="float">
            <text:p>0.237305879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2585.51032" calcext:value-type="float">
            <text:p>1443142585.51032</text:p>
          </table:table-cell>
          <table:table-cell office:value-type="float" office:value="4480" calcext:value-type="float">
            <text:p>4480</text:p>
          </table:table-cell>
          <table:table-cell table:formula="of:=[.B270]-[.$B$2]" office:value-type="float" office:value="25.5101325511932" calcext:value-type="float">
            <text:p>25.5101325512</text:p>
          </table:table-cell>
          <table:table-cell table:formula="of:=[.C270]/([.D270]-[.D269])" office:value-type="float" office:value="104664.857795355" calcext:value-type="float">
            <text:p>104664.857795355</text:p>
          </table:table-cell>
          <table:table-cell/>
          <table:table-cell office:value-type="float" office:value="1443142585.74755" calcext:value-type="float">
            <text:p>1443142585.74755</text:p>
          </table:table-cell>
          <table:table-cell table:formula="of:=[.G270]-[.$B$2]" office:value-type="float" office:value="25.7473692893982" calcext:value-type="float">
            <text:p>25.7473692894</text:p>
          </table:table-cell>
          <table:table-cell table:formula="of:=[.C270]/([.H270]-[.H269])" office:value-type="float" office:value="104834.199509038" calcext:value-type="float">
            <text:p>104834.199509038</text:p>
          </table:table-cell>
          <table:table-cell table:formula="of:=[.G270]-[.$B270]" office:value-type="float" office:value="0.237236738204956" calcext:value-type="float">
            <text:p>0.237236738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2585.55312" calcext:value-type="float">
            <text:p>1443142585.55312</text:p>
          </table:table-cell>
          <table:table-cell office:value-type="float" office:value="4480" calcext:value-type="float">
            <text:p>4480</text:p>
          </table:table-cell>
          <table:table-cell table:formula="of:=[.B271]-[.$B$2]" office:value-type="float" office:value="25.5529334545135" calcext:value-type="float">
            <text:p>25.5529334545</text:p>
          </table:table-cell>
          <table:table-cell table:formula="of:=[.C271]/([.D271]-[.D270])" office:value-type="float" office:value="104670.688057041" calcext:value-type="float">
            <text:p>104670.688057041</text:p>
          </table:table-cell>
          <table:table-cell/>
          <table:table-cell office:value-type="float" office:value="1443142585.79028" calcext:value-type="float">
            <text:p>1443142585.79028</text:p>
          </table:table-cell>
          <table:table-cell table:formula="of:=[.G271]-[.$B$2]" office:value-type="float" office:value="25.7900910377502" calcext:value-type="float">
            <text:p>25.7900910378</text:p>
          </table:table-cell>
          <table:table-cell table:formula="of:=[.C271]/([.H271]-[.H270])" office:value-type="float" office:value="104864.622184521" calcext:value-type="float">
            <text:p>104864.622184521</text:p>
          </table:table-cell>
          <table:table-cell table:formula="of:=[.G271]-[.$B271]" office:value-type="float" office:value="0.237157583236694" calcext:value-type="float">
            <text:p>0.237157583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2585.59593" calcext:value-type="float">
            <text:p>1443142585.59593</text:p>
          </table:table-cell>
          <table:table-cell office:value-type="float" office:value="4480" calcext:value-type="float">
            <text:p>4480</text:p>
          </table:table-cell>
          <table:table-cell table:formula="of:=[.B272]-[.$B$2]" office:value-type="float" office:value="25.5957472324371" calcext:value-type="float">
            <text:p>25.5957472324</text:p>
          </table:table-cell>
          <table:table-cell table:formula="of:=[.C272]/([.D272]-[.D271])" office:value-type="float" office:value="104639.212358136" calcext:value-type="float">
            <text:p>104639.212358136</text:p>
          </table:table-cell>
          <table:table-cell/>
          <table:table-cell office:value-type="float" office:value="1443142585.80392" calcext:value-type="float">
            <text:p>1443142585.80392</text:p>
          </table:table-cell>
          <table:table-cell table:formula="of:=[.G272]-[.$B$2]" office:value-type="float" office:value="25.8037321567535" calcext:value-type="float">
            <text:p>25.8037321568</text:p>
          </table:table-cell>
          <table:table-cell table:formula="of:=[.C272]/([.H272]-[.H271])" office:value-type="float" office:value="328418.804858866" calcext:value-type="float">
            <text:p>328418.804858866</text:p>
          </table:table-cell>
          <table:table-cell table:formula="of:=[.G272]-[.$B272]" office:value-type="float" office:value="0.207984924316406" calcext:value-type="float">
            <text:p>0.207984924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2585.63873" calcext:value-type="float">
            <text:p>1443142585.63873</text:p>
          </table:table-cell>
          <table:table-cell office:value-type="float" office:value="4480" calcext:value-type="float">
            <text:p>4480</text:p>
          </table:table-cell>
          <table:table-cell table:formula="of:=[.B273]-[.$B$2]" office:value-type="float" office:value="25.6385478973389" calcext:value-type="float">
            <text:p>25.6385478973</text:p>
          </table:table-cell>
          <table:table-cell table:formula="of:=[.C273]/([.D273]-[.D272])" office:value-type="float" office:value="104671.271118934" calcext:value-type="float">
            <text:p>104671.271118934</text:p>
          </table:table-cell>
          <table:table-cell/>
          <table:table-cell office:value-type="float" office:value="1443142585.87614" calcext:value-type="float">
            <text:p>1443142585.87614</text:p>
          </table:table-cell>
          <table:table-cell table:formula="of:=[.G273]-[.$B$2]" office:value-type="float" office:value="25.8759570121765" calcext:value-type="float">
            <text:p>25.8759570122</text:p>
          </table:table-cell>
          <table:table-cell table:formula="of:=[.C273]/([.H273]-[.H272])" office:value-type="float" office:value="62028.5076898192" calcext:value-type="float">
            <text:p>62028.5076898192</text:p>
          </table:table-cell>
          <table:table-cell table:formula="of:=[.G273]-[.$B273]" office:value-type="float" office:value="0.237409114837646" calcext:value-type="float">
            <text:p>0.237409114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2585.68154" calcext:value-type="float">
            <text:p>1443142585.68154</text:p>
          </table:table-cell>
          <table:table-cell office:value-type="float" office:value="4480" calcext:value-type="float">
            <text:p>4480</text:p>
          </table:table-cell>
          <table:table-cell table:formula="of:=[.B274]-[.$B$2]" office:value-type="float" office:value="25.681351184845" calcext:value-type="float">
            <text:p>25.6813511848</text:p>
          </table:table-cell>
          <table:table-cell table:formula="of:=[.C274]/([.D274]-[.D273])" office:value-type="float" office:value="104664.857795355" calcext:value-type="float">
            <text:p>104664.857795355</text:p>
          </table:table-cell>
          <table:table-cell/>
          <table:table-cell office:value-type="float" office:value="1443142585.91897" calcext:value-type="float">
            <text:p>1443142585.91897</text:p>
          </table:table-cell>
          <table:table-cell table:formula="of:=[.G274]-[.$B$2]" office:value-type="float" office:value="25.9187874794006" calcext:value-type="float">
            <text:p>25.9187874794</text:p>
          </table:table-cell>
          <table:table-cell table:formula="of:=[.C274]/([.H274]-[.H273])" office:value-type="float" office:value="104598.438689853" calcext:value-type="float">
            <text:p>104598.438689853</text:p>
          </table:table-cell>
          <table:table-cell table:formula="of:=[.G274]-[.$B274]" office:value-type="float" office:value="0.237436294555664" calcext:value-type="float">
            <text:p>0.237436294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2585.72435" calcext:value-type="float">
            <text:p>1443142585.72435</text:p>
          </table:table-cell>
          <table:table-cell office:value-type="float" office:value="4480" calcext:value-type="float">
            <text:p>4480</text:p>
          </table:table-cell>
          <table:table-cell table:formula="of:=[.B275]-[.$B$2]" office:value-type="float" office:value="25.724161863327" calcext:value-type="float">
            <text:p>25.7241618633</text:p>
          </table:table-cell>
          <table:table-cell table:formula="of:=[.C275]/([.D275]-[.D274])" office:value-type="float" office:value="104646.788111004" calcext:value-type="float">
            <text:p>104646.788111004</text:p>
          </table:table-cell>
          <table:table-cell/>
          <table:table-cell office:value-type="float" office:value="1443142585.96174" calcext:value-type="float">
            <text:p>1443142585.96174</text:p>
          </table:table-cell>
          <table:table-cell table:formula="of:=[.G275]-[.$B$2]" office:value-type="float" office:value="25.9615530967712" calcext:value-type="float">
            <text:p>25.9615530968</text:p>
          </table:table-cell>
          <table:table-cell table:formula="of:=[.C275]/([.H275]-[.H274])" office:value-type="float" office:value="104757.051936757" calcext:value-type="float">
            <text:p>104757.051936757</text:p>
          </table:table-cell>
          <table:table-cell table:formula="of:=[.G275]-[.$B275]" office:value-type="float" office:value="0.237391233444214" calcext:value-type="float">
            <text:p>0.237391233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2585.76715" calcext:value-type="float">
            <text:p>1443142585.76715</text:p>
          </table:table-cell>
          <table:table-cell office:value-type="float" office:value="4480" calcext:value-type="float">
            <text:p>4480</text:p>
          </table:table-cell>
          <table:table-cell table:formula="of:=[.B276]-[.$B$2]" office:value-type="float" office:value="25.7669687271118" calcext:value-type="float">
            <text:p>25.7669687271</text:p>
          </table:table-cell>
          <table:table-cell table:formula="of:=[.C276]/([.D276]-[.D275])" office:value-type="float" office:value="104656.113620541" calcext:value-type="float">
            <text:p>104656.113620541</text:p>
          </table:table-cell>
          <table:table-cell/>
          <table:table-cell office:value-type="float" office:value="1443142586.00471" calcext:value-type="float">
            <text:p>1443142586.00471</text:p>
          </table:table-cell>
          <table:table-cell table:formula="of:=[.G276]-[.$B$2]" office:value-type="float" office:value="26.004519701004" calcext:value-type="float">
            <text:p>26.004519701</text:p>
          </table:table-cell>
          <table:table-cell table:formula="of:=[.C276]/([.H276]-[.H275])" office:value-type="float" office:value="104267.025053408" calcext:value-type="float">
            <text:p>104267.025053408</text:p>
          </table:table-cell>
          <table:table-cell table:formula="of:=[.G276]-[.$B276]" office:value-type="float" office:value="0.237550973892212" calcext:value-type="float">
            <text:p>0.2375509739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2585.80996" calcext:value-type="float">
            <text:p>1443142585.80996</text:p>
          </table:table-cell>
          <table:table-cell office:value-type="float" office:value="4480" calcext:value-type="float">
            <text:p>4480</text:p>
          </table:table-cell>
          <table:table-cell table:formula="of:=[.B277]-[.$B$2]" office:value-type="float" office:value="25.8097703456879" calcext:value-type="float">
            <text:p>25.8097703457</text:p>
          </table:table-cell>
          <table:table-cell table:formula="of:=[.C277]/([.D277]-[.D276])" office:value-type="float" office:value="104668.938910335" calcext:value-type="float">
            <text:p>104668.938910335</text:p>
          </table:table-cell>
          <table:table-cell/>
          <table:table-cell office:value-type="float" office:value="1443142586.04753" calcext:value-type="float">
            <text:p>1443142586.04753</text:p>
          </table:table-cell>
          <table:table-cell table:formula="of:=[.G277]-[.$B$2]" office:value-type="float" office:value="26.0473442077637" calcext:value-type="float">
            <text:p>26.0473442078</text:p>
          </table:table-cell>
          <table:table-cell table:formula="of:=[.C277]/([.H277]-[.H276])" office:value-type="float" office:value="104612.997066012" calcext:value-type="float">
            <text:p>104612.997066012</text:p>
          </table:table-cell>
          <table:table-cell table:formula="of:=[.G277]-[.$B277]" office:value-type="float" office:value="0.237573862075806" calcext:value-type="float">
            <text:p>0.237573862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2585.85276" calcext:value-type="float">
            <text:p>1443142585.85276</text:p>
          </table:table-cell>
          <table:table-cell office:value-type="float" office:value="4480" calcext:value-type="float">
            <text:p>4480</text:p>
          </table:table-cell>
          <table:table-cell table:formula="of:=[.B278]-[.$B$2]" office:value-type="float" office:value="25.8525719642639" calcext:value-type="float">
            <text:p>25.8525719643</text:p>
          </table:table-cell>
          <table:table-cell table:formula="of:=[.C278]/([.D278]-[.D277])" office:value-type="float" office:value="104668.938910335" calcext:value-type="float">
            <text:p>104668.938910335</text:p>
          </table:table-cell>
          <table:table-cell/>
          <table:table-cell office:value-type="float" office:value="1443142586.09025" calcext:value-type="float">
            <text:p>1443142586.09025</text:p>
          </table:table-cell>
          <table:table-cell table:formula="of:=[.G278]-[.$B$2]" office:value-type="float" office:value="26.0900681018829" calcext:value-type="float">
            <text:p>26.0900681019</text:p>
          </table:table-cell>
          <table:table-cell table:formula="of:=[.C278]/([.H278]-[.H277])" office:value-type="float" office:value="104859.35545796" calcext:value-type="float">
            <text:p>104859.35545796</text:p>
          </table:table-cell>
          <table:table-cell table:formula="of:=[.G278]-[.$B278]" office:value-type="float" office:value="0.237496137619019" calcext:value-type="float">
            <text:p>0.237496137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2585.89557" calcext:value-type="float">
            <text:p>1443142585.89557</text:p>
          </table:table-cell>
          <table:table-cell office:value-type="float" office:value="4480" calcext:value-type="float">
            <text:p>4480</text:p>
          </table:table-cell>
          <table:table-cell table:formula="of:=[.B279]-[.$B$2]" office:value-type="float" office:value="25.8953866958618" calcext:value-type="float">
            <text:p>25.8953866959</text:p>
          </table:table-cell>
          <table:table-cell table:formula="of:=[.C279]/([.D279]-[.D278])" office:value-type="float" office:value="104636.881577922" calcext:value-type="float">
            <text:p>104636.881577922</text:p>
          </table:table-cell>
          <table:table-cell/>
          <table:table-cell office:value-type="float" office:value="1443142586.13308" calcext:value-type="float">
            <text:p>1443142586.13308</text:p>
          </table:table-cell>
          <table:table-cell table:formula="of:=[.G279]-[.$B$2]" office:value-type="float" office:value="26.1328921318054" calcext:value-type="float">
            <text:p>26.1328921318</text:p>
          </table:table-cell>
          <table:table-cell table:formula="of:=[.C279]/([.H279]-[.H278])" office:value-type="float" office:value="104614.161911178" calcext:value-type="float">
            <text:p>104614.161911178</text:p>
          </table:table-cell>
          <table:table-cell table:formula="of:=[.G279]-[.$B279]" office:value-type="float" office:value="0.237505435943604" calcext:value-type="float">
            <text:p>0.237505435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2585.93838" calcext:value-type="float">
            <text:p>1443142585.93838</text:p>
          </table:table-cell>
          <table:table-cell office:value-type="float" office:value="4480" calcext:value-type="float">
            <text:p>4480</text:p>
          </table:table-cell>
          <table:table-cell table:formula="of:=[.B280]-[.$B$2]" office:value-type="float" office:value="25.9381947517395" calcext:value-type="float">
            <text:p>25.9381947517</text:p>
          </table:table-cell>
          <table:table-cell table:formula="of:=[.C280]/([.D280]-[.D279])" office:value-type="float" office:value="104653.199220273" calcext:value-type="float">
            <text:p>104653.199220273</text:p>
          </table:table-cell>
          <table:table-cell/>
          <table:table-cell office:value-type="float" office:value="1443142586.17582" calcext:value-type="float">
            <text:p>1443142586.17582</text:p>
          </table:table-cell>
          <table:table-cell table:formula="of:=[.G280]-[.$B$2]" office:value-type="float" office:value="26.1756303310394" calcext:value-type="float">
            <text:p>26.175630331</text:p>
          </table:table-cell>
          <table:table-cell table:formula="of:=[.C280]/([.H280]-[.H279])" office:value-type="float" office:value="104824.257462749" calcext:value-type="float">
            <text:p>104824.257462749</text:p>
          </table:table-cell>
          <table:table-cell table:formula="of:=[.G280]-[.$B280]" office:value-type="float" office:value="0.237435579299927" calcext:value-type="float">
            <text:p>0.237435579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2585.98118" calcext:value-type="float">
            <text:p>1443142585.98118</text:p>
          </table:table-cell>
          <table:table-cell office:value-type="float" office:value="4480" calcext:value-type="float">
            <text:p>4480</text:p>
          </table:table-cell>
          <table:table-cell table:formula="of:=[.B281]-[.$B$2]" office:value-type="float" office:value="25.980997800827" calcext:value-type="float">
            <text:p>25.9809978008</text:p>
          </table:table-cell>
          <table:table-cell table:formula="of:=[.C281]/([.D281]-[.D280])" office:value-type="float" office:value="104665.440792295" calcext:value-type="float">
            <text:p>104665.440792295</text:p>
          </table:table-cell>
          <table:table-cell/>
          <table:table-cell office:value-type="float" office:value="1443142586.21761" calcext:value-type="float">
            <text:p>1443142586.21761</text:p>
          </table:table-cell>
          <table:table-cell table:formula="of:=[.G281]-[.$B$2]" office:value-type="float" office:value="26.2174217700958" calcext:value-type="float">
            <text:p>26.2174217701</text:p>
          </table:table-cell>
          <table:table-cell table:formula="of:=[.C281]/([.H281]-[.H280])" office:value-type="float" office:value="107198.988624305" calcext:value-type="float">
            <text:p>107198.988624305</text:p>
          </table:table-cell>
          <table:table-cell table:formula="of:=[.G281]-[.$B281]" office:value-type="float" office:value="0.236423969268799" calcext:value-type="float">
            <text:p>0.236423969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2586.02295" calcext:value-type="float">
            <text:p>1443142586.02295</text:p>
          </table:table-cell>
          <table:table-cell office:value-type="float" office:value="4480" calcext:value-type="float">
            <text:p>4480</text:p>
          </table:table-cell>
          <table:table-cell table:formula="of:=[.B282]-[.$B$2]" office:value-type="float" office:value="26.0227670669556" calcext:value-type="float">
            <text:p>26.022767067</text:p>
          </table:table-cell>
          <table:table-cell table:formula="of:=[.C282]/([.D282]-[.D281])" office:value-type="float" office:value="107255.89447067" calcext:value-type="float">
            <text:p>107255.89447067</text:p>
          </table:table-cell>
          <table:table-cell/>
          <table:table-cell office:value-type="float" office:value="1443142586.2584" calcext:value-type="float">
            <text:p>1443142586.2584</text:p>
          </table:table-cell>
          <table:table-cell table:formula="of:=[.G282]-[.$B$2]" office:value-type="float" office:value="26.2582166194916" calcext:value-type="float">
            <text:p>26.2582166195</text:p>
          </table:table-cell>
          <table:table-cell table:formula="of:=[.C282]/([.H282]-[.H281])" office:value-type="float" office:value="109817.784998773" calcext:value-type="float">
            <text:p>109817.784998773</text:p>
          </table:table-cell>
          <table:table-cell table:formula="of:=[.G282]-[.$B282]" office:value-type="float" office:value="0.235449552536011" calcext:value-type="float">
            <text:p>0.2354495525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2586.06382" calcext:value-type="float">
            <text:p>1443142586.06382</text:p>
          </table:table-cell>
          <table:table-cell office:value-type="float" office:value="4480" calcext:value-type="float">
            <text:p>4480</text:p>
          </table:table-cell>
          <table:table-cell table:formula="of:=[.B283]-[.$B$2]" office:value-type="float" office:value="26.0636389255524" calcext:value-type="float">
            <text:p>26.0636389256</text:p>
          </table:table-cell>
          <table:table-cell table:formula="of:=[.C283]/([.D283]-[.D282])" office:value-type="float" office:value="109610.870506157" calcext:value-type="float">
            <text:p>109610.870506157</text:p>
          </table:table-cell>
          <table:table-cell/>
          <table:table-cell office:value-type="float" office:value="1443142586.29923" calcext:value-type="float">
            <text:p>1443142586.29923</text:p>
          </table:table-cell>
          <table:table-cell table:formula="of:=[.G283]-[.$B$2]" office:value-type="float" office:value="26.299046754837" calcext:value-type="float">
            <text:p>26.2990467548</text:p>
          </table:table-cell>
          <table:table-cell table:formula="of:=[.C283]/([.H283]-[.H282])" office:value-type="float" office:value="109722.878998447" calcext:value-type="float">
            <text:p>109722.878998447</text:p>
          </table:table-cell>
          <table:table-cell table:formula="of:=[.G283]-[.$B283]" office:value-type="float" office:value="0.235407829284668" calcext:value-type="float">
            <text:p>0.235407829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2586.10469" calcext:value-type="float">
            <text:p>1443142586.10469</text:p>
          </table:table-cell>
          <table:table-cell office:value-type="float" office:value="4480" calcext:value-type="float">
            <text:p>4480</text:p>
          </table:table-cell>
          <table:table-cell table:formula="of:=[.B284]-[.$B$2]" office:value-type="float" office:value="26.1045083999634" calcext:value-type="float">
            <text:p>26.1045084</text:p>
          </table:table-cell>
          <table:table-cell table:formula="of:=[.C284]/([.D284]-[.D283])" office:value-type="float" office:value="109617.26483062" calcext:value-type="float">
            <text:p>109617.26483062</text:p>
          </table:table-cell>
          <table:table-cell/>
          <table:table-cell office:value-type="float" office:value="1443142586.34027" calcext:value-type="float">
            <text:p>1443142586.34027</text:p>
          </table:table-cell>
          <table:table-cell table:formula="of:=[.G284]-[.$B$2]" office:value-type="float" office:value="26.3400807380676" calcext:value-type="float">
            <text:p>26.3400807381</text:p>
          </table:table-cell>
          <table:table-cell table:formula="of:=[.C284]/([.H284]-[.H283])" office:value-type="float" office:value="109177.799650222" calcext:value-type="float">
            <text:p>109177.799650222</text:p>
          </table:table-cell>
          <table:table-cell table:formula="of:=[.G284]-[.$B284]" office:value-type="float" office:value="0.235572338104248" calcext:value-type="float">
            <text:p>0.235572338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2586.14556" calcext:value-type="float">
            <text:p>1443142586.14556</text:p>
          </table:table-cell>
          <table:table-cell office:value-type="float" office:value="4480" calcext:value-type="float">
            <text:p>4480</text:p>
          </table:table-cell>
          <table:table-cell table:formula="of:=[.B285]-[.$B$2]" office:value-type="float" office:value="26.1453785896301" calcext:value-type="float">
            <text:p>26.1453785896</text:p>
          </table:table-cell>
          <table:table-cell table:formula="of:=[.C285]/([.D285]-[.D284])" office:value-type="float" office:value="109615.346454947" calcext:value-type="float">
            <text:p>109615.346454947</text:p>
          </table:table-cell>
          <table:table-cell/>
          <table:table-cell office:value-type="float" office:value="1443142586.3811" calcext:value-type="float">
            <text:p>1443142586.3811</text:p>
          </table:table-cell>
          <table:table-cell table:formula="of:=[.G285]-[.$B$2]" office:value-type="float" office:value="26.3809099197388" calcext:value-type="float">
            <text:p>26.3809099197</text:p>
          </table:table-cell>
          <table:table-cell table:formula="of:=[.C285]/([.H285]-[.H284])" office:value-type="float" office:value="109725.441868613" calcext:value-type="float">
            <text:p>109725.441868613</text:p>
          </table:table-cell>
          <table:table-cell table:formula="of:=[.G285]-[.$B285]" office:value-type="float" office:value="0.235531330108643" calcext:value-type="float">
            <text:p>0.235531330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2586.18642" calcext:value-type="float">
            <text:p>1443142586.18642</text:p>
          </table:table-cell>
          <table:table-cell office:value-type="float" office:value="4480" calcext:value-type="float">
            <text:p>4480</text:p>
          </table:table-cell>
          <table:table-cell table:formula="of:=[.B286]-[.$B$2]" office:value-type="float" office:value="26.1862394809723" calcext:value-type="float">
            <text:p>26.186239481</text:p>
          </table:table-cell>
          <table:table-cell table:formula="of:=[.C286]/([.D286]-[.D285])" office:value-type="float" office:value="109640.290577245" calcext:value-type="float">
            <text:p>109640.290577245</text:p>
          </table:table-cell>
          <table:table-cell/>
          <table:table-cell office:value-type="float" office:value="1443142586.42186" calcext:value-type="float">
            <text:p>1443142586.42186</text:p>
          </table:table-cell>
          <table:table-cell table:formula="of:=[.G286]-[.$B$2]" office:value-type="float" office:value="26.421679019928" calcext:value-type="float">
            <text:p>26.4216790199</text:p>
          </table:table-cell>
          <table:table-cell table:formula="of:=[.C286]/([.H286]-[.H285])" office:value-type="float" office:value="109887.144411046" calcext:value-type="float">
            <text:p>109887.144411046</text:p>
          </table:table-cell>
          <table:table-cell table:formula="of:=[.G286]-[.$B286]" office:value-type="float" office:value="0.235439538955688" calcext:value-type="float">
            <text:p>0.235439539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2586.22728" calcext:value-type="float">
            <text:p>1443142586.22728</text:p>
          </table:table-cell>
          <table:table-cell office:value-type="float" office:value="4480" calcext:value-type="float">
            <text:p>4480</text:p>
          </table:table-cell>
          <table:table-cell table:formula="of:=[.B287]-[.$B$2]" office:value-type="float" office:value="26.2270958423615" calcext:value-type="float">
            <text:p>26.2270958424</text:p>
          </table:table-cell>
          <table:table-cell table:formula="of:=[.C287]/([.D287]-[.D286])" office:value-type="float" office:value="109652.44695502" calcext:value-type="float">
            <text:p>109652.44695502</text:p>
          </table:table-cell>
          <table:table-cell/>
          <table:table-cell office:value-type="float" office:value="1443142586.46284" calcext:value-type="float">
            <text:p>1443142586.46284</text:p>
          </table:table-cell>
          <table:table-cell table:formula="of:=[.G287]-[.$B$2]" office:value-type="float" office:value="26.462658405304" calcext:value-type="float">
            <text:p>26.4626584053</text:p>
          </table:table-cell>
          <table:table-cell table:formula="of:=[.C287]/([.H287]-[.H286])" office:value-type="float" office:value="109323.259948802" calcext:value-type="float">
            <text:p>109323.259948802</text:p>
          </table:table-cell>
          <table:table-cell table:formula="of:=[.G287]-[.$B287]" office:value-type="float" office:value="0.235562562942505" calcext:value-type="float">
            <text:p>0.235562562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2586.26815" calcext:value-type="float">
            <text:p>1443142586.26815</text:p>
          </table:table-cell>
          <table:table-cell office:value-type="float" office:value="4480" calcext:value-type="float">
            <text:p>4480</text:p>
          </table:table-cell>
          <table:table-cell table:formula="of:=[.B288]-[.$B$2]" office:value-type="float" office:value="26.267961025238" calcext:value-type="float">
            <text:p>26.2679610252</text:p>
          </table:table-cell>
          <table:table-cell table:formula="of:=[.C288]/([.D288]-[.D287])" office:value-type="float" office:value="109628.776494886" calcext:value-type="float">
            <text:p>109628.776494886</text:p>
          </table:table-cell>
          <table:table-cell/>
          <table:table-cell office:value-type="float" office:value="1443142586.50365" calcext:value-type="float">
            <text:p>1443142586.50365</text:p>
          </table:table-cell>
          <table:table-cell table:formula="of:=[.G288]-[.$B$2]" office:value-type="float" office:value="26.5034635066986" calcext:value-type="float">
            <text:p>26.5034635067</text:p>
          </table:table-cell>
          <table:table-cell table:formula="of:=[.C288]/([.H288]-[.H287])" office:value-type="float" office:value="109790.194041449" calcext:value-type="float">
            <text:p>109790.194041449</text:p>
          </table:table-cell>
          <table:table-cell table:formula="of:=[.G288]-[.$B288]" office:value-type="float" office:value="0.235502481460571" calcext:value-type="float">
            <text:p>0.2355024815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2586.30903" calcext:value-type="float">
            <text:p>1443142586.30903</text:p>
          </table:table-cell>
          <table:table-cell office:value-type="float" office:value="4480" calcext:value-type="float">
            <text:p>4480</text:p>
          </table:table-cell>
          <table:table-cell table:formula="of:=[.B289]-[.$B$2]" office:value-type="float" office:value="26.308845281601" calcext:value-type="float">
            <text:p>26.3088452816</text:p>
          </table:table-cell>
          <table:table-cell table:formula="of:=[.C289]/([.D289]-[.D288])" office:value-type="float" office:value="109577.632040868" calcext:value-type="float">
            <text:p>109577.632040868</text:p>
          </table:table-cell>
          <table:table-cell/>
          <table:table-cell office:value-type="float" office:value="1443142586.54453" calcext:value-type="float">
            <text:p>1443142586.54453</text:p>
          </table:table-cell>
          <table:table-cell table:formula="of:=[.G289]-[.$B$2]" office:value-type="float" office:value="26.5443413257599" calcext:value-type="float">
            <text:p>26.5443413258</text:p>
          </table:table-cell>
          <table:table-cell table:formula="of:=[.C289]/([.H289]-[.H288])" office:value-type="float" office:value="109594.887958286" calcext:value-type="float">
            <text:p>109594.887958286</text:p>
          </table:table-cell>
          <table:table-cell table:formula="of:=[.G289]-[.$B289]" office:value-type="float" office:value="0.235496044158936" calcext:value-type="float">
            <text:p>0.235496044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2586.3499" calcext:value-type="float">
            <text:p>1443142586.3499</text:p>
          </table:table-cell>
          <table:table-cell office:value-type="float" office:value="4480" calcext:value-type="float">
            <text:p>4480</text:p>
          </table:table-cell>
          <table:table-cell table:formula="of:=[.B290]-[.$B$2]" office:value-type="float" office:value="26.3497130870819" calcext:value-type="float">
            <text:p>26.3497130871</text:p>
          </table:table-cell>
          <table:table-cell table:formula="of:=[.C290]/([.D290]-[.D289])" office:value-type="float" office:value="109621.741301659" calcext:value-type="float">
            <text:p>109621.741301659</text:p>
          </table:table-cell>
          <table:table-cell/>
          <table:table-cell office:value-type="float" office:value="1443142586.5853" calcext:value-type="float">
            <text:p>1443142586.5853</text:p>
          </table:table-cell>
          <table:table-cell table:formula="of:=[.G290]-[.$B$2]" office:value-type="float" office:value="26.5851175785065" calcext:value-type="float">
            <text:p>26.5851175785</text:p>
          </table:table-cell>
          <table:table-cell table:formula="of:=[.C290]/([.H290]-[.H289])" office:value-type="float" office:value="109867.869120846" calcext:value-type="float">
            <text:p>109867.869120846</text:p>
          </table:table-cell>
          <table:table-cell table:formula="of:=[.G290]-[.$B290]" office:value-type="float" office:value="0.235404491424561" calcext:value-type="float">
            <text:p>0.2354044914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2586.39077" calcext:value-type="float">
            <text:p>1443142586.39077</text:p>
          </table:table-cell>
          <table:table-cell office:value-type="float" office:value="4480" calcext:value-type="float">
            <text:p>4480</text:p>
          </table:table-cell>
          <table:table-cell table:formula="of:=[.B291]-[.$B$2]" office:value-type="float" office:value="26.3905870914459" calcext:value-type="float">
            <text:p>26.3905870914</text:p>
          </table:table-cell>
          <table:table-cell table:formula="of:=[.C291]/([.D291]-[.D290])" office:value-type="float" office:value="109605.116251939" calcext:value-type="float">
            <text:p>109605.116251939</text:p>
          </table:table-cell>
          <table:table-cell/>
          <table:table-cell office:value-type="float" office:value="1443142586.62618" calcext:value-type="float">
            <text:p>1443142586.62618</text:p>
          </table:table-cell>
          <table:table-cell table:formula="of:=[.G291]-[.$B$2]" office:value-type="float" office:value="26.6259984970093" calcext:value-type="float">
            <text:p>26.625998497</text:p>
          </table:table-cell>
          <table:table-cell table:formula="of:=[.C291]/([.H291]-[.H290])" office:value-type="float" office:value="109586.578875235" calcext:value-type="float">
            <text:p>109586.578875235</text:p>
          </table:table-cell>
          <table:table-cell table:formula="of:=[.G291]-[.$B291]" office:value-type="float" office:value="0.235411405563354" calcext:value-type="float">
            <text:p>0.235411405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2586.43164" calcext:value-type="float">
            <text:p>1443142586.43164</text:p>
          </table:table-cell>
          <table:table-cell office:value-type="float" office:value="4480" calcext:value-type="float">
            <text:p>4480</text:p>
          </table:table-cell>
          <table:table-cell table:formula="of:=[.B292]-[.$B$2]" office:value-type="float" office:value="26.4314558506012" calcext:value-type="float">
            <text:p>26.4314558506</text:p>
          </table:table-cell>
          <table:table-cell table:formula="of:=[.C292]/([.D292]-[.D291])" office:value-type="float" office:value="109619.18327344" calcext:value-type="float">
            <text:p>109619.18327344</text:p>
          </table:table-cell>
          <table:table-cell/>
          <table:table-cell office:value-type="float" office:value="1443142586.66704" calcext:value-type="float">
            <text:p>1443142586.66704</text:p>
          </table:table-cell>
          <table:table-cell table:formula="of:=[.G292]-[.$B$2]" office:value-type="float" office:value="26.6668531894684" calcext:value-type="float">
            <text:p>26.6668531895</text:p>
          </table:table-cell>
          <table:table-cell table:formula="of:=[.C292]/([.H292]-[.H291])" office:value-type="float" office:value="109656.926300064" calcext:value-type="float">
            <text:p>109656.926300064</text:p>
          </table:table-cell>
          <table:table-cell table:formula="of:=[.G292]-[.$B292]" office:value-type="float" office:value="0.235397338867187" calcext:value-type="float">
            <text:p>0.2353973389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2586.47251" calcext:value-type="float">
            <text:p>1443142586.47251</text:p>
          </table:table-cell>
          <table:table-cell office:value-type="float" office:value="4480" calcext:value-type="float">
            <text:p>4480</text:p>
          </table:table-cell>
          <table:table-cell table:formula="of:=[.B293]-[.$B$2]" office:value-type="float" office:value="26.4723217487335" calcext:value-type="float">
            <text:p>26.4723217487</text:p>
          </table:table-cell>
          <table:table-cell table:formula="of:=[.C293]/([.D293]-[.D292])" office:value-type="float" office:value="109626.857716273" calcext:value-type="float">
            <text:p>109626.857716273</text:p>
          </table:table-cell>
          <table:table-cell/>
          <table:table-cell office:value-type="float" office:value="1443142586.70791" calcext:value-type="float">
            <text:p>1443142586.70791</text:p>
          </table:table-cell>
          <table:table-cell table:formula="of:=[.G293]-[.$B$2]" office:value-type="float" office:value="26.7077236175537" calcext:value-type="float">
            <text:p>26.7077236176</text:p>
          </table:table-cell>
          <table:table-cell table:formula="of:=[.C293]/([.H293]-[.H292])" office:value-type="float" office:value="109614.707011311" calcext:value-type="float">
            <text:p>109614.707011311</text:p>
          </table:table-cell>
          <table:table-cell table:formula="of:=[.G293]-[.$B293]" office:value-type="float" office:value="0.23540186882019" calcext:value-type="float">
            <text:p>0.235401868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2586.51337" calcext:value-type="float">
            <text:p>1443142586.51337</text:p>
          </table:table-cell>
          <table:table-cell office:value-type="float" office:value="4480" calcext:value-type="float">
            <text:p>4480</text:p>
          </table:table-cell>
          <table:table-cell table:formula="of:=[.B294]-[.$B$2]" office:value-type="float" office:value="26.5131866931915" calcext:value-type="float">
            <text:p>26.5131866932</text:p>
          </table:table-cell>
          <table:table-cell table:formula="of:=[.C294]/([.D294]-[.D293])" office:value-type="float" office:value="109629.416102684" calcext:value-type="float">
            <text:p>109629.416102684</text:p>
          </table:table-cell>
          <table:table-cell/>
          <table:table-cell office:value-type="float" office:value="1443142586.7488" calcext:value-type="float">
            <text:p>1443142586.7488</text:p>
          </table:table-cell>
          <table:table-cell table:formula="of:=[.G294]-[.$B$2]" office:value-type="float" office:value="26.748612165451" calcext:value-type="float">
            <text:p>26.7486121655</text:p>
          </table:table-cell>
          <table:table-cell table:formula="of:=[.C294]/([.H294]-[.H293])" office:value-type="float" office:value="109566.131114467" calcext:value-type="float">
            <text:p>109566.131114467</text:p>
          </table:table-cell>
          <table:table-cell table:formula="of:=[.G294]-[.$B294]" office:value-type="float" office:value="0.235425472259521" calcext:value-type="float">
            <text:p>0.235425472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2586.55422" calcext:value-type="float">
            <text:p>1443142586.55422</text:p>
          </table:table-cell>
          <table:table-cell office:value-type="float" office:value="4480" calcext:value-type="float">
            <text:p>4480</text:p>
          </table:table-cell>
          <table:table-cell table:formula="of:=[.B295]-[.$B$2]" office:value-type="float" office:value="26.5540392398834" calcext:value-type="float">
            <text:p>26.5540392399</text:p>
          </table:table-cell>
          <table:table-cell table:formula="of:=[.C295]/([.D295]-[.D294])" office:value-type="float" office:value="109662.685995751" calcext:value-type="float">
            <text:p>109662.685995751</text:p>
          </table:table-cell>
          <table:table-cell/>
          <table:table-cell office:value-type="float" office:value="1443142586.78962" calcext:value-type="float">
            <text:p>1443142586.78962</text:p>
          </table:table-cell>
          <table:table-cell table:formula="of:=[.G295]-[.$B$2]" office:value-type="float" office:value="26.7894334793091" calcext:value-type="float">
            <text:p>26.7894334793</text:p>
          </table:table-cell>
          <table:table-cell table:formula="of:=[.C295]/([.H295]-[.H294])" office:value-type="float" office:value="109746.590116636" calcext:value-type="float">
            <text:p>109746.590116636</text:p>
          </table:table-cell>
          <table:table-cell table:formula="of:=[.G295]-[.$B295]" office:value-type="float" office:value="0.235394239425659" calcext:value-type="float">
            <text:p>0.235394239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2586.59507" calcext:value-type="float">
            <text:p>1443142586.59507</text:p>
          </table:table-cell>
          <table:table-cell office:value-type="float" office:value="4480" calcext:value-type="float">
            <text:p>4480</text:p>
          </table:table-cell>
          <table:table-cell table:formula="of:=[.B296]-[.$B$2]" office:value-type="float" office:value="26.5948877334595" calcext:value-type="float">
            <text:p>26.5948877335</text:p>
          </table:table-cell>
          <table:table-cell table:formula="of:=[.C296]/([.D296]-[.D295])" office:value-type="float" office:value="109673.567071925" calcext:value-type="float">
            <text:p>109673.567071925</text:p>
          </table:table-cell>
          <table:table-cell/>
          <table:table-cell office:value-type="float" office:value="1443142586.83049" calcext:value-type="float">
            <text:p>1443142586.83049</text:p>
          </table:table-cell>
          <table:table-cell table:formula="of:=[.G296]-[.$B$2]" office:value-type="float" office:value="26.8303020000458" calcext:value-type="float">
            <text:p>26.830302</text:p>
          </table:table-cell>
          <table:table-cell table:formula="of:=[.C296]/([.H296]-[.H295])" office:value-type="float" office:value="109619.822769303" calcext:value-type="float">
            <text:p>109619.822769303</text:p>
          </table:table-cell>
          <table:table-cell table:formula="of:=[.G296]-[.$B296]" office:value-type="float" office:value="0.235414266586304" calcext:value-type="float">
            <text:p>0.235414266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2586.63594" calcext:value-type="float">
            <text:p>1443142586.63594</text:p>
          </table:table-cell>
          <table:table-cell office:value-type="float" office:value="4480" calcext:value-type="float">
            <text:p>4480</text:p>
          </table:table-cell>
          <table:table-cell table:formula="of:=[.B297]-[.$B$2]" office:value-type="float" office:value="26.6357505321503" calcext:value-type="float">
            <text:p>26.6357505322</text:p>
          </table:table-cell>
          <table:table-cell table:formula="of:=[.C297]/([.D297]-[.D296])" office:value-type="float" office:value="109635.172908729" calcext:value-type="float">
            <text:p>109635.172908729</text:p>
          </table:table-cell>
          <table:table-cell/>
          <table:table-cell office:value-type="float" office:value="1443142586.87134" calcext:value-type="float">
            <text:p>1443142586.87134</text:p>
          </table:table-cell>
          <table:table-cell table:formula="of:=[.G297]-[.$B$2]" office:value-type="float" office:value="26.8711550235748" calcext:value-type="float">
            <text:p>26.8711550236</text:p>
          </table:table-cell>
          <table:table-cell table:formula="of:=[.C297]/([.H297]-[.H296])" office:value-type="float" office:value="109661.406011088" calcext:value-type="float">
            <text:p>109661.406011088</text:p>
          </table:table-cell>
          <table:table-cell table:formula="of:=[.G297]-[.$B297]" office:value-type="float" office:value="0.235404491424561" calcext:value-type="float">
            <text:p>0.235404491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2586.6768" calcext:value-type="float">
            <text:p>1443142586.6768</text:p>
          </table:table-cell>
          <table:table-cell office:value-type="float" office:value="4480" calcext:value-type="float">
            <text:p>4480</text:p>
          </table:table-cell>
          <table:table-cell table:formula="of:=[.B298]-[.$B$2]" office:value-type="float" office:value="26.6766149997711" calcext:value-type="float">
            <text:p>26.6766149998</text:p>
          </table:table-cell>
          <table:table-cell table:formula="of:=[.C298]/([.D298]-[.D297])" office:value-type="float" office:value="109630.695340669" calcext:value-type="float">
            <text:p>109630.695340669</text:p>
          </table:table-cell>
          <table:table-cell/>
          <table:table-cell office:value-type="float" office:value="1443142586.91228" calcext:value-type="float">
            <text:p>1443142586.91228</text:p>
          </table:table-cell>
          <table:table-cell table:formula="of:=[.G298]-[.$B$2]" office:value-type="float" office:value="26.9120950698853" calcext:value-type="float">
            <text:p>26.9120950699</text:p>
          </table:table-cell>
          <table:table-cell table:formula="of:=[.C298]/([.H298]-[.H297])" office:value-type="float" office:value="109428.308068602" calcext:value-type="float">
            <text:p>109428.308068602</text:p>
          </table:table-cell>
          <table:table-cell table:formula="of:=[.G298]-[.$B298]" office:value-type="float" office:value="0.235480070114136" calcext:value-type="float">
            <text:p>0.235480070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2586.71767" calcext:value-type="float">
            <text:p>1443142586.71767</text:p>
          </table:table-cell>
          <table:table-cell office:value-type="float" office:value="4480" calcext:value-type="float">
            <text:p>4480</text:p>
          </table:table-cell>
          <table:table-cell table:formula="of:=[.B299]-[.$B$2]" office:value-type="float" office:value="26.717485666275" calcext:value-type="float">
            <text:p>26.7174856663</text:p>
          </table:table-cell>
          <table:table-cell table:formula="of:=[.C299]/([.D299]-[.D298])" office:value-type="float" office:value="109614.067575135" calcext:value-type="float">
            <text:p>109614.067575135</text:p>
          </table:table-cell>
          <table:table-cell/>
          <table:table-cell office:value-type="float" office:value="1443142586.95308" calcext:value-type="float">
            <text:p>1443142586.95308</text:p>
          </table:table-cell>
          <table:table-cell table:formula="of:=[.G299]-[.$B$2]" office:value-type="float" office:value="26.9528939723968" calcext:value-type="float">
            <text:p>26.9528939724</text:p>
          </table:table-cell>
          <table:table-cell table:formula="of:=[.C299]/([.H299]-[.H298])" office:value-type="float" office:value="109806.875288535" calcext:value-type="float">
            <text:p>109806.875288535</text:p>
          </table:table-cell>
          <table:table-cell table:formula="of:=[.G299]-[.$B299]" office:value-type="float" office:value="0.235408306121826" calcext:value-type="float">
            <text:p>0.235408306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2586.75858" calcext:value-type="float">
            <text:p>1443142586.75858</text:p>
          </table:table-cell>
          <table:table-cell office:value-type="float" office:value="4480" calcext:value-type="float">
            <text:p>4480</text:p>
          </table:table-cell>
          <table:table-cell table:formula="of:=[.B300]-[.$B$2]" office:value-type="float" office:value="26.7583909034729" calcext:value-type="float">
            <text:p>26.7583909035</text:p>
          </table:table-cell>
          <table:table-cell table:formula="of:=[.C300]/([.D300]-[.D299])" office:value-type="float" office:value="109521.428230042" calcext:value-type="float">
            <text:p>109521.428230042</text:p>
          </table:table-cell>
          <table:table-cell/>
          <table:table-cell office:value-type="float" office:value="1443142586.99395" calcext:value-type="float">
            <text:p>1443142586.99395</text:p>
          </table:table-cell>
          <table:table-cell table:formula="of:=[.G300]-[.$B$2]" office:value-type="float" office:value="26.9937603473663" calcext:value-type="float">
            <text:p>26.9937603474</text:p>
          </table:table-cell>
          <table:table-cell table:formula="of:=[.C300]/([.H300]-[.H299])" office:value-type="float" office:value="109625.578567845" calcext:value-type="float">
            <text:p>109625.578567845</text:p>
          </table:table-cell>
          <table:table-cell table:formula="of:=[.G300]-[.$B300]" office:value-type="float" office:value="0.235369443893433" calcext:value-type="float">
            <text:p>0.2353694439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2586.79945" calcext:value-type="float">
            <text:p>1443142586.79945</text:p>
          </table:table-cell>
          <table:table-cell office:value-type="float" office:value="4480" calcext:value-type="float">
            <text:p>4480</text:p>
          </table:table-cell>
          <table:table-cell table:formula="of:=[.B301]-[.$B$2]" office:value-type="float" office:value="26.7992606163025" calcext:value-type="float">
            <text:p>26.7992606163</text:p>
          </table:table-cell>
          <table:table-cell table:formula="of:=[.C301]/([.D301]-[.D300])" office:value-type="float" office:value="109616.625364602" calcext:value-type="float">
            <text:p>109616.625364602</text:p>
          </table:table-cell>
          <table:table-cell/>
          <table:table-cell office:value-type="float" office:value="1443142590.00975" calcext:value-type="float">
            <text:p>1443142590.00975</text:p>
          </table:table-cell>
          <table:table-cell table:formula="of:=[.G301]-[.$B$2]" office:value-type="float" office:value="30.0095660686493" calcext:value-type="float">
            <text:p>30.0095660686</text:p>
          </table:table-cell>
          <table:table-cell table:formula="of:=[.C301]/([.H301]-[.H300])" office:value-type="float" office:value="1485.50683102165" calcext:value-type="float">
            <text:p>1485.5068310217</text:p>
          </table:table-cell>
          <table:table-cell table:formula="of:=[.G301]-[.$B301]" office:value-type="float" office:value="3.2103054523468" calcext:value-type="float">
            <text:p>3.210305452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2586.84032" calcext:value-type="float">
            <text:p>1443142586.84032</text:p>
          </table:table-cell>
          <table:table-cell office:value-type="float" office:value="4480" calcext:value-type="float">
            <text:p>4480</text:p>
          </table:table-cell>
          <table:table-cell table:formula="of:=[.B302]-[.$B$2]" office:value-type="float" office:value="26.8401355743408" calcext:value-type="float">
            <text:p>26.8401355743</text:p>
          </table:table-cell>
          <table:table-cell table:formula="of:=[.C302]/([.D302]-[.D301])" office:value-type="float" office:value="109602.558999545" calcext:value-type="float">
            <text:p>109602.558999545</text:p>
          </table:table-cell>
          <table:table-cell/>
          <table:table-cell office:value-type="float" office:value="1443142590.02857" calcext:value-type="float">
            <text:p>1443142590.02857</text:p>
          </table:table-cell>
          <table:table-cell table:formula="of:=[.G302]-[.$B$2]" office:value-type="float" office:value="30.0283870697021" calcext:value-type="float">
            <text:p>30.0283870697</text:p>
          </table:table-cell>
          <table:table-cell table:formula="of:=[.C302]/([.H302]-[.H301])" office:value-type="float" office:value="238031.972232427" calcext:value-type="float">
            <text:p>238031.972232427</text:p>
          </table:table-cell>
          <table:table-cell table:formula="of:=[.G302]-[.$B302]" office:value-type="float" office:value="3.18825149536133" calcext:value-type="float">
            <text:p>3.188251495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2586.8812" calcext:value-type="float">
            <text:p>1443142586.8812</text:p>
          </table:table-cell>
          <table:table-cell office:value-type="float" office:value="4480" calcext:value-type="float">
            <text:p>4480</text:p>
          </table:table-cell>
          <table:table-cell table:formula="of:=[.B303]-[.$B$2]" office:value-type="float" office:value="26.8810181617737" calcext:value-type="float">
            <text:p>26.8810181618</text:p>
          </table:table-cell>
          <table:table-cell table:formula="of:=[.C303]/([.D303]-[.D302])" office:value-type="float" office:value="109582.105275435" calcext:value-type="float">
            <text:p>109582.105275435</text:p>
          </table:table-cell>
          <table:table-cell/>
          <table:table-cell office:value-type="float" office:value="1443142590.99491" calcext:value-type="float">
            <text:p>1443142590.99491</text:p>
          </table:table-cell>
          <table:table-cell table:formula="of:=[.G303]-[.$B$2]" office:value-type="float" office:value="30.9947257041931" calcext:value-type="float">
            <text:p>30.9947257042</text:p>
          </table:table-cell>
          <table:table-cell table:formula="of:=[.C303]/([.H303]-[.H302])" office:value-type="float" office:value="4636.05597468418" calcext:value-type="float">
            <text:p>4636.0559746842</text:p>
          </table:table-cell>
          <table:table-cell table:formula="of:=[.G303]-[.$B303]" office:value-type="float" office:value="4.11370754241943" calcext:value-type="float">
            <text:p>4.113707542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2586.92207" calcext:value-type="float">
            <text:p>1443142586.92207</text:p>
          </table:table-cell>
          <table:table-cell office:value-type="float" office:value="4480" calcext:value-type="float">
            <text:p>4480</text:p>
          </table:table-cell>
          <table:table-cell table:formula="of:=[.B304]-[.$B$2]" office:value-type="float" office:value="26.921888589859" calcext:value-type="float">
            <text:p>26.9218885899</text:p>
          </table:table-cell>
          <table:table-cell table:formula="of:=[.C304]/([.D304]-[.D303])" office:value-type="float" office:value="109614.707011311" calcext:value-type="float">
            <text:p>109614.707011311</text:p>
          </table:table-cell>
          <table:table-cell/>
          <table:table-cell office:value-type="float" office:value="1443142591.01328" calcext:value-type="float">
            <text:p>1443142591.01328</text:p>
          </table:table-cell>
          <table:table-cell table:formula="of:=[.G304]-[.$B$2]" office:value-type="float" office:value="31.0130925178528" calcext:value-type="float">
            <text:p>31.0130925179</text:p>
          </table:table-cell>
          <table:table-cell table:formula="of:=[.C304]/([.H304]-[.H303])" office:value-type="float" office:value="243918.193052599" calcext:value-type="float">
            <text:p>243918.193052599</text:p>
          </table:table-cell>
          <table:table-cell table:formula="of:=[.G304]-[.$B304]" office:value-type="float" office:value="4.09120392799377" calcext:value-type="float">
            <text:p>4.091203928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2586.96294" calcext:value-type="float">
            <text:p>1443142586.96294</text:p>
          </table:table-cell>
          <table:table-cell office:value-type="float" office:value="4480" calcext:value-type="float">
            <text:p>4480</text:p>
          </table:table-cell>
          <table:table-cell table:formula="of:=[.B305]-[.$B$2]" office:value-type="float" office:value="26.9627542495728" calcext:value-type="float">
            <text:p>26.9627542496</text:p>
          </table:table-cell>
          <table:table-cell table:formula="of:=[.C305]/([.D305]-[.D304])" office:value-type="float" office:value="109627.497301681" calcext:value-type="float">
            <text:p>109627.497301681</text:p>
          </table:table-cell>
          <table:table-cell/>
          <table:table-cell office:value-type="float" office:value="1443142591.03149" calcext:value-type="float">
            <text:p>1443142591.03149</text:p>
          </table:table-cell>
          <table:table-cell table:formula="of:=[.G305]-[.$B$2]" office:value-type="float" office:value="31.0313038825989" calcext:value-type="float">
            <text:p>31.0313038826</text:p>
          </table:table-cell>
          <table:table-cell table:formula="of:=[.C305]/([.H305]-[.H304])" office:value-type="float" office:value="246000.234604106" calcext:value-type="float">
            <text:p>246000.234604106</text:p>
          </table:table-cell>
          <table:table-cell table:formula="of:=[.G305]-[.$B305]" office:value-type="float" office:value="4.06854963302612" calcext:value-type="float">
            <text:p>4.06854963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2600.00519" calcext:value-type="float">
            <text:p>1443142600.00519</text:p>
          </table:table-cell>
          <table:table-cell office:value-type="float" office:value="4480" calcext:value-type="float">
            <text:p>4480</text:p>
          </table:table-cell>
          <table:table-cell table:formula="of:=[.B306]-[.$B$2]" office:value-type="float" office:value="40.005001783371" calcext:value-type="float">
            <text:p>40.0050017834</text:p>
          </table:table-cell>
          <table:table-cell table:formula="of:=[.C306]/([.D306]-[.D305])" office:value-type="float" office:value="343.499077777074" calcext:value-type="float">
            <text:p>343.4990777771</text:p>
          </table:table-cell>
          <table:table-cell/>
          <table:table-cell office:value-type="float" office:value="1443142600.20097" calcext:value-type="float">
            <text:p>1443142600.20097</text:p>
          </table:table-cell>
          <table:table-cell table:formula="of:=[.G306]-[.$B$2]" office:value-type="float" office:value="40.2007863521576" calcext:value-type="float">
            <text:p>40.2007863522</text:p>
          </table:table-cell>
          <table:table-cell table:formula="of:=[.C306]/([.H306]-[.H305])" office:value-type="float" office:value="488.577192319514" calcext:value-type="float">
            <text:p>488.5771923195</text:p>
          </table:table-cell>
          <table:table-cell table:formula="of:=[.G306]-[.$B306]" office:value-type="float" office:value="0.195784568786621" calcext:value-type="float">
            <text:p>0.1957845688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2600.06133" calcext:value-type="float">
            <text:p>1443142600.06133</text:p>
          </table:table-cell>
          <table:table-cell office:value-type="float" office:value="4480" calcext:value-type="float">
            <text:p>4480</text:p>
          </table:table-cell>
          <table:table-cell table:formula="of:=[.B307]-[.$B$2]" office:value-type="float" office:value="40.0611491203308" calcext:value-type="float">
            <text:p>40.0611491203</text:p>
          </table:table-cell>
          <table:table-cell table:formula="of:=[.C307]/([.D307]-[.D306])" office:value-type="float" office:value="79790.0709557153" calcext:value-type="float">
            <text:p>79790.0709557153</text:p>
          </table:table-cell>
          <table:table-cell/>
          <table:table-cell office:value-type="float" office:value="1443142600.31155" calcext:value-type="float">
            <text:p>1443142600.31155</text:p>
          </table:table-cell>
          <table:table-cell table:formula="of:=[.G307]-[.$B$2]" office:value-type="float" office:value="40.3113634586334" calcext:value-type="float">
            <text:p>40.3113634586</text:p>
          </table:table-cell>
          <table:table-cell table:formula="of:=[.C307]/([.H307]-[.H306])" office:value-type="float" office:value="40514.715412446" calcext:value-type="float">
            <text:p>40514.715412446</text:p>
          </table:table-cell>
          <table:table-cell table:formula="of:=[.G307]-[.$B307]" office:value-type="float" office:value="0.250214338302612" calcext:value-type="float">
            <text:p>0.2502143383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2600.11747" calcext:value-type="float">
            <text:p>1443142600.11747</text:p>
          </table:table-cell>
          <table:table-cell office:value-type="float" office:value="4480" calcext:value-type="float">
            <text:p>4480</text:p>
          </table:table-cell>
          <table:table-cell table:formula="of:=[.B308]-[.$B$2]" office:value-type="float" office:value="40.1172831058502" calcext:value-type="float">
            <text:p>40.1172831059</text:p>
          </table:table-cell>
          <table:table-cell table:formula="of:=[.C308]/([.D308]-[.D307])" office:value-type="float" office:value="79809.0489842552" calcext:value-type="float">
            <text:p>79809.0489842552</text:p>
          </table:table-cell>
          <table:table-cell/>
          <table:table-cell office:value-type="float" office:value="1443142600.36769" calcext:value-type="float">
            <text:p>1443142600.36769</text:p>
          </table:table-cell>
          <table:table-cell table:formula="of:=[.G308]-[.$B$2]" office:value-type="float" office:value="40.3675060272217" calcext:value-type="float">
            <text:p>40.3675060272</text:p>
          </table:table-cell>
          <table:table-cell table:formula="of:=[.C308]/([.H308]-[.H307])" office:value-type="float" office:value="79796.8477868515" calcext:value-type="float">
            <text:p>79796.8477868515</text:p>
          </table:table-cell>
          <table:table-cell table:formula="of:=[.G308]-[.$B308]" office:value-type="float" office:value="0.25022292137146" calcext:value-type="float">
            <text:p>0.250222921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2600.1736" calcext:value-type="float">
            <text:p>1443142600.1736</text:p>
          </table:table-cell>
          <table:table-cell office:value-type="float" office:value="4480" calcext:value-type="float">
            <text:p>4480</text:p>
          </table:table-cell>
          <table:table-cell table:formula="of:=[.B309]-[.$B$2]" office:value-type="float" office:value="40.1734163761139" calcext:value-type="float">
            <text:p>40.1734163761</text:p>
          </table:table-cell>
          <table:table-cell table:formula="of:=[.C309]/([.D309]-[.D308])" office:value-type="float" office:value="79810.0659191301" calcext:value-type="float">
            <text:p>79810.0659191301</text:p>
          </table:table-cell>
          <table:table-cell/>
          <table:table-cell office:value-type="float" office:value="1443142600.42386" calcext:value-type="float">
            <text:p>1443142600.42386</text:p>
          </table:table-cell>
          <table:table-cell table:formula="of:=[.G309]-[.$B$2]" office:value-type="float" office:value="40.423672914505" calcext:value-type="float">
            <text:p>40.4236729145</text:p>
          </table:table-cell>
          <table:table-cell table:formula="of:=[.C309]/([.H309]-[.H308])" office:value-type="float" office:value="79762.2979781901" calcext:value-type="float">
            <text:p>79762.2979781901</text:p>
          </table:table-cell>
          <table:table-cell table:formula="of:=[.G309]-[.$B309]" office:value-type="float" office:value="0.250256538391113" calcext:value-type="float">
            <text:p>0.250256538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2600.22975" calcext:value-type="float">
            <text:p>1443142600.22975</text:p>
          </table:table-cell>
          <table:table-cell office:value-type="float" office:value="4480" calcext:value-type="float">
            <text:p>4480</text:p>
          </table:table-cell>
          <table:table-cell table:formula="of:=[.B310]-[.$B$2]" office:value-type="float" office:value="40.2295622825623" calcext:value-type="float">
            <text:p>40.2295622826</text:p>
          </table:table-cell>
          <table:table-cell table:formula="of:=[.C310]/([.D310]-[.D309])" office:value-type="float" office:value="79792.1038841919" calcext:value-type="float">
            <text:p>79792.1038841919</text:p>
          </table:table-cell>
          <table:table-cell/>
          <table:table-cell office:value-type="float" office:value="1443142600.48006" calcext:value-type="float">
            <text:p>1443142600.48006</text:p>
          </table:table-cell>
          <table:table-cell table:formula="of:=[.G310]-[.$B$2]" office:value-type="float" office:value="40.4798781871796" calcext:value-type="float">
            <text:p>40.4798781872</text:p>
          </table:table-cell>
          <table:table-cell table:formula="of:=[.C310]/([.H310]-[.H309])" office:value-type="float" office:value="79707.8243164137" calcext:value-type="float">
            <text:p>79707.8243164137</text:p>
          </table:table-cell>
          <table:table-cell table:formula="of:=[.G310]-[.$B310]" office:value-type="float" office:value="0.25031590461731" calcext:value-type="float">
            <text:p>0.250315904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2600.28589" calcext:value-type="float">
            <text:p>1443142600.28589</text:p>
          </table:table-cell>
          <table:table-cell office:value-type="float" office:value="4480" calcext:value-type="float">
            <text:p>4480</text:p>
          </table:table-cell>
          <table:table-cell table:formula="of:=[.B311]-[.$B$2]" office:value-type="float" office:value="40.2857055664063" calcext:value-type="float">
            <text:p>40.2857055664</text:p>
          </table:table-cell>
          <table:table-cell table:formula="of:=[.C311]/([.D311]-[.D310])" office:value-type="float" office:value="79795.8311887958" calcext:value-type="float">
            <text:p>79795.8311887958</text:p>
          </table:table-cell>
          <table:table-cell/>
          <table:table-cell office:value-type="float" office:value="1443142600.53625" calcext:value-type="float">
            <text:p>1443142600.53625</text:p>
          </table:table-cell>
          <table:table-cell table:formula="of:=[.G311]-[.$B$2]" office:value-type="float" office:value="40.5360624790192" calcext:value-type="float">
            <text:p>40.536062479</text:p>
          </table:table-cell>
          <table:table-cell table:formula="of:=[.C311]/([.H311]-[.H310])" office:value-type="float" office:value="79737.589516834" calcext:value-type="float">
            <text:p>79737.589516834</text:p>
          </table:table-cell>
          <table:table-cell table:formula="of:=[.G311]-[.$B311]" office:value-type="float" office:value="0.250356912612915" calcext:value-type="float">
            <text:p>0.250356912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2600.34204" calcext:value-type="float">
            <text:p>1443142600.34204</text:p>
          </table:table-cell>
          <table:table-cell office:value-type="float" office:value="4480" calcext:value-type="float">
            <text:p>4480</text:p>
          </table:table-cell>
          <table:table-cell table:formula="of:=[.B312]-[.$B$2]" office:value-type="float" office:value="40.3418507575989" calcext:value-type="float">
            <text:p>40.3418507576</text:p>
          </table:table-cell>
          <table:table-cell table:formula="of:=[.C312]/([.D312]-[.D311])" office:value-type="float" office:value="79793.1203872776" calcext:value-type="float">
            <text:p>79793.1203872776</text:p>
          </table:table-cell>
          <table:table-cell/>
          <table:table-cell office:value-type="float" office:value="1443142600.59239" calcext:value-type="float">
            <text:p>1443142600.59239</text:p>
          </table:table-cell>
          <table:table-cell table:formula="of:=[.G312]-[.$B$2]" office:value-type="float" office:value="40.5922040939331" calcext:value-type="float">
            <text:p>40.5922040939</text:p>
          </table:table-cell>
          <table:table-cell table:formula="of:=[.C312]/([.H312]-[.H311])" office:value-type="float" office:value="79798.2032912199" calcext:value-type="float">
            <text:p>79798.2032912199</text:p>
          </table:table-cell>
          <table:table-cell table:formula="of:=[.G312]-[.$B312]" office:value-type="float" office:value="0.250353336334229" calcext:value-type="float">
            <text:p>0.250353336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2600.39817" calcext:value-type="float">
            <text:p>1443142600.39817</text:p>
          </table:table-cell>
          <table:table-cell office:value-type="float" office:value="4480" calcext:value-type="float">
            <text:p>4480</text:p>
          </table:table-cell>
          <table:table-cell table:formula="of:=[.B313]-[.$B$2]" office:value-type="float" office:value="40.3979864120483" calcext:value-type="float">
            <text:p>40.397986412</text:p>
          </table:table-cell>
          <table:table-cell table:formula="of:=[.C313]/([.D313]-[.D312])" office:value-type="float" office:value="79806.676236993" calcext:value-type="float">
            <text:p>79806.676236993</text:p>
          </table:table-cell>
          <table:table-cell/>
          <table:table-cell office:value-type="float" office:value="1443142600.64853" calcext:value-type="float">
            <text:p>1443142600.64853</text:p>
          </table:table-cell>
          <table:table-cell table:formula="of:=[.G313]-[.$B$2]" office:value-type="float" office:value="40.6483488082886" calcext:value-type="float">
            <text:p>40.6483488083</text:p>
          </table:table-cell>
          <table:table-cell table:formula="of:=[.C313]/([.H313]-[.H312])" office:value-type="float" office:value="79793.79807039" calcext:value-type="float">
            <text:p>79793.79807039</text:p>
          </table:table-cell>
          <table:table-cell table:formula="of:=[.G313]-[.$B313]" office:value-type="float" office:value="0.250362396240234" calcext:value-type="float">
            <text:p>0.250362396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2600.45431" calcext:value-type="float">
            <text:p>1443142600.45431</text:p>
          </table:table-cell>
          <table:table-cell office:value-type="float" office:value="4480" calcext:value-type="float">
            <text:p>4480</text:p>
          </table:table-cell>
          <table:table-cell table:formula="of:=[.B314]-[.$B$2]" office:value-type="float" office:value="40.4541203975677" calcext:value-type="float">
            <text:p>40.4541203976</text:p>
          </table:table-cell>
          <table:table-cell table:formula="of:=[.C314]/([.D314]-[.D313])" office:value-type="float" office:value="79809.0489842552" calcext:value-type="float">
            <text:p>79809.0489842552</text:p>
          </table:table-cell>
          <table:table-cell/>
          <table:table-cell office:value-type="float" office:value="1443142600.70463" calcext:value-type="float">
            <text:p>1443142600.70463</text:p>
          </table:table-cell>
          <table:table-cell table:formula="of:=[.G314]-[.$B$2]" office:value-type="float" office:value="40.7044441699982" calcext:value-type="float">
            <text:p>40.70444417</text:p>
          </table:table-cell>
          <table:table-cell table:formula="of:=[.C314]/([.H314]-[.H313])" office:value-type="float" office:value="79864.0005780322" calcext:value-type="float">
            <text:p>79864.0005780322</text:p>
          </table:table-cell>
          <table:table-cell table:formula="of:=[.G314]-[.$B314]" office:value-type="float" office:value="0.25032377243042" calcext:value-type="float">
            <text:p>0.2503237724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2600.51044" calcext:value-type="float">
            <text:p>1443142600.51044</text:p>
          </table:table-cell>
          <table:table-cell office:value-type="float" office:value="4480" calcext:value-type="float">
            <text:p>4480</text:p>
          </table:table-cell>
          <table:table-cell table:formula="of:=[.B315]-[.$B$2]" office:value-type="float" office:value="40.5102555751801" calcext:value-type="float">
            <text:p>40.5102555752</text:p>
          </table:table-cell>
          <table:table-cell table:formula="of:=[.C315]/([.D315]-[.D314])" office:value-type="float" office:value="79807.3541503857" calcext:value-type="float">
            <text:p>79807.3541503857</text:p>
          </table:table-cell>
          <table:table-cell/>
          <table:table-cell office:value-type="float" office:value="1443142600.76082" calcext:value-type="float">
            <text:p>1443142600.76082</text:p>
          </table:table-cell>
          <table:table-cell table:formula="of:=[.G315]-[.$B$2]" office:value-type="float" office:value="40.7606372833252" calcext:value-type="float">
            <text:p>40.7606372833</text:p>
          </table:table-cell>
          <table:table-cell table:formula="of:=[.C315]/([.H315]-[.H314])" office:value-type="float" office:value="79725.0718949811" calcext:value-type="float">
            <text:p>79725.0718949811</text:p>
          </table:table-cell>
          <table:table-cell table:formula="of:=[.G315]-[.$B315]" office:value-type="float" office:value="0.250381708145142" calcext:value-type="float">
            <text:p>0.250381708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2600.56659" calcext:value-type="float">
            <text:p>1443142600.56659</text:p>
          </table:table-cell>
          <table:table-cell office:value-type="float" office:value="4480" calcext:value-type="float">
            <text:p>4480</text:p>
          </table:table-cell>
          <table:table-cell table:formula="of:=[.B316]-[.$B$2]" office:value-type="float" office:value="40.5664007663727" calcext:value-type="float">
            <text:p>40.5664007664</text:p>
          </table:table-cell>
          <table:table-cell table:formula="of:=[.C316]/([.D316]-[.D315])" office:value-type="float" office:value="79793.1203872776" calcext:value-type="float">
            <text:p>79793.1203872776</text:p>
          </table:table-cell>
          <table:table-cell/>
          <table:table-cell office:value-type="float" office:value="1443142600.81691" calcext:value-type="float">
            <text:p>1443142600.81691</text:p>
          </table:table-cell>
          <table:table-cell table:formula="of:=[.G316]-[.$B$2]" office:value-type="float" office:value="40.8167221546173" calcext:value-type="float">
            <text:p>40.8167221546</text:p>
          </table:table-cell>
          <table:table-cell table:formula="of:=[.C316]/([.H316]-[.H315])" office:value-type="float" office:value="79878.938772387" calcext:value-type="float">
            <text:p>79878.938772387</text:p>
          </table:table-cell>
          <table:table-cell table:formula="of:=[.G316]-[.$B316]" office:value-type="float" office:value="0.250321388244629" calcext:value-type="float">
            <text:p>0.2503213882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2600.62274" calcext:value-type="float">
            <text:p>1443142600.62274</text:p>
          </table:table-cell>
          <table:table-cell office:value-type="float" office:value="4480" calcext:value-type="float">
            <text:p>4480</text:p>
          </table:table-cell>
          <table:table-cell table:formula="of:=[.B317]-[.$B$2]" office:value-type="float" office:value="40.622551202774" calcext:value-type="float">
            <text:p>40.6225512028</text:p>
          </table:table-cell>
          <table:table-cell table:formula="of:=[.C317]/([.D317]-[.D316])" office:value-type="float" office:value="79785.6666326981" calcext:value-type="float">
            <text:p>79785.6666326981</text:p>
          </table:table-cell>
          <table:table-cell/>
          <table:table-cell office:value-type="float" office:value="1443142600.87306" calcext:value-type="float">
            <text:p>1443142600.87306</text:p>
          </table:table-cell>
          <table:table-cell table:formula="of:=[.G317]-[.$B$2]" office:value-type="float" office:value="40.872878074646" calcext:value-type="float">
            <text:p>40.8728780746</text:p>
          </table:table-cell>
          <table:table-cell table:formula="of:=[.C317]/([.H317]-[.H316])" office:value-type="float" office:value="79777.8755598956" calcext:value-type="float">
            <text:p>79777.8755598956</text:p>
          </table:table-cell>
          <table:table-cell table:formula="of:=[.G317]-[.$B317]" office:value-type="float" office:value="0.250326871871948" calcext:value-type="float">
            <text:p>0.2503268719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2600.67889" calcext:value-type="float">
            <text:p>1443142600.67889</text:p>
          </table:table-cell>
          <table:table-cell office:value-type="float" office:value="4480" calcext:value-type="float">
            <text:p>4480</text:p>
          </table:table-cell>
          <table:table-cell table:formula="of:=[.B318]-[.$B$2]" office:value-type="float" office:value="40.6787002086639" calcext:value-type="float">
            <text:p>40.6787002087</text:p>
          </table:table-cell>
          <table:table-cell table:formula="of:=[.C318]/([.D318]-[.D317])" office:value-type="float" office:value="79787.6993367473" calcext:value-type="float">
            <text:p>79787.6993367473</text:p>
          </table:table-cell>
          <table:table-cell/>
          <table:table-cell office:value-type="float" office:value="1443142600.92922" calcext:value-type="float">
            <text:p>1443142600.92922</text:p>
          </table:table-cell>
          <table:table-cell table:formula="of:=[.G318]-[.$B$2]" office:value-type="float" office:value="40.9290385246277" calcext:value-type="float">
            <text:p>40.9290385246</text:p>
          </table:table-cell>
          <table:table-cell table:formula="of:=[.C318]/([.H318]-[.H317])" office:value-type="float" office:value="79771.4406038531" calcext:value-type="float">
            <text:p>79771.4406038531</text:p>
          </table:table-cell>
          <table:table-cell table:formula="of:=[.G318]-[.$B318]" office:value-type="float" office:value="0.250338315963745" calcext:value-type="float">
            <text:p>0.25033831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2600.73503" calcext:value-type="float">
            <text:p>1443142600.73503</text:p>
          </table:table-cell>
          <table:table-cell office:value-type="float" office:value="4480" calcext:value-type="float">
            <text:p>4480</text:p>
          </table:table-cell>
          <table:table-cell table:formula="of:=[.B319]-[.$B$2]" office:value-type="float" office:value="40.7348396778107" calcext:value-type="float">
            <text:p>40.7348396778</text:p>
          </table:table-cell>
          <table:table-cell table:formula="of:=[.C319]/([.D319]-[.D318])" office:value-type="float" office:value="79801.2533444319" calcext:value-type="float">
            <text:p>79801.2533444319</text:p>
          </table:table-cell>
          <table:table-cell/>
          <table:table-cell office:value-type="float" office:value="1443142600.98533" calcext:value-type="float">
            <text:p>1443142600.98533</text:p>
          </table:table-cell>
          <table:table-cell table:formula="of:=[.G319]-[.$B$2]" office:value-type="float" office:value="40.9851458072662" calcext:value-type="float">
            <text:p>40.9851458073</text:p>
          </table:table-cell>
          <table:table-cell table:formula="of:=[.C319]/([.H319]-[.H318])" office:value-type="float" office:value="79847.0321377124" calcext:value-type="float">
            <text:p>79847.0321377124</text:p>
          </table:table-cell>
          <table:table-cell table:formula="of:=[.G319]-[.$B319]" office:value-type="float" office:value="0.250306129455566" calcext:value-type="float">
            <text:p>0.250306129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2600.79116" calcext:value-type="float">
            <text:p>1443142600.79116</text:p>
          </table:table-cell>
          <table:table-cell office:value-type="float" office:value="4480" calcext:value-type="float">
            <text:p>4480</text:p>
          </table:table-cell>
          <table:table-cell table:formula="of:=[.B320]-[.$B$2]" office:value-type="float" office:value="40.7909746170044" calcext:value-type="float">
            <text:p>40.790974617</text:p>
          </table:table-cell>
          <table:table-cell table:formula="of:=[.C320]/([.D320]-[.D319])" office:value-type="float" office:value="79807.6931114009" calcext:value-type="float">
            <text:p>79807.6931114009</text:p>
          </table:table-cell>
          <table:table-cell/>
          <table:table-cell office:value-type="float" office:value="1443142601.04158" calcext:value-type="float">
            <text:p>1443142601.04158</text:p>
          </table:table-cell>
          <table:table-cell table:formula="of:=[.G320]-[.$B$2]" office:value-type="float" office:value="41.0413987636566" calcext:value-type="float">
            <text:p>41.0413987637</text:p>
          </table:table-cell>
          <table:table-cell table:formula="of:=[.C320]/([.H320]-[.H319])" office:value-type="float" office:value="79640.2587076485" calcext:value-type="float">
            <text:p>79640.2587076485</text:p>
          </table:table-cell>
          <table:table-cell table:formula="of:=[.G320]-[.$B320]" office:value-type="float" office:value="0.250424146652222" calcext:value-type="float">
            <text:p>0.2504241467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2600.8473" calcext:value-type="float">
            <text:p>1443142600.8473</text:p>
          </table:table-cell>
          <table:table-cell office:value-type="float" office:value="4480" calcext:value-type="float">
            <text:p>4480</text:p>
          </table:table-cell>
          <table:table-cell table:formula="of:=[.B321]-[.$B$2]" office:value-type="float" office:value="40.8471100330353" calcext:value-type="float">
            <text:p>40.847110033</text:p>
          </table:table-cell>
          <table:table-cell table:formula="of:=[.C321]/([.D321]-[.D320])" office:value-type="float" office:value="79807.0151922497" calcext:value-type="float">
            <text:p>79807.0151922497</text:p>
          </table:table-cell>
          <table:table-cell/>
          <table:table-cell office:value-type="float" office:value="1443142601.09754" calcext:value-type="float">
            <text:p>1443142601.09754</text:p>
          </table:table-cell>
          <table:table-cell table:formula="of:=[.G321]-[.$B$2]" office:value-type="float" office:value="41.0973508358002" calcext:value-type="float">
            <text:p>41.0973508358</text:p>
          </table:table-cell>
          <table:table-cell table:formula="of:=[.C321]/([.H321]-[.H320])" office:value-type="float" office:value="80068.5270155105" calcext:value-type="float">
            <text:p>80068.5270155105</text:p>
          </table:table-cell>
          <table:table-cell table:formula="of:=[.G321]-[.$B321]" office:value-type="float" office:value="0.250240802764893" calcext:value-type="float">
            <text:p>0.250240802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2600.90344" calcext:value-type="float">
            <text:p>1443142600.90344</text:p>
          </table:table-cell>
          <table:table-cell office:value-type="float" office:value="4480" calcext:value-type="float">
            <text:p>4480</text:p>
          </table:table-cell>
          <table:table-cell table:formula="of:=[.B322]-[.$B$2]" office:value-type="float" office:value="40.9032576084137" calcext:value-type="float">
            <text:p>40.9032576084</text:p>
          </table:table-cell>
          <table:table-cell table:formula="of:=[.C322]/([.D322]-[.D321])" office:value-type="float" office:value="79789.7321443737" calcext:value-type="float">
            <text:p>79789.7321443737</text:p>
          </table:table-cell>
          <table:table-cell/>
          <table:table-cell office:value-type="float" office:value="1443142601.15379" calcext:value-type="float">
            <text:p>1443142601.15379</text:p>
          </table:table-cell>
          <table:table-cell table:formula="of:=[.G322]-[.$B$2]" office:value-type="float" office:value="41.153608083725" calcext:value-type="float">
            <text:p>41.1536080837</text:p>
          </table:table-cell>
          <table:table-cell table:formula="of:=[.C322]/([.H322]-[.H321])" office:value-type="float" office:value="79634.1834209188" calcext:value-type="float">
            <text:p>79634.1834209188</text:p>
          </table:table-cell>
          <table:table-cell table:formula="of:=[.G322]-[.$B322]" office:value-type="float" office:value="0.250350475311279" calcext:value-type="float">
            <text:p>0.250350475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2600.95958" calcext:value-type="float">
            <text:p>1443142600.95958</text:p>
          </table:table-cell>
          <table:table-cell office:value-type="float" office:value="4480" calcext:value-type="float">
            <text:p>4480</text:p>
          </table:table-cell>
          <table:table-cell table:formula="of:=[.B323]-[.$B$2]" office:value-type="float" office:value="40.9593963623047" calcext:value-type="float">
            <text:p>40.9593963623</text:p>
          </table:table-cell>
          <table:table-cell table:formula="of:=[.C323]/([.D323]-[.D322])" office:value-type="float" office:value="79802.2700806496" calcext:value-type="float">
            <text:p>79802.2700806496</text:p>
          </table:table-cell>
          <table:table-cell/>
          <table:table-cell office:value-type="float" office:value="1443142601.20906" calcext:value-type="float">
            <text:p>1443142601.20906</text:p>
          </table:table-cell>
          <table:table-cell table:formula="of:=[.G323]-[.$B$2]" office:value-type="float" office:value="41.2088706493378" calcext:value-type="float">
            <text:p>41.2088706493</text:p>
          </table:table-cell>
          <table:table-cell table:formula="of:=[.C323]/([.H323]-[.H322])" office:value-type="float" office:value="81067.5355065836" calcext:value-type="float">
            <text:p>81067.5355065836</text:p>
          </table:table-cell>
          <table:table-cell table:formula="of:=[.G323]-[.$B323]" office:value-type="float" office:value="0.249474287033081" calcext:value-type="float">
            <text:p>0.24947428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2601.0148" calcext:value-type="float">
            <text:p>1443142601.0148</text:p>
          </table:table-cell>
          <table:table-cell office:value-type="float" office:value="4480" calcext:value-type="float">
            <text:p>4480</text:p>
          </table:table-cell>
          <table:table-cell table:formula="of:=[.B324]-[.$B$2]" office:value-type="float" office:value="41.0146110057831" calcext:value-type="float">
            <text:p>41.0146110058</text:p>
          </table:table-cell>
          <table:table-cell table:formula="of:=[.C324]/([.D324]-[.D323])" office:value-type="float" office:value="81137.8959958892" calcext:value-type="float">
            <text:p>81137.8959958892</text:p>
          </table:table-cell>
          <table:table-cell/>
          <table:table-cell office:value-type="float" office:value="1443142601.26188" calcext:value-type="float">
            <text:p>1443142601.26188</text:p>
          </table:table-cell>
          <table:table-cell table:formula="of:=[.G324]-[.$B$2]" office:value-type="float" office:value="41.2616910934448" calcext:value-type="float">
            <text:p>41.2616910934</text:p>
          </table:table-cell>
          <table:table-cell table:formula="of:=[.C324]/([.H324]-[.H323])" office:value-type="float" office:value="84815.6443160532" calcext:value-type="float">
            <text:p>84815.6443160532</text:p>
          </table:table-cell>
          <table:table-cell table:formula="of:=[.G324]-[.$B324]" office:value-type="float" office:value="0.247080087661743" calcext:value-type="float">
            <text:p>0.2470800877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2601.06766" calcext:value-type="float">
            <text:p>1443142601.06766</text:p>
          </table:table-cell>
          <table:table-cell office:value-type="float" office:value="4480" calcext:value-type="float">
            <text:p>4480</text:p>
          </table:table-cell>
          <table:table-cell table:formula="of:=[.B325]-[.$B$2]" office:value-type="float" office:value="41.0674760341644" calcext:value-type="float">
            <text:p>41.0674760342</text:p>
          </table:table-cell>
          <table:table-cell table:formula="of:=[.C325]/([.D325]-[.D324])" office:value-type="float" office:value="84744.1141558278" calcext:value-type="float">
            <text:p>84744.1141558278</text:p>
          </table:table-cell>
          <table:table-cell/>
          <table:table-cell office:value-type="float" office:value="1443142601.3147" calcext:value-type="float">
            <text:p>1443142601.3147</text:p>
          </table:table-cell>
          <table:table-cell table:formula="of:=[.G325]-[.$B$2]" office:value-type="float" office:value="41.3145139217377" calcext:value-type="float">
            <text:p>41.3145139217</text:p>
          </table:table-cell>
          <table:table-cell table:formula="of:=[.C325]/([.H325]-[.H324])" office:value-type="float" office:value="84811.816117894" calcext:value-type="float">
            <text:p>84811.816117894</text:p>
          </table:table-cell>
          <table:table-cell table:formula="of:=[.G325]-[.$B325]" office:value-type="float" office:value="0.247037887573242" calcext:value-type="float">
            <text:p>0.247037887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2601.12051" calcext:value-type="float">
            <text:p>1443142601.12051</text:p>
          </table:table-cell>
          <table:table-cell office:value-type="float" office:value="4480" calcext:value-type="float">
            <text:p>4480</text:p>
          </table:table-cell>
          <table:table-cell table:formula="of:=[.B326]-[.$B$2]" office:value-type="float" office:value="41.1203274726868" calcext:value-type="float">
            <text:p>41.1203274727</text:p>
          </table:table-cell>
          <table:table-cell table:formula="of:=[.C326]/([.D326]-[.D325])" office:value-type="float" office:value="84765.9046802752" calcext:value-type="float">
            <text:p>84765.9046802752</text:p>
          </table:table-cell>
          <table:table-cell/>
          <table:table-cell office:value-type="float" office:value="1443142601.36751" calcext:value-type="float">
            <text:p>1443142601.36751</text:p>
          </table:table-cell>
          <table:table-cell table:formula="of:=[.G326]-[.$B$2]" office:value-type="float" office:value="41.3673276901245" calcext:value-type="float">
            <text:p>41.3673276901</text:p>
          </table:table-cell>
          <table:table-cell table:formula="of:=[.C326]/([.H326]-[.H325])" office:value-type="float" office:value="84826.3651096756" calcext:value-type="float">
            <text:p>84826.3651096756</text:p>
          </table:table-cell>
          <table:table-cell table:formula="of:=[.G326]-[.$B326]" office:value-type="float" office:value="0.247000217437744" calcext:value-type="float">
            <text:p>0.247000217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2601.17336" calcext:value-type="float">
            <text:p>1443142601.17336</text:p>
          </table:table-cell>
          <table:table-cell office:value-type="float" office:value="4480" calcext:value-type="float">
            <text:p>4480</text:p>
          </table:table-cell>
          <table:table-cell table:formula="of:=[.B327]-[.$B$2]" office:value-type="float" office:value="41.1731734275818" calcext:value-type="float">
            <text:p>41.1731734276</text:p>
          </table:table-cell>
          <table:table-cell table:formula="of:=[.C327]/([.D327]-[.D326])" office:value-type="float" office:value="84774.7005215383" calcext:value-type="float">
            <text:p>84774.7005215383</text:p>
          </table:table-cell>
          <table:table-cell/>
          <table:table-cell office:value-type="float" office:value="1443142601.42028" calcext:value-type="float">
            <text:p>1443142601.42028</text:p>
          </table:table-cell>
          <table:table-cell table:formula="of:=[.G327]-[.$B$2]" office:value-type="float" office:value="41.4200925827026" calcext:value-type="float">
            <text:p>41.4200925827</text:p>
          </table:table-cell>
          <table:table-cell table:formula="of:=[.C327]/([.H327]-[.H326])" office:value-type="float" office:value="84904.9392712551" calcext:value-type="float">
            <text:p>84904.9392712551</text:p>
          </table:table-cell>
          <table:table-cell table:formula="of:=[.G327]-[.$B327]" office:value-type="float" office:value="0.24691915512085" calcext:value-type="float">
            <text:p>0.246919155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2601.2262" calcext:value-type="float">
            <text:p>1443142601.2262</text:p>
          </table:table-cell>
          <table:table-cell office:value-type="float" office:value="4480" calcext:value-type="float">
            <text:p>4480</text:p>
          </table:table-cell>
          <table:table-cell table:formula="of:=[.B328]-[.$B$2]" office:value-type="float" office:value="41.2260162830353" calcext:value-type="float">
            <text:p>41.226016283</text:p>
          </table:table-cell>
          <table:table-cell table:formula="of:=[.C328]/([.D328]-[.D327])" office:value-type="float" office:value="84779.6728915038" calcext:value-type="float">
            <text:p>84779.6728915038</text:p>
          </table:table-cell>
          <table:table-cell/>
          <table:table-cell office:value-type="float" office:value="1443142601.47311" calcext:value-type="float">
            <text:p>1443142601.47311</text:p>
          </table:table-cell>
          <table:table-cell table:formula="of:=[.G328]-[.$B$2]" office:value-type="float" office:value="41.4729247093201" calcext:value-type="float">
            <text:p>41.4729247093</text:p>
          </table:table-cell>
          <table:table-cell table:formula="of:=[.C328]/([.H328]-[.H327])" office:value-type="float" office:value="84796.8894464652" calcext:value-type="float">
            <text:p>84796.8894464652</text:p>
          </table:table-cell>
          <table:table-cell table:formula="of:=[.G328]-[.$B328]" office:value-type="float" office:value="0.24690842628479" calcext:value-type="float">
            <text:p>0.246908426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2601.27904" calcext:value-type="float">
            <text:p>1443142601.27904</text:p>
          </table:table-cell>
          <table:table-cell office:value-type="float" office:value="4480" calcext:value-type="float">
            <text:p>4480</text:p>
          </table:table-cell>
          <table:table-cell table:formula="of:=[.B329]-[.$B$2]" office:value-type="float" office:value="41.2788534164429" calcext:value-type="float">
            <text:p>41.2788534164</text:p>
          </table:table-cell>
          <table:table-cell table:formula="of:=[.C329]/([.D329]-[.D328])" office:value-type="float" office:value="84788.8541840579" calcext:value-type="float">
            <text:p>84788.8541840579</text:p>
          </table:table-cell>
          <table:table-cell/>
          <table:table-cell office:value-type="float" office:value="1443142601.52597" calcext:value-type="float">
            <text:p>1443142601.52597</text:p>
          </table:table-cell>
          <table:table-cell table:formula="of:=[.G329]-[.$B$2]" office:value-type="float" office:value="41.5257875919342" calcext:value-type="float">
            <text:p>41.5257875919</text:p>
          </table:table-cell>
          <table:table-cell table:formula="of:=[.C329]/([.H329]-[.H328])" office:value-type="float" office:value="84747.5540201062" calcext:value-type="float">
            <text:p>84747.5540201062</text:p>
          </table:table-cell>
          <table:table-cell table:formula="of:=[.G329]-[.$B329]" office:value-type="float" office:value="0.246934175491333" calcext:value-type="float">
            <text:p>0.246934175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2601.33189" calcext:value-type="float">
            <text:p>1443142601.33189</text:p>
          </table:table-cell>
          <table:table-cell office:value-type="float" office:value="4480" calcext:value-type="float">
            <text:p>4480</text:p>
          </table:table-cell>
          <table:table-cell table:formula="of:=[.B330]-[.$B$2]" office:value-type="float" office:value="41.3317039012909" calcext:value-type="float">
            <text:p>41.3317039013</text:p>
          </table:table-cell>
          <table:table-cell table:formula="of:=[.C330]/([.D330]-[.D329])" office:value-type="float" office:value="84767.4342606836" calcext:value-type="float">
            <text:p>84767.4342606836</text:p>
          </table:table-cell>
          <table:table-cell/>
          <table:table-cell office:value-type="float" office:value="1443142601.57879" calcext:value-type="float">
            <text:p>1443142601.57879</text:p>
          </table:table-cell>
          <table:table-cell table:formula="of:=[.G330]-[.$B$2]" office:value-type="float" office:value="41.5786061286926" calcext:value-type="float">
            <text:p>41.5786061287</text:p>
          </table:table-cell>
          <table:table-cell table:formula="of:=[.C330]/([.H330]-[.H329])" office:value-type="float" office:value="84818.7071234151" calcext:value-type="float">
            <text:p>84818.7071234151</text:p>
          </table:table-cell>
          <table:table-cell table:formula="of:=[.G330]-[.$B330]" office:value-type="float" office:value="0.246902227401733" calcext:value-type="float">
            <text:p>0.2469022274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2601.38474" calcext:value-type="float">
            <text:p>1443142601.38474</text:p>
          </table:table-cell>
          <table:table-cell office:value-type="float" office:value="4480" calcext:value-type="float">
            <text:p>4480</text:p>
          </table:table-cell>
          <table:table-cell table:formula="of:=[.B331]-[.$B$2]" office:value-type="float" office:value="41.3845522403717" calcext:value-type="float">
            <text:p>41.3845522404</text:p>
          </table:table-cell>
          <table:table-cell table:formula="of:=[.C331]/([.D331]-[.D330])" office:value-type="float" office:value="84770.8760184425" calcext:value-type="float">
            <text:p>84770.8760184425</text:p>
          </table:table-cell>
          <table:table-cell/>
          <table:table-cell office:value-type="float" office:value="1443142601.63157" calcext:value-type="float">
            <text:p>1443142601.63157</text:p>
          </table:table-cell>
          <table:table-cell table:formula="of:=[.G331]-[.$B$2]" office:value-type="float" office:value="41.6313836574554" calcext:value-type="float">
            <text:p>41.6313836575</text:p>
          </table:table-cell>
          <table:table-cell table:formula="of:=[.C331]/([.H331]-[.H330])" office:value-type="float" office:value="84884.6110270368" calcext:value-type="float">
            <text:p>84884.6110270368</text:p>
          </table:table-cell>
          <table:table-cell table:formula="of:=[.G331]-[.$B331]" office:value-type="float" office:value="0.24683141708374" calcext:value-type="float">
            <text:p>0.246831417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2601.43759" calcext:value-type="float">
            <text:p>1443142601.43759</text:p>
          </table:table-cell>
          <table:table-cell office:value-type="float" office:value="4480" calcext:value-type="float">
            <text:p>4480</text:p>
          </table:table-cell>
          <table:table-cell table:formula="of:=[.B332]-[.$B$2]" office:value-type="float" office:value="41.4374005794525" calcext:value-type="float">
            <text:p>41.4374005795</text:p>
          </table:table-cell>
          <table:table-cell table:formula="of:=[.C332]/([.D332]-[.D331])" office:value-type="float" office:value="84770.8760184425" calcext:value-type="float">
            <text:p>84770.8760184425</text:p>
          </table:table-cell>
          <table:table-cell/>
          <table:table-cell office:value-type="float" office:value="1443142601.68451" calcext:value-type="float">
            <text:p>1443142601.68451</text:p>
          </table:table-cell>
          <table:table-cell table:formula="of:=[.G332]-[.$B$2]" office:value-type="float" office:value="41.6843287944794" calcext:value-type="float">
            <text:p>41.6843287945</text:p>
          </table:table-cell>
          <table:table-cell table:formula="of:=[.C332]/([.H332]-[.H331])" office:value-type="float" office:value="84615.892069096" calcext:value-type="float">
            <text:p>84615.892069096</text:p>
          </table:table-cell>
          <table:table-cell table:formula="of:=[.G332]-[.$B332]" office:value-type="float" office:value="0.246928215026855" calcext:value-type="float">
            <text:p>0.246928215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2601.49042" calcext:value-type="float">
            <text:p>1443142601.49042</text:p>
          </table:table-cell>
          <table:table-cell office:value-type="float" office:value="4480" calcext:value-type="float">
            <text:p>4480</text:p>
          </table:table-cell>
          <table:table-cell table:formula="of:=[.B333]-[.$B$2]" office:value-type="float" office:value="41.4902303218842" calcext:value-type="float">
            <text:p>41.4902303219</text:p>
          </table:table-cell>
          <table:table-cell table:formula="of:=[.C333]/([.D333]-[.D332])" office:value-type="float" office:value="84800.7162972056" calcext:value-type="float">
            <text:p>84800.7162972056</text:p>
          </table:table-cell>
          <table:table-cell/>
          <table:table-cell office:value-type="float" office:value="1443142601.73741" calcext:value-type="float">
            <text:p>1443142601.73741</text:p>
          </table:table-cell>
          <table:table-cell table:formula="of:=[.G333]-[.$B$2]" office:value-type="float" office:value="41.7372272014618" calcext:value-type="float">
            <text:p>41.7372272015</text:p>
          </table:table-cell>
          <table:table-cell table:formula="of:=[.C333]/([.H333]-[.H332])" office:value-type="float" office:value="84690.6410903584" calcext:value-type="float">
            <text:p>84690.6410903584</text:p>
          </table:table-cell>
          <table:table-cell table:formula="of:=[.G333]-[.$B333]" office:value-type="float" office:value="0.246996879577637" calcext:value-type="float">
            <text:p>0.246996879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2601.54325" calcext:value-type="float">
            <text:p>1443142601.54325</text:p>
          </table:table-cell>
          <table:table-cell office:value-type="float" office:value="4480" calcext:value-type="float">
            <text:p>4480</text:p>
          </table:table-cell>
          <table:table-cell table:formula="of:=[.B334]-[.$B$2]" office:value-type="float" office:value="41.5430672168732" calcext:value-type="float">
            <text:p>41.5430672169</text:p>
          </table:table-cell>
          <table:table-cell table:formula="of:=[.C334]/([.D334]-[.D333])" office:value-type="float" office:value="84789.2367810698" calcext:value-type="float">
            <text:p>84789.2367810698</text:p>
          </table:table-cell>
          <table:table-cell/>
          <table:table-cell office:value-type="float" office:value="1443142601.79027" calcext:value-type="float">
            <text:p>1443142601.79027</text:p>
          </table:table-cell>
          <table:table-cell table:formula="of:=[.G334]-[.$B$2]" office:value-type="float" office:value="41.7900838851929" calcext:value-type="float">
            <text:p>41.7900838852</text:p>
          </table:table-cell>
          <table:table-cell table:formula="of:=[.C334]/([.H334]-[.H333])" office:value-type="float" office:value="84757.4929746456" calcext:value-type="float">
            <text:p>84757.4929746456</text:p>
          </table:table-cell>
          <table:table-cell table:formula="of:=[.G334]-[.$B334]" office:value-type="float" office:value="0.247016668319702" calcext:value-type="float">
            <text:p>0.247016668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2601.59611" calcext:value-type="float">
            <text:p>1443142601.59611</text:p>
          </table:table-cell>
          <table:table-cell office:value-type="float" office:value="4480" calcext:value-type="float">
            <text:p>4480</text:p>
          </table:table-cell>
          <table:table-cell table:formula="of:=[.B335]-[.$B$2]" office:value-type="float" office:value="41.5959236621857" calcext:value-type="float">
            <text:p>41.5959236622</text:p>
          </table:table-cell>
          <table:table-cell table:formula="of:=[.C335]/([.D335]-[.D334])" office:value-type="float" office:value="84757.8752886836" calcext:value-type="float">
            <text:p>84757.8752886836</text:p>
          </table:table-cell>
          <table:table-cell/>
          <table:table-cell office:value-type="float" office:value="1443142601.84315" calcext:value-type="float">
            <text:p>1443142601.84315</text:p>
          </table:table-cell>
          <table:table-cell table:formula="of:=[.G335]-[.$B$2]" office:value-type="float" office:value="41.8429663181305" calcext:value-type="float">
            <text:p>41.8429663181</text:p>
          </table:table-cell>
          <table:table-cell table:formula="of:=[.C335]/([.H335]-[.H334])" office:value-type="float" office:value="84716.2233493384" calcext:value-type="float">
            <text:p>84716.2233493384</text:p>
          </table:table-cell>
          <table:table-cell table:formula="of:=[.G335]-[.$B335]" office:value-type="float" office:value="0.247042655944824" calcext:value-type="float">
            <text:p>0.2470426559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2601.64895" calcext:value-type="float">
            <text:p>1443142601.64895</text:p>
          </table:table-cell>
          <table:table-cell office:value-type="float" office:value="4480" calcext:value-type="float">
            <text:p>4480</text:p>
          </table:table-cell>
          <table:table-cell table:formula="of:=[.B336]-[.$B$2]" office:value-type="float" office:value="41.6487677097321" calcext:value-type="float">
            <text:p>41.6487677097</text:p>
          </table:table-cell>
          <table:table-cell table:formula="of:=[.C336]/([.D336]-[.D335])" office:value-type="float" office:value="84777.7603724892" calcext:value-type="float">
            <text:p>84777.7603724892</text:p>
          </table:table-cell>
          <table:table-cell/>
          <table:table-cell office:value-type="float" office:value="1443142601.8959" calcext:value-type="float">
            <text:p>1443142601.8959</text:p>
          </table:table-cell>
          <table:table-cell table:formula="of:=[.G336]-[.$B$2]" office:value-type="float" office:value="41.8957183361053" calcext:value-type="float">
            <text:p>41.8957183361</text:p>
          </table:table-cell>
          <table:table-cell table:formula="of:=[.C336]/([.H336]-[.H335])" office:value-type="float" office:value="84925.6610834411" calcext:value-type="float">
            <text:p>84925.6610834411</text:p>
          </table:table-cell>
          <table:table-cell table:formula="of:=[.G336]-[.$B336]" office:value-type="float" office:value="0.246950626373291" calcext:value-type="float">
            <text:p>0.246950626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2601.70179" calcext:value-type="float">
            <text:p>1443142601.70179</text:p>
          </table:table-cell>
          <table:table-cell office:value-type="float" office:value="4480" calcext:value-type="float">
            <text:p>4480</text:p>
          </table:table-cell>
          <table:table-cell table:formula="of:=[.B337]-[.$B$2]" office:value-type="float" office:value="41.7016093730927" calcext:value-type="float">
            <text:p>41.7016093731</text:p>
          </table:table-cell>
          <table:table-cell table:formula="of:=[.C337]/([.D337]-[.D336])" office:value-type="float" office:value="84781.5854968101" calcext:value-type="float">
            <text:p>84781.5854968101</text:p>
          </table:table-cell>
          <table:table-cell/>
          <table:table-cell office:value-type="float" office:value="1443142601.94869" calcext:value-type="float">
            <text:p>1443142601.94869</text:p>
          </table:table-cell>
          <table:table-cell table:formula="of:=[.G337]-[.$B$2]" office:value-type="float" office:value="41.94850730896" calcext:value-type="float">
            <text:p>41.948507309</text:p>
          </table:table-cell>
          <table:table-cell table:formula="of:=[.C337]/([.H337]-[.H336])" office:value-type="float" office:value="84866.2089398545" calcext:value-type="float">
            <text:p>84866.2089398545</text:p>
          </table:table-cell>
          <table:table-cell table:formula="of:=[.G337]-[.$B337]" office:value-type="float" office:value="0.24689793586731" calcext:value-type="float">
            <text:p>0.2468979359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2601.75464" calcext:value-type="float">
            <text:p>1443142601.75464</text:p>
          </table:table-cell>
          <table:table-cell office:value-type="float" office:value="4480" calcext:value-type="float">
            <text:p>4480</text:p>
          </table:table-cell>
          <table:table-cell table:formula="of:=[.B338]-[.$B$2]" office:value-type="float" office:value="41.754453420639" calcext:value-type="float">
            <text:p>41.7544534206</text:p>
          </table:table-cell>
          <table:table-cell table:formula="of:=[.C338]/([.D338]-[.D337])" office:value-type="float" office:value="84777.7603724892" calcext:value-type="float">
            <text:p>84777.7603724892</text:p>
          </table:table-cell>
          <table:table-cell/>
          <table:table-cell office:value-type="float" office:value="1443142602.00159" calcext:value-type="float">
            <text:p>1443142602.00159</text:p>
          </table:table-cell>
          <table:table-cell table:formula="of:=[.G338]-[.$B$2]" office:value-type="float" office:value="42.0014050006867" calcext:value-type="float">
            <text:p>42.0014050007</text:p>
          </table:table-cell>
          <table:table-cell table:formula="of:=[.C338]/([.H338]-[.H337])" office:value-type="float" office:value="84691.7862342193" calcext:value-type="float">
            <text:p>84691.7862342193</text:p>
          </table:table-cell>
          <table:table-cell table:formula="of:=[.G338]-[.$B338]" office:value-type="float" office:value="0.246951580047607" calcext:value-type="float">
            <text:p>0.2469515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2601.80749" calcext:value-type="float">
            <text:p>1443142601.80749</text:p>
          </table:table-cell>
          <table:table-cell office:value-type="float" office:value="4480" calcext:value-type="float">
            <text:p>4480</text:p>
          </table:table-cell>
          <table:table-cell table:formula="of:=[.B339]-[.$B$2]" office:value-type="float" office:value="41.8073093891144" calcext:value-type="float">
            <text:p>41.8073093891</text:p>
          </table:table-cell>
          <table:table-cell table:formula="of:=[.C339]/([.D339]-[.D338])" office:value-type="float" office:value="84758.6399271067" calcext:value-type="float">
            <text:p>84758.6399271067</text:p>
          </table:table-cell>
          <table:table-cell/>
          <table:table-cell office:value-type="float" office:value="1443142602.05435" calcext:value-type="float">
            <text:p>1443142602.05435</text:p>
          </table:table-cell>
          <table:table-cell table:formula="of:=[.G339]-[.$B$2]" office:value-type="float" office:value="42.0541677474976" calcext:value-type="float">
            <text:p>42.0541677475</text:p>
          </table:table-cell>
          <table:table-cell table:formula="of:=[.C339]/([.H339]-[.H338])" office:value-type="float" office:value="84908.3922043533" calcext:value-type="float">
            <text:p>84908.3922043533</text:p>
          </table:table-cell>
          <table:table-cell table:formula="of:=[.G339]-[.$B339]" office:value-type="float" office:value="0.246858358383179" calcext:value-type="float">
            <text:p>0.2468583584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2601.86034" calcext:value-type="float">
            <text:p>1443142601.86034</text:p>
          </table:table-cell>
          <table:table-cell office:value-type="float" office:value="4480" calcext:value-type="float">
            <text:p>4480</text:p>
          </table:table-cell>
          <table:table-cell table:formula="of:=[.B340]-[.$B$2]" office:value-type="float" office:value="41.8601520061493" calcext:value-type="float">
            <text:p>41.8601520061</text:p>
          </table:table-cell>
          <table:table-cell table:formula="of:=[.C340]/([.D340]-[.D339])" office:value-type="float" office:value="84780.0554056615" calcext:value-type="float">
            <text:p>84780.0554056615</text:p>
          </table:table-cell>
          <table:table-cell/>
          <table:table-cell office:value-type="float" office:value="1443142602.10726" calcext:value-type="float">
            <text:p>1443142602.10726</text:p>
          </table:table-cell>
          <table:table-cell table:formula="of:=[.G340]-[.$B$2]" office:value-type="float" office:value="42.1070761680603" calcext:value-type="float">
            <text:p>42.1070761681</text:p>
          </table:table-cell>
          <table:table-cell table:formula="of:=[.C340]/([.H340]-[.H339])" office:value-type="float" office:value="84674.612327298" calcext:value-type="float">
            <text:p>84674.612327298</text:p>
          </table:table-cell>
          <table:table-cell table:formula="of:=[.G340]-[.$B340]" office:value-type="float" office:value="0.246924161911011" calcext:value-type="float">
            <text:p>0.2469241619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2601.9132" calcext:value-type="float">
            <text:p>1443142601.9132</text:p>
          </table:table-cell>
          <table:table-cell office:value-type="float" office:value="4480" calcext:value-type="float">
            <text:p>4480</text:p>
          </table:table-cell>
          <table:table-cell table:formula="of:=[.B341]-[.$B$2]" office:value-type="float" office:value="41.9130117893219" calcext:value-type="float">
            <text:p>41.9130117893</text:p>
          </table:table-cell>
          <table:table-cell table:formula="of:=[.C341]/([.D341]-[.D340])" office:value-type="float" office:value="84752.5232059898" calcext:value-type="float">
            <text:p>84752.5232059898</text:p>
          </table:table-cell>
          <table:table-cell/>
          <table:table-cell office:value-type="float" office:value="1443142602.12362" calcext:value-type="float">
            <text:p>1443142602.12362</text:p>
          </table:table-cell>
          <table:table-cell table:formula="of:=[.G341]-[.$B$2]" office:value-type="float" office:value="42.1234319210052" calcext:value-type="float">
            <text:p>42.123431921</text:p>
          </table:table-cell>
          <table:table-cell table:formula="of:=[.C341]/([.H341]-[.H340])" office:value-type="float" office:value="273909.737758925" calcext:value-type="float">
            <text:p>273909.737758925</text:p>
          </table:table-cell>
          <table:table-cell table:formula="of:=[.G341]-[.$B341]" office:value-type="float" office:value="0.21042013168335" calcext:value-type="float">
            <text:p>0.210420131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2601.96604" calcext:value-type="float">
            <text:p>1443142601.96604</text:p>
          </table:table-cell>
          <table:table-cell office:value-type="float" office:value="4480" calcext:value-type="float">
            <text:p>4480</text:p>
          </table:table-cell>
          <table:table-cell table:formula="of:=[.B342]-[.$B$2]" office:value-type="float" office:value="41.965856552124" calcext:value-type="float">
            <text:p>41.9658565521</text:p>
          </table:table-cell>
          <table:table-cell table:formula="of:=[.C342]/([.D342]-[.D341])" office:value-type="float" office:value="84776.6129024981" calcext:value-type="float">
            <text:p>84776.6129024981</text:p>
          </table:table-cell>
          <table:table-cell/>
          <table:table-cell office:value-type="float" office:value="1443142602.21003" calcext:value-type="float">
            <text:p>1443142602.21003</text:p>
          </table:table-cell>
          <table:table-cell table:formula="of:=[.G342]-[.$B$2]" office:value-type="float" office:value="42.2098479270935" calcext:value-type="float">
            <text:p>42.2098479271</text:p>
          </table:table-cell>
          <table:table-cell table:formula="of:=[.C342]/([.H342]-[.H341])" office:value-type="float" office:value="51842.2477824833" calcext:value-type="float">
            <text:p>51842.2477824833</text:p>
          </table:table-cell>
          <table:table-cell table:formula="of:=[.G342]-[.$B342]" office:value-type="float" office:value="0.243991374969482" calcext:value-type="float">
            <text:p>0.243991375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2602.01569" calcext:value-type="float">
            <text:p>1443142602.01569</text:p>
          </table:table-cell>
          <table:table-cell office:value-type="float" office:value="4480" calcext:value-type="float">
            <text:p>4480</text:p>
          </table:table-cell>
          <table:table-cell table:formula="of:=[.B343]-[.$B$2]" office:value-type="float" office:value="42.0155024528503" calcext:value-type="float">
            <text:p>42.0155024529</text:p>
          </table:table-cell>
          <table:table-cell table:formula="of:=[.C343]/([.D343]-[.D342])" office:value-type="float" office:value="90239.0717956106" calcext:value-type="float">
            <text:p>90239.0717956106</text:p>
          </table:table-cell>
          <table:table-cell/>
          <table:table-cell office:value-type="float" office:value="1443142602.25389" calcext:value-type="float">
            <text:p>1443142602.25389</text:p>
          </table:table-cell>
          <table:table-cell table:formula="of:=[.G343]-[.$B$2]" office:value-type="float" office:value="42.2537055015564" calcext:value-type="float">
            <text:p>42.2537055016</text:p>
          </table:table-cell>
          <table:table-cell table:formula="of:=[.C343]/([.H343]-[.H342])" office:value-type="float" office:value="102148.831869183" calcext:value-type="float">
            <text:p>102148.831869183</text:p>
          </table:table-cell>
          <table:table-cell table:formula="of:=[.G343]-[.$B343]" office:value-type="float" office:value="0.238203048706055" calcext:value-type="float">
            <text:p>0.238203048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2602.05961" calcext:value-type="float">
            <text:p>1443142602.05961</text:p>
          </table:table-cell>
          <table:table-cell office:value-type="float" office:value="4480" calcext:value-type="float">
            <text:p>4480</text:p>
          </table:table-cell>
          <table:table-cell table:formula="of:=[.B344]-[.$B$2]" office:value-type="float" office:value="42.0594201087952" calcext:value-type="float">
            <text:p>42.0594201088</text:p>
          </table:table-cell>
          <table:table-cell table:formula="of:=[.C344]/([.D344]-[.D343])" office:value-type="float" office:value="102009.087316236" calcext:value-type="float">
            <text:p>102009.087316236</text:p>
          </table:table-cell>
          <table:table-cell/>
          <table:table-cell office:value-type="float" office:value="1443142602.29776" calcext:value-type="float">
            <text:p>1443142602.29776</text:p>
          </table:table-cell>
          <table:table-cell table:formula="of:=[.G344]-[.$B$2]" office:value-type="float" office:value="42.2975778579712" calcext:value-type="float">
            <text:p>42.297577858</text:p>
          </table:table-cell>
          <table:table-cell table:formula="of:=[.C344]/([.H344]-[.H343])" office:value-type="float" office:value="102114.414772789" calcext:value-type="float">
            <text:p>102114.414772789</text:p>
          </table:table-cell>
          <table:table-cell table:formula="of:=[.G344]-[.$B344]" office:value-type="float" office:value="0.238157749176025" calcext:value-type="float">
            <text:p>0.2381577492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2602.1035" calcext:value-type="float">
            <text:p>1443142602.1035</text:p>
          </table:table-cell>
          <table:table-cell office:value-type="float" office:value="4480" calcext:value-type="float">
            <text:p>4480</text:p>
          </table:table-cell>
          <table:table-cell table:formula="of:=[.B345]-[.$B$2]" office:value-type="float" office:value="42.1033134460449" calcext:value-type="float">
            <text:p>42.103313446</text:p>
          </table:table-cell>
          <table:table-cell table:formula="of:=[.C345]/([.D345]-[.D344])" office:value-type="float" office:value="102065.604501852" calcext:value-type="float">
            <text:p>102065.604501852</text:p>
          </table:table-cell>
          <table:table-cell/>
          <table:table-cell office:value-type="float" office:value="1443142602.34307" calcext:value-type="float">
            <text:p>1443142602.34307</text:p>
          </table:table-cell>
          <table:table-cell table:formula="of:=[.G345]-[.$B$2]" office:value-type="float" office:value="42.342880487442" calcext:value-type="float">
            <text:p>42.3428804874</text:p>
          </table:table-cell>
          <table:table-cell table:formula="of:=[.C345]/([.H345]-[.H344])" office:value-type="float" office:value="98890.5070705689" calcext:value-type="float">
            <text:p>98890.5070705689</text:p>
          </table:table-cell>
          <table:table-cell table:formula="of:=[.G345]-[.$B345]" office:value-type="float" office:value="0.239567041397095" calcext:value-type="float">
            <text:p>0.2395670414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2602.14738" calcext:value-type="float">
            <text:p>1443142602.14738</text:p>
          </table:table-cell>
          <table:table-cell office:value-type="float" office:value="4480" calcext:value-type="float">
            <text:p>4480</text:p>
          </table:table-cell>
          <table:table-cell table:formula="of:=[.B346]-[.$B$2]" office:value-type="float" office:value="42.1471993923187" calcext:value-type="float">
            <text:p>42.1471993923</text:p>
          </table:table-cell>
          <table:table-cell table:formula="of:=[.C346]/([.D346]-[.D345])" office:value-type="float" office:value="102082.793704603" calcext:value-type="float">
            <text:p>102082.793704603</text:p>
          </table:table-cell>
          <table:table-cell/>
          <table:table-cell office:value-type="float" office:value="1443142602.4294" calcext:value-type="float">
            <text:p>1443142602.4294</text:p>
          </table:table-cell>
          <table:table-cell table:formula="of:=[.G346]-[.$B$2]" office:value-type="float" office:value="42.4292097091675" calcext:value-type="float">
            <text:p>42.4292097092</text:p>
          </table:table-cell>
          <table:table-cell table:formula="of:=[.C346]/([.H346]-[.H345])" office:value-type="float" office:value="51894.3633506494" calcext:value-type="float">
            <text:p>51894.3633506494</text:p>
          </table:table-cell>
          <table:table-cell table:formula="of:=[.G346]-[.$B346]" office:value-type="float" office:value="0.282010316848755" calcext:value-type="float">
            <text:p>0.282010316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2602.19128" calcext:value-type="float">
            <text:p>1443142602.19128</text:p>
          </table:table-cell>
          <table:table-cell office:value-type="float" office:value="4480" calcext:value-type="float">
            <text:p>4480</text:p>
          </table:table-cell>
          <table:table-cell table:formula="of:=[.B347]-[.$B$2]" office:value-type="float" office:value="42.1910934448242" calcext:value-type="float">
            <text:p>42.1910934448</text:p>
          </table:table-cell>
          <table:table-cell table:formula="of:=[.C347]/([.D347]-[.D346])" office:value-type="float" office:value="102063.941337824" calcext:value-type="float">
            <text:p>102063.941337824</text:p>
          </table:table-cell>
          <table:table-cell/>
          <table:table-cell office:value-type="float" office:value="1443142602.47324" calcext:value-type="float">
            <text:p>1443142602.47324</text:p>
          </table:table-cell>
          <table:table-cell table:formula="of:=[.G347]-[.$B$2]" office:value-type="float" office:value="42.4730584621429" calcext:value-type="float">
            <text:p>42.4730584621</text:p>
          </table:table-cell>
          <table:table-cell table:formula="of:=[.C347]/([.H347]-[.H346])" office:value-type="float" office:value="102169.382160237" calcext:value-type="float">
            <text:p>102169.382160237</text:p>
          </table:table-cell>
          <table:table-cell table:formula="of:=[.G347]-[.$B347]" office:value-type="float" office:value="0.281965017318726" calcext:value-type="float">
            <text:p>0.2819650173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2602.23517" calcext:value-type="float">
            <text:p>1443142602.23517</text:p>
          </table:table-cell>
          <table:table-cell office:value-type="float" office:value="4480" calcext:value-type="float">
            <text:p>4480</text:p>
          </table:table-cell>
          <table:table-cell table:formula="of:=[.B348]-[.$B$2]" office:value-type="float" office:value="42.2349803447723" calcext:value-type="float">
            <text:p>42.2349803448</text:p>
          </table:table-cell>
          <table:table-cell table:formula="of:=[.C348]/([.D348]-[.D347])" office:value-type="float" office:value="102080.575417629" calcext:value-type="float">
            <text:p>102080.575417629</text:p>
          </table:table-cell>
          <table:table-cell/>
          <table:table-cell office:value-type="float" office:value="1443142602.51708" calcext:value-type="float">
            <text:p>1443142602.51708</text:p>
          </table:table-cell>
          <table:table-cell table:formula="of:=[.G348]-[.$B$2]" office:value-type="float" office:value="42.5168905258179" calcext:value-type="float">
            <text:p>42.5168905258</text:p>
          </table:table-cell>
          <table:table-cell table:formula="of:=[.C348]/([.H348]-[.H347])" office:value-type="float" office:value="102208.283717262" calcext:value-type="float">
            <text:p>102208.283717262</text:p>
          </table:table-cell>
          <table:table-cell table:formula="of:=[.G348]-[.$B348]" office:value-type="float" office:value="0.281910181045532" calcext:value-type="float">
            <text:p>0.28191018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2602.27905" calcext:value-type="float">
            <text:p>1443142602.27905</text:p>
          </table:table-cell>
          <table:table-cell office:value-type="float" office:value="4480" calcext:value-type="float">
            <text:p>4480</text:p>
          </table:table-cell>
          <table:table-cell table:formula="of:=[.B349]-[.$B$2]" office:value-type="float" office:value="42.2788641452789" calcext:value-type="float">
            <text:p>42.2788641453</text:p>
          </table:table-cell>
          <table:table-cell table:formula="of:=[.C349]/([.D349]-[.D348])" office:value-type="float" office:value="102087.785202812" calcext:value-type="float">
            <text:p>102087.785202812</text:p>
          </table:table-cell>
          <table:table-cell/>
          <table:table-cell office:value-type="float" office:value="1443142602.56097" calcext:value-type="float">
            <text:p>1443142602.56097</text:p>
          </table:table-cell>
          <table:table-cell table:formula="of:=[.G349]-[.$B$2]" office:value-type="float" office:value="42.5607812404633" calcext:value-type="float">
            <text:p>42.5607812405</text:p>
          </table:table-cell>
          <table:table-cell table:formula="of:=[.C349]/([.H349]-[.H348])" office:value-type="float" office:value="102071.703233727" calcext:value-type="float">
            <text:p>102071.703233727</text:p>
          </table:table-cell>
          <table:table-cell table:formula="of:=[.G349]-[.$B349]" office:value-type="float" office:value="0.281917095184326" calcext:value-type="float">
            <text:p>0.2819170952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2602.32294" calcext:value-type="float">
            <text:p>1443142602.32294</text:p>
          </table:table-cell>
          <table:table-cell office:value-type="float" office:value="4480" calcext:value-type="float">
            <text:p>4480</text:p>
          </table:table-cell>
          <table:table-cell table:formula="of:=[.B350]-[.$B$2]" office:value-type="float" office:value="42.3227500915527" calcext:value-type="float">
            <text:p>42.3227500916</text:p>
          </table:table-cell>
          <table:table-cell table:formula="of:=[.C350]/([.D350]-[.D349])" office:value-type="float" office:value="102082.793704603" calcext:value-type="float">
            <text:p>102082.793704603</text:p>
          </table:table-cell>
          <table:table-cell/>
          <table:table-cell office:value-type="float" office:value="1443142602.60484" calcext:value-type="float">
            <text:p>1443142602.60484</text:p>
          </table:table-cell>
          <table:table-cell table:formula="of:=[.G350]-[.$B$2]" office:value-type="float" office:value="42.6046535968781" calcext:value-type="float">
            <text:p>42.6046535969</text:p>
          </table:table-cell>
          <table:table-cell table:formula="of:=[.C350]/([.H350]-[.H349])" office:value-type="float" office:value="102114.414772789" calcext:value-type="float">
            <text:p>102114.414772789</text:p>
          </table:table-cell>
          <table:table-cell table:formula="of:=[.G350]-[.$B350]" office:value-type="float" office:value="0.281903505325317" calcext:value-type="float">
            <text:p>0.2819035053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2602.36682" calcext:value-type="float">
            <text:p>1443142602.36682</text:p>
          </table:table-cell>
          <table:table-cell office:value-type="float" office:value="4480" calcext:value-type="float">
            <text:p>4480</text:p>
          </table:table-cell>
          <table:table-cell table:formula="of:=[.B351]-[.$B$2]" office:value-type="float" office:value="42.3666353225708" calcext:value-type="float">
            <text:p>42.3666353226</text:p>
          </table:table-cell>
          <table:table-cell table:formula="of:=[.C351]/([.D351]-[.D350])" office:value-type="float" office:value="102084.457483104" calcext:value-type="float">
            <text:p>102084.457483104</text:p>
          </table:table-cell>
          <table:table-cell/>
          <table:table-cell office:value-type="float" office:value="1443142602.64872" calcext:value-type="float">
            <text:p>1443142602.64872</text:p>
          </table:table-cell>
          <table:table-cell table:formula="of:=[.G351]-[.$B$2]" office:value-type="float" office:value="42.6485376358032" calcext:value-type="float">
            <text:p>42.6485376358</text:p>
          </table:table-cell>
          <table:table-cell table:formula="of:=[.C351]/([.H351]-[.H350])" office:value-type="float" office:value="102087.230567795" calcext:value-type="float">
            <text:p>102087.230567795</text:p>
          </table:table-cell>
          <table:table-cell table:formula="of:=[.G351]-[.$B351]" office:value-type="float" office:value="0.281902313232422" calcext:value-type="float">
            <text:p>0.281902313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2602.4107" calcext:value-type="float">
            <text:p>1443142602.4107</text:p>
          </table:table-cell>
          <table:table-cell office:value-type="float" office:value="4480" calcext:value-type="float">
            <text:p>4480</text:p>
          </table:table-cell>
          <table:table-cell table:formula="of:=[.B352]-[.$B$2]" office:value-type="float" office:value="42.4105184078217" calcext:value-type="float">
            <text:p>42.4105184078</text:p>
          </table:table-cell>
          <table:table-cell table:formula="of:=[.C352]/([.D352]-[.D351])" office:value-type="float" office:value="102089.449144024" calcext:value-type="float">
            <text:p>102089.449144024</text:p>
          </table:table-cell>
          <table:table-cell/>
          <table:table-cell office:value-type="float" office:value="1443142602.69261" calcext:value-type="float">
            <text:p>1443142602.69261</text:p>
          </table:table-cell>
          <table:table-cell table:formula="of:=[.G352]-[.$B$2]" office:value-type="float" office:value="42.6924250125885" calcext:value-type="float">
            <text:p>42.6924250126</text:p>
          </table:table-cell>
          <table:table-cell table:formula="of:=[.C352]/([.H352]-[.H351])" office:value-type="float" office:value="102079.466310294" calcext:value-type="float">
            <text:p>102079.466310294</text:p>
          </table:table-cell>
          <table:table-cell table:formula="of:=[.G352]-[.$B352]" office:value-type="float" office:value="0.281906604766846" calcext:value-type="float">
            <text:p>0.2819066048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2602.45459" calcext:value-type="float">
            <text:p>1443142602.45459</text:p>
          </table:table-cell>
          <table:table-cell office:value-type="float" office:value="4480" calcext:value-type="float">
            <text:p>4480</text:p>
          </table:table-cell>
          <table:table-cell table:formula="of:=[.B353]-[.$B$2]" office:value-type="float" office:value="42.4544024467468" calcext:value-type="float">
            <text:p>42.4544024467</text:p>
          </table:table-cell>
          <table:table-cell table:formula="of:=[.C353]/([.D353]-[.D352])" office:value-type="float" office:value="102087.230567795" calcext:value-type="float">
            <text:p>102087.230567795</text:p>
          </table:table-cell>
          <table:table-cell/>
          <table:table-cell office:value-type="float" office:value="1443142602.7365" calcext:value-type="float">
            <text:p>1443142602.7365</text:p>
          </table:table-cell>
          <table:table-cell table:formula="of:=[.G353]-[.$B$2]" office:value-type="float" office:value="42.7363142967224" calcext:value-type="float">
            <text:p>42.7363142967</text:p>
          </table:table-cell>
          <table:table-cell table:formula="of:=[.C353]/([.H353]-[.H352])" office:value-type="float" office:value="102075.030121955" calcext:value-type="float">
            <text:p>102075.030121955</text:p>
          </table:table-cell>
          <table:table-cell table:formula="of:=[.G353]-[.$B353]" office:value-type="float" office:value="0.281911849975586" calcext:value-type="float">
            <text:p>0.28191185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2602.49847" calcext:value-type="float">
            <text:p>1443142602.49847</text:p>
          </table:table-cell>
          <table:table-cell office:value-type="float" office:value="4480" calcext:value-type="float">
            <text:p>4480</text:p>
          </table:table-cell>
          <table:table-cell table:formula="of:=[.B354]-[.$B$2]" office:value-type="float" office:value="42.4982874393463" calcext:value-type="float">
            <text:p>42.4982874393</text:p>
          </table:table-cell>
          <table:table-cell table:formula="of:=[.C354]/([.D354]-[.D353])" office:value-type="float" office:value="102085.01208799" calcext:value-type="float">
            <text:p>102085.01208799</text:p>
          </table:table-cell>
          <table:table-cell/>
          <table:table-cell office:value-type="float" office:value="1443142602.78032" calcext:value-type="float">
            <text:p>1443142602.78032</text:p>
          </table:table-cell>
          <table:table-cell table:formula="of:=[.G354]-[.$B$2]" office:value-type="float" office:value="42.7801377773285" calcext:value-type="float">
            <text:p>42.7801377773</text:p>
          </table:table-cell>
          <table:table-cell table:formula="of:=[.C354]/([.H354]-[.H353])" office:value-type="float" office:value="102228.301769772" calcext:value-type="float">
            <text:p>102228.301769772</text:p>
          </table:table-cell>
          <table:table-cell table:formula="of:=[.G354]-[.$B354]" office:value-type="float" office:value="0.281850337982178" calcext:value-type="float">
            <text:p>0.281850338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2602.54236" calcext:value-type="float">
            <text:p>1443142602.54236</text:p>
          </table:table-cell>
          <table:table-cell office:value-type="float" office:value="4480" calcext:value-type="float">
            <text:p>4480</text:p>
          </table:table-cell>
          <table:table-cell table:formula="of:=[.B355]-[.$B$2]" office:value-type="float" office:value="42.5421767234802" calcext:value-type="float">
            <text:p>42.5421767235</text:p>
          </table:table-cell>
          <table:table-cell table:formula="of:=[.C355]/([.D355]-[.D354])" office:value-type="float" office:value="102075.030121955" calcext:value-type="float">
            <text:p>102075.030121955</text:p>
          </table:table-cell>
          <table:table-cell/>
          <table:table-cell office:value-type="float" office:value="1443142602.82423" calcext:value-type="float">
            <text:p>1443142602.82423</text:p>
          </table:table-cell>
          <table:table-cell table:formula="of:=[.G355]-[.$B$2]" office:value-type="float" office:value="42.8240413665772" calcext:value-type="float">
            <text:p>42.8240413666</text:p>
          </table:table-cell>
          <table:table-cell table:formula="of:=[.C355]/([.H355]-[.H354])" office:value-type="float" office:value="102041.770995683" calcext:value-type="float">
            <text:p>102041.770995683</text:p>
          </table:table-cell>
          <table:table-cell table:formula="of:=[.G355]-[.$B355]" office:value-type="float" office:value="0.281864643096924" calcext:value-type="float">
            <text:p>0.281864643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2602.58626" calcext:value-type="float">
            <text:p>1443142602.58626</text:p>
          </table:table-cell>
          <table:table-cell office:value-type="float" office:value="4480" calcext:value-type="float">
            <text:p>4480</text:p>
          </table:table-cell>
          <table:table-cell table:formula="of:=[.B356]-[.$B$2]" office:value-type="float" office:value="42.5860750675201" calcext:value-type="float">
            <text:p>42.5860750675</text:p>
          </table:table-cell>
          <table:table-cell table:formula="of:=[.C356]/([.D356]-[.D355])" office:value-type="float" office:value="102053.963491796" calcext:value-type="float">
            <text:p>102053.963491796</text:p>
          </table:table-cell>
          <table:table-cell/>
          <table:table-cell office:value-type="float" office:value="1443142602.86809" calcext:value-type="float">
            <text:p>1443142602.86809</text:p>
          </table:table-cell>
          <table:table-cell table:formula="of:=[.G356]-[.$B$2]" office:value-type="float" office:value="42.8679039478302" calcext:value-type="float">
            <text:p>42.8679039478</text:p>
          </table:table-cell>
          <table:table-cell table:formula="of:=[.C356]/([.H356]-[.H355])" office:value-type="float" office:value="102137.171867611" calcext:value-type="float">
            <text:p>102137.171867611</text:p>
          </table:table-cell>
          <table:table-cell table:formula="of:=[.G356]-[.$B356]" office:value-type="float" office:value="0.281828880310059" calcext:value-type="float">
            <text:p>0.281828880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2602.63015" calcext:value-type="float">
            <text:p>1443142602.63015</text:p>
          </table:table-cell>
          <table:table-cell office:value-type="float" office:value="4480" calcext:value-type="float">
            <text:p>4480</text:p>
          </table:table-cell>
          <table:table-cell table:formula="of:=[.B357]-[.$B$2]" office:value-type="float" office:value="42.6299684047699" calcext:value-type="float">
            <text:p>42.6299684048</text:p>
          </table:table-cell>
          <table:table-cell table:formula="of:=[.C357]/([.D357]-[.D356])" office:value-type="float" office:value="102065.604501852" calcext:value-type="float">
            <text:p>102065.604501852</text:p>
          </table:table-cell>
          <table:table-cell/>
          <table:table-cell office:value-type="float" office:value="1443142602.91202" calcext:value-type="float">
            <text:p>1443142602.91202</text:p>
          </table:table-cell>
          <table:table-cell table:formula="of:=[.G357]-[.$B$2]" office:value-type="float" office:value="42.9118318557739" calcext:value-type="float">
            <text:p>42.9118318558</text:p>
          </table:table-cell>
          <table:table-cell table:formula="of:=[.C357]/([.H357]-[.H356])" office:value-type="float" office:value="101985.280194521" calcext:value-type="float">
            <text:p>101985.280194521</text:p>
          </table:table-cell>
          <table:table-cell table:formula="of:=[.G357]-[.$B357]" office:value-type="float" office:value="0.281863451004028" calcext:value-type="float">
            <text:p>0.28186345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2602.6741" calcext:value-type="float">
            <text:p>1443142602.6741</text:p>
          </table:table-cell>
          <table:table-cell office:value-type="float" office:value="4480" calcext:value-type="float">
            <text:p>4480</text:p>
          </table:table-cell>
          <table:table-cell table:formula="of:=[.B358]-[.$B$2]" office:value-type="float" office:value="42.6739168167114" calcext:value-type="float">
            <text:p>42.6739168167</text:p>
          </table:table-cell>
          <table:table-cell table:formula="of:=[.C358]/([.D358]-[.D357])" office:value-type="float" office:value="101937.699272512" calcext:value-type="float">
            <text:p>101937.699272512</text:p>
          </table:table-cell>
          <table:table-cell/>
          <table:table-cell office:value-type="float" office:value="1443142602.95585" calcext:value-type="float">
            <text:p>1443142602.95585</text:p>
          </table:table-cell>
          <table:table-cell table:formula="of:=[.G358]-[.$B$2]" office:value-type="float" office:value="42.9556629657745" calcext:value-type="float">
            <text:p>42.9556629658</text:p>
          </table:table-cell>
          <table:table-cell table:formula="of:=[.C358]/([.H358]-[.H357])" office:value-type="float" office:value="102210.507558162" calcext:value-type="float">
            <text:p>102210.507558162</text:p>
          </table:table-cell>
          <table:table-cell table:formula="of:=[.G358]-[.$B358]" office:value-type="float" office:value="0.28174614906311" calcext:value-type="float">
            <text:p>0.281746149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2602.718" calcext:value-type="float">
            <text:p>1443142602.718</text:p>
          </table:table-cell>
          <table:table-cell office:value-type="float" office:value="4480" calcext:value-type="float">
            <text:p>4480</text:p>
          </table:table-cell>
          <table:table-cell table:formula="of:=[.B359]-[.$B$2]" office:value-type="float" office:value="42.7178101539612" calcext:value-type="float">
            <text:p>42.717810154</text:p>
          </table:table-cell>
          <table:table-cell table:formula="of:=[.C359]/([.D359]-[.D358])" office:value-type="float" office:value="102065.604501852" calcext:value-type="float">
            <text:p>102065.604501852</text:p>
          </table:table-cell>
          <table:table-cell/>
          <table:table-cell office:value-type="float" office:value="1443142602.99982" calcext:value-type="float">
            <text:p>1443142602.99982</text:p>
          </table:table-cell>
          <table:table-cell table:formula="of:=[.G359]-[.$B$2]" office:value-type="float" office:value="42.9996314048767" calcext:value-type="float">
            <text:p>42.9996314049</text:p>
          </table:table-cell>
          <table:table-cell table:formula="of:=[.C359]/([.H359]-[.H358])" office:value-type="float" office:value="101891.267724776" calcext:value-type="float">
            <text:p>101891.267724776</text:p>
          </table:table-cell>
          <table:table-cell table:formula="of:=[.G359]-[.$B359]" office:value-type="float" office:value="0.281821250915527" calcext:value-type="float">
            <text:p>0.2818212509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2602.7619" calcext:value-type="float">
            <text:p>1443142602.7619</text:p>
          </table:table-cell>
          <table:table-cell office:value-type="float" office:value="4480" calcext:value-type="float">
            <text:p>4480</text:p>
          </table:table-cell>
          <table:table-cell table:formula="of:=[.B360]-[.$B$2]" office:value-type="float" office:value="42.7617132663727" calcext:value-type="float">
            <text:p>42.7617132664</text:p>
          </table:table-cell>
          <table:table-cell table:formula="of:=[.C360]/([.D360]-[.D359])" office:value-type="float" office:value="102042.879284035" calcext:value-type="float">
            <text:p>102042.879284035</text:p>
          </table:table-cell>
          <table:table-cell/>
          <table:table-cell office:value-type="float" office:value="1443142603.01479" calcext:value-type="float">
            <text:p>1443142603.01479</text:p>
          </table:table-cell>
          <table:table-cell table:formula="of:=[.G360]-[.$B$2]" office:value-type="float" office:value="43.0146088600159" calcext:value-type="float">
            <text:p>43.01460886</text:p>
          </table:table-cell>
          <table:table-cell table:formula="of:=[.C360]/([.H360]-[.H359])" office:value-type="float" office:value="299116.23559376" calcext:value-type="float">
            <text:p>299116.23559376</text:p>
          </table:table-cell>
          <table:table-cell table:formula="of:=[.G360]-[.$B360]" office:value-type="float" office:value="0.252895593643188" calcext:value-type="float">
            <text:p>0.2528955936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2602.80578" calcext:value-type="float">
            <text:p>1443142602.80578</text:p>
          </table:table-cell>
          <table:table-cell office:value-type="float" office:value="4480" calcext:value-type="float">
            <text:p>4480</text:p>
          </table:table-cell>
          <table:table-cell table:formula="of:=[.B361]-[.$B$2]" office:value-type="float" office:value="42.8055920600891" calcext:value-type="float">
            <text:p>42.8055920601</text:p>
          </table:table-cell>
          <table:table-cell table:formula="of:=[.C361]/([.D361]-[.D360])" office:value-type="float" office:value="102099.433930483" calcext:value-type="float">
            <text:p>102099.433930483</text:p>
          </table:table-cell>
          <table:table-cell/>
          <table:table-cell office:value-type="float" office:value="1443142603.04376" calcext:value-type="float">
            <text:p>1443142603.04376</text:p>
          </table:table-cell>
          <table:table-cell table:formula="of:=[.G361]-[.$B$2]" office:value-type="float" office:value="43.0435762405396" calcext:value-type="float">
            <text:p>43.0435762405</text:p>
          </table:table-cell>
          <table:table-cell table:formula="of:=[.C361]/([.H361]-[.H360])" office:value-type="float" office:value="154656.717970666" calcext:value-type="float">
            <text:p>154656.717970666</text:p>
          </table:table-cell>
          <table:table-cell table:formula="of:=[.G361]-[.$B361]" office:value-type="float" office:value="0.237984180450439" calcext:value-type="float">
            <text:p>0.237984180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2602.84967" calcext:value-type="float">
            <text:p>1443142602.84967</text:p>
          </table:table-cell>
          <table:table-cell office:value-type="float" office:value="4480" calcext:value-type="float">
            <text:p>4480</text:p>
          </table:table-cell>
          <table:table-cell table:formula="of:=[.B362]-[.$B$2]" office:value-type="float" office:value="42.8494837284088" calcext:value-type="float">
            <text:p>42.8494837284</text:p>
          </table:table-cell>
          <table:table-cell table:formula="of:=[.C362]/([.D362]-[.D361])" office:value-type="float" office:value="102069.485428719" calcext:value-type="float">
            <text:p>102069.485428719</text:p>
          </table:table-cell>
          <table:table-cell/>
          <table:table-cell office:value-type="float" office:value="1443142603.08766" calcext:value-type="float">
            <text:p>1443142603.08766</text:p>
          </table:table-cell>
          <table:table-cell table:formula="of:=[.G362]-[.$B$2]" office:value-type="float" office:value="43.0874762535095" calcext:value-type="float">
            <text:p>43.0874762535</text:p>
          </table:table-cell>
          <table:table-cell table:formula="of:=[.C362]/([.H362]-[.H361])" office:value-type="float" office:value="102050.08374518" calcext:value-type="float">
            <text:p>102050.08374518</text:p>
          </table:table-cell>
          <table:table-cell table:formula="of:=[.G362]-[.$B362]" office:value-type="float" office:value="0.237992525100708" calcext:value-type="float">
            <text:p>0.237992525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2602.89357" calcext:value-type="float">
            <text:p>1443142602.89357</text:p>
          </table:table-cell>
          <table:table-cell office:value-type="float" office:value="4480" calcext:value-type="float">
            <text:p>4480</text:p>
          </table:table-cell>
          <table:table-cell table:formula="of:=[.B363]-[.$B$2]" office:value-type="float" office:value="42.8933811187744" calcext:value-type="float">
            <text:p>42.8933811188</text:p>
          </table:table-cell>
          <table:table-cell table:formula="of:=[.C363]/([.D363]-[.D362])" office:value-type="float" office:value="102056.180622315" calcext:value-type="float">
            <text:p>102056.180622315</text:p>
          </table:table-cell>
          <table:table-cell/>
          <table:table-cell office:value-type="float" office:value="1443142603.13169" calcext:value-type="float">
            <text:p>1443142603.13169</text:p>
          </table:table-cell>
          <table:table-cell table:formula="of:=[.G363]-[.$B$2]" office:value-type="float" office:value="43.1315000057221" calcext:value-type="float">
            <text:p>43.1315000057</text:p>
          </table:table-cell>
          <table:table-cell table:formula="of:=[.C363]/([.H363]-[.H362])" office:value-type="float" office:value="101763.247675319" calcext:value-type="float">
            <text:p>101763.247675319</text:p>
          </table:table-cell>
          <table:table-cell table:formula="of:=[.G363]-[.$B363]" office:value-type="float" office:value="0.238118886947632" calcext:value-type="float">
            <text:p>0.2381188869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2602.93746" calcext:value-type="float">
            <text:p>1443142602.93746</text:p>
          </table:table-cell>
          <table:table-cell office:value-type="float" office:value="4480" calcext:value-type="float">
            <text:p>4480</text:p>
          </table:table-cell>
          <table:table-cell table:formula="of:=[.B364]-[.$B$2]" office:value-type="float" office:value="42.9372713565826" calcext:value-type="float">
            <text:p>42.9372713566</text:p>
          </table:table-cell>
          <table:table-cell table:formula="of:=[.C364]/([.D364]-[.D363])" office:value-type="float" office:value="102072.812172373" calcext:value-type="float">
            <text:p>102072.812172373</text:p>
          </table:table-cell>
          <table:table-cell/>
          <table:table-cell office:value-type="float" office:value="1443142603.17546" calcext:value-type="float">
            <text:p>1443142603.17546</text:p>
          </table:table-cell>
          <table:table-cell table:formula="of:=[.G364]-[.$B$2]" office:value-type="float" office:value="43.1752741336823" calcext:value-type="float">
            <text:p>43.1752741337</text:p>
          </table:table-cell>
          <table:table-cell table:formula="of:=[.C364]/([.H364]-[.H363])" office:value-type="float" office:value="102343.557913312" calcext:value-type="float">
            <text:p>102343.557913312</text:p>
          </table:table-cell>
          <table:table-cell table:formula="of:=[.G364]-[.$B364]" office:value-type="float" office:value="0.238002777099609" calcext:value-type="float">
            <text:p>0.238002777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2602.98134" calcext:value-type="float">
            <text:p>1443142602.98134</text:p>
          </table:table-cell>
          <table:table-cell office:value-type="float" office:value="4480" calcext:value-type="float">
            <text:p>4480</text:p>
          </table:table-cell>
          <table:table-cell table:formula="of:=[.B365]-[.$B$2]" office:value-type="float" office:value="42.981157541275" calcext:value-type="float">
            <text:p>42.9811575413</text:p>
          </table:table-cell>
          <table:table-cell table:formula="of:=[.C365]/([.D365]-[.D364])" office:value-type="float" office:value="102082.239123821" calcext:value-type="float">
            <text:p>102082.239123821</text:p>
          </table:table-cell>
          <table:table-cell/>
          <table:table-cell office:value-type="float" office:value="1443142603.21988" calcext:value-type="float">
            <text:p>1443142603.21988</text:p>
          </table:table-cell>
          <table:table-cell table:formula="of:=[.G365]-[.$B$2]" office:value-type="float" office:value="43.219691991806" calcext:value-type="float">
            <text:p>43.2196919918</text:p>
          </table:table-cell>
          <table:table-cell table:formula="of:=[.C365]/([.H365]-[.H364])" office:value-type="float" office:value="100860.333866518" calcext:value-type="float">
            <text:p>100860.333866518</text:p>
          </table:table-cell>
          <table:table-cell table:formula="of:=[.G365]-[.$B365]" office:value-type="float" office:value="0.238534450531006" calcext:value-type="float">
            <text:p>0.2385344505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2603.02584" calcext:value-type="float">
            <text:p>1443142603.02584</text:p>
          </table:table-cell>
          <table:table-cell office:value-type="float" office:value="4480" calcext:value-type="float">
            <text:p>4480</text:p>
          </table:table-cell>
          <table:table-cell table:formula="of:=[.B366]-[.$B$2]" office:value-type="float" office:value="43.0256595611572" calcext:value-type="float">
            <text:p>43.0256595612</text:p>
          </table:table-cell>
          <table:table-cell table:formula="of:=[.C366]/([.D366]-[.D365])" office:value-type="float" office:value="100669.587849241" calcext:value-type="float">
            <text:p>100669.587849241</text:p>
          </table:table-cell>
          <table:table-cell/>
          <table:table-cell office:value-type="float" office:value="1443142603.26479" calcext:value-type="float">
            <text:p>1443142603.26479</text:p>
          </table:table-cell>
          <table:table-cell table:formula="of:=[.G366]-[.$B$2]" office:value-type="float" office:value="43.264609336853" calcext:value-type="float">
            <text:p>43.2646093369</text:p>
          </table:table-cell>
          <table:table-cell table:formula="of:=[.C366]/([.H366]-[.H365])" office:value-type="float" office:value="99738.7533771769" calcext:value-type="float">
            <text:p>99738.7533771769</text:p>
          </table:table-cell>
          <table:table-cell table:formula="of:=[.G366]-[.$B366]" office:value-type="float" office:value="0.238949775695801" calcext:value-type="float">
            <text:p>0.238949775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2603.07076" calcext:value-type="float">
            <text:p>1443142603.07076</text:p>
          </table:table-cell>
          <table:table-cell office:value-type="float" office:value="4480" calcext:value-type="float">
            <text:p>4480</text:p>
          </table:table-cell>
          <table:table-cell table:formula="of:=[.B367]-[.$B$2]" office:value-type="float" office:value="43.0705766677856" calcext:value-type="float">
            <text:p>43.0705766678</text:p>
          </table:table-cell>
          <table:table-cell table:formula="of:=[.C367]/([.D367]-[.D366])" office:value-type="float" office:value="99739.2827873203" calcext:value-type="float">
            <text:p>99739.2827873203</text:p>
          </table:table-cell>
          <table:table-cell/>
          <table:table-cell office:value-type="float" office:value="1443142603.30972" calcext:value-type="float">
            <text:p>1443142603.30972</text:p>
          </table:table-cell>
          <table:table-cell table:formula="of:=[.G367]-[.$B$2]" office:value-type="float" office:value="43.3095338344574" calcext:value-type="float">
            <text:p>43.3095338345</text:p>
          </table:table-cell>
          <table:table-cell table:formula="of:=[.C367]/([.H367]-[.H366])" office:value-type="float" office:value="99722.8736858306" calcext:value-type="float">
            <text:p>99722.8736858306</text:p>
          </table:table-cell>
          <table:table-cell table:formula="of:=[.G367]-[.$B367]" office:value-type="float" office:value="0.238957166671753" calcext:value-type="float">
            <text:p>0.238957166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2603.1157" calcext:value-type="float">
            <text:p>1443142603.1157</text:p>
          </table:table-cell>
          <table:table-cell office:value-type="float" office:value="4480" calcext:value-type="float">
            <text:p>4480</text:p>
          </table:table-cell>
          <table:table-cell table:formula="of:=[.B368]-[.$B$2]" office:value-type="float" office:value="43.1155133247376" calcext:value-type="float">
            <text:p>43.1155133247</text:p>
          </table:table-cell>
          <table:table-cell table:formula="of:=[.C368]/([.D368]-[.D367])" office:value-type="float" office:value="99695.8898120736" calcext:value-type="float">
            <text:p>99695.8898120736</text:p>
          </table:table-cell>
          <table:table-cell/>
          <table:table-cell office:value-type="float" office:value="1443142603.35468" calcext:value-type="float">
            <text:p>1443142603.35468</text:p>
          </table:table-cell>
          <table:table-cell table:formula="of:=[.G368]-[.$B$2]" office:value-type="float" office:value="43.3544988632202" calcext:value-type="float">
            <text:p>43.3544988632</text:p>
          </table:table-cell>
          <table:table-cell table:formula="of:=[.C368]/([.H368]-[.H367])" office:value-type="float" office:value="99632.9841938101" calcext:value-type="float">
            <text:p>99632.9841938101</text:p>
          </table:table-cell>
          <table:table-cell table:formula="of:=[.G368]-[.$B368]" office:value-type="float" office:value="0.238985538482666" calcext:value-type="float">
            <text:p>0.2389855385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2603.16064" calcext:value-type="float">
            <text:p>1443142603.16064</text:p>
          </table:table-cell>
          <table:table-cell office:value-type="float" office:value="4480" calcext:value-type="float">
            <text:p>4480</text:p>
          </table:table-cell>
          <table:table-cell table:formula="of:=[.B369]-[.$B$2]" office:value-type="float" office:value="43.1604504585266" calcext:value-type="float">
            <text:p>43.1604504585</text:p>
          </table:table-cell>
          <table:table-cell table:formula="of:=[.C369]/([.D369]-[.D368])" office:value-type="float" office:value="99694.8319185059" calcext:value-type="float">
            <text:p>99694.8319185059</text:p>
          </table:table-cell>
          <table:table-cell/>
          <table:table-cell office:value-type="float" office:value="1443142603.39961" calcext:value-type="float">
            <text:p>1443142603.39961</text:p>
          </table:table-cell>
          <table:table-cell table:formula="of:=[.G369]-[.$B$2]" office:value-type="float" office:value="43.3994216918945" calcext:value-type="float">
            <text:p>43.3994216919</text:p>
          </table:table-cell>
          <table:table-cell table:formula="of:=[.C369]/([.H369]-[.H368])" office:value-type="float" office:value="99726.5784948519" calcext:value-type="float">
            <text:p>99726.5784948519</text:p>
          </table:table-cell>
          <table:table-cell table:formula="of:=[.G369]-[.$B369]" office:value-type="float" office:value="0.23897123336792" calcext:value-type="float">
            <text:p>0.238971233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2603.20558" calcext:value-type="float">
            <text:p>1443142603.20558</text:p>
          </table:table-cell>
          <table:table-cell office:value-type="float" office:value="4480" calcext:value-type="float">
            <text:p>4480</text:p>
          </table:table-cell>
          <table:table-cell table:formula="of:=[.B370]-[.$B$2]" office:value-type="float" office:value="43.2053914070129" calcext:value-type="float">
            <text:p>43.205391407</text:p>
          </table:table-cell>
          <table:table-cell table:formula="of:=[.C370]/([.D370]-[.D369])" office:value-type="float" office:value="99686.3695781343" calcext:value-type="float">
            <text:p>99686.3695781343</text:p>
          </table:table-cell>
          <table:table-cell/>
          <table:table-cell office:value-type="float" office:value="1443142603.44451" calcext:value-type="float">
            <text:p>1443142603.44451</text:p>
          </table:table-cell>
          <table:table-cell table:formula="of:=[.G370]-[.$B$2]" office:value-type="float" office:value="43.4443264007568" calcext:value-type="float">
            <text:p>43.4443264008</text:p>
          </table:table-cell>
          <table:table-cell table:formula="of:=[.C370]/([.H370]-[.H369])" office:value-type="float" office:value="99766.81986153" calcext:value-type="float">
            <text:p>99766.81986153</text:p>
          </table:table-cell>
          <table:table-cell table:formula="of:=[.G370]-[.$B370]" office:value-type="float" office:value="0.238934993743896" calcext:value-type="float">
            <text:p>0.2389349937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2603.25052" calcext:value-type="float">
            <text:p>1443142603.25052</text:p>
          </table:table-cell>
          <table:table-cell office:value-type="float" office:value="4480" calcext:value-type="float">
            <text:p>4480</text:p>
          </table:table-cell>
          <table:table-cell table:formula="of:=[.B371]-[.$B$2]" office:value-type="float" office:value="43.2503352165222" calcext:value-type="float">
            <text:p>43.2503352165</text:p>
          </table:table-cell>
          <table:table-cell table:formula="of:=[.C371]/([.D371]-[.D370])" office:value-type="float" office:value="99680.0237655696" calcext:value-type="float">
            <text:p>99680.0237655696</text:p>
          </table:table-cell>
          <table:table-cell/>
          <table:table-cell office:value-type="float" office:value="1443142603.48949" calcext:value-type="float">
            <text:p>1443142603.48949</text:p>
          </table:table-cell>
          <table:table-cell table:formula="of:=[.G371]-[.$B$2]" office:value-type="float" office:value="43.4893043041229" calcext:value-type="float">
            <text:p>43.4893043041</text:p>
          </table:table-cell>
          <table:table-cell table:formula="of:=[.C371]/([.H371]-[.H370])" office:value-type="float" office:value="99604.4649644052" calcext:value-type="float">
            <text:p>99604.4649644052</text:p>
          </table:table-cell>
          <table:table-cell table:formula="of:=[.G371]-[.$B371]" office:value-type="float" office:value="0.238969087600708" calcext:value-type="float">
            <text:p>0.2389690876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2603.29545" calcext:value-type="float">
            <text:p>1443142603.29545</text:p>
          </table:table-cell>
          <table:table-cell office:value-type="float" office:value="4480" calcext:value-type="float">
            <text:p>4480</text:p>
          </table:table-cell>
          <table:table-cell table:formula="of:=[.B372]-[.$B$2]" office:value-type="float" office:value="43.2952687740326" calcext:value-type="float">
            <text:p>43.295268774</text:p>
          </table:table-cell>
          <table:table-cell table:formula="of:=[.C372]/([.D372]-[.D371])" office:value-type="float" office:value="99702.766667551" calcext:value-type="float">
            <text:p>99702.766667551</text:p>
          </table:table-cell>
          <table:table-cell/>
          <table:table-cell office:value-type="float" office:value="1443142603.53432" calcext:value-type="float">
            <text:p>1443142603.53432</text:p>
          </table:table-cell>
          <table:table-cell table:formula="of:=[.G372]-[.$B$2]" office:value-type="float" office:value="43.5341317653656" calcext:value-type="float">
            <text:p>43.5341317654</text:p>
          </table:table-cell>
          <table:table-cell table:formula="of:=[.C372]/([.H372]-[.H371])" office:value-type="float" office:value="99938.7401340283" calcext:value-type="float">
            <text:p>99938.7401340283</text:p>
          </table:table-cell>
          <table:table-cell table:formula="of:=[.G372]-[.$B372]" office:value-type="float" office:value="0.238862991333008" calcext:value-type="float">
            <text:p>0.238862991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2603.34039" calcext:value-type="float">
            <text:p>1443142603.34039</text:p>
          </table:table-cell>
          <table:table-cell office:value-type="float" office:value="4480" calcext:value-type="float">
            <text:p>4480</text:p>
          </table:table-cell>
          <table:table-cell table:formula="of:=[.B373]-[.$B$2]" office:value-type="float" office:value="43.3402073383331" calcext:value-type="float">
            <text:p>43.3402073383</text:p>
          </table:table-cell>
          <table:table-cell table:formula="of:=[.C373]/([.D373]-[.D372])" office:value-type="float" office:value="99691.6583725051" calcext:value-type="float">
            <text:p>99691.6583725051</text:p>
          </table:table-cell>
          <table:table-cell/>
          <table:table-cell office:value-type="float" office:value="1443142603.57931" calcext:value-type="float">
            <text:p>1443142603.57931</text:p>
          </table:table-cell>
          <table:table-cell table:formula="of:=[.G373]-[.$B$2]" office:value-type="float" office:value="43.5791282653809" calcext:value-type="float">
            <text:p>43.5791282654</text:p>
          </table:table-cell>
          <table:table-cell table:formula="of:=[.C373]/([.H373]-[.H372])" office:value-type="float" office:value="99563.2993339656" calcext:value-type="float">
            <text:p>99563.2993339656</text:p>
          </table:table-cell>
          <table:table-cell table:formula="of:=[.G373]-[.$B373]" office:value-type="float" office:value="0.238920927047729" calcext:value-type="float">
            <text:p>0.238920927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2603.38533" calcext:value-type="float">
            <text:p>1443142603.38533</text:p>
          </table:table-cell>
          <table:table-cell office:value-type="float" office:value="4480" calcext:value-type="float">
            <text:p>4480</text:p>
          </table:table-cell>
          <table:table-cell table:formula="of:=[.B374]-[.$B$2]" office:value-type="float" office:value="43.3851430416107" calcext:value-type="float">
            <text:p>43.3851430416</text:p>
          </table:table-cell>
          <table:table-cell table:formula="of:=[.C374]/([.D374]-[.D373])" office:value-type="float" office:value="99698.0056665641" calcext:value-type="float">
            <text:p>99698.0056665641</text:p>
          </table:table-cell>
          <table:table-cell/>
          <table:table-cell office:value-type="float" office:value="1443142603.62423" calcext:value-type="float">
            <text:p>1443142603.62423</text:p>
          </table:table-cell>
          <table:table-cell table:formula="of:=[.G374]-[.$B$2]" office:value-type="float" office:value="43.6240472793579" calcext:value-type="float">
            <text:p>43.6240472794</text:p>
          </table:table-cell>
          <table:table-cell table:formula="of:=[.C374]/([.H374]-[.H373])" office:value-type="float" office:value="99735.0476635316" calcext:value-type="float">
            <text:p>99735.0476635316</text:p>
          </table:table-cell>
          <table:table-cell table:formula="of:=[.G374]-[.$B374]" office:value-type="float" office:value="0.238904237747192" calcext:value-type="float">
            <text:p>0.2389042377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2603.43026" calcext:value-type="float">
            <text:p>1443142603.43026</text:p>
          </table:table-cell>
          <table:table-cell office:value-type="float" office:value="4480" calcext:value-type="float">
            <text:p>4480</text:p>
          </table:table-cell>
          <table:table-cell table:formula="of:=[.B375]-[.$B$2]" office:value-type="float" office:value="43.4300787448883" calcext:value-type="float">
            <text:p>43.4300787449</text:p>
          </table:table-cell>
          <table:table-cell table:formula="of:=[.C375]/([.D375]-[.D374])" office:value-type="float" office:value="99698.0056665641" calcext:value-type="float">
            <text:p>99698.0056665641</text:p>
          </table:table-cell>
          <table:table-cell/>
          <table:table-cell office:value-type="float" office:value="1443142603.66905" calcext:value-type="float">
            <text:p>1443142603.66905</text:p>
          </table:table-cell>
          <table:table-cell table:formula="of:=[.G375]-[.$B$2]" office:value-type="float" office:value="43.6688661575317" calcext:value-type="float">
            <text:p>43.6688661575</text:p>
          </table:table-cell>
          <table:table-cell table:formula="of:=[.C375]/([.H375]-[.H374])" office:value-type="float" office:value="99957.8789684228" calcext:value-type="float">
            <text:p>99957.8789684228</text:p>
          </table:table-cell>
          <table:table-cell table:formula="of:=[.G375]-[.$B375]" office:value-type="float" office:value="0.238787412643433" calcext:value-type="float">
            <text:p>0.238787412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2603.47521" calcext:value-type="float">
            <text:p>1443142603.47521</text:p>
          </table:table-cell>
          <table:table-cell office:value-type="float" office:value="4480" calcext:value-type="float">
            <text:p>4480</text:p>
          </table:table-cell>
          <table:table-cell table:formula="of:=[.B376]-[.$B$2]" office:value-type="float" office:value="43.4750220775604" calcext:value-type="float">
            <text:p>43.4750220776</text:p>
          </table:table-cell>
          <table:table-cell table:formula="of:=[.C376]/([.D376]-[.D375])" office:value-type="float" office:value="99681.0813448909" calcext:value-type="float">
            <text:p>99681.0813448909</text:p>
          </table:table-cell>
          <table:table-cell/>
          <table:table-cell office:value-type="float" office:value="1443142603.71405" calcext:value-type="float">
            <text:p>1443142603.71405</text:p>
          </table:table-cell>
          <table:table-cell table:formula="of:=[.G376]-[.$B$2]" office:value-type="float" office:value="43.7138669490814" calcext:value-type="float">
            <text:p>43.7138669491</text:p>
          </table:table-cell>
          <table:table-cell table:formula="of:=[.C376]/([.H376]-[.H375])" office:value-type="float" office:value="99553.8044048382" calcext:value-type="float">
            <text:p>99553.8044048382</text:p>
          </table:table-cell>
          <table:table-cell table:formula="of:=[.G376]-[.$B376]" office:value-type="float" office:value="0.238844871520996" calcext:value-type="float">
            <text:p>0.238844871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2603.52014" calcext:value-type="float">
            <text:p>1443142603.52014</text:p>
          </table:table-cell>
          <table:table-cell office:value-type="float" office:value="4480" calcext:value-type="float">
            <text:p>4480</text:p>
          </table:table-cell>
          <table:table-cell table:formula="of:=[.B377]-[.$B$2]" office:value-type="float" office:value="43.5199570655823" calcext:value-type="float">
            <text:p>43.5199570656</text:p>
          </table:table-cell>
          <table:table-cell table:formula="of:=[.C377]/([.D377]-[.D376])" office:value-type="float" office:value="99699.5926163707" calcext:value-type="float">
            <text:p>99699.5926163707</text:p>
          </table:table-cell>
          <table:table-cell/>
          <table:table-cell office:value-type="float" office:value="1443142603.729" calcext:value-type="float">
            <text:p>1443142603.729</text:p>
          </table:table-cell>
          <table:table-cell table:formula="of:=[.G377]-[.$B$2]" office:value-type="float" office:value="43.7288193702698" calcext:value-type="float">
            <text:p>43.7288193703</text:p>
          </table:table-cell>
          <table:table-cell table:formula="of:=[.C377]/([.H377]-[.H376])" office:value-type="float" office:value="299617.028143187" calcext:value-type="float">
            <text:p>299617.028143187</text:p>
          </table:table-cell>
          <table:table-cell table:formula="of:=[.G377]-[.$B377]" office:value-type="float" office:value="0.2088623046875" calcext:value-type="float">
            <text:p>0.208862304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2603.56508" calcext:value-type="float">
            <text:p>1443142603.56508</text:p>
          </table:table-cell>
          <table:table-cell office:value-type="float" office:value="4480" calcext:value-type="float">
            <text:p>4480</text:p>
          </table:table-cell>
          <table:table-cell table:formula="of:=[.B378]-[.$B$2]" office:value-type="float" office:value="43.5648930072784" calcext:value-type="float">
            <text:p>43.5648930073</text:p>
          </table:table-cell>
          <table:table-cell table:formula="of:=[.C378]/([.D378]-[.D377])" office:value-type="float" office:value="99697.4766945218" calcext:value-type="float">
            <text:p>99697.4766945218</text:p>
          </table:table-cell>
          <table:table-cell/>
          <table:table-cell office:value-type="float" office:value="1443142603.80396" calcext:value-type="float">
            <text:p>1443142603.80396</text:p>
          </table:table-cell>
          <table:table-cell table:formula="of:=[.G378]-[.$B$2]" office:value-type="float" office:value="43.8037776947022" calcext:value-type="float">
            <text:p>43.8037776947</text:p>
          </table:table-cell>
          <table:table-cell table:formula="of:=[.C378]/([.H378]-[.H377])" office:value-type="float" office:value="59766.5440619851" calcext:value-type="float">
            <text:p>59766.5440619851</text:p>
          </table:table-cell>
          <table:table-cell table:formula="of:=[.G378]-[.$B378]" office:value-type="float" office:value="0.238884687423706" calcext:value-type="float">
            <text:p>0.2388846874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2603.61001" calcext:value-type="float">
            <text:p>1443142603.61001</text:p>
          </table:table-cell>
          <table:table-cell office:value-type="float" office:value="4480" calcext:value-type="float">
            <text:p>4480</text:p>
          </table:table-cell>
          <table:table-cell table:formula="of:=[.B379]-[.$B$2]" office:value-type="float" office:value="43.6098294258118" calcext:value-type="float">
            <text:p>43.6098294258</text:p>
          </table:table-cell>
          <table:table-cell table:formula="of:=[.C379]/([.D379]-[.D378])" office:value-type="float" office:value="99696.4187672766" calcext:value-type="float">
            <text:p>99696.4187672766</text:p>
          </table:table-cell>
          <table:table-cell/>
          <table:table-cell office:value-type="float" office:value="1443142603.84894" calcext:value-type="float">
            <text:p>1443142603.84894</text:p>
          </table:table-cell>
          <table:table-cell table:formula="of:=[.G379]-[.$B$2]" office:value-type="float" office:value="43.8487546443939" calcext:value-type="float">
            <text:p>43.8487546444</text:p>
          </table:table-cell>
          <table:table-cell table:formula="of:=[.C379]/([.H379]-[.H378])" office:value-type="float" office:value="99606.576939999" calcext:value-type="float">
            <text:p>99606.576939999</text:p>
          </table:table-cell>
          <table:table-cell table:formula="of:=[.G379]-[.$B379]" office:value-type="float" office:value="0.238925218582153" calcext:value-type="float">
            <text:p>0.2389252186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2603.65495" calcext:value-type="float">
            <text:p>1443142603.65495</text:p>
          </table:table-cell>
          <table:table-cell office:value-type="float" office:value="4480" calcext:value-type="float">
            <text:p>4480</text:p>
          </table:table-cell>
          <table:table-cell table:formula="of:=[.B380]-[.$B$2]" office:value-type="float" office:value="43.6547603607178" calcext:value-type="float">
            <text:p>43.6547603607</text:p>
          </table:table-cell>
          <table:table-cell table:formula="of:=[.C380]/([.D380]-[.D379])" office:value-type="float" office:value="99708.5862863086" calcext:value-type="float">
            <text:p>99708.5862863086</text:p>
          </table:table-cell>
          <table:table-cell/>
          <table:table-cell office:value-type="float" office:value="1443142603.89387" calcext:value-type="float">
            <text:p>1443142603.89387</text:p>
          </table:table-cell>
          <table:table-cell table:formula="of:=[.G380]-[.$B$2]" office:value-type="float" office:value="43.8936862945557" calcext:value-type="float">
            <text:p>43.8936862946</text:p>
          </table:table-cell>
          <table:table-cell table:formula="of:=[.C380]/([.H380]-[.H379])" office:value-type="float" office:value="99706.9990501812" calcext:value-type="float">
            <text:p>99706.9990501812</text:p>
          </table:table-cell>
          <table:table-cell table:formula="of:=[.G380]-[.$B380]" office:value-type="float" office:value="0.238925933837891" calcext:value-type="float">
            <text:p>0.2389259338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2603.69989" calcext:value-type="float">
            <text:p>1443142603.69989</text:p>
          </table:table-cell>
          <table:table-cell office:value-type="float" office:value="4480" calcext:value-type="float">
            <text:p>4480</text:p>
          </table:table-cell>
          <table:table-cell table:formula="of:=[.B381]-[.$B$2]" office:value-type="float" office:value="43.6996996402741" calcext:value-type="float">
            <text:p>43.6996996403</text:p>
          </table:table-cell>
          <table:table-cell table:formula="of:=[.C381]/([.D381]-[.D380])" office:value-type="float" office:value="99690.0716752702" calcext:value-type="float">
            <text:p>99690.0716752702</text:p>
          </table:table-cell>
          <table:table-cell/>
          <table:table-cell office:value-type="float" office:value="1443142603.93877" calcext:value-type="float">
            <text:p>1443142603.93877</text:p>
          </table:table-cell>
          <table:table-cell table:formula="of:=[.G381]-[.$B$2]" office:value-type="float" office:value="43.9385867118835" calcext:value-type="float">
            <text:p>43.9385867119</text:p>
          </table:table-cell>
          <table:table-cell table:formula="of:=[.C381]/([.H381]-[.H380])" office:value-type="float" office:value="99776.3554687085" calcext:value-type="float">
            <text:p>99776.3554687085</text:p>
          </table:table-cell>
          <table:table-cell table:formula="of:=[.G381]-[.$B381]" office:value-type="float" office:value="0.238887071609497" calcext:value-type="float">
            <text:p>0.2388870716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2603.74482" calcext:value-type="float">
            <text:p>1443142603.74482</text:p>
          </table:table-cell>
          <table:table-cell office:value-type="float" office:value="4480" calcext:value-type="float">
            <text:p>4480</text:p>
          </table:table-cell>
          <table:table-cell table:formula="of:=[.B382]-[.$B$2]" office:value-type="float" office:value="43.744636297226" calcext:value-type="float">
            <text:p>43.7446362972</text:p>
          </table:table-cell>
          <table:table-cell table:formula="of:=[.C382]/([.D382]-[.D381])" office:value-type="float" office:value="99695.8898120736" calcext:value-type="float">
            <text:p>99695.8898120736</text:p>
          </table:table-cell>
          <table:table-cell/>
          <table:table-cell office:value-type="float" office:value="1443142603.98373" calcext:value-type="float">
            <text:p>1443142603.98373</text:p>
          </table:table-cell>
          <table:table-cell table:formula="of:=[.G382]-[.$B$2]" office:value-type="float" office:value="43.9835476875305" calcext:value-type="float">
            <text:p>43.9835476875</text:p>
          </table:table-cell>
          <table:table-cell table:formula="of:=[.C382]/([.H382]-[.H381])" office:value-type="float" office:value="99641.9658500371" calcext:value-type="float">
            <text:p>99641.9658500371</text:p>
          </table:table-cell>
          <table:table-cell table:formula="of:=[.G382]-[.$B382]" office:value-type="float" office:value="0.238911390304565" calcext:value-type="float">
            <text:p>0.2389113903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2603.78976" calcext:value-type="float">
            <text:p>1443142603.78976</text:p>
          </table:table-cell>
          <table:table-cell office:value-type="float" office:value="4480" calcext:value-type="float">
            <text:p>4480</text:p>
          </table:table-cell>
          <table:table-cell table:formula="of:=[.B383]-[.$B$2]" office:value-type="float" office:value="43.7895715236664" calcext:value-type="float">
            <text:p>43.7895715237</text:p>
          </table:table-cell>
          <table:table-cell table:formula="of:=[.C383]/([.D383]-[.D382])" office:value-type="float" office:value="99699.0636274884" calcext:value-type="float">
            <text:p>99699.0636274884</text:p>
          </table:table-cell>
          <table:table-cell/>
          <table:table-cell office:value-type="float" office:value="1443142604.0287" calcext:value-type="float">
            <text:p>1443142604.0287</text:p>
          </table:table-cell>
          <table:table-cell table:formula="of:=[.G383]-[.$B$2]" office:value-type="float" office:value="44.0285127162933" calcext:value-type="float">
            <text:p>44.0285127163</text:p>
          </table:table-cell>
          <table:table-cell table:formula="of:=[.C383]/([.H383]-[.H382])" office:value-type="float" office:value="99632.9841938101" calcext:value-type="float">
            <text:p>99632.9841938101</text:p>
          </table:table-cell>
          <table:table-cell table:formula="of:=[.G383]-[.$B383]" office:value-type="float" office:value="0.238941192626953" calcext:value-type="float">
            <text:p>0.2389411926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2603.83469" calcext:value-type="float">
            <text:p>1443142603.83469</text:p>
          </table:table-cell>
          <table:table-cell office:value-type="float" office:value="4480" calcext:value-type="float">
            <text:p>4480</text:p>
          </table:table-cell>
          <table:table-cell table:formula="of:=[.B384]-[.$B$2]" office:value-type="float" office:value="43.8345084190369" calcext:value-type="float">
            <text:p>43.834508419</text:p>
          </table:table-cell>
          <table:table-cell table:formula="of:=[.C384]/([.D384]-[.D383])" office:value-type="float" office:value="99695.3608624834" calcext:value-type="float">
            <text:p>99695.3608624834</text:p>
          </table:table-cell>
          <table:table-cell/>
          <table:table-cell office:value-type="float" office:value="1443142604.0736" calcext:value-type="float">
            <text:p>1443142604.0736</text:p>
          </table:table-cell>
          <table:table-cell table:formula="of:=[.G384]-[.$B$2]" office:value-type="float" office:value="44.0734188556671" calcext:value-type="float">
            <text:p>44.0734188557</text:p>
          </table:table-cell>
          <table:table-cell table:formula="of:=[.C384]/([.H384]-[.H383])" office:value-type="float" office:value="99763.6417308203" calcext:value-type="float">
            <text:p>99763.6417308203</text:p>
          </table:table-cell>
          <table:table-cell table:formula="of:=[.G384]-[.$B384]" office:value-type="float" office:value="0.238910436630249" calcext:value-type="float">
            <text:p>0.2389104366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2603.87963" calcext:value-type="float">
            <text:p>1443142603.87963</text:p>
          </table:table-cell>
          <table:table-cell office:value-type="float" office:value="4480" calcext:value-type="float">
            <text:p>4480</text:p>
          </table:table-cell>
          <table:table-cell table:formula="of:=[.B385]-[.$B$2]" office:value-type="float" office:value="43.8794436454773" calcext:value-type="float">
            <text:p>43.8794436455</text:p>
          </table:table-cell>
          <table:table-cell table:formula="of:=[.C385]/([.D385]-[.D384])" office:value-type="float" office:value="99699.0636274884" calcext:value-type="float">
            <text:p>99699.0636274884</text:p>
          </table:table-cell>
          <table:table-cell/>
          <table:table-cell office:value-type="float" office:value="1443142604.11858" calcext:value-type="float">
            <text:p>1443142604.11858</text:p>
          </table:table-cell>
          <table:table-cell table:formula="of:=[.G385]-[.$B$2]" office:value-type="float" office:value="44.1183948516846" calcext:value-type="float">
            <text:p>44.1183948517</text:p>
          </table:table-cell>
          <table:table-cell table:formula="of:=[.C385]/([.H385]-[.H384])" office:value-type="float" office:value="99608.6890051579" calcext:value-type="float">
            <text:p>99608.6890051579</text:p>
          </table:table-cell>
          <table:table-cell table:formula="of:=[.G385]-[.$B385]" office:value-type="float" office:value="0.238951206207275" calcext:value-type="float">
            <text:p>0.2389512062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2603.92458" calcext:value-type="float">
            <text:p>1443142603.92458</text:p>
          </table:table-cell>
          <table:table-cell office:value-type="float" office:value="4480" calcext:value-type="float">
            <text:p>4480</text:p>
          </table:table-cell>
          <table:table-cell table:formula="of:=[.B386]-[.$B$2]" office:value-type="float" office:value="43.924399137497" calcext:value-type="float">
            <text:p>43.9243991375</text:p>
          </table:table-cell>
          <table:table-cell table:formula="of:=[.C386]/([.D386]-[.D385])" office:value-type="float" office:value="99654.1200804001" calcext:value-type="float">
            <text:p>99654.1200804001</text:p>
          </table:table-cell>
          <table:table-cell/>
          <table:table-cell office:value-type="float" office:value="1443142604.16347" calcext:value-type="float">
            <text:p>1443142604.16347</text:p>
          </table:table-cell>
          <table:table-cell table:formula="of:=[.G386]-[.$B$2]" office:value-type="float" office:value="44.163284778595" calcext:value-type="float">
            <text:p>44.1632847786</text:p>
          </table:table-cell>
          <table:table-cell table:formula="of:=[.C386]/([.H386]-[.H385])" office:value-type="float" office:value="99799.6724062842" calcext:value-type="float">
            <text:p>99799.6724062842</text:p>
          </table:table-cell>
          <table:table-cell table:formula="of:=[.G386]-[.$B386]" office:value-type="float" office:value="0.238885641098022" calcext:value-type="float">
            <text:p>0.238885641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2603.96953" calcext:value-type="float">
            <text:p>1443142603.96953</text:p>
          </table:table-cell>
          <table:table-cell office:value-type="float" office:value="4480" calcext:value-type="float">
            <text:p>4480</text:p>
          </table:table-cell>
          <table:table-cell table:formula="of:=[.B387]-[.$B$2]" office:value-type="float" office:value="43.9693441390991" calcext:value-type="float">
            <text:p>43.9693441391</text:p>
          </table:table-cell>
          <table:table-cell table:formula="of:=[.C387]/([.D387]-[.D386])" office:value-type="float" office:value="99677.3799154435" calcext:value-type="float">
            <text:p>99677.3799154435</text:p>
          </table:table-cell>
          <table:table-cell/>
          <table:table-cell office:value-type="float" office:value="1443142604.20838" calcext:value-type="float">
            <text:p>1443142604.20838</text:p>
          </table:table-cell>
          <table:table-cell table:formula="of:=[.G387]-[.$B$2]" office:value-type="float" office:value="44.208190202713" calcext:value-type="float">
            <text:p>44.2081902027</text:p>
          </table:table-cell>
          <table:table-cell table:formula="of:=[.C387]/([.H387]-[.H386])" office:value-type="float" office:value="99765.2307708644" calcext:value-type="float">
            <text:p>99765.2307708644</text:p>
          </table:table-cell>
          <table:table-cell table:formula="of:=[.G387]-[.$B387]" office:value-type="float" office:value="0.238846063613892" calcext:value-type="float">
            <text:p>0.2388460636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2604.0144" calcext:value-type="float">
            <text:p>1443142604.0144</text:p>
          </table:table-cell>
          <table:table-cell office:value-type="float" office:value="4480" calcext:value-type="float">
            <text:p>4480</text:p>
          </table:table-cell>
          <table:table-cell table:formula="of:=[.B388]-[.$B$2]" office:value-type="float" office:value="44.0142178535461" calcext:value-type="float">
            <text:p>44.0142178535</text:p>
          </table:table-cell>
          <table:table-cell table:formula="of:=[.C388]/([.D388]-[.D387])" office:value-type="float" office:value="99835.7291168563" calcext:value-type="float">
            <text:p>99835.7291168563</text:p>
          </table:table-cell>
          <table:table-cell/>
          <table:table-cell office:value-type="float" office:value="1443142604.25311" calcext:value-type="float">
            <text:p>1443142604.25311</text:p>
          </table:table-cell>
          <table:table-cell table:formula="of:=[.G388]-[.$B$2]" office:value-type="float" office:value="44.2529220581055" calcext:value-type="float">
            <text:p>44.2529220581</text:p>
          </table:table-cell>
          <table:table-cell table:formula="of:=[.C388]/([.H388]-[.H387])" office:value-type="float" office:value="100152.340221406" calcext:value-type="float">
            <text:p>100152.340221406</text:p>
          </table:table-cell>
          <table:table-cell table:formula="of:=[.G388]-[.$B388]" office:value-type="float" office:value="0.238704204559326" calcext:value-type="float">
            <text:p>0.2387042046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2604.05912" calcext:value-type="float">
            <text:p>1443142604.05912</text:p>
          </table:table-cell>
          <table:table-cell office:value-type="float" office:value="4480" calcext:value-type="float">
            <text:p>4480</text:p>
          </table:table-cell>
          <table:table-cell table:formula="of:=[.B389]-[.$B$2]" office:value-type="float" office:value="44.0589385032654" calcext:value-type="float">
            <text:p>44.0589385033</text:p>
          </table:table-cell>
          <table:table-cell table:formula="of:=[.C389]/([.D389]-[.D388])" office:value-type="float" office:value="100177.435438125" calcext:value-type="float">
            <text:p>100177.435438125</text:p>
          </table:table-cell>
          <table:table-cell/>
          <table:table-cell office:value-type="float" office:value="1443142604.2978" calcext:value-type="float">
            <text:p>1443142604.2978</text:p>
          </table:table-cell>
          <table:table-cell table:formula="of:=[.G389]-[.$B$2]" office:value-type="float" office:value="44.2976157665253" calcext:value-type="float">
            <text:p>44.2976157665</text:p>
          </table:table-cell>
          <table:table-cell table:formula="of:=[.C389]/([.H389]-[.H388])" office:value-type="float" office:value="100237.822243797" calcext:value-type="float">
            <text:p>100237.822243797</text:p>
          </table:table-cell>
          <table:table-cell table:formula="of:=[.G389]-[.$B389]" office:value-type="float" office:value="0.238677263259888" calcext:value-type="float">
            <text:p>0.238677263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2604.10385" calcext:value-type="float">
            <text:p>1443142604.10385</text:p>
          </table:table-cell>
          <table:table-cell office:value-type="float" office:value="4480" calcext:value-type="float">
            <text:p>4480</text:p>
          </table:table-cell>
          <table:table-cell table:formula="of:=[.B390]-[.$B$2]" office:value-type="float" office:value="44.1036641597748" calcext:value-type="float">
            <text:p>44.1036641598</text:p>
          </table:table-cell>
          <table:table-cell table:formula="of:=[.C390]/([.D390]-[.D389])" office:value-type="float" office:value="100166.221127654" calcext:value-type="float">
            <text:p>100166.221127654</text:p>
          </table:table-cell>
          <table:table-cell/>
          <table:table-cell office:value-type="float" office:value="1443142604.34251" calcext:value-type="float">
            <text:p>1443142604.34251</text:p>
          </table:table-cell>
          <table:table-cell table:formula="of:=[.G390]-[.$B$2]" office:value-type="float" office:value="44.3423237800598" calcext:value-type="float">
            <text:p>44.3423237801</text:p>
          </table:table-cell>
          <table:table-cell table:formula="of:=[.C390]/([.H390]-[.H389])" office:value-type="float" office:value="100205.749390728" calcext:value-type="float">
            <text:p>100205.749390728</text:p>
          </table:table-cell>
          <table:table-cell table:formula="of:=[.G390]-[.$B390]" office:value-type="float" office:value="0.238659620285034" calcext:value-type="float">
            <text:p>0.238659620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2604.14856" calcext:value-type="float">
            <text:p>1443142604.14856</text:p>
          </table:table-cell>
          <table:table-cell office:value-type="float" office:value="4480" calcext:value-type="float">
            <text:p>4480</text:p>
          </table:table-cell>
          <table:table-cell table:formula="of:=[.B391]-[.$B$2]" office:value-type="float" office:value="44.1483781337738" calcext:value-type="float">
            <text:p>44.1483781338</text:p>
          </table:table-cell>
          <table:table-cell table:formula="of:=[.C391]/([.D391]-[.D390])" office:value-type="float" office:value="100192.391758734" calcext:value-type="float">
            <text:p>100192.391758734</text:p>
          </table:table-cell>
          <table:table-cell/>
          <table:table-cell office:value-type="float" office:value="1443142604.38715" calcext:value-type="float">
            <text:p>1443142604.38715</text:p>
          </table:table-cell>
          <table:table-cell table:formula="of:=[.G391]-[.$B$2]" office:value-type="float" office:value="44.3869664669037" calcext:value-type="float">
            <text:p>44.3869664669</text:p>
          </table:table-cell>
          <table:table-cell table:formula="of:=[.C391]/([.H391]-[.H390])" office:value-type="float" office:value="100352.38281396" calcext:value-type="float">
            <text:p>100352.38281396</text:p>
          </table:table-cell>
          <table:table-cell table:formula="of:=[.G391]-[.$B391]" office:value-type="float" office:value="0.238588333129883" calcext:value-type="float">
            <text:p>0.238588333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2604.19328" calcext:value-type="float">
            <text:p>1443142604.19328</text:p>
          </table:table-cell>
          <table:table-cell office:value-type="float" office:value="4480" calcext:value-type="float">
            <text:p>4480</text:p>
          </table:table-cell>
          <table:table-cell table:formula="of:=[.B392]-[.$B$2]" office:value-type="float" office:value="44.1930968761444" calcext:value-type="float">
            <text:p>44.1930968761</text:p>
          </table:table-cell>
          <table:table-cell table:formula="of:=[.C392]/([.D392]-[.D391])" office:value-type="float" office:value="100181.708216929" calcext:value-type="float">
            <text:p>100181.708216929</text:p>
          </table:table-cell>
          <table:table-cell/>
          <table:table-cell office:value-type="float" office:value="1443142604.43357" calcext:value-type="float">
            <text:p>1443142604.43357</text:p>
          </table:table-cell>
          <table:table-cell table:formula="of:=[.G392]-[.$B$2]" office:value-type="float" office:value="44.4333863258362" calcext:value-type="float">
            <text:p>44.4333863258</text:p>
          </table:table-cell>
          <table:table-cell table:formula="of:=[.C392]/([.H392]-[.H391])" office:value-type="float" office:value="96510.4182353273" calcext:value-type="float">
            <text:p>96510.4182353273</text:p>
          </table:table-cell>
          <table:table-cell table:formula="of:=[.G392]-[.$B392]" office:value-type="float" office:value="0.240289449691772" calcext:value-type="float">
            <text:p>0.2402894497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2604.238" calcext:value-type="float">
            <text:p>1443142604.238</text:p>
          </table:table-cell>
          <table:table-cell office:value-type="float" office:value="4480" calcext:value-type="float">
            <text:p>4480</text:p>
          </table:table-cell>
          <table:table-cell table:formula="of:=[.B393]-[.$B$2]" office:value-type="float" office:value="44.2378115653992" calcext:value-type="float">
            <text:p>44.2378115654</text:p>
          </table:table-cell>
          <table:table-cell table:formula="of:=[.C393]/([.D393]-[.D392])" office:value-type="float" office:value="100190.789082203" calcext:value-type="float">
            <text:p>100190.789082203</text:p>
          </table:table-cell>
          <table:table-cell/>
          <table:table-cell office:value-type="float" office:value="1443142604.52134" calcext:value-type="float">
            <text:p>1443142604.52134</text:p>
          </table:table-cell>
          <table:table-cell table:formula="of:=[.G393]-[.$B$2]" office:value-type="float" office:value="44.5211563110352" calcext:value-type="float">
            <text:p>44.521156311</text:p>
          </table:table-cell>
          <table:table-cell table:formula="of:=[.C393]/([.H393]-[.H392])" office:value-type="float" office:value="51042.5060439948" calcext:value-type="float">
            <text:p>51042.5060439948</text:p>
          </table:table-cell>
          <table:table-cell table:formula="of:=[.G393]-[.$B393]" office:value-type="float" office:value="0.283344745635986" calcext:value-type="float">
            <text:p>0.2833447456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2604.28271" calcext:value-type="float">
            <text:p>1443142604.28271</text:p>
          </table:table-cell>
          <table:table-cell office:value-type="float" office:value="4480" calcext:value-type="float">
            <text:p>4480</text:p>
          </table:table-cell>
          <table:table-cell table:formula="of:=[.B394]-[.$B$2]" office:value-type="float" office:value="44.282523393631" calcext:value-type="float">
            <text:p>44.2825233936</text:p>
          </table:table-cell>
          <table:table-cell table:formula="of:=[.C394]/([.D394]-[.D393])" office:value-type="float" office:value="100197.200095982" calcext:value-type="float">
            <text:p>100197.200095982</text:p>
          </table:table-cell>
          <table:table-cell/>
          <table:table-cell office:value-type="float" office:value="1443142604.56606" calcext:value-type="float">
            <text:p>1443142604.56606</text:p>
          </table:table-cell>
          <table:table-cell table:formula="of:=[.G394]-[.$B$2]" office:value-type="float" office:value="44.565878868103" calcext:value-type="float">
            <text:p>44.5658788681</text:p>
          </table:table-cell>
          <table:table-cell table:formula="of:=[.C394]/([.H394]-[.H393])" office:value-type="float" office:value="100173.163023777" calcext:value-type="float">
            <text:p>100173.163023777</text:p>
          </table:table-cell>
          <table:table-cell table:formula="of:=[.G394]-[.$B394]" office:value-type="float" office:value="0.283355474472046" calcext:value-type="float">
            <text:p>0.2833554745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2604.32742" calcext:value-type="float">
            <text:p>1443142604.32742</text:p>
          </table:table-cell>
          <table:table-cell office:value-type="float" office:value="4480" calcext:value-type="float">
            <text:p>4480</text:p>
          </table:table-cell>
          <table:table-cell table:formula="of:=[.B395]-[.$B$2]" office:value-type="float" office:value="44.3272333145142" calcext:value-type="float">
            <text:p>44.3272333145</text:p>
          </table:table-cell>
          <table:table-cell table:formula="of:=[.C395]/([.D395]-[.D394])" office:value-type="float" office:value="100201.474560997" calcext:value-type="float">
            <text:p>100201.474560997</text:p>
          </table:table-cell>
          <table:table-cell/>
          <table:table-cell office:value-type="float" office:value="1443142604.61078" calcext:value-type="float">
            <text:p>1443142604.61078</text:p>
          </table:table-cell>
          <table:table-cell table:formula="of:=[.G395]-[.$B$2]" office:value-type="float" office:value="44.6105933189392" calcext:value-type="float">
            <text:p>44.6105933189</text:p>
          </table:table-cell>
          <table:table-cell table:formula="of:=[.C395]/([.H395]-[.H394])" office:value-type="float" office:value="100191.323302017" calcext:value-type="float">
            <text:p>100191.323302017</text:p>
          </table:table-cell>
          <table:table-cell table:formula="of:=[.G395]-[.$B395]" office:value-type="float" office:value="0.283360004425049" calcext:value-type="float">
            <text:p>0.2833600044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2604.37212" calcext:value-type="float">
            <text:p>1443142604.37212</text:p>
          </table:table-cell>
          <table:table-cell office:value-type="float" office:value="4480" calcext:value-type="float">
            <text:p>4480</text:p>
          </table:table-cell>
          <table:table-cell table:formula="of:=[.B396]-[.$B$2]" office:value-type="float" office:value="44.3719394207001" calcext:value-type="float">
            <text:p>44.3719394207</text:p>
          </table:table-cell>
          <table:table-cell table:formula="of:=[.C396]/([.D396]-[.D395])" office:value-type="float" office:value="100210.024585224" calcext:value-type="float">
            <text:p>100210.024585224</text:p>
          </table:table-cell>
          <table:table-cell/>
          <table:table-cell office:value-type="float" office:value="1443142604.6555" calcext:value-type="float">
            <text:p>1443142604.6555</text:p>
          </table:table-cell>
          <table:table-cell table:formula="of:=[.G396]-[.$B$2]" office:value-type="float" office:value="44.6553099155426" calcext:value-type="float">
            <text:p>44.6553099155</text:p>
          </table:table-cell>
          <table:table-cell table:formula="of:=[.C396]/([.H396]-[.H395])" office:value-type="float" office:value="100186.515528778" calcext:value-type="float">
            <text:p>100186.515528778</text:p>
          </table:table-cell>
          <table:table-cell table:formula="of:=[.G396]-[.$B396]" office:value-type="float" office:value="0.283370494842529" calcext:value-type="float">
            <text:p>0.2833704948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2604.41684" calcext:value-type="float">
            <text:p>1443142604.41684</text:p>
          </table:table-cell>
          <table:table-cell office:value-type="float" office:value="4480" calcext:value-type="float">
            <text:p>4480</text:p>
          </table:table-cell>
          <table:table-cell table:formula="of:=[.B397]-[.$B$2]" office:value-type="float" office:value="44.4166505336762" calcext:value-type="float">
            <text:p>44.4166505337</text:p>
          </table:table-cell>
          <table:table-cell table:formula="of:=[.C397]/([.D397]-[.D396])" office:value-type="float" office:value="100198.802977625" calcext:value-type="float">
            <text:p>100198.802977625</text:p>
          </table:table-cell>
          <table:table-cell/>
          <table:table-cell office:value-type="float" office:value="1443142604.70022" calcext:value-type="float">
            <text:p>1443142604.70022</text:p>
          </table:table-cell>
          <table:table-cell table:formula="of:=[.G397]-[.$B$2]" office:value-type="float" office:value="44.7000329494476" calcext:value-type="float">
            <text:p>44.7000329494</text:p>
          </table:table-cell>
          <table:table-cell table:formula="of:=[.C397]/([.H397]-[.H396])" office:value-type="float" office:value="100172.09497713" calcext:value-type="float">
            <text:p>100172.09497713</text:p>
          </table:table-cell>
          <table:table-cell table:formula="of:=[.G397]-[.$B397]" office:value-type="float" office:value="0.283382415771484" calcext:value-type="float">
            <text:p>0.283382415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2604.46154" calcext:value-type="float">
            <text:p>1443142604.46154</text:p>
          </table:table-cell>
          <table:table-cell office:value-type="float" office:value="4480" calcext:value-type="float">
            <text:p>4480</text:p>
          </table:table-cell>
          <table:table-cell table:formula="of:=[.B398]-[.$B$2]" office:value-type="float" office:value="44.4613575935364" calcext:value-type="float">
            <text:p>44.4613575935</text:p>
          </table:table-cell>
          <table:table-cell table:formula="of:=[.C398]/([.D398]-[.D397])" office:value-type="float" office:value="100207.886942378" calcext:value-type="float">
            <text:p>100207.886942378</text:p>
          </table:table-cell>
          <table:table-cell/>
          <table:table-cell office:value-type="float" office:value="1443142604.74493" calcext:value-type="float">
            <text:p>1443142604.74493</text:p>
          </table:table-cell>
          <table:table-cell table:formula="of:=[.G398]-[.$B$2]" office:value-type="float" office:value="44.7447457313538" calcext:value-type="float">
            <text:p>44.7447457314</text:p>
          </table:table-cell>
          <table:table-cell table:formula="of:=[.C398]/([.H398]-[.H397])" office:value-type="float" office:value="100195.063000229" calcext:value-type="float">
            <text:p>100195.063000229</text:p>
          </table:table-cell>
          <table:table-cell table:formula="of:=[.G398]-[.$B398]" office:value-type="float" office:value="0.283388137817383" calcext:value-type="float">
            <text:p>0.2833881378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2604.50625" calcext:value-type="float">
            <text:p>1443142604.50625</text:p>
          </table:table-cell>
          <table:table-cell office:value-type="float" office:value="4480" calcext:value-type="float">
            <text:p>4480</text:p>
          </table:table-cell>
          <table:table-cell table:formula="of:=[.B399]-[.$B$2]" office:value-type="float" office:value="44.506068944931" calcext:value-type="float">
            <text:p>44.5060689449</text:p>
          </table:table-cell>
          <table:table-cell table:formula="of:=[.C399]/([.D399]-[.D398])" office:value-type="float" office:value="100198.268678046" calcext:value-type="float">
            <text:p>100198.268678046</text:p>
          </table:table-cell>
          <table:table-cell/>
          <table:table-cell office:value-type="float" office:value="1443142604.78962" calcext:value-type="float">
            <text:p>1443142604.78962</text:p>
          </table:table-cell>
          <table:table-cell table:formula="of:=[.G399]-[.$B$2]" office:value-type="float" office:value="44.7894384860993" calcext:value-type="float">
            <text:p>44.7894384861</text:p>
          </table:table-cell>
          <table:table-cell table:formula="of:=[.C399]/([.H399]-[.H398])" office:value-type="float" office:value="100239.961164013" calcext:value-type="float">
            <text:p>100239.961164013</text:p>
          </table:table-cell>
          <table:table-cell table:formula="of:=[.G399]-[.$B399]" office:value-type="float" office:value="0.283369541168213" calcext:value-type="float">
            <text:p>0.2833695412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2604.55097" calcext:value-type="float">
            <text:p>1443142604.55097</text:p>
          </table:table-cell>
          <table:table-cell office:value-type="float" office:value="4480" calcext:value-type="float">
            <text:p>4480</text:p>
          </table:table-cell>
          <table:table-cell table:formula="of:=[.B400]-[.$B$2]" office:value-type="float" office:value="44.5507888793945" calcext:value-type="float">
            <text:p>44.5507888794</text:p>
          </table:table-cell>
          <table:table-cell table:formula="of:=[.C400]/([.D400]-[.D399])" office:value-type="float" office:value="100179.037687464" calcext:value-type="float">
            <text:p>100179.037687464</text:p>
          </table:table-cell>
          <table:table-cell/>
          <table:table-cell office:value-type="float" office:value="1443142604.83431" calcext:value-type="float">
            <text:p>1443142604.83431</text:p>
          </table:table-cell>
          <table:table-cell table:formula="of:=[.G400]-[.$B$2]" office:value-type="float" office:value="44.8341255187988" calcext:value-type="float">
            <text:p>44.8341255188</text:p>
          </table:table-cell>
          <table:table-cell table:formula="of:=[.C400]/([.H400]-[.H399])" office:value-type="float" office:value="100252.796602483" calcext:value-type="float">
            <text:p>100252.796602483</text:p>
          </table:table-cell>
          <table:table-cell table:formula="of:=[.G400]-[.$B400]" office:value-type="float" office:value="0.283336639404297" calcext:value-type="float">
            <text:p>0.2833366394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2604.59569" calcext:value-type="float">
            <text:p>1443142604.59569</text:p>
          </table:table-cell>
          <table:table-cell office:value-type="float" office:value="4480" calcext:value-type="float">
            <text:p>4480</text:p>
          </table:table-cell>
          <table:table-cell table:formula="of:=[.B401]-[.$B$2]" office:value-type="float" office:value="44.5955028533936" calcext:value-type="float">
            <text:p>44.5955028534</text:p>
          </table:table-cell>
          <table:table-cell table:formula="of:=[.C401]/([.D401]-[.D400])" office:value-type="float" office:value="100192.391758734" calcext:value-type="float">
            <text:p>100192.391758734</text:p>
          </table:table-cell>
          <table:table-cell/>
          <table:table-cell office:value-type="float" office:value="1443142604.8792" calcext:value-type="float">
            <text:p>1443142604.8792</text:p>
          </table:table-cell>
          <table:table-cell table:formula="of:=[.G401]-[.$B$2]" office:value-type="float" office:value="44.8790171146393" calcext:value-type="float">
            <text:p>44.8790171146</text:p>
          </table:table-cell>
          <table:table-cell table:formula="of:=[.C401]/([.H401]-[.H400])" office:value-type="float" office:value="99795.9621645449" calcext:value-type="float">
            <text:p>99795.9621645449</text:p>
          </table:table-cell>
          <table:table-cell table:formula="of:=[.G401]-[.$B401]" office:value-type="float" office:value="0.283514261245728" calcext:value-type="float">
            <text:p>0.283514261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2604.64039" calcext:value-type="float">
            <text:p>1443142604.64039</text:p>
          </table:table-cell>
          <table:table-cell office:value-type="float" office:value="4480" calcext:value-type="float">
            <text:p>4480</text:p>
          </table:table-cell>
          <table:table-cell table:formula="of:=[.B402]-[.$B$2]" office:value-type="float" office:value="44.6402072906494" calcext:value-type="float">
            <text:p>44.6402072906</text:p>
          </table:table-cell>
          <table:table-cell table:formula="of:=[.C402]/([.D402]-[.D401])" office:value-type="float" office:value="100213.765679666" calcext:value-type="float">
            <text:p>100213.765679666</text:p>
          </table:table-cell>
          <table:table-cell/>
          <table:table-cell office:value-type="float" office:value="1443142604.92388" calcext:value-type="float">
            <text:p>1443142604.92388</text:p>
          </table:table-cell>
          <table:table-cell table:formula="of:=[.G402]-[.$B$2]" office:value-type="float" office:value="44.9236977100372" calcext:value-type="float">
            <text:p>44.92369771</text:p>
          </table:table-cell>
          <table:table-cell table:formula="of:=[.C402]/([.H402]-[.H401])" office:value-type="float" office:value="100267.240400418" calcext:value-type="float">
            <text:p>100267.240400418</text:p>
          </table:table-cell>
          <table:table-cell table:formula="of:=[.G402]-[.$B402]" office:value-type="float" office:value="0.283490419387817" calcext:value-type="float">
            <text:p>0.283490419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2604.68511" calcext:value-type="float">
            <text:p>1443142604.68511</text:p>
          </table:table-cell>
          <table:table-cell office:value-type="float" office:value="4480" calcext:value-type="float">
            <text:p>4480</text:p>
          </table:table-cell>
          <table:table-cell table:formula="of:=[.B403]-[.$B$2]" office:value-type="float" office:value="44.6849217414856" calcext:value-type="float">
            <text:p>44.6849217415</text:p>
          </table:table-cell>
          <table:table-cell table:formula="of:=[.C403]/([.D403]-[.D402])" office:value-type="float" office:value="100191.323302017" calcext:value-type="float">
            <text:p>100191.323302017</text:p>
          </table:table-cell>
          <table:table-cell/>
          <table:table-cell office:value-type="float" office:value="1443142604.97021" calcext:value-type="float">
            <text:p>1443142604.97021</text:p>
          </table:table-cell>
          <table:table-cell table:formula="of:=[.G403]-[.$B$2]" office:value-type="float" office:value="44.970027923584" calcext:value-type="float">
            <text:p>44.9700279236</text:p>
          </table:table-cell>
          <table:table-cell table:formula="of:=[.C403]/([.H403]-[.H402])" office:value-type="float" office:value="96697.1584423871" calcext:value-type="float">
            <text:p>96697.1584423871</text:p>
          </table:table-cell>
          <table:table-cell table:formula="of:=[.G403]-[.$B403]" office:value-type="float" office:value="0.285106182098389" calcext:value-type="float">
            <text:p>0.285106182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2604.72983" calcext:value-type="float">
            <text:p>1443142604.72983</text:p>
          </table:table-cell>
          <table:table-cell office:value-type="float" office:value="4480" calcext:value-type="float">
            <text:p>4480</text:p>
          </table:table-cell>
          <table:table-cell table:formula="of:=[.B404]-[.$B$2]" office:value-type="float" office:value="44.7296438217163" calcext:value-type="float">
            <text:p>44.7296438217</text:p>
          </table:table-cell>
          <table:table-cell table:formula="of:=[.C404]/([.D404]-[.D403])" office:value-type="float" office:value="100174.231093199" calcext:value-type="float">
            <text:p>100174.231093199</text:p>
          </table:table-cell>
          <table:table-cell/>
          <table:table-cell office:value-type="float" office:value="1443142605.01315" calcext:value-type="float">
            <text:p>1443142605.01315</text:p>
          </table:table-cell>
          <table:table-cell table:formula="of:=[.G404]-[.$B$2]" office:value-type="float" office:value="45.0129654407501" calcext:value-type="float">
            <text:p>45.0129654408</text:p>
          </table:table-cell>
          <table:table-cell table:formula="of:=[.C404]/([.H404]-[.H403])" office:value-type="float" office:value="104337.658432032" calcext:value-type="float">
            <text:p>104337.658432032</text:p>
          </table:table-cell>
          <table:table-cell table:formula="of:=[.G404]-[.$B404]" office:value-type="float" office:value="0.283321619033813" calcext:value-type="float">
            <text:p>0.28332161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2604.77454" calcext:value-type="float">
            <text:p>1443142604.77454</text:p>
          </table:table-cell>
          <table:table-cell office:value-type="float" office:value="4480" calcext:value-type="float">
            <text:p>4480</text:p>
          </table:table-cell>
          <table:table-cell table:formula="of:=[.B405]-[.$B$2]" office:value-type="float" office:value="44.7743525505066" calcext:value-type="float">
            <text:p>44.7743525505</text:p>
          </table:table-cell>
          <table:table-cell table:formula="of:=[.C405]/([.D405]-[.D404])" office:value-type="float" office:value="100204.146286836" calcext:value-type="float">
            <text:p>100204.146286836</text:p>
          </table:table-cell>
          <table:table-cell/>
          <table:table-cell office:value-type="float" office:value="1443142605.02687" calcext:value-type="float">
            <text:p>1443142605.02687</text:p>
          </table:table-cell>
          <table:table-cell table:formula="of:=[.G405]-[.$B$2]" office:value-type="float" office:value="45.0266890525818" calcext:value-type="float">
            <text:p>45.0266890526</text:p>
          </table:table-cell>
          <table:table-cell table:formula="of:=[.C405]/([.H405]-[.H404])" office:value-type="float" office:value="326444.674692934" calcext:value-type="float">
            <text:p>326444.674692934</text:p>
          </table:table-cell>
          <table:table-cell table:formula="of:=[.G405]-[.$B405]" office:value-type="float" office:value="0.252336502075195" calcext:value-type="float">
            <text:p>0.252336502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2604.81925" calcext:value-type="float">
            <text:p>1443142604.81925</text:p>
          </table:table-cell>
          <table:table-cell office:value-type="float" office:value="4480" calcext:value-type="float">
            <text:p>4480</text:p>
          </table:table-cell>
          <table:table-cell table:formula="of:=[.B406]-[.$B$2]" office:value-type="float" office:value="44.819064617157" calcext:value-type="float">
            <text:p>44.8190646172</text:p>
          </table:table-cell>
          <table:table-cell table:formula="of:=[.C406]/([.D406]-[.D405])" office:value-type="float" office:value="100196.665813497" calcext:value-type="float">
            <text:p>100196.665813497</text:p>
          </table:table-cell>
          <table:table-cell/>
          <table:table-cell office:value-type="float" office:value="1443142605.10267" calcext:value-type="float">
            <text:p>1443142605.10267</text:p>
          </table:table-cell>
          <table:table-cell table:formula="of:=[.G406]-[.$B$2]" office:value-type="float" office:value="45.1024887561798" calcext:value-type="float">
            <text:p>45.1024887562</text:p>
          </table:table-cell>
          <table:table-cell table:formula="of:=[.C406]/([.H406]-[.H405])" office:value-type="float" office:value="59103.133486618" calcext:value-type="float">
            <text:p>59103.133486618</text:p>
          </table:table-cell>
          <table:table-cell table:formula="of:=[.G406]-[.$B406]" office:value-type="float" office:value="0.283424139022827" calcext:value-type="float">
            <text:p>0.28342413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2604.86398" calcext:value-type="float">
            <text:p>1443142604.86398</text:p>
          </table:table-cell>
          <table:table-cell office:value-type="float" office:value="4480" calcext:value-type="float">
            <text:p>4480</text:p>
          </table:table-cell>
          <table:table-cell table:formula="of:=[.B407]-[.$B$2]" office:value-type="float" office:value="44.8637928962708" calcext:value-type="float">
            <text:p>44.8637928963</text:p>
          </table:table-cell>
          <table:table-cell table:formula="of:=[.C407]/([.D407]-[.D406])" office:value-type="float" office:value="100160.347966994" calcext:value-type="float">
            <text:p>100160.347966994</text:p>
          </table:table-cell>
          <table:table-cell/>
          <table:table-cell office:value-type="float" office:value="1443142605.1474" calcext:value-type="float">
            <text:p>1443142605.1474</text:p>
          </table:table-cell>
          <table:table-cell table:formula="of:=[.G407]-[.$B$2]" office:value-type="float" office:value="45.1472129821777" calcext:value-type="float">
            <text:p>45.1472129822</text:p>
          </table:table-cell>
          <table:table-cell table:formula="of:=[.C407]/([.H407]-[.H406])" office:value-type="float" office:value="100169.424960152" calcext:value-type="float">
            <text:p>100169.424960152</text:p>
          </table:table-cell>
          <table:table-cell table:formula="of:=[.G407]-[.$B407]" office:value-type="float" office:value="0.283420085906982" calcext:value-type="float">
            <text:p>0.2834200859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2604.90871" calcext:value-type="float">
            <text:p>1443142604.90871</text:p>
          </table:table-cell>
          <table:table-cell office:value-type="float" office:value="4480" calcext:value-type="float">
            <text:p>4480</text:p>
          </table:table-cell>
          <table:table-cell table:formula="of:=[.B408]-[.$B$2]" office:value-type="float" office:value="44.9085206985474" calcext:value-type="float">
            <text:p>44.9085206985</text:p>
          </table:table-cell>
          <table:table-cell table:formula="of:=[.C408]/([.D408]-[.D407])" office:value-type="float" office:value="100161.415763158" calcext:value-type="float">
            <text:p>100161.415763158</text:p>
          </table:table-cell>
          <table:table-cell/>
          <table:table-cell office:value-type="float" office:value="1443142605.19201" calcext:value-type="float">
            <text:p>1443142605.19201</text:p>
          </table:table-cell>
          <table:table-cell table:formula="of:=[.G408]-[.$B$2]" office:value-type="float" office:value="45.1918225288391" calcext:value-type="float">
            <text:p>45.1918225288</text:p>
          </table:table-cell>
          <table:table-cell table:formula="of:=[.C408]/([.H408]-[.H407])" office:value-type="float" office:value="100426.934037391" calcext:value-type="float">
            <text:p>100426.934037391</text:p>
          </table:table-cell>
          <table:table-cell table:formula="of:=[.G408]-[.$B408]" office:value-type="float" office:value="0.283301830291748" calcext:value-type="float">
            <text:p>0.2833018303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2604.95342" calcext:value-type="float">
            <text:p>1443142604.95342</text:p>
          </table:table-cell>
          <table:table-cell office:value-type="float" office:value="4480" calcext:value-type="float">
            <text:p>4480</text:p>
          </table:table-cell>
          <table:table-cell table:formula="of:=[.B409]-[.$B$2]" office:value-type="float" office:value="44.9532392024994" calcext:value-type="float">
            <text:p>44.9532392025</text:p>
          </table:table-cell>
          <table:table-cell table:formula="of:=[.C409]/([.D409]-[.D408])" office:value-type="float" office:value="100182.242339907" calcext:value-type="float">
            <text:p>100182.242339907</text:p>
          </table:table-cell>
          <table:table-cell/>
          <table:table-cell office:value-type="float" office:value="1443142605.23511" calcext:value-type="float">
            <text:p>1443142605.23511</text:p>
          </table:table-cell>
          <table:table-cell table:formula="of:=[.G409]-[.$B$2]" office:value-type="float" office:value="45.2349269390106" calcext:value-type="float">
            <text:p>45.234926939</text:p>
          </table:table-cell>
          <table:table-cell table:formula="of:=[.C409]/([.H409]-[.H408])" office:value-type="float" office:value="103933.680618166" calcext:value-type="float">
            <text:p>103933.680618166</text:p>
          </table:table-cell>
          <table:table-cell table:formula="of:=[.G409]-[.$B409]" office:value-type="float" office:value="0.28168773651123" calcext:value-type="float">
            <text:p>0.2816877365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2604.99814" calcext:value-type="float">
            <text:p>1443142604.99814</text:p>
          </table:table-cell>
          <table:table-cell office:value-type="float" office:value="4480" calcext:value-type="float">
            <text:p>4480</text:p>
          </table:table-cell>
          <table:table-cell table:formula="of:=[.B410]-[.$B$2]" office:value-type="float" office:value="44.9979526996613" calcext:value-type="float">
            <text:p>44.9979526997</text:p>
          </table:table-cell>
          <table:table-cell table:formula="of:=[.C410]/([.D410]-[.D409])" office:value-type="float" office:value="100193.46023824" calcext:value-type="float">
            <text:p>100193.46023824</text:p>
          </table:table-cell>
          <table:table-cell/>
          <table:table-cell office:value-type="float" office:value="1443142605.24874" calcext:value-type="float">
            <text:p>1443142605.24874</text:p>
          </table:table-cell>
          <table:table-cell table:formula="of:=[.G410]-[.$B$2]" office:value-type="float" office:value="45.2485547065735" calcext:value-type="float">
            <text:p>45.2485547066</text:p>
          </table:table-cell>
          <table:table-cell table:formula="of:=[.C410]/([.H410]-[.H409])" office:value-type="float" office:value="328740.56439056" calcext:value-type="float">
            <text:p>328740.56439056</text:p>
          </table:table-cell>
          <table:table-cell table:formula="of:=[.G410]-[.$B410]" office:value-type="float" office:value="0.250602006912231" calcext:value-type="float">
            <text:p>0.2506020069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2605.04102" calcext:value-type="float">
            <text:p>1443142605.04102</text:p>
          </table:table-cell>
          <table:table-cell office:value-type="float" office:value="4480" calcext:value-type="float">
            <text:p>4480</text:p>
          </table:table-cell>
          <table:table-cell table:formula="of:=[.B411]-[.$B$2]" office:value-type="float" office:value="45.0408298969269" calcext:value-type="float">
            <text:p>45.0408298969</text:p>
          </table:table-cell>
          <table:table-cell table:formula="of:=[.C411]/([.D411]-[.D410])" office:value-type="float" office:value="104484.441281139" calcext:value-type="float">
            <text:p>104484.441281139</text:p>
          </table:table-cell>
          <table:table-cell/>
          <table:table-cell office:value-type="float" office:value="1443142605.27777" calcext:value-type="float">
            <text:p>1443142605.27777</text:p>
          </table:table-cell>
          <table:table-cell table:formula="of:=[.G411]-[.$B$2]" office:value-type="float" office:value="45.2775857448578" calcext:value-type="float">
            <text:p>45.2775857449</text:p>
          </table:table-cell>
          <table:table-cell table:formula="of:=[.C411]/([.H411]-[.H410])" office:value-type="float" office:value="154317.594711124" calcext:value-type="float">
            <text:p>154317.594711124</text:p>
          </table:table-cell>
          <table:table-cell table:formula="of:=[.G411]-[.$B411]" office:value-type="float" office:value="0.236755847930908" calcext:value-type="float">
            <text:p>0.236755847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2605.08386" calcext:value-type="float">
            <text:p>1443142605.08386</text:p>
          </table:table-cell>
          <table:table-cell office:value-type="float" office:value="4480" calcext:value-type="float">
            <text:p>4480</text:p>
          </table:table-cell>
          <table:table-cell table:formula="of:=[.B412]-[.$B$2]" office:value-type="float" office:value="45.0836699008942" calcext:value-type="float">
            <text:p>45.0836699009</text:p>
          </table:table-cell>
          <table:table-cell table:formula="of:=[.C412]/([.D412]-[.D411])" office:value-type="float" office:value="104575.153714298" calcext:value-type="float">
            <text:p>104575.153714298</text:p>
          </table:table-cell>
          <table:table-cell/>
          <table:table-cell office:value-type="float" office:value="1443142605.32062" calcext:value-type="float">
            <text:p>1443142605.32062</text:p>
          </table:table-cell>
          <table:table-cell table:formula="of:=[.G412]-[.$B$2]" office:value-type="float" office:value="45.3204307556152" calcext:value-type="float">
            <text:p>45.3204307556</text:p>
          </table:table-cell>
          <table:table-cell table:formula="of:=[.C412]/([.H412]-[.H411])" office:value-type="float" office:value="104562.933251718" calcext:value-type="float">
            <text:p>104562.933251718</text:p>
          </table:table-cell>
          <table:table-cell table:formula="of:=[.G412]-[.$B412]" office:value-type="float" office:value="0.236760854721069" calcext:value-type="float">
            <text:p>0.2367608547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2605.12666" calcext:value-type="float">
            <text:p>1443142605.12666</text:p>
          </table:table-cell>
          <table:table-cell office:value-type="float" office:value="4480" calcext:value-type="float">
            <text:p>4480</text:p>
          </table:table-cell>
          <table:table-cell table:formula="of:=[.B413]-[.$B$2]" office:value-type="float" office:value="45.1264760494232" calcext:value-type="float">
            <text:p>45.1264760494</text:p>
          </table:table-cell>
          <table:table-cell table:formula="of:=[.C413]/([.D413]-[.D412])" office:value-type="float" office:value="104657.862338617" calcext:value-type="float">
            <text:p>104657.862338617</text:p>
          </table:table-cell>
          <table:table-cell/>
          <table:table-cell office:value-type="float" office:value="1443142605.36343" calcext:value-type="float">
            <text:p>1443142605.36343</text:p>
          </table:table-cell>
          <table:table-cell table:formula="of:=[.G413]-[.$B$2]" office:value-type="float" office:value="45.3632440567017" calcext:value-type="float">
            <text:p>45.3632440567</text:p>
          </table:table-cell>
          <table:table-cell table:formula="of:=[.C413]/([.H413]-[.H412])" office:value-type="float" office:value="104640.377787183" calcext:value-type="float">
            <text:p>104640.377787183</text:p>
          </table:table-cell>
          <table:table-cell table:formula="of:=[.G413]-[.$B413]" office:value-type="float" office:value="0.236768007278442" calcext:value-type="float">
            <text:p>0.236768007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2605.16947" calcext:value-type="float">
            <text:p>1443142605.16947</text:p>
          </table:table-cell>
          <table:table-cell office:value-type="float" office:value="4480" calcext:value-type="float">
            <text:p>4480</text:p>
          </table:table-cell>
          <table:table-cell table:formula="of:=[.B414]-[.$B$2]" office:value-type="float" office:value="45.1692872047424" calcext:value-type="float">
            <text:p>45.1692872047</text:p>
          </table:table-cell>
          <table:table-cell table:formula="of:=[.C414]/([.D414]-[.D413])" office:value-type="float" office:value="104645.622539165" calcext:value-type="float">
            <text:p>104645.622539165</text:p>
          </table:table-cell>
          <table:table-cell/>
          <table:table-cell office:value-type="float" office:value="1443142605.40622" calcext:value-type="float">
            <text:p>1443142605.40622</text:p>
          </table:table-cell>
          <table:table-cell table:formula="of:=[.G414]-[.$B$2]" office:value-type="float" office:value="45.4060306549072" calcext:value-type="float">
            <text:p>45.4060306549</text:p>
          </table:table-cell>
          <table:table-cell table:formula="of:=[.C414]/([.H414]-[.H413])" office:value-type="float" office:value="104705.683272038" calcext:value-type="float">
            <text:p>104705.683272038</text:p>
          </table:table-cell>
          <table:table-cell table:formula="of:=[.G414]-[.$B414]" office:value-type="float" office:value="0.236743450164795" calcext:value-type="float">
            <text:p>0.2367434502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2605.21228" calcext:value-type="float">
            <text:p>1443142605.21228</text:p>
          </table:table-cell>
          <table:table-cell office:value-type="float" office:value="4480" calcext:value-type="float">
            <text:p>4480</text:p>
          </table:table-cell>
          <table:table-cell table:formula="of:=[.B415]-[.$B$2]" office:value-type="float" office:value="45.2120928764343" calcext:value-type="float">
            <text:p>45.2120928764</text:p>
          </table:table-cell>
          <table:table-cell table:formula="of:=[.C415]/([.D415]-[.D414])" office:value-type="float" office:value="104659.028183135" calcext:value-type="float">
            <text:p>104659.028183135</text:p>
          </table:table-cell>
          <table:table-cell/>
          <table:table-cell office:value-type="float" office:value="1443142605.44899" calcext:value-type="float">
            <text:p>1443142605.44899</text:p>
          </table:table-cell>
          <table:table-cell table:formula="of:=[.G415]-[.$B$2]" office:value-type="float" office:value="45.4488008022308" calcext:value-type="float">
            <text:p>45.4488008022</text:p>
          </table:table-cell>
          <table:table-cell table:formula="of:=[.C415]/([.H415]-[.H414])" office:value-type="float" office:value="104745.956709088" calcext:value-type="float">
            <text:p>104745.956709088</text:p>
          </table:table-cell>
          <table:table-cell table:formula="of:=[.G415]-[.$B415]" office:value-type="float" office:value="0.236707925796509" calcext:value-type="float">
            <text:p>0.2367079258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2605.25508" calcext:value-type="float">
            <text:p>1443142605.25508</text:p>
          </table:table-cell>
          <table:table-cell office:value-type="float" office:value="4480" calcext:value-type="float">
            <text:p>4480</text:p>
          </table:table-cell>
          <table:table-cell table:formula="of:=[.B416]-[.$B$2]" office:value-type="float" office:value="45.2548985481262" calcext:value-type="float">
            <text:p>45.2548985481</text:p>
          </table:table-cell>
          <table:table-cell table:formula="of:=[.C416]/([.D416]-[.D415])" office:value-type="float" office:value="104659.028183135" calcext:value-type="float">
            <text:p>104659.028183135</text:p>
          </table:table-cell>
          <table:table-cell/>
          <table:table-cell office:value-type="float" office:value="1443142605.49181" calcext:value-type="float">
            <text:p>1443142605.49181</text:p>
          </table:table-cell>
          <table:table-cell table:formula="of:=[.G416]-[.$B$2]" office:value-type="float" office:value="45.4916250705719" calcext:value-type="float">
            <text:p>45.4916250706</text:p>
          </table:table-cell>
          <table:table-cell table:formula="of:=[.C416]/([.H416]-[.H415])" office:value-type="float" office:value="104613.579485352" calcext:value-type="float">
            <text:p>104613.579485352</text:p>
          </table:table-cell>
          <table:table-cell table:formula="of:=[.G416]-[.$B416]" office:value-type="float" office:value="0.236726522445679" calcext:value-type="float">
            <text:p>0.236726522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2605.29789" calcext:value-type="float">
            <text:p>1443142605.29789</text:p>
          </table:table-cell>
          <table:table-cell office:value-type="float" office:value="4480" calcext:value-type="float">
            <text:p>4480</text:p>
          </table:table-cell>
          <table:table-cell table:formula="of:=[.B417]-[.$B$2]" office:value-type="float" office:value="45.2977004051209" calcext:value-type="float">
            <text:p>45.2977004051</text:p>
          </table:table-cell>
          <table:table-cell table:formula="of:=[.C417]/([.D417]-[.D416])" office:value-type="float" office:value="104668.355874423" calcext:value-type="float">
            <text:p>104668.355874423</text:p>
          </table:table-cell>
          <table:table-cell/>
          <table:table-cell office:value-type="float" office:value="1443142605.53458" calcext:value-type="float">
            <text:p>1443142605.53458</text:p>
          </table:table-cell>
          <table:table-cell table:formula="of:=[.G417]-[.$B$2]" office:value-type="float" office:value="45.5343945026398" calcext:value-type="float">
            <text:p>45.5343945026</text:p>
          </table:table-cell>
          <table:table-cell table:formula="of:=[.C417]/([.H417]-[.H416])" office:value-type="float" office:value="104747.708430887" calcext:value-type="float">
            <text:p>104747.708430887</text:p>
          </table:table-cell>
          <table:table-cell table:formula="of:=[.G417]-[.$B417]" office:value-type="float" office:value="0.236694097518921" calcext:value-type="float">
            <text:p>0.236694097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2605.34069" calcext:value-type="float">
            <text:p>1443142605.34069</text:p>
          </table:table-cell>
          <table:table-cell office:value-type="float" office:value="4480" calcext:value-type="float">
            <text:p>4480</text:p>
          </table:table-cell>
          <table:table-cell table:formula="of:=[.B418]-[.$B$2]" office:value-type="float" office:value="45.3405032157898" calcext:value-type="float">
            <text:p>45.3405032158</text:p>
          </table:table-cell>
          <table:table-cell table:formula="of:=[.C418]/([.D418]-[.D417])" office:value-type="float" office:value="104666.023795731" calcext:value-type="float">
            <text:p>104666.023795731</text:p>
          </table:table-cell>
          <table:table-cell/>
          <table:table-cell office:value-type="float" office:value="1443142605.5774" calcext:value-type="float">
            <text:p>1443142605.5774</text:p>
          </table:table-cell>
          <table:table-cell table:formula="of:=[.G418]-[.$B$2]" office:value-type="float" office:value="45.5772166252136" calcext:value-type="float">
            <text:p>45.5772166252</text:p>
          </table:table-cell>
          <table:table-cell table:formula="of:=[.C418]/([.H418]-[.H417])" office:value-type="float" office:value="104618.821551259" calcext:value-type="float">
            <text:p>104618.821551259</text:p>
          </table:table-cell>
          <table:table-cell table:formula="of:=[.G418]-[.$B418]" office:value-type="float" office:value="0.236713409423828" calcext:value-type="float">
            <text:p>0.2367134094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2605.38349" calcext:value-type="float">
            <text:p>1443142605.38349</text:p>
          </table:table-cell>
          <table:table-cell office:value-type="float" office:value="4480" calcext:value-type="float">
            <text:p>4480</text:p>
          </table:table-cell>
          <table:table-cell table:formula="of:=[.B419]-[.$B$2]" office:value-type="float" office:value="45.3833055496216" calcext:value-type="float">
            <text:p>45.3833055496</text:p>
          </table:table-cell>
          <table:table-cell table:formula="of:=[.C419]/([.D419]-[.D418])" office:value-type="float" office:value="104667.189822087" calcext:value-type="float">
            <text:p>104667.189822087</text:p>
          </table:table-cell>
          <table:table-cell/>
          <table:table-cell office:value-type="float" office:value="1443142605.62021" calcext:value-type="float">
            <text:p>1443142605.62021</text:p>
          </table:table-cell>
          <table:table-cell table:formula="of:=[.G419]-[.$B$2]" office:value-type="float" office:value="45.6200249195099" calcext:value-type="float">
            <text:p>45.6200249195</text:p>
          </table:table-cell>
          <table:table-cell table:formula="of:=[.C419]/([.H419]-[.H418])" office:value-type="float" office:value="104652.616359697" calcext:value-type="float">
            <text:p>104652.616359697</text:p>
          </table:table-cell>
          <table:table-cell table:formula="of:=[.G419]-[.$B419]" office:value-type="float" office:value="0.236719369888306" calcext:value-type="float">
            <text:p>0.236719369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2605.42629" calcext:value-type="float">
            <text:p>1443142605.42629</text:p>
          </table:table-cell>
          <table:table-cell office:value-type="float" office:value="4480" calcext:value-type="float">
            <text:p>4480</text:p>
          </table:table-cell>
          <table:table-cell table:formula="of:=[.B420]-[.$B$2]" office:value-type="float" office:value="45.4261074066162" calcext:value-type="float">
            <text:p>45.4261074066</text:p>
          </table:table-cell>
          <table:table-cell table:formula="of:=[.C420]/([.D420]-[.D419])" office:value-type="float" office:value="104668.355874423" calcext:value-type="float">
            <text:p>104668.355874423</text:p>
          </table:table-cell>
          <table:table-cell/>
          <table:table-cell office:value-type="float" office:value="1443142605.66304" calcext:value-type="float">
            <text:p>1443142605.66304</text:p>
          </table:table-cell>
          <table:table-cell table:formula="of:=[.G420]-[.$B$2]" office:value-type="float" office:value="45.6628558635712" calcext:value-type="float">
            <text:p>45.6628558636</text:p>
          </table:table-cell>
          <table:table-cell table:formula="of:=[.C420]/([.H420]-[.H419])" office:value-type="float" office:value="104597.274194805" calcext:value-type="float">
            <text:p>104597.274194805</text:p>
          </table:table-cell>
          <table:table-cell table:formula="of:=[.G420]-[.$B420]" office:value-type="float" office:value="0.236748456954956" calcext:value-type="float">
            <text:p>0.23674845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2605.4691" calcext:value-type="float">
            <text:p>1443142605.4691</text:p>
          </table:table-cell>
          <table:table-cell office:value-type="float" office:value="4480" calcext:value-type="float">
            <text:p>4480</text:p>
          </table:table-cell>
          <table:table-cell table:formula="of:=[.B421]-[.$B$2]" office:value-type="float" office:value="45.4689102172852" calcext:value-type="float">
            <text:p>45.4689102173</text:p>
          </table:table-cell>
          <table:table-cell table:formula="of:=[.C421]/([.D421]-[.D420])" office:value-type="float" office:value="104666.023795731" calcext:value-type="float">
            <text:p>104666.023795731</text:p>
          </table:table-cell>
          <table:table-cell/>
          <table:table-cell office:value-type="float" office:value="1443142605.7058" calcext:value-type="float">
            <text:p>1443142605.7058</text:p>
          </table:table-cell>
          <table:table-cell table:formula="of:=[.G421]-[.$B$2]" office:value-type="float" office:value="45.7056176662445" calcext:value-type="float">
            <text:p>45.7056176662</text:p>
          </table:table-cell>
          <table:table-cell table:formula="of:=[.C421]/([.H421]-[.H420])" office:value-type="float" office:value="104766.397109659" calcext:value-type="float">
            <text:p>104766.397109659</text:p>
          </table:table-cell>
          <table:table-cell table:formula="of:=[.G421]-[.$B421]" office:value-type="float" office:value="0.236707448959351" calcext:value-type="float">
            <text:p>0.236707449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2605.5119" calcext:value-type="float">
            <text:p>1443142605.5119</text:p>
          </table:table-cell>
          <table:table-cell office:value-type="float" office:value="4480" calcext:value-type="float">
            <text:p>4480</text:p>
          </table:table-cell>
          <table:table-cell table:formula="of:=[.B422]-[.$B$2]" office:value-type="float" office:value="45.5117135047913" calcext:value-type="float">
            <text:p>45.5117135048</text:p>
          </table:table-cell>
          <table:table-cell table:formula="of:=[.C422]/([.D422]-[.D421])" office:value-type="float" office:value="104664.857795355" calcext:value-type="float">
            <text:p>104664.857795355</text:p>
          </table:table-cell>
          <table:table-cell/>
          <table:table-cell office:value-type="float" office:value="1443142605.74858" calcext:value-type="float">
            <text:p>1443142605.74858</text:p>
          </table:table-cell>
          <table:table-cell table:formula="of:=[.G422]-[.$B$2]" office:value-type="float" office:value="45.7483961582184" calcext:value-type="float">
            <text:p>45.7483961582</text:p>
          </table:table-cell>
          <table:table-cell table:formula="of:=[.C422]/([.H422]-[.H421])" office:value-type="float" office:value="104725.524282991" calcext:value-type="float">
            <text:p>104725.524282991</text:p>
          </table:table-cell>
          <table:table-cell table:formula="of:=[.G422]-[.$B422]" office:value-type="float" office:value="0.236682653427124" calcext:value-type="float">
            <text:p>0.2366826534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2605.55471" calcext:value-type="float">
            <text:p>1443142605.55471</text:p>
          </table:table-cell>
          <table:table-cell office:value-type="float" office:value="4480" calcext:value-type="float">
            <text:p>4480</text:p>
          </table:table-cell>
          <table:table-cell table:formula="of:=[.B423]-[.$B$2]" office:value-type="float" office:value="45.554523229599" calcext:value-type="float">
            <text:p>45.5545232296</text:p>
          </table:table-cell>
          <table:table-cell table:formula="of:=[.C423]/([.D423]-[.D422])" office:value-type="float" office:value="104649.11933258" calcext:value-type="float">
            <text:p>104649.11933258</text:p>
          </table:table-cell>
          <table:table-cell/>
          <table:table-cell office:value-type="float" office:value="1443142605.79142" calcext:value-type="float">
            <text:p>1443142605.79142</text:p>
          </table:table-cell>
          <table:table-cell table:formula="of:=[.G423]-[.$B$2]" office:value-type="float" office:value="45.7912311553955" calcext:value-type="float">
            <text:p>45.7912311554</text:p>
          </table:table-cell>
          <table:table-cell table:formula="of:=[.C423]/([.H423]-[.H422])" office:value-type="float" office:value="104587.377033669" calcext:value-type="float">
            <text:p>104587.377033669</text:p>
          </table:table-cell>
          <table:table-cell table:formula="of:=[.G423]-[.$B423]" office:value-type="float" office:value="0.236707925796509" calcext:value-type="float">
            <text:p>0.2367079258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2605.59753" calcext:value-type="float">
            <text:p>1443142605.59753</text:p>
          </table:table-cell>
          <table:table-cell office:value-type="float" office:value="4480" calcext:value-type="float">
            <text:p>4480</text:p>
          </table:table-cell>
          <table:table-cell table:formula="of:=[.B424]-[.$B$2]" office:value-type="float" office:value="45.59734416008" calcext:value-type="float">
            <text:p>45.5973441601</text:p>
          </table:table-cell>
          <table:table-cell table:formula="of:=[.C424]/([.D424]-[.D423])" office:value-type="float" office:value="104621.734037104" calcext:value-type="float">
            <text:p>104621.734037104</text:p>
          </table:table-cell>
          <table:table-cell/>
          <table:table-cell office:value-type="float" office:value="1443142605.80504" calcext:value-type="float">
            <text:p>1443142605.80504</text:p>
          </table:table-cell>
          <table:table-cell table:formula="of:=[.G424]-[.$B$2]" office:value-type="float" office:value="45.804859161377" calcext:value-type="float">
            <text:p>45.8048591614</text:p>
          </table:table-cell>
          <table:table-cell table:formula="of:=[.C424]/([.H424]-[.H423])" office:value-type="float" office:value="328734.813156053" calcext:value-type="float">
            <text:p>328734.813156053</text:p>
          </table:table-cell>
          <table:table-cell table:formula="of:=[.G424]-[.$B424]" office:value-type="float" office:value="0.207515001296997" calcext:value-type="float">
            <text:p>0.2075150013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2605.64033" calcext:value-type="float">
            <text:p>1443142605.64033</text:p>
          </table:table-cell>
          <table:table-cell office:value-type="float" office:value="4480" calcext:value-type="float">
            <text:p>4480</text:p>
          </table:table-cell>
          <table:table-cell table:formula="of:=[.B425]-[.$B$2]" office:value-type="float" office:value="45.6401469707489" calcext:value-type="float">
            <text:p>45.6401469707</text:p>
          </table:table-cell>
          <table:table-cell table:formula="of:=[.C425]/([.D425]-[.D424])" office:value-type="float" office:value="104666.023795731" calcext:value-type="float">
            <text:p>104666.023795731</text:p>
          </table:table-cell>
          <table:table-cell/>
          <table:table-cell office:value-type="float" office:value="1443142605.87716" calcext:value-type="float">
            <text:p>1443142605.87716</text:p>
          </table:table-cell>
          <table:table-cell table:formula="of:=[.G425]-[.$B$2]" office:value-type="float" office:value="45.8769724369049" calcext:value-type="float">
            <text:p>45.8769724369</text:p>
          </table:table-cell>
          <table:table-cell table:formula="of:=[.C425]/([.H425]-[.H424])" office:value-type="float" office:value="62124.4835600813" calcext:value-type="float">
            <text:p>62124.4835600813</text:p>
          </table:table-cell>
          <table:table-cell table:formula="of:=[.G425]-[.$B425]" office:value-type="float" office:value="0.236825466156006" calcext:value-type="float">
            <text:p>0.236825466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2605.68314" calcext:value-type="float">
            <text:p>1443142605.68314</text:p>
          </table:table-cell>
          <table:table-cell office:value-type="float" office:value="4480" calcext:value-type="float">
            <text:p>4480</text:p>
          </table:table-cell>
          <table:table-cell table:formula="of:=[.B426]-[.$B$2]" office:value-type="float" office:value="45.6829495429993" calcext:value-type="float">
            <text:p>45.682949543</text:p>
          </table:table-cell>
          <table:table-cell table:formula="of:=[.C426]/([.D426]-[.D425])" office:value-type="float" office:value="104666.606805662" calcext:value-type="float">
            <text:p>104666.606805662</text:p>
          </table:table-cell>
          <table:table-cell/>
          <table:table-cell office:value-type="float" office:value="1443142605.91996" calcext:value-type="float">
            <text:p>1443142605.91996</text:p>
          </table:table-cell>
          <table:table-cell table:formula="of:=[.G426]-[.$B$2]" office:value-type="float" office:value="45.9197764396667" calcext:value-type="float">
            <text:p>45.9197764397</text:p>
          </table:table-cell>
          <table:table-cell table:formula="of:=[.C426]/([.H426]-[.H425])" office:value-type="float" office:value="104663.1088435" calcext:value-type="float">
            <text:p>104663.1088435</text:p>
          </table:table-cell>
          <table:table-cell table:formula="of:=[.G426]-[.$B426]" office:value-type="float" office:value="0.23682689666748" calcext:value-type="float">
            <text:p>0.236826896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2605.72594" calcext:value-type="float">
            <text:p>1443142605.72594</text:p>
          </table:table-cell>
          <table:table-cell office:value-type="float" office:value="4480" calcext:value-type="float">
            <text:p>4480</text:p>
          </table:table-cell>
          <table:table-cell table:formula="of:=[.B427]-[.$B$2]" office:value-type="float" office:value="45.7257540225983" calcext:value-type="float">
            <text:p>45.7257540226</text:p>
          </table:table-cell>
          <table:table-cell table:formula="of:=[.C427]/([.D427]-[.D426])" office:value-type="float" office:value="104661.942908068" calcext:value-type="float">
            <text:p>104661.942908068</text:p>
          </table:table-cell>
          <table:table-cell/>
          <table:table-cell office:value-type="float" office:value="1443142605.96266" calcext:value-type="float">
            <text:p>1443142605.96266</text:p>
          </table:table-cell>
          <table:table-cell table:formula="of:=[.G427]-[.$B$2]" office:value-type="float" office:value="45.9624712467194" calcext:value-type="float">
            <text:p>45.9624712467</text:p>
          </table:table-cell>
          <table:table-cell table:formula="of:=[.C427]/([.H427]-[.H426])" office:value-type="float" office:value="104930.793913165" calcext:value-type="float">
            <text:p>104930.793913165</text:p>
          </table:table-cell>
          <table:table-cell table:formula="of:=[.G427]-[.$B427]" office:value-type="float" office:value="0.236717224121094" calcext:value-type="float">
            <text:p>0.236717224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2605.76875" calcext:value-type="float">
            <text:p>1443142605.76875</text:p>
          </table:table-cell>
          <table:table-cell office:value-type="float" office:value="4480" calcext:value-type="float">
            <text:p>4480</text:p>
          </table:table-cell>
          <table:table-cell table:formula="of:=[.B428]-[.$B$2]" office:value-type="float" office:value="45.7685618400574" calcext:value-type="float">
            <text:p>45.7685618401</text:p>
          </table:table-cell>
          <table:table-cell table:formula="of:=[.C428]/([.D428]-[.D427])" office:value-type="float" office:value="104653.782087341" calcext:value-type="float">
            <text:p>104653.782087341</text:p>
          </table:table-cell>
          <table:table-cell/>
          <table:table-cell office:value-type="float" office:value="1443142606.00566" calcext:value-type="float">
            <text:p>1443142606.00566</text:p>
          </table:table-cell>
          <table:table-cell table:formula="of:=[.G428]-[.$B$2]" office:value-type="float" office:value="46.0054769515991" calcext:value-type="float">
            <text:p>46.0054769516</text:p>
          </table:table-cell>
          <table:table-cell table:formula="of:=[.C428]/([.H428]-[.H427])" office:value-type="float" office:value="104172.225813426" calcext:value-type="float">
            <text:p>104172.225813426</text:p>
          </table:table-cell>
          <table:table-cell table:formula="of:=[.G428]-[.$B428]" office:value-type="float" office:value="0.236915111541748" calcext:value-type="float">
            <text:p>0.2369151115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2605.81155" calcext:value-type="float">
            <text:p>1443142605.81155</text:p>
          </table:table-cell>
          <table:table-cell office:value-type="float" office:value="4480" calcext:value-type="float">
            <text:p>4480</text:p>
          </table:table-cell>
          <table:table-cell table:formula="of:=[.B429]-[.$B$2]" office:value-type="float" office:value="45.811363697052" calcext:value-type="float">
            <text:p>45.8113636971</text:p>
          </table:table-cell>
          <table:table-cell table:formula="of:=[.C429]/([.D429]-[.D428])" office:value-type="float" office:value="104668.355874423" calcext:value-type="float">
            <text:p>104668.355874423</text:p>
          </table:table-cell>
          <table:table-cell/>
          <table:table-cell office:value-type="float" office:value="1443142606.04851" calcext:value-type="float">
            <text:p>1443142606.04851</text:p>
          </table:table-cell>
          <table:table-cell table:formula="of:=[.G429]-[.$B$2]" office:value-type="float" office:value="46.0483205318451" calcext:value-type="float">
            <text:p>46.0483205318</text:p>
          </table:table-cell>
          <table:table-cell table:formula="of:=[.C429]/([.H429]-[.H428])" office:value-type="float" office:value="104566.424521005" calcext:value-type="float">
            <text:p>104566.424521005</text:p>
          </table:table-cell>
          <table:table-cell table:formula="of:=[.G429]-[.$B429]" office:value-type="float" office:value="0.236956834793091" calcext:value-type="float">
            <text:p>0.2369568348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2605.85436" calcext:value-type="float">
            <text:p>1443142605.85436</text:p>
          </table:table-cell>
          <table:table-cell office:value-type="float" office:value="4480" calcext:value-type="float">
            <text:p>4480</text:p>
          </table:table-cell>
          <table:table-cell table:formula="of:=[.B430]-[.$B$2]" office:value-type="float" office:value="45.8541765213013" calcext:value-type="float">
            <text:p>45.8541765213</text:p>
          </table:table-cell>
          <table:table-cell table:formula="of:=[.C430]/([.D430]-[.D429])" office:value-type="float" office:value="104641.54324219" calcext:value-type="float">
            <text:p>104641.54324219</text:p>
          </table:table-cell>
          <table:table-cell/>
          <table:table-cell office:value-type="float" office:value="1443142606.09124" calcext:value-type="float">
            <text:p>1443142606.09124</text:p>
          </table:table-cell>
          <table:table-cell table:formula="of:=[.G430]-[.$B$2]" office:value-type="float" office:value="46.0910589694977" calcext:value-type="float">
            <text:p>46.0910589695</text:p>
          </table:table-cell>
          <table:table-cell table:formula="of:=[.C430]/([.H430]-[.H429])" office:value-type="float" office:value="104823.672695221" calcext:value-type="float">
            <text:p>104823.672695221</text:p>
          </table:table-cell>
          <table:table-cell table:formula="of:=[.G430]-[.$B430]" office:value-type="float" office:value="0.236882448196411" calcext:value-type="float">
            <text:p>0.2368824482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2605.89718" calcext:value-type="float">
            <text:p>1443142605.89718</text:p>
          </table:table-cell>
          <table:table-cell office:value-type="float" office:value="4480" calcext:value-type="float">
            <text:p>4480</text:p>
          </table:table-cell>
          <table:table-cell table:formula="of:=[.B431]-[.$B$2]" office:value-type="float" office:value="45.8969986438751" calcext:value-type="float">
            <text:p>45.8969986439</text:p>
          </table:table-cell>
          <table:table-cell table:formula="of:=[.C431]/([.D431]-[.D430])" office:value-type="float" office:value="104618.821551259" calcext:value-type="float">
            <text:p>104618.821551259</text:p>
          </table:table-cell>
          <table:table-cell/>
          <table:table-cell office:value-type="float" office:value="1443142606.13408" calcext:value-type="float">
            <text:p>1443142606.13408</text:p>
          </table:table-cell>
          <table:table-cell table:formula="of:=[.G431]-[.$B$2]" office:value-type="float" office:value="46.1338982582092" calcext:value-type="float">
            <text:p>46.1338982582</text:p>
          </table:table-cell>
          <table:table-cell table:formula="of:=[.C431]/([.H431]-[.H430])" office:value-type="float" office:value="104576.899727851" calcext:value-type="float">
            <text:p>104576.899727851</text:p>
          </table:table-cell>
          <table:table-cell table:formula="of:=[.G431]-[.$B431]" office:value-type="float" office:value="0.236899614334106" calcext:value-type="float">
            <text:p>0.2368996143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2605.94" calcext:value-type="float">
            <text:p>1443142605.94</text:p>
          </table:table-cell>
          <table:table-cell office:value-type="float" office:value="4480" calcext:value-type="float">
            <text:p>4480</text:p>
          </table:table-cell>
          <table:table-cell table:formula="of:=[.B432]-[.$B$2]" office:value-type="float" office:value="45.9398131370544" calcext:value-type="float">
            <text:p>45.9398131371</text:p>
          </table:table-cell>
          <table:table-cell table:formula="of:=[.C432]/([.D432]-[.D431])" office:value-type="float" office:value="104637.464263241" calcext:value-type="float">
            <text:p>104637.464263241</text:p>
          </table:table-cell>
          <table:table-cell/>
          <table:table-cell office:value-type="float" office:value="1443142606.1768" calcext:value-type="float">
            <text:p>1443142606.1768</text:p>
          </table:table-cell>
          <table:table-cell table:formula="of:=[.G432]-[.$B$2]" office:value-type="float" office:value="46.1766178607941" calcext:value-type="float">
            <text:p>46.1766178608</text:p>
          </table:table-cell>
          <table:table-cell table:formula="of:=[.C432]/([.H432]-[.H431])" office:value-type="float" office:value="104869.889440169" calcext:value-type="float">
            <text:p>104869.889440169</text:p>
          </table:table-cell>
          <table:table-cell table:formula="of:=[.G432]-[.$B432]" office:value-type="float" office:value="0.236804723739624" calcext:value-type="float">
            <text:p>0.2368047237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2605.9828" calcext:value-type="float">
            <text:p>1443142605.9828</text:p>
          </table:table-cell>
          <table:table-cell office:value-type="float" office:value="4480" calcext:value-type="float">
            <text:p>4480</text:p>
          </table:table-cell>
          <table:table-cell table:formula="of:=[.B433]-[.$B$2]" office:value-type="float" office:value="45.9826190471649" calcext:value-type="float">
            <text:p>45.9826190472</text:p>
          </table:table-cell>
          <table:table-cell table:formula="of:=[.C433]/([.D433]-[.D432])" office:value-type="float" office:value="104658.445257629" calcext:value-type="float">
            <text:p>104658.445257629</text:p>
          </table:table-cell>
          <table:table-cell/>
          <table:table-cell office:value-type="float" office:value="1443142606.21853" calcext:value-type="float">
            <text:p>1443142606.21853</text:p>
          </table:table-cell>
          <table:table-cell table:formula="of:=[.G433]-[.$B$2]" office:value-type="float" office:value="46.2183427810669" calcext:value-type="float">
            <text:p>46.2183427811</text:p>
          </table:table-cell>
          <table:table-cell table:formula="of:=[.C433]/([.H433]-[.H432])" office:value-type="float" office:value="107369.887604496" calcext:value-type="float">
            <text:p>107369.887604496</text:p>
          </table:table-cell>
          <table:table-cell table:formula="of:=[.G433]-[.$B433]" office:value-type="float" office:value="0.235723733901978" calcext:value-type="float">
            <text:p>0.235723733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2606.02445" calcext:value-type="float">
            <text:p>1443142606.02445</text:p>
          </table:table-cell>
          <table:table-cell office:value-type="float" office:value="4480" calcext:value-type="float">
            <text:p>4480</text:p>
          </table:table-cell>
          <table:table-cell table:formula="of:=[.B434]-[.$B$2]" office:value-type="float" office:value="46.0242645740509" calcext:value-type="float">
            <text:p>46.0242645741</text:p>
          </table:table-cell>
          <table:table-cell table:formula="of:=[.C434]/([.D434]-[.D433])" office:value-type="float" office:value="107574.578471896" calcext:value-type="float">
            <text:p>107574.578471896</text:p>
          </table:table-cell>
          <table:table-cell/>
          <table:table-cell office:value-type="float" office:value="1443142606.25947" calcext:value-type="float">
            <text:p>1443142606.25947</text:p>
          </table:table-cell>
          <table:table-cell table:formula="of:=[.G434]-[.$B$2]" office:value-type="float" office:value="46.2592849731445" calcext:value-type="float">
            <text:p>46.2592849731</text:p>
          </table:table-cell>
          <table:table-cell table:formula="of:=[.C434]/([.H434]-[.H433])" office:value-type="float" office:value="109422.572965922" calcext:value-type="float">
            <text:p>109422.572965922</text:p>
          </table:table-cell>
          <table:table-cell table:formula="of:=[.G434]-[.$B434]" office:value-type="float" office:value="0.235020399093628" calcext:value-type="float">
            <text:p>0.235020399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2606.06532" calcext:value-type="float">
            <text:p>1443142606.06532</text:p>
          </table:table-cell>
          <table:table-cell office:value-type="float" office:value="4480" calcext:value-type="float">
            <text:p>4480</text:p>
          </table:table-cell>
          <table:table-cell table:formula="of:=[.B435]-[.$B$2]" office:value-type="float" office:value="46.0651392936707" calcext:value-type="float">
            <text:p>46.0651392937</text:p>
          </table:table-cell>
          <table:table-cell table:formula="of:=[.C435]/([.D435]-[.D434])" office:value-type="float" office:value="109603.198301456" calcext:value-type="float">
            <text:p>109603.198301456</text:p>
          </table:table-cell>
          <table:table-cell/>
          <table:table-cell office:value-type="float" office:value="1443142606.30032" calcext:value-type="float">
            <text:p>1443142606.30032</text:p>
          </table:table-cell>
          <table:table-cell table:formula="of:=[.G435]-[.$B$2]" office:value-type="float" office:value="46.3001353740692" calcext:value-type="float">
            <text:p>46.3001353741</text:p>
          </table:table-cell>
          <table:table-cell table:formula="of:=[.C435]/([.H435]-[.H434])" office:value-type="float" office:value="109668.446296523" calcext:value-type="float">
            <text:p>109668.446296523</text:p>
          </table:table-cell>
          <table:table-cell table:formula="of:=[.G435]-[.$B435]" office:value-type="float" office:value="0.23499608039856" calcext:value-type="float">
            <text:p>0.234996080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2606.1062" calcext:value-type="float">
            <text:p>1443142606.1062</text:p>
          </table:table-cell>
          <table:table-cell office:value-type="float" office:value="4480" calcext:value-type="float">
            <text:p>4480</text:p>
          </table:table-cell>
          <table:table-cell table:formula="of:=[.B436]-[.$B$2]" office:value-type="float" office:value="46.1060185432434" calcext:value-type="float">
            <text:p>46.1060185432</text:p>
          </table:table-cell>
          <table:table-cell table:formula="of:=[.C436]/([.D436]-[.D435])" office:value-type="float" office:value="109591.052840313" calcext:value-type="float">
            <text:p>109591.052840313</text:p>
          </table:table-cell>
          <table:table-cell/>
          <table:table-cell office:value-type="float" office:value="1443142606.34118" calcext:value-type="float">
            <text:p>1443142606.34118</text:p>
          </table:table-cell>
          <table:table-cell table:formula="of:=[.G436]-[.$B$2]" office:value-type="float" office:value="46.3409914970398" calcext:value-type="float">
            <text:p>46.340991497</text:p>
          </table:table-cell>
          <table:table-cell table:formula="of:=[.C436]/([.H436]-[.H435])" office:value-type="float" office:value="109653.086839049" calcext:value-type="float">
            <text:p>109653.086839049</text:p>
          </table:table-cell>
          <table:table-cell table:formula="of:=[.G436]-[.$B436]" office:value-type="float" office:value="0.234972953796387" calcext:value-type="float">
            <text:p>0.2349729538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2606.14707" calcext:value-type="float">
            <text:p>1443142606.14707</text:p>
          </table:table-cell>
          <table:table-cell office:value-type="float" office:value="4480" calcext:value-type="float">
            <text:p>4480</text:p>
          </table:table-cell>
          <table:table-cell table:formula="of:=[.B437]-[.$B$2]" office:value-type="float" office:value="46.1468830108643" calcext:value-type="float">
            <text:p>46.1468830109</text:p>
          </table:table-cell>
          <table:table-cell table:formula="of:=[.C437]/([.D437]-[.D436])" office:value-type="float" office:value="109630.695340669" calcext:value-type="float">
            <text:p>109630.695340669</text:p>
          </table:table-cell>
          <table:table-cell/>
          <table:table-cell office:value-type="float" office:value="1443142606.38206" calcext:value-type="float">
            <text:p>1443142606.38206</text:p>
          </table:table-cell>
          <table:table-cell table:formula="of:=[.G437]-[.$B$2]" office:value-type="float" office:value="46.3818783760071" calcext:value-type="float">
            <text:p>46.381878376</text:p>
          </table:table-cell>
          <table:table-cell table:formula="of:=[.C437]/([.H437]-[.H436])" office:value-type="float" office:value="109570.603410072" calcext:value-type="float">
            <text:p>109570.603410072</text:p>
          </table:table-cell>
          <table:table-cell table:formula="of:=[.G437]-[.$B437]" office:value-type="float" office:value="0.234995365142822" calcext:value-type="float">
            <text:p>0.234995365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2606.18794" calcext:value-type="float">
            <text:p>1443142606.18794</text:p>
          </table:table-cell>
          <table:table-cell office:value-type="float" office:value="4480" calcext:value-type="float">
            <text:p>4480</text:p>
          </table:table-cell>
          <table:table-cell table:formula="of:=[.B438]-[.$B$2]" office:value-type="float" office:value="46.1877524852753" calcext:value-type="float">
            <text:p>46.1877524853</text:p>
          </table:table-cell>
          <table:table-cell table:formula="of:=[.C438]/([.D438]-[.D437])" office:value-type="float" office:value="109617.26483062" calcext:value-type="float">
            <text:p>109617.26483062</text:p>
          </table:table-cell>
          <table:table-cell/>
          <table:table-cell office:value-type="float" office:value="1443142606.42293" calcext:value-type="float">
            <text:p>1443142606.42293</text:p>
          </table:table-cell>
          <table:table-cell table:formula="of:=[.G438]-[.$B$2]" office:value-type="float" office:value="46.4227468967438" calcext:value-type="float">
            <text:p>46.4227468967</text:p>
          </table:table-cell>
          <table:table-cell table:formula="of:=[.C438]/([.H438]-[.H437])" office:value-type="float" office:value="109619.822769303" calcext:value-type="float">
            <text:p>109619.822769303</text:p>
          </table:table-cell>
          <table:table-cell table:formula="of:=[.G438]-[.$B438]" office:value-type="float" office:value="0.234994411468506" calcext:value-type="float">
            <text:p>0.2349944115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2606.2288" calcext:value-type="float">
            <text:p>1443142606.2288</text:p>
          </table:table-cell>
          <table:table-cell office:value-type="float" office:value="4480" calcext:value-type="float">
            <text:p>4480</text:p>
          </table:table-cell>
          <table:table-cell table:formula="of:=[.B439]-[.$B$2]" office:value-type="float" office:value="46.2286159992218" calcext:value-type="float">
            <text:p>46.2286159992</text:p>
          </table:table-cell>
          <table:table-cell table:formula="of:=[.C439]/([.D439]-[.D438])" office:value-type="float" office:value="109633.253906204" calcext:value-type="float">
            <text:p>109633.253906204</text:p>
          </table:table-cell>
          <table:table-cell/>
          <table:table-cell office:value-type="float" office:value="1443142606.4638" calcext:value-type="float">
            <text:p>1443142606.4638</text:p>
          </table:table-cell>
          <table:table-cell table:formula="of:=[.G439]-[.$B$2]" office:value-type="float" office:value="46.4636175632477" calcext:value-type="float">
            <text:p>46.4636175632</text:p>
          </table:table-cell>
          <table:table-cell table:formula="of:=[.C439]/([.H439]-[.H438])" office:value-type="float" office:value="109614.067575135" calcext:value-type="float">
            <text:p>109614.067575135</text:p>
          </table:table-cell>
          <table:table-cell table:formula="of:=[.G439]-[.$B439]" office:value-type="float" office:value="0.235001564025879" calcext:value-type="float">
            <text:p>0.235001564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2606.26967" calcext:value-type="float">
            <text:p>1443142606.26967</text:p>
          </table:table-cell>
          <table:table-cell office:value-type="float" office:value="4480" calcext:value-type="float">
            <text:p>4480</text:p>
          </table:table-cell>
          <table:table-cell table:formula="of:=[.B440]-[.$B$2]" office:value-type="float" office:value="46.2694797515869" calcext:value-type="float">
            <text:p>46.2694797516</text:p>
          </table:table-cell>
          <table:table-cell table:formula="of:=[.C440]/([.D440]-[.D439])" office:value-type="float" office:value="109632.614253625" calcext:value-type="float">
            <text:p>109632.614253625</text:p>
          </table:table-cell>
          <table:table-cell/>
          <table:table-cell office:value-type="float" office:value="1443142606.50467" calcext:value-type="float">
            <text:p>1443142606.50467</text:p>
          </table:table-cell>
          <table:table-cell table:formula="of:=[.G440]-[.$B$2]" office:value-type="float" office:value="46.5044867992401" calcext:value-type="float">
            <text:p>46.5044867992</text:p>
          </table:table-cell>
          <table:table-cell table:formula="of:=[.C440]/([.H440]-[.H439])" office:value-type="float" office:value="109617.904304099" calcext:value-type="float">
            <text:p>109617.904304099</text:p>
          </table:table-cell>
          <table:table-cell table:formula="of:=[.G440]-[.$B440]" office:value-type="float" office:value="0.235007047653198" calcext:value-type="float">
            <text:p>0.2350070477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2606.31053" calcext:value-type="float">
            <text:p>1443142606.31053</text:p>
          </table:table-cell>
          <table:table-cell office:value-type="float" office:value="4480" calcext:value-type="float">
            <text:p>4480</text:p>
          </table:table-cell>
          <table:table-cell table:formula="of:=[.B441]-[.$B$2]" office:value-type="float" office:value="46.3103432655335" calcext:value-type="float">
            <text:p>46.3103432655</text:p>
          </table:table-cell>
          <table:table-cell table:formula="of:=[.C441]/([.D441]-[.D440])" office:value-type="float" office:value="109633.253906204" calcext:value-type="float">
            <text:p>109633.253906204</text:p>
          </table:table-cell>
          <table:table-cell/>
          <table:table-cell office:value-type="float" office:value="1443142606.5455" calcext:value-type="float">
            <text:p>1443142606.5455</text:p>
          </table:table-cell>
          <table:table-cell table:formula="of:=[.G441]-[.$B$2]" office:value-type="float" office:value="46.5453145503998" calcext:value-type="float">
            <text:p>46.5453145504</text:p>
          </table:table-cell>
          <table:table-cell table:formula="of:=[.C441]/([.H441]-[.H440])" office:value-type="float" office:value="109729.286398356" calcext:value-type="float">
            <text:p>109729.286398356</text:p>
          </table:table-cell>
          <table:table-cell table:formula="of:=[.G441]-[.$B441]" office:value-type="float" office:value="0.234971284866333" calcext:value-type="float">
            <text:p>0.2349712849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2606.35139" calcext:value-type="float">
            <text:p>1443142606.35139</text:p>
          </table:table-cell>
          <table:table-cell office:value-type="float" office:value="4480" calcext:value-type="float">
            <text:p>4480</text:p>
          </table:table-cell>
          <table:table-cell table:formula="of:=[.B442]-[.$B$2]" office:value-type="float" office:value="46.3512060642242" calcext:value-type="float">
            <text:p>46.3512060642</text:p>
          </table:table-cell>
          <table:table-cell table:formula="of:=[.C442]/([.D442]-[.D441])" office:value-type="float" office:value="109635.172908729" calcext:value-type="float">
            <text:p>109635.172908729</text:p>
          </table:table-cell>
          <table:table-cell/>
          <table:table-cell office:value-type="float" office:value="1443142606.58637" calcext:value-type="float">
            <text:p>1443142606.58637</text:p>
          </table:table-cell>
          <table:table-cell table:formula="of:=[.G442]-[.$B$2]" office:value-type="float" office:value="46.586179971695" calcext:value-type="float">
            <text:p>46.5861799717</text:p>
          </table:table-cell>
          <table:table-cell table:formula="of:=[.C442]/([.H442]-[.H441])" office:value-type="float" office:value="109628.136894552" calcext:value-type="float">
            <text:p>109628.136894552</text:p>
          </table:table-cell>
          <table:table-cell table:formula="of:=[.G442]-[.$B442]" office:value-type="float" office:value="0.234973907470703" calcext:value-type="float">
            <text:p>0.2349739075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2606.39229" calcext:value-type="float">
            <text:p>1443142606.39229</text:p>
          </table:table-cell>
          <table:table-cell office:value-type="float" office:value="4480" calcext:value-type="float">
            <text:p>4480</text:p>
          </table:table-cell>
          <table:table-cell table:formula="of:=[.B443]-[.$B$2]" office:value-type="float" office:value="46.3921012878418" calcext:value-type="float">
            <text:p>46.3921012878</text:p>
          </table:table-cell>
          <table:table-cell table:formula="of:=[.C443]/([.D443]-[.D442])" office:value-type="float" office:value="109548.245582328" calcext:value-type="float">
            <text:p>109548.245582328</text:p>
          </table:table-cell>
          <table:table-cell/>
          <table:table-cell office:value-type="float" office:value="1443142606.62721" calcext:value-type="float">
            <text:p>1443142606.62721</text:p>
          </table:table-cell>
          <table:table-cell table:formula="of:=[.G443]-[.$B$2]" office:value-type="float" office:value="46.6270289421082" calcext:value-type="float">
            <text:p>46.6270289421</text:p>
          </table:table-cell>
          <table:table-cell table:formula="of:=[.C443]/([.H443]-[.H442])" office:value-type="float" office:value="109672.286833243" calcext:value-type="float">
            <text:p>109672.286833243</text:p>
          </table:table-cell>
          <table:table-cell table:formula="of:=[.G443]-[.$B443]" office:value-type="float" office:value="0.234927654266357" calcext:value-type="float">
            <text:p>0.234927654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2606.43315" calcext:value-type="float">
            <text:p>1443142606.43315</text:p>
          </table:table-cell>
          <table:table-cell office:value-type="float" office:value="4480" calcext:value-type="float">
            <text:p>4480</text:p>
          </table:table-cell>
          <table:table-cell table:formula="of:=[.B444]-[.$B$2]" office:value-type="float" office:value="46.4329688549042" calcext:value-type="float">
            <text:p>46.4329688549</text:p>
          </table:table-cell>
          <table:table-cell table:formula="of:=[.C444]/([.D444]-[.D443])" office:value-type="float" office:value="109622.380827368" calcext:value-type="float">
            <text:p>109622.380827368</text:p>
          </table:table-cell>
          <table:table-cell/>
          <table:table-cell office:value-type="float" office:value="1443142606.66805" calcext:value-type="float">
            <text:p>1443142606.66805</text:p>
          </table:table-cell>
          <table:table-cell table:formula="of:=[.G444]-[.$B$2]" office:value-type="float" office:value="46.6678619384766" calcext:value-type="float">
            <text:p>46.6678619385</text:p>
          </table:table-cell>
          <table:table-cell table:formula="of:=[.C444]/([.H444]-[.H443])" office:value-type="float" office:value="109715.191106232" calcext:value-type="float">
            <text:p>109715.191106232</text:p>
          </table:table-cell>
          <table:table-cell table:formula="of:=[.G444]-[.$B444]" office:value-type="float" office:value="0.234893083572388" calcext:value-type="float">
            <text:p>0.2348930836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2606.47402" calcext:value-type="float">
            <text:p>1443142606.47402</text:p>
          </table:table-cell>
          <table:table-cell office:value-type="float" office:value="4480" calcext:value-type="float">
            <text:p>4480</text:p>
          </table:table-cell>
          <table:table-cell table:formula="of:=[.B445]-[.$B$2]" office:value-type="float" office:value="46.4738304615021" calcext:value-type="float">
            <text:p>46.4738304615</text:p>
          </table:table-cell>
          <table:table-cell table:formula="of:=[.C445]/([.D445]-[.D444])" office:value-type="float" office:value="109638.371395563" calcext:value-type="float">
            <text:p>109638.371395563</text:p>
          </table:table-cell>
          <table:table-cell/>
          <table:table-cell office:value-type="float" office:value="1443142606.70898" calcext:value-type="float">
            <text:p>1443142606.70898</text:p>
          </table:table-cell>
          <table:table-cell table:formula="of:=[.G445]-[.$B$2]" office:value-type="float" office:value="46.7087938785553" calcext:value-type="float">
            <text:p>46.7087938786</text:p>
          </table:table-cell>
          <table:table-cell table:formula="of:=[.C445]/([.H445]-[.H444])" office:value-type="float" office:value="109449.97943861" calcext:value-type="float">
            <text:p>109449.97943861</text:p>
          </table:table-cell>
          <table:table-cell table:formula="of:=[.G445]-[.$B445]" office:value-type="float" office:value="0.234963417053223" calcext:value-type="float">
            <text:p>0.234963417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2606.51489" calcext:value-type="float">
            <text:p>1443142606.51489</text:p>
          </table:table-cell>
          <table:table-cell office:value-type="float" office:value="4480" calcext:value-type="float">
            <text:p>4480</text:p>
          </table:table-cell>
          <table:table-cell table:formula="of:=[.B446]-[.$B$2]" office:value-type="float" office:value="46.5147061347961" calcext:value-type="float">
            <text:p>46.5147061348</text:p>
          </table:table-cell>
          <table:table-cell table:formula="of:=[.C446]/([.D446]-[.D445])" office:value-type="float" office:value="109600.641138558" calcext:value-type="float">
            <text:p>109600.641138558</text:p>
          </table:table-cell>
          <table:table-cell/>
          <table:table-cell office:value-type="float" office:value="1443142606.74984" calcext:value-type="float">
            <text:p>1443142606.74984</text:p>
          </table:table-cell>
          <table:table-cell table:formula="of:=[.G446]-[.$B$2]" office:value-type="float" office:value="46.7496564388275" calcext:value-type="float">
            <text:p>46.7496564388</text:p>
          </table:table-cell>
          <table:table-cell table:formula="of:=[.C446]/([.H446]-[.H445])" office:value-type="float" office:value="109635.812591166" calcext:value-type="float">
            <text:p>109635.812591166</text:p>
          </table:table-cell>
          <table:table-cell table:formula="of:=[.G446]-[.$B446]" office:value-type="float" office:value="0.234950304031372" calcext:value-type="float">
            <text:p>0.234950304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2606.55576" calcext:value-type="float">
            <text:p>1443142606.55576</text:p>
          </table:table-cell>
          <table:table-cell office:value-type="float" office:value="4480" calcext:value-type="float">
            <text:p>4480</text:p>
          </table:table-cell>
          <table:table-cell table:formula="of:=[.B447]-[.$B$2]" office:value-type="float" office:value="46.5555765628815" calcext:value-type="float">
            <text:p>46.5555765629</text:p>
          </table:table-cell>
          <table:table-cell table:formula="of:=[.C447]/([.D447]-[.D446])" office:value-type="float" office:value="109614.707011311" calcext:value-type="float">
            <text:p>109614.707011311</text:p>
          </table:table-cell>
          <table:table-cell/>
          <table:table-cell office:value-type="float" office:value="1443142606.79085" calcext:value-type="float">
            <text:p>1443142606.79085</text:p>
          </table:table-cell>
          <table:table-cell table:formula="of:=[.G447]-[.$B$2]" office:value-type="float" office:value="46.7906677722931" calcext:value-type="float">
            <text:p>46.7906677723</text:p>
          </table:table-cell>
          <table:table-cell table:formula="of:=[.C447]/([.H447]-[.H446])" office:value-type="float" office:value="109238.096434011" calcext:value-type="float">
            <text:p>109238.096434011</text:p>
          </table:table-cell>
          <table:table-cell table:formula="of:=[.G447]-[.$B447]" office:value-type="float" office:value="0.235091209411621" calcext:value-type="float">
            <text:p>0.2350912094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2606.59663" calcext:value-type="float">
            <text:p>1443142606.59663</text:p>
          </table:table-cell>
          <table:table-cell office:value-type="float" office:value="4480" calcext:value-type="float">
            <text:p>4480</text:p>
          </table:table-cell>
          <table:table-cell table:formula="of:=[.B448]-[.$B$2]" office:value-type="float" office:value="46.5964405536652" calcext:value-type="float">
            <text:p>46.5964405537</text:p>
          </table:table-cell>
          <table:table-cell table:formula="of:=[.C448]/([.D448]-[.D447])" office:value-type="float" office:value="109631.974608509" calcext:value-type="float">
            <text:p>109631.974608509</text:p>
          </table:table-cell>
          <table:table-cell/>
          <table:table-cell office:value-type="float" office:value="1443142606.83162" calcext:value-type="float">
            <text:p>1443142606.83162</text:p>
          </table:table-cell>
          <table:table-cell table:formula="of:=[.G448]-[.$B$2]" office:value-type="float" office:value="46.8314311504364" calcext:value-type="float">
            <text:p>46.8314311504</text:p>
          </table:table-cell>
          <table:table-cell table:formula="of:=[.C448]/([.H448]-[.H447])" office:value-type="float" office:value="109902.569513493" calcext:value-type="float">
            <text:p>109902.569513493</text:p>
          </table:table-cell>
          <table:table-cell table:formula="of:=[.G448]-[.$B448]" office:value-type="float" office:value="0.23499059677124" calcext:value-type="float">
            <text:p>0.2349905968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2606.6375" calcext:value-type="float">
            <text:p>1443142606.6375</text:p>
          </table:table-cell>
          <table:table-cell office:value-type="float" office:value="4480" calcext:value-type="float">
            <text:p>4480</text:p>
          </table:table-cell>
          <table:table-cell table:formula="of:=[.B449]-[.$B$2]" office:value-type="float" office:value="46.6373159885407" calcext:value-type="float">
            <text:p>46.6373159885</text:p>
          </table:table-cell>
          <table:table-cell table:formula="of:=[.C449]/([.D449]-[.D448])" office:value-type="float" office:value="109601.280418096" calcext:value-type="float">
            <text:p>109601.280418096</text:p>
          </table:table-cell>
          <table:table-cell/>
          <table:table-cell office:value-type="float" office:value="1443142606.87247" calcext:value-type="float">
            <text:p>1443142606.87247</text:p>
          </table:table-cell>
          <table:table-cell table:formula="of:=[.G449]-[.$B$2]" office:value-type="float" office:value="46.8722870349884" calcext:value-type="float">
            <text:p>46.872287035</text:p>
          </table:table-cell>
          <table:table-cell table:formula="of:=[.C449]/([.H449]-[.H448])" office:value-type="float" office:value="109653.726730547" calcext:value-type="float">
            <text:p>109653.726730547</text:p>
          </table:table-cell>
          <table:table-cell table:formula="of:=[.G449]-[.$B449]" office:value-type="float" office:value="0.234971046447754" calcext:value-type="float">
            <text:p>0.2349710464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2606.67836" calcext:value-type="float">
            <text:p>1443142606.67836</text:p>
          </table:table-cell>
          <table:table-cell office:value-type="float" office:value="4480" calcext:value-type="float">
            <text:p>4480</text:p>
          </table:table-cell>
          <table:table-cell table:formula="of:=[.B450]-[.$B$2]" office:value-type="float" office:value="46.67817902565" calcext:value-type="float">
            <text:p>46.6781790257</text:p>
          </table:table-cell>
          <table:table-cell table:formula="of:=[.C450]/([.D450]-[.D449])" office:value-type="float" office:value="109634.533233757" calcext:value-type="float">
            <text:p>109634.533233757</text:p>
          </table:table-cell>
          <table:table-cell/>
          <table:table-cell office:value-type="float" office:value="1443142606.91334" calcext:value-type="float">
            <text:p>1443142606.91334</text:p>
          </table:table-cell>
          <table:table-cell table:formula="of:=[.G450]-[.$B$2]" office:value-type="float" office:value="46.9131541252136" calcext:value-type="float">
            <text:p>46.9131541252</text:p>
          </table:table-cell>
          <table:table-cell table:formula="of:=[.C450]/([.H450]-[.H449])" office:value-type="float" office:value="109623.659901172" calcext:value-type="float">
            <text:p>109623.659901172</text:p>
          </table:table-cell>
          <table:table-cell table:formula="of:=[.G450]-[.$B450]" office:value-type="float" office:value="0.234975099563599" calcext:value-type="float">
            <text:p>0.2349750996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2606.71923" calcext:value-type="float">
            <text:p>1443142606.71923</text:p>
          </table:table-cell>
          <table:table-cell office:value-type="float" office:value="4480" calcext:value-type="float">
            <text:p>4480</text:p>
          </table:table-cell>
          <table:table-cell table:formula="of:=[.B451]-[.$B$2]" office:value-type="float" office:value="46.7190418243408" calcext:value-type="float">
            <text:p>46.7190418243</text:p>
          </table:table-cell>
          <table:table-cell table:formula="of:=[.C451]/([.D451]-[.D450])" office:value-type="float" office:value="109635.172908729" calcext:value-type="float">
            <text:p>109635.172908729</text:p>
          </table:table-cell>
          <table:table-cell/>
          <table:table-cell office:value-type="float" office:value="1443142606.95416" calcext:value-type="float">
            <text:p>1443142606.95416</text:p>
          </table:table-cell>
          <table:table-cell table:formula="of:=[.G451]-[.$B$2]" office:value-type="float" office:value="46.9539790153503" calcext:value-type="float">
            <text:p>46.9539790154</text:p>
          </table:table-cell>
          <table:table-cell table:formula="of:=[.C451]/([.H451]-[.H450])" office:value-type="float" office:value="109736.976266118" calcext:value-type="float">
            <text:p>109736.976266118</text:p>
          </table:table-cell>
          <table:table-cell table:formula="of:=[.G451]-[.$B451]" office:value-type="float" office:value="0.234937191009521" calcext:value-type="float">
            <text:p>0.23493719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2606.76012" calcext:value-type="float">
            <text:p>1443142606.76012</text:p>
          </table:table-cell>
          <table:table-cell office:value-type="float" office:value="4480" calcext:value-type="float">
            <text:p>4480</text:p>
          </table:table-cell>
          <table:table-cell table:formula="of:=[.B452]-[.$B$2]" office:value-type="float" office:value="46.7599363327026" calcext:value-type="float">
            <text:p>46.7599363327</text:p>
          </table:table-cell>
          <table:table-cell table:formula="of:=[.C452]/([.D452]-[.D451])" office:value-type="float" office:value="109550.161610037" calcext:value-type="float">
            <text:p>109550.161610037</text:p>
          </table:table-cell>
          <table:table-cell/>
          <table:table-cell office:value-type="float" office:value="1443142606.99501" calcext:value-type="float">
            <text:p>1443142606.99501</text:p>
          </table:table-cell>
          <table:table-cell table:formula="of:=[.G452]-[.$B$2]" office:value-type="float" office:value="46.9948284626007" calcext:value-type="float">
            <text:p>46.9948284626</text:p>
          </table:table-cell>
          <table:table-cell table:formula="of:=[.C452]/([.H452]-[.H451])" office:value-type="float" office:value="109671.006624449" calcext:value-type="float">
            <text:p>109671.006624449</text:p>
          </table:table-cell>
          <table:table-cell table:formula="of:=[.G452]-[.$B452]" office:value-type="float" office:value="0.234892129898071" calcext:value-type="float">
            <text:p>0.2348921299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2606.80099" calcext:value-type="float">
            <text:p>1443142606.80099</text:p>
          </table:table-cell>
          <table:table-cell office:value-type="float" office:value="4480" calcext:value-type="float">
            <text:p>4480</text:p>
          </table:table-cell>
          <table:table-cell table:formula="of:=[.B453]-[.$B$2]" office:value-type="float" office:value="46.8008003234863" calcext:value-type="float">
            <text:p>46.8008003235</text:p>
          </table:table-cell>
          <table:table-cell table:formula="of:=[.C453]/([.D453]-[.D452])" office:value-type="float" office:value="109631.974608509" calcext:value-type="float">
            <text:p>109631.974608509</text:p>
          </table:table-cell>
          <table:table-cell/>
          <table:table-cell office:value-type="float" office:value="1443142610.01134" calcext:value-type="float">
            <text:p>1443142610.01134</text:p>
          </table:table-cell>
          <table:table-cell table:formula="of:=[.G453]-[.$B$2]" office:value-type="float" office:value="50.0111525058746" calcext:value-type="float">
            <text:p>50.0111525059</text:p>
          </table:table-cell>
          <table:table-cell table:formula="of:=[.C453]/([.H453]-[.H452])" office:value-type="float" office:value="1485.25156307059" calcext:value-type="float">
            <text:p>1485.2515630706</text:p>
          </table:table-cell>
          <table:table-cell table:formula="of:=[.G453]-[.$B453]" office:value-type="float" office:value="3.21035218238831" calcext:value-type="float">
            <text:p>3.210352182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2606.84185" calcext:value-type="float">
            <text:p>1443142606.84185</text:p>
          </table:table-cell>
          <table:table-cell office:value-type="float" office:value="4480" calcext:value-type="float">
            <text:p>4480</text:p>
          </table:table-cell>
          <table:table-cell table:formula="of:=[.B454]-[.$B$2]" office:value-type="float" office:value="46.8416640758514" calcext:value-type="float">
            <text:p>46.8416640759</text:p>
          </table:table-cell>
          <table:table-cell table:formula="of:=[.C454]/([.D454]-[.D453])" office:value-type="float" office:value="109632.614253625" calcext:value-type="float">
            <text:p>109632.614253625</text:p>
          </table:table-cell>
          <table:table-cell/>
          <table:table-cell office:value-type="float" office:value="1443142610.03016" calcext:value-type="float">
            <text:p>1443142610.03016</text:p>
          </table:table-cell>
          <table:table-cell table:formula="of:=[.G454]-[.$B$2]" office:value-type="float" office:value="50.0299732685089" calcext:value-type="float">
            <text:p>50.0299732685</text:p>
          </table:table-cell>
          <table:table-cell table:formula="of:=[.C454]/([.H454]-[.H453])" office:value-type="float" office:value="238034.987585508" calcext:value-type="float">
            <text:p>238034.987585508</text:p>
          </table:table-cell>
          <table:table-cell table:formula="of:=[.G454]-[.$B454]" office:value-type="float" office:value="3.18830919265747" calcext:value-type="float">
            <text:p>3.1883091927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2606.88272" calcext:value-type="float">
            <text:p>1443142606.88272</text:p>
          </table:table-cell>
          <table:table-cell office:value-type="float" office:value="4480" calcext:value-type="float">
            <text:p>4480</text:p>
          </table:table-cell>
          <table:table-cell table:formula="of:=[.B455]-[.$B$2]" office:value-type="float" office:value="46.8825354576111" calcext:value-type="float">
            <text:p>46.8825354576</text:p>
          </table:table-cell>
          <table:table-cell table:formula="of:=[.C455]/([.D455]-[.D454])" office:value-type="float" office:value="109612.149311369" calcext:value-type="float">
            <text:p>109612.149311369</text:p>
          </table:table-cell>
          <table:table-cell/>
          <table:table-cell office:value-type="float" office:value="1443142610.99488" calcext:value-type="float">
            <text:p>1443142610.99488</text:p>
          </table:table-cell>
          <table:table-cell table:formula="of:=[.G455]-[.$B$2]" office:value-type="float" office:value="50.9946911334991" calcext:value-type="float">
            <text:p>50.9946911335</text:p>
          </table:table-cell>
          <table:table-cell table:formula="of:=[.C455]/([.H455]-[.H454])" office:value-type="float" office:value="4643.84475770577" calcext:value-type="float">
            <text:p>4643.8447577058</text:p>
          </table:table-cell>
          <table:table-cell table:formula="of:=[.G455]-[.$B455]" office:value-type="float" office:value="4.11215567588806" calcext:value-type="float">
            <text:p>4.112155675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2606.92359" calcext:value-type="float">
            <text:p>1443142606.92359</text:p>
          </table:table-cell>
          <table:table-cell office:value-type="float" office:value="4480" calcext:value-type="float">
            <text:p>4480</text:p>
          </table:table-cell>
          <table:table-cell table:formula="of:=[.B456]-[.$B$2]" office:value-type="float" office:value="46.9234044551849" calcext:value-type="float">
            <text:p>46.9234044552</text:p>
          </table:table-cell>
          <table:table-cell table:formula="of:=[.C456]/([.D456]-[.D455])" office:value-type="float" office:value="109618.543785039" calcext:value-type="float">
            <text:p>109618.543785039</text:p>
          </table:table-cell>
          <table:table-cell/>
          <table:table-cell office:value-type="float" office:value="1443142611.01327" calcext:value-type="float">
            <text:p>1443142611.01327</text:p>
          </table:table-cell>
          <table:table-cell table:formula="of:=[.G456]-[.$B$2]" office:value-type="float" office:value="51.0130846500397" calcext:value-type="float">
            <text:p>51.01308465</text:p>
          </table:table-cell>
          <table:table-cell table:formula="of:=[.C456]/([.H456]-[.H455])" office:value-type="float" office:value="243564.083579613" calcext:value-type="float">
            <text:p>243564.083579613</text:p>
          </table:table-cell>
          <table:table-cell table:formula="of:=[.G456]-[.$B456]" office:value-type="float" office:value="4.08968019485474" calcext:value-type="float">
            <text:p>4.0896801949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2606.96445" calcext:value-type="float">
            <text:p>1443142606.96445</text:p>
          </table:table-cell>
          <table:table-cell office:value-type="float" office:value="4480" calcext:value-type="float">
            <text:p>4480</text:p>
          </table:table-cell>
          <table:table-cell table:formula="of:=[.B457]-[.$B$2]" office:value-type="float" office:value="46.9642686843872" calcext:value-type="float">
            <text:p>46.9642686844</text:p>
          </table:table-cell>
          <table:table-cell table:formula="of:=[.C457]/([.D457]-[.D456])" office:value-type="float" office:value="109631.334970857" calcext:value-type="float">
            <text:p>109631.334970857</text:p>
          </table:table-cell>
          <table:table-cell/>
          <table:table-cell office:value-type="float" office:value="1443142611.03147" calcext:value-type="float">
            <text:p>1443142611.03147</text:p>
          </table:table-cell>
          <table:table-cell table:formula="of:=[.G457]-[.$B$2]" office:value-type="float" office:value="51.0312893390656" calcext:value-type="float">
            <text:p>51.0312893391</text:p>
          </table:table-cell>
          <table:table-cell table:formula="of:=[.C457]/([.H457]-[.H456])" office:value-type="float" office:value="246090.443711038" calcext:value-type="float">
            <text:p>246090.443711038</text:p>
          </table:table-cell>
          <table:table-cell table:formula="of:=[.G457]-[.$B457]" office:value-type="float" office:value="4.06702065467835" calcext:value-type="float">
            <text:p>4.0670206547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2620.00726" calcext:value-type="float">
            <text:p>1443142620.00726</text:p>
          </table:table-cell>
          <table:table-cell office:value-type="float" office:value="4480" calcext:value-type="float">
            <text:p>4480</text:p>
          </table:table-cell>
          <table:table-cell table:formula="of:=[.B458]-[.$B$2]" office:value-type="float" office:value="60.0070750713348" calcext:value-type="float">
            <text:p>60.0070750713</text:p>
          </table:table-cell>
          <table:table-cell table:formula="of:=[.C458]/([.D458]-[.D457])" office:value-type="float" office:value="343.484359660762" calcext:value-type="float">
            <text:p>343.4843596608</text:p>
          </table:table-cell>
          <table:table-cell/>
          <table:table-cell office:value-type="float" office:value="1443142620.20292" calcext:value-type="float">
            <text:p>1443142620.20292</text:p>
          </table:table-cell>
          <table:table-cell table:formula="of:=[.G458]-[.$B$2]" office:value-type="float" office:value="60.2027299404144" calcext:value-type="float">
            <text:p>60.2027299404</text:p>
          </table:table-cell>
          <table:table-cell table:formula="of:=[.C458]/([.H458]-[.H457])" office:value-type="float" office:value="488.472879532263" calcext:value-type="float">
            <text:p>488.4728795323</text:p>
          </table:table-cell>
          <table:table-cell table:formula="of:=[.G458]-[.$B458]" office:value-type="float" office:value="0.19565486907959" calcext:value-type="float">
            <text:p>0.195654869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2620.06339" calcext:value-type="float">
            <text:p>1443142620.06339</text:p>
          </table:table-cell>
          <table:table-cell office:value-type="float" office:value="4480" calcext:value-type="float">
            <text:p>4480</text:p>
          </table:table-cell>
          <table:table-cell table:formula="of:=[.B459]-[.$B$2]" office:value-type="float" office:value="60.0632076263428" calcext:value-type="float">
            <text:p>60.0632076263</text:p>
          </table:table-cell>
          <table:table-cell table:formula="of:=[.C459]/([.D459]-[.D458])" office:value-type="float" office:value="79811.0828799212" calcext:value-type="float">
            <text:p>79811.0828799212</text:p>
          </table:table-cell>
          <table:table-cell/>
          <table:table-cell office:value-type="float" office:value="1443142620.31297" calcext:value-type="float">
            <text:p>1443142620.31297</text:p>
          </table:table-cell>
          <table:table-cell table:formula="of:=[.G459]-[.$B$2]" office:value-type="float" office:value="60.3127808570862" calcext:value-type="float">
            <text:p>60.3127808571</text:p>
          </table:table-cell>
          <table:table-cell table:formula="of:=[.C459]/([.H459]-[.H458])" office:value-type="float" office:value="40708.4296568144" calcext:value-type="float">
            <text:p>40708.4296568144</text:p>
          </table:table-cell>
          <table:table-cell table:formula="of:=[.G459]-[.$B459]" office:value-type="float" office:value="0.249573230743408" calcext:value-type="float">
            <text:p>0.2495732307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2620.11953" calcext:value-type="float">
            <text:p>1443142620.11953</text:p>
          </table:table-cell>
          <table:table-cell office:value-type="float" office:value="4480" calcext:value-type="float">
            <text:p>4480</text:p>
          </table:table-cell>
          <table:table-cell table:formula="of:=[.B460]-[.$B$2]" office:value-type="float" office:value="60.1193470954895" calcext:value-type="float">
            <text:p>60.1193470955</text:p>
          </table:table-cell>
          <table:table-cell table:formula="of:=[.C460]/([.D460]-[.D459])" office:value-type="float" office:value="79801.2533444319" calcext:value-type="float">
            <text:p>79801.2533444319</text:p>
          </table:table-cell>
          <table:table-cell/>
          <table:table-cell office:value-type="float" office:value="1443142620.36917" calcext:value-type="float">
            <text:p>1443142620.36917</text:p>
          </table:table-cell>
          <table:table-cell table:formula="of:=[.G460]-[.$B$2]" office:value-type="float" office:value="60.3689858913422" calcext:value-type="float">
            <text:p>60.3689858913</text:p>
          </table:table-cell>
          <table:table-cell table:formula="of:=[.C460]/([.H460]-[.H459])" office:value-type="float" office:value="79708.1624325001" calcext:value-type="float">
            <text:p>79708.1624325001</text:p>
          </table:table-cell>
          <table:table-cell table:formula="of:=[.G460]-[.$B460]" office:value-type="float" office:value="0.249638795852661" calcext:value-type="float">
            <text:p>0.2496387959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2620.17566" calcext:value-type="float">
            <text:p>1443142620.17566</text:p>
          </table:table-cell>
          <table:table-cell office:value-type="float" office:value="4480" calcext:value-type="float">
            <text:p>4480</text:p>
          </table:table-cell>
          <table:table-cell table:formula="of:=[.B461]-[.$B$2]" office:value-type="float" office:value="60.1754732131958" calcext:value-type="float">
            <text:p>60.1754732132</text:p>
          </table:table-cell>
          <table:table-cell table:formula="of:=[.C461]/([.D461]-[.D460])" office:value-type="float" office:value="79820.2366934285" calcext:value-type="float">
            <text:p>79820.2366934285</text:p>
          </table:table-cell>
          <table:table-cell/>
          <table:table-cell office:value-type="float" office:value="1443142620.4253" calcext:value-type="float">
            <text:p>1443142620.4253</text:p>
          </table:table-cell>
          <table:table-cell table:formula="of:=[.G461]-[.$B$2]" office:value-type="float" office:value="60.4251170158386" calcext:value-type="float">
            <text:p>60.4251170158</text:p>
          </table:table-cell>
          <table:table-cell table:formula="of:=[.C461]/([.H461]-[.H460])" office:value-type="float" office:value="79813.1168792555" calcext:value-type="float">
            <text:p>79813.1168792555</text:p>
          </table:table-cell>
          <table:table-cell table:formula="of:=[.G461]-[.$B461]" office:value-type="float" office:value="0.249643802642822" calcext:value-type="float">
            <text:p>0.2496438026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2620.23183" calcext:value-type="float">
            <text:p>1443142620.23183</text:p>
          </table:table-cell>
          <table:table-cell office:value-type="float" office:value="4480" calcext:value-type="float">
            <text:p>4480</text:p>
          </table:table-cell>
          <table:table-cell table:formula="of:=[.B462]-[.$B$2]" office:value-type="float" office:value="60.2316427230835" calcext:value-type="float">
            <text:p>60.2316427231</text:p>
          </table:table-cell>
          <table:table-cell table:formula="of:=[.C462]/([.D462]-[.D461])" office:value-type="float" office:value="79758.5738055622" calcext:value-type="float">
            <text:p>79758.5738055622</text:p>
          </table:table-cell>
          <table:table-cell/>
          <table:table-cell office:value-type="float" office:value="1443142620.48139" calcext:value-type="float">
            <text:p>1443142620.48139</text:p>
          </table:table-cell>
          <table:table-cell table:formula="of:=[.G462]-[.$B$2]" office:value-type="float" office:value="60.4812018871307" calcext:value-type="float">
            <text:p>60.4812018871</text:p>
          </table:table-cell>
          <table:table-cell table:formula="of:=[.C462]/([.H462]-[.H461])" office:value-type="float" office:value="79878.938772387" calcext:value-type="float">
            <text:p>79878.938772387</text:p>
          </table:table-cell>
          <table:table-cell table:formula="of:=[.G462]-[.$B462]" office:value-type="float" office:value="0.249559164047241" calcext:value-type="float">
            <text:p>0.249559164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2620.288" calcext:value-type="float">
            <text:p>1443142620.288</text:p>
          </table:table-cell>
          <table:table-cell office:value-type="float" office:value="4480" calcext:value-type="float">
            <text:p>4480</text:p>
          </table:table-cell>
          <table:table-cell table:formula="of:=[.B463]-[.$B$2]" office:value-type="float" office:value="60.2878153324127" calcext:value-type="float">
            <text:p>60.2878153324</text:p>
          </table:table-cell>
          <table:table-cell table:formula="of:=[.C463]/([.D463]-[.D462])" office:value-type="float" office:value="79754.172958978" calcext:value-type="float">
            <text:p>79754.172958978</text:p>
          </table:table-cell>
          <table:table-cell/>
          <table:table-cell office:value-type="float" office:value="1443142620.53753" calcext:value-type="float">
            <text:p>1443142620.53753</text:p>
          </table:table-cell>
          <table:table-cell table:formula="of:=[.G463]-[.$B$2]" office:value-type="float" office:value="60.537348985672" calcext:value-type="float">
            <text:p>60.5373489857</text:p>
          </table:table-cell>
          <table:table-cell table:formula="of:=[.C463]/([.H463]-[.H462])" office:value-type="float" office:value="79790.4097699344" calcext:value-type="float">
            <text:p>79790.4097699344</text:p>
          </table:table-cell>
          <table:table-cell table:formula="of:=[.G463]-[.$B463]" office:value-type="float" office:value="0.249533653259277" calcext:value-type="float">
            <text:p>0.2495336533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2620.34413" calcext:value-type="float">
            <text:p>1443142620.34413</text:p>
          </table:table-cell>
          <table:table-cell office:value-type="float" office:value="4480" calcext:value-type="float">
            <text:p>4480</text:p>
          </table:table-cell>
          <table:table-cell table:formula="of:=[.B464]-[.$B$2]" office:value-type="float" office:value="60.3439409732819" calcext:value-type="float">
            <text:p>60.3439409733</text:p>
          </table:table-cell>
          <table:table-cell table:formula="of:=[.C464]/([.D464]-[.D463])" office:value-type="float" office:value="79820.9148372188" calcext:value-type="float">
            <text:p>79820.9148372188</text:p>
          </table:table-cell>
          <table:table-cell/>
          <table:table-cell office:value-type="float" office:value="1443142620.59366" calcext:value-type="float">
            <text:p>1443142620.59366</text:p>
          </table:table-cell>
          <table:table-cell table:formula="of:=[.G464]-[.$B$2]" office:value-type="float" office:value="60.5934779644012" calcext:value-type="float">
            <text:p>60.5934779644</text:p>
          </table:table-cell>
          <table:table-cell table:formula="of:=[.C464]/([.H464]-[.H463])" office:value-type="float" office:value="79816.1680726525" calcext:value-type="float">
            <text:p>79816.1680726525</text:p>
          </table:table-cell>
          <table:table-cell table:formula="of:=[.G464]-[.$B464]" office:value-type="float" office:value="0.249536991119385" calcext:value-type="float">
            <text:p>0.249536991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2620.40026" calcext:value-type="float">
            <text:p>1443142620.40026</text:p>
          </table:table-cell>
          <table:table-cell office:value-type="float" office:value="4480" calcext:value-type="float">
            <text:p>4480</text:p>
          </table:table-cell>
          <table:table-cell table:formula="of:=[.B465]-[.$B$2]" office:value-type="float" office:value="60.4000790119171" calcext:value-type="float">
            <text:p>60.4000790119</text:p>
          </table:table-cell>
          <table:table-cell table:formula="of:=[.C465]/([.D465]-[.D464])" office:value-type="float" office:value="79803.2868427758" calcext:value-type="float">
            <text:p>79803.2868427758</text:p>
          </table:table-cell>
          <table:table-cell/>
          <table:table-cell office:value-type="float" office:value="1443142620.6498" calcext:value-type="float">
            <text:p>1443142620.6498</text:p>
          </table:table-cell>
          <table:table-cell table:formula="of:=[.G465]-[.$B$2]" office:value-type="float" office:value="60.649617433548" calcext:value-type="float">
            <text:p>60.6496174335</text:p>
          </table:table-cell>
          <table:table-cell table:formula="of:=[.C465]/([.H465]-[.H464])" office:value-type="float" office:value="79801.2533444319" calcext:value-type="float">
            <text:p>79801.2533444319</text:p>
          </table:table-cell>
          <table:table-cell table:formula="of:=[.G465]-[.$B465]" office:value-type="float" office:value="0.249538421630859" calcext:value-type="float">
            <text:p>0.2495384216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2620.45639" calcext:value-type="float">
            <text:p>1443142620.45639</text:p>
          </table:table-cell>
          <table:table-cell office:value-type="float" office:value="4480" calcext:value-type="float">
            <text:p>4480</text:p>
          </table:table-cell>
          <table:table-cell table:formula="of:=[.B466]-[.$B$2]" office:value-type="float" office:value="60.4562091827393" calcext:value-type="float">
            <text:p>60.4562091827</text:p>
          </table:table-cell>
          <table:table-cell table:formula="of:=[.C466]/([.D466]-[.D465])" office:value-type="float" office:value="79814.4729364092" calcext:value-type="float">
            <text:p>79814.4729364092</text:p>
          </table:table-cell>
          <table:table-cell/>
          <table:table-cell office:value-type="float" office:value="1443142620.7059" calcext:value-type="float">
            <text:p>1443142620.7059</text:p>
          </table:table-cell>
          <table:table-cell table:formula="of:=[.G466]-[.$B$2]" office:value-type="float" office:value="60.7057151794434" calcext:value-type="float">
            <text:p>60.7057151794</text:p>
          </table:table-cell>
          <table:table-cell table:formula="of:=[.C466]/([.H466]-[.H465])" office:value-type="float" office:value="79860.6063130336" calcext:value-type="float">
            <text:p>79860.6063130336</text:p>
          </table:table-cell>
          <table:table-cell table:formula="of:=[.G466]-[.$B466]" office:value-type="float" office:value="0.249505996704102" calcext:value-type="float">
            <text:p>0.2495059967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2620.51254" calcext:value-type="float">
            <text:p>1443142620.51254</text:p>
          </table:table-cell>
          <table:table-cell office:value-type="float" office:value="4480" calcext:value-type="float">
            <text:p>4480</text:p>
          </table:table-cell>
          <table:table-cell table:formula="of:=[.B467]-[.$B$2]" office:value-type="float" office:value="60.5123536586761" calcext:value-type="float">
            <text:p>60.5123536587</text:p>
          </table:table-cell>
          <table:table-cell table:formula="of:=[.C467]/([.D467]-[.D466])" office:value-type="float" office:value="79794.1369162629" calcext:value-type="float">
            <text:p>79794.1369162629</text:p>
          </table:table-cell>
          <table:table-cell/>
          <table:table-cell office:value-type="float" office:value="1443142620.76205" calcext:value-type="float">
            <text:p>1443142620.76205</text:p>
          </table:table-cell>
          <table:table-cell table:formula="of:=[.G467]-[.$B$2]" office:value-type="float" office:value="60.7618658542633" calcext:value-type="float">
            <text:p>60.7618658543</text:p>
          </table:table-cell>
          <table:table-cell table:formula="of:=[.C467]/([.H467]-[.H466])" office:value-type="float" office:value="79785.3278587594" calcext:value-type="float">
            <text:p>79785.3278587594</text:p>
          </table:table-cell>
          <table:table-cell table:formula="of:=[.G467]-[.$B467]" office:value-type="float" office:value="0.249512195587158" calcext:value-type="float">
            <text:p>0.2495121956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2620.56868" calcext:value-type="float">
            <text:p>1443142620.56868</text:p>
          </table:table-cell>
          <table:table-cell office:value-type="float" office:value="4480" calcext:value-type="float">
            <text:p>4480</text:p>
          </table:table-cell>
          <table:table-cell table:formula="of:=[.B468]-[.$B$2]" office:value-type="float" office:value="60.5684983730316" calcext:value-type="float">
            <text:p>60.568498373</text:p>
          </table:table-cell>
          <table:table-cell table:formula="of:=[.C468]/([.D468]-[.D467])" office:value-type="float" office:value="79793.79807039" calcext:value-type="float">
            <text:p>79793.79807039</text:p>
          </table:table-cell>
          <table:table-cell/>
          <table:table-cell office:value-type="float" office:value="1443142620.81817" calcext:value-type="float">
            <text:p>1443142620.81817</text:p>
          </table:table-cell>
          <table:table-cell table:formula="of:=[.G468]-[.$B$2]" office:value-type="float" office:value="60.8179807662964" calcext:value-type="float">
            <text:p>60.8179807663</text:p>
          </table:table-cell>
          <table:table-cell table:formula="of:=[.C468]/([.H468]-[.H467])" office:value-type="float" office:value="79836.176119441" calcext:value-type="float">
            <text:p>79836.176119441</text:p>
          </table:table-cell>
          <table:table-cell table:formula="of:=[.G468]-[.$B468]" office:value-type="float" office:value="0.24948239326477" calcext:value-type="float">
            <text:p>0.2494823933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2620.62482" calcext:value-type="float">
            <text:p>1443142620.62482</text:p>
          </table:table-cell>
          <table:table-cell office:value-type="float" office:value="4480" calcext:value-type="float">
            <text:p>4480</text:p>
          </table:table-cell>
          <table:table-cell table:formula="of:=[.B469]-[.$B$2]" office:value-type="float" office:value="60.6246376037598" calcext:value-type="float">
            <text:p>60.6246376038</text:p>
          </table:table-cell>
          <table:table-cell table:formula="of:=[.C469]/([.D469]-[.D468])" office:value-type="float" office:value="79801.5922536258" calcext:value-type="float">
            <text:p>79801.5922536258</text:p>
          </table:table-cell>
          <table:table-cell/>
          <table:table-cell office:value-type="float" office:value="1443142620.87432" calcext:value-type="float">
            <text:p>1443142620.87432</text:p>
          </table:table-cell>
          <table:table-cell table:formula="of:=[.G469]-[.$B$2]" office:value-type="float" office:value="60.874133348465" calcext:value-type="float">
            <text:p>60.8741333485</text:p>
          </table:table-cell>
          <table:table-cell table:formula="of:=[.C469]/([.H469]-[.H468])" office:value-type="float" office:value="79782.6177708145" calcext:value-type="float">
            <text:p>79782.6177708145</text:p>
          </table:table-cell>
          <table:table-cell table:formula="of:=[.G469]-[.$B469]" office:value-type="float" office:value="0.2494957447052" calcext:value-type="float">
            <text:p>0.2494957447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2620.68096" calcext:value-type="float">
            <text:p>1443142620.68096</text:p>
          </table:table-cell>
          <table:table-cell office:value-type="float" office:value="4480" calcext:value-type="float">
            <text:p>4480</text:p>
          </table:table-cell>
          <table:table-cell table:formula="of:=[.B470]-[.$B$2]" office:value-type="float" office:value="60.6807780265808" calcext:value-type="float">
            <text:p>60.6807780266</text:p>
          </table:table-cell>
          <table:table-cell table:formula="of:=[.C470]/([.D470]-[.D469])" office:value-type="float" office:value="79799.897736442" calcext:value-type="float">
            <text:p>79799.897736442</text:p>
          </table:table-cell>
          <table:table-cell/>
          <table:table-cell office:value-type="float" office:value="1443142620.93044" calcext:value-type="float">
            <text:p>1443142620.93044</text:p>
          </table:table-cell>
          <table:table-cell table:formula="of:=[.G470]-[.$B$2]" office:value-type="float" office:value="60.9302558898926" calcext:value-type="float">
            <text:p>60.9302558899</text:p>
          </table:table-cell>
          <table:table-cell table:formula="of:=[.C470]/([.H470]-[.H469])" office:value-type="float" office:value="79825.3230527411" calcext:value-type="float">
            <text:p>79825.3230527411</text:p>
          </table:table-cell>
          <table:table-cell table:formula="of:=[.G470]-[.$B470]" office:value-type="float" office:value="0.249477863311768" calcext:value-type="float">
            <text:p>0.2494778633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2620.73711" calcext:value-type="float">
            <text:p>1443142620.73711</text:p>
          </table:table-cell>
          <table:table-cell office:value-type="float" office:value="4480" calcext:value-type="float">
            <text:p>4480</text:p>
          </table:table-cell>
          <table:table-cell table:formula="of:=[.B471]-[.$B$2]" office:value-type="float" office:value="60.7369213104248" calcext:value-type="float">
            <text:p>60.7369213104</text:p>
          </table:table-cell>
          <table:table-cell table:formula="of:=[.C471]/([.D471]-[.D470])" office:value-type="float" office:value="79795.8311887958" calcext:value-type="float">
            <text:p>79795.8311887958</text:p>
          </table:table-cell>
          <table:table-cell/>
          <table:table-cell office:value-type="float" office:value="1443142620.98661" calcext:value-type="float">
            <text:p>1443142620.98661</text:p>
          </table:table-cell>
          <table:table-cell table:formula="of:=[.G471]-[.$B$2]" office:value-type="float" office:value="60.9864239692688" calcext:value-type="float">
            <text:p>60.9864239693</text:p>
          </table:table-cell>
          <table:table-cell table:formula="of:=[.C471]/([.H471]-[.H470])" office:value-type="float" office:value="79760.6051293371" calcext:value-type="float">
            <text:p>79760.6051293371</text:p>
          </table:table-cell>
          <table:table-cell table:formula="of:=[.G471]-[.$B471]" office:value-type="float" office:value="0.249502658843994" calcext:value-type="float">
            <text:p>0.2495026588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2620.79324" calcext:value-type="float">
            <text:p>1443142620.79324</text:p>
          </table:table-cell>
          <table:table-cell office:value-type="float" office:value="4480" calcext:value-type="float">
            <text:p>4480</text:p>
          </table:table-cell>
          <table:table-cell table:formula="of:=[.B472]-[.$B$2]" office:value-type="float" office:value="60.7930586338043" calcext:value-type="float">
            <text:p>60.7930586338</text:p>
          </table:table-cell>
          <table:table-cell table:formula="of:=[.C472]/([.D472]-[.D471])" office:value-type="float" office:value="79804.3036308116" calcext:value-type="float">
            <text:p>79804.3036308116</text:p>
          </table:table-cell>
          <table:table-cell/>
          <table:table-cell office:value-type="float" office:value="1443142621.0428" calcext:value-type="float">
            <text:p>1443142621.0428</text:p>
          </table:table-cell>
          <table:table-cell table:formula="of:=[.G472]-[.$B$2]" office:value-type="float" office:value="61.0426104068756" calcext:value-type="float">
            <text:p>61.0426104069</text:p>
          </table:table-cell>
          <table:table-cell table:formula="of:=[.C472]/([.H472]-[.H471])" office:value-type="float" office:value="79734.5443281296" calcext:value-type="float">
            <text:p>79734.5443281296</text:p>
          </table:table-cell>
          <table:table-cell table:formula="of:=[.G472]-[.$B472]" office:value-type="float" office:value="0.249551773071289" calcext:value-type="float">
            <text:p>0.249551773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2620.84938" calcext:value-type="float">
            <text:p>1443142620.84938</text:p>
          </table:table-cell>
          <table:table-cell office:value-type="float" office:value="4480" calcext:value-type="float">
            <text:p>4480</text:p>
          </table:table-cell>
          <table:table-cell table:formula="of:=[.B473]-[.$B$2]" office:value-type="float" office:value="60.8491942882538" calcext:value-type="float">
            <text:p>60.8491942883</text:p>
          </table:table-cell>
          <table:table-cell table:formula="of:=[.C473]/([.D473]-[.D472])" office:value-type="float" office:value="79806.676236993" calcext:value-type="float">
            <text:p>79806.676236993</text:p>
          </table:table-cell>
          <table:table-cell/>
          <table:table-cell office:value-type="float" office:value="1443142621.09887" calcext:value-type="float">
            <text:p>1443142621.09887</text:p>
          </table:table-cell>
          <table:table-cell table:formula="of:=[.G473]-[.$B$2]" office:value-type="float" office:value="61.0986845493317" calcext:value-type="float">
            <text:p>61.0986845493</text:p>
          </table:table-cell>
          <table:table-cell table:formula="of:=[.C473]/([.H473]-[.H472])" office:value-type="float" office:value="79894.2222524576" calcext:value-type="float">
            <text:p>79894.2222524576</text:p>
          </table:table-cell>
          <table:table-cell table:formula="of:=[.G473]-[.$B473]" office:value-type="float" office:value="0.249490261077881" calcext:value-type="float">
            <text:p>0.249490261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2620.90555" calcext:value-type="float">
            <text:p>1443142620.90555</text:p>
          </table:table-cell>
          <table:table-cell office:value-type="float" office:value="4480" calcext:value-type="float">
            <text:p>4480</text:p>
          </table:table-cell>
          <table:table-cell table:formula="of:=[.B474]-[.$B$2]" office:value-type="float" office:value="60.9053616523743" calcext:value-type="float">
            <text:p>60.9053616524</text:p>
          </table:table-cell>
          <table:table-cell table:formula="of:=[.C474]/([.D474]-[.D473])" office:value-type="float" office:value="79761.6208300259" calcext:value-type="float">
            <text:p>79761.6208300259</text:p>
          </table:table-cell>
          <table:table-cell/>
          <table:table-cell office:value-type="float" office:value="1443142621.15507" calcext:value-type="float">
            <text:p>1443142621.15507</text:p>
          </table:table-cell>
          <table:table-cell table:formula="of:=[.G474]-[.$B$2]" office:value-type="float" office:value="61.1548848152161" calcext:value-type="float">
            <text:p>61.1548848152</text:p>
          </table:table-cell>
          <table:table-cell table:formula="of:=[.C474]/([.H474]-[.H473])" office:value-type="float" office:value="79714.9253566717" calcext:value-type="float">
            <text:p>79714.9253566717</text:p>
          </table:table-cell>
          <table:table-cell table:formula="of:=[.G474]-[.$B474]" office:value-type="float" office:value="0.249523162841797" calcext:value-type="float">
            <text:p>0.2495231628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2620.96172" calcext:value-type="float">
            <text:p>1443142620.96172</text:p>
          </table:table-cell>
          <table:table-cell office:value-type="float" office:value="4480" calcext:value-type="float">
            <text:p>4480</text:p>
          </table:table-cell>
          <table:table-cell table:formula="of:=[.B475]-[.$B$2]" office:value-type="float" office:value="60.9615366458893" calcext:value-type="float">
            <text:p>60.9615366459</text:p>
          </table:table-cell>
          <table:table-cell table:formula="of:=[.C475]/([.D475]-[.D474])" office:value-type="float" office:value="79750.7880228339" calcext:value-type="float">
            <text:p>79750.7880228339</text:p>
          </table:table-cell>
          <table:table-cell/>
          <table:table-cell office:value-type="float" office:value="1443142621.21022" calcext:value-type="float">
            <text:p>1443142621.21022</text:p>
          </table:table-cell>
          <table:table-cell table:formula="of:=[.G475]-[.$B$2]" office:value-type="float" office:value="61.2100391387939" calcext:value-type="float">
            <text:p>61.2100391388</text:p>
          </table:table-cell>
          <table:table-cell table:formula="of:=[.C475]/([.H475]-[.H474])" office:value-type="float" office:value="81226.6330068213" calcext:value-type="float">
            <text:p>81226.6330068213</text:p>
          </table:table-cell>
          <table:table-cell table:formula="of:=[.G475]-[.$B475]" office:value-type="float" office:value="0.248502492904663" calcext:value-type="float">
            <text:p>0.2485024929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2621.01681" calcext:value-type="float">
            <text:p>1443142621.01681</text:p>
          </table:table-cell>
          <table:table-cell office:value-type="float" office:value="4480" calcext:value-type="float">
            <text:p>4480</text:p>
          </table:table-cell>
          <table:table-cell table:formula="of:=[.B476]-[.$B$2]" office:value-type="float" office:value="61.0166199207306" calcext:value-type="float">
            <text:p>61.0166199207</text:p>
          </table:table-cell>
          <table:table-cell table:formula="of:=[.C476]/([.D476]-[.D475])" office:value-type="float" office:value="81331.4025519832" calcext:value-type="float">
            <text:p>81331.4025519832</text:p>
          </table:table-cell>
          <table:table-cell/>
          <table:table-cell office:value-type="float" office:value="1443142621.26312" calcext:value-type="float">
            <text:p>1443142621.26312</text:p>
          </table:table-cell>
          <table:table-cell table:formula="of:=[.G476]-[.$B$2]" office:value-type="float" office:value="61.2629382610321" calcext:value-type="float">
            <text:p>61.262938261</text:p>
          </table:table-cell>
          <table:table-cell table:formula="of:=[.C476]/([.H476]-[.H475])" office:value-type="float" office:value="84689.4959774648" calcext:value-type="float">
            <text:p>84689.4959774648</text:p>
          </table:table-cell>
          <table:table-cell table:formula="of:=[.G476]-[.$B476]" office:value-type="float" office:value="0.246318340301514" calcext:value-type="float">
            <text:p>0.2463183403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2621.06966" calcext:value-type="float">
            <text:p>1443142621.06966</text:p>
          </table:table-cell>
          <table:table-cell office:value-type="float" office:value="4480" calcext:value-type="float">
            <text:p>4480</text:p>
          </table:table-cell>
          <table:table-cell table:formula="of:=[.B477]-[.$B$2]" office:value-type="float" office:value="61.0694739818573" calcext:value-type="float">
            <text:p>61.0694739819</text:p>
          </table:table-cell>
          <table:table-cell table:formula="of:=[.C477]/([.D477]-[.D476])" office:value-type="float" office:value="84761.6986187671" calcext:value-type="float">
            <text:p>84761.6986187671</text:p>
          </table:table-cell>
          <table:table-cell/>
          <table:table-cell office:value-type="float" office:value="1443142621.31616" calcext:value-type="float">
            <text:p>1443142621.31616</text:p>
          </table:table-cell>
          <table:table-cell table:formula="of:=[.G477]-[.$B$2]" office:value-type="float" office:value="61.3159737586975" calcext:value-type="float">
            <text:p>61.3159737587</text:p>
          </table:table-cell>
          <table:table-cell table:formula="of:=[.C477]/([.H477]-[.H476])" office:value-type="float" office:value="84471.7254896672" calcext:value-type="float">
            <text:p>84471.7254896672</text:p>
          </table:table-cell>
          <table:table-cell table:formula="of:=[.G477]-[.$B477]" office:value-type="float" office:value="0.24649977684021" calcext:value-type="float">
            <text:p>0.2464997768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2621.12249" calcext:value-type="float">
            <text:p>1443142621.12249</text:p>
          </table:table-cell>
          <table:table-cell office:value-type="float" office:value="4480" calcext:value-type="float">
            <text:p>4480</text:p>
          </table:table-cell>
          <table:table-cell table:formula="of:=[.B478]-[.$B$2]" office:value-type="float" office:value="61.1223015785217" calcext:value-type="float">
            <text:p>61.1223015785</text:p>
          </table:table-cell>
          <table:table-cell table:formula="of:=[.C478]/([.D478]-[.D477])" office:value-type="float" office:value="84804.1607582083" calcext:value-type="float">
            <text:p>84804.1607582083</text:p>
          </table:table-cell>
          <table:table-cell/>
          <table:table-cell office:value-type="float" office:value="1443142621.36879" calcext:value-type="float">
            <text:p>1443142621.36879</text:p>
          </table:table-cell>
          <table:table-cell table:formula="of:=[.G478]-[.$B$2]" office:value-type="float" office:value="61.3686075210571" calcext:value-type="float">
            <text:p>61.3686075211</text:p>
          </table:table-cell>
          <table:table-cell table:formula="of:=[.C478]/([.H478]-[.H477])" office:value-type="float" office:value="85116.4689575199" calcext:value-type="float">
            <text:p>85116.4689575199</text:p>
          </table:table-cell>
          <table:table-cell table:formula="of:=[.G478]-[.$B478]" office:value-type="float" office:value="0.2463059425354" calcext:value-type="float">
            <text:p>0.2463059425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2621.17533" calcext:value-type="float">
            <text:p>1443142621.17533</text:p>
          </table:table-cell>
          <table:table-cell office:value-type="float" office:value="4480" calcext:value-type="float">
            <text:p>4480</text:p>
          </table:table-cell>
          <table:table-cell table:formula="of:=[.B479]-[.$B$2]" office:value-type="float" office:value="61.1751461029053" calcext:value-type="float">
            <text:p>61.1751461029</text:p>
          </table:table-cell>
          <table:table-cell table:formula="of:=[.C479]/([.D479]-[.D478])" office:value-type="float" office:value="84776.9953890438" calcext:value-type="float">
            <text:p>84776.9953890438</text:p>
          </table:table-cell>
          <table:table-cell/>
          <table:table-cell office:value-type="float" office:value="1443142621.42168" calcext:value-type="float">
            <text:p>1443142621.42168</text:p>
          </table:table-cell>
          <table:table-cell table:formula="of:=[.G479]-[.$B$2]" office:value-type="float" office:value="61.4214906692505" calcext:value-type="float">
            <text:p>61.4214906693</text:p>
          </table:table-cell>
          <table:table-cell table:formula="of:=[.C479]/([.H479]-[.H478])" office:value-type="float" office:value="84715.077544543" calcext:value-type="float">
            <text:p>84715.077544543</text:p>
          </table:table-cell>
          <table:table-cell table:formula="of:=[.G479]-[.$B479]" office:value-type="float" office:value="0.246344566345215" calcext:value-type="float">
            <text:p>0.2463445663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2621.22818" calcext:value-type="float">
            <text:p>1443142621.22818</text:p>
          </table:table-cell>
          <table:table-cell office:value-type="float" office:value="4480" calcext:value-type="float">
            <text:p>4480</text:p>
          </table:table-cell>
          <table:table-cell table:formula="of:=[.B480]-[.$B$2]" office:value-type="float" office:value="61.2279918193817" calcext:value-type="float">
            <text:p>61.2279918194</text:p>
          </table:table-cell>
          <table:table-cell table:formula="of:=[.C480]/([.D480]-[.D479])" office:value-type="float" office:value="84775.0829908279" calcext:value-type="float">
            <text:p>84775.0829908279</text:p>
          </table:table-cell>
          <table:table-cell/>
          <table:table-cell office:value-type="float" office:value="1443142621.47456" calcext:value-type="float">
            <text:p>1443142621.47456</text:p>
          </table:table-cell>
          <table:table-cell table:formula="of:=[.G480]-[.$B$2]" office:value-type="float" office:value="61.4743793010712" calcext:value-type="float">
            <text:p>61.4743793011</text:p>
          </table:table-cell>
          <table:table-cell table:formula="of:=[.C480]/([.H480]-[.H479])" office:value-type="float" office:value="84706.2940707115" calcext:value-type="float">
            <text:p>84706.2940707115</text:p>
          </table:table-cell>
          <table:table-cell table:formula="of:=[.G480]-[.$B480]" office:value-type="float" office:value="0.246387481689453" calcext:value-type="float">
            <text:p>0.2463874817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2621.28103" calcext:value-type="float">
            <text:p>1443142621.28103</text:p>
          </table:table-cell>
          <table:table-cell office:value-type="float" office:value="4480" calcext:value-type="float">
            <text:p>4480</text:p>
          </table:table-cell>
          <table:table-cell table:formula="of:=[.B481]-[.$B$2]" office:value-type="float" office:value="61.2808458805084" calcext:value-type="float">
            <text:p>61.2808458805</text:p>
          </table:table-cell>
          <table:table-cell table:formula="of:=[.C481]/([.D481]-[.D480])" office:value-type="float" office:value="84761.6986187671" calcext:value-type="float">
            <text:p>84761.6986187671</text:p>
          </table:table-cell>
          <table:table-cell/>
          <table:table-cell office:value-type="float" office:value="1443142621.52735" calcext:value-type="float">
            <text:p>1443142621.52735</text:p>
          </table:table-cell>
          <table:table-cell table:formula="of:=[.G481]-[.$B$2]" office:value-type="float" office:value="61.5271666049957" calcext:value-type="float">
            <text:p>61.527166605</text:p>
          </table:table-cell>
          <table:table-cell table:formula="of:=[.C481]/([.H481]-[.H480])" office:value-type="float" office:value="84868.8920806121" calcext:value-type="float">
            <text:p>84868.8920806121</text:p>
          </table:table-cell>
          <table:table-cell table:formula="of:=[.G481]-[.$B481]" office:value-type="float" office:value="0.246320724487305" calcext:value-type="float">
            <text:p>0.2463207245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2621.33389" calcext:value-type="float">
            <text:p>1443142621.33389</text:p>
          </table:table-cell>
          <table:table-cell office:value-type="float" office:value="4480" calcext:value-type="float">
            <text:p>4480</text:p>
          </table:table-cell>
          <table:table-cell table:formula="of:=[.B482]-[.$B$2]" office:value-type="float" office:value="61.3337051868439" calcext:value-type="float">
            <text:p>61.3337051868</text:p>
          </table:table-cell>
          <table:table-cell table:formula="of:=[.C482]/([.D482]-[.D481])" office:value-type="float" office:value="84753.2877478485" calcext:value-type="float">
            <text:p>84753.2877478485</text:p>
          </table:table-cell>
          <table:table-cell/>
          <table:table-cell office:value-type="float" office:value="1443142621.58025" calcext:value-type="float">
            <text:p>1443142621.58025</text:p>
          </table:table-cell>
          <table:table-cell table:formula="of:=[.G482]-[.$B$2]" office:value-type="float" office:value="61.5800604820251" calcext:value-type="float">
            <text:p>61.580060482</text:p>
          </table:table-cell>
          <table:table-cell table:formula="of:=[.C482]/([.H482]-[.H481])" office:value-type="float" office:value="84697.8941911987" calcext:value-type="float">
            <text:p>84697.8941911987</text:p>
          </table:table-cell>
          <table:table-cell table:formula="of:=[.G482]-[.$B482]" office:value-type="float" office:value="0.246355295181274" calcext:value-type="float">
            <text:p>0.246355295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2621.38673" calcext:value-type="float">
            <text:p>1443142621.38673</text:p>
          </table:table-cell>
          <table:table-cell office:value-type="float" office:value="4480" calcext:value-type="float">
            <text:p>4480</text:p>
          </table:table-cell>
          <table:table-cell table:formula="of:=[.B483]-[.$B$2]" office:value-type="float" office:value="61.3865463733673" calcext:value-type="float">
            <text:p>61.3865463734</text:p>
          </table:table-cell>
          <table:table-cell table:formula="of:=[.C483]/([.D483]-[.D482])" office:value-type="float" office:value="84782.3505630956" calcext:value-type="float">
            <text:p>84782.3505630956</text:p>
          </table:table-cell>
          <table:table-cell/>
          <table:table-cell office:value-type="float" office:value="1443142621.63301" calcext:value-type="float">
            <text:p>1443142621.63301</text:p>
          </table:table-cell>
          <table:table-cell table:formula="of:=[.G483]-[.$B$2]" office:value-type="float" office:value="61.6328196525574" calcext:value-type="float">
            <text:p>61.6328196526</text:p>
          </table:table-cell>
          <table:table-cell table:formula="of:=[.C483]/([.H483]-[.H482])" office:value-type="float" office:value="84914.1477170023" calcext:value-type="float">
            <text:p>84914.1477170023</text:p>
          </table:table-cell>
          <table:table-cell table:formula="of:=[.G483]-[.$B483]" office:value-type="float" office:value="0.246273279190063" calcext:value-type="float">
            <text:p>0.2462732792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2621.43958" calcext:value-type="float">
            <text:p>1443142621.43958</text:p>
          </table:table-cell>
          <table:table-cell office:value-type="float" office:value="4096" calcext:value-type="float">
            <text:p>4096</text:p>
          </table:table-cell>
          <table:table-cell table:formula="of:=[.B484]-[.$B$2]" office:value-type="float" office:value="61.439391374588" calcext:value-type="float">
            <text:p>61.4393913746</text:p>
          </table:table-cell>
          <table:table-cell table:formula="of:=[.C484]/([.D484]-[.D483])" office:value-type="float" office:value="77509.6963834549" calcext:value-type="float">
            <text:p>77509.6963834549</text:p>
          </table:table-cell>
          <table:table-cell/>
          <table:table-cell office:value-type="float" office:value="1443142621.6859" calcext:value-type="float">
            <text:p>1443142621.6859</text:p>
          </table:table-cell>
          <table:table-cell table:formula="of:=[.G484]-[.$B$2]" office:value-type="float" office:value="61.6857159137726" calcext:value-type="float">
            <text:p>61.6857159138</text:p>
          </table:table-cell>
          <table:table-cell table:formula="of:=[.C484]/([.H484]-[.H483])" office:value-type="float" office:value="77434.5843335752" calcext:value-type="float">
            <text:p>77434.5843335752</text:p>
          </table:table-cell>
          <table:table-cell table:formula="of:=[.G484]-[.$B484]" office:value-type="float" office:value="0.24632453918457" calcext:value-type="float">
            <text:p>0.24632453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01:03.569026519</dc:date>
    <meta:editing-duration>PT2M1S</meta:editing-duration>
    <meta:editing-cycles>3</meta:editing-cycles>
    <meta:generator>LibreOffice/4.4.2.2$Linux_X86_64 LibreOffice_project/40m0$Build-2</meta:generator>
    <meta:document-statistic meta:table-count="1" meta:cell-count="43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1.D1:source_1.E484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E2:source_1.E484" chart:label-cell-address="source_1.E1:source_1.E1" chart:class="chart:scatter">
            <chart:domain table:cell-range-address="source_1.D2:source_1.D484"/>
            <chart:data-point chart:repeated="4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1.E1:source_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1.D2:source_1.D484</svg:desc>
                </draw:g>
              </table:table-cell>
              <table:table-cell office:value-type="float" office:value="0">
                <text:p>0</text:p>
                <draw:g>
                  <svg:desc>source_1.E2:source_1.E4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157112121582">
                <text:p>0.056157112121582</text:p>
              </table:table-cell>
              <table:table-cell office:value-type="float" office:value="79776.182049758">
                <text:p>79776.182049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2302303314209">
                <text:p>0.112302303314209</text:p>
              </table:table-cell>
              <table:table-cell office:value-type="float" office:value="79793.1203872776">
                <text:p>79793.1203872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8441772460938">
                <text:p>0.168441772460938</text:p>
              </table:table-cell>
              <table:table-cell office:value-type="float" office:value="79801.2533444319">
                <text:p>79801.2533444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4611043930054">
                <text:p>0.224611043930054</text:p>
              </table:table-cell>
              <table:table-cell office:value-type="float" office:value="79758.9123523394">
                <text:p>79758.9123523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076171875">
                <text:p>0.28076171875</text:p>
              </table:table-cell>
              <table:table-cell office:value-type="float" office:value="79785.3278587594">
                <text:p>79785.32785875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6904764175415">
                <text:p>0.336904764175415</text:p>
              </table:table-cell>
              <table:table-cell office:value-type="float" office:value="79796.1700519363">
                <text:p>79796.1700519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3041372299194">
                <text:p>0.393041372299194</text:p>
              </table:table-cell>
              <table:table-cell office:value-type="float" office:value="79805.3204447578">
                <text:p>79805.3204447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9181795120239">
                <text:p>0.449181795120239</text:p>
              </table:table-cell>
              <table:table-cell office:value-type="float" office:value="79799.897736442">
                <text:p>79799.897736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532603263855">
                <text:p>0.50532603263855</text:p>
              </table:table-cell>
              <table:table-cell office:value-type="float" office:value="79794.4757650136">
                <text:p>79794.4757650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1477899551392">
                <text:p>0.561477899551392</text:p>
              </table:table-cell>
              <table:table-cell office:value-type="float" office:value="79783.6340322183">
                <text:p>79783.6340322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7612838745117">
                <text:p>0.617612838745117</text:p>
              </table:table-cell>
              <table:table-cell office:value-type="float" office:value="79807.6931114009">
                <text:p>79807.6931114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3755407333374">
                <text:p>0.673755407333374</text:p>
              </table:table-cell>
              <table:table-cell office:value-type="float" office:value="79796.8477868515">
                <text:p>79796.8477868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9896783828735">
                <text:p>0.729896783828735</text:p>
              </table:table-cell>
              <table:table-cell office:value-type="float" office:value="79798.5421745076">
                <text:p>79798.5421745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6034345626831">
                <text:p>0.786034345626831</text:p>
              </table:table-cell>
              <table:table-cell office:value-type="float" office:value="79803.9646985874">
                <text:p>79803.96469858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42172145843506">
                <text:p>0.842172145843506</text:p>
              </table:table-cell>
              <table:table-cell office:value-type="float" office:value="79803.6257692422">
                <text:p>79803.62576924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8326396942139">
                <text:p>0.898326396942139</text:p>
              </table:table-cell>
              <table:table-cell office:value-type="float" office:value="79780.2465948847">
                <text:p>79780.2465948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4475164413452">
                <text:p>0.954475164413452</text:p>
              </table:table-cell>
              <table:table-cell office:value-type="float" office:value="79788.0381308253">
                <text:p>79788.0381308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998377799988">
                <text:p>1.00998377799988</text:p>
              </table:table-cell>
              <table:table-cell office:value-type="float" office:value="80708.194828623">
                <text:p>80708.1948286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2824010849">
                <text:p>1.062824010849</text:p>
              </table:table-cell>
              <table:table-cell office:value-type="float" office:value="84783.880737091">
                <text:p>84783.8807370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565780639648">
                <text:p>1.11565780639648</text:p>
              </table:table-cell>
              <table:table-cell office:value-type="float" office:value="84794.2108564492">
                <text:p>84794.2108564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6850757598877">
                <text:p>1.16850757598877</text:p>
              </table:table-cell>
              <table:table-cell office:value-type="float" office:value="84768.5814822166">
                <text:p>84768.5814822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2135734558105">
                <text:p>1.22135734558105</text:p>
              </table:table-cell>
              <table:table-cell office:value-type="float" office:value="84768.5814822166">
                <text:p>84768.58148221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7419209480286">
                <text:p>1.27419209480286</text:p>
              </table:table-cell>
              <table:table-cell office:value-type="float" office:value="84792.6803095598">
                <text:p>84792.68030955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2704067230225">
                <text:p>1.32704067230225</text:p>
              </table:table-cell>
              <table:table-cell office:value-type="float" office:value="84770.493587112">
                <text:p>84770.493587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7988233566284">
                <text:p>1.37988233566284</text:p>
              </table:table-cell>
              <table:table-cell office:value-type="float" office:value="84781.5854968101">
                <text:p>84781.5854968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3272948265076">
                <text:p>1.43272948265076</text:p>
              </table:table-cell>
              <table:table-cell office:value-type="float" office:value="84772.788226855">
                <text:p>84772.788226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8557496070862">
                <text:p>1.48557496070862</text:p>
              </table:table-cell>
              <table:table-cell office:value-type="float" office:value="84775.4654635687">
                <text:p>84775.4654635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384202003479">
                <text:p>1.5384202003479</text:p>
              </table:table-cell>
              <table:table-cell office:value-type="float" office:value="84775.8479397606">
                <text:p>84775.84793976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9126496315002">
                <text:p>1.59126496315002</text:p>
              </table:table-cell>
              <table:table-cell office:value-type="float" office:value="84776.6129024981">
                <text:p>84776.6129024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4409470558167">
                <text:p>1.64409470558167</text:p>
              </table:table-cell>
              <table:table-cell office:value-type="float" office:value="84800.7162972056">
                <text:p>84800.7162972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9693613052368">
                <text:p>1.69693613052368</text:p>
              </table:table-cell>
              <table:table-cell office:value-type="float" office:value="84781.9680282268">
                <text:p>84781.96802822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4978470802307">
                <text:p>1.74978470802307</text:p>
              </table:table-cell>
              <table:table-cell office:value-type="float" office:value="84770.493587112">
                <text:p>84770.493587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0262565612793">
                <text:p>1.80262565612793</text:p>
              </table:table-cell>
              <table:table-cell office:value-type="float" office:value="84782.7331014163">
                <text:p>84782.7331014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5546445846558">
                <text:p>1.85546445846558</text:p>
              </table:table-cell>
              <table:table-cell office:value-type="float" office:value="84786.1761016506">
                <text:p>84786.1761016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0832591056824">
                <text:p>1.90832591056824</text:p>
              </table:table-cell>
              <table:table-cell office:value-type="float" office:value="84749.8474181051">
                <text:p>84749.84741810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6117639541626">
                <text:p>1.96117639541626</text:p>
              </table:table-cell>
              <table:table-cell office:value-type="float" office:value="84767.4342606836">
                <text:p>84767.4342606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1165437698364">
                <text:p>2.01165437698364</text:p>
              </table:table-cell>
              <table:table-cell office:value-type="float" office:value="88751.5677309654">
                <text:p>88751.56773096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5560255050659">
                <text:p>2.05560255050659</text:p>
              </table:table-cell>
              <table:table-cell office:value-type="float" office:value="101938.252283922">
                <text:p>101938.2522839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9948992729187">
                <text:p>2.09948992729187</text:p>
              </table:table-cell>
              <table:table-cell office:value-type="float" office:value="102079.466310294">
                <text:p>102079.4663102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4337658882141">
                <text:p>2.14337658882141</text:p>
              </table:table-cell>
              <table:table-cell office:value-type="float" office:value="102081.129980334">
                <text:p>102081.1299803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8726420402527">
                <text:p>2.18726420402527</text:p>
              </table:table-cell>
              <table:table-cell office:value-type="float" office:value="102078.911765665">
                <text:p>102078.911765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311840057373">
                <text:p>2.2311840057373</text:p>
              </table:table-cell>
              <table:table-cell office:value-type="float" office:value="102004.10351061">
                <text:p>102004.103510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7505445480347">
                <text:p>2.27505445480347</text:p>
              </table:table-cell>
              <table:table-cell office:value-type="float" office:value="102118.854385183">
                <text:p>102118.854385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1894421577454">
                <text:p>2.31894421577454</text:p>
              </table:table-cell>
              <table:table-cell office:value-type="float" office:value="102073.921135115">
                <text:p>102073.921135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6282873153687">
                <text:p>2.36282873153687</text:p>
              </table:table-cell>
              <table:table-cell office:value-type="float" office:value="102086.12131584">
                <text:p>102086.12131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0673780441284">
                <text:p>2.40673780441284</text:p>
              </table:table-cell>
              <table:table-cell office:value-type="float" office:value="102029.027409756">
                <text:p>102029.0274097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5063591003418">
                <text:p>2.45063591003418</text:p>
              </table:table-cell>
              <table:table-cell office:value-type="float" office:value="102054.517765395">
                <text:p>102054.5177653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9451756477356">
                <text:p>2.49451756477356</text:p>
              </table:table-cell>
              <table:table-cell office:value-type="float" office:value="102092.777189179">
                <text:p>102092.7771891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3841280937195">
                <text:p>2.53841280937195</text:p>
              </table:table-cell>
              <table:table-cell office:value-type="float" office:value="102061.169518223">
                <text:p>102061.1695182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8229875564575">
                <text:p>2.58229875564575</text:p>
              </table:table-cell>
              <table:table-cell office:value-type="float" office:value="102082.793704603">
                <text:p>102082.7937046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2618637084961">
                <text:p>2.62618637084961</text:p>
              </table:table-cell>
              <table:table-cell office:value-type="float" office:value="102078.911765665">
                <text:p>102078.9117656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7007374763489">
                <text:p>2.67007374763489</text:p>
              </table:table-cell>
              <table:table-cell office:value-type="float" office:value="102079.466310294">
                <text:p>102079.466310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1396088600159">
                <text:p>2.71396088600159</text:p>
              </table:table-cell>
              <table:table-cell office:value-type="float" office:value="102080.020860949">
                <text:p>102080.0208609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5783801078796">
                <text:p>2.75783801078796</text:p>
              </table:table-cell>
              <table:table-cell office:value-type="float" office:value="102103.317430475">
                <text:p>102103.3174304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0174231529236">
                <text:p>2.80174231529236</text:p>
              </table:table-cell>
              <table:table-cell office:value-type="float" office:value="102040.108608293">
                <text:p>102040.1086082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4562611579895">
                <text:p>2.84562611579895</text:p>
              </table:table-cell>
              <table:table-cell office:value-type="float" office:value="102087.785202812">
                <text:p>102087.7852028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8954615592957">
                <text:p>2.88954615592957</text:p>
              </table:table-cell>
              <table:table-cell office:value-type="float" office:value="102003.54978449">
                <text:p>102003.549784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3343544006348">
                <text:p>2.93343544006348</text:p>
              </table:table-cell>
              <table:table-cell office:value-type="float" office:value="102075.030121955">
                <text:p>102075.0301219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7733473777771">
                <text:p>2.97733473777771</text:p>
              </table:table-cell>
              <table:table-cell office:value-type="float" office:value="102051.746457608">
                <text:p>102051.7464576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2174735069275">
                <text:p>3.02174735069275</text:p>
              </table:table-cell>
              <table:table-cell office:value-type="float" office:value="100872.245651707">
                <text:p>100872.2456517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6669998168945">
                <text:p>3.06669998168945</text:p>
              </table:table-cell>
              <table:table-cell office:value-type="float" office:value="99660.4625951365">
                <text:p>99660.46259513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1163830757141">
                <text:p>3.11163830757141</text:p>
              </table:table-cell>
              <table:table-cell office:value-type="float" office:value="99692.1872828077">
                <text:p>99692.1872828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659165382385">
                <text:p>3.15659165382385</text:p>
              </table:table-cell>
              <table:table-cell office:value-type="float" office:value="99658.8768907652">
                <text:p>99658.87689076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0154857635498">
                <text:p>3.20154857635498</text:p>
              </table:table-cell>
              <table:table-cell office:value-type="float" office:value="99650.9491257564">
                <text:p>99650.94912575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4648642539978">
                <text:p>3.24648642539978</text:p>
              </table:table-cell>
              <table:table-cell office:value-type="float" office:value="99693.2451202496">
                <text:p>99693.24512024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9142212867737">
                <text:p>3.29142212867737</text:p>
              </table:table-cell>
              <table:table-cell office:value-type="float" office:value="99698.0056665641">
                <text:p>99698.0056665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363618850708">
                <text:p>3.3363618850708</text:p>
              </table:table-cell>
              <table:table-cell office:value-type="float" office:value="99689.0139051732">
                <text:p>99689.01390517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8130164146423">
                <text:p>3.38130164146423</text:p>
              </table:table-cell>
              <table:table-cell office:value-type="float" office:value="99689.0139051732">
                <text:p>99689.01390517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2624640464783">
                <text:p>3.42624640464783</text:p>
              </table:table-cell>
              <table:table-cell office:value-type="float" office:value="99677.9086742489">
                <text:p>99677.90867424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7119307518005">
                <text:p>3.47119307518005</text:p>
              </table:table-cell>
              <table:table-cell office:value-type="float" office:value="99673.6787608742">
                <text:p>99673.67876087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1613688468933">
                <text:p>3.51613688468933</text:p>
              </table:table-cell>
              <table:table-cell office:value-type="float" office:value="99680.0237655696">
                <text:p>99680.02376556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6108021736145">
                <text:p>3.56108021736145</text:p>
              </table:table-cell>
              <table:table-cell office:value-type="float" office:value="99681.0813448909">
                <text:p>99681.08134489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0602426528931">
                <text:p>3.60602426528931</text:p>
              </table:table-cell>
              <table:table-cell office:value-type="float" office:value="99679.4949843244">
                <text:p>99679.49498432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5096068382263">
                <text:p>3.65096068382263</text:p>
              </table:table-cell>
              <table:table-cell office:value-type="float" office:value="99696.4187672766">
                <text:p>99696.41876727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9589710235596">
                <text:p>3.69589710235596</text:p>
              </table:table-cell>
              <table:table-cell office:value-type="float" office:value="99696.4187672766">
                <text:p>99696.41876727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4083185195923">
                <text:p>3.74083185195923</text:p>
              </table:table-cell>
              <table:table-cell office:value-type="float" office:value="99700.1216108665">
                <text:p>99700.12161086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8576707839966">
                <text:p>3.78576707839966</text:p>
              </table:table-cell>
              <table:table-cell office:value-type="float" office:value="99699.0636274884">
                <text:p>99699.06362748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3071875572205">
                <text:p>3.83071875572205</text:p>
              </table:table-cell>
              <table:table-cell office:value-type="float" office:value="99662.5769461284">
                <text:p>99662.57694612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7568688392639">
                <text:p>3.87568688392639</text:p>
              </table:table-cell>
              <table:table-cell office:value-type="float" office:value="99626.1169609247">
                <text:p>99626.11696092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2068123817444">
                <text:p>3.92068123817444</text:p>
              </table:table-cell>
              <table:table-cell office:value-type="float" office:value="99568.0474777448">
                <text:p>99568.04747774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6567869186401">
                <text:p>3.96567869186401</text:p>
              </table:table-cell>
              <table:table-cell office:value-type="float" office:value="99561.1891931989">
                <text:p>99561.18919319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1059865951538">
                <text:p>4.01059865951538</text:p>
              </table:table-cell>
              <table:table-cell office:value-type="float" office:value="99732.930236508">
                <text:p>99732.9302365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5532741546631">
                <text:p>4.05532741546631</text:p>
              </table:table-cell>
              <table:table-cell office:value-type="float" office:value="100159.280193597">
                <text:p>100159.2801935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0004830360413">
                <text:p>4.10004830360413</text:p>
              </table:table-cell>
              <table:table-cell office:value-type="float" office:value="100176.901366401">
                <text:p>100176.9013664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447548866272">
                <text:p>4.1447548866272</text:p>
              </table:table-cell>
              <table:table-cell office:value-type="float" office:value="100208.955752401">
                <text:p>100208.9557524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8947219848633">
                <text:p>4.18947219848633</text:p>
              </table:table-cell>
              <table:table-cell office:value-type="float" office:value="100184.913040233">
                <text:p>100184.9130402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23418402671814">
                <text:p>4.23418402671814</text:p>
              </table:table-cell>
              <table:table-cell office:value-type="float" office:value="100197.200095982">
                <text:p>100197.2000959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27889561653137">
                <text:p>4.27889561653137</text:p>
              </table:table-cell>
              <table:table-cell office:value-type="float" office:value="100197.734384165">
                <text:p>100197.7343841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2361054420471">
                <text:p>4.32361054420471</text:p>
              </table:table-cell>
              <table:table-cell office:value-type="float" office:value="100190.254868087">
                <text:p>100190.2548680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6832427978516">
                <text:p>4.36832427978516</text:p>
              </table:table-cell>
              <table:table-cell office:value-type="float" office:value="100192.925995638">
                <text:p>100192.9259956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1303706169128">
                <text:p>4.41303706169128</text:p>
              </table:table-cell>
              <table:table-cell office:value-type="float" office:value="100195.063000229">
                <text:p>100195.063000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5774030685425">
                <text:p>4.45774030685425</text:p>
              </table:table-cell>
              <table:table-cell office:value-type="float" office:value="100216.438061003">
                <text:p>100216.438061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0244760513306">
                <text:p>4.50244760513306</text:p>
              </table:table-cell>
              <table:table-cell office:value-type="float" office:value="100207.352545916">
                <text:p>100207.3525459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4715275764465">
                <text:p>4.54715275764465</text:p>
              </table:table-cell>
              <table:table-cell office:value-type="float" office:value="100212.162319273">
                <text:p>100212.1623192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9186720848084">
                <text:p>4.59186720848084</text:p>
              </table:table-cell>
              <table:table-cell office:value-type="float" office:value="100191.323302017">
                <text:p>100191.3233020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3659143447876">
                <text:p>4.63659143447876</text:p>
              </table:table-cell>
              <table:table-cell office:value-type="float" office:value="100169.424960152">
                <text:p>100169.424960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68130421638489">
                <text:p>4.68130421638489</text:p>
              </table:table-cell>
              <table:table-cell office:value-type="float" office:value="100195.063000229">
                <text:p>100195.0630002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2602415084839">
                <text:p>4.72602415084839</text:p>
              </table:table-cell>
              <table:table-cell office:value-type="float" office:value="100179.037687464">
                <text:p>100179.037687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77073574066162">
                <text:p>4.77073574066162</text:p>
              </table:table-cell>
              <table:table-cell office:value-type="float" office:value="100197.734384165">
                <text:p>100197.7343841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81545972824097">
                <text:p>4.81545972824097</text:p>
              </table:table-cell>
              <table:table-cell office:value-type="float" office:value="100169.958952161">
                <text:p>100169.958952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86018204689026">
                <text:p>4.86018204689026</text:p>
              </table:table-cell>
              <table:table-cell office:value-type="float" office:value="100173.697055641">
                <text:p>100173.6970556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90492129325867">
                <text:p>4.90492129325867</text:p>
              </table:table-cell>
              <table:table-cell office:value-type="float" office:value="100135.794937383">
                <text:p>100135.7949373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94963765144348">
                <text:p>4.94963765144348</text:p>
              </table:table-cell>
              <table:table-cell office:value-type="float" office:value="100187.049703019">
                <text:p>100187.0497030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99435043334961">
                <text:p>4.99435043334961</text:p>
              </table:table-cell>
              <table:table-cell office:value-type="float" office:value="100195.063000229">
                <text:p>100195.0630002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03739786148071">
                <text:p>5.03739786148071</text:p>
              </table:table-cell>
              <table:table-cell office:value-type="float" office:value="104071.258016992">
                <text:p>104071.2580169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08020853996277">
                <text:p>5.08020853996277</text:p>
              </table:table-cell>
              <table:table-cell office:value-type="float" office:value="104646.788111004">
                <text:p>104646.7881110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12301778793335">
                <text:p>5.12301778793335</text:p>
              </table:table-cell>
              <table:table-cell office:value-type="float" office:value="104650.284982317">
                <text:p>104650.2849823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16581583023071">
                <text:p>5.16581583023071</text:p>
              </table:table-cell>
              <table:table-cell office:value-type="float" office:value="104677.685228514">
                <text:p>104677.6852285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20861744880676">
                <text:p>5.20861744880676</text:p>
              </table:table-cell>
              <table:table-cell office:value-type="float" office:value="104668.938910335">
                <text:p>104668.9389103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25142669677734">
                <text:p>5.25142669677734</text:p>
              </table:table-cell>
              <table:table-cell office:value-type="float" office:value="104650.284982317">
                <text:p>104650.2849823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29422831535339">
                <text:p>5.29422831535339</text:p>
              </table:table-cell>
              <table:table-cell office:value-type="float" office:value="104668.938910335">
                <text:p>104668.938910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33703756332397">
                <text:p>5.33703756332397</text:p>
              </table:table-cell>
              <table:table-cell office:value-type="float" office:value="104650.284982317">
                <text:p>104650.2849823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37984323501587">
                <text:p>5.37984323501587</text:p>
              </table:table-cell>
              <table:table-cell office:value-type="float" office:value="104659.028183135">
                <text:p>104659.0281831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42263126373291">
                <text:p>5.42263126373291</text:p>
              </table:table-cell>
              <table:table-cell office:value-type="float" office:value="104702.182697558">
                <text:p>104702.1826975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46543502807617">
                <text:p>5.46543502807617</text:p>
              </table:table-cell>
              <table:table-cell office:value-type="float" office:value="104663.691820957">
                <text:p>104663.6918209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50823783874512">
                <text:p>5.50823783874512</text:p>
              </table:table-cell>
              <table:table-cell office:value-type="float" office:value="104666.023795731">
                <text:p>104666.0237957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55102372169495">
                <text:p>5.55102372169495</text:p>
              </table:table-cell>
              <table:table-cell office:value-type="float" office:value="104707.433647058">
                <text:p>104707.4336470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59382557868958">
                <text:p>5.59382557868958</text:p>
              </table:table-cell>
              <table:table-cell office:value-type="float" office:value="104668.355874423">
                <text:p>104668.3558744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63664364814758">
                <text:p>5.63664364814758</text:p>
              </table:table-cell>
              <table:table-cell office:value-type="float" office:value="104628.724664796">
                <text:p>104628.7246647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67943692207336">
                <text:p>5.67943692207336</text:p>
              </table:table-cell>
              <table:table-cell office:value-type="float" office:value="104689.349260118">
                <text:p>104689.3492601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72228503227234">
                <text:p>5.72228503227234</text:p>
              </table:table-cell>
              <table:table-cell office:value-type="float" office:value="104555.36963465">
                <text:p>104555.369634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76509356498718">
                <text:p>5.76509356498718</text:p>
              </table:table-cell>
              <table:table-cell office:value-type="float" office:value="104652.033505614">
                <text:p>104652.0335056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8078978061676">
                <text:p>5.8078978061676</text:p>
              </table:table-cell>
              <table:table-cell office:value-type="float" office:value="104662.525872537">
                <text:p>104662.5258725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85070610046387">
                <text:p>5.85070610046387</text:p>
              </table:table-cell>
              <table:table-cell office:value-type="float" office:value="104652.616359697">
                <text:p>104652.6163596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8935694694519">
                <text:p>5.8935694694519</text:p>
              </table:table-cell>
              <table:table-cell office:value-type="float" office:value="104518.149314169">
                <text:p>104518.1493141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93637728691101">
                <text:p>5.93637728691101</text:p>
              </table:table-cell>
              <table:table-cell office:value-type="float" office:value="104653.782087341">
                <text:p>104653.7820873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97919297218323">
                <text:p>5.97919297218323</text:p>
              </table:table-cell>
              <table:table-cell office:value-type="float" office:value="104634.550901538">
                <text:p>104634.5509015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02099800109863">
                <text:p>6.02099800109863</text:p>
              </table:table-cell>
              <table:table-cell office:value-type="float" office:value="107164.140684259">
                <text:p>107164.1406842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06186652183533">
                <text:p>6.06186652183533</text:p>
              </table:table-cell>
              <table:table-cell office:value-type="float" office:value="109619.822769303">
                <text:p>109619.8227693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10273504257202">
                <text:p>6.10273504257202</text:p>
              </table:table-cell>
              <table:table-cell office:value-type="float" office:value="109619.822769303">
                <text:p>109619.8227693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14359903335571">
                <text:p>6.14359903335571</text:p>
              </table:table-cell>
              <table:table-cell office:value-type="float" office:value="109631.974608509">
                <text:p>109631.9746085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18446207046509">
                <text:p>6.18446207046509</text:p>
              </table:table-cell>
              <table:table-cell office:value-type="float" office:value="109634.533233757">
                <text:p>109634.5332337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22532463073731">
                <text:p>6.22532463073731</text:p>
              </table:table-cell>
              <table:table-cell office:value-type="float" office:value="109635.812591166">
                <text:p>109635.8125911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26618838310242">
                <text:p>6.26618838310242</text:p>
              </table:table-cell>
              <table:table-cell office:value-type="float" office:value="109632.614253625">
                <text:p>109632.6142536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30704998970032">
                <text:p>6.30704998970032</text:p>
              </table:table-cell>
              <table:table-cell office:value-type="float" office:value="109638.371395563">
                <text:p>109638.3713955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34792256355286">
                <text:p>6.34792256355286</text:p>
              </table:table-cell>
              <table:table-cell office:value-type="float" office:value="109608.952354286">
                <text:p>109608.9523542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38879632949829">
                <text:p>6.38879632949829</text:p>
              </table:table-cell>
              <table:table-cell office:value-type="float" office:value="109605.755583684">
                <text:p>109605.7555836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42966961860657">
                <text:p>6.42966961860657</text:p>
              </table:table-cell>
              <table:table-cell office:value-type="float" office:value="109607.034269548">
                <text:p>109607.0342695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47055268287659">
                <text:p>6.47055268287659</text:p>
              </table:table-cell>
              <table:table-cell office:value-type="float" office:value="109580.827171149">
                <text:p>109580.8271711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51142287254334">
                <text:p>6.51142287254334</text:p>
              </table:table-cell>
              <table:table-cell office:value-type="float" office:value="109615.346454947">
                <text:p>109615.3464549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55228781700134">
                <text:p>6.55228781700134</text:p>
              </table:table-cell>
              <table:table-cell office:value-type="float" office:value="109629.416102684">
                <text:p>109629.4161026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59315085411072">
                <text:p>6.59315085411072</text:p>
              </table:table-cell>
              <table:table-cell office:value-type="float" office:value="109634.533233757">
                <text:p>109634.5332337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63401365280151">
                <text:p>6.63401365280151</text:p>
              </table:table-cell>
              <table:table-cell office:value-type="float" office:value="109635.172908729">
                <text:p>109635.1729087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67487573623657">
                <text:p>6.67487573623657</text:p>
              </table:table-cell>
              <table:table-cell office:value-type="float" office:value="109637.091978435">
                <text:p>109637.0919784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7157506942749">
                <text:p>6.7157506942749</text:p>
              </table:table-cell>
              <table:table-cell office:value-type="float" office:value="109602.558999545">
                <text:p>109602.5589995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75661706924439">
                <text:p>6.75661706924439</text:p>
              </table:table-cell>
              <table:table-cell office:value-type="float" office:value="109625.578567845">
                <text:p>109625.5785678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79747867584229">
                <text:p>6.79747867584229</text:p>
              </table:table-cell>
              <table:table-cell office:value-type="float" office:value="109638.371395563">
                <text:p>109638.3713955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83834028244019">
                <text:p>6.83834028244019</text:p>
              </table:table-cell>
              <table:table-cell office:value-type="float" office:value="109638.371395563">
                <text:p>109638.3713955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87920165061951">
                <text:p>6.87920165061951</text:p>
              </table:table-cell>
              <table:table-cell office:value-type="float" office:value="109639.011115325">
                <text:p>109639.0111153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920086145401">
                <text:p>6.920086145401</text:p>
              </table:table-cell>
              <table:table-cell office:value-type="float" office:value="109576.99303717">
                <text:p>109576.993037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96094918251038">
                <text:p>6.96094918251038</text:p>
              </table:table-cell>
              <table:table-cell office:value-type="float" office:value="109634.533233757">
                <text:p>109634.5332337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.0024969577789">
                <text:p>20.0024969577789</text:p>
              </table:table-cell>
              <table:table-cell office:value-type="float" office:value="343.51750859631">
                <text:p>343.517508596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0586562156677">
                <text:p>20.0586562156677</text:p>
              </table:table-cell>
              <table:table-cell office:value-type="float" office:value="79773.1339126891">
                <text:p>79773.13391268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1148028373718">
                <text:p>20.1148028373718</text:p>
              </table:table-cell>
              <table:table-cell office:value-type="float" office:value="79791.0874070048">
                <text:p>79791.08740700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.1709454059601">
                <text:p>20.1709454059601</text:p>
              </table:table-cell>
              <table:table-cell office:value-type="float" office:value="79796.8477868515">
                <text:p>79796.84778685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2271196842194">
                <text:p>20.2271196842194</text:p>
              </table:table-cell>
              <table:table-cell office:value-type="float" office:value="79751.8034735073">
                <text:p>79751.8034735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2832787036896">
                <text:p>20.2832787036896</text:p>
              </table:table-cell>
              <table:table-cell office:value-type="float" office:value="79773.4725830829">
                <text:p>79773.4725830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3393957614899">
                <text:p>20.3393957614899</text:p>
              </table:table-cell>
              <table:table-cell office:value-type="float" office:value="79833.1233961559">
                <text:p>79833.12339615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395533323288">
                <text:p>20.395533323288</text:p>
              </table:table-cell>
              <table:table-cell office:value-type="float" office:value="79803.9646985874">
                <text:p>79803.96469858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4516732692718">
                <text:p>20.4516732692718</text:p>
              </table:table-cell>
              <table:table-cell office:value-type="float" office:value="79800.5755346799">
                <text:p>79800.57553467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5078153610229">
                <text:p>20.5078153610229</text:p>
              </table:table-cell>
              <table:table-cell office:value-type="float" office:value="79797.5255332793">
                <text:p>79797.52553327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5639503002167">
                <text:p>20.5639503002167</text:p>
              </table:table-cell>
              <table:table-cell office:value-type="float" office:value="79807.6931114009">
                <text:p>79807.69311140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6200892925262">
                <text:p>20.6200892925262</text:p>
              </table:table-cell>
              <table:table-cell office:value-type="float" office:value="79801.9311656984">
                <text:p>79801.93116569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6762256622314">
                <text:p>20.6762256622314</text:p>
              </table:table-cell>
              <table:table-cell office:value-type="float" office:value="79805.6593884979">
                <text:p>79805.65938849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7323677539825">
                <text:p>20.7323677539825</text:p>
              </table:table-cell>
              <table:table-cell office:value-type="float" office:value="79797.5255332793">
                <text:p>79797.52553327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7885026931763">
                <text:p>20.7885026931763</text:p>
              </table:table-cell>
              <table:table-cell office:value-type="float" office:value="79807.6931114009">
                <text:p>79807.69311140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8446383476257">
                <text:p>20.8446383476257</text:p>
              </table:table-cell>
              <table:table-cell office:value-type="float" office:value="79806.676236993">
                <text:p>79806.6762369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900787115097">
                <text:p>20.900787115097</text:p>
              </table:table-cell>
              <table:table-cell office:value-type="float" office:value="79788.0381308253">
                <text:p>79788.03813082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956925868988">
                <text:p>20.956925868988</text:p>
              </table:table-cell>
              <table:table-cell office:value-type="float" office:value="79802.2700806496">
                <text:p>79802.27008064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0122926235199">
                <text:p>21.0122926235199</text:p>
              </table:table-cell>
              <table:table-cell office:value-type="float" office:value="80914.9829691032">
                <text:p>80914.98296910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0651617050171">
                <text:p>21.0651617050171</text:p>
              </table:table-cell>
              <table:table-cell office:value-type="float" office:value="84737.6173962453">
                <text:p>84737.61739624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1180045604706">
                <text:p>21.1180045604706</text:p>
              </table:table-cell>
              <table:table-cell office:value-type="float" office:value="84779.6728915038">
                <text:p>84779.67289150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170848608017">
                <text:p>21.170848608017</text:p>
              </table:table-cell>
              <table:table-cell office:value-type="float" office:value="84777.7603724892">
                <text:p>84777.76037248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2236971855164">
                <text:p>21.2236971855164</text:p>
              </table:table-cell>
              <table:table-cell office:value-type="float" office:value="84770.493587112">
                <text:p>84770.4935871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276540517807">
                <text:p>21.276540517807</text:p>
              </table:table-cell>
              <table:table-cell office:value-type="float" office:value="84778.9078735433">
                <text:p>84778.90787354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3293821811676">
                <text:p>21.3293821811676</text:p>
              </table:table-cell>
              <table:table-cell office:value-type="float" office:value="84781.5854968101">
                <text:p>84781.58549681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382223367691">
                <text:p>21.382223367691</text:p>
              </table:table-cell>
              <table:table-cell office:value-type="float" office:value="84782.3505630956">
                <text:p>84782.35056309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4350686073303">
                <text:p>21.4350686073303</text:p>
              </table:table-cell>
              <table:table-cell office:value-type="float" office:value="84775.8479397606">
                <text:p>84775.84793976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487916469574">
                <text:p>21.487916469574</text:p>
              </table:table-cell>
              <table:table-cell office:value-type="float" office:value="84771.6408914554">
                <text:p>84771.64089145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5407631397247">
                <text:p>21.5407631397247</text:p>
              </table:table-cell>
              <table:table-cell office:value-type="float" office:value="84773.5531343755">
                <text:p>84773.55313437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5936074256897">
                <text:p>21.5936074256897</text:p>
              </table:table-cell>
              <table:table-cell office:value-type="float" office:value="84777.3778790408">
                <text:p>84777.37787904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6464512348175">
                <text:p>21.6464512348175</text:p>
              </table:table-cell>
              <table:table-cell office:value-type="float" office:value="84778.1428693891">
                <text:p>84778.14286938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6992933750153">
                <text:p>21.6992933750153</text:p>
              </table:table-cell>
              <table:table-cell office:value-type="float" office:value="84780.8204443322">
                <text:p>84780.82044433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7521395683289">
                <text:p>21.7521395683289</text:p>
              </table:table-cell>
              <table:table-cell office:value-type="float" office:value="84774.3180556997">
                <text:p>84774.31805569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804981470108">
                <text:p>21.804981470108</text:p>
              </table:table-cell>
              <table:table-cell office:value-type="float" office:value="84781.2029688452">
                <text:p>84781.20296884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8578226566315">
                <text:p>21.8578226566315</text:p>
              </table:table-cell>
              <table:table-cell office:value-type="float" office:value="84782.3505630956">
                <text:p>84782.35056309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9106884002686">
                <text:p>21.9106884002686</text:p>
              </table:table-cell>
              <table:table-cell office:value-type="float" office:value="84742.9675964552">
                <text:p>84742.96759645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9635384082794">
                <text:p>21.9635384082794</text:p>
              </table:table-cell>
              <table:table-cell office:value-type="float" office:value="84768.1990715887">
                <text:p>84768.19907158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0136036872864">
                <text:p>22.0136036872864</text:p>
              </table:table-cell>
              <table:table-cell office:value-type="float" office:value="89483.1725471334">
                <text:p>89483.17254713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0574886798859">
                <text:p>22.0574886798859</text:p>
              </table:table-cell>
              <table:table-cell office:value-type="float" office:value="102085.01208799">
                <text:p>102085.012087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1013760566711">
                <text:p>22.1013760566711</text:p>
              </table:table-cell>
              <table:table-cell office:value-type="float" office:value="102079.466310294">
                <text:p>102079.4663102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1452698707581">
                <text:p>22.1452698707581</text:p>
              </table:table-cell>
              <table:table-cell office:value-type="float" office:value="102064.495719811">
                <text:p>102064.4957198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1891567707062">
                <text:p>22.1891567707062</text:p>
              </table:table-cell>
              <table:table-cell office:value-type="float" office:value="102080.575417629">
                <text:p>102080.5754176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.2330424785614">
                <text:p>22.2330424785614</text:p>
              </table:table-cell>
              <table:table-cell office:value-type="float" office:value="102083.348291411">
                <text:p>102083.3482914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2769250869751">
                <text:p>22.2769250869751</text:p>
              </table:table-cell>
              <table:table-cell office:value-type="float" office:value="102090.558468301">
                <text:p>102090.5584683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3208119869232">
                <text:p>22.3208119869232</text:p>
              </table:table-cell>
              <table:table-cell office:value-type="float" office:value="102080.575417629">
                <text:p>102080.5754176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3647043704987">
                <text:p>22.3647043704987</text:p>
              </table:table-cell>
              <table:table-cell office:value-type="float" office:value="102067.822138209">
                <text:p>102067.8221382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4085903167725">
                <text:p>22.4085903167725</text:p>
              </table:table-cell>
              <table:table-cell office:value-type="float" office:value="102082.793704603">
                <text:p>102082.7937046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4524824619293">
                <text:p>22.4524824619293</text:p>
              </table:table-cell>
              <table:table-cell office:value-type="float" office:value="102068.376562356">
                <text:p>102068.3765623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4963729381561">
                <text:p>22.4963729381561</text:p>
              </table:table-cell>
              <table:table-cell office:value-type="float" office:value="102072.257700038">
                <text:p>102072.2577000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5402688980103">
                <text:p>22.5402688980103</text:p>
              </table:table-cell>
              <table:table-cell office:value-type="float" office:value="102059.506498726">
                <text:p>102059.5064987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.5841557979584">
                <text:p>22.5841557979584</text:p>
              </table:table-cell>
              <table:table-cell office:value-type="float" office:value="102080.575417629">
                <text:p>102080.5754176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628044128418">
                <text:p>22.628044128418</text:p>
              </table:table-cell>
              <table:table-cell office:value-type="float" office:value="102077.248167926">
                <text:p>102077.2481679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67196393013">
                <text:p>22.67196393013</text:p>
              </table:table-cell>
              <table:table-cell office:value-type="float" office:value="102004.10351061">
                <text:p>102004.103510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7158832550049">
                <text:p>22.7158832550049</text:p>
              </table:table-cell>
              <table:table-cell office:value-type="float" office:value="102005.210980886">
                <text:p>102005.2109808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7597830295563">
                <text:p>22.7597830295563</text:p>
              </table:table-cell>
              <table:table-cell office:value-type="float" office:value="102050.637976636">
                <text:p>102050.6379766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8036723136902">
                <text:p>22.8036723136902</text:p>
              </table:table-cell>
              <table:table-cell office:value-type="float" office:value="102075.030121955">
                <text:p>102075.0301219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8475377559662">
                <text:p>22.8475377559662</text:p>
              </table:table-cell>
              <table:table-cell office:value-type="float" office:value="102130.510204636">
                <text:p>102130.5102046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8914387226105">
                <text:p>22.8914387226105</text:p>
              </table:table-cell>
              <table:table-cell office:value-type="float" office:value="102047.866879555">
                <text:p>102047.8668795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9353294372559">
                <text:p>22.9353294372559</text:p>
              </table:table-cell>
              <table:table-cell office:value-type="float" office:value="102071.703233727">
                <text:p>102071.7032337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979216337204">
                <text:p>22.979216337204</text:p>
              </table:table-cell>
              <table:table-cell office:value-type="float" office:value="102080.575417629">
                <text:p>102080.5754176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.0236754417419">
                <text:p>23.0236754417419</text:p>
              </table:table-cell>
              <table:table-cell office:value-type="float" office:value="100766.761871565">
                <text:p>100766.7618715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.0686166286468">
                <text:p>23.0686166286468</text:p>
              </table:table-cell>
              <table:table-cell office:value-type="float" office:value="99685.8407295607">
                <text:p>99685.84072956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1136071681976">
                <text:p>23.1136071681976</text:p>
              </table:table-cell>
              <table:table-cell office:value-type="float" office:value="99576.489740546">
                <text:p>99576.4897405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1585445404053">
                <text:p>23.1585445404053</text:p>
              </table:table-cell>
              <table:table-cell office:value-type="float" office:value="99694.3029801412">
                <text:p>99694.30298014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.20347905159">
                <text:p>23.20347905159</text:p>
              </table:table-cell>
              <table:table-cell office:value-type="float" office:value="99700.6506109758">
                <text:p>99700.65061097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.2484188079834">
                <text:p>23.2484188079834</text:p>
              </table:table-cell>
              <table:table-cell office:value-type="float" office:value="99689.0139051732">
                <text:p>99689.01390517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2933712005615">
                <text:p>23.2933712005615</text:p>
              </table:table-cell>
              <table:table-cell office:value-type="float" office:value="99660.9911744739">
                <text:p>99660.99117447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3383538722992">
                <text:p>23.3383538722992</text:p>
              </table:table-cell>
              <table:table-cell office:value-type="float" office:value="99593.906429711">
                <text:p>99593.9064297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3832921981812">
                <text:p>23.3832921981812</text:p>
              </table:table-cell>
              <table:table-cell office:value-type="float" office:value="99692.1872828077">
                <text:p>99692.18728280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4282448291779">
                <text:p>23.4282448291779</text:p>
              </table:table-cell>
              <table:table-cell office:value-type="float" office:value="99660.4625951365">
                <text:p>99660.46259513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4731872081757">
                <text:p>23.4731872081757</text:p>
              </table:table-cell>
              <table:table-cell office:value-type="float" office:value="99683.1965708587">
                <text:p>99683.19657085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5181221961975">
                <text:p>23.5181221961975</text:p>
              </table:table-cell>
              <table:table-cell office:value-type="float" office:value="99699.5926163707">
                <text:p>99699.59261637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5630574226379">
                <text:p>23.5630574226379</text:p>
              </table:table-cell>
              <table:table-cell office:value-type="float" office:value="99699.0636274884">
                <text:p>99699.06362748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607994556427">
                <text:p>23.607994556427</text:p>
              </table:table-cell>
              <table:table-cell office:value-type="float" office:value="99694.8319185059">
                <text:p>99694.83191850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6529412269592">
                <text:p>23.6529412269592</text:p>
              </table:table-cell>
              <table:table-cell office:value-type="float" office:value="99673.6787608742">
                <text:p>99673.67876087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6978771686554">
                <text:p>23.6978771686554</text:p>
              </table:table-cell>
              <table:table-cell office:value-type="float" office:value="99697.4766945218">
                <text:p>99697.47669452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7428252696991">
                <text:p>23.7428252696991</text:p>
              </table:table-cell>
              <table:table-cell office:value-type="float" office:value="99670.5065614292">
                <text:p>99670.50656142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7877607345581">
                <text:p>23.7877607345581</text:p>
              </table:table-cell>
              <table:table-cell office:value-type="float" office:value="99698.5346442196">
                <text:p>99698.53464421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8326964378357">
                <text:p>23.8326964378357</text:p>
              </table:table-cell>
              <table:table-cell office:value-type="float" office:value="99698.0056665641">
                <text:p>99698.00566656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877631187439">
                <text:p>23.877631187439</text:p>
              </table:table-cell>
              <table:table-cell office:value-type="float" office:value="99700.1216108665">
                <text:p>99700.12161086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9225771427155">
                <text:p>23.9225771427155</text:p>
              </table:table-cell>
              <table:table-cell office:value-type="float" office:value="99675.2649363187">
                <text:p>99675.26493631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9675147533417">
                <text:p>23.9675147533417</text:p>
              </table:table-cell>
              <table:table-cell office:value-type="float" office:value="99693.7740473891">
                <text:p>99693.77404738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.0123684406281">
                <text:p>24.0123684406281</text:p>
              </table:table-cell>
              <table:table-cell office:value-type="float" office:value="99880.3057460267">
                <text:p>99880.30574602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.057101726532">
                <text:p>24.057101726532</text:p>
              </table:table-cell>
              <table:table-cell office:value-type="float" office:value="100149.137481679">
                <text:p>100149.1374816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.1018261909485">
                <text:p>24.1018261909485</text:p>
              </table:table-cell>
              <table:table-cell office:value-type="float" office:value="100168.890973836">
                <text:p>100168.8909738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.1465396881104">
                <text:p>24.1465396881104</text:p>
              </table:table-cell>
              <table:table-cell office:value-type="float" office:value="100193.46023824">
                <text:p>100193.460238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.1913044452667">
                <text:p>24.1913044452667</text:p>
              </table:table-cell>
              <table:table-cell office:value-type="float" office:value="100078.728995457">
                <text:p>100078.7289954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2360179424286">
                <text:p>24.2360179424286</text:p>
              </table:table-cell>
              <table:table-cell office:value-type="float" office:value="100193.46023824">
                <text:p>100193.460238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2807464599609">
                <text:p>24.2807464599609</text:p>
              </table:table-cell>
              <table:table-cell office:value-type="float" office:value="100159.81407745">
                <text:p>100159.814077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3254680633545">
                <text:p>24.3254680633545</text:p>
              </table:table-cell>
              <table:table-cell office:value-type="float" office:value="100175.299185397">
                <text:p>100175.2991853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3701751232147">
                <text:p>24.3701751232147</text:p>
              </table:table-cell>
              <table:table-cell office:value-type="float" office:value="100207.886942378">
                <text:p>100207.8869423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4148950576782">
                <text:p>24.4148950576782</text:p>
              </table:table-cell>
              <table:table-cell office:value-type="float" office:value="100179.037687464">
                <text:p>100179.0376874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596400260925">
                <text:p>24.4596400260925</text:p>
              </table:table-cell>
              <table:table-cell office:value-type="float" office:value="100122.989439134">
                <text:p>100122.9894391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043568611145">
                <text:p>24.5043568611145</text:p>
              </table:table-cell>
              <table:table-cell office:value-type="float" office:value="100185.981360234">
                <text:p>100185.9813602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5490674972534">
                <text:p>24.5490674972534</text:p>
              </table:table-cell>
              <table:table-cell office:value-type="float" office:value="100199.871593878">
                <text:p>100199.8715938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593780040741">
                <text:p>24.593780040741</text:p>
              </table:table-cell>
              <table:table-cell office:value-type="float" office:value="100195.597265621">
                <text:p>100195.5972656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6384937763214">
                <text:p>24.6384937763214</text:p>
              </table:table-cell>
              <table:table-cell office:value-type="float" office:value="100192.925995638">
                <text:p>100192.9259956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6832089424133">
                <text:p>24.6832089424133</text:p>
              </table:table-cell>
              <table:table-cell office:value-type="float" office:value="100189.720659668">
                <text:p>100189.7206596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7279243469238">
                <text:p>24.7279243469238</text:p>
              </table:table-cell>
              <table:table-cell office:value-type="float" office:value="100189.186456945">
                <text:p>100189.1864569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7726285457611">
                <text:p>24.7726285457611</text:p>
              </table:table-cell>
              <table:table-cell office:value-type="float" office:value="100214.300144531">
                <text:p>100214.3001445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8173408508301">
                <text:p>24.8173408508301</text:p>
              </table:table-cell>
              <table:table-cell office:value-type="float" office:value="100196.13153671">
                <text:p>100196.131536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8620536327362">
                <text:p>24.8620536327362</text:p>
              </table:table-cell>
              <table:table-cell office:value-type="float" office:value="100195.063000229">
                <text:p>100195.0630002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9067761898041">
                <text:p>24.9067761898041</text:p>
              </table:table-cell>
              <table:table-cell office:value-type="float" office:value="100173.163023777">
                <text:p>100173.1630237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9514908790588">
                <text:p>24.9514908790588</text:p>
              </table:table-cell>
              <table:table-cell office:value-type="float" office:value="100190.789082203">
                <text:p>100190.7890822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996212720871">
                <text:p>24.996212720871</text:p>
              </table:table-cell>
              <table:table-cell office:value-type="float" office:value="100174.765136451">
                <text:p>100174.7651364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0391707420349">
                <text:p>25.0391707420349</text:p>
              </table:table-cell>
              <table:table-cell office:value-type="float" office:value="104287.857741468">
                <text:p>104287.8577414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0819745063782">
                <text:p>25.0819745063782</text:p>
              </table:table-cell>
              <table:table-cell office:value-type="float" office:value="104663.691820957">
                <text:p>104663.6918209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1247887611389">
                <text:p>25.1247887611389</text:p>
              </table:table-cell>
              <table:table-cell office:value-type="float" office:value="104638.04695505">
                <text:p>104638.046955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1676139831543">
                <text:p>25.1676139831543</text:p>
              </table:table-cell>
              <table:table-cell office:value-type="float" office:value="104611.249846901">
                <text:p>104611.2498469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.2104296684265">
                <text:p>25.2104296684265</text:p>
              </table:table-cell>
              <table:table-cell office:value-type="float" office:value="104634.550901538">
                <text:p>104634.5509015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.2532408237457">
                <text:p>25.2532408237457</text:p>
              </table:table-cell>
              <table:table-cell office:value-type="float" office:value="104645.622539165">
                <text:p>104645.6225391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.2960481643677">
                <text:p>25.2960481643677</text:p>
              </table:table-cell>
              <table:table-cell office:value-type="float" office:value="104654.947840955">
                <text:p>104654.9478409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.338880777359">
                <text:p>25.338880777359</text:p>
              </table:table-cell>
              <table:table-cell office:value-type="float" office:value="104593.198666318">
                <text:p>104593.1986663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.3816885948181">
                <text:p>25.3816885948181</text:p>
              </table:table-cell>
              <table:table-cell office:value-type="float" office:value="104653.782087341">
                <text:p>104653.7820873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.4245274066925">
                <text:p>25.4245274066925</text:p>
              </table:table-cell>
              <table:table-cell office:value-type="float" office:value="104578.063769277">
                <text:p>104578.0637692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4673292636871">
                <text:p>25.4673292636871</text:p>
              </table:table-cell>
              <table:table-cell office:value-type="float" office:value="104668.355874423">
                <text:p>104668.3558744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5101325511932">
                <text:p>25.5101325511932</text:p>
              </table:table-cell>
              <table:table-cell office:value-type="float" office:value="104664.857795355">
                <text:p>104664.8577953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5529334545135">
                <text:p>25.5529334545135</text:p>
              </table:table-cell>
              <table:table-cell office:value-type="float" office:value="104670.688057041">
                <text:p>104670.6880570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5957472324371">
                <text:p>25.5957472324371</text:p>
              </table:table-cell>
              <table:table-cell office:value-type="float" office:value="104639.212358136">
                <text:p>104639.2123581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6385478973389">
                <text:p>25.6385478973389</text:p>
              </table:table-cell>
              <table:table-cell office:value-type="float" office:value="104671.271118934">
                <text:p>104671.2711189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681351184845">
                <text:p>25.681351184845</text:p>
              </table:table-cell>
              <table:table-cell office:value-type="float" office:value="104664.857795355">
                <text:p>104664.8577953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724161863327">
                <text:p>25.724161863327</text:p>
              </table:table-cell>
              <table:table-cell office:value-type="float" office:value="104646.788111004">
                <text:p>104646.7881110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7669687271118">
                <text:p>25.7669687271118</text:p>
              </table:table-cell>
              <table:table-cell office:value-type="float" office:value="104656.113620541">
                <text:p>104656.1136205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8097703456879">
                <text:p>25.8097703456879</text:p>
              </table:table-cell>
              <table:table-cell office:value-type="float" office:value="104668.938910335">
                <text:p>104668.9389103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8525719642639">
                <text:p>25.8525719642639</text:p>
              </table:table-cell>
              <table:table-cell office:value-type="float" office:value="104668.938910335">
                <text:p>104668.9389103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8953866958618">
                <text:p>25.8953866958618</text:p>
              </table:table-cell>
              <table:table-cell office:value-type="float" office:value="104636.881577922">
                <text:p>104636.8815779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381947517395">
                <text:p>25.9381947517395</text:p>
              </table:table-cell>
              <table:table-cell office:value-type="float" office:value="104653.199220273">
                <text:p>104653.1992202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980997800827">
                <text:p>25.980997800827</text:p>
              </table:table-cell>
              <table:table-cell office:value-type="float" office:value="104665.440792295">
                <text:p>104665.4407922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0227670669556">
                <text:p>26.0227670669556</text:p>
              </table:table-cell>
              <table:table-cell office:value-type="float" office:value="107255.89447067">
                <text:p>107255.894470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0636389255524">
                <text:p>26.0636389255524</text:p>
              </table:table-cell>
              <table:table-cell office:value-type="float" office:value="109610.870506157">
                <text:p>109610.8705061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1045083999634">
                <text:p>26.1045083999634</text:p>
              </table:table-cell>
              <table:table-cell office:value-type="float" office:value="109617.26483062">
                <text:p>109617.264830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.1453785896301">
                <text:p>26.1453785896301</text:p>
              </table:table-cell>
              <table:table-cell office:value-type="float" office:value="109615.346454947">
                <text:p>109615.3464549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1862394809723">
                <text:p>26.1862394809723</text:p>
              </table:table-cell>
              <table:table-cell office:value-type="float" office:value="109640.290577245">
                <text:p>109640.2905772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2270958423615">
                <text:p>26.2270958423615</text:p>
              </table:table-cell>
              <table:table-cell office:value-type="float" office:value="109652.44695502">
                <text:p>109652.446955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267961025238">
                <text:p>26.267961025238</text:p>
              </table:table-cell>
              <table:table-cell office:value-type="float" office:value="109628.776494886">
                <text:p>109628.7764948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308845281601">
                <text:p>26.308845281601</text:p>
              </table:table-cell>
              <table:table-cell office:value-type="float" office:value="109577.632040868">
                <text:p>109577.6320408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3497130870819">
                <text:p>26.3497130870819</text:p>
              </table:table-cell>
              <table:table-cell office:value-type="float" office:value="109621.741301659">
                <text:p>109621.7413016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3905870914459">
                <text:p>26.3905870914459</text:p>
              </table:table-cell>
              <table:table-cell office:value-type="float" office:value="109605.116251939">
                <text:p>109605.1162519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4314558506012">
                <text:p>26.4314558506012</text:p>
              </table:table-cell>
              <table:table-cell office:value-type="float" office:value="109619.18327344">
                <text:p>109619.183273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4723217487335">
                <text:p>26.4723217487335</text:p>
              </table:table-cell>
              <table:table-cell office:value-type="float" office:value="109626.857716273">
                <text:p>109626.8577162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5131866931915">
                <text:p>26.5131866931915</text:p>
              </table:table-cell>
              <table:table-cell office:value-type="float" office:value="109629.416102684">
                <text:p>109629.4161026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5540392398834">
                <text:p>26.5540392398834</text:p>
              </table:table-cell>
              <table:table-cell office:value-type="float" office:value="109662.685995751">
                <text:p>109662.6859957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5948877334595">
                <text:p>26.5948877334595</text:p>
              </table:table-cell>
              <table:table-cell office:value-type="float" office:value="109673.567071925">
                <text:p>109673.5670719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6357505321503">
                <text:p>26.6357505321503</text:p>
              </table:table-cell>
              <table:table-cell office:value-type="float" office:value="109635.172908729">
                <text:p>109635.1729087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6766149997711">
                <text:p>26.6766149997711</text:p>
              </table:table-cell>
              <table:table-cell office:value-type="float" office:value="109630.695340669">
                <text:p>109630.6953406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717485666275">
                <text:p>26.717485666275</text:p>
              </table:table-cell>
              <table:table-cell office:value-type="float" office:value="109614.067575135">
                <text:p>109614.0675751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7583909034729">
                <text:p>26.7583909034729</text:p>
              </table:table-cell>
              <table:table-cell office:value-type="float" office:value="109521.428230042">
                <text:p>109521.4282300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7992606163025">
                <text:p>26.7992606163025</text:p>
              </table:table-cell>
              <table:table-cell office:value-type="float" office:value="109616.625364602">
                <text:p>109616.6253646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8401355743408">
                <text:p>26.8401355743408</text:p>
              </table:table-cell>
              <table:table-cell office:value-type="float" office:value="109602.558999545">
                <text:p>109602.5589995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8810181617737">
                <text:p>26.8810181617737</text:p>
              </table:table-cell>
              <table:table-cell office:value-type="float" office:value="109582.105275435">
                <text:p>109582.1052754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.921888589859">
                <text:p>26.921888589859</text:p>
              </table:table-cell>
              <table:table-cell office:value-type="float" office:value="109614.707011311">
                <text:p>109614.7070113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.9627542495728">
                <text:p>26.9627542495728</text:p>
              </table:table-cell>
              <table:table-cell office:value-type="float" office:value="109627.497301681">
                <text:p>109627.4973016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.005001783371">
                <text:p>40.005001783371</text:p>
              </table:table-cell>
              <table:table-cell office:value-type="float" office:value="343.499077777074">
                <text:p>343.4990777770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.0611491203308">
                <text:p>40.0611491203308</text:p>
              </table:table-cell>
              <table:table-cell office:value-type="float" office:value="79790.0709557153">
                <text:p>79790.07095571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.1172831058502">
                <text:p>40.1172831058502</text:p>
              </table:table-cell>
              <table:table-cell office:value-type="float" office:value="79809.0489842552">
                <text:p>79809.04898425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.1734163761139">
                <text:p>40.1734163761139</text:p>
              </table:table-cell>
              <table:table-cell office:value-type="float" office:value="79810.0659191301">
                <text:p>79810.06591913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.2295622825623">
                <text:p>40.2295622825623</text:p>
              </table:table-cell>
              <table:table-cell office:value-type="float" office:value="79792.1038841919">
                <text:p>79792.10388419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.2857055664063">
                <text:p>40.2857055664063</text:p>
              </table:table-cell>
              <table:table-cell office:value-type="float" office:value="79795.8311887958">
                <text:p>79795.83118879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.3418507575989">
                <text:p>40.3418507575989</text:p>
              </table:table-cell>
              <table:table-cell office:value-type="float" office:value="79793.1203872776">
                <text:p>79793.12038727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.3979864120483">
                <text:p>40.3979864120483</text:p>
              </table:table-cell>
              <table:table-cell office:value-type="float" office:value="79806.676236993">
                <text:p>79806.6762369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.4541203975677">
                <text:p>40.4541203975677</text:p>
              </table:table-cell>
              <table:table-cell office:value-type="float" office:value="79809.0489842552">
                <text:p>79809.04898425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.5102555751801">
                <text:p>40.5102555751801</text:p>
              </table:table-cell>
              <table:table-cell office:value-type="float" office:value="79807.3541503857">
                <text:p>79807.35415038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.5664007663727">
                <text:p>40.5664007663727</text:p>
              </table:table-cell>
              <table:table-cell office:value-type="float" office:value="79793.1203872776">
                <text:p>79793.12038727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.622551202774">
                <text:p>40.622551202774</text:p>
              </table:table-cell>
              <table:table-cell office:value-type="float" office:value="79785.6666326981">
                <text:p>79785.66663269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.6787002086639">
                <text:p>40.6787002086639</text:p>
              </table:table-cell>
              <table:table-cell office:value-type="float" office:value="79787.6993367473">
                <text:p>79787.69933674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.7348396778107">
                <text:p>40.7348396778107</text:p>
              </table:table-cell>
              <table:table-cell office:value-type="float" office:value="79801.2533444319">
                <text:p>79801.25334443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.7909746170044">
                <text:p>40.7909746170044</text:p>
              </table:table-cell>
              <table:table-cell office:value-type="float" office:value="79807.6931114009">
                <text:p>79807.69311140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.8471100330353">
                <text:p>40.8471100330353</text:p>
              </table:table-cell>
              <table:table-cell office:value-type="float" office:value="79807.0151922497">
                <text:p>79807.01519224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.9032576084137">
                <text:p>40.9032576084137</text:p>
              </table:table-cell>
              <table:table-cell office:value-type="float" office:value="79789.7321443737">
                <text:p>79789.73214437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.9593963623047">
                <text:p>40.9593963623047</text:p>
              </table:table-cell>
              <table:table-cell office:value-type="float" office:value="79802.2700806496">
                <text:p>79802.27008064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.0146110057831">
                <text:p>41.0146110057831</text:p>
              </table:table-cell>
              <table:table-cell office:value-type="float" office:value="81137.8959958892">
                <text:p>81137.89599588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1.0674760341644">
                <text:p>41.0674760341644</text:p>
              </table:table-cell>
              <table:table-cell office:value-type="float" office:value="84744.1141558278">
                <text:p>84744.11415582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.1203274726868">
                <text:p>41.1203274726868</text:p>
              </table:table-cell>
              <table:table-cell office:value-type="float" office:value="84765.9046802752">
                <text:p>84765.90468027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.1731734275818">
                <text:p>41.1731734275818</text:p>
              </table:table-cell>
              <table:table-cell office:value-type="float" office:value="84774.7005215383">
                <text:p>84774.70052153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.2260162830353">
                <text:p>41.2260162830353</text:p>
              </table:table-cell>
              <table:table-cell office:value-type="float" office:value="84779.6728915038">
                <text:p>84779.67289150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.2788534164429">
                <text:p>41.2788534164429</text:p>
              </table:table-cell>
              <table:table-cell office:value-type="float" office:value="84788.8541840579">
                <text:p>84788.85418405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.3317039012909">
                <text:p>41.3317039012909</text:p>
              </table:table-cell>
              <table:table-cell office:value-type="float" office:value="84767.4342606836">
                <text:p>84767.43426068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.3845522403717">
                <text:p>41.3845522403717</text:p>
              </table:table-cell>
              <table:table-cell office:value-type="float" office:value="84770.8760184425">
                <text:p>84770.87601844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.4374005794525">
                <text:p>41.4374005794525</text:p>
              </table:table-cell>
              <table:table-cell office:value-type="float" office:value="84770.8760184425">
                <text:p>84770.87601844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.4902303218842">
                <text:p>41.4902303218842</text:p>
              </table:table-cell>
              <table:table-cell office:value-type="float" office:value="84800.7162972056">
                <text:p>84800.71629720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.5430672168732">
                <text:p>41.5430672168732</text:p>
              </table:table-cell>
              <table:table-cell office:value-type="float" office:value="84789.2367810698">
                <text:p>84789.23678106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.5959236621857">
                <text:p>41.5959236621857</text:p>
              </table:table-cell>
              <table:table-cell office:value-type="float" office:value="84757.8752886836">
                <text:p>84757.87528868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.6487677097321">
                <text:p>41.6487677097321</text:p>
              </table:table-cell>
              <table:table-cell office:value-type="float" office:value="84777.7603724892">
                <text:p>84777.76037248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.7016093730927">
                <text:p>41.7016093730927</text:p>
              </table:table-cell>
              <table:table-cell office:value-type="float" office:value="84781.5854968101">
                <text:p>84781.58549681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.754453420639">
                <text:p>41.754453420639</text:p>
              </table:table-cell>
              <table:table-cell office:value-type="float" office:value="84777.7603724892">
                <text:p>84777.76037248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.8073093891144">
                <text:p>41.8073093891144</text:p>
              </table:table-cell>
              <table:table-cell office:value-type="float" office:value="84758.6399271067">
                <text:p>84758.63992710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.8601520061493">
                <text:p>41.8601520061493</text:p>
              </table:table-cell>
              <table:table-cell office:value-type="float" office:value="84780.0554056615">
                <text:p>84780.05540566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.9130117893219">
                <text:p>41.9130117893219</text:p>
              </table:table-cell>
              <table:table-cell office:value-type="float" office:value="84752.5232059898">
                <text:p>84752.52320598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.965856552124">
                <text:p>41.965856552124</text:p>
              </table:table-cell>
              <table:table-cell office:value-type="float" office:value="84776.6129024981">
                <text:p>84776.61290249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.0155024528503">
                <text:p>42.0155024528503</text:p>
              </table:table-cell>
              <table:table-cell office:value-type="float" office:value="90239.0717956106">
                <text:p>90239.07179561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2.0594201087952">
                <text:p>42.0594201087952</text:p>
              </table:table-cell>
              <table:table-cell office:value-type="float" office:value="102009.087316236">
                <text:p>102009.0873162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.1033134460449">
                <text:p>42.1033134460449</text:p>
              </table:table-cell>
              <table:table-cell office:value-type="float" office:value="102065.604501852">
                <text:p>102065.6045018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.1471993923187">
                <text:p>42.1471993923187</text:p>
              </table:table-cell>
              <table:table-cell office:value-type="float" office:value="102082.793704603">
                <text:p>102082.7937046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.1910934448242">
                <text:p>42.1910934448242</text:p>
              </table:table-cell>
              <table:table-cell office:value-type="float" office:value="102063.941337824">
                <text:p>102063.9413378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.2349803447723">
                <text:p>42.2349803447723</text:p>
              </table:table-cell>
              <table:table-cell office:value-type="float" office:value="102080.575417629">
                <text:p>102080.5754176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.2788641452789">
                <text:p>42.2788641452789</text:p>
              </table:table-cell>
              <table:table-cell office:value-type="float" office:value="102087.785202812">
                <text:p>102087.7852028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.3227500915527">
                <text:p>42.3227500915527</text:p>
              </table:table-cell>
              <table:table-cell office:value-type="float" office:value="102082.793704603">
                <text:p>102082.7937046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.3666353225708">
                <text:p>42.3666353225708</text:p>
              </table:table-cell>
              <table:table-cell office:value-type="float" office:value="102084.457483104">
                <text:p>102084.4574831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4105184078217">
                <text:p>42.4105184078217</text:p>
              </table:table-cell>
              <table:table-cell office:value-type="float" office:value="102089.449144024">
                <text:p>102089.4491440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4544024467468">
                <text:p>42.4544024467468</text:p>
              </table:table-cell>
              <table:table-cell office:value-type="float" office:value="102087.230567795">
                <text:p>102087.2305677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4982874393463">
                <text:p>42.4982874393463</text:p>
              </table:table-cell>
              <table:table-cell office:value-type="float" office:value="102085.01208799">
                <text:p>102085.012087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5421767234802">
                <text:p>42.5421767234802</text:p>
              </table:table-cell>
              <table:table-cell office:value-type="float" office:value="102075.030121955">
                <text:p>102075.0301219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5860750675201">
                <text:p>42.5860750675201</text:p>
              </table:table-cell>
              <table:table-cell office:value-type="float" office:value="102053.963491796">
                <text:p>102053.9634917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6299684047699">
                <text:p>42.6299684047699</text:p>
              </table:table-cell>
              <table:table-cell office:value-type="float" office:value="102065.604501852">
                <text:p>102065.6045018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6739168167114">
                <text:p>42.6739168167114</text:p>
              </table:table-cell>
              <table:table-cell office:value-type="float" office:value="101937.699272512">
                <text:p>101937.6992725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.7178101539612">
                <text:p>42.7178101539612</text:p>
              </table:table-cell>
              <table:table-cell office:value-type="float" office:value="102065.604501852">
                <text:p>102065.6045018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.7617132663727">
                <text:p>42.7617132663727</text:p>
              </table:table-cell>
              <table:table-cell office:value-type="float" office:value="102042.879284035">
                <text:p>102042.8792840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.8055920600891">
                <text:p>42.8055920600891</text:p>
              </table:table-cell>
              <table:table-cell office:value-type="float" office:value="102099.433930483">
                <text:p>102099.4339304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.8494837284088">
                <text:p>42.8494837284088</text:p>
              </table:table-cell>
              <table:table-cell office:value-type="float" office:value="102069.485428719">
                <text:p>102069.4854287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.8933811187744">
                <text:p>42.8933811187744</text:p>
              </table:table-cell>
              <table:table-cell office:value-type="float" office:value="102056.180622315">
                <text:p>102056.1806223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.9372713565826">
                <text:p>42.9372713565826</text:p>
              </table:table-cell>
              <table:table-cell office:value-type="float" office:value="102072.812172373">
                <text:p>102072.8121723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.981157541275">
                <text:p>42.981157541275</text:p>
              </table:table-cell>
              <table:table-cell office:value-type="float" office:value="102082.239123821">
                <text:p>102082.2391238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.0256595611572">
                <text:p>43.0256595611572</text:p>
              </table:table-cell>
              <table:table-cell office:value-type="float" office:value="100669.587849241">
                <text:p>100669.5878492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.0705766677856">
                <text:p>43.0705766677856</text:p>
              </table:table-cell>
              <table:table-cell office:value-type="float" office:value="99739.2827873203">
                <text:p>99739.28278732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.1155133247376">
                <text:p>43.1155133247376</text:p>
              </table:table-cell>
              <table:table-cell office:value-type="float" office:value="99695.8898120736">
                <text:p>99695.88981207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.1604504585266">
                <text:p>43.1604504585266</text:p>
              </table:table-cell>
              <table:table-cell office:value-type="float" office:value="99694.8319185059">
                <text:p>99694.83191850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.2053914070129">
                <text:p>43.2053914070129</text:p>
              </table:table-cell>
              <table:table-cell office:value-type="float" office:value="99686.3695781343">
                <text:p>99686.36957813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.2503352165222">
                <text:p>43.2503352165222</text:p>
              </table:table-cell>
              <table:table-cell office:value-type="float" office:value="99680.0237655696">
                <text:p>99680.02376556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3.2952687740326">
                <text:p>43.2952687740326</text:p>
              </table:table-cell>
              <table:table-cell office:value-type="float" office:value="99702.766667551">
                <text:p>99702.7666675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3.3402073383331">
                <text:p>43.3402073383331</text:p>
              </table:table-cell>
              <table:table-cell office:value-type="float" office:value="99691.6583725051">
                <text:p>99691.65837250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3.3851430416107">
                <text:p>43.3851430416107</text:p>
              </table:table-cell>
              <table:table-cell office:value-type="float" office:value="99698.0056665641">
                <text:p>99698.00566656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3.4300787448883">
                <text:p>43.4300787448883</text:p>
              </table:table-cell>
              <table:table-cell office:value-type="float" office:value="99698.0056665641">
                <text:p>99698.00566656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3.4750220775604">
                <text:p>43.4750220775604</text:p>
              </table:table-cell>
              <table:table-cell office:value-type="float" office:value="99681.0813448909">
                <text:p>99681.08134489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3.5199570655823">
                <text:p>43.5199570655823</text:p>
              </table:table-cell>
              <table:table-cell office:value-type="float" office:value="99699.5926163707">
                <text:p>99699.59261637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3.5648930072784">
                <text:p>43.5648930072784</text:p>
              </table:table-cell>
              <table:table-cell office:value-type="float" office:value="99697.4766945218">
                <text:p>99697.47669452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.6098294258118">
                <text:p>43.6098294258118</text:p>
              </table:table-cell>
              <table:table-cell office:value-type="float" office:value="99696.4187672766">
                <text:p>99696.41876727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.6547603607178">
                <text:p>43.6547603607178</text:p>
              </table:table-cell>
              <table:table-cell office:value-type="float" office:value="99708.5862863086">
                <text:p>99708.58628630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.6996996402741">
                <text:p>43.6996996402741</text:p>
              </table:table-cell>
              <table:table-cell office:value-type="float" office:value="99690.0716752702">
                <text:p>99690.07167527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.744636297226">
                <text:p>43.744636297226</text:p>
              </table:table-cell>
              <table:table-cell office:value-type="float" office:value="99695.8898120736">
                <text:p>99695.88981207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.7895715236664">
                <text:p>43.7895715236664</text:p>
              </table:table-cell>
              <table:table-cell office:value-type="float" office:value="99699.0636274884">
                <text:p>99699.06362748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.8345084190369">
                <text:p>43.8345084190369</text:p>
              </table:table-cell>
              <table:table-cell office:value-type="float" office:value="99695.3608624834">
                <text:p>99695.36086248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.8794436454773">
                <text:p>43.8794436454773</text:p>
              </table:table-cell>
              <table:table-cell office:value-type="float" office:value="99699.0636274884">
                <text:p>99699.06362748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.924399137497">
                <text:p>43.924399137497</text:p>
              </table:table-cell>
              <table:table-cell office:value-type="float" office:value="99654.1200804001">
                <text:p>99654.12008040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.9693441390991">
                <text:p>43.9693441390991</text:p>
              </table:table-cell>
              <table:table-cell office:value-type="float" office:value="99677.3799154435">
                <text:p>99677.37991544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.0142178535461">
                <text:p>44.0142178535461</text:p>
              </table:table-cell>
              <table:table-cell office:value-type="float" office:value="99835.7291168563">
                <text:p>99835.72911685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.0589385032654">
                <text:p>44.0589385032654</text:p>
              </table:table-cell>
              <table:table-cell office:value-type="float" office:value="100177.435438125">
                <text:p>100177.4354381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.1036641597748">
                <text:p>44.1036641597748</text:p>
              </table:table-cell>
              <table:table-cell office:value-type="float" office:value="100166.221127654">
                <text:p>100166.2211276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.1483781337738">
                <text:p>44.1483781337738</text:p>
              </table:table-cell>
              <table:table-cell office:value-type="float" office:value="100192.391758734">
                <text:p>100192.3917587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.1930968761444">
                <text:p>44.1930968761444</text:p>
              </table:table-cell>
              <table:table-cell office:value-type="float" office:value="100181.708216929">
                <text:p>100181.7082169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.2378115653992">
                <text:p>44.2378115653992</text:p>
              </table:table-cell>
              <table:table-cell office:value-type="float" office:value="100190.789082203">
                <text:p>100190.7890822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.282523393631">
                <text:p>44.282523393631</text:p>
              </table:table-cell>
              <table:table-cell office:value-type="float" office:value="100197.200095982">
                <text:p>100197.2000959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.3272333145142">
                <text:p>44.3272333145142</text:p>
              </table:table-cell>
              <table:table-cell office:value-type="float" office:value="100201.474560997">
                <text:p>100201.4745609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.3719394207001">
                <text:p>44.3719394207001</text:p>
              </table:table-cell>
              <table:table-cell office:value-type="float" office:value="100210.024585224">
                <text:p>100210.0245852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.4166505336762">
                <text:p>44.4166505336762</text:p>
              </table:table-cell>
              <table:table-cell office:value-type="float" office:value="100198.802977625">
                <text:p>100198.8029776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.4613575935364">
                <text:p>44.4613575935364</text:p>
              </table:table-cell>
              <table:table-cell office:value-type="float" office:value="100207.886942378">
                <text:p>100207.8869423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.506068944931">
                <text:p>44.506068944931</text:p>
              </table:table-cell>
              <table:table-cell office:value-type="float" office:value="100198.268678046">
                <text:p>100198.2686780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.5507888793945">
                <text:p>44.5507888793945</text:p>
              </table:table-cell>
              <table:table-cell office:value-type="float" office:value="100179.037687464">
                <text:p>100179.0376874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.5955028533936">
                <text:p>44.5955028533936</text:p>
              </table:table-cell>
              <table:table-cell office:value-type="float" office:value="100192.391758734">
                <text:p>100192.3917587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.6402072906494">
                <text:p>44.6402072906494</text:p>
              </table:table-cell>
              <table:table-cell office:value-type="float" office:value="100213.765679666">
                <text:p>100213.7656796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.6849217414856">
                <text:p>44.6849217414856</text:p>
              </table:table-cell>
              <table:table-cell office:value-type="float" office:value="100191.323302017">
                <text:p>100191.3233020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.7296438217163">
                <text:p>44.7296438217163</text:p>
              </table:table-cell>
              <table:table-cell office:value-type="float" office:value="100174.231093199">
                <text:p>100174.2310931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.7743525505066">
                <text:p>44.7743525505066</text:p>
              </table:table-cell>
              <table:table-cell office:value-type="float" office:value="100204.146286836">
                <text:p>100204.1462868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.819064617157">
                <text:p>44.819064617157</text:p>
              </table:table-cell>
              <table:table-cell office:value-type="float" office:value="100196.665813497">
                <text:p>100196.66581349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.8637928962708">
                <text:p>44.8637928962708</text:p>
              </table:table-cell>
              <table:table-cell office:value-type="float" office:value="100160.347966994">
                <text:p>100160.3479669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.9085206985474">
                <text:p>44.9085206985474</text:p>
              </table:table-cell>
              <table:table-cell office:value-type="float" office:value="100161.415763158">
                <text:p>100161.4157631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.9532392024994">
                <text:p>44.9532392024994</text:p>
              </table:table-cell>
              <table:table-cell office:value-type="float" office:value="100182.242339907">
                <text:p>100182.2423399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.9979526996613">
                <text:p>44.9979526996613</text:p>
              </table:table-cell>
              <table:table-cell office:value-type="float" office:value="100193.46023824">
                <text:p>100193.460238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.0408298969269">
                <text:p>45.0408298969269</text:p>
              </table:table-cell>
              <table:table-cell office:value-type="float" office:value="104484.441281139">
                <text:p>104484.4412811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5.0836699008942">
                <text:p>45.0836699008942</text:p>
              </table:table-cell>
              <table:table-cell office:value-type="float" office:value="104575.153714298">
                <text:p>104575.1537142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.1264760494232">
                <text:p>45.1264760494232</text:p>
              </table:table-cell>
              <table:table-cell office:value-type="float" office:value="104657.862338617">
                <text:p>104657.8623386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.1692872047424">
                <text:p>45.1692872047424</text:p>
              </table:table-cell>
              <table:table-cell office:value-type="float" office:value="104645.622539165">
                <text:p>104645.6225391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.2120928764343">
                <text:p>45.2120928764343</text:p>
              </table:table-cell>
              <table:table-cell office:value-type="float" office:value="104659.028183135">
                <text:p>104659.0281831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.2548985481262">
                <text:p>45.2548985481262</text:p>
              </table:table-cell>
              <table:table-cell office:value-type="float" office:value="104659.028183135">
                <text:p>104659.0281831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.2977004051209">
                <text:p>45.2977004051209</text:p>
              </table:table-cell>
              <table:table-cell office:value-type="float" office:value="104668.355874423">
                <text:p>104668.3558744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.3405032157898">
                <text:p>45.3405032157898</text:p>
              </table:table-cell>
              <table:table-cell office:value-type="float" office:value="104666.023795731">
                <text:p>104666.0237957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.3833055496216">
                <text:p>45.3833055496216</text:p>
              </table:table-cell>
              <table:table-cell office:value-type="float" office:value="104667.189822087">
                <text:p>104667.1898220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.4261074066162">
                <text:p>45.4261074066162</text:p>
              </table:table-cell>
              <table:table-cell office:value-type="float" office:value="104668.355874423">
                <text:p>104668.3558744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.4689102172852">
                <text:p>45.4689102172852</text:p>
              </table:table-cell>
              <table:table-cell office:value-type="float" office:value="104666.023795731">
                <text:p>104666.0237957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.5117135047913">
                <text:p>45.5117135047913</text:p>
              </table:table-cell>
              <table:table-cell office:value-type="float" office:value="104664.857795355">
                <text:p>104664.8577953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.554523229599">
                <text:p>45.554523229599</text:p>
              </table:table-cell>
              <table:table-cell office:value-type="float" office:value="104649.11933258">
                <text:p>104649.119332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.59734416008">
                <text:p>45.59734416008</text:p>
              </table:table-cell>
              <table:table-cell office:value-type="float" office:value="104621.734037104">
                <text:p>104621.7340371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.6401469707489">
                <text:p>45.6401469707489</text:p>
              </table:table-cell>
              <table:table-cell office:value-type="float" office:value="104666.023795731">
                <text:p>104666.0237957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.6829495429993">
                <text:p>45.6829495429993</text:p>
              </table:table-cell>
              <table:table-cell office:value-type="float" office:value="104666.606805662">
                <text:p>104666.6068056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.7257540225983">
                <text:p>45.7257540225983</text:p>
              </table:table-cell>
              <table:table-cell office:value-type="float" office:value="104661.942908068">
                <text:p>104661.9429080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.7685618400574">
                <text:p>45.7685618400574</text:p>
              </table:table-cell>
              <table:table-cell office:value-type="float" office:value="104653.782087341">
                <text:p>104653.7820873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.811363697052">
                <text:p>45.811363697052</text:p>
              </table:table-cell>
              <table:table-cell office:value-type="float" office:value="104668.355874423">
                <text:p>104668.3558744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.8541765213013">
                <text:p>45.8541765213013</text:p>
              </table:table-cell>
              <table:table-cell office:value-type="float" office:value="104641.54324219">
                <text:p>104641.543242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.8969986438751">
                <text:p>45.8969986438751</text:p>
              </table:table-cell>
              <table:table-cell office:value-type="float" office:value="104618.821551259">
                <text:p>104618.8215512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.9398131370544">
                <text:p>45.9398131370544</text:p>
              </table:table-cell>
              <table:table-cell office:value-type="float" office:value="104637.464263241">
                <text:p>104637.4642632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.9826190471649">
                <text:p>45.9826190471649</text:p>
              </table:table-cell>
              <table:table-cell office:value-type="float" office:value="104658.445257629">
                <text:p>104658.4452576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6.0242645740509">
                <text:p>46.0242645740509</text:p>
              </table:table-cell>
              <table:table-cell office:value-type="float" office:value="107574.578471896">
                <text:p>107574.5784718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.0651392936707">
                <text:p>46.0651392936707</text:p>
              </table:table-cell>
              <table:table-cell office:value-type="float" office:value="109603.198301456">
                <text:p>109603.1983014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6.1060185432434">
                <text:p>46.1060185432434</text:p>
              </table:table-cell>
              <table:table-cell office:value-type="float" office:value="109591.052840313">
                <text:p>109591.0528403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6.1468830108643">
                <text:p>46.1468830108643</text:p>
              </table:table-cell>
              <table:table-cell office:value-type="float" office:value="109630.695340669">
                <text:p>109630.6953406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6.1877524852753">
                <text:p>46.1877524852753</text:p>
              </table:table-cell>
              <table:table-cell office:value-type="float" office:value="109617.26483062">
                <text:p>109617.264830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.2286159992218">
                <text:p>46.2286159992218</text:p>
              </table:table-cell>
              <table:table-cell office:value-type="float" office:value="109633.253906204">
                <text:p>109633.2539062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.2694797515869">
                <text:p>46.2694797515869</text:p>
              </table:table-cell>
              <table:table-cell office:value-type="float" office:value="109632.614253625">
                <text:p>109632.6142536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.3103432655335">
                <text:p>46.3103432655335</text:p>
              </table:table-cell>
              <table:table-cell office:value-type="float" office:value="109633.253906204">
                <text:p>109633.2539062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.3512060642242">
                <text:p>46.3512060642242</text:p>
              </table:table-cell>
              <table:table-cell office:value-type="float" office:value="109635.172908729">
                <text:p>109635.17290872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.3921012878418">
                <text:p>46.3921012878418</text:p>
              </table:table-cell>
              <table:table-cell office:value-type="float" office:value="109548.245582328">
                <text:p>109548.2455823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.4329688549042">
                <text:p>46.4329688549042</text:p>
              </table:table-cell>
              <table:table-cell office:value-type="float" office:value="109622.380827368">
                <text:p>109622.3808273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.4738304615021">
                <text:p>46.4738304615021</text:p>
              </table:table-cell>
              <table:table-cell office:value-type="float" office:value="109638.371395563">
                <text:p>109638.3713955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.5147061347961">
                <text:p>46.5147061347961</text:p>
              </table:table-cell>
              <table:table-cell office:value-type="float" office:value="109600.641138558">
                <text:p>109600.6411385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.5555765628815">
                <text:p>46.5555765628815</text:p>
              </table:table-cell>
              <table:table-cell office:value-type="float" office:value="109614.707011311">
                <text:p>109614.7070113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.5964405536652">
                <text:p>46.5964405536652</text:p>
              </table:table-cell>
              <table:table-cell office:value-type="float" office:value="109631.974608509">
                <text:p>109631.97460850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.6373159885407">
                <text:p>46.6373159885407</text:p>
              </table:table-cell>
              <table:table-cell office:value-type="float" office:value="109601.280418096">
                <text:p>109601.2804180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.67817902565">
                <text:p>46.67817902565</text:p>
              </table:table-cell>
              <table:table-cell office:value-type="float" office:value="109634.533233757">
                <text:p>109634.5332337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.7190418243408">
                <text:p>46.7190418243408</text:p>
              </table:table-cell>
              <table:table-cell office:value-type="float" office:value="109635.172908729">
                <text:p>109635.1729087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.7599363327026">
                <text:p>46.7599363327026</text:p>
              </table:table-cell>
              <table:table-cell office:value-type="float" office:value="109550.161610037">
                <text:p>109550.1616100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.8008003234863">
                <text:p>46.8008003234863</text:p>
              </table:table-cell>
              <table:table-cell office:value-type="float" office:value="109631.974608509">
                <text:p>109631.9746085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8416640758514">
                <text:p>46.8416640758514</text:p>
              </table:table-cell>
              <table:table-cell office:value-type="float" office:value="109632.614253625">
                <text:p>109632.6142536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.8825354576111">
                <text:p>46.8825354576111</text:p>
              </table:table-cell>
              <table:table-cell office:value-type="float" office:value="109612.149311369">
                <text:p>109612.1493113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.9234044551849">
                <text:p>46.9234044551849</text:p>
              </table:table-cell>
              <table:table-cell office:value-type="float" office:value="109618.543785039">
                <text:p>109618.5437850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.9642686843872">
                <text:p>46.9642686843872</text:p>
              </table:table-cell>
              <table:table-cell office:value-type="float" office:value="109631.334970857">
                <text:p>109631.3349708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0.0070750713348">
                <text:p>60.0070750713348</text:p>
              </table:table-cell>
              <table:table-cell office:value-type="float" office:value="343.484359660762">
                <text:p>343.48435966076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0.0632076263428">
                <text:p>60.0632076263428</text:p>
              </table:table-cell>
              <table:table-cell office:value-type="float" office:value="79811.0828799212">
                <text:p>79811.08287992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0.1193470954895">
                <text:p>60.1193470954895</text:p>
              </table:table-cell>
              <table:table-cell office:value-type="float" office:value="79801.2533444319">
                <text:p>79801.25334443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.1754732131958">
                <text:p>60.1754732131958</text:p>
              </table:table-cell>
              <table:table-cell office:value-type="float" office:value="79820.2366934285">
                <text:p>79820.23669342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0.2316427230835">
                <text:p>60.2316427230835</text:p>
              </table:table-cell>
              <table:table-cell office:value-type="float" office:value="79758.5738055622">
                <text:p>79758.57380556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0.2878153324127">
                <text:p>60.2878153324127</text:p>
              </table:table-cell>
              <table:table-cell office:value-type="float" office:value="79754.172958978">
                <text:p>79754.1729589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0.3439409732819">
                <text:p>60.3439409732819</text:p>
              </table:table-cell>
              <table:table-cell office:value-type="float" office:value="79820.9148372188">
                <text:p>79820.91483721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0.4000790119171">
                <text:p>60.4000790119171</text:p>
              </table:table-cell>
              <table:table-cell office:value-type="float" office:value="79803.2868427758">
                <text:p>79803.28684277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0.4562091827393">
                <text:p>60.4562091827393</text:p>
              </table:table-cell>
              <table:table-cell office:value-type="float" office:value="79814.4729364092">
                <text:p>79814.47293640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.5123536586761">
                <text:p>60.5123536586761</text:p>
              </table:table-cell>
              <table:table-cell office:value-type="float" office:value="79794.1369162629">
                <text:p>79794.13691626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0.5684983730316">
                <text:p>60.5684983730316</text:p>
              </table:table-cell>
              <table:table-cell office:value-type="float" office:value="79793.79807039">
                <text:p>79793.798070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.6246376037598">
                <text:p>60.6246376037598</text:p>
              </table:table-cell>
              <table:table-cell office:value-type="float" office:value="79801.5922536258">
                <text:p>79801.59225362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.6807780265808">
                <text:p>60.6807780265808</text:p>
              </table:table-cell>
              <table:table-cell office:value-type="float" office:value="79799.897736442">
                <text:p>79799.8977364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.7369213104248">
                <text:p>60.7369213104248</text:p>
              </table:table-cell>
              <table:table-cell office:value-type="float" office:value="79795.8311887958">
                <text:p>79795.83118879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.7930586338043">
                <text:p>60.7930586338043</text:p>
              </table:table-cell>
              <table:table-cell office:value-type="float" office:value="79804.3036308116">
                <text:p>79804.30363081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0.8491942882538">
                <text:p>60.8491942882538</text:p>
              </table:table-cell>
              <table:table-cell office:value-type="float" office:value="79806.676236993">
                <text:p>79806.6762369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0.9053616523743">
                <text:p>60.9053616523743</text:p>
              </table:table-cell>
              <table:table-cell office:value-type="float" office:value="79761.6208300259">
                <text:p>79761.620830025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.9615366458893">
                <text:p>60.9615366458893</text:p>
              </table:table-cell>
              <table:table-cell office:value-type="float" office:value="79750.7880228339">
                <text:p>79750.78802283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1.0166199207306">
                <text:p>61.0166199207306</text:p>
              </table:table-cell>
              <table:table-cell office:value-type="float" office:value="81331.4025519832">
                <text:p>81331.40255198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.0694739818573">
                <text:p>61.0694739818573</text:p>
              </table:table-cell>
              <table:table-cell office:value-type="float" office:value="84761.6986187671">
                <text:p>84761.69861876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.1223015785217">
                <text:p>61.1223015785217</text:p>
              </table:table-cell>
              <table:table-cell office:value-type="float" office:value="84804.1607582083">
                <text:p>84804.160758208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.1751461029053">
                <text:p>61.1751461029053</text:p>
              </table:table-cell>
              <table:table-cell office:value-type="float" office:value="84776.9953890438">
                <text:p>84776.99538904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1.2279918193817">
                <text:p>61.2279918193817</text:p>
              </table:table-cell>
              <table:table-cell office:value-type="float" office:value="84775.0829908279">
                <text:p>84775.08299082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1.2808458805084">
                <text:p>61.2808458805084</text:p>
              </table:table-cell>
              <table:table-cell office:value-type="float" office:value="84761.6986187671">
                <text:p>84761.69861876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1.3337051868439">
                <text:p>61.3337051868439</text:p>
              </table:table-cell>
              <table:table-cell office:value-type="float" office:value="84753.2877478485">
                <text:p>84753.28774784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.3865463733673">
                <text:p>61.3865463733673</text:p>
              </table:table-cell>
              <table:table-cell office:value-type="float" office:value="84782.3505630956">
                <text:p>84782.35056309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.439391374588">
                <text:p>61.439391374588</text:p>
              </table:table-cell>
              <table:table-cell office:value-type="float" office:value="77509.6963834549">
                <text:p>77509.6963834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1.H1:source_1.I484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I2:source_1.I484" chart:label-cell-address="source_1.I1:source_1.I1" chart:class="chart:scatter">
            <chart:domain table:cell-range-address="source_1.H2:source_1.H484"/>
            <chart:data-point chart:repeated="4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1.I1:source_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5898294448853">
                <text:p>0.195898294448853</text:p>
                <draw:g>
                  <svg:desc>source_1.H2:source_1.H484</svg:desc>
                </draw:g>
              </table:table-cell>
              <table:table-cell office:value-type="float" office:value="0">
                <text:p>0</text:p>
                <draw:g>
                  <svg:desc>source_1.I2:source_1.I4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7830095291138">
                <text:p>0.307830095291138</text:p>
              </table:table-cell>
              <table:table-cell office:value-type="float" office:value="40024.3716824715">
                <text:p>40024.3716824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3922834396362">
                <text:p>0.363922834396362</text:p>
              </table:table-cell>
              <table:table-cell office:value-type="float" office:value="79867.7346027968">
                <text:p>79867.7346027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011833190918">
                <text:p>0.42011833190918</text:p>
              </table:table-cell>
              <table:table-cell office:value-type="float" office:value="79721.6894285557">
                <text:p>79721.6894285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6284980773926">
                <text:p>0.476284980773926</text:p>
              </table:table-cell>
              <table:table-cell office:value-type="float" office:value="79762.6365565838">
                <text:p>79762.6365565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2403707504272">
                <text:p>0.532403707504272</text:p>
              </table:table-cell>
              <table:table-cell office:value-type="float" office:value="79830.7492172199">
                <text:p>79830.7492172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8496685028076">
                <text:p>0.588496685028076</text:p>
              </table:table-cell>
              <table:table-cell office:value-type="float" office:value="79867.3951315717">
                <text:p>79867.3951315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4615173339844">
                <text:p>0.644615173339844</text:p>
              </table:table-cell>
              <table:table-cell office:value-type="float" office:value="79831.0883769936">
                <text:p>79831.0883769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00720310211182">
                <text:p>0.700720310211182</text:p>
              </table:table-cell>
              <table:table-cell office:value-type="float" office:value="79850.0859248179">
                <text:p>79850.0859248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6964683532715">
                <text:p>0.756964683532715</text:p>
              </table:table-cell>
              <table:table-cell office:value-type="float" office:value="79652.4120624316">
                <text:p>79652.41206243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3065052032471">
                <text:p>0.813065052032471</text:p>
              </table:table-cell>
              <table:table-cell office:value-type="float" office:value="79856.872954756">
                <text:p>79856.872954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9272947311401">
                <text:p>0.869272947311401</text:p>
              </table:table-cell>
              <table:table-cell office:value-type="float" office:value="79704.1052287776">
                <text:p>79704.10522877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5377607345581">
                <text:p>0.925377607345581</text:p>
              </table:table-cell>
              <table:table-cell office:value-type="float" office:value="79850.7645758967">
                <text:p>79850.7645758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1540679931641">
                <text:p>0.981540679931641</text:p>
              </table:table-cell>
              <table:table-cell office:value-type="float" office:value="79767.7155774415">
                <text:p>79767.71557744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3773522377014">
                <text:p>1.03773522377014</text:p>
              </table:table-cell>
              <table:table-cell office:value-type="float" office:value="79723.0423806837">
                <text:p>79723.0423806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937716960907">
                <text:p>1.0937716960907</text:p>
              </table:table-cell>
              <table:table-cell office:value-type="float" office:value="79947.9305972753">
                <text:p>79947.930597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4997458457947">
                <text:p>1.14997458457947</text:p>
              </table:table-cell>
              <table:table-cell office:value-type="float" office:value="79711.2056063666">
                <text:p>79711.2056063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0549130439758">
                <text:p>1.20549130439758</text:p>
              </table:table-cell>
              <table:table-cell office:value-type="float" office:value="80696.4102828382">
                <text:p>80696.4102828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584056854248">
                <text:p>1.2584056854248</text:p>
              </table:table-cell>
              <table:table-cell office:value-type="float" office:value="84665.0742771663">
                <text:p>84665.07427716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1131887435913">
                <text:p>1.31131887435913</text:p>
              </table:table-cell>
              <table:table-cell office:value-type="float" office:value="84666.9817152847">
                <text:p>84666.9817152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6412858963013">
                <text:p>1.36412858963013</text:p>
              </table:table-cell>
              <table:table-cell office:value-type="float" office:value="84832.8754853273">
                <text:p>84832.8754853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1689705848694">
                <text:p>1.41689705848694</text:p>
              </table:table-cell>
              <table:table-cell office:value-type="float" office:value="84899.1850067999">
                <text:p>84899.1850067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6975517272949">
                <text:p>1.46975517272949</text:p>
              </table:table-cell>
              <table:table-cell office:value-type="float" office:value="84755.199162844">
                <text:p>84755.199162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225989818573">
                <text:p>1.5225989818573</text:p>
              </table:table-cell>
              <table:table-cell office:value-type="float" office:value="84778.1428693891">
                <text:p>84778.14286938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7544636726379">
                <text:p>1.57544636726379</text:p>
              </table:table-cell>
              <table:table-cell office:value-type="float" office:value="84772.405778271">
                <text:p>84772.405778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2828302383423">
                <text:p>1.62828302383423</text:p>
              </table:table-cell>
              <table:table-cell office:value-type="float" office:value="84789.6193815345">
                <text:p>84789.6193815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8117904663086">
                <text:p>1.68117904663086</text:p>
              </table:table-cell>
              <table:table-cell office:value-type="float" office:value="84694.4583569967">
                <text:p>84694.4583569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3386120796204">
                <text:p>1.73386120796204</text:p>
              </table:table-cell>
              <table:table-cell office:value-type="float" office:value="85038.272667617">
                <text:p>85038.2726676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8675055503845">
                <text:p>1.78675055503845</text:p>
              </table:table-cell>
              <table:table-cell office:value-type="float" office:value="84705.1485344898">
                <text:p>84705.1485344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3957314491272">
                <text:p>1.83957314491272</text:p>
              </table:table-cell>
              <table:table-cell office:value-type="float" office:value="84812.1989221589">
                <text:p>84812.19892215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9246296882629">
                <text:p>1.89246296882629</text:p>
              </table:table-cell>
              <table:table-cell office:value-type="float" office:value="84704.3848608882">
                <text:p>84704.3848608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4528031349182">
                <text:p>1.94528031349182</text:p>
              </table:table-cell>
              <table:table-cell office:value-type="float" office:value="84820.621490349">
                <text:p>84820.621490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9836182594299">
                <text:p>1.99836182594299</text:p>
              </table:table-cell>
              <table:table-cell office:value-type="float" office:value="84398.4994610133">
                <text:p>84398.49946101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5094933509827">
                <text:p>2.05094933509827</text:p>
              </table:table-cell>
              <table:table-cell office:value-type="float" office:value="85191.3329222734">
                <text:p>85191.3329222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037483215332">
                <text:p>2.1037483215332</text:p>
              </table:table-cell>
              <table:table-cell office:value-type="float" office:value="84850.1136574022">
                <text:p>84850.11365740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566743850708">
                <text:p>2.1566743850708</text:p>
              </table:table-cell>
              <table:table-cell office:value-type="float" office:value="84646.385930771">
                <text:p>84646.3859307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0717120170593">
                <text:p>2.20717120170593</text:p>
              </table:table-cell>
              <table:table-cell office:value-type="float" office:value="88718.4638265525">
                <text:p>88718.4638265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5096535682678">
                <text:p>2.25096535682678</text:p>
              </table:table-cell>
              <table:table-cell office:value-type="float" office:value="102296.755985758">
                <text:p>102296.755985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9491114616394">
                <text:p>2.29491114616394</text:p>
              </table:table-cell>
              <table:table-cell office:value-type="float" office:value="101943.782728052">
                <text:p>101943.7827280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3879375457764">
                <text:p>2.33879375457764</text:p>
              </table:table-cell>
              <table:table-cell office:value-type="float" office:value="102090.558468301">
                <text:p>102090.558468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2670774459839">
                <text:p>2.42670774459839</text:p>
              </table:table-cell>
              <table:table-cell office:value-type="float" office:value="50958.8974285265">
                <text:p>50958.89742852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7053027153015">
                <text:p>2.47053027153015</text:p>
              </table:table-cell>
              <table:table-cell office:value-type="float" office:value="102230.526481869">
                <text:p>102230.5264818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1441669464111">
                <text:p>2.51441669464111</text:p>
              </table:table-cell>
              <table:table-cell office:value-type="float" office:value="102081.684549065">
                <text:p>102081.6845490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5827236175537">
                <text:p>2.55827236175537</text:p>
              </table:table-cell>
              <table:table-cell office:value-type="float" office:value="102153.27447484">
                <text:p>102153.274474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0212445259094">
                <text:p>2.60212445259094</text:p>
              </table:table-cell>
              <table:table-cell office:value-type="float" office:value="102161.605402085">
                <text:p>102161.6054020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4608383178711">
                <text:p>2.64608383178711</text:p>
              </table:table-cell>
              <table:table-cell office:value-type="float" office:value="101912.267232169">
                <text:p>101912.2672321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8993377685547">
                <text:p>2.68993377685547</text:p>
              </table:table-cell>
              <table:table-cell office:value-type="float" office:value="102166.6046107">
                <text:p>102166.6046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3387169837952">
                <text:p>2.73387169837952</text:p>
              </table:table-cell>
              <table:table-cell office:value-type="float" office:value="101962.037452045">
                <text:p>101962.037452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7773237228394">
                <text:p>2.77773237228394</text:p>
              </table:table-cell>
              <table:table-cell office:value-type="float" office:value="102141.613459082">
                <text:p>102141.6134590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2164072990417">
                <text:p>2.82164072990417</text:p>
              </table:table-cell>
              <table:table-cell office:value-type="float" office:value="102030.689436104">
                <text:p>102030.6894361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6551356315613">
                <text:p>2.86551356315613</text:p>
              </table:table-cell>
              <table:table-cell office:value-type="float" office:value="102113.304930006">
                <text:p>102113.3049300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0934038162231">
                <text:p>2.90934038162231</text:p>
              </table:table-cell>
              <table:table-cell office:value-type="float" office:value="102220.516039886">
                <text:p>102220.5160398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532687664032">
                <text:p>2.9532687664032</text:p>
              </table:table-cell>
              <table:table-cell office:value-type="float" office:value="101984.173156978">
                <text:p>101984.1731569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9715447425842">
                <text:p>2.99715447425842</text:p>
              </table:table-cell>
              <table:table-cell office:value-type="float" office:value="102083.348291411">
                <text:p>102083.3482914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1236438751221">
                <text:p>3.01236438751221</text:p>
              </table:table-cell>
              <table:table-cell office:value-type="float" office:value="294544.743631946">
                <text:p>294544.743631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4108500480652">
                <text:p>3.04108500480652</text:p>
              </table:table-cell>
              <table:table-cell office:value-type="float" office:value="155985.505258876">
                <text:p>155985.5052588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8487462997437">
                <text:p>3.08487462997437</text:p>
              </table:table-cell>
              <table:table-cell office:value-type="float" office:value="102307.338389586">
                <text:p>102307.3383895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2879681587219">
                <text:p>3.12879681587219</text:p>
              </table:table-cell>
              <table:table-cell office:value-type="float" office:value="101998.566519924">
                <text:p>101998.5665199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17271137237549">
                <text:p>3.17271137237549</text:p>
              </table:table-cell>
              <table:table-cell office:value-type="float" office:value="102016.287006423">
                <text:p>102016.287006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2170741558075">
                <text:p>3.2170741558075</text:p>
              </table:table-cell>
              <table:table-cell office:value-type="float" office:value="100985.548097232">
                <text:p>100985.5480972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6202726364136">
                <text:p>3.26202726364136</text:p>
              </table:table-cell>
              <table:table-cell office:value-type="float" office:value="99659.4054532822">
                <text:p>99659.40545328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0695343017578">
                <text:p>3.30695343017578</text:p>
              </table:table-cell>
              <table:table-cell office:value-type="float" office:value="99719.1691520639">
                <text:p>99719.16915206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35184788703918">
                <text:p>3.35184788703918</text:p>
              </table:table-cell>
              <table:table-cell office:value-type="float" office:value="99789.6023919151">
                <text:p>99789.6023919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9685797691345">
                <text:p>3.39685797691345</text:p>
              </table:table-cell>
              <table:table-cell office:value-type="float" office:value="99533.238269787">
                <text:p>99533.2382697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4179224967957">
                <text:p>3.44179224967957</text:p>
              </table:table-cell>
              <table:table-cell office:value-type="float" office:value="99701.1796166989">
                <text:p>99701.17961669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8670196533203">
                <text:p>3.48670196533203</text:p>
              </table:table-cell>
              <table:table-cell office:value-type="float" office:value="99755.6972898362">
                <text:p>99755.69728983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53174996376038">
                <text:p>3.53174996376038</text:p>
              </table:table-cell>
              <table:table-cell office:value-type="float" office:value="99449.4795840059">
                <text:p>99449.47958400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766019821167">
                <text:p>3.5766019821167</text:p>
              </table:table-cell>
              <table:table-cell office:value-type="float" office:value="99884.0222620307">
                <text:p>99884.02226203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2152719497681">
                <text:p>3.62152719497681</text:p>
              </table:table-cell>
              <table:table-cell office:value-type="float" office:value="99721.2859947991">
                <text:p>99721.2859947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6636824607849">
                <text:p>3.66636824607849</text:p>
              </table:table-cell>
              <table:table-cell office:value-type="float" office:value="99908.4519638233">
                <text:p>99908.45196382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1133351325989">
                <text:p>3.71133351325989</text:p>
              </table:table-cell>
              <table:table-cell office:value-type="float" office:value="99632.4559115155">
                <text:p>99632.4559115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5630283355713">
                <text:p>3.75630283355713</text:p>
              </table:table-cell>
              <table:table-cell office:value-type="float" office:value="99623.4759695676">
                <text:p>99623.47596956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0128622055054">
                <text:p>3.80128622055054</text:p>
              </table:table-cell>
              <table:table-cell office:value-type="float" office:value="99592.322842575">
                <text:p>99592.3228425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4615015983582">
                <text:p>3.84615015983582</text:p>
              </table:table-cell>
              <table:table-cell office:value-type="float" office:value="99857.4817853783">
                <text:p>99857.48178537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9107513427734">
                <text:p>3.89107513427734</text:p>
              </table:table-cell>
              <table:table-cell office:value-type="float" office:value="99721.8152195257">
                <text:p>99721.81521952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360933303833">
                <text:p>3.9360933303833</text:p>
              </table:table-cell>
              <table:table-cell office:value-type="float" office:value="99515.3157504502">
                <text:p>99515.31575045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8107671737671">
                <text:p>3.98107671737671</text:p>
              </table:table-cell>
              <table:table-cell office:value-type="float" office:value="99592.322842575">
                <text:p>99592.3228425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2590894699097">
                <text:p>4.02590894699097</text:p>
              </table:table-cell>
              <table:table-cell office:value-type="float" office:value="99928.1106147628">
                <text:p>99928.11061476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07088398933411">
                <text:p>4.07088398933411</text:p>
              </table:table-cell>
              <table:table-cell office:value-type="float" office:value="99610.8011598874">
                <text:p>99610.80115988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1600637435913">
                <text:p>4.11600637435913</text:p>
              </table:table-cell>
              <table:table-cell office:value-type="float" office:value="99285.5319486201">
                <text:p>99285.53194862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16073822975159">
                <text:p>4.16073822975159</text:p>
              </table:table-cell>
              <table:table-cell office:value-type="float" office:value="100152.340221406">
                <text:p>100152.3402214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0561957359314">
                <text:p>4.20561957359314</text:p>
              </table:table-cell>
              <table:table-cell office:value-type="float" office:value="99818.7580081383">
                <text:p>99818.75800813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25032329559326">
                <text:p>4.25032329559326</text:p>
              </table:table-cell>
              <table:table-cell office:value-type="float" office:value="100215.369091365">
                <text:p>100215.3690913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29505825042725">
                <text:p>4.29505825042725</text:p>
              </table:table-cell>
              <table:table-cell office:value-type="float" office:value="100145.401210881">
                <text:p>100145.4012108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33978247642517">
                <text:p>4.33978247642517</text:p>
              </table:table-cell>
              <table:table-cell office:value-type="float" office:value="100169.424960152">
                <text:p>100169.4249601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38448023796082">
                <text:p>4.38448023796082</text:p>
              </table:table-cell>
              <table:table-cell office:value-type="float" office:value="100228.732851138">
                <text:p>100228.732851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7394227981567">
                <text:p>4.47394227981567</text:p>
              </table:table-cell>
              <table:table-cell office:value-type="float" office:value="50077.1042904238">
                <text:p>50077.10429042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5187029838562">
                <text:p>4.5187029838562</text:p>
              </table:table-cell>
              <table:table-cell office:value-type="float" office:value="100087.791200597">
                <text:p>100087.7912005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56338429450989">
                <text:p>4.56338429450989</text:p>
              </table:table-cell>
              <table:table-cell office:value-type="float" office:value="100265.635328456">
                <text:p>100265.6353284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60805153846741">
                <text:p>4.60805153846741</text:p>
              </table:table-cell>
              <table:table-cell office:value-type="float" office:value="100297.211179196">
                <text:p>100297.2111791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5278029441834">
                <text:p>4.65278029441834</text:p>
              </table:table-cell>
              <table:table-cell office:value-type="float" office:value="100159.280193597">
                <text:p>100159.280193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69748520851135">
                <text:p>4.69748520851135</text:p>
              </table:table-cell>
              <table:table-cell office:value-type="float" office:value="100212.696767037">
                <text:p>100212.6967670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74220609664917">
                <text:p>4.74220609664917</text:p>
              </table:table-cell>
              <table:table-cell office:value-type="float" office:value="100176.901366401">
                <text:p>100176.9013664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78687810897827">
                <text:p>4.78687810897827</text:p>
              </table:table-cell>
              <table:table-cell office:value-type="float" office:value="100286.505273046">
                <text:p>100286.5052730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83162188529968">
                <text:p>4.83162188529968</text:p>
              </table:table-cell>
              <table:table-cell office:value-type="float" office:value="100125.656981174">
                <text:p>100125.6569811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87635087966919">
                <text:p>4.87635087966919</text:p>
              </table:table-cell>
              <table:table-cell office:value-type="float" office:value="100158.746315436">
                <text:p>100158.7463154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92102527618408">
                <text:p>4.92102527618408</text:p>
              </table:table-cell>
              <table:table-cell office:value-type="float" office:value="100281.153177001">
                <text:p>100281.153177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01060652732849">
                <text:p>5.01060652732849</text:p>
              </table:table-cell>
              <table:table-cell office:value-type="float" office:value="50010.464720771">
                <text:p>50010.4647207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02423405647278">
                <text:p>5.02423405647278</text:p>
              </table:table-cell>
              <table:table-cell office:value-type="float" office:value="328746.315826306">
                <text:p>328746.3158263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09991717338562">
                <text:p>5.09991717338562</text:p>
              </table:table-cell>
              <table:table-cell office:value-type="float" office:value="59194.1793988117">
                <text:p>59194.17939881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11354827880859">
                <text:p>5.11354827880859</text:p>
              </table:table-cell>
              <table:table-cell office:value-type="float" office:value="328660.065415493">
                <text:p>328660.0654154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14469766616821">
                <text:p>5.14469766616821</text:p>
              </table:table-cell>
              <table:table-cell office:value-type="float" office:value="143823.053348641">
                <text:p>143823.0533486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8938612937927">
                <text:p>5.18938612937927</text:p>
              </table:table-cell>
              <table:table-cell office:value-type="float" office:value="100249.587434711">
                <text:p>100249.5874347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23255276679993">
                <text:p>5.23255276679993</text:p>
              </table:table-cell>
              <table:table-cell office:value-type="float" office:value="103783.854098777">
                <text:p>103783.8540987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4617385864258">
                <text:p>5.24617385864258</text:p>
              </table:table-cell>
              <table:table-cell office:value-type="float" office:value="328901.680698745">
                <text:p>328901.6806987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7534365653992">
                <text:p>5.27534365653992</text:p>
              </table:table-cell>
              <table:table-cell office:value-type="float" office:value="153583.511814756">
                <text:p>153583.5118147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1810903549194">
                <text:p>5.31810903549194</text:p>
              </table:table-cell>
              <table:table-cell office:value-type="float" office:value="104757.63596122">
                <text:p>104757.635961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6084461212158">
                <text:p>5.36084461212158</text:p>
              </table:table-cell>
              <table:table-cell office:value-type="float" office:value="104830.690336186">
                <text:p>104830.6903361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0374708175659">
                <text:p>5.40374708175659</text:p>
              </table:table-cell>
              <table:table-cell office:value-type="float" office:value="104422.893090149">
                <text:p>104422.8930901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65217590332">
                <text:p>5.4465217590332</text:p>
              </table:table-cell>
              <table:table-cell office:value-type="float" office:value="104734.863831448">
                <text:p>104734.8638314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8930549621582">
                <text:p>5.48930549621582</text:p>
              </table:table-cell>
              <table:table-cell office:value-type="float" office:value="104712.685123267">
                <text:p>104712.6851232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3209400177002">
                <text:p>5.53209400177002</text:p>
              </table:table-cell>
              <table:table-cell office:value-type="float" office:value="104701.015891412">
                <text:p>104701.0158914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7491517066956">
                <text:p>5.57491517066956</text:p>
              </table:table-cell>
              <table:table-cell office:value-type="float" office:value="104621.151526962">
                <text:p>104621.1515269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1781930923462">
                <text:p>5.61781930923462</text:p>
              </table:table-cell>
              <table:table-cell office:value-type="float" office:value="104418.831139242">
                <text:p>104418.8311392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6053748130798">
                <text:p>5.66053748130798</text:p>
              </table:table-cell>
              <table:table-cell office:value-type="float" office:value="104873.40123791">
                <text:p>104873.401237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0336127281189">
                <text:p>5.70336127281189</text:p>
              </table:table-cell>
              <table:table-cell office:value-type="float" office:value="104614.744343488">
                <text:p>104614.7443434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4623131752014">
                <text:p>5.74623131752014</text:p>
              </table:table-cell>
              <table:table-cell office:value-type="float" office:value="104501.873755631">
                <text:p>104501.8737556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78902888298035">
                <text:p>5.78902888298035</text:p>
              </table:table-cell>
              <table:table-cell office:value-type="float" office:value="104678.851514713">
                <text:p>104678.8515147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3176207542419">
                <text:p>5.83176207542419</text:p>
              </table:table-cell>
              <table:table-cell office:value-type="float" office:value="104836.53908813">
                <text:p>104836.539088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87453746795654">
                <text:p>5.87453746795654</text:p>
              </table:table-cell>
              <table:table-cell office:value-type="float" office:value="104733.112539225">
                <text:p>104733.1125392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1742300987244">
                <text:p>5.91742300987244</text:p>
              </table:table-cell>
              <table:table-cell office:value-type="float" office:value="104464.110743572">
                <text:p>104464.1107435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96020555496216">
                <text:p>5.96020555496216</text:p>
              </table:table-cell>
              <table:table-cell office:value-type="float" office:value="104715.60283767">
                <text:p>104715.602837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0304985046387">
                <text:p>6.00304985046387</text:p>
              </table:table-cell>
              <table:table-cell office:value-type="float" office:value="104564.678857219">
                <text:p>104564.6788572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04583621025085">
                <text:p>6.04583621025085</text:p>
              </table:table-cell>
              <table:table-cell office:value-type="float" office:value="104706.266723876">
                <text:p>104706.2667238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0887291431427">
                <text:p>6.0887291431427</text:p>
              </table:table-cell>
              <table:table-cell office:value-type="float" office:value="104446.110302047">
                <text:p>104446.110302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13140344619751">
                <text:p>6.13140344619751</text:p>
              </table:table-cell>
              <table:table-cell office:value-type="float" office:value="104981.210688925">
                <text:p>104981.2106889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17425179481506">
                <text:p>6.17425179481506</text:p>
              </table:table-cell>
              <table:table-cell office:value-type="float" office:value="104554.787863275">
                <text:p>104554.7878632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21628284454346">
                <text:p>6.21628284454346</text:p>
              </table:table-cell>
              <table:table-cell office:value-type="float" office:value="106587.868467477">
                <text:p>106587.8684674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25697207450867">
                <text:p>6.25697207450867</text:p>
              </table:table-cell>
              <table:table-cell office:value-type="float" office:value="110102.845490821">
                <text:p>110102.8454908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29782032966614">
                <text:p>6.29782032966614</text:p>
              </table:table-cell>
              <table:table-cell office:value-type="float" office:value="109674.207202475">
                <text:p>109674.2072024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33873057365418">
                <text:p>6.33873057365418</text:p>
              </table:table-cell>
              <table:table-cell office:value-type="float" office:value="109508.024476951">
                <text:p>109508.0244769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37956476211548">
                <text:p>6.37956476211548</text:p>
              </table:table-cell>
              <table:table-cell office:value-type="float" office:value="109711.988135761">
                <text:p>109711.9881357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42037272453308">
                <text:p>6.42037272453308</text:p>
              </table:table-cell>
              <table:table-cell office:value-type="float" office:value="109782.496713621">
                <text:p>109782.4967136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46120810508728">
                <text:p>6.46120810508728</text:p>
              </table:table-cell>
              <table:table-cell office:value-type="float" office:value="109708.785352297">
                <text:p>109708.7853522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50200438499451">
                <text:p>6.50200438499451</text:p>
              </table:table-cell>
              <table:table-cell office:value-type="float" office:value="109813.934265277">
                <text:p>109813.9342652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54291486740112">
                <text:p>6.54291486740112</text:p>
              </table:table-cell>
              <table:table-cell office:value-type="float" office:value="109507.386284828">
                <text:p>109507.3862848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5837721824646">
                <text:p>6.5837721824646</text:p>
              </table:table-cell>
              <table:table-cell office:value-type="float" office:value="109649.887493581">
                <text:p>109649.8874935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62466883659363">
                <text:p>6.62466883659363</text:p>
              </table:table-cell>
              <table:table-cell office:value-type="float" office:value="109544.413727971">
                <text:p>109544.4137279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66558575630188">
                <text:p>6.66558575630188</text:p>
              </table:table-cell>
              <table:table-cell office:value-type="float" office:value="109490.157908844">
                <text:p>109490.1579088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70648002624512">
                <text:p>6.70648002624512</text:p>
              </table:table-cell>
              <table:table-cell office:value-type="float" office:value="109550.800300834">
                <text:p>109550.8003008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74744081497192">
                <text:p>6.74744081497192</text:p>
              </table:table-cell>
              <table:table-cell office:value-type="float" office:value="109372.89391276">
                <text:p>109372.893912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788334608078">
                <text:p>6.788334608078</text:p>
              </table:table-cell>
              <table:table-cell office:value-type="float" office:value="109552.077704771">
                <text:p>109552.0777047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82918477058411">
                <text:p>6.82918477058411</text:p>
              </table:table-cell>
              <table:table-cell office:value-type="float" office:value="109669.086367297">
                <text:p>109669.0863672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86997532844543">
                <text:p>6.86997532844543</text:p>
              </table:table-cell>
              <table:table-cell office:value-type="float" office:value="109829.338819789">
                <text:p>109829.3388197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91082835197449">
                <text:p>6.91082835197449</text:p>
              </table:table-cell>
              <table:table-cell office:value-type="float" office:value="109661.406011088">
                <text:p>109661.4060110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95178461074829">
                <text:p>6.95178461074829</text:p>
              </table:table-cell>
              <table:table-cell office:value-type="float" office:value="109384.991064308">
                <text:p>109384.9910643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99255323410034">
                <text:p>6.99255323410034</text:p>
              </table:table-cell>
              <table:table-cell office:value-type="float" office:value="109888.42967087">
                <text:p>109888.429670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0077764987946">
                <text:p>10.0077764987946</text:p>
              </table:table-cell>
              <table:table-cell office:value-type="float" office:value="1485.79378928822">
                <text:p>1485.793789288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0266110897064">
                <text:p>10.0266110897064</text:p>
              </table:table-cell>
              <table:table-cell office:value-type="float" office:value="237860.223296792">
                <text:p>237860.2232967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9947619438171">
                <text:p>10.9947619438171</text:p>
              </table:table-cell>
              <table:table-cell office:value-type="float" office:value="4627.37803822427">
                <text:p>4627.378038224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.0131270885468">
                <text:p>11.0131270885468</text:p>
              </table:table-cell>
              <table:table-cell office:value-type="float" office:value="243940.359085539">
                <text:p>243940.3590855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0313320159912">
                <text:p>11.0313320159912</text:p>
              </table:table-cell>
              <table:table-cell office:value-type="float" office:value="246087.220818">
                <text:p>246087.2208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.198237657547">
                <text:p>20.198237657547</text:p>
              </table:table-cell>
              <table:table-cell office:value-type="float" office:value="488.714531945336">
                <text:p>488.7145319453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3096976280212">
                <text:p>20.3096976280212</text:p>
              </table:table-cell>
              <table:table-cell office:value-type="float" office:value="40193.8021420458">
                <text:p>40193.80214204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3659598827362">
                <text:p>20.3659598827362</text:p>
              </table:table-cell>
              <table:table-cell office:value-type="float" office:value="79627.0967577898">
                <text:p>79627.09675778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.4219555854797">
                <text:p>20.4219555854797</text:p>
              </table:table-cell>
              <table:table-cell office:value-type="float" office:value="80006.139408932">
                <text:p>80006.1394089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4781336784363">
                <text:p>20.4781336784363</text:p>
              </table:table-cell>
              <table:table-cell office:value-type="float" office:value="79746.3880353778">
                <text:p>79746.38803537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5342478752136">
                <text:p>20.5342478752136</text:p>
              </table:table-cell>
              <table:table-cell office:value-type="float" office:value="79837.1937457512">
                <text:p>79837.19374575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5903899669647">
                <text:p>20.5903899669647</text:p>
              </table:table-cell>
              <table:table-cell office:value-type="float" office:value="79797.5255332793">
                <text:p>79797.52553327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6464896202087">
                <text:p>20.6464896202087</text:p>
              </table:table-cell>
              <table:table-cell office:value-type="float" office:value="79857.8911087595">
                <text:p>79857.89110875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7026336193085">
                <text:p>20.7026336193085</text:p>
              </table:table-cell>
              <table:table-cell office:value-type="float" office:value="79794.8146166423">
                <text:p>79794.81461664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758796453476">
                <text:p>20.758796453476</text:p>
              </table:table-cell>
              <table:table-cell office:value-type="float" office:value="79768.0542018305">
                <text:p>79768.05420183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81494140625">
                <text:p>20.81494140625</text:p>
              </table:table-cell>
              <table:table-cell office:value-type="float" office:value="79793.4592273949">
                <text:p>79793.45922739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8709893226624">
                <text:p>20.8709893226624</text:p>
              </table:table-cell>
              <table:table-cell office:value-type="float" office:value="79931.6065032627">
                <text:p>79931.60650326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9272408485413">
                <text:p>20.9272408485413</text:p>
              </table:table-cell>
              <table:table-cell office:value-type="float" office:value="79642.2840092228">
                <text:p>79642.28400922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9833393096924">
                <text:p>20.9833393096924</text:p>
              </table:table-cell>
              <table:table-cell office:value-type="float" office:value="79859.5880897941">
                <text:p>79859.58808979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.039577960968">
                <text:p>21.039577960968</text:p>
              </table:table-cell>
              <table:table-cell office:value-type="float" office:value="79660.5163598749">
                <text:p>79660.51635987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.0955493450165">
                <text:p>21.0955493450165</text:p>
              </table:table-cell>
              <table:table-cell office:value-type="float" office:value="80040.900831058">
                <text:p>80040.9008310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.1518545150757">
                <text:p>21.1518545150757</text:p>
              </table:table-cell>
              <table:table-cell office:value-type="float" office:value="79566.4056300575">
                <text:p>79566.40563005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2072701454163">
                <text:p>21.2072701454163</text:p>
              </table:table-cell>
              <table:table-cell office:value-type="float" office:value="80843.617089016">
                <text:p>80843.6170890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2601029872894">
                <text:p>21.2601029872894</text:p>
              </table:table-cell>
              <table:table-cell office:value-type="float" office:value="84795.7414585938">
                <text:p>84795.74145859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3129022121429">
                <text:p>21.3129022121429</text:p>
              </table:table-cell>
              <table:table-cell office:value-type="float" office:value="84849.7305108012">
                <text:p>84849.73051080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3657212257385">
                <text:p>21.3657212257385</text:p>
              </table:table-cell>
              <table:table-cell office:value-type="float" office:value="84817.9414008369">
                <text:p>84817.94140083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4185860157013">
                <text:p>21.4185860157013</text:p>
              </table:table-cell>
              <table:table-cell office:value-type="float" office:value="84744.4963491799">
                <text:p>84744.49634917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4714484214783">
                <text:p>21.4714484214783</text:p>
              </table:table-cell>
              <table:table-cell office:value-type="float" office:value="84748.3184723143">
                <text:p>84748.31847231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5242524147034">
                <text:p>21.5242524147034</text:p>
              </table:table-cell>
              <table:table-cell office:value-type="float" office:value="84842.0683053694">
                <text:p>84842.06830536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5770907402039">
                <text:p>21.5770907402039</text:p>
              </table:table-cell>
              <table:table-cell office:value-type="float" office:value="84786.9412507896">
                <text:p>84786.94125078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629962682724">
                <text:p>21.629962682724</text:p>
              </table:table-cell>
              <table:table-cell office:value-type="float" office:value="84733.0320480157">
                <text:p>84733.03204801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6828112602234">
                <text:p>21.6828112602234</text:p>
              </table:table-cell>
              <table:table-cell office:value-type="float" office:value="84770.493587112">
                <text:p>84770.4935871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7355649471283">
                <text:p>21.7355649471283</text:p>
              </table:table-cell>
              <table:table-cell office:value-type="float" office:value="84922.9743520213">
                <text:p>84922.97435202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7884504795074">
                <text:p>21.7884504795074</text:p>
              </table:table-cell>
              <table:table-cell office:value-type="float" office:value="84711.2584190643">
                <text:p>84711.25841906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8413562774658">
                <text:p>21.8413562774658</text:p>
              </table:table-cell>
              <table:table-cell office:value-type="float" office:value="84678.8097502062">
                <text:p>84678.80975020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8942050933838">
                <text:p>21.8942050933838</text:p>
              </table:table-cell>
              <table:table-cell office:value-type="float" office:value="84770.111159232">
                <text:p>84770.1111592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9470512866974">
                <text:p>21.9470512866974</text:p>
              </table:table-cell>
              <table:table-cell office:value-type="float" office:value="84774.3180556997">
                <text:p>84774.31805569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9997701644897">
                <text:p>21.9997701644897</text:p>
              </table:table-cell>
              <table:table-cell office:value-type="float" office:value="84979.0471194244">
                <text:p>84979.04711942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0526509284973">
                <text:p>22.0526509284973</text:p>
              </table:table-cell>
              <table:table-cell office:value-type="float" office:value="84718.8970144005">
                <text:p>84718.89701440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1056370735168">
                <text:p>22.1056370735168</text:p>
              </table:table-cell>
              <table:table-cell office:value-type="float" office:value="84550.4046076314">
                <text:p>84550.40460763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1583940982819">
                <text:p>22.1583940982819</text:p>
              </table:table-cell>
              <table:table-cell office:value-type="float" office:value="84917.6013991387">
                <text:p>84917.60139913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2084693908691">
                <text:p>22.2084693908691</text:p>
              </table:table-cell>
              <table:table-cell office:value-type="float" office:value="89465.2785541182">
                <text:p>89465.27855411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2523462772369">
                <text:p>22.2523462772369</text:p>
              </table:table-cell>
              <table:table-cell office:value-type="float" office:value="102103.872240305">
                <text:p>102103.8722403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2961947917938">
                <text:p>22.2961947917938</text:p>
              </table:table-cell>
              <table:table-cell office:value-type="float" office:value="102169.937688267">
                <text:p>102169.9376882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3409974575043">
                <text:p>22.3409974575043</text:p>
              </table:table-cell>
              <table:table-cell office:value-type="float" office:value="99994.0501074948">
                <text:p>99994.0501074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4278814792633">
                <text:p>22.4278814792633</text:p>
              </table:table-cell>
              <table:table-cell office:value-type="float" office:value="51562.9906316373">
                <text:p>51562.99063163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4717710018158">
                <text:p>22.4717710018158</text:p>
              </table:table-cell>
              <table:table-cell office:value-type="float" office:value="102074.475625523">
                <text:p>102074.475625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.5156729221344">
                <text:p>22.5156729221344</text:p>
              </table:table-cell>
              <table:table-cell office:value-type="float" office:value="102045.650110243">
                <text:p>102045.6501102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5595984458923">
                <text:p>22.5595984458923</text:p>
              </table:table-cell>
              <table:table-cell office:value-type="float" office:value="101990.815742766">
                <text:p>101990.8157427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6033933162689">
                <text:p>22.6033933162689</text:p>
              </table:table-cell>
              <table:table-cell office:value-type="float" office:value="102295.085280011">
                <text:p>102295.0852800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6473524570465">
                <text:p>22.6473524570465</text:p>
              </table:table-cell>
              <table:table-cell office:value-type="float" office:value="101912.819967675">
                <text:p>101912.8199676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6912760734558">
                <text:p>22.6912760734558</text:p>
              </table:table-cell>
              <table:table-cell office:value-type="float" office:value="101995.24461404">
                <text:p>101995.244614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7350311279297">
                <text:p>22.7350311279297</text:p>
              </table:table-cell>
              <table:table-cell office:value-type="float" office:value="102388.17100947">
                <text:p>102388.171009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7790658473968">
                <text:p>22.7790658473968</text:p>
              </table:table-cell>
              <table:table-cell office:value-type="float" office:value="101737.902596172">
                <text:p>101737.9025961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8228323459625">
                <text:p>22.8228323459625</text:p>
              </table:table-cell>
              <table:table-cell office:value-type="float" office:value="102361.398485591">
                <text:p>102361.3984855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.8667342662811">
                <text:p>22.8667342662811</text:p>
              </table:table-cell>
              <table:table-cell office:value-type="float" office:value="102045.650110243">
                <text:p>102045.6501102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9106979370117">
                <text:p>22.9106979370117</text:p>
              </table:table-cell>
              <table:table-cell office:value-type="float" office:value="101902.319018205">
                <text:p>101902.3190182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954517364502">
                <text:p>22.954517364502</text:p>
              </table:table-cell>
              <table:table-cell office:value-type="float" office:value="102237.75746496">
                <text:p>102237.757464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9984021186829">
                <text:p>22.9984021186829</text:p>
              </table:table-cell>
              <table:table-cell office:value-type="float" office:value="102085.566698901">
                <text:p>102085.5666989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.0134928226471">
                <text:p>23.0134928226471</text:p>
              </table:table-cell>
              <table:table-cell office:value-type="float" office:value="296871.505174184">
                <text:p>296871.5051741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.0425012111664">
                <text:p>23.0425012111664</text:p>
              </table:table-cell>
              <table:table-cell office:value-type="float" office:value="154438.085970247">
                <text:p>154438.0859702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.0861949920654">
                <text:p>23.0861949920654</text:p>
              </table:table-cell>
              <table:table-cell office:value-type="float" office:value="102531.754126538">
                <text:p>102531.7541265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.1301488876343">
                <text:p>23.1301488876343</text:p>
              </table:table-cell>
              <table:table-cell office:value-type="float" office:value="101924.981665907">
                <text:p>101924.9816659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.1740117073059">
                <text:p>23.1740117073059</text:p>
              </table:table-cell>
              <table:table-cell office:value-type="float" office:value="102136.616695837">
                <text:p>102136.6166958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.2183554172516">
                <text:p>23.2183554172516</text:p>
              </table:table-cell>
              <table:table-cell office:value-type="float" office:value="101028.984843353">
                <text:p>101028.9848433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.2632977962494">
                <text:p>23.2632977962494</text:p>
              </table:table-cell>
              <table:table-cell office:value-type="float" office:value="99683.1965708587">
                <text:p>99683.19657085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.3083300590515">
                <text:p>23.3083300590515</text:p>
              </table:table-cell>
              <table:table-cell office:value-type="float" office:value="99484.2302214645">
                <text:p>99484.23022146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3534243106842">
                <text:p>23.3534243106842</text:p>
              </table:table-cell>
              <table:table-cell office:value-type="float" office:value="99347.4741856518">
                <text:p>99347.47418565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3982646465302">
                <text:p>23.3982646465302</text:p>
              </table:table-cell>
              <table:table-cell office:value-type="float" office:value="99910.0456203409">
                <text:p>99910.04562034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.4431450366974">
                <text:p>23.4431450366974</text:p>
              </table:table-cell>
              <table:table-cell office:value-type="float" office:value="99820.8790811827">
                <text:p>99820.87908118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.4880278110504">
                <text:p>23.4880278110504</text:p>
              </table:table-cell>
              <table:table-cell office:value-type="float" office:value="99815.5765675796">
                <text:p>99815.57656757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5330736637115">
                <text:p>23.5330736637115</text:p>
              </table:table-cell>
              <table:table-cell office:value-type="float" office:value="99454.2168776729">
                <text:p>99454.21687767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577894449234">
                <text:p>23.577894449234</text:p>
              </table:table-cell>
              <table:table-cell office:value-type="float" office:value="99953.6252606494">
                <text:p>99953.62526064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6228618621826">
                <text:p>23.6228618621826</text:p>
              </table:table-cell>
              <table:table-cell office:value-type="float" office:value="99627.7016229514">
                <text:p>99627.70162295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667738199234">
                <text:p>23.667738199234</text:p>
              </table:table-cell>
              <table:table-cell office:value-type="float" office:value="99829.8946473635">
                <text:p>99829.89464736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7127335071564">
                <text:p>23.7127335071564</text:p>
              </table:table-cell>
              <table:table-cell office:value-type="float" office:value="99565.9371357114">
                <text:p>99565.93713571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7276792526245">
                <text:p>23.7276792526245</text:p>
              </table:table-cell>
              <table:table-cell office:value-type="float" office:value="299750.856158374">
                <text:p>299750.8561583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8025915622711">
                <text:p>23.8025915622711</text:p>
              </table:table-cell>
              <table:table-cell office:value-type="float" office:value="59803.2555815471">
                <text:p>59803.25558154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8475625514984">
                <text:p>23.8475625514984</text:p>
              </table:table-cell>
              <table:table-cell office:value-type="float" office:value="99619.778816893">
                <text:p>99619.7788168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8925008773804">
                <text:p>23.8925008773804</text:p>
              </table:table-cell>
              <table:table-cell office:value-type="float" office:value="99692.1872828077">
                <text:p>99692.18728280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9374837875366">
                <text:p>23.9374837875366</text:p>
              </table:table-cell>
              <table:table-cell office:value-type="float" office:value="99593.3785617368">
                <text:p>99593.37856173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9823403358459">
                <text:p>23.9823403358459</text:p>
              </table:table-cell>
              <table:table-cell office:value-type="float" office:value="99873.935219143">
                <text:p>99873.9352191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.0273902416229">
                <text:p>24.0273902416229</text:p>
              </table:table-cell>
              <table:table-cell office:value-type="float" office:value="99445.2690351569">
                <text:p>99445.26903515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.0722260475159">
                <text:p>24.0722260475159</text:p>
              </table:table-cell>
              <table:table-cell office:value-type="float" office:value="99920.1399590545">
                <text:p>99920.13995905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.1172139644623">
                <text:p>24.1172139644623</text:p>
              </table:table-cell>
              <table:table-cell office:value-type="float" office:value="99582.2946267217">
                <text:p>99582.29462672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.1621286869049">
                <text:p>24.1621286869049</text:p>
              </table:table-cell>
              <table:table-cell office:value-type="float" office:value="99744.577197881">
                <text:p>99744.5771978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.2069661617279">
                <text:p>24.2069661617279</text:p>
              </table:table-cell>
              <table:table-cell office:value-type="float" office:value="99916.4207548574">
                <text:p>99916.42075485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.2517204284668">
                <text:p>24.2517204284668</text:p>
              </table:table-cell>
              <table:table-cell office:value-type="float" office:value="100102.187488347">
                <text:p>100102.1874883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.2963733673096">
                <text:p>24.2963733673096</text:p>
              </table:table-cell>
              <table:table-cell office:value-type="float" office:value="100329.342616719">
                <text:p>100329.3426167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.3411452770233">
                <text:p>24.3411452770233</text:p>
              </table:table-cell>
              <table:table-cell office:value-type="float" office:value="100062.740871306">
                <text:p>100062.7408713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.3858008384705">
                <text:p>24.3858008384705</text:p>
              </table:table-cell>
              <table:table-cell office:value-type="float" office:value="100323.450312068">
                <text:p>100323.4503120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.4316439628601">
                <text:p>24.4316439628601</text:p>
              </table:table-cell>
              <table:table-cell office:value-type="float" office:value="97724.5783232785">
                <text:p>97724.57832327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5199422836304">
                <text:p>24.5199422836304</text:p>
              </table:table-cell>
              <table:table-cell office:value-type="float" office:value="50737.0917240448">
                <text:p>50737.09172404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5647008419037">
                <text:p>24.5647008419037</text:p>
              </table:table-cell>
              <table:table-cell office:value-type="float" office:value="100092.589503066">
                <text:p>100092.5895030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6093277931213">
                <text:p>24.6093277931213</text:p>
              </table:table-cell>
              <table:table-cell office:value-type="float" office:value="100387.767431176">
                <text:p>100387.7674311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6541004180908">
                <text:p>24.6541004180908</text:p>
              </table:table-cell>
              <table:table-cell office:value-type="float" office:value="100061.142339848">
                <text:p>100061.1423398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6987752914429">
                <text:p>24.6987752914429</text:p>
              </table:table-cell>
              <table:table-cell office:value-type="float" office:value="100280.082826342">
                <text:p>100280.0828263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7434844970703">
                <text:p>24.7434844970703</text:p>
              </table:table-cell>
              <table:table-cell office:value-type="float" office:value="100203.077579403">
                <text:p>100203.0775794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7883973121643">
                <text:p>24.7883973121643</text:p>
              </table:table-cell>
              <table:table-cell office:value-type="float" office:value="99748.813131045">
                <text:p>99748.8131310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8329408168793">
                <text:p>24.8329408168793</text:p>
              </table:table-cell>
              <table:table-cell office:value-type="float" office:value="100575.830947016">
                <text:p>100575.8309470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8776667118072">
                <text:p>24.8776667118072</text:p>
              </table:table-cell>
              <table:table-cell office:value-type="float" office:value="100165.687175496">
                <text:p>100165.6871754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9224269390106">
                <text:p>24.9224269390106</text:p>
              </table:table-cell>
              <table:table-cell office:value-type="float" office:value="100088.857450276">
                <text:p>100088.8574502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683134555817">
                <text:p>24.9683134555817</text:p>
              </table:table-cell>
              <table:table-cell office:value-type="float" office:value="97632.1659340545">
                <text:p>97632.16593405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0119252204895">
                <text:p>25.0119252204895</text:p>
              </table:table-cell>
              <table:table-cell office:value-type="float" office:value="102724.574652446">
                <text:p>102724.5746524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0256145000458">
                <text:p>25.0256145000458</text:p>
              </table:table-cell>
              <table:table-cell office:value-type="float" office:value="327263.387498476">
                <text:p>327263.3874984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1013121604919">
                <text:p>25.1013121604919</text:p>
              </table:table-cell>
              <table:table-cell office:value-type="float" office:value="59182.806623013">
                <text:p>59182.8066230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145975112915">
                <text:p>25.145975112915</text:p>
              </table:table-cell>
              <table:table-cell office:value-type="float" office:value="100306.848449261">
                <text:p>100306.8484492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1907334327698">
                <text:p>25.1907334327698</text:p>
              </table:table-cell>
              <table:table-cell office:value-type="float" office:value="100093.122676184">
                <text:p>100093.1226761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2337427139282">
                <text:p>25.2337427139282</text:p>
              </table:table-cell>
              <table:table-cell office:value-type="float" office:value="104163.563754892">
                <text:p>104163.5637548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2473742961884">
                <text:p>25.2473742961884</text:p>
              </table:table-cell>
              <table:table-cell office:value-type="float" office:value="328648.568780061">
                <text:p>328648.5687800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2765188217163">
                <text:p>25.2765188217163</text:p>
              </table:table-cell>
              <table:table-cell office:value-type="float" office:value="153716.690144878">
                <text:p>153716.6901448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3194787502289">
                <text:p>25.3194787502289</text:p>
              </table:table-cell>
              <table:table-cell office:value-type="float" office:value="104283.227535838">
                <text:p>104283.2275358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362211227417">
                <text:p>25.362211227417</text:p>
              </table:table-cell>
              <table:table-cell office:value-type="float" office:value="104838.293840978">
                <text:p>104838.2938409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4050469398499">
                <text:p>25.4050469398499</text:p>
              </table:table-cell>
              <table:table-cell office:value-type="float" office:value="104585.630670244">
                <text:p>104585.6306702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.4478313922882">
                <text:p>25.4478313922882</text:p>
              </table:table-cell>
              <table:table-cell office:value-type="float" office:value="104710.934572669">
                <text:p>104710.9345726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.4906945228577">
                <text:p>25.4906945228577</text:p>
              </table:table-cell>
              <table:table-cell office:value-type="float" office:value="104518.73067788">
                <text:p>104518.730677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.533350944519">
                <text:p>25.533350944519</text:p>
              </table:table-cell>
              <table:table-cell office:value-type="float" office:value="105025.218373073">
                <text:p>105025.2183730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.5762436389923">
                <text:p>25.5762436389923</text:p>
              </table:table-cell>
              <table:table-cell office:value-type="float" office:value="104446.690864623">
                <text:p>104446.6908646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.6190621852875">
                <text:p>25.6190621852875</text:p>
              </table:table-cell>
              <table:table-cell office:value-type="float" office:value="104627.559495306">
                <text:p>104627.5594953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.6618480682373">
                <text:p>25.6618480682373</text:p>
              </table:table-cell>
              <table:table-cell office:value-type="float" office:value="104707.433647058">
                <text:p>104707.4336470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70463514328">
                <text:p>25.70463514328</text:p>
              </table:table-cell>
              <table:table-cell office:value-type="float" office:value="104704.51638787">
                <text:p>104704.516387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7473692893982">
                <text:p>25.7473692893982</text:p>
              </table:table-cell>
              <table:table-cell office:value-type="float" office:value="104834.199509038">
                <text:p>104834.1995090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7900910377502">
                <text:p>25.7900910377502</text:p>
              </table:table-cell>
              <table:table-cell office:value-type="float" office:value="104864.622184521">
                <text:p>104864.6221845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8037321567535">
                <text:p>25.8037321567535</text:p>
              </table:table-cell>
              <table:table-cell office:value-type="float" office:value="328418.804858866">
                <text:p>328418.8048588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8759570121765">
                <text:p>25.8759570121765</text:p>
              </table:table-cell>
              <table:table-cell office:value-type="float" office:value="62028.5076898192">
                <text:p>62028.50768981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9187874794006">
                <text:p>25.9187874794006</text:p>
              </table:table-cell>
              <table:table-cell office:value-type="float" office:value="104598.438689853">
                <text:p>104598.4386898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9615530967712">
                <text:p>25.9615530967712</text:p>
              </table:table-cell>
              <table:table-cell office:value-type="float" office:value="104757.051936757">
                <text:p>104757.0519367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004519701004">
                <text:p>26.004519701004</text:p>
              </table:table-cell>
              <table:table-cell office:value-type="float" office:value="104267.025053408">
                <text:p>104267.0250534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0473442077637">
                <text:p>26.0473442077637</text:p>
              </table:table-cell>
              <table:table-cell office:value-type="float" office:value="104612.997066012">
                <text:p>104612.9970660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0900681018829">
                <text:p>26.0900681018829</text:p>
              </table:table-cell>
              <table:table-cell office:value-type="float" office:value="104859.35545796">
                <text:p>104859.355457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.1328921318054">
                <text:p>26.1328921318054</text:p>
              </table:table-cell>
              <table:table-cell office:value-type="float" office:value="104614.161911178">
                <text:p>104614.1619111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1756303310394">
                <text:p>26.1756303310394</text:p>
              </table:table-cell>
              <table:table-cell office:value-type="float" office:value="104824.257462749">
                <text:p>104824.2574627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2174217700958">
                <text:p>26.2174217700958</text:p>
              </table:table-cell>
              <table:table-cell office:value-type="float" office:value="107198.988624305">
                <text:p>107198.9886243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2582166194916">
                <text:p>26.2582166194916</text:p>
              </table:table-cell>
              <table:table-cell office:value-type="float" office:value="109817.784998773">
                <text:p>109817.7849987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299046754837">
                <text:p>26.299046754837</text:p>
              </table:table-cell>
              <table:table-cell office:value-type="float" office:value="109722.878998447">
                <text:p>109722.8789984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3400807380676">
                <text:p>26.3400807380676</text:p>
              </table:table-cell>
              <table:table-cell office:value-type="float" office:value="109177.799650222">
                <text:p>109177.7996502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.3809099197388">
                <text:p>26.3809099197388</text:p>
              </table:table-cell>
              <table:table-cell office:value-type="float" office:value="109725.441868613">
                <text:p>109725.4418686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421679019928">
                <text:p>26.421679019928</text:p>
              </table:table-cell>
              <table:table-cell office:value-type="float" office:value="109887.144411046">
                <text:p>109887.1444110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462658405304">
                <text:p>26.462658405304</text:p>
              </table:table-cell>
              <table:table-cell office:value-type="float" office:value="109323.259948802">
                <text:p>109323.2599488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5034635066986">
                <text:p>26.5034635066986</text:p>
              </table:table-cell>
              <table:table-cell office:value-type="float" office:value="109790.194041449">
                <text:p>109790.1940414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5443413257599">
                <text:p>26.5443413257599</text:p>
              </table:table-cell>
              <table:table-cell office:value-type="float" office:value="109594.887958286">
                <text:p>109594.8879582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5851175785065">
                <text:p>26.5851175785065</text:p>
              </table:table-cell>
              <table:table-cell office:value-type="float" office:value="109867.869120846">
                <text:p>109867.8691208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6259984970093">
                <text:p>26.6259984970093</text:p>
              </table:table-cell>
              <table:table-cell office:value-type="float" office:value="109586.578875235">
                <text:p>109586.5788752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6668531894684">
                <text:p>26.6668531894684</text:p>
              </table:table-cell>
              <table:table-cell office:value-type="float" office:value="109656.926300064">
                <text:p>109656.9263000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7077236175537">
                <text:p>26.7077236175537</text:p>
              </table:table-cell>
              <table:table-cell office:value-type="float" office:value="109614.707011311">
                <text:p>109614.7070113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748612165451">
                <text:p>26.748612165451</text:p>
              </table:table-cell>
              <table:table-cell office:value-type="float" office:value="109566.131114467">
                <text:p>109566.1311144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7894334793091">
                <text:p>26.7894334793091</text:p>
              </table:table-cell>
              <table:table-cell office:value-type="float" office:value="109746.590116636">
                <text:p>109746.5901166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8303020000458">
                <text:p>26.8303020000458</text:p>
              </table:table-cell>
              <table:table-cell office:value-type="float" office:value="109619.822769303">
                <text:p>109619.8227693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8711550235748">
                <text:p>26.8711550235748</text:p>
              </table:table-cell>
              <table:table-cell office:value-type="float" office:value="109661.406011088">
                <text:p>109661.4060110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9120950698853">
                <text:p>26.9120950698853</text:p>
              </table:table-cell>
              <table:table-cell office:value-type="float" office:value="109428.308068602">
                <text:p>109428.3080686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9528939723968">
                <text:p>26.9528939723968</text:p>
              </table:table-cell>
              <table:table-cell office:value-type="float" office:value="109806.875288535">
                <text:p>109806.8752885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9937603473663">
                <text:p>26.9937603473663</text:p>
              </table:table-cell>
              <table:table-cell office:value-type="float" office:value="109625.578567845">
                <text:p>109625.5785678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.0095660686493">
                <text:p>30.0095660686493</text:p>
              </table:table-cell>
              <table:table-cell office:value-type="float" office:value="1485.50683102165">
                <text:p>1485.506831021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0283870697021">
                <text:p>30.0283870697021</text:p>
              </table:table-cell>
              <table:table-cell office:value-type="float" office:value="238031.972232427">
                <text:p>238031.9722324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9947257041931">
                <text:p>30.9947257041931</text:p>
              </table:table-cell>
              <table:table-cell office:value-type="float" office:value="4636.05597468418">
                <text:p>4636.055974684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.0130925178528">
                <text:p>31.0130925178528</text:p>
              </table:table-cell>
              <table:table-cell office:value-type="float" office:value="243918.193052599">
                <text:p>243918.1930525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.0313038825989">
                <text:p>31.0313038825989</text:p>
              </table:table-cell>
              <table:table-cell office:value-type="float" office:value="246000.234604106">
                <text:p>246000.2346041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.2007863521576">
                <text:p>40.2007863521576</text:p>
              </table:table-cell>
              <table:table-cell office:value-type="float" office:value="488.577192319514">
                <text:p>488.5771923195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.3113634586334">
                <text:p>40.3113634586334</text:p>
              </table:table-cell>
              <table:table-cell office:value-type="float" office:value="40514.715412446">
                <text:p>40514.7154124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.3675060272217">
                <text:p>40.3675060272217</text:p>
              </table:table-cell>
              <table:table-cell office:value-type="float" office:value="79796.8477868515">
                <text:p>79796.84778685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.423672914505">
                <text:p>40.423672914505</text:p>
              </table:table-cell>
              <table:table-cell office:value-type="float" office:value="79762.2979781901">
                <text:p>79762.29797819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.4798781871796">
                <text:p>40.4798781871796</text:p>
              </table:table-cell>
              <table:table-cell office:value-type="float" office:value="79707.8243164137">
                <text:p>79707.82431641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.5360624790192">
                <text:p>40.5360624790192</text:p>
              </table:table-cell>
              <table:table-cell office:value-type="float" office:value="79737.589516834">
                <text:p>79737.5895168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.5922040939331">
                <text:p>40.5922040939331</text:p>
              </table:table-cell>
              <table:table-cell office:value-type="float" office:value="79798.2032912199">
                <text:p>79798.20329121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.6483488082886">
                <text:p>40.6483488082886</text:p>
              </table:table-cell>
              <table:table-cell office:value-type="float" office:value="79793.79807039">
                <text:p>79793.798070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.7044441699982">
                <text:p>40.7044441699982</text:p>
              </table:table-cell>
              <table:table-cell office:value-type="float" office:value="79864.0005780322">
                <text:p>79864.00057803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.7606372833252">
                <text:p>40.7606372833252</text:p>
              </table:table-cell>
              <table:table-cell office:value-type="float" office:value="79725.0718949811">
                <text:p>79725.07189498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.8167221546173">
                <text:p>40.8167221546173</text:p>
              </table:table-cell>
              <table:table-cell office:value-type="float" office:value="79878.938772387">
                <text:p>79878.9387723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.872878074646">
                <text:p>40.872878074646</text:p>
              </table:table-cell>
              <table:table-cell office:value-type="float" office:value="79777.8755598956">
                <text:p>79777.87555989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.9290385246277">
                <text:p>40.9290385246277</text:p>
              </table:table-cell>
              <table:table-cell office:value-type="float" office:value="79771.4406038531">
                <text:p>79771.44060385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.9851458072662">
                <text:p>40.9851458072662</text:p>
              </table:table-cell>
              <table:table-cell office:value-type="float" office:value="79847.0321377124">
                <text:p>79847.03213771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.0413987636566">
                <text:p>41.0413987636566</text:p>
              </table:table-cell>
              <table:table-cell office:value-type="float" office:value="79640.2587076485">
                <text:p>79640.25870764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.0973508358002">
                <text:p>41.0973508358002</text:p>
              </table:table-cell>
              <table:table-cell office:value-type="float" office:value="80068.5270155105">
                <text:p>80068.52701551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.153608083725">
                <text:p>41.153608083725</text:p>
              </table:table-cell>
              <table:table-cell office:value-type="float" office:value="79634.1834209188">
                <text:p>79634.18342091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.2088706493378">
                <text:p>41.2088706493378</text:p>
              </table:table-cell>
              <table:table-cell office:value-type="float" office:value="81067.5355065836">
                <text:p>81067.53550658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.2616910934448">
                <text:p>41.2616910934448</text:p>
              </table:table-cell>
              <table:table-cell office:value-type="float" office:value="84815.6443160532">
                <text:p>84815.64431605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1.3145139217377">
                <text:p>41.3145139217377</text:p>
              </table:table-cell>
              <table:table-cell office:value-type="float" office:value="84811.816117894">
                <text:p>84811.8161178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.3673276901245">
                <text:p>41.3673276901245</text:p>
              </table:table-cell>
              <table:table-cell office:value-type="float" office:value="84826.3651096756">
                <text:p>84826.36510967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.4200925827026">
                <text:p>41.4200925827026</text:p>
              </table:table-cell>
              <table:table-cell office:value-type="float" office:value="84904.9392712551">
                <text:p>84904.93927125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.4729247093201">
                <text:p>41.4729247093201</text:p>
              </table:table-cell>
              <table:table-cell office:value-type="float" office:value="84796.8894464652">
                <text:p>84796.88944646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.5257875919342">
                <text:p>41.5257875919342</text:p>
              </table:table-cell>
              <table:table-cell office:value-type="float" office:value="84747.5540201062">
                <text:p>84747.55402010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.5786061286926">
                <text:p>41.5786061286926</text:p>
              </table:table-cell>
              <table:table-cell office:value-type="float" office:value="84818.7071234151">
                <text:p>84818.70712341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.6313836574554">
                <text:p>41.6313836574554</text:p>
              </table:table-cell>
              <table:table-cell office:value-type="float" office:value="84884.6110270368">
                <text:p>84884.61102703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.6843287944794">
                <text:p>41.6843287944794</text:p>
              </table:table-cell>
              <table:table-cell office:value-type="float" office:value="84615.892069096">
                <text:p>84615.8920690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.7372272014618">
                <text:p>41.7372272014618</text:p>
              </table:table-cell>
              <table:table-cell office:value-type="float" office:value="84690.6410903584">
                <text:p>84690.64109035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.7900838851929">
                <text:p>41.7900838851929</text:p>
              </table:table-cell>
              <table:table-cell office:value-type="float" office:value="84757.4929746456">
                <text:p>84757.49297464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.8429663181305">
                <text:p>41.8429663181305</text:p>
              </table:table-cell>
              <table:table-cell office:value-type="float" office:value="84716.2233493384">
                <text:p>84716.22334933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.8957183361053">
                <text:p>41.8957183361053</text:p>
              </table:table-cell>
              <table:table-cell office:value-type="float" office:value="84925.6610834411">
                <text:p>84925.66108344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.94850730896">
                <text:p>41.94850730896</text:p>
              </table:table-cell>
              <table:table-cell office:value-type="float" office:value="84866.2089398545">
                <text:p>84866.20893985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.0014050006867">
                <text:p>42.0014050006867</text:p>
              </table:table-cell>
              <table:table-cell office:value-type="float" office:value="84691.7862342193">
                <text:p>84691.78623421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2.0541677474976">
                <text:p>42.0541677474976</text:p>
              </table:table-cell>
              <table:table-cell office:value-type="float" office:value="84908.3922043533">
                <text:p>84908.39220435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2.1070761680603">
                <text:p>42.1070761680603</text:p>
              </table:table-cell>
              <table:table-cell office:value-type="float" office:value="84674.612327298">
                <text:p>84674.6123272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2.1234319210052">
                <text:p>42.1234319210052</text:p>
              </table:table-cell>
              <table:table-cell office:value-type="float" office:value="273909.737758925">
                <text:p>273909.7377589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.2098479270935">
                <text:p>42.2098479270935</text:p>
              </table:table-cell>
              <table:table-cell office:value-type="float" office:value="51842.2477824833">
                <text:p>51842.24778248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.2537055015564">
                <text:p>42.2537055015564</text:p>
              </table:table-cell>
              <table:table-cell office:value-type="float" office:value="102148.831869183">
                <text:p>102148.8318691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2.2975778579712">
                <text:p>42.2975778579712</text:p>
              </table:table-cell>
              <table:table-cell office:value-type="float" office:value="102114.414772789">
                <text:p>102114.4147727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.342880487442">
                <text:p>42.342880487442</text:p>
              </table:table-cell>
              <table:table-cell office:value-type="float" office:value="98890.5070705689">
                <text:p>98890.50707056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.4292097091675">
                <text:p>42.4292097091675</text:p>
              </table:table-cell>
              <table:table-cell office:value-type="float" office:value="51894.3633506494">
                <text:p>51894.36335064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.4730584621429">
                <text:p>42.4730584621429</text:p>
              </table:table-cell>
              <table:table-cell office:value-type="float" office:value="102169.382160237">
                <text:p>102169.3821602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.5168905258179">
                <text:p>42.5168905258179</text:p>
              </table:table-cell>
              <table:table-cell office:value-type="float" office:value="102208.283717262">
                <text:p>102208.2837172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.5607812404633">
                <text:p>42.5607812404633</text:p>
              </table:table-cell>
              <table:table-cell office:value-type="float" office:value="102071.703233727">
                <text:p>102071.7032337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.6046535968781">
                <text:p>42.6046535968781</text:p>
              </table:table-cell>
              <table:table-cell office:value-type="float" office:value="102114.414772789">
                <text:p>102114.4147727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.6485376358032">
                <text:p>42.6485376358032</text:p>
              </table:table-cell>
              <table:table-cell office:value-type="float" office:value="102087.230567795">
                <text:p>102087.2305677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6924250125885">
                <text:p>42.6924250125885</text:p>
              </table:table-cell>
              <table:table-cell office:value-type="float" office:value="102079.466310294">
                <text:p>102079.4663102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7363142967224">
                <text:p>42.7363142967224</text:p>
              </table:table-cell>
              <table:table-cell office:value-type="float" office:value="102075.030121955">
                <text:p>102075.0301219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7801377773285">
                <text:p>42.7801377773285</text:p>
              </table:table-cell>
              <table:table-cell office:value-type="float" office:value="102228.301769772">
                <text:p>102228.3017697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8240413665772">
                <text:p>42.8240413665772</text:p>
              </table:table-cell>
              <table:table-cell office:value-type="float" office:value="102041.770995683">
                <text:p>102041.7709956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8679039478302">
                <text:p>42.8679039478302</text:p>
              </table:table-cell>
              <table:table-cell office:value-type="float" office:value="102137.171867611">
                <text:p>102137.1718676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9118318557739">
                <text:p>42.9118318557739</text:p>
              </table:table-cell>
              <table:table-cell office:value-type="float" office:value="101985.280194521">
                <text:p>101985.2801945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9556629657745">
                <text:p>42.9556629657745</text:p>
              </table:table-cell>
              <table:table-cell office:value-type="float" office:value="102210.507558162">
                <text:p>102210.5075581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.9996314048767">
                <text:p>42.9996314048767</text:p>
              </table:table-cell>
              <table:table-cell office:value-type="float" office:value="101891.267724776">
                <text:p>101891.2677247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.0146088600159">
                <text:p>43.0146088600159</text:p>
              </table:table-cell>
              <table:table-cell office:value-type="float" office:value="299116.23559376">
                <text:p>299116.235593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3.0435762405396">
                <text:p>43.0435762405396</text:p>
              </table:table-cell>
              <table:table-cell office:value-type="float" office:value="154656.717970666">
                <text:p>154656.7179706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.0874762535095">
                <text:p>43.0874762535095</text:p>
              </table:table-cell>
              <table:table-cell office:value-type="float" office:value="102050.08374518">
                <text:p>102050.083745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.1315000057221">
                <text:p>43.1315000057221</text:p>
              </table:table-cell>
              <table:table-cell office:value-type="float" office:value="101763.247675319">
                <text:p>101763.2476753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.1752741336823">
                <text:p>43.1752741336823</text:p>
              </table:table-cell>
              <table:table-cell office:value-type="float" office:value="102343.557913312">
                <text:p>102343.5579133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.219691991806">
                <text:p>43.219691991806</text:p>
              </table:table-cell>
              <table:table-cell office:value-type="float" office:value="100860.333866518">
                <text:p>100860.3338665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.264609336853">
                <text:p>43.264609336853</text:p>
              </table:table-cell>
              <table:table-cell office:value-type="float" office:value="99738.7533771769">
                <text:p>99738.75337717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.3095338344574">
                <text:p>43.3095338344574</text:p>
              </table:table-cell>
              <table:table-cell office:value-type="float" office:value="99722.8736858306">
                <text:p>99722.87368583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.3544988632202">
                <text:p>43.3544988632202</text:p>
              </table:table-cell>
              <table:table-cell office:value-type="float" office:value="99632.9841938101">
                <text:p>99632.98419381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.3994216918945">
                <text:p>43.3994216918945</text:p>
              </table:table-cell>
              <table:table-cell office:value-type="float" office:value="99726.5784948519">
                <text:p>99726.57849485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.4443264007568">
                <text:p>43.4443264007568</text:p>
              </table:table-cell>
              <table:table-cell office:value-type="float" office:value="99766.81986153">
                <text:p>99766.819861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.4893043041229">
                <text:p>43.4893043041229</text:p>
              </table:table-cell>
              <table:table-cell office:value-type="float" office:value="99604.4649644052">
                <text:p>99604.46496440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3.5341317653656">
                <text:p>43.5341317653656</text:p>
              </table:table-cell>
              <table:table-cell office:value-type="float" office:value="99938.7401340283">
                <text:p>99938.74013402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3.5791282653809">
                <text:p>43.5791282653809</text:p>
              </table:table-cell>
              <table:table-cell office:value-type="float" office:value="99563.2993339656">
                <text:p>99563.29933396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3.6240472793579">
                <text:p>43.6240472793579</text:p>
              </table:table-cell>
              <table:table-cell office:value-type="float" office:value="99735.0476635316">
                <text:p>99735.04766353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3.6688661575317">
                <text:p>43.6688661575317</text:p>
              </table:table-cell>
              <table:table-cell office:value-type="float" office:value="99957.8789684228">
                <text:p>99957.87896842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3.7138669490814">
                <text:p>43.7138669490814</text:p>
              </table:table-cell>
              <table:table-cell office:value-type="float" office:value="99553.8044048382">
                <text:p>99553.80440483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3.7288193702698">
                <text:p>43.7288193702698</text:p>
              </table:table-cell>
              <table:table-cell office:value-type="float" office:value="299617.028143187">
                <text:p>299617.0281431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3.8037776947022">
                <text:p>43.8037776947022</text:p>
              </table:table-cell>
              <table:table-cell office:value-type="float" office:value="59766.5440619851">
                <text:p>59766.54406198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.8487546443939">
                <text:p>43.8487546443939</text:p>
              </table:table-cell>
              <table:table-cell office:value-type="float" office:value="99606.576939999">
                <text:p>99606.5769399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.8936862945557">
                <text:p>43.8936862945557</text:p>
              </table:table-cell>
              <table:table-cell office:value-type="float" office:value="99706.9990501812">
                <text:p>99706.99905018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.9385867118835">
                <text:p>43.9385867118835</text:p>
              </table:table-cell>
              <table:table-cell office:value-type="float" office:value="99776.3554687085">
                <text:p>99776.35546870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.9835476875305">
                <text:p>43.9835476875305</text:p>
              </table:table-cell>
              <table:table-cell office:value-type="float" office:value="99641.9658500371">
                <text:p>99641.96585003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.0285127162933">
                <text:p>44.0285127162933</text:p>
              </table:table-cell>
              <table:table-cell office:value-type="float" office:value="99632.9841938101">
                <text:p>99632.98419381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4.0734188556671">
                <text:p>44.0734188556671</text:p>
              </table:table-cell>
              <table:table-cell office:value-type="float" office:value="99763.6417308203">
                <text:p>99763.64173082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4.1183948516846">
                <text:p>44.1183948516846</text:p>
              </table:table-cell>
              <table:table-cell office:value-type="float" office:value="99608.6890051579">
                <text:p>99608.68900515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4.163284778595">
                <text:p>44.163284778595</text:p>
              </table:table-cell>
              <table:table-cell office:value-type="float" office:value="99799.6724062842">
                <text:p>99799.67240628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4.208190202713">
                <text:p>44.208190202713</text:p>
              </table:table-cell>
              <table:table-cell office:value-type="float" office:value="99765.2307708644">
                <text:p>99765.23077086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.2529220581055">
                <text:p>44.2529220581055</text:p>
              </table:table-cell>
              <table:table-cell office:value-type="float" office:value="100152.340221406">
                <text:p>100152.3402214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.2976157665253">
                <text:p>44.2976157665253</text:p>
              </table:table-cell>
              <table:table-cell office:value-type="float" office:value="100237.822243797">
                <text:p>100237.8222437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.3423237800598">
                <text:p>44.3423237800598</text:p>
              </table:table-cell>
              <table:table-cell office:value-type="float" office:value="100205.749390728">
                <text:p>100205.7493907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.3869664669037">
                <text:p>44.3869664669037</text:p>
              </table:table-cell>
              <table:table-cell office:value-type="float" office:value="100352.38281396">
                <text:p>100352.382813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.4333863258362">
                <text:p>44.4333863258362</text:p>
              </table:table-cell>
              <table:table-cell office:value-type="float" office:value="96510.4182353273">
                <text:p>96510.41823532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.5211563110352">
                <text:p>44.5211563110352</text:p>
              </table:table-cell>
              <table:table-cell office:value-type="float" office:value="51042.5060439948">
                <text:p>51042.50604399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.565878868103">
                <text:p>44.565878868103</text:p>
              </table:table-cell>
              <table:table-cell office:value-type="float" office:value="100173.163023777">
                <text:p>100173.1630237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.6105933189392">
                <text:p>44.6105933189392</text:p>
              </table:table-cell>
              <table:table-cell office:value-type="float" office:value="100191.323302017">
                <text:p>100191.3233020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.6553099155426">
                <text:p>44.6553099155426</text:p>
              </table:table-cell>
              <table:table-cell office:value-type="float" office:value="100186.515528778">
                <text:p>100186.5155287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.7000329494476">
                <text:p>44.7000329494476</text:p>
              </table:table-cell>
              <table:table-cell office:value-type="float" office:value="100172.09497713">
                <text:p>100172.094977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.7447457313538">
                <text:p>44.7447457313538</text:p>
              </table:table-cell>
              <table:table-cell office:value-type="float" office:value="100195.063000229">
                <text:p>100195.0630002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.7894384860993">
                <text:p>44.7894384860993</text:p>
              </table:table-cell>
              <table:table-cell office:value-type="float" office:value="100239.961164013">
                <text:p>100239.9611640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.8341255187988">
                <text:p>44.8341255187988</text:p>
              </table:table-cell>
              <table:table-cell office:value-type="float" office:value="100252.796602483">
                <text:p>100252.7966024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.8790171146393">
                <text:p>44.8790171146393</text:p>
              </table:table-cell>
              <table:table-cell office:value-type="float" office:value="99795.9621645449">
                <text:p>99795.96216454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.9236977100372">
                <text:p>44.9236977100372</text:p>
              </table:table-cell>
              <table:table-cell office:value-type="float" office:value="100267.240400418">
                <text:p>100267.2404004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.970027923584">
                <text:p>44.970027923584</text:p>
              </table:table-cell>
              <table:table-cell office:value-type="float" office:value="96697.1584423871">
                <text:p>96697.15844238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.0129654407501">
                <text:p>45.0129654407501</text:p>
              </table:table-cell>
              <table:table-cell office:value-type="float" office:value="104337.658432032">
                <text:p>104337.6584320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.0266890525818">
                <text:p>45.0266890525818</text:p>
              </table:table-cell>
              <table:table-cell office:value-type="float" office:value="326444.674692934">
                <text:p>326444.67469293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.1024887561798">
                <text:p>45.1024887561798</text:p>
              </table:table-cell>
              <table:table-cell office:value-type="float" office:value="59103.133486618">
                <text:p>59103.1334866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.1472129821777">
                <text:p>45.1472129821777</text:p>
              </table:table-cell>
              <table:table-cell office:value-type="float" office:value="100169.424960152">
                <text:p>100169.4249601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.1918225288391">
                <text:p>45.1918225288391</text:p>
              </table:table-cell>
              <table:table-cell office:value-type="float" office:value="100426.934037391">
                <text:p>100426.9340373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.2349269390106">
                <text:p>45.2349269390106</text:p>
              </table:table-cell>
              <table:table-cell office:value-type="float" office:value="103933.680618166">
                <text:p>103933.6806181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.2485547065735">
                <text:p>45.2485547065735</text:p>
              </table:table-cell>
              <table:table-cell office:value-type="float" office:value="328740.56439056">
                <text:p>328740.564390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.2775857448578">
                <text:p>45.2775857448578</text:p>
              </table:table-cell>
              <table:table-cell office:value-type="float" office:value="154317.594711124">
                <text:p>154317.5947111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5.3204307556152">
                <text:p>45.3204307556152</text:p>
              </table:table-cell>
              <table:table-cell office:value-type="float" office:value="104562.933251718">
                <text:p>104562.9332517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.3632440567017">
                <text:p>45.3632440567017</text:p>
              </table:table-cell>
              <table:table-cell office:value-type="float" office:value="104640.377787183">
                <text:p>104640.3777871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.4060306549072">
                <text:p>45.4060306549072</text:p>
              </table:table-cell>
              <table:table-cell office:value-type="float" office:value="104705.683272038">
                <text:p>104705.6832720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.4488008022308">
                <text:p>45.4488008022308</text:p>
              </table:table-cell>
              <table:table-cell office:value-type="float" office:value="104745.956709088">
                <text:p>104745.9567090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.4916250705719">
                <text:p>45.4916250705719</text:p>
              </table:table-cell>
              <table:table-cell office:value-type="float" office:value="104613.579485352">
                <text:p>104613.5794853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.5343945026398">
                <text:p>45.5343945026398</text:p>
              </table:table-cell>
              <table:table-cell office:value-type="float" office:value="104747.708430887">
                <text:p>104747.7084308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.5772166252136">
                <text:p>45.5772166252136</text:p>
              </table:table-cell>
              <table:table-cell office:value-type="float" office:value="104618.821551259">
                <text:p>104618.8215512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.6200249195099">
                <text:p>45.6200249195099</text:p>
              </table:table-cell>
              <table:table-cell office:value-type="float" office:value="104652.616359697">
                <text:p>104652.61635969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.6628558635712">
                <text:p>45.6628558635712</text:p>
              </table:table-cell>
              <table:table-cell office:value-type="float" office:value="104597.274194805">
                <text:p>104597.2741948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.7056176662445">
                <text:p>45.7056176662445</text:p>
              </table:table-cell>
              <table:table-cell office:value-type="float" office:value="104766.397109659">
                <text:p>104766.3971096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.7483961582184">
                <text:p>45.7483961582184</text:p>
              </table:table-cell>
              <table:table-cell office:value-type="float" office:value="104725.524282991">
                <text:p>104725.5242829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.7912311553955">
                <text:p>45.7912311553955</text:p>
              </table:table-cell>
              <table:table-cell office:value-type="float" office:value="104587.377033669">
                <text:p>104587.3770336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.804859161377">
                <text:p>45.804859161377</text:p>
              </table:table-cell>
              <table:table-cell office:value-type="float" office:value="328734.813156053">
                <text:p>328734.81315605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.8769724369049">
                <text:p>45.8769724369049</text:p>
              </table:table-cell>
              <table:table-cell office:value-type="float" office:value="62124.4835600813">
                <text:p>62124.48356008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.9197764396667">
                <text:p>45.9197764396667</text:p>
              </table:table-cell>
              <table:table-cell office:value-type="float" office:value="104663.1088435">
                <text:p>104663.10884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.9624712467194">
                <text:p>45.9624712467194</text:p>
              </table:table-cell>
              <table:table-cell office:value-type="float" office:value="104930.793913165">
                <text:p>104930.7939131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6.0054769515991">
                <text:p>46.0054769515991</text:p>
              </table:table-cell>
              <table:table-cell office:value-type="float" office:value="104172.225813426">
                <text:p>104172.2258134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6.0483205318451">
                <text:p>46.0483205318451</text:p>
              </table:table-cell>
              <table:table-cell office:value-type="float" office:value="104566.424521005">
                <text:p>104566.4245210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6.0910589694977">
                <text:p>46.0910589694977</text:p>
              </table:table-cell>
              <table:table-cell office:value-type="float" office:value="104823.672695221">
                <text:p>104823.6726952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6.1338982582092">
                <text:p>46.1338982582092</text:p>
              </table:table-cell>
              <table:table-cell office:value-type="float" office:value="104576.899727851">
                <text:p>104576.8997278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6.1766178607941">
                <text:p>46.1766178607941</text:p>
              </table:table-cell>
              <table:table-cell office:value-type="float" office:value="104869.889440169">
                <text:p>104869.8894401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6.2183427810669">
                <text:p>46.2183427810669</text:p>
              </table:table-cell>
              <table:table-cell office:value-type="float" office:value="107369.887604496">
                <text:p>107369.8876044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6.2592849731445">
                <text:p>46.2592849731445</text:p>
              </table:table-cell>
              <table:table-cell office:value-type="float" office:value="109422.572965922">
                <text:p>109422.5729659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.3001353740692">
                <text:p>46.3001353740692</text:p>
              </table:table-cell>
              <table:table-cell office:value-type="float" office:value="109668.446296523">
                <text:p>109668.4462965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6.3409914970398">
                <text:p>46.3409914970398</text:p>
              </table:table-cell>
              <table:table-cell office:value-type="float" office:value="109653.086839049">
                <text:p>109653.08683904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6.3818783760071">
                <text:p>46.3818783760071</text:p>
              </table:table-cell>
              <table:table-cell office:value-type="float" office:value="109570.603410072">
                <text:p>109570.6034100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6.4227468967438">
                <text:p>46.4227468967438</text:p>
              </table:table-cell>
              <table:table-cell office:value-type="float" office:value="109619.822769303">
                <text:p>109619.8227693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.4636175632477">
                <text:p>46.4636175632477</text:p>
              </table:table-cell>
              <table:table-cell office:value-type="float" office:value="109614.067575135">
                <text:p>109614.0675751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.5044867992401">
                <text:p>46.5044867992401</text:p>
              </table:table-cell>
              <table:table-cell office:value-type="float" office:value="109617.904304099">
                <text:p>109617.90430409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.5453145503998">
                <text:p>46.5453145503998</text:p>
              </table:table-cell>
              <table:table-cell office:value-type="float" office:value="109729.286398356">
                <text:p>109729.2863983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.586179971695">
                <text:p>46.586179971695</text:p>
              </table:table-cell>
              <table:table-cell office:value-type="float" office:value="109628.136894552">
                <text:p>109628.1368945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.6270289421082">
                <text:p>46.6270289421082</text:p>
              </table:table-cell>
              <table:table-cell office:value-type="float" office:value="109672.286833243">
                <text:p>109672.2868332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.6678619384766">
                <text:p>46.6678619384766</text:p>
              </table:table-cell>
              <table:table-cell office:value-type="float" office:value="109715.191106232">
                <text:p>109715.1911062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.7087938785553">
                <text:p>46.7087938785553</text:p>
              </table:table-cell>
              <table:table-cell office:value-type="float" office:value="109449.97943861">
                <text:p>109449.979438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.7496564388275">
                <text:p>46.7496564388275</text:p>
              </table:table-cell>
              <table:table-cell office:value-type="float" office:value="109635.812591166">
                <text:p>109635.8125911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.7906677722931">
                <text:p>46.7906677722931</text:p>
              </table:table-cell>
              <table:table-cell office:value-type="float" office:value="109238.096434011">
                <text:p>109238.0964340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.8314311504364">
                <text:p>46.8314311504364</text:p>
              </table:table-cell>
              <table:table-cell office:value-type="float" office:value="109902.569513493">
                <text:p>109902.5695134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.8722870349884">
                <text:p>46.8722870349884</text:p>
              </table:table-cell>
              <table:table-cell office:value-type="float" office:value="109653.726730547">
                <text:p>109653.7267305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.9131541252136">
                <text:p>46.9131541252136</text:p>
              </table:table-cell>
              <table:table-cell office:value-type="float" office:value="109623.659901172">
                <text:p>109623.6599011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.9539790153503">
                <text:p>46.9539790153503</text:p>
              </table:table-cell>
              <table:table-cell office:value-type="float" office:value="109736.976266118">
                <text:p>109736.9762661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.9948284626007">
                <text:p>46.9948284626007</text:p>
              </table:table-cell>
              <table:table-cell office:value-type="float" office:value="109671.006624449">
                <text:p>109671.00662444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.0111525058746">
                <text:p>50.0111525058746</text:p>
              </table:table-cell>
              <table:table-cell office:value-type="float" office:value="1485.25156307059">
                <text:p>1485.251563070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.0299732685089">
                <text:p>50.0299732685089</text:p>
              </table:table-cell>
              <table:table-cell office:value-type="float" office:value="238034.987585508">
                <text:p>238034.9875855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.9946911334991">
                <text:p>50.9946911334991</text:p>
              </table:table-cell>
              <table:table-cell office:value-type="float" office:value="4643.84475770577">
                <text:p>4643.844757705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1.0130846500397">
                <text:p>51.0130846500397</text:p>
              </table:table-cell>
              <table:table-cell office:value-type="float" office:value="243564.083579613">
                <text:p>243564.0835796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1.0312893390656">
                <text:p>51.0312893390656</text:p>
              </table:table-cell>
              <table:table-cell office:value-type="float" office:value="246090.443711038">
                <text:p>246090.4437110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0.2027299404144">
                <text:p>60.2027299404144</text:p>
              </table:table-cell>
              <table:table-cell office:value-type="float" office:value="488.472879532263">
                <text:p>488.4728795322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0.3127808570862">
                <text:p>60.3127808570862</text:p>
              </table:table-cell>
              <table:table-cell office:value-type="float" office:value="40708.4296568144">
                <text:p>40708.42965681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0.3689858913422">
                <text:p>60.3689858913422</text:p>
              </table:table-cell>
              <table:table-cell office:value-type="float" office:value="79708.1624325001">
                <text:p>79708.16243250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.4251170158386">
                <text:p>60.4251170158386</text:p>
              </table:table-cell>
              <table:table-cell office:value-type="float" office:value="79813.1168792555">
                <text:p>79813.11687925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0.4812018871307">
                <text:p>60.4812018871307</text:p>
              </table:table-cell>
              <table:table-cell office:value-type="float" office:value="79878.938772387">
                <text:p>79878.9387723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0.537348985672">
                <text:p>60.537348985672</text:p>
              </table:table-cell>
              <table:table-cell office:value-type="float" office:value="79790.4097699344">
                <text:p>79790.40976993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0.5934779644012">
                <text:p>60.5934779644012</text:p>
              </table:table-cell>
              <table:table-cell office:value-type="float" office:value="79816.1680726525">
                <text:p>79816.16807265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0.649617433548">
                <text:p>60.649617433548</text:p>
              </table:table-cell>
              <table:table-cell office:value-type="float" office:value="79801.2533444319">
                <text:p>79801.25334443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0.7057151794434">
                <text:p>60.7057151794434</text:p>
              </table:table-cell>
              <table:table-cell office:value-type="float" office:value="79860.6063130336">
                <text:p>79860.60631303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.7618658542633">
                <text:p>60.7618658542633</text:p>
              </table:table-cell>
              <table:table-cell office:value-type="float" office:value="79785.3278587594">
                <text:p>79785.32785875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0.8179807662964">
                <text:p>60.8179807662964</text:p>
              </table:table-cell>
              <table:table-cell office:value-type="float" office:value="79836.176119441">
                <text:p>79836.1761194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.874133348465">
                <text:p>60.874133348465</text:p>
              </table:table-cell>
              <table:table-cell office:value-type="float" office:value="79782.6177708145">
                <text:p>79782.61777081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.9302558898926">
                <text:p>60.9302558898926</text:p>
              </table:table-cell>
              <table:table-cell office:value-type="float" office:value="79825.3230527411">
                <text:p>79825.32305274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.9864239692688">
                <text:p>60.9864239692688</text:p>
              </table:table-cell>
              <table:table-cell office:value-type="float" office:value="79760.6051293371">
                <text:p>79760.60512933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1.0426104068756">
                <text:p>61.0426104068756</text:p>
              </table:table-cell>
              <table:table-cell office:value-type="float" office:value="79734.5443281296">
                <text:p>79734.54432812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1.0986845493317">
                <text:p>61.0986845493317</text:p>
              </table:table-cell>
              <table:table-cell office:value-type="float" office:value="79894.2222524576">
                <text:p>79894.22225245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1.1548848152161">
                <text:p>61.1548848152161</text:p>
              </table:table-cell>
              <table:table-cell office:value-type="float" office:value="79714.9253566717">
                <text:p>79714.92535667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1.2100391387939">
                <text:p>61.2100391387939</text:p>
              </table:table-cell>
              <table:table-cell office:value-type="float" office:value="81226.6330068213">
                <text:p>81226.63300682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1.2629382610321">
                <text:p>61.2629382610321</text:p>
              </table:table-cell>
              <table:table-cell office:value-type="float" office:value="84689.4959774648">
                <text:p>84689.49597746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.3159737586975">
                <text:p>61.3159737586975</text:p>
              </table:table-cell>
              <table:table-cell office:value-type="float" office:value="84471.7254896672">
                <text:p>84471.72548966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.3686075210571">
                <text:p>61.3686075210571</text:p>
              </table:table-cell>
              <table:table-cell office:value-type="float" office:value="85116.4689575199">
                <text:p>85116.46895751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.4214906692505">
                <text:p>61.4214906692505</text:p>
              </table:table-cell>
              <table:table-cell office:value-type="float" office:value="84715.077544543">
                <text:p>84715.0775445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1.4743793010712">
                <text:p>61.4743793010712</text:p>
              </table:table-cell>
              <table:table-cell office:value-type="float" office:value="84706.2940707115">
                <text:p>84706.29407071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1.5271666049957">
                <text:p>61.5271666049957</text:p>
              </table:table-cell>
              <table:table-cell office:value-type="float" office:value="84868.8920806121">
                <text:p>84868.89208061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1.5800604820251">
                <text:p>61.5800604820251</text:p>
              </table:table-cell>
              <table:table-cell office:value-type="float" office:value="84697.8941911987">
                <text:p>84697.894191198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.6328196525574">
                <text:p>61.6328196525574</text:p>
              </table:table-cell>
              <table:table-cell office:value-type="float" office:value="84914.1477170023">
                <text:p>84914.14771700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.6857159137726">
                <text:p>61.6857159137726</text:p>
              </table:table-cell>
              <table:table-cell office:value-type="float" office:value="77434.5843335752">
                <text:p>77434.5843335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